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4071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0.4398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6217in"/>
    </style:style>
    <style:style style:name="co29" style:family="table-column">
      <style:table-column-properties fo:break-before="auto" style:column-width="0.6752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0.6646in"/>
    </style:style>
    <style:style style:name="co32" style:family="table-column">
      <style:table-column-properties fo:break-before="auto" style:column-width="0.7398in"/>
    </style:style>
    <style:style style:name="co33" style:family="table-column">
      <style:table-column-properties fo:break-before="auto" style:column-width="0.6429in"/>
    </style:style>
    <style:style style:name="co34" style:family="table-column">
      <style:table-column-properties fo:break-before="auto" style:column-width="0.7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8" style:family="table-cell" style:parent-style-name="Default" style:data-style-name="N3"/>
    <style:style style:name="ce19" style:family="table-cell" style:parent-style-name="Default" style:data-style-name="N122"/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2"/>
    <style:style style:name="ce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26" style:family="table-cell" style:parent-style-name="Default" style:data-style-name="N122">
      <style:table-cell-properties fo:border="none"/>
    </style:style>
    <style:style style:name="ce13" style:family="table-cell" style:parent-style-name="Default" style:data-style-name="N3"/>
    <style:style style:name="ce14" style:family="table-cell" style:parent-style-name="Default" style:data-style-name="N122"/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"/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32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2"/>
    <style:style style:name="ce34" style:family="table-cell" style:parent-style-name="Default" style:data-style-name="N122">
      <style:table-cell-properties fo:border="none"/>
    </style:style>
    <style:style style:name="ce35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3">
      <style:table-cell-properties fo:border="none"/>
    </style:style>
    <style:style style:name="ce12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 style:data-style-name="N1">
      <style:table-cell-properties fo:border="none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4" table:default-cell-style-name="ce14"/>
        <table:table-column table:style-name="co6" table:default-cell-style-name="ce14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14"/>
        <table:table-column table:style-name="co5" table:default-cell-style-name="ce14"/>
        <table:table-column table:style-name="co12" table:default-cell-style-name="ce14"/>
        <table:table-column table:style-name="co4" table:default-cell-style-name="ce14"/>
        <table:table-column table:style-name="co13" table:default-cell-style-name="ce14"/>
        <table:table-column table:style-name="co5" table:default-cell-style-name="ce14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4"/>
        <table:table-column table:style-name="co5" table:default-cell-style-name="ce14"/>
        <table:table-column table:style-name="co9" table:default-cell-style-name="ce14"/>
        <table:table-column table:style-name="co6" table:default-cell-style-name="ce14"/>
        <table:table-column table:style-name="co9" table:default-cell-style-name="ce14"/>
        <table:table-column table:style-name="co6" table:default-cell-style-name="ce14"/>
        <table:table-column table:style-name="co9" table:number-columns-repeated="2" table:default-cell-style-name="ce14"/>
        <table:table-column table:style-name="co11" table:default-cell-style-name="ce14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/>
          <table:table-cell office:value-type="string" calcext:value-type="string">
            <text:p>Total_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dramspeed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nvdimm_size</text:p>
          </table:table-cell>
          <table:table-cell office:value-type="string" calcext:value-type="string">
            <text:p>rows</text:p>
          </table:table-cell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  <table:table-cell/>
          <table:table-cell table:style-name="ce13" office:value-type="float" office:value="16000" calcext:value-type="float">
            <text:p>16,000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48656" calcext:value-type="float">
            <text:p>48,65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29" table:formula="of:=([.W8]*[.S8])/([.W8]+[.U8])" office:value-type="float" office:value="4732.79879584334" calcext:value-type="float">
            <text:p>4733</text:p>
          </table:table-cell>
          <table:table-cell table:style-name="ce29" table:formula="of:=[.X8]/(2*8)" office:value-type="float" office:value="295.799924740209" calcext:value-type="float">
            <text:p>296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8229" calcext:value-type="float">
            <text:p>0.4823</text:p>
          </table:table-cell>
          <table:table-cell office:value-type="float" office:value="0.421344" calcext:value-type="float">
            <text:p>0.4213</text:p>
          </table:table-cell>
          <table:table-cell office:value-type="float" office:value="0.535001" calcext:value-type="float">
            <text:p>0.5350</text:p>
          </table:table-cell>
          <table:table-cell office:value-type="float" office:value="0.33202" calcext:value-type="float">
            <text:p>0.3320</text:p>
          </table:table-cell>
          <table:table-cell office:value-type="float" office:value="0.271124" calcext:value-type="float">
            <text:p>0.2711</text:p>
          </table:table-cell>
          <table:table-cell office:value-type="float" office:value="0.861934" calcext:value-type="float">
            <text:p>0.8619</text:p>
          </table:table-cell>
          <table:table-cell office:value-type="float" office:value="0.52597" calcext:value-type="float">
            <text:p>0.5260</text:p>
          </table:table-cell>
          <table:table-cell office:value-type="float" office:value="0.421348" calcext:value-type="float">
            <text:p>0.4213</text:p>
          </table:table-cell>
          <table:table-cell office:value-type="float" office:value="0.861938" calcext:value-type="float">
            <text:p>0.8619</text:p>
          </table:table-cell>
          <table:table-cell/>
          <table:table-cell table:formula="of:=(([.B9]*([.A9]-[.C9])*8)/[.D9])/[.F9]" office:value-type="float" office:value="1492877729.1671" calcext:value-type="float">
            <text:p>1492877729.1671</text:p>
          </table:table-cell>
          <table:table-cell table:number-columns-repeated="2"/>
          <table:table-cell table:style-name="ce13" office:value-type="float" office:value="16000" calcext:value-type="float">
            <text:p>16,000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51955" calcext:value-type="float">
            <text:p>51,955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16933" calcext:value-type="float">
            <text:p>16,933</text:p>
          </table:table-cell>
          <table:table-cell table:style-name="ce29" table:formula="of:=([.W9]*[.S9])/([.W9]+[.U9])" office:value-type="float" office:value="3932.87655324585" calcext:value-type="float">
            <text:p>3933</text:p>
          </table:table-cell>
          <table:table-cell table:style-name="ce29" table:formula="of:=[.X9]/(2*8)" office:value-type="float" office:value="245.804784577866" calcext:value-type="float">
            <text:p>246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2802" calcext:value-type="float">
            <text:p>0.4628</text:p>
          </table:table-cell>
          <table:table-cell office:value-type="float" office:value="0.397683" calcext:value-type="float">
            <text:p>0.3977</text:p>
          </table:table-cell>
          <table:table-cell office:value-type="float" office:value="0.502006" calcext:value-type="float">
            <text:p>0.5020</text:p>
          </table:table-cell>
          <table:table-cell office:value-type="float" office:value="0.406315" calcext:value-type="float">
            <text:p>0.4063</text:p>
          </table:table-cell>
          <table:table-cell office:value-type="float" office:value="0.339126" calcext:value-type="float">
            <text:p>0.3391</text:p>
          </table:table-cell>
          <table:table-cell office:value-type="float" office:value="0.995334" calcext:value-type="float">
            <text:p>0.9953</text:p>
          </table:table-cell>
          <table:table-cell office:value-type="float" office:value="0.522592" calcext:value-type="float">
            <text:p>0.5226</text:p>
          </table:table-cell>
          <table:table-cell office:value-type="float" office:value="0.403953" calcext:value-type="float">
            <text:p>0.4040</text:p>
          </table:table-cell>
          <table:table-cell office:value-type="float" office:value="0.995338" calcext:value-type="float">
            <text:p>0.9953</text:p>
          </table:table-cell>
          <table:table-cell table:number-columns-repeated="4"/>
          <table:table-cell table:style-name="ce13" office:value-type="float" office:value="16000" calcext:value-type="float">
            <text:p>16,000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55367" calcext:value-type="float">
            <text:p>55,367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3416" calcext:value-type="float">
            <text:p>13,416</text:p>
          </table:table-cell>
          <table:table-cell table:style-name="ce29" table:formula="of:=([.W10]*[.S10])/([.W10]+[.U10])" office:value-type="float" office:value="3120.77112077112" calcext:value-type="float">
            <text:p>3121</text:p>
          </table:table-cell>
          <table:table-cell table:style-name="ce29" table:formula="of:=[.X10]/(2*8)" office:value-type="float" office:value="195.048195048195" calcext:value-type="float">
            <text:p>195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45027" calcext:value-type="float">
            <text:p>0.4450</text:p>
          </table:table-cell>
          <table:table-cell office:value-type="float" office:value="0.40453" calcext:value-type="float">
            <text:p>0.4045</text:p>
          </table:table-cell>
          <table:table-cell office:value-type="float" office:value="0.49013" calcext:value-type="float">
            <text:p>0.4901</text:p>
          </table:table-cell>
          <table:table-cell office:value-type="float" office:value="0.472788" calcext:value-type="float">
            <text:p>0.4728</text:p>
          </table:table-cell>
          <table:table-cell office:value-type="float" office:value="0.419543" calcext:value-type="float">
            <text:p>0.4195</text:p>
          </table:table-cell>
          <table:table-cell office:value-type="float" office:value="0.926098" calcext:value-type="float">
            <text:p>0.9261</text:p>
          </table:table-cell>
          <table:table-cell office:value-type="float" office:value="0.498559" calcext:value-type="float">
            <text:p>0.4986</text:p>
          </table:table-cell>
          <table:table-cell office:value-type="float" office:value="0.421786" calcext:value-type="float">
            <text:p>0.4218</text:p>
          </table:table-cell>
          <table:table-cell office:value-type="float" office:value="0.926102" calcext:value-type="float">
            <text:p>0.9261</text:p>
          </table:table-cell>
          <table:table-cell table:number-columns-repeated="4"/>
          <table:table-cell table:style-name="ce13" office:value-type="float" office:value="16000" calcext:value-type="float">
            <text:p>16,000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58423" calcext:value-type="float">
            <text:p>58,423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9979" calcext:value-type="float">
            <text:p>9,979</text:p>
          </table:table-cell>
          <table:table-cell table:style-name="ce29" table:formula="of:=([.W11]*[.S11])/([.W11]+[.U11])" office:value-type="float" office:value="2334.20075436391" calcext:value-type="float">
            <text:p>2334</text:p>
          </table:table-cell>
          <table:table-cell table:style-name="ce29" table:formula="of:=[.X11]/(2*8)" office:value-type="float" office:value="145.887547147744" calcext:value-type="float">
            <text:p>146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5247" calcext:value-type="float">
            <text:p>0.4452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509884" calcext:value-type="float">
            <text:p>0.5099</text:p>
          </table:table-cell>
          <table:table-cell office:value-type="float" office:value="0.582332" calcext:value-type="float">
            <text:p>0.5823</text:p>
          </table:table-cell>
          <table:table-cell office:value-type="float" office:value="0.524591" calcext:value-type="float">
            <text:p>0.5246</text:p>
          </table:table-cell>
          <table:table-cell office:value-type="float" office:value="1.042814" calcext:value-type="float">
            <text:p>1.0428</text:p>
          </table:table-cell>
          <table:table-cell office:value-type="float" office:value="0.582349" calcext:value-type="float">
            <text:p>0.5823</text:p>
          </table:table-cell>
          <table:table-cell office:value-type="float" office:value="0.524596" calcext:value-type="float">
            <text:p>0.5246</text:p>
          </table:table-cell>
          <table:table-cell office:value-type="float" office:value="1.042829" calcext:value-type="float">
            <text:p>1.0428</text:p>
          </table:table-cell>
          <table:table-cell table:number-columns-repeated="4"/>
          <table:table-cell table:style-name="ce13" office:value-type="float" office:value="16000" calcext:value-type="float">
            <text:p>16,000</text:p>
          </table:table-cell>
          <table:table-cell office:value-type="float" office:value="14" calcext:value-type="float">
            <text:p>14</text:p>
          </table:table-cell>
          <table:table-cell table:style-name="ce13" office:value-type="float" office:value="61872" calcext:value-type="float">
            <text:p>61,872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6500" calcext:value-type="float">
            <text:p>6,500</text:p>
          </table:table-cell>
          <table:table-cell table:style-name="ce29" table:formula="of:=([.W12]*[.S12])/([.W12]+[.U12])" office:value-type="float" office:value="1521.09050488504" calcext:value-type="float">
            <text:p>1521</text:p>
          </table:table-cell>
          <table:table-cell table:style-name="ce29" table:formula="of:=[.X12]/(2*8)" office:value-type="float" office:value="95.068156555315" calcext:value-type="float">
            <text:p>95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43958" calcext:value-type="float">
            <text:p>0.4440</text:p>
          </table:table-cell>
          <table:table-cell office:value-type="float" office:value="0.381449" calcext:value-type="float">
            <text:p>0.3814</text:p>
          </table:table-cell>
          <table:table-cell office:value-type="float" office:value="0.480679" calcext:value-type="float">
            <text:p>0.4807</text:p>
          </table:table-cell>
          <table:table-cell office:value-type="float" office:value="0.813401" calcext:value-type="float">
            <text:p>0.8134</text:p>
          </table:table-cell>
          <table:table-cell office:value-type="float" office:value="0.738049" calcext:value-type="float">
            <text:p>0.7380</text:p>
          </table:table-cell>
          <table:table-cell office:value-type="float" office:value="1.380034" calcext:value-type="float">
            <text:p>1.3800</text:p>
          </table:table-cell>
          <table:table-cell office:value-type="float" office:value="0.813422" calcext:value-type="float">
            <text:p>0.8134</text:p>
          </table:table-cell>
          <table:table-cell office:value-type="float" office:value="0.738067" calcext:value-type="float">
            <text:p>0.7381</text:p>
          </table:table-cell>
          <table:table-cell office:value-type="float" office:value="1.380056" calcext:value-type="float">
            <text:p>1.3801</text:p>
          </table:table-cell>
          <table:table-cell table:number-columns-repeated="4"/>
          <table:table-cell table:style-name="ce13" office:value-type="float" office:value="16000" calcext:value-type="float">
            <text:p>16,000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64447" calcext:value-type="float">
            <text:p>64,44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248" calcext:value-type="float">
            <text:p>3,248</text:p>
          </table:table-cell>
          <table:table-cell table:style-name="ce29" table:formula="of:=([.W13]*[.S13])/([.W13]+[.U13])" office:value-type="float" office:value="767.678558239161" calcext:value-type="float">
            <text:p>768</text:p>
          </table:table-cell>
          <table:table-cell table:style-name="ce29" table:formula="of:=[.X13]/(2*8)" office:value-type="float" office:value="47.9799098899476" calcext:value-type="float">
            <text:p>48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695" calcext:value-type="float">
            <text:p>0.4367</text:p>
          </table:table-cell>
          <table:table-cell office:value-type="float" office:value="0.372929" calcext:value-type="float">
            <text:p>0.3729</text:p>
          </table:table-cell>
          <table:table-cell office:value-type="float" office:value="0.459016" calcext:value-type="float">
            <text:p>0.4590</text:p>
          </table:table-cell>
          <table:table-cell office:value-type="float" office:value="1.296412" calcext:value-type="float">
            <text:p>1.2964</text:p>
          </table:table-cell>
          <table:table-cell office:value-type="float" office:value="1.186399" calcext:value-type="float">
            <text:p>1.1864</text:p>
          </table:table-cell>
          <table:table-cell office:value-type="float" office:value="2.207948" calcext:value-type="float">
            <text:p>2.2079</text:p>
          </table:table-cell>
          <table:table-cell office:value-type="float" office:value="1.296439" calcext:value-type="float">
            <text:p>1.2964</text:p>
          </table:table-cell>
          <table:table-cell office:value-type="float" office:value="1.186428" calcext:value-type="float">
            <text:p>1.1864</text:p>
          </table:table-cell>
          <table:table-cell office:value-type="float" office:value="2.207979" calcext:value-type="float">
            <text:p>2.208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29268" calcext:value-type="float">
            <text:p>0.4293</text:p>
          </table:table-cell>
          <table:table-cell office:value-type="float" office:value="0.380113" calcext:value-type="float">
            <text:p>0.3801</text:p>
          </table:table-cell>
          <table:table-cell office:value-type="float" office:value="0.522082" calcext:value-type="float">
            <text:p>0.5221</text:p>
          </table:table-cell>
          <table:table-cell office:value-type="float" office:value="0.660421" calcext:value-type="float">
            <text:p>0.6604</text:p>
          </table:table-cell>
          <table:table-cell office:value-type="float" office:value="0.532103" calcext:value-type="float">
            <text:p>0.5321</text:p>
          </table:table-cell>
          <table:table-cell office:value-type="float" office:value="1.767057" calcext:value-type="float">
            <text:p>1.7671</text:p>
          </table:table-cell>
          <table:table-cell office:value-type="float" office:value="0.660425" calcext:value-type="float">
            <text:p>0.6604</text:p>
          </table:table-cell>
          <table:table-cell office:value-type="float" office:value="0.532108" calcext:value-type="float">
            <text:p>0.5321</text:p>
          </table:table-cell>
          <table:table-cell office:value-type="float" office:value="1.767061" calcext:value-type="float">
            <text:p>1.7671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22478" calcext:value-type="float">
            <text:p>0.4225</text:p>
          </table:table-cell>
          <table:table-cell office:value-type="float" office:value="0.351268" calcext:value-type="float">
            <text:p>0.3513</text:p>
          </table:table-cell>
          <table:table-cell office:value-type="float" office:value="0.481671" calcext:value-type="float">
            <text:p>0.4817</text:p>
          </table:table-cell>
          <table:table-cell office:value-type="float" office:value="0.769749" calcext:value-type="float">
            <text:p>0.7697</text:p>
          </table:table-cell>
          <table:table-cell office:value-type="float" office:value="0.623844" calcext:value-type="float">
            <text:p>0.6238</text:p>
          </table:table-cell>
          <table:table-cell office:value-type="float" office:value="2.015083" calcext:value-type="float">
            <text:p>2.0151</text:p>
          </table:table-cell>
          <table:table-cell office:value-type="float" office:value="0.769755" calcext:value-type="float">
            <text:p>0.7698</text:p>
          </table:table-cell>
          <table:table-cell office:value-type="float" office:value="0.623848" calcext:value-type="float">
            <text:p>0.6238</text:p>
          </table:table-cell>
          <table:table-cell office:value-type="float" office:value="2.015087" calcext:value-type="float">
            <text:p>2.0151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629" calcext:value-type="float">
            <text:p>0.4146</text:p>
          </table:table-cell>
          <table:table-cell office:value-type="float" office:value="0.341483" calcext:value-type="float">
            <text:p>0.3415</text:p>
          </table:table-cell>
          <table:table-cell office:value-type="float" office:value="0.451942" calcext:value-type="float">
            <text:p>0.4519</text:p>
          </table:table-cell>
          <table:table-cell office:value-type="float" office:value="0.861067" calcext:value-type="float">
            <text:p>0.8611</text:p>
          </table:table-cell>
          <table:table-cell office:value-type="float" office:value="0.757112" calcext:value-type="float">
            <text:p>0.7571</text:p>
          </table:table-cell>
          <table:table-cell office:value-type="float" office:value="1.737005" calcext:value-type="float">
            <text:p>1.7370</text:p>
          </table:table-cell>
          <table:table-cell office:value-type="float" office:value="0.861074" calcext:value-type="float">
            <text:p>0.8611</text:p>
          </table:table-cell>
          <table:table-cell office:value-type="float" office:value="0.757116" calcext:value-type="float">
            <text:p>0.7571</text:p>
          </table:table-cell>
          <table:table-cell office:value-type="float" office:value="1.737009" calcext:value-type="float">
            <text:p>1.7370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6971" calcext:value-type="float">
            <text:p>0.3970</text:p>
          </table:table-cell>
          <table:table-cell office:value-type="float" office:value="0.335853" calcext:value-type="float">
            <text:p>0.3359</text:p>
          </table:table-cell>
          <table:table-cell office:value-type="float" office:value="0.427849" calcext:value-type="float">
            <text:p>0.4278</text:p>
          </table:table-cell>
          <table:table-cell office:value-type="float" office:value="1.074973" calcext:value-type="float">
            <text:p>1.0750</text:p>
          </table:table-cell>
          <table:table-cell office:value-type="float" office:value="0.95974" calcext:value-type="float">
            <text:p>0.9597</text:p>
          </table:table-cell>
          <table:table-cell office:value-type="float" office:value="1.988889" calcext:value-type="float">
            <text:p>1.9889</text:p>
          </table:table-cell>
          <table:table-cell office:value-type="float" office:value="1.074983" calcext:value-type="float">
            <text:p>1.0750</text:p>
          </table:table-cell>
          <table:table-cell office:value-type="float" office:value="0.959745" calcext:value-type="float">
            <text:p>0.9597</text:p>
          </table:table-cell>
          <table:table-cell office:value-type="float" office:value="1.988905" calcext:value-type="float">
            <text:p>1.9889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0157" calcext:value-type="float">
            <text:p>0.3902</text:p>
          </table:table-cell>
          <table:table-cell office:value-type="float" office:value="0.338921" calcext:value-type="float">
            <text:p>0.3389</text:p>
          </table:table-cell>
          <table:table-cell office:value-type="float" office:value="0.409532" calcext:value-type="float">
            <text:p>0.4095</text:p>
          </table:table-cell>
          <table:table-cell office:value-type="float" office:value="1.554771" calcext:value-type="float">
            <text:p>1.5548</text:p>
          </table:table-cell>
          <table:table-cell office:value-type="float" office:value="1.376846" calcext:value-type="float">
            <text:p>1.3768</text:p>
          </table:table-cell>
          <table:table-cell office:value-type="float" office:value="2.85694" calcext:value-type="float">
            <text:p>2.8569</text:p>
          </table:table-cell>
          <table:table-cell office:value-type="float" office:value="1.554799" calcext:value-type="float">
            <text:p>1.5548</text:p>
          </table:table-cell>
          <table:table-cell office:value-type="float" office:value="1.376878" calcext:value-type="float">
            <text:p>1.3769</text:p>
          </table:table-cell>
          <table:table-cell office:value-type="float" office:value="2.856958" calcext:value-type="float">
            <text:p>2.8570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217" calcext:value-type="float">
            <text:p>0.3812</text:p>
          </table:table-cell>
          <table:table-cell office:value-type="float" office:value="0.327251" calcext:value-type="float">
            <text:p>0.3273</text:p>
          </table:table-cell>
          <table:table-cell office:value-type="float" office:value="0.393667" calcext:value-type="float">
            <text:p>0.3937</text:p>
          </table:table-cell>
          <table:table-cell office:value-type="float" office:value="2.495783" calcext:value-type="float">
            <text:p>2.4958</text:p>
          </table:table-cell>
          <table:table-cell office:value-type="float" office:value="2.285954" calcext:value-type="float">
            <text:p>2.2860</text:p>
          </table:table-cell>
          <table:table-cell office:value-type="float" office:value="4.225005" calcext:value-type="float">
            <text:p>4.2250</text:p>
          </table:table-cell>
          <table:table-cell office:value-type="float" office:value="2.495813" calcext:value-type="float">
            <text:p>2.4958</text:p>
          </table:table-cell>
          <table:table-cell office:value-type="float" office:value="2.285985" calcext:value-type="float">
            <text:p>2.2860</text:p>
          </table:table-cell>
          <table:table-cell office:value-type="float" office:value="4.225038" calcext:value-type="float">
            <text:p>4.225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8745" calcext:value-type="float">
            <text:p>0.4187</text:p>
          </table:table-cell>
          <table:table-cell office:value-type="float" office:value="0.333711" calcext:value-type="float">
            <text:p>0.3337</text:p>
          </table:table-cell>
          <table:table-cell office:value-type="float" office:value="0.45044" calcext:value-type="float">
            <text:p>0.4504</text:p>
          </table:table-cell>
          <table:table-cell office:value-type="float" office:value="0.960691" calcext:value-type="float">
            <text:p>0.9607</text:p>
          </table:table-cell>
          <table:table-cell office:value-type="float" office:value="0.767156" calcext:value-type="float">
            <text:p>0.7672</text:p>
          </table:table-cell>
          <table:table-cell office:value-type="float" office:value="2.59843" calcext:value-type="float">
            <text:p>2.5984</text:p>
          </table:table-cell>
          <table:table-cell office:value-type="float" office:value="0.960696" calcext:value-type="float">
            <text:p>0.9607</text:p>
          </table:table-cell>
          <table:table-cell office:value-type="float" office:value="0.76716" calcext:value-type="float">
            <text:p>0.7672</text:p>
          </table:table-cell>
          <table:table-cell office:value-type="float" office:value="2.598434" calcext:value-type="float">
            <text:p>2.5984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85963" calcext:value-type="float">
            <text:p>0.3860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418895" calcext:value-type="float">
            <text:p>0.4189</text:p>
          </table:table-cell>
          <table:table-cell office:value-type="float" office:value="1.109495" calcext:value-type="float">
            <text:p>1.1095</text:p>
          </table:table-cell>
          <table:table-cell office:value-type="float" office:value="0.894088" calcext:value-type="float">
            <text:p>0.8941</text:p>
          </table:table-cell>
          <table:table-cell office:value-type="float" office:value="2.952174" calcext:value-type="float">
            <text:p>2.9522</text:p>
          </table:table-cell>
          <table:table-cell office:value-type="float" office:value="1.109501" calcext:value-type="float">
            <text:p>1.1095</text:p>
          </table:table-cell>
          <table:table-cell office:value-type="float" office:value="0.894092" calcext:value-type="float">
            <text:p>0.8941</text:p>
          </table:table-cell>
          <table:table-cell office:value-type="float" office:value="2.952179" calcext:value-type="float">
            <text:p>2.9522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1575" calcext:value-type="float">
            <text:p>0.3716</text:p>
          </table:table-cell>
          <table:table-cell office:value-type="float" office:value="0.314747" calcext:value-type="float">
            <text:p>0.3147</text:p>
          </table:table-cell>
          <table:table-cell office:value-type="float" office:value="0.402082" calcext:value-type="float">
            <text:p>0.4021</text:p>
          </table:table-cell>
          <table:table-cell office:value-type="float" office:value="1.255442" calcext:value-type="float">
            <text:p>1.2554</text:p>
          </table:table-cell>
          <table:table-cell office:value-type="float" office:value="1.097309" calcext:value-type="float">
            <text:p>1.0973</text:p>
          </table:table-cell>
          <table:table-cell office:value-type="float" office:value="2.59364" calcext:value-type="float">
            <text:p>2.5936</text:p>
          </table:table-cell>
          <table:table-cell office:value-type="float" office:value="1.255453" calcext:value-type="float">
            <text:p>1.2555</text:p>
          </table:table-cell>
          <table:table-cell office:value-type="float" office:value="1.097312" calcext:value-type="float">
            <text:p>1.0973</text:p>
          </table:table-cell>
          <table:table-cell office:value-type="float" office:value="2.593645" calcext:value-type="float">
            <text:p>2.5936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55335" calcext:value-type="float">
            <text:p>0.3553</text:p>
          </table:table-cell>
          <table:table-cell office:value-type="float" office:value="0.299442" calcext:value-type="float">
            <text:p>0.2994</text:p>
          </table:table-cell>
          <table:table-cell office:value-type="float" office:value="0.3754" calcext:value-type="float">
            <text:p>0.3754</text:p>
          </table:table-cell>
          <table:table-cell office:value-type="float" office:value="1.594969" calcext:value-type="float">
            <text:p>1.5950</text:p>
          </table:table-cell>
          <table:table-cell office:value-type="float" office:value="1.426236" calcext:value-type="float">
            <text:p>1.4262</text:p>
          </table:table-cell>
          <table:table-cell office:value-type="float" office:value="2.972178" calcext:value-type="float">
            <text:p>2.9722</text:p>
          </table:table-cell>
          <table:table-cell office:value-type="float" office:value="1.594994" calcext:value-type="float">
            <text:p>1.5950</text:p>
          </table:table-cell>
          <table:table-cell office:value-type="float" office:value="1.426241" calcext:value-type="float">
            <text:p>1.4262</text:p>
          </table:table-cell>
          <table:table-cell office:value-type="float" office:value="2.9722" calcext:value-type="float">
            <text:p>2.9722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8612" calcext:value-type="float">
            <text:p>0.3586</text:p>
          </table:table-cell>
          <table:table-cell office:value-type="float" office:value="0.293913" calcext:value-type="float">
            <text:p>0.2939</text:p>
          </table:table-cell>
          <table:table-cell office:value-type="float" office:value="0.446684" calcext:value-type="float">
            <text:p>0.4467</text:p>
          </table:table-cell>
          <table:table-cell office:value-type="float" office:value="2.275674" calcext:value-type="float">
            <text:p>2.2757</text:p>
          </table:table-cell>
          <table:table-cell office:value-type="float" office:value="2.053533" calcext:value-type="float">
            <text:p>2.0535</text:p>
          </table:table-cell>
          <table:table-cell office:value-type="float" office:value="4.048176" calcext:value-type="float">
            <text:p>4.0482</text:p>
          </table:table-cell>
          <table:table-cell office:value-type="float" office:value="2.275708" calcext:value-type="float">
            <text:p>2.2757</text:p>
          </table:table-cell>
          <table:table-cell office:value-type="float" office:value="2.053569" calcext:value-type="float">
            <text:p>2.0536</text:p>
          </table:table-cell>
          <table:table-cell office:value-type="float" office:value="4.048203" calcext:value-type="float">
            <text:p>4.0482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3995" calcext:value-type="float">
            <text:p>0.3440</text:p>
          </table:table-cell>
          <table:table-cell office:value-type="float" office:value="0.289898" calcext:value-type="float">
            <text:p>0.2899</text:p>
          </table:table-cell>
          <table:table-cell office:value-type="float" office:value="0.457045" calcext:value-type="float">
            <text:p>0.4570</text:p>
          </table:table-cell>
          <table:table-cell office:value-type="float" office:value="3.678468" calcext:value-type="float">
            <text:p>3.6785</text:p>
          </table:table-cell>
          <table:table-cell office:value-type="float" office:value="3.372556" calcext:value-type="float">
            <text:p>3.3726</text:p>
          </table:table-cell>
          <table:table-cell office:value-type="float" office:value="5.9822" calcext:value-type="float">
            <text:p>5.9822</text:p>
          </table:table-cell>
          <table:table-cell office:value-type="float" office:value="3.678505" calcext:value-type="float">
            <text:p>3.6785</text:p>
          </table:table-cell>
          <table:table-cell office:value-type="float" office:value="3.372594" calcext:value-type="float">
            <text:p>3.3726</text:p>
          </table:table-cell>
          <table:table-cell office:value-type="float" office:value="5.982254" calcext:value-type="float">
            <text:p>5.982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5933" calcext:value-type="float">
            <text:p>0.3859</text:p>
          </table:table-cell>
          <table:table-cell office:value-type="float" office:value="0.328464" calcext:value-type="float">
            <text:p>0.3285</text:p>
          </table:table-cell>
          <table:table-cell office:value-type="float" office:value="0.493472" calcext:value-type="float">
            <text:p>0.4935</text:p>
          </table:table-cell>
          <table:table-cell office:value-type="float" office:value="1.258738" calcext:value-type="float">
            <text:p>1.2587</text:p>
          </table:table-cell>
          <table:table-cell office:value-type="float" office:value="0.99474" calcext:value-type="float">
            <text:p>0.9947</text:p>
          </table:table-cell>
          <table:table-cell office:value-type="float" office:value="1.059105" calcext:value-type="float">
            <text:p>1.0591</text:p>
          </table:table-cell>
          <table:table-cell office:value-type="float" office:value="1.258743" calcext:value-type="float">
            <text:p>1.2587</text:p>
          </table:table-cell>
          <table:table-cell office:value-type="float" office:value="0.994744" calcext:value-type="float">
            <text:p>0.9947</text:p>
          </table:table-cell>
          <table:table-cell office:value-type="float" office:value="1.059109" calcext:value-type="float">
            <text:p>1.0591</text:p>
          </table:table-cell>
          <table:table-cell table:formula="of:=((([.A36]-[.C36])*[.B36]*8*2)/[.D36])/1000000/[.F36]" office:value-type="float" office:value="2487.47839650924" calcext:value-type="float">
            <text:p>2487.47839650924</text:p>
          </table:table-cell>
          <table:table-cell table:style-name="ce13" table:formula="of:=((([.A36]-[.C36])*[.B36]*8*2)/1000000)/[.F36]" office:value-type="float" office:value="24874.7839650924" calcext:value-type="float">
            <text:p>24,875</text:p>
          </table:table-cell>
          <table:table-cell table:style-name="ce13" table:formula="of:=(([.C36]*[.B36]*8*2)/1000000)/[.I36]" office:value-type="float" office:value="5084.45760754025" calcext:value-type="float">
            <text:p>5,084</text:p>
          </table:table-cell>
          <table:table-cell table:number-columns-repeated="8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52225" calcext:value-type="float">
            <text:p>0.3522</text:p>
          </table:table-cell>
          <table:table-cell office:value-type="float" office:value="0.302078" calcext:value-type="float">
            <text:p>0.3021</text:p>
          </table:table-cell>
          <table:table-cell office:value-type="float" office:value="0.496881" calcext:value-type="float">
            <text:p>0.4969</text:p>
          </table:table-cell>
          <table:table-cell office:value-type="float" office:value="1.466674" calcext:value-type="float">
            <text:p>1.4667</text:p>
          </table:table-cell>
          <table:table-cell office:value-type="float" office:value="1.186769" calcext:value-type="float">
            <text:p>1.1868</text:p>
          </table:table-cell>
          <table:table-cell office:value-type="float" office:value="1.209703" calcext:value-type="float">
            <text:p>1.2097</text:p>
          </table:table-cell>
          <table:table-cell office:value-type="float" office:value="1.466681" calcext:value-type="float">
            <text:p>1.4667</text:p>
          </table:table-cell>
          <table:table-cell office:value-type="float" office:value="1.186773" calcext:value-type="float">
            <text:p>1.1868</text:p>
          </table:table-cell>
          <table:table-cell office:value-type="float" office:value="1.209706" calcext:value-type="float">
            <text:p>1.2097</text:p>
          </table:table-cell>
          <table:table-cell/>
          <table:table-cell table:style-name="ce13" table:formula="of:=((([.A37]-[.C37])*[.B37]*8*2)/1000000)/[.F37]" office:value-type="float" office:value="27255.3055575271" calcext:value-type="float">
            <text:p>27,255</text:p>
          </table:table-cell>
          <table:table-cell table:style-name="ce13" table:formula="of:=(([.C37]*[.B37]*8*2)/1000000)/[.I37]" office:value-type="float" office:value="4363.61454556364" calcext:value-type="float">
            <text:p>4,364</text:p>
          </table:table-cell>
          <table:table-cell table:number-columns-repeated="8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17543" calcext:value-type="float">
            <text:p>0.3175</text:p>
          </table:table-cell>
          <table:table-cell office:value-type="float" office:value="0.271598" calcext:value-type="float">
            <text:p>0.2716</text:p>
          </table:table-cell>
          <table:table-cell office:value-type="float" office:value="0.426752" calcext:value-type="float">
            <text:p>0.4268</text:p>
          </table:table-cell>
          <table:table-cell office:value-type="float" office:value="1.673906" calcext:value-type="float">
            <text:p>1.6739</text:p>
          </table:table-cell>
          <table:table-cell office:value-type="float" office:value="1.44917" calcext:value-type="float">
            <text:p>1.4492</text:p>
          </table:table-cell>
          <table:table-cell office:value-type="float" office:value="1.512534" calcext:value-type="float">
            <text:p>1.5125</text:p>
          </table:table-cell>
          <table:table-cell office:value-type="float" office:value="1.673921" calcext:value-type="float">
            <text:p>1.6739</text:p>
          </table:table-cell>
          <table:table-cell office:value-type="float" office:value="1.449174" calcext:value-type="float">
            <text:p>1.4492</text:p>
          </table:table-cell>
          <table:table-cell office:value-type="float" office:value="1.512551" calcext:value-type="float">
            <text:p>1.5126</text:p>
          </table:table-cell>
          <table:table-cell/>
          <table:table-cell table:style-name="ce13" table:formula="of:=((([.A38]-[.C38])*[.B38]*8*2)/1000000)/[.F38]" office:value-type="float" office:value="30232.1260427722" calcext:value-type="float">
            <text:p>30,232</text:p>
          </table:table-cell>
          <table:table-cell table:style-name="ce13" table:formula="of:=(([.C38]*[.B38]*8*2)/1000000)/[.I38]" office:value-type="float" office:value="3823.39271141868" calcext:value-type="float">
            <text:p>3,823</text:p>
          </table:table-cell>
          <table:table-cell table:number-columns-repeated="8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24151" calcext:value-type="float">
            <text:p>0.3242</text:p>
          </table:table-cell>
          <table:table-cell office:value-type="float" office:value="0.289754" calcext:value-type="float">
            <text:p>0.2898</text:p>
          </table:table-cell>
          <table:table-cell office:value-type="float" office:value="0.405931" calcext:value-type="float">
            <text:p>0.4059</text:p>
          </table:table-cell>
          <table:table-cell office:value-type="float" office:value="2.102725" calcext:value-type="float">
            <text:p>2.1027</text:p>
          </table:table-cell>
          <table:table-cell office:value-type="float" office:value="1.885169" calcext:value-type="float">
            <text:p>1.8852</text:p>
          </table:table-cell>
          <table:table-cell office:value-type="float" office:value="1.93797" calcext:value-type="float">
            <text:p>1.9380</text:p>
          </table:table-cell>
          <table:table-cell office:value-type="float" office:value="2.102758" calcext:value-type="float">
            <text:p>2.1028</text:p>
          </table:table-cell>
          <table:table-cell office:value-type="float" office:value="1.885197" calcext:value-type="float">
            <text:p>1.8852</text:p>
          </table:table-cell>
          <table:table-cell office:value-type="float" office:value="1.938" calcext:value-type="float">
            <text:p>1.9380</text:p>
          </table:table-cell>
          <table:table-cell/>
          <table:table-cell table:style-name="ce13" table:formula="of:=((([.A39]-[.C39])*[.B39]*8*2)/1000000)/[.F39]" office:value-type="float" office:value="29615.8271916483" calcext:value-type="float">
            <text:p>29,616</text:p>
          </table:table-cell>
          <table:table-cell table:style-name="ce13" table:formula="of:=(([.C39]*[.B39]*8*2)/1000000)/[.I39]" office:value-type="float" office:value="3043.66952406996" calcext:value-type="float">
            <text:p>3,044</text:p>
          </table:table-cell>
          <table:table-cell table:number-columns-repeated="8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6564" calcext:value-type="float">
            <text:p>0.2966</text:p>
          </table:table-cell>
          <table:table-cell office:value-type="float" office:value="0.283059" calcext:value-type="float">
            <text:p>0.2831</text:p>
          </table:table-cell>
          <table:table-cell office:value-type="float" office:value="0.402321" calcext:value-type="float">
            <text:p>0.4023</text:p>
          </table:table-cell>
          <table:table-cell office:value-type="float" office:value="3.007181" calcext:value-type="float">
            <text:p>3.0072</text:p>
          </table:table-cell>
          <table:table-cell office:value-type="float" office:value="2.725667" calcext:value-type="float">
            <text:p>2.7257</text:p>
          </table:table-cell>
          <table:table-cell office:value-type="float" office:value="2.808247" calcext:value-type="float">
            <text:p>2.8082</text:p>
          </table:table-cell>
          <table:table-cell office:value-type="float" office:value="3.007215" calcext:value-type="float">
            <text:p>3.0072</text:p>
          </table:table-cell>
          <table:table-cell office:value-type="float" office:value="2.725717" calcext:value-type="float">
            <text:p>2.7257</text:p>
          </table:table-cell>
          <table:table-cell office:value-type="float" office:value="2.808299" calcext:value-type="float">
            <text:p>2.8083</text:p>
          </table:table-cell>
          <table:table-cell/>
          <table:table-cell table:style-name="ce13" table:formula="of:=((([.A40]-[.C40])*[.B40]*8*2)/1000000)/[.F40]" office:value-type="float" office:value="32370.7530246422" calcext:value-type="float">
            <text:p>32,371</text:p>
          </table:table-cell>
          <table:table-cell table:style-name="ce13" table:formula="of:=(([.C40]*[.B40]*8*2)/1000000)/[.I40]" office:value-type="float" office:value="2128.23903848821" calcext:value-type="float">
            <text:p>2,128</text:p>
          </table:table-cell>
          <table:table-cell table:number-columns-repeated="8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2996" calcext:value-type="float">
            <text:p>0.2930</text:p>
          </table:table-cell>
          <table:table-cell office:value-type="float" office:value="0.277499" calcext:value-type="float">
            <text:p>0.2775</text:p>
          </table:table-cell>
          <table:table-cell office:value-type="float" office:value="0.390247" calcext:value-type="float">
            <text:p>0.3902</text:p>
          </table:table-cell>
          <table:table-cell office:value-type="float" office:value="4.965856" calcext:value-type="float">
            <text:p>4.9659</text:p>
          </table:table-cell>
          <table:table-cell office:value-type="float" office:value="4.570393" calcext:value-type="float">
            <text:p>4.5704</text:p>
          </table:table-cell>
          <table:table-cell office:value-type="float" office:value="5.060664" calcext:value-type="float">
            <text:p>5.0607</text:p>
          </table:table-cell>
          <table:table-cell office:value-type="float" office:value="4.965897" calcext:value-type="float">
            <text:p>4.9659</text:p>
          </table:table-cell>
          <table:table-cell office:value-type="float" office:value="4.570426" calcext:value-type="float">
            <text:p>4.5704</text:p>
          </table:table-cell>
          <table:table-cell office:value-type="float" office:value="5.060702" calcext:value-type="float">
            <text:p>5.0607</text:p>
          </table:table-cell>
          <table:table-cell/>
          <table:table-cell table:style-name="ce13" table:formula="of:=((([.A41]-[.C41])*[.B41]*8*2)/1000000)/[.F41]" office:value-type="float" office:value="32764.9524225587" calcext:value-type="float">
            <text:p>32,765</text:p>
          </table:table-cell>
          <table:table-cell table:style-name="ce13" table:formula="of:=(([.C41]*[.B41]*8*2)/1000000)/[.I41]" office:value-type="float" office:value="1288.80096402312" calcext:value-type="float">
            <text:p>1,289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3" table:formula="of:=[.A41]*[.B41]*8" office:value-type="float" office:value="8000000000" calcext:value-type="float">
            <text:p>8,000,000,000</text:p>
          </table:table-cell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0402" calcext:value-type="float">
            <text:p>0.4040</text:p>
          </table:table-cell>
          <table:table-cell office:value-type="float" office:value="0.369215" calcext:value-type="float">
            <text:p>0.3692</text:p>
          </table:table-cell>
          <table:table-cell office:value-type="float" office:value="0.430865" calcext:value-type="float">
            <text:p>0.4309</text:p>
          </table:table-cell>
          <table:table-cell office:value-type="float" office:value="0.930453" calcext:value-type="float">
            <text:p>0.9305</text:p>
          </table:table-cell>
          <table:table-cell office:value-type="float" office:value="0.745159" calcext:value-type="float">
            <text:p>0.7452</text:p>
          </table:table-cell>
          <table:table-cell office:value-type="float" office:value="0.792525" calcext:value-type="float">
            <text:p>0.7925</text:p>
          </table:table-cell>
          <table:table-cell office:value-type="float" office:value="0.930457" calcext:value-type="float">
            <text:p>0.9305</text:p>
          </table:table-cell>
          <table:table-cell office:value-type="float" office:value="0.745163" calcext:value-type="float">
            <text:p>0.7452</text:p>
          </table:table-cell>
          <table:table-cell office:value-type="float" office:value="0.792529" calcext:value-type="float">
            <text:p>0.7925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775" calcext:value-type="float">
            <text:p>0.4078</text:p>
          </table:table-cell>
          <table:table-cell office:value-type="float" office:value="0.343676" calcext:value-type="float">
            <text:p>0.3437</text:p>
          </table:table-cell>
          <table:table-cell office:value-type="float" office:value="0.441707" calcext:value-type="float">
            <text:p>0.4417</text:p>
          </table:table-cell>
          <table:table-cell office:value-type="float" office:value="0.915747" calcext:value-type="float">
            <text:p>0.9157</text:p>
          </table:table-cell>
          <table:table-cell office:value-type="float" office:value="0.743139" calcext:value-type="float">
            <text:p>0.7431</text:p>
          </table:table-cell>
          <table:table-cell office:value-type="float" office:value="0.787164" calcext:value-type="float">
            <text:p>0.7872</text:p>
          </table:table-cell>
          <table:table-cell office:value-type="float" office:value="0.91575" calcext:value-type="float">
            <text:p>0.9158</text:p>
          </table:table-cell>
          <table:table-cell office:value-type="float" office:value="0.743142" calcext:value-type="float">
            <text:p>0.7431</text:p>
          </table:table-cell>
          <table:table-cell office:value-type="float" office:value="0.787168" calcext:value-type="float">
            <text:p>0.787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1998" calcext:value-type="float">
            <text:p>0.4120</text:p>
          </table:table-cell>
          <table:table-cell office:value-type="float" office:value="0.364633" calcext:value-type="float">
            <text:p>0.3646</text:p>
          </table:table-cell>
          <table:table-cell office:value-type="float" office:value="0.45221" calcext:value-type="float">
            <text:p>0.4522</text:p>
          </table:table-cell>
          <table:table-cell office:value-type="float" office:value="0.839153" calcext:value-type="float">
            <text:p>0.8392</text:p>
          </table:table-cell>
          <table:table-cell office:value-type="float" office:value="0.72504" calcext:value-type="float">
            <text:p>0.7250</text:p>
          </table:table-cell>
          <table:table-cell office:value-type="float" office:value="0.824281" calcext:value-type="float">
            <text:p>0.8243</text:p>
          </table:table-cell>
          <table:table-cell office:value-type="float" office:value="0.839157" calcext:value-type="float">
            <text:p>0.8392</text:p>
          </table:table-cell>
          <table:table-cell office:value-type="float" office:value="0.725043" calcext:value-type="float">
            <text:p>0.7250</text:p>
          </table:table-cell>
          <table:table-cell office:value-type="float" office:value="0.824297" calcext:value-type="float">
            <text:p>0.8243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38109" calcext:value-type="float">
            <text:p>0.4381</text:p>
          </table:table-cell>
          <table:table-cell office:value-type="float" office:value="0.381505" calcext:value-type="float">
            <text:p>0.3815</text:p>
          </table:table-cell>
          <table:table-cell office:value-type="float" office:value="0.486827" calcext:value-type="float">
            <text:p>0.4868</text:p>
          </table:table-cell>
          <table:table-cell office:value-type="float" office:value="0.809172" calcext:value-type="float">
            <text:p>0.8092</text:p>
          </table:table-cell>
          <table:table-cell office:value-type="float" office:value="0.724297" calcext:value-type="float">
            <text:p>0.7243</text:p>
          </table:table-cell>
          <table:table-cell office:value-type="float" office:value="0.772345" calcext:value-type="float">
            <text:p>0.7723</text:p>
          </table:table-cell>
          <table:table-cell office:value-type="float" office:value="0.809181" calcext:value-type="float">
            <text:p>0.8092</text:p>
          </table:table-cell>
          <table:table-cell office:value-type="float" office:value="0.724299" calcext:value-type="float">
            <text:p>0.7243</text:p>
          </table:table-cell>
          <table:table-cell office:value-type="float" office:value="0.77236" calcext:value-type="float">
            <text:p>0.7724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917" calcext:value-type="float">
            <text:p>0.4359</text:p>
          </table:table-cell>
          <table:table-cell office:value-type="float" office:value="0.408705" calcext:value-type="float">
            <text:p>0.4087</text:p>
          </table:table-cell>
          <table:table-cell office:value-type="float" office:value="0.47521" calcext:value-type="float">
            <text:p>0.4752</text:p>
          </table:table-cell>
          <table:table-cell office:value-type="float" office:value="0.767477" calcext:value-type="float">
            <text:p>0.7675</text:p>
          </table:table-cell>
          <table:table-cell office:value-type="float" office:value="0.690212" calcext:value-type="float">
            <text:p>0.6902</text:p>
          </table:table-cell>
          <table:table-cell office:value-type="float" office:value="0.763219" calcext:value-type="float">
            <text:p>0.7632</text:p>
          </table:table-cell>
          <table:table-cell office:value-type="float" office:value="0.767497" calcext:value-type="float">
            <text:p>0.7675</text:p>
          </table:table-cell>
          <table:table-cell office:value-type="float" office:value="0.690236" calcext:value-type="float">
            <text:p>0.6902</text:p>
          </table:table-cell>
          <table:table-cell office:value-type="float" office:value="0.763234" calcext:value-type="float">
            <text:p>0.763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45927" calcext:value-type="float">
            <text:p>0.4459</text:p>
          </table:table-cell>
          <table:table-cell office:value-type="float" office:value="0.391237" calcext:value-type="float">
            <text:p>0.3912</text:p>
          </table:table-cell>
          <table:table-cell office:value-type="float" office:value="0.472202" calcext:value-type="float">
            <text:p>0.4722</text:p>
          </table:table-cell>
          <table:table-cell office:value-type="float" office:value="0.657114" calcext:value-type="float">
            <text:p>0.6571</text:p>
          </table:table-cell>
          <table:table-cell office:value-type="float" office:value="0.601449" calcext:value-type="float">
            <text:p>0.6014</text:p>
          </table:table-cell>
          <table:table-cell office:value-type="float" office:value="0.644059" calcext:value-type="float">
            <text:p>0.6441</text:p>
          </table:table-cell>
          <table:table-cell office:value-type="float" office:value="0.657138" calcext:value-type="float">
            <text:p>0.6571</text:p>
          </table:table-cell>
          <table:table-cell office:value-type="float" office:value="0.601492" calcext:value-type="float">
            <text:p>0.6015</text:p>
          </table:table-cell>
          <table:table-cell office:value-type="float" office:value="0.644075" calcext:value-type="float">
            <text:p>0.6441</text:p>
          </table:table-cell>
          <table:table-cell table:number-columns-repeated="11"/>
        </table:table-row>
      </table:table>
      <table:table table:name="11.9.21" table:style-name="ta1">
        <table:table-column table:style-name="co25" table:default-cell-style-name="ce14"/>
        <table:table-column table:style-name="co8" table:default-cell-style-name="ce14"/>
        <table:table-column table:style-name="co13" table:default-cell-style-name="ce14"/>
        <table:table-column table:style-name="co11" table:number-columns-repeated="2" table:default-cell-style-name="ce14"/>
        <table:table-column table:style-name="co25" table:default-cell-style-name="ce14"/>
        <table:table-column table:style-name="co10" table:default-cell-style-name="ce14"/>
        <table:table-column table:style-name="co5" table:default-cell-style-name="ce14"/>
        <table:table-column table:style-name="co9" table:default-cell-style-name="ce14"/>
        <table:table-column table:style-name="co5" table:default-cell-style-name="ce14"/>
        <table:table-column table:style-name="co11" table:default-cell-style-name="ce14"/>
        <table:table-column table:style-name="co13" table:default-cell-style-name="ce14"/>
        <table:table-column table:style-name="co27" table:default-cell-style-name="ce14"/>
        <table:table-column table:style-name="co19" table:default-cell-style-name="ce14"/>
        <table:table-column table:style-name="co7" table:default-cell-style-name="ce14"/>
        <table:table-column table:style-name="co10" table:default-cell-style-name="ce14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48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0.412181" calcext:value-type="float">
            <text:p>0.4122</text:p>
          </table:table-cell>
          <table:table-cell table:style-name="ce31" office:value-type="float" office:value="0.344506" calcext:value-type="float">
            <text:p>0.3445</text:p>
          </table:table-cell>
          <table:table-cell table:style-name="ce31" office:value-type="float" office:value="0.454533" calcext:value-type="float">
            <text:p>0.4545</text:p>
          </table:table-cell>
          <table:table-cell table:style-name="ce31" office:value-type="float" office:value="0.913746" calcext:value-type="float">
            <text:p>0.9137</text:p>
          </table:table-cell>
          <table:table-cell table:style-name="ce31" office:value-type="float" office:value="0.714304" calcext:value-type="float">
            <text:p>0.7143</text:p>
          </table:table-cell>
          <table:table-cell table:style-name="ce31" office:value-type="float" office:value="0.756822" calcext:value-type="float">
            <text:p>0.7568</text:p>
          </table:table-cell>
          <table:table-cell table:style-name="ce31" office:value-type="float" office:value="0.91375" calcext:value-type="float">
            <text:p>0.9138</text:p>
          </table:table-cell>
          <table:table-cell table:style-name="ce31" office:value-type="float" office:value="0.714308" calcext:value-type="float">
            <text:p>0.7143</text:p>
          </table:table-cell>
          <table:table-cell table:style-name="ce31" office:value-type="float" office:value="0.756837" calcext:value-type="float">
            <text:p>0.7568</text:p>
          </table:table-cell>
          <table:table-cell table:style-name="Default" table:number-columns-repeated="2"/>
        </table:table-row>
        <table:table-row table:style-name="ro1">
          <table:table-cell office:value-type="float" office:value="0.307752" calcext:value-type="float">
            <text:p>0.3078</text:p>
          </table:table-cell>
          <table:table-cell office:value-type="float" office:value="0.308982" calcext:value-type="float">
            <text:p>0.3090</text:p>
          </table:table-cell>
          <table:table-cell office:value-type="float" office:value="0.29651" calcext:value-type="float">
            <text:p>0.2965</text:p>
          </table:table-cell>
          <table:table-cell office:value-type="float" office:value="0.314828" calcext:value-type="float">
            <text:p>0.3148</text:p>
          </table:table-cell>
          <table:table-cell office:value-type="float" office:value="0.31732" calcext:value-type="float">
            <text:p>0.3173</text:p>
          </table:table-cell>
          <table:table-cell office:value-type="float" office:value="0.317275" calcext:value-type="float">
            <text:p>0.3173</text:p>
          </table:table-cell>
          <table:table-cell office:value-type="float" office:value="0.315623" calcext:value-type="float">
            <text:p>0.3156</text:p>
          </table:table-cell>
          <table:table-cell office:value-type="float" office:value="0.314664" calcext:value-type="float">
            <text:p>0.3147</text:p>
          </table:table-cell>
          <table:table-cell office:value-type="float" office:value="0.315035" calcext:value-type="float">
            <text:p>0.3150</text:p>
          </table:table-cell>
          <table:table-cell table:style-name="ce32" office:value-type="float" office:value="0.335744" calcext:value-type="float">
            <text:p>0.3357</text:p>
          </table:table-cell>
          <table:table-cell office:value-type="float" office:value="2.46299" calcext:value-type="float">
            <text:p>2.4630</text:p>
          </table:table-cell>
          <table:table-cell office:value-type="float" office:value="2.622454" calcext:value-type="float">
            <text:p>2.6225</text:p>
          </table:table-cell>
          <table:table-cell office:value-type="float" office:value="2.630677" calcext:value-type="float">
            <text:p>2.6307</text:p>
          </table:table-cell>
          <table:table-cell office:value-type="float" office:value="2.628644" calcext:value-type="float">
            <text:p>2.6286</text:p>
          </table:table-cell>
          <table:table-cell office:value-type="float" office:value="2.632105" calcext:value-type="float">
            <text:p>2.6321</text:p>
          </table:table-cell>
          <table:table-cell office:value-type="float" office:value="2.607829" calcext:value-type="float">
            <text:p>2.6078</text:p>
          </table:table-cell>
        </table:table-row>
        <table:table-row table:style-name="ro1">
          <table:table-cell office:value-type="float" office:value="0.4292" calcext:value-type="float">
            <text:p>0.4292</text:p>
          </table:table-cell>
          <table:table-cell office:value-type="float" office:value="0.347993" calcext:value-type="float">
            <text:p>0.3480</text:p>
          </table:table-cell>
          <table:table-cell office:value-type="float" office:value="0.264692" calcext:value-type="float">
            <text:p>0.2647</text:p>
          </table:table-cell>
          <table:table-cell office:value-type="float" office:value="0.286235" calcext:value-type="float">
            <text:p>0.2862</text:p>
          </table:table-cell>
          <table:table-cell office:value-type="float" office:value="0.313968" calcext:value-type="float">
            <text:p>0.3140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44398" calcext:value-type="float">
            <text:p>0.4440</text:p>
          </table:table-cell>
          <table:table-cell office:value-type="float" office:value="0.446714" calcext:value-type="float">
            <text:p>0.4467</text:p>
          </table:table-cell>
          <table:table-cell office:value-type="float" office:value="0.447314" calcext:value-type="float">
            <text:p>0.4473</text:p>
          </table:table-cell>
          <table:table-cell table:style-name="ce32" office:value-type="float" office:value="0.454533" calcext:value-type="float">
            <text:p>0.4545</text:p>
          </table:table-cell>
          <table:table-cell office:value-type="float" office:value="0.697598" calcext:value-type="float">
            <text:p>0.6976</text:p>
          </table:table-cell>
          <table:table-cell office:value-type="float" office:value="0.756822" calcext:value-type="float">
            <text:p>0.7568</text:p>
          </table:table-cell>
          <table:table-cell office:value-type="float" office:value="0.755795" calcext:value-type="float">
            <text:p>0.7558</text:p>
          </table:table-cell>
          <table:table-cell office:value-type="float" office:value="0.755637" calcext:value-type="float">
            <text:p>0.7556</text:p>
          </table:table-cell>
          <table:table-cell office:value-type="float" office:value="0.756166" calcext:value-type="float">
            <text:p>0.7562</text:p>
          </table:table-cell>
          <table:table-cell office:value-type="float" office:value="0.742671" calcext:value-type="float">
            <text:p>0.7427</text:p>
          </table:table-cell>
        </table:table-row>
        <table:table-row table:style-name="ro1">
          <table:table-cell office:value-type="float" office:value="0.330051" calcext:value-type="float">
            <text:p>0.3301</text:p>
          </table:table-cell>
          <table:table-cell office:value-type="float" office:value="0.330966" calcext:value-type="float">
            <text:p>0.3310</text:p>
          </table:table-cell>
          <table:table-cell office:value-type="float" office:value="0.320187" calcext:value-type="float">
            <text:p>0.3202</text:p>
          </table:table-cell>
          <table:table-cell office:value-type="float" office:value="0.340234" calcext:value-type="float">
            <text:p>0.3402</text:p>
          </table:table-cell>
          <table:table-cell office:value-type="float" office:value="0.339703" calcext:value-type="float">
            <text:p>0.3397</text:p>
          </table:table-cell>
          <table:table-cell office:value-type="float" office:value="0.340624" calcext:value-type="float">
            <text:p>0.3406</text:p>
          </table:table-cell>
          <table:table-cell office:value-type="float" office:value="0.336964" calcext:value-type="float">
            <text:p>0.3370</text:p>
          </table:table-cell>
          <table:table-cell office:value-type="float" office:value="0.337984" calcext:value-type="float">
            <text:p>0.3380</text:p>
          </table:table-cell>
          <table:table-cell office:value-type="float" office:value="0.338101" calcext:value-type="float">
            <text:p>0.3381</text:p>
          </table:table-cell>
          <table:table-cell table:style-name="ce32" office:value-type="float" office:value="0.344506" calcext:value-type="float">
            <text:p>0.3445</text:p>
          </table:table-cell>
          <table:table-cell office:value-type="float" office:value="0.666141" calcext:value-type="float">
            <text:p>0.6661</text:p>
          </table:table-cell>
          <table:table-cell office:value-type="float" office:value="0.723364" calcext:value-type="float">
            <text:p>0.7234</text:p>
          </table:table-cell>
          <table:table-cell office:value-type="float" office:value="0.719636" calcext:value-type="float">
            <text:p>0.7196</text:p>
          </table:table-cell>
          <table:table-cell office:value-type="float" office:value="0.723285" calcext:value-type="float">
            <text:p>0.7233</text:p>
          </table:table-cell>
          <table:table-cell office:value-type="float" office:value="0.719191" calcext:value-type="float">
            <text:p>0.7192</text:p>
          </table:table-cell>
          <table:table-cell office:value-type="float" office:value="0.707568" calcext:value-type="float">
            <text:p>0.7076</text:p>
          </table:table-cell>
        </table:table-row>
        <table:table-row table:style-name="ro1">
          <table:table-cell office:value-type="float" office:value="0.316522" calcext:value-type="float">
            <text:p>0.3165</text:p>
          </table:table-cell>
          <table:table-cell office:value-type="float" office:value="0.317191" calcext:value-type="float">
            <text:p>0.3172</text:p>
          </table:table-cell>
          <table:table-cell office:value-type="float" office:value="0.327503" calcext:value-type="float">
            <text:p>0.3275</text:p>
          </table:table-cell>
          <table:table-cell office:value-type="float" office:value="0.412567" calcext:value-type="float">
            <text:p>0.4126</text:p>
          </table:table-cell>
          <table:table-cell office:value-type="float" office:value="0.436" calcext:value-type="float">
            <text:p>0.4360</text:p>
          </table:table-cell>
          <table:table-cell office:value-type="float" office:value="0.327451" calcext:value-type="float">
            <text:p>0.3275</text:p>
          </table:table-cell>
          <table:table-cell office:value-type="float" office:value="0.32345" calcext:value-type="float">
            <text:p>0.3235</text:p>
          </table:table-cell>
          <table:table-cell office:value-type="float" office:value="0.324662" calcext:value-type="float">
            <text:p>0.3247</text:p>
          </table:table-cell>
          <table:table-cell office:value-type="float" office:value="0.324874" calcext:value-type="float">
            <text:p>0.3249</text:p>
          </table:table-cell>
          <table:table-cell table:style-name="ce32" office:value-type="float" office:value="0.331147" calcext:value-type="float">
            <text:p>0.3311</text:p>
          </table:table-cell>
          <table:table-cell office:value-type="float" office:value="0.657609" calcext:value-type="float">
            <text:p>0.6576</text:p>
          </table:table-cell>
          <table:table-cell office:value-type="float" office:value="0.715191" calcext:value-type="float">
            <text:p>0.7152</text:p>
          </table:table-cell>
          <table:table-cell office:value-type="float" office:value="0.716216" calcext:value-type="float">
            <text:p>0.7162</text:p>
          </table:table-cell>
          <table:table-cell office:value-type="float" office:value="0.716393" calcext:value-type="float">
            <text:p>0.7164</text:p>
          </table:table-cell>
          <table:table-cell office:value-type="float" office:value="0.720391" calcext:value-type="float">
            <text:p>0.7204</text:p>
          </table:table-cell>
          <table:table-cell office:value-type="float" office:value="0.703834" calcext:value-type="float">
            <text:p>0.7038</text:p>
          </table:table-cell>
        </table:table-row>
        <table:table-row table:style-name="ro1">
          <table:table-cell office:value-type="float" office:value="0.415199" calcext:value-type="float">
            <text:p>0.4152</text:p>
          </table:table-cell>
          <table:table-cell office:value-type="float" office:value="0.448537" calcext:value-type="float">
            <text:p>0.4485</text:p>
          </table:table-cell>
          <table:table-cell office:value-type="float" office:value="0.422441" calcext:value-type="float">
            <text:p>0.4224</text:p>
          </table:table-cell>
          <table:table-cell office:value-type="float" office:value="0.365714" calcext:value-type="float">
            <text:p>0.3657</text:p>
          </table:table-cell>
          <table:table-cell office:value-type="float" office:value="0.313242" calcext:value-type="float">
            <text:p>0.3132</text:p>
          </table:table-cell>
          <table:table-cell office:value-type="float" office:value="0.319245" calcext:value-type="float">
            <text:p>0.3192</text:p>
          </table:table-cell>
          <table:table-cell office:value-type="float" office:value="0.310284" calcext:value-type="float">
            <text:p>0.3103</text:p>
          </table:table-cell>
          <table:table-cell office:value-type="float" office:value="0.311317" calcext:value-type="float">
            <text:p>0.3113</text:p>
          </table:table-cell>
          <table:table-cell office:value-type="float" office:value="0.311456" calcext:value-type="float">
            <text:p>0.3115</text:p>
          </table:table-cell>
          <table:table-cell table:style-name="ce32" office:value-type="float" office:value="0.317415" calcext:value-type="float">
            <text:p>0.3174</text:p>
          </table:table-cell>
          <table:table-cell office:value-type="float" office:value="0.661315" calcext:value-type="float">
            <text:p>0.6613</text:p>
          </table:table-cell>
          <table:table-cell office:value-type="float" office:value="0.717951" calcext:value-type="float">
            <text:p>0.7180</text:p>
          </table:table-cell>
          <table:table-cell office:value-type="float" office:value="0.715518" calcext:value-type="float">
            <text:p>0.7155</text:p>
          </table:table-cell>
          <table:table-cell office:value-type="float" office:value="0.715924" calcext:value-type="float">
            <text:p>0.7159</text:p>
          </table:table-cell>
          <table:table-cell office:value-type="float" office:value="0.715989" calcext:value-type="float">
            <text:p>0.7160</text:p>
          </table:table-cell>
          <table:table-cell office:value-type="float" office:value="0.704956" calcext:value-type="float">
            <text:p>0.7050</text:p>
          </table:table-cell>
        </table:table-row>
        <table:table-row table:style-name="ro1">
          <table:table-cell office:value-type="float" office:value="0.358697" calcext:value-type="float">
            <text:p>0.3587</text:p>
          </table:table-cell>
          <table:table-cell office:value-type="float" office:value="0.325499" calcext:value-type="float">
            <text:p>0.3255</text:p>
          </table:table-cell>
          <table:table-cell office:value-type="float" office:value="0.314451" calcext:value-type="float">
            <text:p>0.3145</text:p>
          </table:table-cell>
          <table:table-cell office:value-type="float" office:value="0.335214" calcext:value-type="float">
            <text:p>0.3352</text:p>
          </table:table-cell>
          <table:table-cell office:value-type="float" office:value="0.334816" calcext:value-type="float">
            <text:p>0.3348</text:p>
          </table:table-cell>
          <table:table-cell office:value-type="float" office:value="0.335733" calcext:value-type="float">
            <text:p>0.3357</text:p>
          </table:table-cell>
          <table:table-cell office:value-type="float" office:value="0.332" calcext:value-type="float">
            <text:p>0.3320</text:p>
          </table:table-cell>
          <table:table-cell office:value-type="float" office:value="0.332894" calcext:value-type="float">
            <text:p>0.3329</text:p>
          </table:table-cell>
          <table:table-cell office:value-type="float" office:value="0.333144" calcext:value-type="float">
            <text:p>0.3331</text:p>
          </table:table-cell>
          <table:table-cell table:style-name="ce32" office:value-type="float" office:value="0.385457" calcext:value-type="float">
            <text:p>0.3855</text:p>
          </table:table-cell>
          <table:table-cell office:value-type="float" office:value="0.656541" calcext:value-type="float">
            <text:p>0.6565</text:p>
          </table:table-cell>
          <table:table-cell office:value-type="float" office:value="0.713876" calcext:value-type="float">
            <text:p>0.7139</text:p>
          </table:table-cell>
          <table:table-cell office:value-type="float" office:value="0.711376" calcext:value-type="float">
            <text:p>0.7114</text:p>
          </table:table-cell>
          <table:table-cell office:value-type="float" office:value="0.711925" calcext:value-type="float">
            <text:p>0.7119</text:p>
          </table:table-cell>
          <table:table-cell office:value-type="float" office:value="0.714377" calcext:value-type="float">
            <text:p>0.7144</text:p>
          </table:table-cell>
          <table:table-cell office:value-type="float" office:value="0.698829" calcext:value-type="float">
            <text:p>0.6988</text:p>
          </table:table-cell>
        </table:table-row>
        <table:table-row table:style-name="ro1">
          <table:table-cell office:value-type="float" office:value="0.315875" calcext:value-type="float">
            <text:p>0.3159</text:p>
          </table:table-cell>
          <table:table-cell office:value-type="float" office:value="0.316553" calcext:value-type="float">
            <text:p>0.3166</text:p>
          </table:table-cell>
          <table:table-cell office:value-type="float" office:value="0.305646" calcext:value-type="float">
            <text:p>0.3056</text:p>
          </table:table-cell>
          <table:table-cell office:value-type="float" office:value="0.326191" calcext:value-type="float">
            <text:p>0.3262</text:p>
          </table:table-cell>
          <table:table-cell office:value-type="float" office:value="0.325637" calcext:value-type="float">
            <text:p>0.3256</text:p>
          </table:table-cell>
          <table:table-cell office:value-type="float" office:value="0.326237" calcext:value-type="float">
            <text:p>0.3262</text:p>
          </table:table-cell>
          <table:table-cell office:value-type="float" office:value="0.322423" calcext:value-type="float">
            <text:p>0.3224</text:p>
          </table:table-cell>
          <table:table-cell office:value-type="float" office:value="0.35453" calcext:value-type="float">
            <text:p>0.3545</text:p>
          </table:table-cell>
          <table:table-cell office:value-type="float" office:value="0.42397" calcext:value-type="float">
            <text:p>0.4240</text:p>
          </table:table-cell>
          <table:table-cell table:style-name="ce32" office:value-type="float" office:value="0.404002" calcext:value-type="float">
            <text:p>0.4040</text:p>
          </table:table-cell>
          <table:table-cell office:value-type="float" office:value="0.663436" calcext:value-type="float">
            <text:p>0.6634</text:p>
          </table:table-cell>
          <table:table-cell office:value-type="float" office:value="0.723041" calcext:value-type="float">
            <text:p>0.7230</text:p>
          </table:table-cell>
          <table:table-cell office:value-type="float" office:value="0.717886" calcext:value-type="float">
            <text:p>0.7179</text:p>
          </table:table-cell>
          <table:table-cell office:value-type="float" office:value="0.717531" calcext:value-type="float">
            <text:p>0.7175</text:p>
          </table:table-cell>
          <table:table-cell office:value-type="float" office:value="0.71849" calcext:value-type="float">
            <text:p>0.7185</text:p>
          </table:table-cell>
          <table:table-cell office:value-type="float" office:value="0.709808" calcext:value-type="float">
            <text:p>0.7098</text:p>
          </table:table-cell>
        </table:table-row>
        <table:table-row table:style-name="ro1">
          <table:table-cell office:value-type="float" office:value="0.316259" calcext:value-type="float">
            <text:p>0.3163</text:p>
          </table:table-cell>
          <table:table-cell office:value-type="float" office:value="0.316884" calcext:value-type="float">
            <text:p>0.3169</text:p>
          </table:table-cell>
          <table:table-cell office:value-type="float" office:value="0.306191" calcext:value-type="float">
            <text:p>0.3062</text:p>
          </table:table-cell>
          <table:table-cell office:value-type="float" office:value="0.326434" calcext:value-type="float">
            <text:p>0.3264</text:p>
          </table:table-cell>
          <table:table-cell office:value-type="float" office:value="0.325705" calcext:value-type="float">
            <text:p>0.3257</text:p>
          </table:table-cell>
          <table:table-cell office:value-type="float" office:value="0.326958" calcext:value-type="float">
            <text:p>0.3270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16465" calcext:value-type="float">
            <text:p>0.4165</text:p>
          </table:table-cell>
          <table:table-cell office:value-type="float" office:value="0.347854" calcext:value-type="float">
            <text:p>0.3479</text:p>
          </table:table-cell>
          <table:table-cell table:style-name="ce32" office:value-type="float" office:value="0.33052" calcext:value-type="float">
            <text:p>0.3305</text:p>
          </table:table-cell>
          <table:table-cell office:value-type="float" office:value="0.656109" calcext:value-type="float">
            <text:p>0.6561</text:p>
          </table:table-cell>
          <table:table-cell office:value-type="float" office:value="0.711664" calcext:value-type="float">
            <text:p>0.7117</text:p>
          </table:table-cell>
          <table:table-cell office:value-type="float" office:value="0.714304" calcext:value-type="float">
            <text:p>0.7143</text:p>
          </table:table-cell>
          <table:table-cell office:value-type="float" office:value="0.714144" calcext:value-type="float">
            <text:p>0.7141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01081" calcext:value-type="float">
            <text:p>0.7011</text:p>
          </table:table-cell>
        </table:table-row>
        <table:table-row table:style-name="ro1">
          <table:table-cell office:value-type="float" office:value="0.314644" calcext:value-type="float">
            <text:p>0.3146</text:p>
          </table:table-cell>
          <table:table-cell office:value-type="float" office:value="0.315274" calcext:value-type="float">
            <text:p>0.3153</text:p>
          </table:table-cell>
          <table:table-cell office:value-type="float" office:value="0.304407" calcext:value-type="float">
            <text:p>0.3044</text:p>
          </table:table-cell>
          <table:table-cell office:value-type="float" office:value="0.336394" calcext:value-type="float">
            <text:p>0.3364</text:p>
          </table:table-cell>
          <table:table-cell office:value-type="float" office:value="0.386962" calcext:value-type="float">
            <text:p>0.3870</text:p>
          </table:table-cell>
          <table:table-cell office:value-type="float" office:value="0.439001" calcext:value-type="float">
            <text:p>0.4390</text:p>
          </table:table-cell>
          <table:table-cell office:value-type="float" office:value="0.374726" calcext:value-type="float">
            <text:p>0.3747</text:p>
          </table:table-cell>
          <table:table-cell office:value-type="float" office:value="0.322198" calcext:value-type="float">
            <text:p>0.3222</text:p>
          </table:table-cell>
          <table:table-cell office:value-type="float" office:value="0.324957" calcext:value-type="float">
            <text:p>0.3250</text:p>
          </table:table-cell>
          <table:table-cell table:style-name="ce32" office:value-type="float" office:value="0.328634" calcext:value-type="float">
            <text:p>0.3286</text:p>
          </table:table-cell>
          <table:table-cell office:value-type="float" office:value="0.659172" calcext:value-type="float">
            <text:p>0.6592</text:p>
          </table:table-cell>
          <table:table-cell office:value-type="float" office:value="0.714835" calcext:value-type="float">
            <text:p>0.7148</text:p>
          </table:table-cell>
          <table:table-cell office:value-type="float" office:value="0.716891" calcext:value-type="float">
            <text:p>0.7169</text:p>
          </table:table-cell>
          <table:table-cell office:value-type="float" office:value="0.716945" calcext:value-type="float">
            <text:p>0.7169</text:p>
          </table:table-cell>
          <table:table-cell office:value-type="float" office:value="0.715354" calcext:value-type="float">
            <text:p>0.7154</text:p>
          </table:table-cell>
          <table:table-cell office:value-type="float" office:value="0.701918" calcext:value-type="float">
            <text:p>0.7019</text:p>
          </table:table-cell>
        </table:table-row>
        <table:table-row table:style-name="ro1">
          <table:table-cell office:value-type="float" office:value="0.311983" calcext:value-type="float">
            <text:p>0.3120</text:p>
          </table:table-cell>
          <table:table-cell office:value-type="float" office:value="0.323904" calcext:value-type="float">
            <text:p>0.3239</text:p>
          </table:table-cell>
          <table:table-cell office:value-type="float" office:value="0.375938" calcext:value-type="float">
            <text:p>0.3759</text:p>
          </table:table-cell>
          <table:table-cell office:value-type="float" office:value="0.437596" calcext:value-type="float">
            <text:p>0.4376</text:p>
          </table:table-cell>
          <table:table-cell office:value-type="float" office:value="0.384587" calcext:value-type="float">
            <text:p>0.3846</text:p>
          </table:table-cell>
          <table:table-cell office:value-type="float" office:value="0.334426" calcext:value-type="float">
            <text:p>0.3344</text:p>
          </table:table-cell>
          <table:table-cell office:value-type="float" office:value="0.31965" calcext:value-type="float">
            <text:p>0.3197</text:p>
          </table:table-cell>
          <table:table-cell office:value-type="float" office:value="0.32044" calcext:value-type="float">
            <text:p>0.3204</text:p>
          </table:table-cell>
          <table:table-cell office:value-type="float" office:value="0.320921" calcext:value-type="float">
            <text:p>0.3209</text:p>
          </table:table-cell>
          <table:table-cell table:style-name="ce32" office:value-type="float" office:value="0.327" calcext:value-type="float">
            <text:p>0.3270</text:p>
          </table:table-cell>
          <table:table-cell office:value-type="float" office:value="0.658482" calcext:value-type="float">
            <text:p>0.6585</text:p>
          </table:table-cell>
          <table:table-cell office:value-type="float" office:value="0.714665" calcext:value-type="float">
            <text:p>0.7147</text:p>
          </table:table-cell>
          <table:table-cell office:value-type="float" office:value="0.712929" calcext:value-type="float">
            <text:p>0.7129</text:p>
          </table:table-cell>
          <table:table-cell office:value-type="float" office:value="0.713115" calcext:value-type="float">
            <text:p>0.7131</text:p>
          </table:table-cell>
          <table:table-cell office:value-type="float" office:value="0.718155" calcext:value-type="float">
            <text:p>0.7182</text:p>
          </table:table-cell>
          <table:table-cell office:value-type="float" office:value="0.702842" calcext:value-type="float">
            <text:p>0.7028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0.40448" calcext:value-type="float">
            <text:p>0.4045</text:p>
          </table:table-cell>
          <table:table-cell table:style-name="ce31" office:value-type="float" office:value="0.347546" calcext:value-type="float">
            <text:p>0.3475</text:p>
          </table:table-cell>
          <table:table-cell table:style-name="ce31" office:value-type="float" office:value="0.451621" calcext:value-type="float">
            <text:p>0.4516</text:p>
          </table:table-cell>
          <table:table-cell table:style-name="ce31" office:value-type="float" office:value="0.897281" calcext:value-type="float">
            <text:p>0.8973</text:p>
          </table:table-cell>
          <table:table-cell table:style-name="ce31" office:value-type="float" office:value="0.712794" calcext:value-type="float">
            <text:p>0.7128</text:p>
          </table:table-cell>
          <table:table-cell table:style-name="ce31" office:value-type="float" office:value="0.756096" calcext:value-type="float">
            <text:p>0.7561</text:p>
          </table:table-cell>
          <table:table-cell table:style-name="ce31" office:value-type="float" office:value="0.897287" calcext:value-type="float">
            <text:p>0.8973</text:p>
          </table:table-cell>
          <table:table-cell table:style-name="ce31" office:value-type="float" office:value="0.712798" calcext:value-type="float">
            <text:p>0.7128</text:p>
          </table:table-cell>
          <table:table-cell table:style-name="ce31" office:value-type="float" office:value="0.756119" calcext:value-type="float">
            <text:p>0.7561</text:p>
          </table:table-cell>
          <table:table-cell table:style-name="Default" table:number-columns-repeated="2"/>
        </table:table-row>
        <table:table-row table:style-name="ro1">
          <table:table-cell office:value-type="float" office:value="0.319023" calcext:value-type="float">
            <text:p>0.3190</text:p>
          </table:table-cell>
          <table:table-cell office:value-type="float" office:value="0.323633" calcext:value-type="float">
            <text:p>0.3236</text:p>
          </table:table-cell>
          <table:table-cell office:value-type="float" office:value="0.32467" calcext:value-type="float">
            <text:p>0.3247</text:p>
          </table:table-cell>
          <table:table-cell office:value-type="float" office:value="0.321757" calcext:value-type="float">
            <text:p>0.3218</text:p>
          </table:table-cell>
          <table:table-cell office:value-type="float" office:value="0.317068" calcext:value-type="float">
            <text:p>0.3171</text:p>
          </table:table-cell>
          <table:table-cell office:value-type="float" office:value="0.32352" calcext:value-type="float">
            <text:p>0.3235</text:p>
          </table:table-cell>
          <table:table-cell office:value-type="float" office:value="0.319086" calcext:value-type="float">
            <text:p>0.3191</text:p>
          </table:table-cell>
          <table:table-cell office:value-type="float" office:value="0.313949" calcext:value-type="float">
            <text:p>0.3139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314849" calcext:value-type="float">
            <text:p>0.3148</text:p>
          </table:table-cell>
          <table:table-cell table:style-name="ce32" office:value-type="float" office:value="0.335085" calcext:value-type="float">
            <text:p>0.3351</text:p>
          </table:table-cell>
          <table:table-cell office:value-type="float" office:value="2.327595" calcext:value-type="float">
            <text:p>2.3276</text:p>
          </table:table-cell>
          <table:table-cell office:value-type="float" office:value="2.4411" calcext:value-type="float">
            <text:p>2.4411</text:p>
          </table:table-cell>
          <table:table-cell office:value-type="float" office:value="2.435803" calcext:value-type="float">
            <text:p>2.4358</text:p>
          </table:table-cell>
          <table:table-cell office:value-type="float" office:value="2.433038" calcext:value-type="float">
            <text:p>2.4330</text:p>
          </table:table-cell>
          <table:table-cell office:value-type="float" office:value="2.419085" calcext:value-type="float">
            <text:p>2.4191</text:p>
          </table:table-cell>
        </table:table-row>
        <table:table-row table:style-name="ro1">
          <table:table-cell office:value-type="float" office:value="0.449411" calcext:value-type="float">
            <text:p>0.4494</text:p>
          </table:table-cell>
          <table:table-cell office:value-type="float" office:value="0.450909" calcext:value-type="float">
            <text:p>0.4509</text:p>
          </table:table-cell>
          <table:table-cell office:value-type="float" office:value="0.451621" calcext:value-type="float">
            <text:p>0.4516</text:p>
          </table:table-cell>
          <table:table-cell office:value-type="float" office:value="0.39603" calcext:value-type="float">
            <text:p>0.3960</text:p>
          </table:table-cell>
          <table:table-cell office:value-type="float" office:value="0.294608" calcext:value-type="float">
            <text:p>0.2946</text:p>
          </table:table-cell>
          <table:table-cell office:value-type="float" office:value="0.301405" calcext:value-type="float">
            <text:p>0.3014</text:p>
          </table:table-cell>
          <table:table-cell office:value-type="float" office:value="0.296624" calcext:value-type="float">
            <text:p>0.2966</text:p>
          </table:table-cell>
          <table:table-cell office:value-type="float" office:value="0.291119" calcext:value-type="float">
            <text:p>0.2911</text:p>
          </table:table-cell>
          <table:table-cell office:value-type="float" office:value="0.291892" calcext:value-type="float">
            <text:p>0.2919</text:p>
          </table:table-cell>
          <table:table-cell office:value-type="float" office:value="0.338232" calcext:value-type="float">
            <text:p>0.3382</text:p>
          </table:table-cell>
          <table:table-cell table:style-name="ce32" office:value-type="float" office:value="0.434107" calcext:value-type="float">
            <text:p>0.4341</text:p>
          </table:table-cell>
          <table:table-cell office:value-type="float" office:value="0.693513" calcext:value-type="float">
            <text:p>0.6935</text:p>
          </table:table-cell>
          <table:table-cell office:value-type="float" office:value="0.75073" calcext:value-type="float">
            <text:p>0.7507</text:p>
          </table:table-cell>
          <table:table-cell office:value-type="float" office:value="0.750794" calcext:value-type="float">
            <text:p>0.7508</text:p>
          </table:table-cell>
          <table:table-cell office:value-type="float" office:value="0.752738" calcext:value-type="float">
            <text:p>0.7527</text:p>
          </table:table-cell>
          <table:table-cell office:value-type="float" office:value="0.73885" calcext:value-type="float">
            <text:p>0.7389</text:p>
          </table:table-cell>
        </table:table-row>
        <table:table-row table:style-name="ro1">
          <table:table-cell office:value-type="float" office:value="0.341958" calcext:value-type="float">
            <text:p>0.3420</text:p>
          </table:table-cell>
          <table:table-cell office:value-type="float" office:value="0.343332" calcext:value-type="float">
            <text:p>0.3433</text:p>
          </table:table-cell>
          <table:table-cell office:value-type="float" office:value="0.347546" calcext:value-type="float">
            <text:p>0.3475</text:p>
          </table:table-cell>
          <table:table-cell office:value-type="float" office:value="0.343812" calcext:value-type="float">
            <text:p>0.3438</text:p>
          </table:table-cell>
          <table:table-cell office:value-type="float" office:value="0.339343" calcext:value-type="float">
            <text:p>0.3393</text:p>
          </table:table-cell>
          <table:table-cell office:value-type="float" office:value="0.345168" calcext:value-type="float">
            <text:p>0.3452</text:p>
          </table:table-cell>
          <table:table-cell office:value-type="float" office:value="0.341283" calcext:value-type="float">
            <text:p>0.3413</text:p>
          </table:table-cell>
          <table:table-cell office:value-type="float" office:value="0.336252" calcext:value-type="float">
            <text:p>0.3363</text:p>
          </table:table-cell>
          <table:table-cell office:value-type="float" office:value="0.337277" calcext:value-type="float">
            <text:p>0.3373</text:p>
          </table:table-cell>
          <table:table-cell office:value-type="float" office:value="0.336873" calcext:value-type="float">
            <text:p>0.3369</text:p>
          </table:table-cell>
          <table:table-cell table:style-name="ce32" office:value-type="float" office:value="0.342056" calcext:value-type="float">
            <text:p>0.3421</text:p>
          </table:table-cell>
          <table:table-cell office:value-type="float" office:value="0.675082" calcext:value-type="float">
            <text:p>0.6751</text:p>
          </table:table-cell>
          <table:table-cell office:value-type="float" office:value="0.731355" calcext:value-type="float">
            <text:p>0.7314</text:p>
          </table:table-cell>
          <table:table-cell office:value-type="float" office:value="0.732546" calcext:value-type="float">
            <text:p>0.7325</text:p>
          </table:table-cell>
          <table:table-cell office:value-type="float" office:value="0.733247" calcext:value-type="float">
            <text:p>0.7332</text:p>
          </table:table-cell>
          <table:table-cell office:value-type="float" office:value="0.721042" calcext:value-type="float">
            <text:p>0.7210</text:p>
          </table:table-cell>
        </table:table-row>
        <table:table-row table:style-name="ro1">
          <table:table-cell office:value-type="float" office:value="0.333498" calcext:value-type="float">
            <text:p>0.3335</text:p>
          </table:table-cell>
          <table:table-cell office:value-type="float" office:value="0.334917" calcext:value-type="float">
            <text:p>0.3349</text:p>
          </table:table-cell>
          <table:table-cell office:value-type="float" office:value="0.33939" calcext:value-type="float">
            <text:p>0.3394</text:p>
          </table:table-cell>
          <table:table-cell office:value-type="float" office:value="0.335492" calcext:value-type="float">
            <text:p>0.3355</text:p>
          </table:table-cell>
          <table:table-cell office:value-type="float" office:value="0.330354" calcext:value-type="float">
            <text:p>0.3304</text:p>
          </table:table-cell>
          <table:table-cell office:value-type="float" office:value="0.336811" calcext:value-type="float">
            <text:p>0.3368</text:p>
          </table:table-cell>
          <table:table-cell office:value-type="float" office:value="0.332895" calcext:value-type="float">
            <text:p>0.3329</text:p>
          </table:table-cell>
          <table:table-cell office:value-type="float" office:value="0.326866" calcext:value-type="float">
            <text:p>0.3269</text:p>
          </table:table-cell>
          <table:table-cell office:value-type="float" office:value="0.367133" calcext:value-type="float">
            <text:p>0.3671</text:p>
          </table:table-cell>
          <table:table-cell office:value-type="float" office:value="0.385797" calcext:value-type="float">
            <text:p>0.3858</text:p>
          </table:table-cell>
          <table:table-cell table:style-name="ce32" office:value-type="float" office:value="0.332922" calcext:value-type="float">
            <text:p>0.3329</text:p>
          </table:table-cell>
          <table:table-cell office:value-type="float" office:value="0.655032" calcext:value-type="float">
            <text:p>0.6550</text:p>
          </table:table-cell>
          <table:table-cell office:value-type="float" office:value="0.712163" calcext:value-type="float">
            <text:p>0.7122</text:p>
          </table:table-cell>
          <table:table-cell office:value-type="float" office:value="0.709203" calcext:value-type="float">
            <text:p>0.7092</text:p>
          </table:table-cell>
          <table:table-cell office:value-type="float" office:value="0.716234" calcext:value-type="float">
            <text:p>0.7162</text:p>
          </table:table-cell>
          <table:table-cell office:value-type="float" office:value="0.699888" calcext:value-type="float">
            <text:p>0.6999</text:p>
          </table:table-cell>
        </table:table-row>
        <table:table-row table:style-name="ro1">
          <table:table-cell office:value-type="float" office:value="0.322297" calcext:value-type="float">
            <text:p>0.3223</text:p>
          </table:table-cell>
          <table:table-cell office:value-type="float" office:value="0.323835" calcext:value-type="float">
            <text:p>0.3238</text:p>
          </table:table-cell>
          <table:table-cell office:value-type="float" office:value="0.328571" calcext:value-type="float">
            <text:p>0.3286</text:p>
          </table:table-cell>
          <table:table-cell office:value-type="float" office:value="0.324291" calcext:value-type="float">
            <text:p>0.3243</text:p>
          </table:table-cell>
          <table:table-cell office:value-type="float" office:value="0.318774" calcext:value-type="float">
            <text:p>0.3188</text:p>
          </table:table-cell>
          <table:table-cell office:value-type="float" office:value="0.34433" calcext:value-type="float">
            <text:p>0.3443</text:p>
          </table:table-cell>
          <table:table-cell office:value-type="float" office:value="0.37942" calcext:value-type="float">
            <text:p>0.3794</text:p>
          </table:table-cell>
          <table:table-cell office:value-type="float" office:value="0.410928" calcext:value-type="float">
            <text:p>0.4109</text:p>
          </table:table-cell>
          <table:table-cell office:value-type="float" office:value="0.393797" calcext:value-type="float">
            <text:p>0.3938</text:p>
          </table:table-cell>
          <table:table-cell office:value-type="float" office:value="0.329726" calcext:value-type="float">
            <text:p>0.3297</text:p>
          </table:table-cell>
          <table:table-cell table:style-name="ce32" office:value-type="float" office:value="0.330568" calcext:value-type="float">
            <text:p>0.3306</text:p>
          </table:table-cell>
          <table:table-cell office:value-type="float" office:value="0.657646" calcext:value-type="float">
            <text:p>0.6576</text:p>
          </table:table-cell>
          <table:table-cell office:value-type="float" office:value="0.71049" calcext:value-type="float">
            <text:p>0.7105</text:p>
          </table:table-cell>
          <table:table-cell office:value-type="float" office:value="0.710197" calcext:value-type="float">
            <text:p>0.7102</text:p>
          </table:table-cell>
          <table:table-cell office:value-type="float" office:value="0.712794" calcext:value-type="float">
            <text:p>0.7128</text:p>
          </table:table-cell>
          <table:table-cell office:value-type="float" office:value="0.698098" calcext:value-type="float">
            <text:p>0.6981</text:p>
          </table:table-cell>
        </table:table-row>
        <table:table-row table:style-name="ro1">
          <table:table-cell office:value-type="float" office:value="0.31831" calcext:value-type="float">
            <text:p>0.3183</text:p>
          </table:table-cell>
          <table:table-cell office:value-type="float" office:value="0.319757" calcext:value-type="float">
            <text:p>0.3198</text:p>
          </table:table-cell>
          <table:table-cell office:value-type="float" office:value="0.324501" calcext:value-type="float">
            <text:p>0.3245</text:p>
          </table:table-cell>
          <table:table-cell office:value-type="float" office:value="0.352398" calcext:value-type="float">
            <text:p>0.3524</text:p>
          </table:table-cell>
          <table:table-cell office:value-type="float" office:value="0.405615" calcext:value-type="float">
            <text:p>0.4056</text:p>
          </table:table-cell>
          <table:table-cell office:value-type="float" office:value="0.420324" calcext:value-type="float">
            <text:p>0.4203</text:p>
          </table:table-cell>
          <table:table-cell office:value-type="float" office:value="0.374456" calcext:value-type="float">
            <text:p>0.3745</text:p>
          </table:table-cell>
          <table:table-cell office:value-type="float" office:value="0.335103" calcext:value-type="float">
            <text:p>0.3351</text:p>
          </table:table-cell>
          <table:table-cell office:value-type="float" office:value="0.312889" calcext:value-type="float">
            <text:p>0.3129</text:p>
          </table:table-cell>
          <table:table-cell office:value-type="float" office:value="0.312264" calcext:value-type="float">
            <text:p>0.3123</text:p>
          </table:table-cell>
          <table:table-cell table:style-name="ce32" office:value-type="float" office:value="0.318008" calcext:value-type="float">
            <text:p>0.3180</text:p>
          </table:table-cell>
          <table:table-cell office:value-type="float" office:value="0.658402" calcext:value-type="float">
            <text:p>0.6584</text:p>
          </table:table-cell>
          <table:table-cell office:value-type="float" office:value="0.710299" calcext:value-type="float">
            <text:p>0.7103</text:p>
          </table:table-cell>
          <table:table-cell office:value-type="float" office:value="0.711641" calcext:value-type="float">
            <text:p>0.7116</text:p>
          </table:table-cell>
          <table:table-cell office:value-type="float" office:value="0.714984" calcext:value-type="float">
            <text:p>0.7150</text:p>
          </table:table-cell>
          <table:table-cell office:value-type="float" office:value="0.703521" calcext:value-type="float">
            <text:p>0.7035</text:p>
          </table:table-cell>
        </table:table-row>
        <table:table-row table:style-name="ro1">
          <table:table-cell office:value-type="float" office:value="0.324913" calcext:value-type="float">
            <text:p>0.3249</text:p>
          </table:table-cell>
          <table:table-cell office:value-type="float" office:value="0.355302" calcext:value-type="float">
            <text:p>0.3553</text:p>
          </table:table-cell>
          <table:table-cell office:value-type="float" office:value="0.402705" calcext:value-type="float">
            <text:p>0.4027</text:p>
          </table:table-cell>
          <table:table-cell office:value-type="float" office:value="0.407966" calcext:value-type="float">
            <text:p>0.4080</text:p>
          </table:table-cell>
          <table:table-cell office:value-type="float" office:value="0.348723" calcext:value-type="float">
            <text:p>0.3487</text:p>
          </table:table-cell>
          <table:table-cell office:value-type="float" office:value="0.328354" calcext:value-type="float">
            <text:p>0.3284</text:p>
          </table:table-cell>
          <table:table-cell office:value-type="float" office:value="0.328778" calcext:value-type="float">
            <text:p>0.3288</text:p>
          </table:table-cell>
          <table:table-cell office:value-type="float" office:value="0.318705" calcext:value-type="float">
            <text:p>0.3187</text:p>
          </table:table-cell>
          <table:table-cell office:value-type="float" office:value="0.319867" calcext:value-type="float">
            <text:p>0.3199</text:p>
          </table:table-cell>
          <table:table-cell office:value-type="float" office:value="0.31954" calcext:value-type="float">
            <text:p>0.3195</text:p>
          </table:table-cell>
          <table:table-cell table:style-name="ce32" office:value-type="float" office:value="0.325091" calcext:value-type="float">
            <text:p>0.3251</text:p>
          </table:table-cell>
          <table:table-cell office:value-type="float" office:value="0.658431" calcext:value-type="float">
            <text:p>0.6584</text:p>
          </table:table-cell>
          <table:table-cell office:value-type="float" office:value="0.716615" calcext:value-type="float">
            <text:p>0.7166</text:p>
          </table:table-cell>
          <table:table-cell office:value-type="float" office:value="0.71135" calcext:value-type="float">
            <text:p>0.7114</text:p>
          </table:table-cell>
          <table:table-cell office:value-type="float" office:value="0.711267" calcext:value-type="float">
            <text:p>0.7113</text:p>
          </table:table-cell>
          <table:table-cell office:value-type="float" office:value="0.698167" calcext:value-type="float">
            <text:p>0.6982</text:p>
          </table:table-cell>
        </table:table-row>
        <table:table-row table:style-name="ro1">
          <table:table-cell office:value-type="float" office:value="0.430892" calcext:value-type="float">
            <text:p>0.4309</text:p>
          </table:table-cell>
          <table:table-cell office:value-type="float" office:value="0.410253" calcext:value-type="float">
            <text:p>0.4103</text:p>
          </table:table-cell>
          <table:table-cell office:value-type="float" office:value="0.36765" calcext:value-type="float">
            <text:p>0.3677</text:p>
          </table:table-cell>
          <table:table-cell office:value-type="float" office:value="0.320867" calcext:value-type="float">
            <text:p>0.3209</text:p>
          </table:table-cell>
          <table:table-cell office:value-type="float" office:value="0.316422" calcext:value-type="float">
            <text:p>0.3164</text:p>
          </table:table-cell>
          <table:table-cell office:value-type="float" office:value="0.322597" calcext:value-type="float">
            <text:p>0.3226</text:p>
          </table:table-cell>
          <table:table-cell office:value-type="float" office:value="0.318248" calcext:value-type="float">
            <text:p>0.3182</text:p>
          </table:table-cell>
          <table:table-cell office:value-type="float" office:value="0.312994" calcext:value-type="float">
            <text:p>0.3130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313671" calcext:value-type="float">
            <text:p>0.3137</text:p>
          </table:table-cell>
          <table:table-cell table:style-name="ce32" office:value-type="float" office:value="0.361676" calcext:value-type="float">
            <text:p>0.3617</text:p>
          </table:table-cell>
          <table:table-cell office:value-type="float" office:value="0.659729" calcext:value-type="float">
            <text:p>0.6597</text:p>
          </table:table-cell>
          <table:table-cell office:value-type="float" office:value="0.756096" calcext:value-type="float">
            <text:p>0.7561</text:p>
          </table:table-cell>
          <table:table-cell office:value-type="float" office:value="0.714146" calcext:value-type="float">
            <text:p>0.7141</text:p>
          </table:table-cell>
          <table:table-cell office:value-type="float" office:value="0.716127" calcext:value-type="float">
            <text:p>0.7161</text:p>
          </table:table-cell>
          <table:table-cell office:value-type="float" office:value="0.702609" calcext:value-type="float">
            <text:p>0.7026</text:p>
          </table:table-cell>
        </table:table-row>
        <table:table-row table:style-name="ro1">
          <table:table-cell office:value-type="float" office:value="0.327569" calcext:value-type="float">
            <text:p>0.3276</text:p>
          </table:table-cell>
          <table:table-cell office:value-type="float" office:value="0.326655" calcext:value-type="float">
            <text:p>0.3267</text:p>
          </table:table-cell>
          <table:table-cell office:value-type="float" office:value="0.327333" calcext:value-type="float">
            <text:p>0.3273</text:p>
          </table:table-cell>
          <table:table-cell office:value-type="float" office:value="0.323414" calcext:value-type="float">
            <text:p>0.3234</text:p>
          </table:table-cell>
          <table:table-cell office:value-type="float" office:value="0.317602" calcext:value-type="float">
            <text:p>0.3176</text:p>
          </table:table-cell>
          <table:table-cell office:value-type="float" office:value="0.324744" calcext:value-type="float">
            <text:p>0.3247</text:p>
          </table:table-cell>
          <table:table-cell office:value-type="float" office:value="0.320182" calcext:value-type="float">
            <text:p>0.3202</text:p>
          </table:table-cell>
          <table:table-cell office:value-type="float" office:value="0.327796" calcext:value-type="float">
            <text:p>0.3278</text:p>
          </table:table-cell>
          <table:table-cell office:value-type="float" office:value="0.375687" calcext:value-type="float">
            <text:p>0.3757</text:p>
          </table:table-cell>
          <table:table-cell office:value-type="float" office:value="0.424615" calcext:value-type="float">
            <text:p>0.4246</text:p>
          </table:table-cell>
          <table:table-cell table:style-name="ce32" office:value-type="float" office:value="0.4096" calcext:value-type="float">
            <text:p>0.4096</text:p>
          </table:table-cell>
          <table:table-cell office:value-type="float" office:value="0.660191" calcext:value-type="float">
            <text:p>0.6602</text:p>
          </table:table-cell>
          <table:table-cell office:value-type="float" office:value="0.714074" calcext:value-type="float">
            <text:p>0.7141</text:p>
          </table:table-cell>
          <table:table-cell office:value-type="float" office:value="0.712276" calcext:value-type="float">
            <text:p>0.7123</text:p>
          </table:table-cell>
          <table:table-cell office:value-type="float" office:value="0.708637" calcext:value-type="float">
            <text:p>0.7086</text:p>
          </table:table-cell>
          <table:table-cell office:value-type="float" office:value="0.697195" calcext:value-type="float">
            <text:p>0.6972</text:p>
          </table:table-cell>
        </table:table-row>
        <table:table-row table:style-name="ro1">
          <table:table-cell office:value-type="float" office:value="0.317355" calcext:value-type="float">
            <text:p>0.3174</text:p>
          </table:table-cell>
          <table:table-cell office:value-type="float" office:value="0.31897" calcext:value-type="float">
            <text:p>0.3190</text:p>
          </table:table-cell>
          <table:table-cell office:value-type="float" office:value="0.323931" calcext:value-type="float">
            <text:p>0.3239</text:p>
          </table:table-cell>
          <table:table-cell office:value-type="float" office:value="0.319578" calcext:value-type="float">
            <text:p>0.3196</text:p>
          </table:table-cell>
          <table:table-cell office:value-type="float" office:value="0.318582" calcext:value-type="float">
            <text:p>0.3186</text:p>
          </table:table-cell>
          <table:table-cell office:value-type="float" office:value="0.357937" calcext:value-type="float">
            <text:p>0.3579</text:p>
          </table:table-cell>
          <table:table-cell office:value-type="float" office:value="0.398233" calcext:value-type="float">
            <text:p>0.3982</text:p>
          </table:table-cell>
          <table:table-cell office:value-type="float" office:value="0.430027" calcext:value-type="float">
            <text:p>0.4300</text:p>
          </table:table-cell>
          <table:table-cell office:value-type="float" office:value="0.380696" calcext:value-type="float">
            <text:p>0.3807</text:p>
          </table:table-cell>
          <table:table-cell office:value-type="float" office:value="0.329983" calcext:value-type="float">
            <text:p>0.3300</text:p>
          </table:table-cell>
          <table:table-cell table:style-name="ce32" office:value-type="float" office:value="0.315991" calcext:value-type="float">
            <text:p>0.3160</text:p>
          </table:table-cell>
          <table:table-cell office:value-type="float" office:value="0.657835" calcext:value-type="float">
            <text:p>0.6578</text:p>
          </table:table-cell>
          <table:table-cell office:value-type="float" office:value="0.711325" calcext:value-type="float">
            <text:p>0.7113</text:p>
          </table:table-cell>
          <table:table-cell office:value-type="float" office:value="0.71493" calcext:value-type="float">
            <text:p>0.7149</text:p>
          </table:table-cell>
          <table:table-cell office:value-type="float" office:value="0.712913" calcext:value-type="float">
            <text:p>0.7129</text:p>
          </table:table-cell>
          <table:table-cell office:value-type="float" office:value="0.69766" calcext:value-type="float">
            <text:p>0.6977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1" office:value-type="float" office:value="0.419448" calcext:value-type="float">
            <text:p>0.4194</text:p>
          </table:table-cell>
          <table:table-cell table:style-name="ce31" office:value-type="float" office:value="0.36098" calcext:value-type="float">
            <text:p>0.3610</text:p>
          </table:table-cell>
          <table:table-cell table:style-name="ce31" office:value-type="float" office:value="0.460863" calcext:value-type="float">
            <text:p>0.4609</text:p>
          </table:table-cell>
          <table:table-cell table:style-name="ce31" office:value-type="float" office:value="0.800332" calcext:value-type="float">
            <text:p>0.8003</text:p>
          </table:table-cell>
          <table:table-cell table:style-name="ce31" office:value-type="float" office:value="0.693841" calcext:value-type="float">
            <text:p>0.6938</text:p>
          </table:table-cell>
          <table:table-cell table:style-name="ce31" office:value-type="float" office:value="0.73759" calcext:value-type="float">
            <text:p>0.7376</text:p>
          </table:table-cell>
          <table:table-cell table:style-name="ce31" office:value-type="float" office:value="0.800335" calcext:value-type="float">
            <text:p>0.8003</text:p>
          </table:table-cell>
          <table:table-cell table:style-name="ce31" office:value-type="float" office:value="0.693845" calcext:value-type="float">
            <text:p>0.6938</text:p>
          </table:table-cell>
          <table:table-cell table:style-name="ce31" office:value-type="float" office:value="0.737593" calcext:value-type="float">
            <text:p>0.7376</text:p>
          </table:table-cell>
          <table:table-cell table:style-name="Default" table:number-columns-repeated="2"/>
        </table:table-row>
        <table:table-row table:style-name="ro1">
          <table:table-cell office:value-type="float" office:value="0.333948" calcext:value-type="float">
            <text:p>0.3339</text:p>
          </table:table-cell>
          <table:table-cell office:value-type="float" office:value="0.342477" calcext:value-type="float">
            <text:p>0.3425</text:p>
          </table:table-cell>
          <table:table-cell office:value-type="float" office:value="0.332744" calcext:value-type="float">
            <text:p>0.3327</text:p>
          </table:table-cell>
          <table:table-cell office:value-type="float" office:value="0.33828" calcext:value-type="float">
            <text:p>0.3383</text:p>
          </table:table-cell>
          <table:table-cell office:value-type="float" office:value="0.344" calcext:value-type="float">
            <text:p>0.3440</text:p>
          </table:table-cell>
          <table:table-cell office:value-type="float" office:value="0.344429" calcext:value-type="float">
            <text:p>0.3444</text:p>
          </table:table-cell>
          <table:table-cell office:value-type="float" office:value="0.342259" calcext:value-type="float">
            <text:p>0.3423</text:p>
          </table:table-cell>
          <table:table-cell office:value-type="float" office:value="0.33898" calcext:value-type="float">
            <text:p>0.3390</text:p>
          </table:table-cell>
          <table:table-cell office:value-type="float" office:value="0.338644" calcext:value-type="float">
            <text:p>0.3386</text:p>
          </table:table-cell>
          <table:table-cell office:value-type="float" office:value="0.339268" calcext:value-type="float">
            <text:p>0.3393</text:p>
          </table:table-cell>
          <table:table-cell office:value-type="float" office:value="0.339263" calcext:value-type="float">
            <text:p>0.3393</text:p>
          </table:table-cell>
          <table:table-cell table:style-name="ce32" office:value-type="float" office:value="0.350991" calcext:value-type="float">
            <text:p>0.3510</text:p>
          </table:table-cell>
          <table:table-cell office:value-type="float" office:value="1.585466" calcext:value-type="float">
            <text:p>1.5855</text:p>
          </table:table-cell>
          <table:table-cell office:value-type="float" office:value="1.668689" calcext:value-type="float">
            <text:p>1.6687</text:p>
          </table:table-cell>
          <table:table-cell office:value-type="float" office:value="1.672818" calcext:value-type="float">
            <text:p>1.6728</text:p>
          </table:table-cell>
          <table:table-cell office:value-type="float" office:value="1.661922" calcext:value-type="float">
            <text:p>1.6619</text:p>
          </table:table-cell>
        </table:table-row>
        <table:table-row table:style-name="ro1">
          <table:table-cell office:value-type="float" office:value="0.440753" calcext:value-type="float">
            <text:p>0.4408</text:p>
          </table:table-cell>
          <table:table-cell office:value-type="float" office:value="0.450524" calcext:value-type="float">
            <text:p>0.4505</text:p>
          </table:table-cell>
          <table:table-cell office:value-type="float" office:value="0.384797" calcext:value-type="float">
            <text:p>0.3848</text:p>
          </table:table-cell>
          <table:table-cell office:value-type="float" office:value="0.317545" calcext:value-type="float">
            <text:p>0.3175</text:p>
          </table:table-cell>
          <table:table-cell office:value-type="float" office:value="0.324741" calcext:value-type="float">
            <text:p>0.3247</text:p>
          </table:table-cell>
          <table:table-cell office:value-type="float" office:value="0.324912" calcext:value-type="float">
            <text:p>0.3249</text:p>
          </table:table-cell>
          <table:table-cell office:value-type="float" office:value="0.322346" calcext:value-type="float">
            <text:p>0.3223</text:p>
          </table:table-cell>
          <table:table-cell office:value-type="float" office:value="0.318902" calcext:value-type="float">
            <text:p>0.3189</text:p>
          </table:table-cell>
          <table:table-cell office:value-type="float" office:value="0.318237" calcext:value-type="float">
            <text:p>0.3182</text:p>
          </table:table-cell>
          <table:table-cell office:value-type="float" office:value="0.319044" calcext:value-type="float">
            <text:p>0.3190</text:p>
          </table:table-cell>
          <table:table-cell office:value-type="float" office:value="0.439884" calcext:value-type="float">
            <text:p>0.4399</text:p>
          </table:table-cell>
          <table:table-cell table:style-name="ce32" office:value-type="float" office:value="0.460863" calcext:value-type="float">
            <text:p>0.4609</text:p>
          </table:table-cell>
          <table:table-cell office:value-type="float" office:value="0.678012" calcext:value-type="float">
            <text:p>0.6780</text:p>
          </table:table-cell>
          <table:table-cell office:value-type="float" office:value="0.73759" calcext:value-type="float">
            <text:p>0.7376</text:p>
          </table:table-cell>
          <table:table-cell office:value-type="float" office:value="0.737363" calcext:value-type="float">
            <text:p>0.7374</text:p>
          </table:table-cell>
          <table:table-cell office:value-type="float" office:value="0.72465" calcext:value-type="float">
            <text:p>0.7247</text:p>
          </table:table-cell>
        </table:table-row>
        <table:table-row table:style-name="ro1">
          <table:table-cell office:value-type="float" office:value="0.350521" calcext:value-type="float">
            <text:p>0.3505</text:p>
          </table:table-cell>
          <table:table-cell office:value-type="float" office:value="0.359305" calcext:value-type="float">
            <text:p>0.3593</text:p>
          </table:table-cell>
          <table:table-cell office:value-type="float" office:value="0.349836" calcext:value-type="float">
            <text:p>0.3498</text:p>
          </table:table-cell>
          <table:table-cell office:value-type="float" office:value="0.355065" calcext:value-type="float">
            <text:p>0.3551</text:p>
          </table:table-cell>
          <table:table-cell office:value-type="float" office:value="0.360732" calcext:value-type="float">
            <text:p>0.3607</text:p>
          </table:table-cell>
          <table:table-cell office:value-type="float" office:value="0.361011" calcext:value-type="float">
            <text:p>0.3610</text:p>
          </table:table-cell>
          <table:table-cell office:value-type="float" office:value="0.358713" calcext:value-type="float">
            <text:p>0.3587</text:p>
          </table:table-cell>
          <table:table-cell office:value-type="float" office:value="0.35559" calcext:value-type="float">
            <text:p>0.3556</text:p>
          </table:table-cell>
          <table:table-cell office:value-type="float" office:value="0.355402" calcext:value-type="float">
            <text:p>0.3554</text:p>
          </table:table-cell>
          <table:table-cell office:value-type="float" office:value="0.355879" calcext:value-type="float">
            <text:p>0.3559</text:p>
          </table:table-cell>
          <table:table-cell office:value-type="float" office:value="0.355971" calcext:value-type="float">
            <text:p>0.3560</text:p>
          </table:table-cell>
          <table:table-cell table:style-name="ce32" office:value-type="float" office:value="0.358239" calcext:value-type="float">
            <text:p>0.3582</text:p>
          </table:table-cell>
          <table:table-cell office:value-type="float" office:value="0.642428" calcext:value-type="float">
            <text:p>0.6424</text:p>
          </table:table-cell>
          <table:table-cell office:value-type="float" office:value="0.697633" calcext:value-type="float">
            <text:p>0.6976</text:p>
          </table:table-cell>
          <table:table-cell office:value-type="float" office:value="0.699081" calcext:value-type="float">
            <text:p>0.6991</text:p>
          </table:table-cell>
          <table:table-cell office:value-type="float" office:value="0.683403" calcext:value-type="float">
            <text:p>0.6834</text:p>
          </table:table-cell>
        </table:table-row>
        <table:table-row table:style-name="ro1">
          <table:table-cell office:value-type="float" office:value="0.331871" calcext:value-type="float">
            <text:p>0.3319</text:p>
          </table:table-cell>
          <table:table-cell office:value-type="float" office:value="0.34078" calcext:value-type="float">
            <text:p>0.3408</text:p>
          </table:table-cell>
          <table:table-cell office:value-type="float" office:value="0.330538" calcext:value-type="float">
            <text:p>0.3305</text:p>
          </table:table-cell>
          <table:table-cell office:value-type="float" office:value="0.336106" calcext:value-type="float">
            <text:p>0.3361</text:p>
          </table:table-cell>
          <table:table-cell office:value-type="float" office:value="0.342571" calcext:value-type="float">
            <text:p>0.3426</text:p>
          </table:table-cell>
          <table:table-cell office:value-type="float" office:value="0.342893" calcext:value-type="float">
            <text:p>0.3429</text:p>
          </table:table-cell>
          <table:table-cell office:value-type="float" office:value="0.340272" calcext:value-type="float">
            <text:p>0.3403</text:p>
          </table:table-cell>
          <table:table-cell office:value-type="float" office:value="0.385523" calcext:value-type="float">
            <text:p>0.3855</text:p>
          </table:table-cell>
          <table:table-cell office:value-type="float" office:value="0.421901" calcext:value-type="float">
            <text:p>0.4219</text:p>
          </table:table-cell>
          <table:table-cell office:value-type="float" office:value="0.454529" calcext:value-type="float">
            <text:p>0.4545</text:p>
          </table:table-cell>
          <table:table-cell office:value-type="float" office:value="0.353254" calcext:value-type="float">
            <text:p>0.3533</text:p>
          </table:table-cell>
          <table:table-cell table:style-name="ce32" office:value-type="float" office:value="0.33994" calcext:value-type="float">
            <text:p>0.3399</text:p>
          </table:table-cell>
          <table:table-cell office:value-type="float" office:value="0.641391" calcext:value-type="float">
            <text:p>0.6414</text:p>
          </table:table-cell>
          <table:table-cell office:value-type="float" office:value="0.700988" calcext:value-type="float">
            <text:p>0.7010</text:p>
          </table:table-cell>
          <table:table-cell office:value-type="float" office:value="0.701104" calcext:value-type="float">
            <text:p>0.7011</text:p>
          </table:table-cell>
          <table:table-cell office:value-type="float" office:value="0.689113" calcext:value-type="float">
            <text:p>0.6891</text:p>
          </table:table-cell>
        </table:table-row>
        <table:table-row table:style-name="ro1">
          <table:table-cell office:value-type="float" office:value="0.319855" calcext:value-type="float">
            <text:p>0.3199</text:p>
          </table:table-cell>
          <table:table-cell office:value-type="float" office:value="0.32865" calcext:value-type="float">
            <text:p>0.3287</text:p>
          </table:table-cell>
          <table:table-cell office:value-type="float" office:value="0.318324" calcext:value-type="float">
            <text:p>0.3183</text:p>
          </table:table-cell>
          <table:table-cell office:value-type="float" office:value="0.323895" calcext:value-type="float">
            <text:p>0.3239</text:p>
          </table:table-cell>
          <table:table-cell office:value-type="float" office:value="0.386373" calcext:value-type="float">
            <text:p>0.3864</text:p>
          </table:table-cell>
          <table:table-cell office:value-type="float" office:value="0.437003" calcext:value-type="float">
            <text:p>0.4370</text:p>
          </table:table-cell>
          <table:table-cell office:value-type="float" office:value="0.453636" calcext:value-type="float">
            <text:p>0.4536</text:p>
          </table:table-cell>
          <table:table-cell office:value-type="float" office:value="0.404977" calcext:value-type="float">
            <text:p>0.4050</text:p>
          </table:table-cell>
          <table:table-cell office:value-type="float" office:value="0.36386" calcext:value-type="float">
            <text:p>0.3639</text:p>
          </table:table-cell>
          <table:table-cell office:value-type="float" office:value="0.325304" calcext:value-type="float">
            <text:p>0.3253</text:p>
          </table:table-cell>
          <table:table-cell office:value-type="float" office:value="0.325035" calcext:value-type="float">
            <text:p>0.3250</text:p>
          </table:table-cell>
          <table:table-cell table:style-name="ce32" office:value-type="float" office:value="0.32795" calcext:value-type="float">
            <text:p>0.3280</text:p>
          </table:table-cell>
          <table:table-cell office:value-type="float" office:value="0.641126" calcext:value-type="float">
            <text:p>0.6411</text:p>
          </table:table-cell>
          <table:table-cell office:value-type="float" office:value="0.703028" calcext:value-type="float">
            <text:p>0.7030</text:p>
          </table:table-cell>
          <table:table-cell office:value-type="float" office:value="0.703776" calcext:value-type="float">
            <text:p>0.7038</text:p>
          </table:table-cell>
          <table:table-cell office:value-type="float" office:value="0.687924" calcext:value-type="float">
            <text:p>0.6879</text:p>
          </table:table-cell>
        </table:table-row>
        <table:table-row table:style-name="ro1">
          <table:table-cell office:value-type="float" office:value="0.333956" calcext:value-type="float">
            <text:p>0.3340</text:p>
          </table:table-cell>
          <table:table-cell office:value-type="float" office:value="0.390887" calcext:value-type="float">
            <text:p>0.3909</text:p>
          </table:table-cell>
          <table:table-cell office:value-type="float" office:value="0.434973" calcext:value-type="float">
            <text:p>0.4350</text:p>
          </table:table-cell>
          <table:table-cell office:value-type="float" office:value="0.457435" calcext:value-type="float">
            <text:p>0.4574</text:p>
          </table:table-cell>
          <table:table-cell office:value-type="float" office:value="0.408033" calcext:value-type="float">
            <text:p>0.4080</text:p>
          </table:table-cell>
          <table:table-cell office:value-type="float" office:value="0.350554" calcext:value-type="float">
            <text:p>0.3506</text:p>
          </table:table-cell>
          <table:table-cell office:value-type="float" office:value="0.329414" calcext:value-type="float">
            <text:p>0.3294</text:p>
          </table:table-cell>
          <table:table-cell office:value-type="float" office:value="0.325879" calcext:value-type="float">
            <text:p>0.3259</text:p>
          </table:table-cell>
          <table:table-cell office:value-type="float" office:value="0.325453" calcext:value-type="float">
            <text:p>0.3255</text:p>
          </table:table-cell>
          <table:table-cell office:value-type="float" office:value="0.326349" calcext:value-type="float">
            <text:p>0.3263</text:p>
          </table:table-cell>
          <table:table-cell office:value-type="float" office:value="0.326154" calcext:value-type="float">
            <text:p>0.3262</text:p>
          </table:table-cell>
          <table:table-cell table:style-name="ce32" office:value-type="float" office:value="0.328353" calcext:value-type="float">
            <text:p>0.3284</text:p>
          </table:table-cell>
          <table:table-cell office:value-type="float" office:value="0.642116" calcext:value-type="float">
            <text:p>0.6421</text:p>
          </table:table-cell>
          <table:table-cell office:value-type="float" office:value="0.703464" calcext:value-type="float">
            <text:p>0.7035</text:p>
          </table:table-cell>
          <table:table-cell office:value-type="float" office:value="0.702552" calcext:value-type="float">
            <text:p>0.7026</text:p>
          </table:table-cell>
          <table:table-cell office:value-type="float" office:value="0.689723" calcext:value-type="float">
            <text:p>0.6897</text:p>
          </table:table-cell>
        </table:table-row>
        <table:table-row table:style-name="ro1">
          <table:table-cell office:value-type="float" office:value="0.452937" calcext:value-type="float">
            <text:p>0.4529</text:p>
          </table:table-cell>
          <table:table-cell office:value-type="float" office:value="0.407365" calcext:value-type="float">
            <text:p>0.4074</text:p>
          </table:table-cell>
          <table:table-cell office:value-type="float" office:value="0.34255" calcext:value-type="float">
            <text:p>0.3426</text:p>
          </table:table-cell>
          <table:table-cell office:value-type="float" office:value="0.335304" calcext:value-type="float">
            <text:p>0.3353</text:p>
          </table:table-cell>
          <table:table-cell office:value-type="float" office:value="0.341649" calcext:value-type="float">
            <text:p>0.3416</text:p>
          </table:table-cell>
          <table:table-cell office:value-type="float" office:value="0.341913" calcext:value-type="float">
            <text:p>0.3419</text:p>
          </table:table-cell>
          <table:table-cell office:value-type="float" office:value="0.339498" calcext:value-type="float">
            <text:p>0.3395</text:p>
          </table:table-cell>
          <table:table-cell office:value-type="float" office:value="0.33617" calcext:value-type="float">
            <text:p>0.3362</text:p>
          </table:table-cell>
          <table:table-cell office:value-type="float" office:value="0.335658" calcext:value-type="float">
            <text:p>0.3357</text:p>
          </table:table-cell>
          <table:table-cell office:value-type="float" office:value="0.336378" calcext:value-type="float">
            <text:p>0.3364</text:p>
          </table:table-cell>
          <table:table-cell office:value-type="float" office:value="0.336239" calcext:value-type="float">
            <text:p>0.3362</text:p>
          </table:table-cell>
          <table:table-cell table:style-name="ce32" office:value-type="float" office:value="0.388983" calcext:value-type="float">
            <text:p>0.3890</text:p>
          </table:table-cell>
          <table:table-cell office:value-type="float" office:value="0.639274" calcext:value-type="float">
            <text:p>0.6393</text:p>
          </table:table-cell>
          <table:table-cell office:value-type="float" office:value="0.693831" calcext:value-type="float">
            <text:p>0.6938</text:p>
          </table:table-cell>
          <table:table-cell office:value-type="float" office:value="0.693841" calcext:value-type="float">
            <text:p>0.6938</text:p>
          </table:table-cell>
          <table:table-cell office:value-type="float" office:value="0.681439" calcext:value-type="float">
            <text:p>0.6814</text:p>
          </table:table-cell>
        </table:table-row>
        <table:table-row table:style-name="ro1">
          <table:table-cell office:value-type="float" office:value="0.350599" calcext:value-type="float">
            <text:p>0.3506</text:p>
          </table:table-cell>
          <table:table-cell office:value-type="float" office:value="0.359084" calcext:value-type="float">
            <text:p>0.3591</text:p>
          </table:table-cell>
          <table:table-cell office:value-type="float" office:value="0.349428" calcext:value-type="float">
            <text:p>0.3494</text:p>
          </table:table-cell>
          <table:table-cell office:value-type="float" office:value="0.354908" calcext:value-type="float">
            <text:p>0.3549</text:p>
          </table:table-cell>
          <table:table-cell office:value-type="float" office:value="0.36069" calcext:value-type="float">
            <text:p>0.3607</text:p>
          </table:table-cell>
          <table:table-cell office:value-type="float" office:value="0.36098" calcext:value-type="float">
            <text:p>0.3610</text:p>
          </table:table-cell>
          <table:table-cell office:value-type="float" office:value="0.358613" calcext:value-type="float">
            <text:p>0.3586</text:p>
          </table:table-cell>
          <table:table-cell office:value-type="float" office:value="0.355573" calcext:value-type="float">
            <text:p>0.3556</text:p>
          </table:table-cell>
          <table:table-cell office:value-type="float" office:value="0.355173" calcext:value-type="float">
            <text:p>0.3552</text:p>
          </table:table-cell>
          <table:table-cell office:value-type="float" office:value="0.355819" calcext:value-type="float">
            <text:p>0.3558</text:p>
          </table:table-cell>
          <table:table-cell office:value-type="float" office:value="0.355708" calcext:value-type="float">
            <text:p>0.3557</text:p>
          </table:table-cell>
          <table:table-cell table:style-name="ce32" office:value-type="float" office:value="0.358134" calcext:value-type="float">
            <text:p>0.3581</text:p>
          </table:table-cell>
          <table:table-cell office:value-type="float" office:value="0.642117" calcext:value-type="float">
            <text:p>0.6421</text:p>
          </table:table-cell>
          <table:table-cell office:value-type="float" office:value="0.695215" calcext:value-type="float">
            <text:p>0.6952</text:p>
          </table:table-cell>
          <table:table-cell office:value-type="float" office:value="0.696236" calcext:value-type="float">
            <text:p>0.6962</text:p>
          </table:table-cell>
          <table:table-cell office:value-type="float" office:value="0.684536" calcext:value-type="float">
            <text:p>0.6845</text:p>
          </table:table-cell>
        </table:table-row>
        <table:table-row table:style-name="ro1">
          <table:table-cell office:value-type="float" office:value="0.341607" calcext:value-type="float">
            <text:p>0.3416</text:p>
          </table:table-cell>
          <table:table-cell office:value-type="float" office:value="0.350349" calcext:value-type="float">
            <text:p>0.3503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46151" calcext:value-type="float">
            <text:p>0.3462</text:p>
          </table:table-cell>
          <table:table-cell office:value-type="float" office:value="0.352079" calcext:value-type="float">
            <text:p>0.3521</text:p>
          </table:table-cell>
          <table:table-cell office:value-type="float" office:value="0.352432" calcext:value-type="float">
            <text:p>0.3524</text:p>
          </table:table-cell>
          <table:table-cell office:value-type="float" office:value="0.349757" calcext:value-type="float">
            <text:p>0.3498</text:p>
          </table:table-cell>
          <table:table-cell office:value-type="float" office:value="0.346757" calcext:value-type="float">
            <text:p>0.3468</text:p>
          </table:table-cell>
          <table:table-cell office:value-type="float" office:value="0.346261" calcext:value-type="float">
            <text:p>0.3463</text:p>
          </table:table-cell>
          <table:table-cell office:value-type="float" office:value="0.347039" calcext:value-type="float">
            <text:p>0.3470</text:p>
          </table:table-cell>
          <table:table-cell office:value-type="float" office:value="0.398941" calcext:value-type="float">
            <text:p>0.3989</text:p>
          </table:table-cell>
          <table:table-cell table:style-name="ce32" office:value-type="float" office:value="0.400388" calcext:value-type="float">
            <text:p>0.4004</text:p>
          </table:table-cell>
          <table:table-cell office:value-type="float" office:value="0.639416" calcext:value-type="float">
            <text:p>0.6394</text:p>
          </table:table-cell>
          <table:table-cell office:value-type="float" office:value="0.694637" calcext:value-type="float">
            <text:p>0.6946</text:p>
          </table:table-cell>
          <table:table-cell office:value-type="float" office:value="0.697993" calcext:value-type="float">
            <text:p>0.6980</text:p>
          </table:table-cell>
          <table:table-cell office:value-type="float" office:value="0.681353" calcext:value-type="float">
            <text:p>0.6814</text:p>
          </table:table-cell>
        </table:table-row>
        <table:table-row table:style-name="ro1">
          <table:table-cell office:value-type="float" office:value="0.332591" calcext:value-type="float">
            <text:p>0.3326</text:p>
          </table:table-cell>
          <table:table-cell office:value-type="float" office:value="0.341609" calcext:value-type="float">
            <text:p>0.3416</text:p>
          </table:table-cell>
          <table:table-cell office:value-type="float" office:value="0.33107" calcext:value-type="float">
            <text:p>0.3311</text:p>
          </table:table-cell>
          <table:table-cell office:value-type="float" office:value="0.336904" calcext:value-type="float">
            <text:p>0.3369</text:p>
          </table:table-cell>
          <table:table-cell office:value-type="float" office:value="0.343424" calcext:value-type="float">
            <text:p>0.3434</text:p>
          </table:table-cell>
          <table:table-cell office:value-type="float" office:value="0.343708" calcext:value-type="float">
            <text:p>0.3437</text:p>
          </table:table-cell>
          <table:table-cell office:value-type="float" office:value="0.341295" calcext:value-type="float">
            <text:p>0.3413</text:p>
          </table:table-cell>
          <table:table-cell office:value-type="float" office:value="0.343281" calcext:value-type="float">
            <text:p>0.3433</text:p>
          </table:table-cell>
          <table:table-cell office:value-type="float" office:value="0.389663" calcext:value-type="float">
            <text:p>0.3897</text:p>
          </table:table-cell>
          <table:table-cell office:value-type="float" office:value="0.441712" calcext:value-type="float">
            <text:p>0.4417</text:p>
          </table:table-cell>
          <table:table-cell office:value-type="float" office:value="0.398002" calcext:value-type="float">
            <text:p>0.3980</text:p>
          </table:table-cell>
          <table:table-cell table:style-name="ce32" office:value-type="float" office:value="0.349916" calcext:value-type="float">
            <text:p>0.3499</text:p>
          </table:table-cell>
          <table:table-cell office:value-type="float" office:value="0.648259" calcext:value-type="float">
            <text:p>0.6483</text:p>
          </table:table-cell>
          <table:table-cell office:value-type="float" office:value="0.697418" calcext:value-type="float">
            <text:p>0.6974</text:p>
          </table:table-cell>
          <table:table-cell office:value-type="float" office:value="0.69503" calcext:value-type="float">
            <text:p>0.6950</text:p>
          </table:table-cell>
          <table:table-cell office:value-type="float" office:value="0.682299" calcext:value-type="float">
            <text:p>0.6823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0.425503" calcext:value-type="float">
            <text:p>0.4255</text:p>
          </table:table-cell>
          <table:table-cell table:style-name="ce31" office:value-type="float" office:value="0.413054" calcext:value-type="float">
            <text:p>0.4131</text:p>
          </table:table-cell>
          <table:table-cell table:style-name="ce31" office:value-type="float" office:value="0.46191" calcext:value-type="float">
            <text:p>0.4619</text:p>
          </table:table-cell>
          <table:table-cell table:style-name="ce31" office:value-type="float" office:value="0.781611" calcext:value-type="float">
            <text:p>0.7816</text:p>
          </table:table-cell>
          <table:table-cell table:style-name="ce31" office:value-type="float" office:value="0.692781" calcext:value-type="float">
            <text:p>0.6928</text:p>
          </table:table-cell>
          <table:table-cell table:style-name="ce31" office:value-type="float" office:value="0.781141" calcext:value-type="float">
            <text:p>0.7811</text:p>
          </table:table-cell>
          <table:table-cell table:style-name="ce31" office:value-type="float" office:value="0.781621" calcext:value-type="float">
            <text:p>0.7816</text:p>
          </table:table-cell>
          <table:table-cell table:style-name="ce31" office:value-type="float" office:value="0.692784" calcext:value-type="float">
            <text:p>0.6928</text:p>
          </table:table-cell>
          <table:table-cell table:style-name="ce31" office:value-type="float" office:value="0.781148" calcext:value-type="float">
            <text:p>0.7811</text:p>
          </table:table-cell>
          <table:table-cell table:style-name="Default" table:number-columns-repeated="2"/>
        </table:table-row>
        <table:table-row table:style-name="ro1">
          <table:table-cell office:value-type="float" office:value="0.350052" calcext:value-type="float">
            <text:p>0.3501</text:p>
          </table:table-cell>
          <table:table-cell office:value-type="float" office:value="0.351871" calcext:value-type="float">
            <text:p>0.3519</text:p>
          </table:table-cell>
          <table:table-cell office:value-type="float" office:value="0.349994" calcext:value-type="float">
            <text:p>0.3500</text:p>
          </table:table-cell>
          <table:table-cell office:value-type="float" office:value="0.350413" calcext:value-type="float">
            <text:p>0.3504</text:p>
          </table:table-cell>
          <table:table-cell office:value-type="float" office:value="0.350036" calcext:value-type="float">
            <text:p>0.3500</text:p>
          </table:table-cell>
          <table:table-cell office:value-type="float" office:value="0.35056" calcext:value-type="float">
            <text:p>0.3506</text:p>
          </table:table-cell>
          <table:table-cell office:value-type="float" office:value="0.351207" calcext:value-type="float">
            <text:p>0.3512</text:p>
          </table:table-cell>
          <table:table-cell office:value-type="float" office:value="0.348678" calcext:value-type="float">
            <text:p>0.3487</text:p>
          </table:table-cell>
          <table:table-cell office:value-type="float" office:value="0.349773" calcext:value-type="float">
            <text:p>0.3498</text:p>
          </table:table-cell>
          <table:table-cell office:value-type="float" office:value="0.348761" calcext:value-type="float">
            <text:p>0.3488</text:p>
          </table:table-cell>
          <table:table-cell office:value-type="float" office:value="0.349653" calcext:value-type="float">
            <text:p>0.3497</text:p>
          </table:table-cell>
          <table:table-cell office:value-type="float" office:value="0.347826" calcext:value-type="float">
            <text:p>0.3478</text:p>
          </table:table-cell>
          <table:table-cell table:style-name="ce32" office:value-type="float" office:value="0.359983" calcext:value-type="float">
            <text:p>0.3600</text:p>
          </table:table-cell>
          <table:table-cell office:value-type="float" office:value="1.375096" calcext:value-type="float">
            <text:p>1.3751</text:p>
          </table:table-cell>
          <table:table-cell office:value-type="float" office:value="1.468572" calcext:value-type="float">
            <text:p>1.4686</text:p>
          </table:table-cell>
          <table:table-cell office:value-type="float" office:value="1.448868" calcext:value-type="float">
            <text:p>1.4489</text:p>
          </table:table-cell>
        </table:table-row>
        <table:table-row table:style-name="ro1">
          <table:table-cell office:value-type="float" office:value="0.315771" calcext:value-type="float">
            <text:p>0.3158</text:p>
          </table:table-cell>
          <table:table-cell office:value-type="float" office:value="0.369617" calcext:value-type="float">
            <text:p>0.3696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50117" calcext:value-type="float">
            <text:p>0.4501</text:p>
          </table:table-cell>
          <table:table-cell office:value-type="float" office:value="0.450025" calcext:value-type="float">
            <text:p>0.4500</text:p>
          </table:table-cell>
          <table:table-cell office:value-type="float" office:value="0.45034" calcext:value-type="float">
            <text:p>0.4503</text:p>
          </table:table-cell>
          <table:table-cell office:value-type="float" office:value="0.423568" calcext:value-type="float">
            <text:p>0.4236</text:p>
          </table:table-cell>
          <table:table-cell office:value-type="float" office:value="0.31409" calcext:value-type="float">
            <text:p>0.3141</text:p>
          </table:table-cell>
          <table:table-cell office:value-type="float" office:value="0.314927" calcext:value-type="float">
            <text:p>0.3149</text:p>
          </table:table-cell>
          <table:table-cell office:value-type="float" office:value="0.314237" calcext:value-type="float">
            <text:p>0.3142</text:p>
          </table:table-cell>
          <table:table-cell office:value-type="float" office:value="0.31512" calcext:value-type="float">
            <text:p>0.3151</text:p>
          </table:table-cell>
          <table:table-cell office:value-type="float" office:value="0.313716" calcext:value-type="float">
            <text:p>0.3137</text:p>
          </table:table-cell>
          <table:table-cell table:style-name="ce32" office:value-type="float" office:value="0.325124" calcext:value-type="float">
            <text:p>0.3251</text:p>
          </table:table-cell>
          <table:table-cell office:value-type="float" office:value="0.708723" calcext:value-type="float">
            <text:p>0.7087</text:p>
          </table:table-cell>
          <table:table-cell office:value-type="float" office:value="0.781141" calcext:value-type="float">
            <text:p>0.7811</text:p>
          </table:table-cell>
          <table:table-cell office:value-type="float" office:value="0.768182" calcext:value-type="float">
            <text:p>0.7682</text:p>
          </table:table-cell>
        </table:table-row>
        <table:table-row table:style-name="ro1">
          <table:table-cell office:value-type="float" office:value="0.46191" calcext:value-type="float">
            <text:p>0.4619</text:p>
          </table:table-cell>
          <table:table-cell office:value-type="float" office:value="0.41696" calcext:value-type="float">
            <text:p>0.4170</text:p>
          </table:table-cell>
          <table:table-cell office:value-type="float" office:value="0.35881" calcext:value-type="float">
            <text:p>0.3588</text:p>
          </table:table-cell>
          <table:table-cell office:value-type="float" office:value="0.339551" calcext:value-type="float">
            <text:p>0.3396</text:p>
          </table:table-cell>
          <table:table-cell office:value-type="float" office:value="0.341243" calcext:value-type="float">
            <text:p>0.3412</text:p>
          </table:table-cell>
          <table:table-cell office:value-type="float" office:value="0.339982" calcext:value-type="float">
            <text:p>0.3400</text:p>
          </table:table-cell>
          <table:table-cell office:value-type="float" office:value="0.340684" calcext:value-type="float">
            <text:p>0.3407</text:p>
          </table:table-cell>
          <table:table-cell office:value-type="float" office:value="0.338027" calcext:value-type="float">
            <text:p>0.3380</text:p>
          </table:table-cell>
          <table:table-cell office:value-type="float" office:value="0.338963" calcext:value-type="float">
            <text:p>0.3390</text:p>
          </table:table-cell>
          <table:table-cell office:value-type="float" office:value="0.33784" calcext:value-type="float">
            <text:p>0.3378</text:p>
          </table:table-cell>
          <table:table-cell office:value-type="float" office:value="0.338716" calcext:value-type="float">
            <text:p>0.3387</text:p>
          </table:table-cell>
          <table:table-cell office:value-type="float" office:value="0.337195" calcext:value-type="float">
            <text:p>0.3372</text:p>
          </table:table-cell>
          <table:table-cell table:style-name="ce32" office:value-type="float" office:value="0.379275" calcext:value-type="float">
            <text:p>0.3793</text:p>
          </table:table-cell>
          <table:table-cell office:value-type="float" office:value="0.653521" calcext:value-type="float">
            <text:p>0.6535</text:p>
          </table:table-cell>
          <table:table-cell office:value-type="float" office:value="0.706032" calcext:value-type="float">
            <text:p>0.7060</text:p>
          </table:table-cell>
          <table:table-cell office:value-type="float" office:value="0.691871" calcext:value-type="float">
            <text:p>0.6919</text:p>
          </table:table-cell>
        </table:table-row>
        <table:table-row table:style-name="ro1">
          <table:table-cell office:value-type="float" office:value="0.34425" calcext:value-type="float">
            <text:p>0.3443</text:p>
          </table:table-cell>
          <table:table-cell office:value-type="float" office:value="0.346549" calcext:value-type="float">
            <text:p>0.3465</text:p>
          </table:table-cell>
          <table:table-cell office:value-type="float" office:value="0.344374" calcext:value-type="float">
            <text:p>0.3444</text:p>
          </table:table-cell>
          <table:table-cell office:value-type="float" office:value="0.344833" calcext:value-type="float">
            <text:p>0.3448</text:p>
          </table:table-cell>
          <table:table-cell office:value-type="float" office:value="0.344659" calcext:value-type="float">
            <text:p>0.3447</text:p>
          </table:table-cell>
          <table:table-cell office:value-type="float" office:value="0.345222" calcext:value-type="float">
            <text:p>0.3452</text:p>
          </table:table-cell>
          <table:table-cell office:value-type="float" office:value="0.345843" calcext:value-type="float">
            <text:p>0.3458</text:p>
          </table:table-cell>
          <table:table-cell office:value-type="float" office:value="0.343021" calcext:value-type="float">
            <text:p>0.3430</text:p>
          </table:table-cell>
          <table:table-cell office:value-type="float" office:value="0.346613" calcext:value-type="float">
            <text:p>0.3466</text:p>
          </table:table-cell>
          <table:table-cell office:value-type="float" office:value="0.342982" calcext:value-type="float">
            <text:p>0.3430</text:p>
          </table:table-cell>
          <table:table-cell office:value-type="float" office:value="0.38673" calcext:value-type="float">
            <text:p>0.3867</text:p>
          </table:table-cell>
          <table:table-cell office:value-type="float" office:value="0.432544" calcext:value-type="float">
            <text:p>0.4325</text:p>
          </table:table-cell>
          <table:table-cell table:style-name="ce32" office:value-type="float" office:value="0.410769" calcext:value-type="float">
            <text:p>0.4108</text:p>
          </table:table-cell>
          <table:table-cell office:value-type="float" office:value="0.642611" calcext:value-type="float">
            <text:p>0.6426</text:p>
          </table:table-cell>
          <table:table-cell office:value-type="float" office:value="0.694751" calcext:value-type="float">
            <text:p>0.6948</text:p>
          </table:table-cell>
          <table:table-cell office:value-type="float" office:value="0.681092" calcext:value-type="float">
            <text:p>0.6811</text:p>
          </table:table-cell>
        </table:table-row>
        <table:table-row table:style-name="ro1">
          <table:table-cell office:value-type="float" office:value="0.345982" calcext:value-type="float">
            <text:p>0.3460</text:p>
          </table:table-cell>
          <table:table-cell office:value-type="float" office:value="0.350242" calcext:value-type="float">
            <text:p>0.3502</text:p>
          </table:table-cell>
          <table:table-cell office:value-type="float" office:value="0.345732" calcext:value-type="float">
            <text:p>0.3457</text:p>
          </table:table-cell>
          <table:table-cell office:value-type="float" office:value="0.346291" calcext:value-type="float">
            <text:p>0.3463</text:p>
          </table:table-cell>
          <table:table-cell office:value-type="float" office:value="0.346092" calcext:value-type="float">
            <text:p>0.3461</text:p>
          </table:table-cell>
          <table:table-cell office:value-type="float" office:value="0.346473" calcext:value-type="float">
            <text:p>0.3465</text:p>
          </table:table-cell>
          <table:table-cell office:value-type="float" office:value="0.347182" calcext:value-type="float">
            <text:p>0.3472</text:p>
          </table:table-cell>
          <table:table-cell office:value-type="float" office:value="0.34437" calcext:value-type="float">
            <text:p>0.3444</text:p>
          </table:table-cell>
          <table:table-cell office:value-type="float" office:value="0.37918" calcext:value-type="float">
            <text:p>0.3792</text:p>
          </table:table-cell>
          <table:table-cell office:value-type="float" office:value="0.413525" calcext:value-type="float">
            <text:p>0.4135</text:p>
          </table:table-cell>
          <table:table-cell office:value-type="float" office:value="0.403272" calcext:value-type="float">
            <text:p>0.4033</text:p>
          </table:table-cell>
          <table:table-cell office:value-type="float" office:value="0.358049" calcext:value-type="float">
            <text:p>0.3580</text:p>
          </table:table-cell>
          <table:table-cell table:style-name="ce32" office:value-type="float" office:value="0.348646" calcext:value-type="float">
            <text:p>0.3486</text:p>
          </table:table-cell>
          <table:table-cell office:value-type="float" office:value="0.642996" calcext:value-type="float">
            <text:p>0.6430</text:p>
          </table:table-cell>
          <table:table-cell office:value-type="float" office:value="0.69448" calcext:value-type="float">
            <text:p>0.6945</text:p>
          </table:table-cell>
          <table:table-cell office:value-type="float" office:value="0.685464" calcext:value-type="float">
            <text:p>0.6855</text:p>
          </table:table-cell>
        </table:table-row>
        <table:table-row table:style-name="ro1">
          <table:table-cell office:value-type="float" office:value="0.346217" calcext:value-type="float">
            <text:p>0.3462</text:p>
          </table:table-cell>
          <table:table-cell office:value-type="float" office:value="0.348308" calcext:value-type="float">
            <text:p>0.3483</text:p>
          </table:table-cell>
          <table:table-cell office:value-type="float" office:value="0.346283" calcext:value-type="float">
            <text:p>0.3463</text:p>
          </table:table-cell>
          <table:table-cell office:value-type="float" office:value="0.346669" calcext:value-type="float">
            <text:p>0.3467</text:p>
          </table:table-cell>
          <table:table-cell office:value-type="float" office:value="0.346309" calcext:value-type="float">
            <text:p>0.3463</text:p>
          </table:table-cell>
          <table:table-cell office:value-type="float" office:value="0.346976" calcext:value-type="float">
            <text:p>0.3470</text:p>
          </table:table-cell>
          <table:table-cell office:value-type="float" office:value="0.347694" calcext:value-type="float">
            <text:p>0.3477</text:p>
          </table:table-cell>
          <table:table-cell office:value-type="float" office:value="0.398303" calcext:value-type="float">
            <text:p>0.3983</text:p>
          </table:table-cell>
          <table:table-cell office:value-type="float" office:value="0.413672" calcext:value-type="float">
            <text:p>0.4137</text:p>
          </table:table-cell>
          <table:table-cell office:value-type="float" office:value="0.377885" calcext:value-type="float">
            <text:p>0.3779</text:p>
          </table:table-cell>
          <table:table-cell office:value-type="float" office:value="0.345429" calcext:value-type="float">
            <text:p>0.3454</text:p>
          </table:table-cell>
          <table:table-cell office:value-type="float" office:value="0.344067" calcext:value-type="float">
            <text:p>0.3441</text:p>
          </table:table-cell>
          <table:table-cell table:style-name="ce32" office:value-type="float" office:value="0.34917" calcext:value-type="float">
            <text:p>0.3492</text:p>
          </table:table-cell>
          <table:table-cell office:value-type="float" office:value="0.643363" calcext:value-type="float">
            <text:p>0.6434</text:p>
          </table:table-cell>
          <table:table-cell office:value-type="float" office:value="0.692781" calcext:value-type="float">
            <text:p>0.6928</text:p>
          </table:table-cell>
          <table:table-cell office:value-type="float" office:value="0.687058" calcext:value-type="float">
            <text:p>0.6871</text:p>
          </table:table-cell>
        </table:table-row>
        <table:table-row table:style-name="ro1">
          <table:table-cell office:value-type="float" office:value="0.34381" calcext:value-type="float">
            <text:p>0.3438</text:p>
          </table:table-cell>
          <table:table-cell office:value-type="float" office:value="0.348229" calcext:value-type="float">
            <text:p>0.3482</text:p>
          </table:table-cell>
          <table:table-cell office:value-type="float" office:value="0.343852" calcext:value-type="float">
            <text:p>0.3439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5072" calcext:value-type="float">
            <text:p>0.3507</text:p>
          </table:table-cell>
          <table:table-cell office:value-type="float" office:value="0.400807" calcext:value-type="float">
            <text:p>0.4008</text:p>
          </table:table-cell>
          <table:table-cell office:value-type="float" office:value="0.446275" calcext:value-type="float">
            <text:p>0.4463</text:p>
          </table:table-cell>
          <table:table-cell office:value-type="float" office:value="0.389081" calcext:value-type="float">
            <text:p>0.3891</text:p>
          </table:table-cell>
          <table:table-cell office:value-type="float" office:value="0.343523" calcext:value-type="float">
            <text:p>0.3435</text:p>
          </table:table-cell>
          <table:table-cell office:value-type="float" office:value="0.342229" calcext:value-type="float">
            <text:p>0.3422</text:p>
          </table:table-cell>
          <table:table-cell office:value-type="float" office:value="0.343278" calcext:value-type="float">
            <text:p>0.3433</text:p>
          </table:table-cell>
          <table:table-cell office:value-type="float" office:value="0.341741" calcext:value-type="float">
            <text:p>0.3417</text:p>
          </table:table-cell>
          <table:table-cell table:style-name="ce32" office:value-type="float" office:value="0.346797" calcext:value-type="float">
            <text:p>0.3468</text:p>
          </table:table-cell>
          <table:table-cell office:value-type="float" office:value="0.642976" calcext:value-type="float">
            <text:p>0.6430</text:p>
          </table:table-cell>
          <table:table-cell office:value-type="float" office:value="0.694708" calcext:value-type="float">
            <text:p>0.6947</text:p>
          </table:table-cell>
          <table:table-cell office:value-type="float" office:value="0.685415" calcext:value-type="float">
            <text:p>0.6854</text:p>
          </table:table-cell>
        </table:table-row>
        <table:table-row table:style-name="ro1">
          <table:table-cell office:value-type="float" office:value="0.347067" calcext:value-type="float">
            <text:p>0.3471</text:p>
          </table:table-cell>
          <table:table-cell office:value-type="float" office:value="0.349009" calcext:value-type="float">
            <text:p>0.3490</text:p>
          </table:table-cell>
          <table:table-cell office:value-type="float" office:value="0.347068" calcext:value-type="float">
            <text:p>0.3471</text:p>
          </table:table-cell>
          <table:table-cell office:value-type="float" office:value="0.382933" calcext:value-type="float">
            <text:p>0.3829</text:p>
          </table:table-cell>
          <table:table-cell office:value-type="float" office:value="0.434169" calcext:value-type="float">
            <text:p>0.4342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48355" calcext:value-type="float">
            <text:p>0.3484</text:p>
          </table:table-cell>
          <table:table-cell office:value-type="float" office:value="0.345558" calcext:value-type="float">
            <text:p>0.3456</text:p>
          </table:table-cell>
          <table:table-cell office:value-type="float" office:value="0.346663" calcext:value-type="float">
            <text:p>0.3467</text:p>
          </table:table-cell>
          <table:table-cell office:value-type="float" office:value="0.345545" calcext:value-type="float">
            <text:p>0.3455</text:p>
          </table:table-cell>
          <table:table-cell office:value-type="float" office:value="0.346286" calcext:value-type="float">
            <text:p>0.3463</text:p>
          </table:table-cell>
          <table:table-cell office:value-type="float" office:value="0.345025" calcext:value-type="float">
            <text:p>0.3450</text:p>
          </table:table-cell>
          <table:table-cell table:style-name="ce32" office:value-type="float" office:value="0.350116" calcext:value-type="float">
            <text:p>0.3501</text:p>
          </table:table-cell>
          <table:table-cell office:value-type="float" office:value="0.64202" calcext:value-type="float">
            <text:p>0.6420</text:p>
          </table:table-cell>
          <table:table-cell office:value-type="float" office:value="0.693077" calcext:value-type="float">
            <text:p>0.6931</text:p>
          </table:table-cell>
          <table:table-cell office:value-type="float" office:value="0.686397" calcext:value-type="float">
            <text:p>0.6864</text:p>
          </table:table-cell>
        </table:table-row>
        <table:table-row table:style-name="ro1">
          <table:table-cell office:value-type="float" office:value="0.347393" calcext:value-type="float">
            <text:p>0.3474</text:p>
          </table:table-cell>
          <table:table-cell office:value-type="float" office:value="0.367528" calcext:value-type="float">
            <text:p>0.3675</text:p>
          </table:table-cell>
          <table:table-cell office:value-type="float" office:value="0.413054" calcext:value-type="float">
            <text:p>0.4131</text:p>
          </table:table-cell>
          <table:table-cell office:value-type="float" office:value="0.408795" calcext:value-type="float">
            <text:p>0.4088</text:p>
          </table:table-cell>
          <table:table-cell office:value-type="float" office:value="0.354721" calcext:value-type="float">
            <text:p>0.3547</text:p>
          </table:table-cell>
          <table:table-cell office:value-type="float" office:value="0.347929" calcext:value-type="float">
            <text:p>0.3479</text:p>
          </table:table-cell>
          <table:table-cell office:value-type="float" office:value="0.348604" calcext:value-type="float">
            <text:p>0.3486</text:p>
          </table:table-cell>
          <table:table-cell office:value-type="float" office:value="0.346155" calcext:value-type="float">
            <text:p>0.3462</text:p>
          </table:table-cell>
          <table:table-cell office:value-type="float" office:value="0.347066" calcext:value-type="float">
            <text:p>0.3471</text:p>
          </table:table-cell>
          <table:table-cell office:value-type="float" office:value="0.345995" calcext:value-type="float">
            <text:p>0.3460</text:p>
          </table:table-cell>
          <table:table-cell office:value-type="float" office:value="0.346902" calcext:value-type="float">
            <text:p>0.3469</text:p>
          </table:table-cell>
          <table:table-cell office:value-type="float" office:value="0.345318" calcext:value-type="float">
            <text:p>0.3453</text:p>
          </table:table-cell>
          <table:table-cell table:style-name="ce32" office:value-type="float" office:value="0.35048" calcext:value-type="float">
            <text:p>0.3505</text:p>
          </table:table-cell>
          <table:table-cell office:value-type="float" office:value="0.642727" calcext:value-type="float">
            <text:p>0.6427</text:p>
          </table:table-cell>
          <table:table-cell office:value-type="float" office:value="0.695547" calcext:value-type="float">
            <text:p>0.6955</text:p>
          </table:table-cell>
          <table:table-cell office:value-type="float" office:value="0.684466" calcext:value-type="float">
            <text:p>0.6845</text:p>
          </table:table-cell>
        </table:table-row>
        <table:table-row table:style-name="ro1">
          <table:table-cell office:value-type="float" office:value="0.416288" calcext:value-type="float">
            <text:p>0.4163</text:p>
          </table:table-cell>
          <table:table-cell office:value-type="float" office:value="0.429555" calcext:value-type="float">
            <text:p>0.4296</text:p>
          </table:table-cell>
          <table:table-cell office:value-type="float" office:value="0.379277" calcext:value-type="float">
            <text:p>0.3793</text:p>
          </table:table-cell>
          <table:table-cell office:value-type="float" office:value="0.346494" calcext:value-type="float">
            <text:p>0.3465</text:p>
          </table:table-cell>
          <table:table-cell office:value-type="float" office:value="0.346965" calcext:value-type="float">
            <text:p>0.3470</text:p>
          </table:table-cell>
          <table:table-cell office:value-type="float" office:value="0.343588" calcext:value-type="float">
            <text:p>0.3436</text:p>
          </table:table-cell>
          <table:table-cell office:value-type="float" office:value="0.344315" calcext:value-type="float">
            <text:p>0.3443</text:p>
          </table:table-cell>
          <table:table-cell office:value-type="float" office:value="0.341464" calcext:value-type="float">
            <text:p>0.3415</text:p>
          </table:table-cell>
          <table:table-cell office:value-type="float" office:value="0.342655" calcext:value-type="float">
            <text:p>0.3427</text:p>
          </table:table-cell>
          <table:table-cell office:value-type="float" office:value="0.341815" calcext:value-type="float">
            <text:p>0.3418</text:p>
          </table:table-cell>
          <table:table-cell office:value-type="float" office:value="0.342246" calcext:value-type="float">
            <text:p>0.3422</text:p>
          </table:table-cell>
          <table:table-cell office:value-type="float" office:value="0.341011" calcext:value-type="float">
            <text:p>0.3410</text:p>
          </table:table-cell>
          <table:table-cell table:style-name="ce32" office:value-type="float" office:value="0.357548" calcext:value-type="float">
            <text:p>0.3575</text:p>
          </table:table-cell>
          <table:table-cell office:value-type="float" office:value="0.642344" calcext:value-type="float">
            <text:p>0.6423</text:p>
          </table:table-cell>
          <table:table-cell office:value-type="float" office:value="0.695021" calcext:value-type="float">
            <text:p>0.6950</text:p>
          </table:table-cell>
          <table:table-cell office:value-type="float" office:value="0.682485" calcext:value-type="float">
            <text:p>0.6825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0.431441" calcext:value-type="float">
            <text:p>0.4314</text:p>
          </table:table-cell>
          <table:table-cell table:style-name="ce31" office:value-type="float" office:value="0.389041" calcext:value-type="float">
            <text:p>0.3890</text:p>
          </table:table-cell>
          <table:table-cell table:style-name="ce31" office:value-type="float" office:value="0.478662" calcext:value-type="float">
            <text:p>0.4787</text:p>
          </table:table-cell>
          <table:table-cell table:style-name="ce31" office:value-type="float" office:value="0.729788" calcext:value-type="float">
            <text:p>0.7298</text:p>
          </table:table-cell>
          <table:table-cell table:style-name="ce31" office:value-type="float" office:value="0.658065" calcext:value-type="float">
            <text:p>0.6581</text:p>
          </table:table-cell>
          <table:table-cell table:style-name="ce31" office:value-type="float" office:value="0.702802" calcext:value-type="float">
            <text:p>0.7028</text:p>
          </table:table-cell>
          <table:table-cell table:style-name="ce31" office:value-type="float" office:value="0.729812" calcext:value-type="float">
            <text:p>0.7298</text:p>
          </table:table-cell>
          <table:table-cell table:style-name="ce31" office:value-type="float" office:value="0.658087" calcext:value-type="float">
            <text:p>0.6581</text:p>
          </table:table-cell>
          <table:table-cell table:style-name="ce31" office:value-type="float" office:value="0.702815" calcext:value-type="float">
            <text:p>0.7028</text:p>
          </table:table-cell>
          <table:table-cell table:style-name="Default" table:number-columns-repeated="2"/>
        </table:table-row>
        <table:table-row table:style-name="ro1">
          <table:table-cell office:value-type="float" office:value="0.362132" calcext:value-type="float">
            <text:p>0.3621</text:p>
          </table:table-cell>
          <table:table-cell office:value-type="float" office:value="0.369938" calcext:value-type="float">
            <text:p>0.3699</text:p>
          </table:table-cell>
          <table:table-cell office:value-type="float" office:value="0.367245" calcext:value-type="float">
            <text:p>0.3672</text:p>
          </table:table-cell>
          <table:table-cell office:value-type="float" office:value="0.370612" calcext:value-type="float">
            <text:p>0.3706</text:p>
          </table:table-cell>
          <table:table-cell office:value-type="float" office:value="0.371479" calcext:value-type="float">
            <text:p>0.3715</text:p>
          </table:table-cell>
          <table:table-cell office:value-type="float" office:value="0.366308" calcext:value-type="float">
            <text:p>0.3663</text:p>
          </table:table-cell>
          <table:table-cell office:value-type="float" office:value="0.361783" calcext:value-type="float">
            <text:p>0.361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58822" calcext:value-type="float">
            <text:p>0.3588</text:p>
          </table:table-cell>
          <table:table-cell office:value-type="float" office:value="0.357834" calcext:value-type="float">
            <text:p>0.3578</text:p>
          </table:table-cell>
          <table:table-cell office:value-type="float" office:value="0.358708" calcext:value-type="float">
            <text:p>0.3587</text:p>
          </table:table-cell>
          <table:table-cell office:value-type="float" office:value="0.359336" calcext:value-type="float">
            <text:p>0.3593</text:p>
          </table:table-cell>
          <table:table-cell office:value-type="float" office:value="0.370775" calcext:value-type="float">
            <text:p>0.3708</text:p>
          </table:table-cell>
          <table:table-cell table:style-name="ce32" office:value-type="float" office:value="0.387964" calcext:value-type="float">
            <text:p>0.3880</text:p>
          </table:table-cell>
          <table:table-cell office:value-type="float" office:value="1.245645" calcext:value-type="float">
            <text:p>1.2456</text:p>
          </table:table-cell>
          <table:table-cell office:value-type="float" office:value="1.306927" calcext:value-type="float">
            <text:p>1.3069</text:p>
          </table:table-cell>
        </table:table-row>
        <table:table-row table:style-name="ro1">
          <table:table-cell office:value-type="float" office:value="0.473067" calcext:value-type="float">
            <text:p>0.4731</text:p>
          </table:table-cell>
          <table:table-cell office:value-type="float" office:value="0.478662" calcext:value-type="float">
            <text:p>0.4787</text:p>
          </table:table-cell>
          <table:table-cell office:value-type="float" office:value="0.439839" calcext:value-type="float">
            <text:p>0.4398</text:p>
          </table:table-cell>
          <table:table-cell office:value-type="float" office:value="0.352869" calcext:value-type="float">
            <text:p>0.3529</text:p>
          </table:table-cell>
          <table:table-cell office:value-type="float" office:value="0.353711" calcext:value-type="float">
            <text:p>0.3537</text:p>
          </table:table-cell>
          <table:table-cell office:value-type="float" office:value="0.348043" calcext:value-type="float">
            <text:p>0.3480</text:p>
          </table:table-cell>
          <table:table-cell office:value-type="float" office:value="0.343084" calcext:value-type="float">
            <text:p>0.3431</text:p>
          </table:table-cell>
          <table:table-cell office:value-type="float" office:value="0.339452" calcext:value-type="float">
            <text:p>0.3395</text:p>
          </table:table-cell>
          <table:table-cell office:value-type="float" office:value="0.340095" calcext:value-type="float">
            <text:p>0.3401</text:p>
          </table:table-cell>
          <table:table-cell office:value-type="float" office:value="0.339098" calcext:value-type="float">
            <text:p>0.3391</text:p>
          </table:table-cell>
          <table:table-cell office:value-type="float" office:value="0.339769" calcext:value-type="float">
            <text:p>0.3398</text:p>
          </table:table-cell>
          <table:table-cell office:value-type="float" office:value="0.340549" calcext:value-type="float">
            <text:p>0.3405</text:p>
          </table:table-cell>
          <table:table-cell office:value-type="float" office:value="0.352892" calcext:value-type="float">
            <text:p>0.3529</text:p>
          </table:table-cell>
          <table:table-cell table:style-name="ce32" office:value-type="float" office:value="0.365107" calcext:value-type="float">
            <text:p>0.3651</text:p>
          </table:table-cell>
          <table:table-cell office:value-type="float" office:value="0.663325" calcext:value-type="float">
            <text:p>0.6633</text:p>
          </table:table-cell>
          <table:table-cell office:value-type="float" office:value="0.702802" calcext:value-type="float">
            <text:p>0.7028</text:p>
          </table:table-cell>
        </table:table-row>
        <table:table-row table:style-name="ro1">
          <table:table-cell office:value-type="float" office:value="0.369581" calcext:value-type="float">
            <text:p>0.3696</text:p>
          </table:table-cell>
          <table:table-cell office:value-type="float" office:value="0.377379" calcext:value-type="float">
            <text:p>0.3774</text:p>
          </table:table-cell>
          <table:table-cell office:value-type="float" office:value="0.37468" calcext:value-type="float">
            <text:p>0.3747</text:p>
          </table:table-cell>
          <table:table-cell office:value-type="float" office:value="0.377835" calcext:value-type="float">
            <text:p>0.3778</text:p>
          </table:table-cell>
          <table:table-cell office:value-type="float" office:value="0.378845" calcext:value-type="float">
            <text:p>0.3788</text:p>
          </table:table-cell>
          <table:table-cell office:value-type="float" office:value="0.373952" calcext:value-type="float">
            <text:p>0.3740</text:p>
          </table:table-cell>
          <table:table-cell office:value-type="float" office:value="0.369335" calcext:value-type="float">
            <text:p>0.3693</text:p>
          </table:table-cell>
          <table:table-cell office:value-type="float" office:value="0.365912" calcext:value-type="float">
            <text:p>0.3659</text:p>
          </table:table-cell>
          <table:table-cell office:value-type="float" office:value="0.366625" calcext:value-type="float">
            <text:p>0.3666</text:p>
          </table:table-cell>
          <table:table-cell office:value-type="float" office:value="0.365587" calcext:value-type="float">
            <text:p>0.3656</text:p>
          </table:table-cell>
          <table:table-cell office:value-type="float" office:value="0.366371" calcext:value-type="float">
            <text:p>0.3664</text:p>
          </table:table-cell>
          <table:table-cell office:value-type="float" office:value="0.366753" calcext:value-type="float">
            <text:p>0.3668</text:p>
          </table:table-cell>
          <table:table-cell office:value-type="float" office:value="0.378154" calcext:value-type="float">
            <text:p>0.3782</text:p>
          </table:table-cell>
          <table:table-cell table:style-name="ce32" office:value-type="float" office:value="0.389041" calcext:value-type="float">
            <text:p>0.3890</text:p>
          </table:table-cell>
          <table:table-cell office:value-type="float" office:value="0.642733" calcext:value-type="float">
            <text:p>0.6427</text:p>
          </table:table-cell>
          <table:table-cell office:value-type="float" office:value="0.661992" calcext:value-type="float">
            <text:p>0.6620</text:p>
          </table:table-cell>
        </table:table-row>
        <table:table-row table:style-name="ro1">
          <table:table-cell office:value-type="float" office:value="0.361109" calcext:value-type="float">
            <text:p>0.3611</text:p>
          </table:table-cell>
          <table:table-cell office:value-type="float" office:value="0.369025" calcext:value-type="float">
            <text:p>0.3690</text:p>
          </table:table-cell>
          <table:table-cell office:value-type="float" office:value="0.367823" calcext:value-type="float">
            <text:p>0.3678</text:p>
          </table:table-cell>
          <table:table-cell office:value-type="float" office:value="0.369602" calcext:value-type="float">
            <text:p>0.3696</text:p>
          </table:table-cell>
          <table:table-cell office:value-type="float" office:value="0.370392" calcext:value-type="float">
            <text:p>0.3704</text:p>
          </table:table-cell>
          <table:table-cell office:value-type="float" office:value="0.367574" calcext:value-type="float">
            <text:p>0.3676</text:p>
          </table:table-cell>
          <table:table-cell office:value-type="float" office:value="0.360632" calcext:value-type="float">
            <text:p>0.3606</text:p>
          </table:table-cell>
          <table:table-cell office:value-type="float" office:value="0.357263" calcext:value-type="float">
            <text:p>0.3573</text:p>
          </table:table-cell>
          <table:table-cell office:value-type="float" office:value="0.358055" calcext:value-type="float">
            <text:p>0.3581</text:p>
          </table:table-cell>
          <table:table-cell office:value-type="float" office:value="0.357014" calcext:value-type="float">
            <text:p>0.3570</text:p>
          </table:table-cell>
          <table:table-cell office:value-type="float" office:value="0.357838" calcext:value-type="float">
            <text:p>0.3578</text:p>
          </table:table-cell>
          <table:table-cell office:value-type="float" office:value="0.358368" calcext:value-type="float">
            <text:p>0.3584</text:p>
          </table:table-cell>
          <table:table-cell office:value-type="float" office:value="0.407909" calcext:value-type="float">
            <text:p>0.4079</text:p>
          </table:table-cell>
          <table:table-cell table:style-name="ce32" office:value-type="float" office:value="0.464911" calcext:value-type="float">
            <text:p>0.4649</text:p>
          </table:table-cell>
          <table:table-cell office:value-type="float" office:value="0.626325" calcext:value-type="float">
            <text:p>0.6263</text:p>
          </table:table-cell>
          <table:table-cell office:value-type="float" office:value="0.663118" calcext:value-type="float">
            <text:p>0.6631</text:p>
          </table:table-cell>
        </table:table-row>
        <table:table-row table:style-name="ro1">
          <table:table-cell office:value-type="float" office:value="0.350272" calcext:value-type="float">
            <text:p>0.3503</text:p>
          </table:table-cell>
          <table:table-cell office:value-type="float" office:value="0.359117" calcext:value-type="float">
            <text:p>0.3591</text:p>
          </table:table-cell>
          <table:table-cell office:value-type="float" office:value="0.356055" calcext:value-type="float">
            <text:p>0.3561</text:p>
          </table:table-cell>
          <table:table-cell office:value-type="float" office:value="0.35962" calcext:value-type="float">
            <text:p>0.3596</text:p>
          </table:table-cell>
          <table:table-cell office:value-type="float" office:value="0.360839" calcext:value-type="float">
            <text:p>0.3608</text:p>
          </table:table-cell>
          <table:table-cell office:value-type="float" office:value="0.360194" calcext:value-type="float">
            <text:p>0.3602</text:p>
          </table:table-cell>
          <table:table-cell office:value-type="float" office:value="0.349591" calcext:value-type="float">
            <text:p>0.3496</text:p>
          </table:table-cell>
          <table:table-cell office:value-type="float" office:value="0.345799" calcext:value-type="float">
            <text:p>0.3458</text:p>
          </table:table-cell>
          <table:table-cell office:value-type="float" office:value="0.346726" calcext:value-type="float">
            <text:p>0.3467</text:p>
          </table:table-cell>
          <table:table-cell office:value-type="float" office:value="0.345361" calcext:value-type="float">
            <text:p>0.3454</text:p>
          </table:table-cell>
          <table:table-cell office:value-type="float" office:value="0.396955" calcext:value-type="float">
            <text:p>0.3970</text:p>
          </table:table-cell>
          <table:table-cell office:value-type="float" office:value="0.443738" calcext:value-type="float">
            <text:p>0.4437</text:p>
          </table:table-cell>
          <table:table-cell office:value-type="float" office:value="0.417985" calcext:value-type="float">
            <text:p>0.4180</text:p>
          </table:table-cell>
          <table:table-cell table:style-name="ce32" office:value-type="float" office:value="0.385314" calcext:value-type="float">
            <text:p>0.3853</text:p>
          </table:table-cell>
          <table:table-cell office:value-type="float" office:value="0.624988" calcext:value-type="float">
            <text:p>0.6250</text:p>
          </table:table-cell>
          <table:table-cell office:value-type="float" office:value="0.66264" calcext:value-type="float">
            <text:p>0.6626</text:p>
          </table:table-cell>
        </table:table-row>
        <table:table-row table:style-name="ro1">
          <table:table-cell office:value-type="float" office:value="0.353901" calcext:value-type="float">
            <text:p>0.3539</text:p>
          </table:table-cell>
          <table:table-cell office:value-type="float" office:value="0.363865" calcext:value-type="float">
            <text:p>0.3639</text:p>
          </table:table-cell>
          <table:table-cell office:value-type="float" office:value="0.36075" calcext:value-type="float">
            <text:p>0.3608</text:p>
          </table:table-cell>
          <table:table-cell office:value-type="float" office:value="0.364403" calcext:value-type="float">
            <text:p>0.3644</text:p>
          </table:table-cell>
          <table:table-cell office:value-type="float" office:value="0.365378" calcext:value-type="float">
            <text:p>0.3654</text:p>
          </table:table-cell>
          <table:table-cell office:value-type="float" office:value="0.359409" calcext:value-type="float">
            <text:p>0.3594</text:p>
          </table:table-cell>
          <table:table-cell office:value-type="float" office:value="0.353161" calcext:value-type="float">
            <text:p>0.3532</text:p>
          </table:table-cell>
          <table:table-cell office:value-type="float" office:value="0.361836" calcext:value-type="float">
            <text:p>0.3618</text:p>
          </table:table-cell>
          <table:table-cell office:value-type="float" office:value="0.39736" calcext:value-type="float">
            <text:p>0.3974</text:p>
          </table:table-cell>
          <table:table-cell office:value-type="float" office:value="0.431025" calcext:value-type="float">
            <text:p>0.4310</text:p>
          </table:table-cell>
          <table:table-cell office:value-type="float" office:value="0.402151" calcext:value-type="float">
            <text:p>0.4022</text:p>
          </table:table-cell>
          <table:table-cell office:value-type="float" office:value="0.361292" calcext:value-type="float">
            <text:p>0.3613</text:p>
          </table:table-cell>
          <table:table-cell office:value-type="float" office:value="0.3645" calcext:value-type="float">
            <text:p>0.3645</text:p>
          </table:table-cell>
          <table:table-cell table:style-name="ce32" office:value-type="float" office:value="0.376554" calcext:value-type="float">
            <text:p>0.3766</text:p>
          </table:table-cell>
          <table:table-cell office:value-type="float" office:value="0.62687" calcext:value-type="float">
            <text:p>0.6269</text:p>
          </table:table-cell>
          <table:table-cell office:value-type="float" office:value="0.660594" calcext:value-type="float">
            <text:p>0.6606</text:p>
          </table:table-cell>
        </table:table-row>
        <table:table-row table:style-name="ro1">
          <table:table-cell office:value-type="float" office:value="0.34846" calcext:value-type="float">
            <text:p>0.3485</text:p>
          </table:table-cell>
          <table:table-cell office:value-type="float" office:value="0.358504" calcext:value-type="float">
            <text:p>0.3585</text:p>
          </table:table-cell>
          <table:table-cell office:value-type="float" office:value="0.355261" calcext:value-type="float">
            <text:p>0.3553</text:p>
          </table:table-cell>
          <table:table-cell office:value-type="float" office:value="0.359239" calcext:value-type="float">
            <text:p>0.3592</text:p>
          </table:table-cell>
          <table:table-cell office:value-type="float" office:value="0.360225" calcext:value-type="float">
            <text:p>0.3602</text:p>
          </table:table-cell>
          <table:table-cell office:value-type="float" office:value="0.375788" calcext:value-type="float">
            <text:p>0.3758</text:p>
          </table:table-cell>
          <table:table-cell office:value-type="float" office:value="0.402976" calcext:value-type="float">
            <text:p>0.4030</text:p>
          </table:table-cell>
          <table:table-cell office:value-type="float" office:value="0.419745" calcext:value-type="float">
            <text:p>0.4197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80027" calcext:value-type="float">
            <text:p>0.3800</text:p>
          </table:table-cell>
          <table:table-cell office:value-type="float" office:value="0.344306" calcext:value-type="float">
            <text:p>0.3443</text:p>
          </table:table-cell>
          <table:table-cell office:value-type="float" office:value="0.344604" calcext:value-type="float">
            <text:p>0.3446</text:p>
          </table:table-cell>
          <table:table-cell office:value-type="float" office:value="0.359373" calcext:value-type="float">
            <text:p>0.3594</text:p>
          </table:table-cell>
          <table:table-cell table:style-name="ce32" office:value-type="float" office:value="0.371256" calcext:value-type="float">
            <text:p>0.3713</text:p>
          </table:table-cell>
          <table:table-cell office:value-type="float" office:value="0.625797" calcext:value-type="float">
            <text:p>0.6258</text:p>
          </table:table-cell>
          <table:table-cell office:value-type="float" office:value="0.658065" calcext:value-type="float">
            <text:p>0.6581</text:p>
          </table:table-cell>
        </table:table-row>
        <table:table-row table:style-name="ro1">
          <table:table-cell office:value-type="float" office:value="0.347066" calcext:value-type="float">
            <text:p>0.3471</text:p>
          </table:table-cell>
          <table:table-cell office:value-type="float" office:value="0.360915" calcext:value-type="float">
            <text:p>0.3609</text:p>
          </table:table-cell>
          <table:table-cell office:value-type="float" office:value="0.35305" calcext:value-type="float">
            <text:p>0.3531</text:p>
          </table:table-cell>
          <table:table-cell office:value-type="float" office:value="0.38718" calcext:value-type="float">
            <text:p>0.3872</text:p>
          </table:table-cell>
          <table:table-cell office:value-type="float" office:value="0.434922" calcext:value-type="float">
            <text:p>0.4349</text:p>
          </table:table-cell>
          <table:table-cell office:value-type="float" office:value="0.431415" calcext:value-type="float">
            <text:p>0.4314</text:p>
          </table:table-cell>
          <table:table-cell office:value-type="float" office:value="0.393576" calcext:value-type="float">
            <text:p>0.3936</text:p>
          </table:table-cell>
          <table:table-cell office:value-type="float" office:value="0.363191" calcext:value-type="float">
            <text:p>0.3632</text:p>
          </table:table-cell>
          <table:table-cell office:value-type="float" office:value="0.343458" calcext:value-type="float">
            <text:p>0.3435</text:p>
          </table:table-cell>
          <table:table-cell office:value-type="float" office:value="0.342234" calcext:value-type="float">
            <text:p>0.3422</text:p>
          </table:table-cell>
          <table:table-cell office:value-type="float" office:value="0.343154" calcext:value-type="float">
            <text:p>0.3432</text:p>
          </table:table-cell>
          <table:table-cell office:value-type="float" office:value="0.343783" calcext:value-type="float">
            <text:p>0.3438</text:p>
          </table:table-cell>
          <table:table-cell office:value-type="float" office:value="0.356746" calcext:value-type="float">
            <text:p>0.3567</text:p>
          </table:table-cell>
          <table:table-cell table:style-name="ce32" office:value-type="float" office:value="0.368297" calcext:value-type="float">
            <text:p>0.3683</text:p>
          </table:table-cell>
          <table:table-cell office:value-type="float" office:value="0.62733" calcext:value-type="float">
            <text:p>0.6273</text:p>
          </table:table-cell>
          <table:table-cell office:value-type="float" office:value="0.661586" calcext:value-type="float">
            <text:p>0.6616</text:p>
          </table:table-cell>
        </table:table-row>
        <table:table-row table:style-name="ro1">
          <table:table-cell office:value-type="float" office:value="0.350898" calcext:value-type="float">
            <text:p>0.3509</text:p>
          </table:table-cell>
          <table:table-cell office:value-type="float" office:value="0.399455" calcext:value-type="float">
            <text:p>0.3995</text:p>
          </table:table-cell>
          <table:table-cell office:value-type="float" office:value="0.44226" calcext:value-type="float">
            <text:p>0.4423</text:p>
          </table:table-cell>
          <table:table-cell office:value-type="float" office:value="0.427118" calcext:value-type="float">
            <text:p>0.4271</text:p>
          </table:table-cell>
          <table:table-cell office:value-type="float" office:value="0.383877" calcext:value-type="float">
            <text:p>0.3839</text:p>
          </table:table-cell>
          <table:table-cell office:value-type="float" office:value="0.355097" calcext:value-type="float">
            <text:p>0.3551</text:p>
          </table:table-cell>
          <table:table-cell office:value-type="float" office:value="0.350123" calcext:value-type="float">
            <text:p>0.3501</text:p>
          </table:table-cell>
          <table:table-cell office:value-type="float" office:value="0.349684" calcext:value-type="float">
            <text:p>0.3497</text:p>
          </table:table-cell>
          <table:table-cell office:value-type="float" office:value="0.347147" calcext:value-type="float">
            <text:p>0.3471</text:p>
          </table:table-cell>
          <table:table-cell office:value-type="float" office:value="0.346326" calcext:value-type="float">
            <text:p>0.3463</text:p>
          </table:table-cell>
          <table:table-cell office:value-type="float" office:value="0.347059" calcext:value-type="float">
            <text:p>0.3471</text:p>
          </table:table-cell>
          <table:table-cell office:value-type="float" office:value="0.350457" calcext:value-type="float">
            <text:p>0.3505</text:p>
          </table:table-cell>
          <table:table-cell office:value-type="float" office:value="0.359794" calcext:value-type="float">
            <text:p>0.3598</text:p>
          </table:table-cell>
          <table:table-cell table:style-name="ce32" office:value-type="float" office:value="0.371309" calcext:value-type="float">
            <text:p>0.3713</text:p>
          </table:table-cell>
          <table:table-cell office:value-type="float" office:value="0.627722" calcext:value-type="float">
            <text:p>0.6277</text:p>
          </table:table-cell>
          <table:table-cell office:value-type="float" office:value="0.660101" calcext:value-type="float">
            <text:p>0.6601</text:p>
          </table:table-cell>
        </table:table-row>
        <table:table-row table:style-name="ro1">
          <table:table-cell office:value-type="float" office:value="0.40291" calcext:value-type="float">
            <text:p>0.4029</text:p>
          </table:table-cell>
          <table:table-cell office:value-type="float" office:value="0.422142" calcext:value-type="float">
            <text:p>0.4221</text:p>
          </table:table-cell>
          <table:table-cell office:value-type="float" office:value="0.37783" calcext:value-type="float">
            <text:p>0.3778</text:p>
          </table:table-cell>
          <table:table-cell office:value-type="float" office:value="0.366743" calcext:value-type="float">
            <text:p>0.3667</text:p>
          </table:table-cell>
          <table:table-cell office:value-type="float" office:value="0.367714" calcext:value-type="float">
            <text:p>0.3677</text:p>
          </table:table-cell>
          <table:table-cell office:value-type="float" office:value="0.36711" calcext:value-type="float">
            <text:p>0.3671</text:p>
          </table:table-cell>
          <table:table-cell office:value-type="float" office:value="0.35701" calcext:value-type="float">
            <text:p>0.3570</text:p>
          </table:table-cell>
          <table:table-cell office:value-type="float" office:value="0.353461" calcext:value-type="float">
            <text:p>0.3535</text:p>
          </table:table-cell>
          <table:table-cell office:value-type="float" office:value="0.353996" calcext:value-type="float">
            <text:p>0.3540</text:p>
          </table:table-cell>
          <table:table-cell office:value-type="float" office:value="0.353547" calcext:value-type="float">
            <text:p>0.3535</text:p>
          </table:table-cell>
          <table:table-cell office:value-type="float" office:value="0.353993" calcext:value-type="float">
            <text:p>0.3540</text:p>
          </table:table-cell>
          <table:table-cell office:value-type="float" office:value="0.354453" calcext:value-type="float">
            <text:p>0.3545</text:p>
          </table:table-cell>
          <table:table-cell office:value-type="float" office:value="0.366787" calcext:value-type="float">
            <text:p>0.3668</text:p>
          </table:table-cell>
          <table:table-cell table:style-name="ce32" office:value-type="float" office:value="0.377887" calcext:value-type="float">
            <text:p>0.3779</text:p>
          </table:table-cell>
          <table:table-cell office:value-type="float" office:value="0.630326" calcext:value-type="float">
            <text:p>0.6303</text:p>
          </table:table-cell>
          <table:table-cell office:value-type="float" office:value="0.660058" calcext:value-type="float">
            <text:p>0.6601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0.44959" calcext:value-type="float">
            <text:p>0.4496</text:p>
          </table:table-cell>
          <table:table-cell table:style-name="ce31" office:value-type="float" office:value="0.413963" calcext:value-type="float">
            <text:p>0.4140</text:p>
          </table:table-cell>
          <table:table-cell table:style-name="ce31" office:value-type="float" office:value="0.47586" calcext:value-type="float">
            <text:p>0.4759</text:p>
          </table:table-cell>
          <table:table-cell table:style-name="ce31" office:value-type="float" office:value="0.688405" calcext:value-type="float">
            <text:p>0.6884</text:p>
          </table:table-cell>
          <table:table-cell table:style-name="ce31" office:value-type="float" office:value="0.6252" calcext:value-type="float">
            <text:p>0.6252</text:p>
          </table:table-cell>
          <table:table-cell table:style-name="ce31" office:value-type="float" office:value="0.679208" calcext:value-type="float">
            <text:p>0.6792</text:p>
          </table:table-cell>
          <table:table-cell table:style-name="ce31" office:value-type="float" office:value="0.688427" calcext:value-type="float">
            <text:p>0.6884</text:p>
          </table:table-cell>
          <table:table-cell table:style-name="ce31" office:value-type="float" office:value="0.625227" calcext:value-type="float">
            <text:p>0.6252</text:p>
          </table:table-cell>
          <table:table-cell table:style-name="ce31" office:value-type="float" office:value="0.679221" calcext:value-type="float">
            <text:p>0.6792</text:p>
          </table:table-cell>
          <table:table-cell table:style-name="Default" table:number-columns-repeated="2"/>
        </table:table-row>
        <table:table-row table:style-name="ro1">
          <table:table-cell office:value-type="float" office:value="0.37851" calcext:value-type="float">
            <text:p>0.3785</text:p>
          </table:table-cell>
          <table:table-cell office:value-type="float" office:value="0.385997" calcext:value-type="float">
            <text:p>0.3860</text:p>
          </table:table-cell>
          <table:table-cell office:value-type="float" office:value="0.385352" calcext:value-type="float">
            <text:p>0.3854</text:p>
          </table:table-cell>
          <table:table-cell office:value-type="float" office:value="0.388698" calcext:value-type="float">
            <text:p>0.3887</text:p>
          </table:table-cell>
          <table:table-cell office:value-type="float" office:value="0.386259" calcext:value-type="float">
            <text:p>0.3863</text:p>
          </table:table-cell>
          <table:table-cell office:value-type="float" office:value="0.388045" calcext:value-type="float">
            <text:p>0.3880</text:p>
          </table:table-cell>
          <table:table-cell office:value-type="float" office:value="0.379254" calcext:value-type="float">
            <text:p>0.3793</text:p>
          </table:table-cell>
          <table:table-cell office:value-type="float" office:value="0.375812" calcext:value-type="float">
            <text:p>0.3758</text:p>
          </table:table-cell>
          <table:table-cell office:value-type="float" office:value="0.374004" calcext:value-type="float">
            <text:p>0.3740</text:p>
          </table:table-cell>
          <table:table-cell office:value-type="float" office:value="0.374801" calcext:value-type="float">
            <text:p>0.3748</text:p>
          </table:table-cell>
          <table:table-cell office:value-type="float" office:value="0.375538" calcext:value-type="float">
            <text:p>0.3755</text:p>
          </table:table-cell>
          <table:table-cell office:value-type="float" office:value="0.381138" calcext:value-type="float">
            <text:p>0.3811</text:p>
          </table:table-cell>
          <table:table-cell office:value-type="float" office:value="0.380311" calcext:value-type="float">
            <text:p>0.3803</text:p>
          </table:table-cell>
          <table:table-cell office:value-type="float" office:value="0.379316" calcext:value-type="float">
            <text:p>0.3793</text:p>
          </table:table-cell>
          <table:table-cell table:style-name="ce32" office:value-type="float" office:value="0.382733" calcext:value-type="float">
            <text:p>0.3827</text:p>
          </table:table-cell>
          <table:table-cell office:value-type="float" office:value="1.108303" calcext:value-type="float">
            <text:p>1.1083</text:p>
          </table:table-cell>
        </table:table-row>
        <table:table-row table:style-name="ro1">
          <table:table-cell office:value-type="float" office:value="0.355298" calcext:value-type="float">
            <text:p>0.3553</text:p>
          </table:table-cell>
          <table:table-cell office:value-type="float" office:value="0.36702" calcext:value-type="float">
            <text:p>0.3670</text:p>
          </table:table-cell>
          <table:table-cell office:value-type="float" office:value="0.36366" calcext:value-type="float">
            <text:p>0.3637</text:p>
          </table:table-cell>
          <table:table-cell office:value-type="float" office:value="0.367599" calcext:value-type="float">
            <text:p>0.3676</text:p>
          </table:table-cell>
          <table:table-cell office:value-type="float" office:value="0.364868" calcext:value-type="float">
            <text:p>0.3649</text:p>
          </table:table-cell>
          <table:table-cell office:value-type="float" office:value="0.366697" calcext:value-type="float">
            <text:p>0.3667</text:p>
          </table:table-cell>
          <table:table-cell office:value-type="float" office:value="0.408476" calcext:value-type="float">
            <text:p>0.4085</text:p>
          </table:table-cell>
          <table:table-cell office:value-type="float" office:value="0.436773" calcext:value-type="float">
            <text:p>0.4368</text:p>
          </table:table-cell>
          <table:table-cell office:value-type="float" office:value="0.459783" calcext:value-type="float">
            <text:p>0.4598</text:p>
          </table:table-cell>
          <table:table-cell office:value-type="float" office:value="0.462013" calcext:value-type="float">
            <text:p>0.4620</text:p>
          </table:table-cell>
          <table:table-cell office:value-type="float" office:value="0.378529" calcext:value-type="float">
            <text:p>0.3785</text:p>
          </table:table-cell>
          <table:table-cell office:value-type="float" office:value="0.358391" calcext:value-type="float">
            <text:p>0.3584</text:p>
          </table:table-cell>
          <table:table-cell office:value-type="float" office:value="0.357217" calcext:value-type="float">
            <text:p>0.3572</text:p>
          </table:table-cell>
          <table:table-cell office:value-type="float" office:value="0.355923" calcext:value-type="float">
            <text:p>0.3559</text:p>
          </table:table-cell>
          <table:table-cell table:style-name="ce32" office:value-type="float" office:value="0.352667" calcext:value-type="float">
            <text:p>0.3527</text:p>
          </table:table-cell>
          <table:table-cell office:value-type="float" office:value="0.679208" calcext:value-type="float">
            <text:p>0.6792</text:p>
          </table:table-cell>
        </table:table-row>
        <table:table-row table:style-name="ro1">
          <table:table-cell office:value-type="float" office:value="0.359987" calcext:value-type="float">
            <text:p>0.3600</text:p>
          </table:table-cell>
          <table:table-cell office:value-type="float" office:value="0.367951" calcext:value-type="float">
            <text:p>0.3680</text:p>
          </table:table-cell>
          <table:table-cell office:value-type="float" office:value="0.369453" calcext:value-type="float">
            <text:p>0.3695</text:p>
          </table:table-cell>
          <table:table-cell office:value-type="float" office:value="0.407937" calcext:value-type="float">
            <text:p>0.4079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7586" calcext:value-type="float">
            <text:p>0.4759</text:p>
          </table:table-cell>
          <table:table-cell office:value-type="float" office:value="0.409961" calcext:value-type="float">
            <text:p>0.4100</text:p>
          </table:table-cell>
          <table:table-cell office:value-type="float" office:value="0.382281" calcext:value-type="float">
            <text:p>0.3823</text:p>
          </table:table-cell>
          <table:table-cell office:value-type="float" office:value="0.354666" calcext:value-type="float">
            <text:p>0.3547</text:p>
          </table:table-cell>
          <table:table-cell office:value-type="float" office:value="0.35557" calcext:value-type="float">
            <text:p>0.3556</text:p>
          </table:table-cell>
          <table:table-cell office:value-type="float" office:value="0.356362" calcext:value-type="float">
            <text:p>0.3564</text:p>
          </table:table-cell>
          <table:table-cell office:value-type="float" office:value="0.36296" calcext:value-type="float">
            <text:p>0.3630</text:p>
          </table:table-cell>
          <table:table-cell office:value-type="float" office:value="0.361813" calcext:value-type="float">
            <text:p>0.3618</text:p>
          </table:table-cell>
          <table:table-cell office:value-type="float" office:value="0.360785" calcext:value-type="float">
            <text:p>0.3608</text:p>
          </table:table-cell>
          <table:table-cell table:style-name="ce32" office:value-type="float" office:value="0.358165" calcext:value-type="float">
            <text:p>0.3582</text:p>
          </table:table-cell>
          <table:table-cell office:value-type="float" office:value="0.664233" calcext:value-type="float">
            <text:p>0.6642</text:p>
          </table:table-cell>
        </table:table-row>
        <table:table-row table:style-name="ro1">
          <table:table-cell office:value-type="float" office:value="0.396909" calcext:value-type="float">
            <text:p>0.3969</text:p>
          </table:table-cell>
          <table:table-cell office:value-type="float" office:value="0.441001" calcext:value-type="float">
            <text:p>0.4410</text:p>
          </table:table-cell>
          <table:table-cell office:value-type="float" office:value="0.457878" calcext:value-type="float">
            <text:p>0.4579</text:p>
          </table:table-cell>
          <table:table-cell office:value-type="float" office:value="0.428639" calcext:value-type="float">
            <text:p>0.4286</text:p>
          </table:table-cell>
          <table:table-cell office:value-type="float" office:value="0.423966" calcext:value-type="float">
            <text:p>0.4240</text:p>
          </table:table-cell>
          <table:table-cell office:value-type="float" office:value="0.366137" calcext:value-type="float">
            <text:p>0.3661</text:p>
          </table:table-cell>
          <table:table-cell office:value-type="float" office:value="0.356405" calcext:value-type="float">
            <text:p>0.3564</text:p>
          </table:table-cell>
          <table:table-cell office:value-type="float" office:value="0.350302" calcext:value-type="float">
            <text:p>0.3503</text:p>
          </table:table-cell>
          <table:table-cell office:value-type="float" office:value="0.34871" calcext:value-type="float">
            <text:p>0.3487</text:p>
          </table:table-cell>
          <table:table-cell office:value-type="float" office:value="0.349477" calcext:value-type="float">
            <text:p>0.3495</text:p>
          </table:table-cell>
          <table:table-cell office:value-type="float" office:value="0.350026" calcext:value-type="float">
            <text:p>0.3500</text:p>
          </table:table-cell>
          <table:table-cell office:value-type="float" office:value="0.356561" calcext:value-type="float">
            <text:p>0.3566</text:p>
          </table:table-cell>
          <table:table-cell office:value-type="float" office:value="0.355151" calcext:value-type="float">
            <text:p>0.3552</text:p>
          </table:table-cell>
          <table:table-cell office:value-type="float" office:value="0.356784" calcext:value-type="float">
            <text:p>0.3568</text:p>
          </table:table-cell>
          <table:table-cell table:style-name="ce32" office:value-type="float" office:value="0.352198" calcext:value-type="float">
            <text:p>0.3522</text:p>
          </table:table-cell>
          <table:table-cell office:value-type="float" office:value="0.626453" calcext:value-type="float">
            <text:p>0.6265</text:p>
          </table:table-cell>
        </table:table-row>
        <table:table-row table:style-name="ro1">
          <table:table-cell office:value-type="float" office:value="0.413963" calcext:value-type="float">
            <text:p>0.4140</text:p>
          </table:table-cell>
          <table:table-cell office:value-type="float" office:value="0.401564" calcext:value-type="float">
            <text:p>0.4016</text:p>
          </table:table-cell>
          <table:table-cell office:value-type="float" office:value="0.381982" calcext:value-type="float">
            <text:p>0.3820</text:p>
          </table:table-cell>
          <table:table-cell office:value-type="float" office:value="0.385194" calcext:value-type="float">
            <text:p>0.3852</text:p>
          </table:table-cell>
          <table:table-cell office:value-type="float" office:value="0.38288" calcext:value-type="float">
            <text:p>0.3829</text:p>
          </table:table-cell>
          <table:table-cell office:value-type="float" office:value="0.384689" calcext:value-type="float">
            <text:p>0.3847</text:p>
          </table:table-cell>
          <table:table-cell office:value-type="float" office:value="0.37549" calcext:value-type="float">
            <text:p>0.3755</text:p>
          </table:table-cell>
          <table:table-cell office:value-type="float" office:value="0.372043" calcext:value-type="float">
            <text:p>0.3720</text:p>
          </table:table-cell>
          <table:table-cell office:value-type="float" office:value="0.370311" calcext:value-type="float">
            <text:p>0.3703</text:p>
          </table:table-cell>
          <table:table-cell office:value-type="float" office:value="0.370852" calcext:value-type="float">
            <text:p>0.3709</text:p>
          </table:table-cell>
          <table:table-cell office:value-type="float" office:value="0.371657" calcext:value-type="float">
            <text:p>0.3717</text:p>
          </table:table-cell>
          <table:table-cell office:value-type="float" office:value="0.377536" calcext:value-type="float">
            <text:p>0.3775</text:p>
          </table:table-cell>
          <table:table-cell office:value-type="float" office:value="0.376697" calcext:value-type="float">
            <text:p>0.3767</text:p>
          </table:table-cell>
          <table:table-cell office:value-type="float" office:value="0.375786" calcext:value-type="float">
            <text:p>0.3758</text:p>
          </table:table-cell>
          <table:table-cell table:style-name="ce32" office:value-type="float" office:value="0.373054" calcext:value-type="float">
            <text:p>0.3731</text:p>
          </table:table-cell>
          <table:table-cell office:value-type="float" office:value="0.6252" calcext:value-type="float">
            <text:p>0.6252</text:p>
          </table:table-cell>
        </table:table-row>
        <table:table-row table:style-name="ro1">
          <table:table-cell office:value-type="float" office:value="0.382705" calcext:value-type="float">
            <text:p>0.3827</text:p>
          </table:table-cell>
          <table:table-cell office:value-type="float" office:value="0.383094" calcext:value-type="float">
            <text:p>0.3831</text:p>
          </table:table-cell>
          <table:table-cell office:value-type="float" office:value="0.381314" calcext:value-type="float">
            <text:p>0.3813</text:p>
          </table:table-cell>
          <table:table-cell office:value-type="float" office:value="0.387194" calcext:value-type="float">
            <text:p>0.3872</text:p>
          </table:table-cell>
          <table:table-cell office:value-type="float" office:value="0.37968" calcext:value-type="float">
            <text:p>0.3797</text:p>
          </table:table-cell>
          <table:table-cell office:value-type="float" office:value="0.38146" calcext:value-type="float">
            <text:p>0.3815</text:p>
          </table:table-cell>
          <table:table-cell office:value-type="float" office:value="0.371614" calcext:value-type="float">
            <text:p>0.3716</text:p>
          </table:table-cell>
          <table:table-cell office:value-type="float" office:value="0.36805" calcext:value-type="float">
            <text:p>0.3681</text:p>
          </table:table-cell>
          <table:table-cell office:value-type="float" office:value="0.366455" calcext:value-type="float">
            <text:p>0.3665</text:p>
          </table:table-cell>
          <table:table-cell office:value-type="float" office:value="0.367161" calcext:value-type="float">
            <text:p>0.3672</text:p>
          </table:table-cell>
          <table:table-cell office:value-type="float" office:value="0.367886" calcext:value-type="float">
            <text:p>0.3679</text:p>
          </table:table-cell>
          <table:table-cell office:value-type="float" office:value="0.37409" calcext:value-type="float">
            <text:p>0.3741</text:p>
          </table:table-cell>
          <table:table-cell office:value-type="float" office:value="0.373311" calcext:value-type="float">
            <text:p>0.3733</text:p>
          </table:table-cell>
          <table:table-cell office:value-type="float" office:value="0.410743" calcext:value-type="float">
            <text:p>0.4107</text:p>
          </table:table-cell>
          <table:table-cell table:style-name="ce32" office:value-type="float" office:value="0.444212" calcext:value-type="float">
            <text:p>0.4442</text:p>
          </table:table-cell>
          <table:table-cell office:value-type="float" office:value="0.631008" calcext:value-type="float">
            <text:p>0.6310</text:p>
          </table:table-cell>
        </table:table-row>
        <table:table-row table:style-name="ro1">
          <table:table-cell office:value-type="float" office:value="0.355946" calcext:value-type="float">
            <text:p>0.3559</text:p>
          </table:table-cell>
          <table:table-cell office:value-type="float" office:value="0.362538" calcext:value-type="float">
            <text:p>0.362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997" calcext:value-type="float">
            <text:p>0.3700</text:p>
          </table:table-cell>
          <table:table-cell office:value-type="float" office:value="0.363183" calcext:value-type="float">
            <text:p>0.3632</text:p>
          </table:table-cell>
          <table:table-cell office:value-type="float" office:value="0.368959" calcext:value-type="float">
            <text:p>0.3690</text:p>
          </table:table-cell>
          <table:table-cell office:value-type="float" office:value="0.353964" calcext:value-type="float">
            <text:p>0.3540</text:p>
          </table:table-cell>
          <table:table-cell office:value-type="float" office:value="0.349826" calcext:value-type="float">
            <text:p>0.3498</text:p>
          </table:table-cell>
          <table:table-cell office:value-type="float" office:value="0.348111" calcext:value-type="float">
            <text:p>0.3481</text:p>
          </table:table-cell>
          <table:table-cell office:value-type="float" office:value="0.348703" calcext:value-type="float">
            <text:p>0.3487</text:p>
          </table:table-cell>
          <table:table-cell office:value-type="float" office:value="0.390743" calcext:value-type="float">
            <text:p>0.3907</text:p>
          </table:table-cell>
          <table:table-cell office:value-type="float" office:value="0.432155" calcext:value-type="float">
            <text:p>0.4322</text:p>
          </table:table-cell>
          <table:table-cell office:value-type="float" office:value="0.458841" calcext:value-type="float">
            <text:p>0.4588</text:p>
          </table:table-cell>
          <table:table-cell office:value-type="float" office:value="0.423242" calcext:value-type="float">
            <text:p>0.4232</text:p>
          </table:table-cell>
          <table:table-cell table:style-name="ce32" office:value-type="float" office:value="0.384942" calcext:value-type="float">
            <text:p>0.3849</text:p>
          </table:table-cell>
          <table:table-cell office:value-type="float" office:value="0.632766" calcext:value-type="float">
            <text:p>0.6328</text:p>
          </table:table-cell>
        </table:table-row>
        <table:table-row table:style-name="ro1">
          <table:table-cell office:value-type="float" office:value="0.351896" calcext:value-type="float">
            <text:p>0.3519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64381" calcext:value-type="float">
            <text:p>0.3644</text:p>
          </table:table-cell>
          <table:table-cell office:value-type="float" office:value="0.364167" calcext:value-type="float">
            <text:p>0.3642</text:p>
          </table:table-cell>
          <table:table-cell office:value-type="float" office:value="0.361548" calcext:value-type="float">
            <text:p>0.3615</text:p>
          </table:table-cell>
          <table:table-cell office:value-type="float" office:value="0.363336" calcext:value-type="float">
            <text:p>0.3633</text:p>
          </table:table-cell>
          <table:table-cell office:value-type="float" office:value="0.351921" calcext:value-type="float">
            <text:p>0.3519</text:p>
          </table:table-cell>
          <table:table-cell office:value-type="float" office:value="0.38585" calcext:value-type="float">
            <text:p>0.3859</text:p>
          </table:table-cell>
          <table:table-cell office:value-type="float" office:value="0.421346" calcext:value-type="float">
            <text:p>0.4213</text:p>
          </table:table-cell>
          <table:table-cell office:value-type="float" office:value="0.458032" calcext:value-type="float">
            <text:p>0.4580</text:p>
          </table:table-cell>
          <table:table-cell office:value-type="float" office:value="0.426148" calcext:value-type="float">
            <text:p>0.4261</text:p>
          </table:table-cell>
          <table:table-cell office:value-type="float" office:value="0.395655" calcext:value-type="float">
            <text:p>0.3957</text:p>
          </table:table-cell>
          <table:table-cell office:value-type="float" office:value="0.360219" calcext:value-type="float">
            <text:p>0.3602</text:p>
          </table:table-cell>
          <table:table-cell office:value-type="float" office:value="0.35217" calcext:value-type="float">
            <text:p>0.3522</text:p>
          </table:table-cell>
          <table:table-cell table:style-name="ce32" office:value-type="float" office:value="0.348749" calcext:value-type="float">
            <text:p>0.3487</text:p>
          </table:table-cell>
          <table:table-cell office:value-type="float" office:value="0.641715" calcext:value-type="float">
            <text:p>0.6417</text:p>
          </table:table-cell>
        </table:table-row>
        <table:table-row table:style-name="ro1">
          <table:table-cell office:value-type="float" office:value="0.35094" calcext:value-type="float">
            <text:p>0.3509</text:p>
          </table:table-cell>
          <table:table-cell office:value-type="float" office:value="0.363498" calcext:value-type="float">
            <text:p>0.3635</text:p>
          </table:table-cell>
          <table:table-cell office:value-type="float" office:value="0.358166" calcext:value-type="float">
            <text:p>0.3582</text:p>
          </table:table-cell>
          <table:table-cell office:value-type="float" office:value="0.362206" calcext:value-type="float">
            <text:p>0.3622</text:p>
          </table:table-cell>
          <table:table-cell office:value-type="float" office:value="0.407435" calcext:value-type="float">
            <text:p>0.4074</text:p>
          </table:table-cell>
          <table:table-cell office:value-type="float" office:value="0.451254" calcext:value-type="float">
            <text:p>0.4513</text:p>
          </table:table-cell>
          <table:table-cell office:value-type="float" office:value="0.461674" calcext:value-type="float">
            <text:p>0.4617</text:p>
          </table:table-cell>
          <table:table-cell office:value-type="float" office:value="0.424435" calcext:value-type="float">
            <text:p>0.4244</text:p>
          </table:table-cell>
          <table:table-cell office:value-type="float" office:value="0.385282" calcext:value-type="float">
            <text:p>0.3853</text:p>
          </table:table-cell>
          <table:table-cell office:value-type="float" office:value="0.345657" calcext:value-type="float">
            <text:p>0.3457</text:p>
          </table:table-cell>
          <table:table-cell office:value-type="float" office:value="0.34638" calcext:value-type="float">
            <text:p>0.3464</text:p>
          </table:table-cell>
          <table:table-cell office:value-type="float" office:value="0.353403" calcext:value-type="float">
            <text:p>0.3534</text:p>
          </table:table-cell>
          <table:table-cell office:value-type="float" office:value="0.352314" calcext:value-type="float">
            <text:p>0.3523</text:p>
          </table:table-cell>
          <table:table-cell office:value-type="float" office:value="0.351221" calcext:value-type="float">
            <text:p>0.3512</text:p>
          </table:table-cell>
          <table:table-cell table:style-name="ce32" office:value-type="float" office:value="0.348375" calcext:value-type="float">
            <text:p>0.3484</text:p>
          </table:table-cell>
          <table:table-cell office:value-type="float" office:value="0.640149" calcext:value-type="float">
            <text:p>0.6401</text:p>
          </table:table-cell>
        </table:table-row>
        <table:table-row table:style-name="ro1">
          <table:table-cell office:value-type="float" office:value="0.37056" calcext:value-type="float">
            <text:p>0.3706</text:p>
          </table:table-cell>
          <table:table-cell office:value-type="float" office:value="0.420514" calcext:value-type="float">
            <text:p>0.4205</text:p>
          </table:table-cell>
          <table:table-cell office:value-type="float" office:value="0.44514" calcext:value-type="float">
            <text:p>0.4451</text:p>
          </table:table-cell>
          <table:table-cell office:value-type="float" office:value="0.474733" calcext:value-type="float">
            <text:p>0.4747</text:p>
          </table:table-cell>
          <table:table-cell office:value-type="float" office:value="0.430473" calcext:value-type="float">
            <text:p>0.4305</text:p>
          </table:table-cell>
          <table:table-cell office:value-type="float" office:value="0.381353" calcext:value-type="float">
            <text:p>0.3814</text:p>
          </table:table-cell>
          <table:table-cell office:value-type="float" office:value="0.352661" calcext:value-type="float">
            <text:p>0.3527</text:p>
          </table:table-cell>
          <table:table-cell office:value-type="float" office:value="0.348193" calcext:value-type="float">
            <text:p>0.3482</text:p>
          </table:table-cell>
          <table:table-cell office:value-type="float" office:value="0.346739" calcext:value-type="float">
            <text:p>0.3467</text:p>
          </table:table-cell>
          <table:table-cell office:value-type="float" office:value="0.354083" calcext:value-type="float">
            <text:p>0.3541</text:p>
          </table:table-cell>
          <table:table-cell office:value-type="float" office:value="0.354804" calcext:value-type="float">
            <text:p>0.3548</text:p>
          </table:table-cell>
          <table:table-cell office:value-type="float" office:value="0.354846" calcext:value-type="float">
            <text:p>0.3548</text:p>
          </table:table-cell>
          <table:table-cell office:value-type="float" office:value="0.35395" calcext:value-type="float">
            <text:p>0.3540</text:p>
          </table:table-cell>
          <table:table-cell office:value-type="float" office:value="0.352893" calcext:value-type="float">
            <text:p>0.3529</text:p>
          </table:table-cell>
          <table:table-cell table:style-name="ce32" office:value-type="float" office:value="0.350043" calcext:value-type="float">
            <text:p>0.3500</text:p>
          </table:table-cell>
          <table:table-cell office:value-type="float" office:value="0.635014" calcext:value-type="float">
            <text:p>0.6350</text:p>
          </table:table-cell>
        </table:table-row>
      </table:table>
      <table:table table:name="17.9.21" table:style-name="ta1">
        <table:table-column table:style-name="co1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8" table:default-cell-style-name="Default"/>
        <table:table-column table:style-name="co13" table:number-columns-repeated="2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</text:p>
          </table:table-cell>
          <table:table-cell table:style-name="ce13" office:value-type="float" office:value="4000" calcext:value-type="float">
            <text:p>4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table:style-name="ce13" office:value-type="float" office:value="500000" calcext:value-type="float">
            <text:p>500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3" table:formula="of:=[.B2]*[.B3]*8/1000000" office:value-type="float" office:value="16000" calcext:value-type="float">
            <text:p>16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float" office:value="64447" calcext:value-type="float">
            <text:p>64,447</text:p>
          </table:table-cell>
          <table:table-cell table:style-name="ce13" office:value-type="float" office:value="3248" calcext:value-type="float">
            <text:p>3,248</text:p>
          </table:table-cell>
          <table:table-cell table:style-name="ce33" table:formula="of:=([.C7]*[.B4])/([.B7]+[.C7])" office:value-type="float" office:value="767.678558239161" calcext:value-type="float">
            <text:p>767.68</text:p>
          </table:table-cell>
          <table:table-cell table:style-name="ce29" table:formula="of:=([.D7]*1000000)/(500000*2*8)" office:value-type="float" office:value="95.9598197798951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float" office:value="61872" calcext:value-type="float">
            <text:p>61,872</text:p>
          </table:table-cell>
          <table:table-cell table:style-name="ce13" office:value-type="float" office:value="6500" calcext:value-type="float">
            <text:p>6,500</text:p>
          </table:table-cell>
          <table:table-cell table:style-name="ce33" table:formula="of:=([.C8]*[.B4])/([.B8]+[.C8])" office:value-type="float" office:value="1521.09050488504" calcext:value-type="float">
            <text:p>1521.09</text:p>
          </table:table-cell>
          <table:table-cell table:style-name="ce29" table:formula="of:=([.D8]*1000000)/(500000*2*8)" office:value-type="float" office:value="190.13631311063" calcext:value-type="float">
            <text:p>19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float" office:value="58423" calcext:value-type="float">
            <text:p>58,423</text:p>
          </table:table-cell>
          <table:table-cell table:style-name="ce13" office:value-type="float" office:value="9979" calcext:value-type="float">
            <text:p>9,979</text:p>
          </table:table-cell>
          <table:table-cell table:style-name="ce33" table:formula="of:=([.C9]*[.B4])/([.B9]+[.C9])" office:value-type="float" office:value="2334.20075436391" calcext:value-type="float">
            <text:p>2334.20</text:p>
          </table:table-cell>
          <table:table-cell table:style-name="ce29" table:formula="of:=([.D9]*1000000)/(500000*2*8)" office:value-type="float" office:value="291.775094295488" calcext:value-type="float">
            <text:p>29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float" office:value="55367" calcext:value-type="float">
            <text:p>55,367</text:p>
          </table:table-cell>
          <table:table-cell table:style-name="ce13" office:value-type="float" office:value="13416" calcext:value-type="float">
            <text:p>13,416</text:p>
          </table:table-cell>
          <table:table-cell table:style-name="ce33" table:formula="of:=([.C10]*[.B4])/([.B10]+[.C10])" office:value-type="float" office:value="3120.77112077112" calcext:value-type="float">
            <text:p>3120.77</text:p>
          </table:table-cell>
          <table:table-cell table:style-name="ce29" table:formula="of:=([.D10]*1000000)/(500000*2*8)" office:value-type="float" office:value="390.09639009639" calcext:value-type="float">
            <text:p>39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float" office:value="51955" calcext:value-type="float">
            <text:p>51,955</text:p>
          </table:table-cell>
          <table:table-cell table:style-name="ce13" office:value-type="float" office:value="16933" calcext:value-type="float">
            <text:p>16,933</text:p>
          </table:table-cell>
          <table:table-cell table:style-name="ce33" table:formula="of:=([.C11]*[.B4])/([.B11]+[.C11])" office:value-type="float" office:value="3932.87655324585" calcext:value-type="float">
            <text:p>3932.88</text:p>
          </table:table-cell>
          <table:table-cell table:style-name="ce29" table:formula="of:=([.D11]*1000000)/(500000*2*8)" office:value-type="float" office:value="491.609569155731" calcext:value-type="float">
            <text:p>49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float" office:value="48656" calcext:value-type="float">
            <text:p>48,656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33" table:formula="of:=([.C12]*[.B4])/([.B12]+[.C12])" office:value-type="float" office:value="4732.79879584334" calcext:value-type="float">
            <text:p>4732.80</text:p>
          </table:table-cell>
          <table:table-cell table:style-name="ce29" table:formula="of:=([.D12]*1000000)/(500000*2*8)" office:value-type="float" office:value="591.599849480418" calcext:value-type="float">
            <text:p>59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" calcext:value-type="float">
            <text:p>16</text:p>
          </table:table-cell>
          <table:table-cell table:style-name="ce14" office:value-type="float" office:value="0.395673" calcext:value-type="float">
            <text:p>0.3957</text:p>
          </table:table-cell>
          <table:table-cell table:style-name="ce14" office:value-type="float" office:value="0.3727" calcext:value-type="float">
            <text:p>0.3727</text:p>
          </table:table-cell>
          <table:table-cell table:style-name="ce14" office:value-type="float" office:value="0.455568" calcext:value-type="float">
            <text:p>0.4556</text:p>
          </table:table-cell>
          <table:table-cell table:style-name="ce14" office:value-type="float" office:value="0.358346" calcext:value-type="float">
            <text:p>0.3583</text:p>
          </table:table-cell>
          <table:table-cell table:style-name="ce14" office:value-type="float" office:value="0.372701" calcext:value-type="float">
            <text:p>0.3727</text:p>
          </table:table-cell>
          <table:table-cell table:style-name="ce14" office:value-type="float" office:value="0.455568" calcext:value-type="float">
            <text:p>0.4556</text:p>
          </table:table-cell>
          <table:table-cell table:number-columns-repeated="7"/>
        </table:table-row>
        <table:table-row table:style-name="ro1">
          <table:table-cell table:style-name="ce14" office:value-type="float" office:value="0.398023" calcext:value-type="float">
            <text:p>0.3980</text:p>
          </table:table-cell>
          <table:table-cell table:style-name="ce14" office:value-type="float" office:value="0.400898" calcext:value-type="float">
            <text:p>0.4009</text:p>
          </table:table-cell>
          <table:table-cell table:style-name="ce14" office:value-type="float" office:value="0.401949" calcext:value-type="float">
            <text:p>0.4019</text:p>
          </table:table-cell>
          <table:table-cell table:style-name="ce14" office:value-type="float" office:value="0.400163" calcext:value-type="float">
            <text:p>0.4002</text:p>
          </table:table-cell>
          <table:table-cell table:style-name="ce14" office:value-type="float" office:value="0.400838" calcext:value-type="float">
            <text:p>0.4008</text:p>
          </table:table-cell>
          <table:table-cell table:style-name="ce14" office:value-type="float" office:value="0.39961" calcext:value-type="float">
            <text:p>0.3996</text:p>
          </table:table-cell>
          <table:table-cell table:style-name="ce14" office:value-type="float" office:value="0.399602" calcext:value-type="float">
            <text:p>0.3996</text:p>
          </table:table-cell>
          <table:table-cell table:style-name="ce14" office:value-type="float" office:value="0.398536" calcext:value-type="float">
            <text:p>0.3985</text:p>
          </table:table-cell>
          <table:table-cell table:style-name="ce14" office:value-type="float" office:value="0.401735" calcext:value-type="float">
            <text:p>0.4017</text:p>
          </table:table-cell>
          <table:table-cell table:style-name="ce14" office:value-type="float" office:value="0.402082" calcext:value-type="float">
            <text:p>0.4021</text:p>
          </table:table-cell>
          <table:table-cell table:style-name="ce14" office:value-type="float" office:value="0.400079" calcext:value-type="float">
            <text:p>0.4001</text:p>
          </table:table-cell>
          <table:table-cell table:style-name="ce14" office:value-type="float" office:value="0.400432" calcext:value-type="float">
            <text:p>0.4004</text:p>
          </table:table-cell>
          <table:table-cell table:style-name="ce14" office:value-type="float" office:value="0.399846" calcext:value-type="float">
            <text:p>0.3998</text:p>
          </table:table-cell>
          <table:table-cell table:style-name="ce14" office:value-type="float" office:value="0.400748" calcext:value-type="float">
            <text:p>0.4007</text:p>
          </table:table-cell>
          <table:table-cell table:style-name="ce14" office:value-type="float" office:value="0.401593" calcext:value-type="float">
            <text:p>0.4016</text:p>
          </table:table-cell>
          <table:table-cell table:style-name="ce14" office:value-type="float" office:value="0.401123" calcext:value-type="float">
            <text:p>0.4011</text:p>
          </table:table-cell>
        </table:table-row>
        <table:table-row table:style-name="ro1">
          <table:table-cell table:style-name="ce14" office:value-type="float" office:value="0.396" calcext:value-type="float">
            <text:p>0.3960</text:p>
          </table:table-cell>
          <table:table-cell table:style-name="ce14" office:value-type="float" office:value="0.398859" calcext:value-type="float">
            <text:p>0.3989</text:p>
          </table:table-cell>
          <table:table-cell table:style-name="ce14" office:value-type="float" office:value="0.404447" calcext:value-type="float">
            <text:p>0.4044</text:p>
          </table:table-cell>
          <table:table-cell table:style-name="ce14" office:value-type="float" office:value="0.398218" calcext:value-type="float">
            <text:p>0.3982</text:p>
          </table:table-cell>
          <table:table-cell table:style-name="ce14" office:value-type="float" office:value="0.416763" calcext:value-type="float">
            <text:p>0.4168</text:p>
          </table:table-cell>
          <table:table-cell table:style-name="ce14" office:value-type="float" office:value="0.397391" calcext:value-type="float">
            <text:p>0.3974</text:p>
          </table:table-cell>
          <table:table-cell table:style-name="ce14" office:value-type="float" office:value="0.397668" calcext:value-type="float">
            <text:p>0.3977</text:p>
          </table:table-cell>
          <table:table-cell table:style-name="ce14" office:value-type="float" office:value="0.396676" calcext:value-type="float">
            <text:p>0.3967</text:p>
          </table:table-cell>
          <table:table-cell table:style-name="ce14" office:value-type="float" office:value="0.399566" calcext:value-type="float">
            <text:p>0.3996</text:p>
          </table:table-cell>
          <table:table-cell table:style-name="ce14" office:value-type="float" office:value="0.399787" calcext:value-type="float">
            <text:p>0.3998</text:p>
          </table:table-cell>
          <table:table-cell table:style-name="ce14" office:value-type="float" office:value="0.398125" calcext:value-type="float">
            <text:p>0.3981</text:p>
          </table:table-cell>
          <table:table-cell table:style-name="ce14" office:value-type="float" office:value="0.398056" calcext:value-type="float">
            <text:p>0.3981</text:p>
          </table:table-cell>
          <table:table-cell table:style-name="ce14" office:value-type="float" office:value="0.397609" calcext:value-type="float">
            <text:p>0.3976</text:p>
          </table:table-cell>
          <table:table-cell table:style-name="ce14" office:value-type="float" office:value="0.398697" calcext:value-type="float">
            <text:p>0.3987</text:p>
          </table:table-cell>
          <table:table-cell table:style-name="ce14" office:value-type="float" office:value="0.399532" calcext:value-type="float">
            <text:p>0.3995</text:p>
          </table:table-cell>
          <table:table-cell table:style-name="ce14" office:value-type="float" office:value="0.39898" calcext:value-type="float">
            <text:p>0.3990</text:p>
          </table:table-cell>
        </table:table-row>
        <table:table-row table:style-name="ro1">
          <table:table-cell table:style-name="ce14" office:value-type="float" office:value="0.376698" calcext:value-type="float">
            <text:p>0.3767</text:p>
          </table:table-cell>
          <table:table-cell table:style-name="ce14" office:value-type="float" office:value="0.379804" calcext:value-type="float">
            <text:p>0.3798</text:p>
          </table:table-cell>
          <table:table-cell table:style-name="ce14" office:value-type="float" office:value="0.411645" calcext:value-type="float">
            <text:p>0.4116</text:p>
          </table:table-cell>
          <table:table-cell table:style-name="ce14" office:value-type="float" office:value="0.445309" calcext:value-type="float">
            <text:p>0.4453</text:p>
          </table:table-cell>
          <table:table-cell table:style-name="ce14" office:value-type="float" office:value="0.455568" calcext:value-type="float">
            <text:p>0.4556</text:p>
          </table:table-cell>
          <table:table-cell table:style-name="ce14" office:value-type="float" office:value="0.419752" calcext:value-type="float">
            <text:p>0.4198</text:p>
          </table:table-cell>
          <table:table-cell table:style-name="ce14" office:value-type="float" office:value="0.377549" calcext:value-type="float">
            <text:p>0.3775</text:p>
          </table:table-cell>
          <table:table-cell table:style-name="ce14" office:value-type="float" office:value="0.383729" calcext:value-type="float">
            <text:p>0.3837</text:p>
          </table:table-cell>
          <table:table-cell table:style-name="ce14" office:value-type="float" office:value="0.380256" calcext:value-type="float">
            <text:p>0.3803</text:p>
          </table:table-cell>
          <table:table-cell table:style-name="ce14" office:value-type="float" office:value="0.380631" calcext:value-type="float">
            <text:p>0.3806</text:p>
          </table:table-cell>
          <table:table-cell table:style-name="ce14" office:value-type="float" office:value="0.384459" calcext:value-type="float">
            <text:p>0.3845</text:p>
          </table:table-cell>
          <table:table-cell table:style-name="ce14" office:value-type="float" office:value="0.3794" calcext:value-type="float">
            <text:p>0.3794</text:p>
          </table:table-cell>
          <table:table-cell table:style-name="ce14" office:value-type="float" office:value="0.378181" calcext:value-type="float">
            <text:p>0.3782</text:p>
          </table:table-cell>
          <table:table-cell table:style-name="ce14" office:value-type="float" office:value="0.38457" calcext:value-type="float">
            <text:p>0.3846</text:p>
          </table:table-cell>
          <table:table-cell table:style-name="ce14" office:value-type="float" office:value="0.38604" calcext:value-type="float">
            <text:p>0.3860</text:p>
          </table:table-cell>
          <table:table-cell table:style-name="ce14" office:value-type="float" office:value="0.379565" calcext:value-type="float">
            <text:p>0.3796</text:p>
          </table:table-cell>
        </table:table-row>
        <table:table-row table:style-name="ro1">
          <table:table-cell table:style-name="ce14" office:value-type="float" office:value="0.420041" calcext:value-type="float">
            <text:p>0.4200</text:p>
          </table:table-cell>
          <table:table-cell table:style-name="ce14" office:value-type="float" office:value="0.454185" calcext:value-type="float">
            <text:p>0.4542</text:p>
          </table:table-cell>
          <table:table-cell table:style-name="ce14" office:value-type="float" office:value="0.455488" calcext:value-type="float">
            <text:p>0.4555</text:p>
          </table:table-cell>
          <table:table-cell table:style-name="ce14" office:value-type="float" office:value="0.415351" calcext:value-type="float">
            <text:p>0.4154</text:p>
          </table:table-cell>
          <table:table-cell table:style-name="ce14" office:value-type="float" office:value="0.387813" calcext:value-type="float">
            <text:p>0.3878</text:p>
          </table:table-cell>
          <table:table-cell table:style-name="ce14" office:value-type="float" office:value="0.379572" calcext:value-type="float">
            <text:p>0.3796</text:p>
          </table:table-cell>
          <table:table-cell table:style-name="ce14" office:value-type="float" office:value="0.374" calcext:value-type="float">
            <text:p>0.3740</text:p>
          </table:table-cell>
          <table:table-cell table:style-name="ce14" office:value-type="float" office:value="0.3727" calcext:value-type="float">
            <text:p>0.3727</text:p>
          </table:table-cell>
          <table:table-cell table:style-name="ce14" office:value-type="float" office:value="0.375856" calcext:value-type="float">
            <text:p>0.3759</text:p>
          </table:table-cell>
          <table:table-cell table:style-name="ce14" office:value-type="float" office:value="0.376829" calcext:value-type="float">
            <text:p>0.3768</text:p>
          </table:table-cell>
          <table:table-cell table:style-name="ce14" office:value-type="float" office:value="0.380638" calcext:value-type="float">
            <text:p>0.3806</text:p>
          </table:table-cell>
          <table:table-cell table:style-name="ce14" office:value-type="float" office:value="0.374515" calcext:value-type="float">
            <text:p>0.3745</text:p>
          </table:table-cell>
          <table:table-cell table:style-name="ce14" office:value-type="float" office:value="0.373801" calcext:value-type="float">
            <text:p>0.3738</text:p>
          </table:table-cell>
          <table:table-cell table:style-name="ce14" office:value-type="float" office:value="0.381104" calcext:value-type="float">
            <text:p>0.3811</text:p>
          </table:table-cell>
          <table:table-cell table:style-name="ce14" office:value-type="float" office:value="0.375539" calcext:value-type="float">
            <text:p>0.3755</text:p>
          </table:table-cell>
          <table:table-cell table:style-name="ce14" office:value-type="float" office:value="0.375635" calcext:value-type="float">
            <text:p>0.3756</text:p>
          </table:table-cell>
        </table:table-row>
        <table:table-row table:style-name="ro1">
          <table:table-cell table:style-name="ce14" office:value-type="float" office:value="0.442139" calcext:value-type="float">
            <text:p>0.4421</text:p>
          </table:table-cell>
          <table:table-cell table:style-name="ce14" office:value-type="float" office:value="0.416575" calcext:value-type="float">
            <text:p>0.4166</text:p>
          </table:table-cell>
          <table:table-cell table:style-name="ce14" office:value-type="float" office:value="0.386922" calcext:value-type="float">
            <text:p>0.3869</text:p>
          </table:table-cell>
          <table:table-cell table:style-name="ce14" office:value-type="float" office:value="0.387797" calcext:value-type="float">
            <text:p>0.3878</text:p>
          </table:table-cell>
          <table:table-cell table:style-name="ce14" office:value-type="float" office:value="0.385632" calcext:value-type="float">
            <text:p>0.3856</text:p>
          </table:table-cell>
          <table:table-cell table:style-name="ce14" office:value-type="float" office:value="0.383825" calcext:value-type="float">
            <text:p>0.3838</text:p>
          </table:table-cell>
          <table:table-cell table:style-name="ce14" office:value-type="float" office:value="0.384402" calcext:value-type="float">
            <text:p>0.3844</text:p>
          </table:table-cell>
          <table:table-cell table:style-name="ce14" office:value-type="float" office:value="0.383148" calcext:value-type="float">
            <text:p>0.3831</text:p>
          </table:table-cell>
          <table:table-cell table:style-name="ce14" office:value-type="float" office:value="0.386191" calcext:value-type="float">
            <text:p>0.3862</text:p>
          </table:table-cell>
          <table:table-cell table:style-name="ce14" office:value-type="float" office:value="0.387022" calcext:value-type="float">
            <text:p>0.3870</text:p>
          </table:table-cell>
          <table:table-cell table:style-name="ce14" office:value-type="float" office:value="0.384917" calcext:value-type="float">
            <text:p>0.3849</text:p>
          </table:table-cell>
          <table:table-cell table:style-name="ce14" office:value-type="float" office:value="0.385288" calcext:value-type="float">
            <text:p>0.3853</text:p>
          </table:table-cell>
          <table:table-cell table:style-name="ce14" office:value-type="float" office:value="0.384627" calcext:value-type="float">
            <text:p>0.3846</text:p>
          </table:table-cell>
          <table:table-cell table:style-name="ce14" office:value-type="float" office:value="0.385562" calcext:value-type="float">
            <text:p>0.3856</text:p>
          </table:table-cell>
          <table:table-cell table:style-name="ce14" office:value-type="float" office:value="0.386053" calcext:value-type="float">
            <text:p>0.3861</text:p>
          </table:table-cell>
          <table:table-cell table:style-name="ce14" office:value-type="float" office:value="0.428703" calcext:value-type="float">
            <text:p>0.4287</text:p>
          </table:table-cell>
        </table:table-row>
        <table:table-row table:style-name="ro1">
          <table:table-cell table:style-name="ce14" office:value-type="float" office:value="0.394076" calcext:value-type="float">
            <text:p>0.3941</text:p>
          </table:table-cell>
          <table:table-cell table:style-name="ce14" office:value-type="float" office:value="0.395999" calcext:value-type="float">
            <text:p>0.3960</text:p>
          </table:table-cell>
          <table:table-cell table:style-name="ce14" office:value-type="float" office:value="0.401899" calcext:value-type="float">
            <text:p>0.4019</text:p>
          </table:table-cell>
          <table:table-cell table:style-name="ce14" office:value-type="float" office:value="0.395547" calcext:value-type="float">
            <text:p>0.3955</text:p>
          </table:table-cell>
          <table:table-cell table:style-name="ce14" office:value-type="float" office:value="0.396922" calcext:value-type="float">
            <text:p>0.3969</text:p>
          </table:table-cell>
          <table:table-cell table:style-name="ce14" office:value-type="float" office:value="0.399087" calcext:value-type="float">
            <text:p>0.3991</text:p>
          </table:table-cell>
          <table:table-cell table:style-name="ce14" office:value-type="float" office:value="0.395219" calcext:value-type="float">
            <text:p>0.3952</text:p>
          </table:table-cell>
          <table:table-cell table:style-name="ce14" office:value-type="float" office:value="0.39468" calcext:value-type="float">
            <text:p>0.3947</text:p>
          </table:table-cell>
          <table:table-cell table:style-name="ce14" office:value-type="float" office:value="0.397261" calcext:value-type="float">
            <text:p>0.3973</text:p>
          </table:table-cell>
          <table:table-cell table:style-name="ce14" office:value-type="float" office:value="0.397846" calcext:value-type="float">
            <text:p>0.3978</text:p>
          </table:table-cell>
          <table:table-cell table:style-name="ce14" office:value-type="float" office:value="0.396118" calcext:value-type="float">
            <text:p>0.3961</text:p>
          </table:table-cell>
          <table:table-cell table:style-name="ce14" office:value-type="float" office:value="0.396239" calcext:value-type="float">
            <text:p>0.3962</text:p>
          </table:table-cell>
          <table:table-cell table:style-name="ce14" office:value-type="float" office:value="0.395713" calcext:value-type="float">
            <text:p>0.3957</text:p>
          </table:table-cell>
          <table:table-cell table:style-name="ce14" office:value-type="float" office:value="0.39665" calcext:value-type="float">
            <text:p>0.3967</text:p>
          </table:table-cell>
          <table:table-cell table:style-name="ce14" office:value-type="float" office:value="0.418785" calcext:value-type="float">
            <text:p>0.4188</text:p>
          </table:table-cell>
          <table:table-cell table:style-name="ce14" office:value-type="float" office:value="0.410373" calcext:value-type="float">
            <text:p>0.4104</text:p>
          </table:table-cell>
        </table:table-row>
        <table:table-row table:style-name="ro1">
          <table:table-cell table:style-name="ce14" office:value-type="float" office:value="0.381877" calcext:value-type="float">
            <text:p>0.3819</text:p>
          </table:table-cell>
          <table:table-cell table:style-name="ce14" office:value-type="float" office:value="0.389255" calcext:value-type="float">
            <text:p>0.3893</text:p>
          </table:table-cell>
          <table:table-cell table:style-name="ce14" office:value-type="float" office:value="0.386287" calcext:value-type="float">
            <text:p>0.3863</text:p>
          </table:table-cell>
          <table:table-cell table:style-name="ce14" office:value-type="float" office:value="0.388169" calcext:value-type="float">
            <text:p>0.3882</text:p>
          </table:table-cell>
          <table:table-cell table:style-name="ce14" office:value-type="float" office:value="0.388671" calcext:value-type="float">
            <text:p>0.3887</text:p>
          </table:table-cell>
          <table:table-cell table:style-name="ce14" office:value-type="float" office:value="0.382756" calcext:value-type="float">
            <text:p>0.3828</text:p>
          </table:table-cell>
          <table:table-cell table:style-name="ce14" office:value-type="float" office:value="0.382825" calcext:value-type="float">
            <text:p>0.3828</text:p>
          </table:table-cell>
          <table:table-cell table:style-name="ce14" office:value-type="float" office:value="0.381901" calcext:value-type="float">
            <text:p>0.3819</text:p>
          </table:table-cell>
          <table:table-cell table:style-name="ce14" office:value-type="float" office:value="0.385325" calcext:value-type="float">
            <text:p>0.3853</text:p>
          </table:table-cell>
          <table:table-cell table:style-name="ce14" office:value-type="float" office:value="0.385825" calcext:value-type="float">
            <text:p>0.3858</text:p>
          </table:table-cell>
          <table:table-cell table:style-name="ce14" office:value-type="float" office:value="0.383915" calcext:value-type="float">
            <text:p>0.3839</text:p>
          </table:table-cell>
          <table:table-cell table:style-name="ce14" office:value-type="float" office:value="0.384388" calcext:value-type="float">
            <text:p>0.3844</text:p>
          </table:table-cell>
          <table:table-cell table:style-name="ce14" office:value-type="float" office:value="0.396035" calcext:value-type="float">
            <text:p>0.3960</text:p>
          </table:table-cell>
          <table:table-cell table:style-name="ce14" office:value-type="float" office:value="0.432323" calcext:value-type="float">
            <text:p>0.4323</text:p>
          </table:table-cell>
          <table:table-cell table:style-name="ce14" office:value-type="float" office:value="0.44074" calcext:value-type="float">
            <text:p>0.4407</text:p>
          </table:table-cell>
          <table:table-cell table:style-name="ce14" office:value-type="float" office:value="0.416352" calcext:value-type="float">
            <text:p>0.4164</text:p>
          </table:table-cell>
        </table:table-row>
        <table:table-row table:style-name="ro1">
          <table:table-cell table:style-name="ce14" office:value-type="float" office:value="0.383231" calcext:value-type="float">
            <text:p>0.3832</text:p>
          </table:table-cell>
          <table:table-cell table:style-name="ce14" office:value-type="float" office:value="0.385533" calcext:value-type="float">
            <text:p>0.3855</text:p>
          </table:table-cell>
          <table:table-cell table:style-name="ce14" office:value-type="float" office:value="0.387792" calcext:value-type="float">
            <text:p>0.3878</text:p>
          </table:table-cell>
          <table:table-cell table:style-name="ce14" office:value-type="float" office:value="0.390029" calcext:value-type="float">
            <text:p>0.3900</text:p>
          </table:table-cell>
          <table:table-cell table:style-name="ce14" office:value-type="float" office:value="0.38605" calcext:value-type="float">
            <text:p>0.3861</text:p>
          </table:table-cell>
          <table:table-cell table:style-name="ce14" office:value-type="float" office:value="0.389706" calcext:value-type="float">
            <text:p>0.3897</text:p>
          </table:table-cell>
          <table:table-cell table:style-name="ce14" office:value-type="float" office:value="0.384085" calcext:value-type="float">
            <text:p>0.3841</text:p>
          </table:table-cell>
          <table:table-cell table:style-name="ce14" office:value-type="float" office:value="0.383777" calcext:value-type="float">
            <text:p>0.3838</text:p>
          </table:table-cell>
          <table:table-cell table:style-name="ce14" office:value-type="float" office:value="0.387279" calcext:value-type="float">
            <text:p>0.3873</text:p>
          </table:table-cell>
          <table:table-cell table:style-name="ce14" office:value-type="float" office:value="0.387751" calcext:value-type="float">
            <text:p>0.3878</text:p>
          </table:table-cell>
          <table:table-cell table:style-name="ce14" office:value-type="float" office:value="0.390054" calcext:value-type="float">
            <text:p>0.3901</text:p>
          </table:table-cell>
          <table:table-cell table:style-name="ce14" office:value-type="float" office:value="0.409657" calcext:value-type="float">
            <text:p>0.4097</text:p>
          </table:table-cell>
          <table:table-cell table:style-name="ce14" office:value-type="float" office:value="0.43643" calcext:value-type="float">
            <text:p>0.4364</text:p>
          </table:table-cell>
          <table:table-cell table:style-name="ce14" office:value-type="float" office:value="0.427388" calcext:value-type="float">
            <text:p>0.4274</text:p>
          </table:table-cell>
          <table:table-cell table:style-name="ce14" office:value-type="float" office:value="0.397748" calcext:value-type="float">
            <text:p>0.3977</text:p>
          </table:table-cell>
          <table:table-cell table:style-name="ce14" office:value-type="float" office:value="0.386143" calcext:value-type="float">
            <text:p>0.3861</text:p>
          </table:table-cell>
        </table:table-row>
        <table:table-row table:style-name="ro1">
          <table:table-cell table:style-name="ce14" office:value-type="float" office:value="0.391517" calcext:value-type="float">
            <text:p>0.3915</text:p>
          </table:table-cell>
          <table:table-cell table:style-name="ce14" office:value-type="float" office:value="0.388531" calcext:value-type="float">
            <text:p>0.3885</text:p>
          </table:table-cell>
          <table:table-cell table:style-name="ce14" office:value-type="float" office:value="0.390603" calcext:value-type="float">
            <text:p>0.3906</text:p>
          </table:table-cell>
          <table:table-cell table:style-name="ce14" office:value-type="float" office:value="0.388332" calcext:value-type="float">
            <text:p>0.3883</text:p>
          </table:table-cell>
          <table:table-cell table:style-name="ce14" office:value-type="float" office:value="0.389316" calcext:value-type="float">
            <text:p>0.3893</text:p>
          </table:table-cell>
          <table:table-cell table:style-name="ce14" office:value-type="float" office:value="0.387695" calcext:value-type="float">
            <text:p>0.3877</text:p>
          </table:table-cell>
          <table:table-cell table:style-name="ce14" office:value-type="float" office:value="0.387559" calcext:value-type="float">
            <text:p>0.3876</text:p>
          </table:table-cell>
          <table:table-cell table:style-name="ce14" office:value-type="float" office:value="0.38679" calcext:value-type="float">
            <text:p>0.3868</text:p>
          </table:table-cell>
          <table:table-cell table:style-name="ce14" office:value-type="float" office:value="0.390233" calcext:value-type="float">
            <text:p>0.3902</text:p>
          </table:table-cell>
          <table:table-cell table:style-name="ce14" office:value-type="float" office:value="0.390567" calcext:value-type="float">
            <text:p>0.3906</text:p>
          </table:table-cell>
          <table:table-cell table:style-name="ce14" office:value-type="float" office:value="0.418706" calcext:value-type="float">
            <text:p>0.4187</text:p>
          </table:table-cell>
          <table:table-cell table:style-name="ce14" office:value-type="float" office:value="0.433094" calcext:value-type="float">
            <text:p>0.4331</text:p>
          </table:table-cell>
          <table:table-cell table:style-name="ce14" office:value-type="float" office:value="0.414612" calcext:value-type="float">
            <text:p>0.4146</text:p>
          </table:table-cell>
          <table:table-cell table:style-name="ce14" office:value-type="float" office:value="0.388787" calcext:value-type="float">
            <text:p>0.3888</text:p>
          </table:table-cell>
          <table:table-cell table:style-name="ce14" office:value-type="float" office:value="0.389981" calcext:value-type="float">
            <text:p>0.3900</text:p>
          </table:table-cell>
          <table:table-cell table:style-name="ce14" office:value-type="float" office:value="0.389185" calcext:value-type="float">
            <text:p>0.3892</text:p>
          </table:table-cell>
        </table:table-row>
        <table:table-row table:style-name="ro1">
          <table:table-cell table:style-name="ce14" office:value-type="float" office:value="0.39418" calcext:value-type="float">
            <text:p>0.3942</text:p>
          </table:table-cell>
          <table:table-cell table:style-name="ce14" office:value-type="float" office:value="0.397384" calcext:value-type="float">
            <text:p>0.3974</text:p>
          </table:table-cell>
          <table:table-cell table:style-name="ce14" office:value-type="float" office:value="0.399109" calcext:value-type="float">
            <text:p>0.3991</text:p>
          </table:table-cell>
          <table:table-cell table:style-name="ce14" office:value-type="float" office:value="0.397062" calcext:value-type="float">
            <text:p>0.3971</text:p>
          </table:table-cell>
          <table:table-cell table:style-name="ce14" office:value-type="float" office:value="0.398031" calcext:value-type="float">
            <text:p>0.3980</text:p>
          </table:table-cell>
          <table:table-cell table:style-name="ce14" office:value-type="float" office:value="0.395853" calcext:value-type="float">
            <text:p>0.3959</text:p>
          </table:table-cell>
          <table:table-cell table:style-name="ce14" office:value-type="float" office:value="0.396358" calcext:value-type="float">
            <text:p>0.3964</text:p>
          </table:table-cell>
          <table:table-cell table:style-name="ce14" office:value-type="float" office:value="0.395612" calcext:value-type="float">
            <text:p>0.3956</text:p>
          </table:table-cell>
          <table:table-cell table:style-name="ce14" office:value-type="float" office:value="0.398467" calcext:value-type="float">
            <text:p>0.3985</text:p>
          </table:table-cell>
          <table:table-cell table:style-name="ce14" office:value-type="float" office:value="0.403124" calcext:value-type="float">
            <text:p>0.4031</text:p>
          </table:table-cell>
          <table:table-cell table:style-name="ce14" office:value-type="float" office:value="0.397322" calcext:value-type="float">
            <text:p>0.3973</text:p>
          </table:table-cell>
          <table:table-cell table:style-name="ce14" office:value-type="float" office:value="0.41512" calcext:value-type="float">
            <text:p>0.4151</text:p>
          </table:table-cell>
          <table:table-cell table:style-name="ce14" office:value-type="float" office:value="0.39657" calcext:value-type="float">
            <text:p>0.3966</text:p>
          </table:table-cell>
          <table:table-cell table:style-name="ce14" office:value-type="float" office:value="0.397797" calcext:value-type="float">
            <text:p>0.3978</text:p>
          </table:table-cell>
          <table:table-cell table:style-name="ce14" office:value-type="float" office:value="0.39854" calcext:value-type="float">
            <text:p>0.3985</text:p>
          </table:table-cell>
          <table:table-cell table:style-name="ce14" office:value-type="float" office:value="0.397802" calcext:value-type="float">
            <text:p>0.3978</text:p>
          </table:table-cell>
        </table:table-row>
        <table:table-row table:style-name="ro1">
          <table:table-cell table:style-name="ce14" table:number-columns-repeated="16"/>
        </table:table-row>
        <table:table-row table:style-name="ro1">
          <table:table-cell table:style-name="ce14" office:value-type="float" office:value="0.398024" calcext:value-type="float">
            <text:p>0.3980</text:p>
          </table:table-cell>
          <table:table-cell table:style-name="ce14" office:value-type="float" office:value="0.400898" calcext:value-type="float">
            <text:p>0.4009</text:p>
          </table:table-cell>
          <table:table-cell table:style-name="ce14" office:value-type="float" office:value="0.40195" calcext:value-type="float">
            <text:p>0.4020</text:p>
          </table:table-cell>
          <table:table-cell table:style-name="ce14" office:value-type="float" office:value="0.400163" calcext:value-type="float">
            <text:p>0.4002</text:p>
          </table:table-cell>
          <table:table-cell table:style-name="ce14" office:value-type="float" office:value="0.400838" calcext:value-type="float">
            <text:p>0.4008</text:p>
          </table:table-cell>
          <table:table-cell table:style-name="ce14" office:value-type="float" office:value="0.399611" calcext:value-type="float">
            <text:p>0.3996</text:p>
          </table:table-cell>
          <table:table-cell table:style-name="ce14" office:value-type="float" office:value="0.399602" calcext:value-type="float">
            <text:p>0.3996</text:p>
          </table:table-cell>
          <table:table-cell table:style-name="ce14" office:value-type="float" office:value="0.398537" calcext:value-type="float">
            <text:p>0.3985</text:p>
          </table:table-cell>
          <table:table-cell table:style-name="ce14" office:value-type="float" office:value="0.401736" calcext:value-type="float">
            <text:p>0.4017</text:p>
          </table:table-cell>
          <table:table-cell table:style-name="ce14" office:value-type="float" office:value="0.402082" calcext:value-type="float">
            <text:p>0.4021</text:p>
          </table:table-cell>
          <table:table-cell table:style-name="ce14" office:value-type="float" office:value="0.400079" calcext:value-type="float">
            <text:p>0.4001</text:p>
          </table:table-cell>
          <table:table-cell table:style-name="ce14" office:value-type="float" office:value="0.400432" calcext:value-type="float">
            <text:p>0.4004</text:p>
          </table:table-cell>
          <table:table-cell table:style-name="ce14" office:value-type="float" office:value="0.399846" calcext:value-type="float">
            <text:p>0.3998</text:p>
          </table:table-cell>
          <table:table-cell table:style-name="ce14" office:value-type="float" office:value="0.400749" calcext:value-type="float">
            <text:p>0.4007</text:p>
          </table:table-cell>
          <table:table-cell table:style-name="ce14" office:value-type="float" office:value="0.401593" calcext:value-type="float">
            <text:p>0.4016</text:p>
          </table:table-cell>
          <table:table-cell table:style-name="ce14" office:value-type="float" office:value="0.401124" calcext:value-type="float">
            <text:p>0.4011</text:p>
          </table:table-cell>
        </table:table-row>
        <table:table-row table:style-name="ro1">
          <table:table-cell table:style-name="ce14" office:value-type="float" office:value="0.396" calcext:value-type="float">
            <text:p>0.3960</text:p>
          </table:table-cell>
          <table:table-cell table:style-name="ce14" office:value-type="float" office:value="0.39886" calcext:value-type="float">
            <text:p>0.3989</text:p>
          </table:table-cell>
          <table:table-cell table:style-name="ce14" office:value-type="float" office:value="0.404448" calcext:value-type="float">
            <text:p>0.4044</text:p>
          </table:table-cell>
          <table:table-cell table:style-name="ce14" office:value-type="float" office:value="0.398218" calcext:value-type="float">
            <text:p>0.3982</text:p>
          </table:table-cell>
          <table:table-cell table:style-name="ce14" office:value-type="float" office:value="0.416764" calcext:value-type="float">
            <text:p>0.4168</text:p>
          </table:table-cell>
          <table:table-cell table:style-name="ce14" office:value-type="float" office:value="0.397392" calcext:value-type="float">
            <text:p>0.3974</text:p>
          </table:table-cell>
          <table:table-cell table:style-name="ce14" office:value-type="float" office:value="0.397668" calcext:value-type="float">
            <text:p>0.3977</text:p>
          </table:table-cell>
          <table:table-cell table:style-name="ce14" office:value-type="float" office:value="0.396676" calcext:value-type="float">
            <text:p>0.3967</text:p>
          </table:table-cell>
          <table:table-cell table:style-name="ce14" office:value-type="float" office:value="0.399566" calcext:value-type="float">
            <text:p>0.3996</text:p>
          </table:table-cell>
          <table:table-cell table:style-name="ce14" office:value-type="float" office:value="0.399787" calcext:value-type="float">
            <text:p>0.3998</text:p>
          </table:table-cell>
          <table:table-cell table:style-name="ce14" office:value-type="float" office:value="0.398125" calcext:value-type="float">
            <text:p>0.3981</text:p>
          </table:table-cell>
          <table:table-cell table:style-name="ce14" office:value-type="float" office:value="0.398056" calcext:value-type="float">
            <text:p>0.3981</text:p>
          </table:table-cell>
          <table:table-cell table:style-name="ce14" office:value-type="float" office:value="0.397609" calcext:value-type="float">
            <text:p>0.3976</text:p>
          </table:table-cell>
          <table:table-cell table:style-name="ce14" office:value-type="float" office:value="0.398697" calcext:value-type="float">
            <text:p>0.3987</text:p>
          </table:table-cell>
          <table:table-cell table:style-name="ce14" office:value-type="float" office:value="0.399532" calcext:value-type="float">
            <text:p>0.3995</text:p>
          </table:table-cell>
          <table:table-cell table:style-name="ce14" office:value-type="float" office:value="0.39898" calcext:value-type="float">
            <text:p>0.3990</text:p>
          </table:table-cell>
        </table:table-row>
        <table:table-row table:style-name="ro1">
          <table:table-cell table:style-name="ce14" office:value-type="float" office:value="0.376698" calcext:value-type="float">
            <text:p>0.3767</text:p>
          </table:table-cell>
          <table:table-cell table:style-name="ce14" office:value-type="float" office:value="0.379804" calcext:value-type="float">
            <text:p>0.3798</text:p>
          </table:table-cell>
          <table:table-cell table:style-name="ce14" office:value-type="float" office:value="0.411646" calcext:value-type="float">
            <text:p>0.4116</text:p>
          </table:table-cell>
          <table:table-cell table:style-name="ce14" office:value-type="float" office:value="0.44531" calcext:value-type="float">
            <text:p>0.4453</text:p>
          </table:table-cell>
          <table:table-cell table:style-name="ce14" office:value-type="float" office:value="0.455568" calcext:value-type="float">
            <text:p>0.4556</text:p>
          </table:table-cell>
          <table:table-cell table:style-name="ce14" office:value-type="float" office:value="0.419752" calcext:value-type="float">
            <text:p>0.4198</text:p>
          </table:table-cell>
          <table:table-cell table:style-name="ce14" office:value-type="float" office:value="0.377549" calcext:value-type="float">
            <text:p>0.3775</text:p>
          </table:table-cell>
          <table:table-cell table:style-name="ce14" office:value-type="float" office:value="0.383729" calcext:value-type="float">
            <text:p>0.3837</text:p>
          </table:table-cell>
          <table:table-cell table:style-name="ce14" office:value-type="float" office:value="0.380256" calcext:value-type="float">
            <text:p>0.3803</text:p>
          </table:table-cell>
          <table:table-cell table:style-name="ce14" office:value-type="float" office:value="0.380631" calcext:value-type="float">
            <text:p>0.3806</text:p>
          </table:table-cell>
          <table:table-cell table:style-name="ce14" office:value-type="float" office:value="0.384459" calcext:value-type="float">
            <text:p>0.3845</text:p>
          </table:table-cell>
          <table:table-cell table:style-name="ce14" office:value-type="float" office:value="0.379401" calcext:value-type="float">
            <text:p>0.3794</text:p>
          </table:table-cell>
          <table:table-cell table:style-name="ce14" office:value-type="float" office:value="0.378181" calcext:value-type="float">
            <text:p>0.3782</text:p>
          </table:table-cell>
          <table:table-cell table:style-name="ce14" office:value-type="float" office:value="0.38457" calcext:value-type="float">
            <text:p>0.3846</text:p>
          </table:table-cell>
          <table:table-cell table:style-name="ce14" office:value-type="float" office:value="0.386041" calcext:value-type="float">
            <text:p>0.3860</text:p>
          </table:table-cell>
          <table:table-cell table:style-name="ce14" office:value-type="float" office:value="0.379565" calcext:value-type="float">
            <text:p>0.3796</text:p>
          </table:table-cell>
        </table:table-row>
        <table:table-row table:style-name="ro1">
          <table:table-cell table:style-name="ce14" office:value-type="float" office:value="0.420041" calcext:value-type="float">
            <text:p>0.4200</text:p>
          </table:table-cell>
          <table:table-cell table:style-name="ce14" office:value-type="float" office:value="0.45419" calcext:value-type="float">
            <text:p>0.4542</text:p>
          </table:table-cell>
          <table:table-cell table:style-name="ce14" office:value-type="float" office:value="0.455488" calcext:value-type="float">
            <text:p>0.4555</text:p>
          </table:table-cell>
          <table:table-cell table:style-name="ce14" office:value-type="float" office:value="0.415351" calcext:value-type="float">
            <text:p>0.4154</text:p>
          </table:table-cell>
          <table:table-cell table:style-name="ce14" office:value-type="float" office:value="0.387814" calcext:value-type="float">
            <text:p>0.3878</text:p>
          </table:table-cell>
          <table:table-cell table:style-name="ce14" office:value-type="float" office:value="0.379572" calcext:value-type="float">
            <text:p>0.3796</text:p>
          </table:table-cell>
          <table:table-cell table:style-name="ce14" office:value-type="float" office:value="0.374" calcext:value-type="float">
            <text:p>0.3740</text:p>
          </table:table-cell>
          <table:table-cell table:style-name="ce14" office:value-type="float" office:value="0.372701" calcext:value-type="float">
            <text:p>0.3727</text:p>
          </table:table-cell>
          <table:table-cell table:style-name="ce14" office:value-type="float" office:value="0.375857" calcext:value-type="float">
            <text:p>0.3759</text:p>
          </table:table-cell>
          <table:table-cell table:style-name="ce14" office:value-type="float" office:value="0.376829" calcext:value-type="float">
            <text:p>0.3768</text:p>
          </table:table-cell>
          <table:table-cell table:style-name="ce14" office:value-type="float" office:value="0.380638" calcext:value-type="float">
            <text:p>0.3806</text:p>
          </table:table-cell>
          <table:table-cell table:style-name="ce14" office:value-type="float" office:value="0.374516" calcext:value-type="float">
            <text:p>0.3745</text:p>
          </table:table-cell>
          <table:table-cell table:style-name="ce14" office:value-type="float" office:value="0.373801" calcext:value-type="float">
            <text:p>0.3738</text:p>
          </table:table-cell>
          <table:table-cell table:style-name="ce14" office:value-type="float" office:value="0.381104" calcext:value-type="float">
            <text:p>0.3811</text:p>
          </table:table-cell>
          <table:table-cell table:style-name="ce14" office:value-type="float" office:value="0.375539" calcext:value-type="float">
            <text:p>0.3755</text:p>
          </table:table-cell>
          <table:table-cell table:style-name="ce14" office:value-type="float" office:value="0.375635" calcext:value-type="float">
            <text:p>0.3756</text:p>
          </table:table-cell>
        </table:table-row>
        <table:table-row table:style-name="ro1">
          <table:table-cell table:style-name="ce14" office:value-type="float" office:value="0.44214" calcext:value-type="float">
            <text:p>0.4421</text:p>
          </table:table-cell>
          <table:table-cell table:style-name="ce14" office:value-type="float" office:value="0.416576" calcext:value-type="float">
            <text:p>0.4166</text:p>
          </table:table-cell>
          <table:table-cell table:style-name="ce14" office:value-type="float" office:value="0.386922" calcext:value-type="float">
            <text:p>0.3869</text:p>
          </table:table-cell>
          <table:table-cell table:style-name="ce14" office:value-type="float" office:value="0.387797" calcext:value-type="float">
            <text:p>0.3878</text:p>
          </table:table-cell>
          <table:table-cell table:style-name="ce14" office:value-type="float" office:value="0.385632" calcext:value-type="float">
            <text:p>0.3856</text:p>
          </table:table-cell>
          <table:table-cell table:style-name="ce14" office:value-type="float" office:value="0.383826" calcext:value-type="float">
            <text:p>0.3838</text:p>
          </table:table-cell>
          <table:table-cell table:style-name="ce14" office:value-type="float" office:value="0.384402" calcext:value-type="float">
            <text:p>0.3844</text:p>
          </table:table-cell>
          <table:table-cell table:style-name="ce14" office:value-type="float" office:value="0.383149" calcext:value-type="float">
            <text:p>0.3831</text:p>
          </table:table-cell>
          <table:table-cell table:style-name="ce14" office:value-type="float" office:value="0.386191" calcext:value-type="float">
            <text:p>0.3862</text:p>
          </table:table-cell>
          <table:table-cell table:style-name="ce14" office:value-type="float" office:value="0.387022" calcext:value-type="float">
            <text:p>0.3870</text:p>
          </table:table-cell>
          <table:table-cell table:style-name="ce14" office:value-type="float" office:value="0.384918" calcext:value-type="float">
            <text:p>0.3849</text:p>
          </table:table-cell>
          <table:table-cell table:style-name="ce14" office:value-type="float" office:value="0.385288" calcext:value-type="float">
            <text:p>0.3853</text:p>
          </table:table-cell>
          <table:table-cell table:style-name="ce14" office:value-type="float" office:value="0.384627" calcext:value-type="float">
            <text:p>0.3846</text:p>
          </table:table-cell>
          <table:table-cell table:style-name="ce14" office:value-type="float" office:value="0.385563" calcext:value-type="float">
            <text:p>0.3856</text:p>
          </table:table-cell>
          <table:table-cell table:style-name="ce14" office:value-type="float" office:value="0.386053" calcext:value-type="float">
            <text:p>0.3861</text:p>
          </table:table-cell>
          <table:table-cell table:style-name="ce14" office:value-type="float" office:value="0.428703" calcext:value-type="float">
            <text:p>0.4287</text:p>
          </table:table-cell>
        </table:table-row>
        <table:table-row table:style-name="ro1">
          <table:table-cell table:style-name="ce14" office:value-type="float" office:value="0.394076" calcext:value-type="float">
            <text:p>0.3941</text:p>
          </table:table-cell>
          <table:table-cell table:style-name="ce14" office:value-type="float" office:value="0.395999" calcext:value-type="float">
            <text:p>0.3960</text:p>
          </table:table-cell>
          <table:table-cell table:style-name="ce14" office:value-type="float" office:value="0.401899" calcext:value-type="float">
            <text:p>0.4019</text:p>
          </table:table-cell>
          <table:table-cell table:style-name="ce14" office:value-type="float" office:value="0.395547" calcext:value-type="float">
            <text:p>0.3955</text:p>
          </table:table-cell>
          <table:table-cell table:style-name="ce14" office:value-type="float" office:value="0.396922" calcext:value-type="float">
            <text:p>0.3969</text:p>
          </table:table-cell>
          <table:table-cell table:style-name="ce14" office:value-type="float" office:value="0.399087" calcext:value-type="float">
            <text:p>0.3991</text:p>
          </table:table-cell>
          <table:table-cell table:style-name="ce14" office:value-type="float" office:value="0.39522" calcext:value-type="float">
            <text:p>0.3952</text:p>
          </table:table-cell>
          <table:table-cell table:style-name="ce14" office:value-type="float" office:value="0.394681" calcext:value-type="float">
            <text:p>0.3947</text:p>
          </table:table-cell>
          <table:table-cell table:style-name="ce14" office:value-type="float" office:value="0.397261" calcext:value-type="float">
            <text:p>0.3973</text:p>
          </table:table-cell>
          <table:table-cell table:style-name="ce14" office:value-type="float" office:value="0.397846" calcext:value-type="float">
            <text:p>0.3978</text:p>
          </table:table-cell>
          <table:table-cell table:style-name="ce14" office:value-type="float" office:value="0.396118" calcext:value-type="float">
            <text:p>0.3961</text:p>
          </table:table-cell>
          <table:table-cell table:style-name="ce14" office:value-type="float" office:value="0.396239" calcext:value-type="float">
            <text:p>0.3962</text:p>
          </table:table-cell>
          <table:table-cell table:style-name="ce14" office:value-type="float" office:value="0.395713" calcext:value-type="float">
            <text:p>0.3957</text:p>
          </table:table-cell>
          <table:table-cell table:style-name="ce14" office:value-type="float" office:value="0.39665" calcext:value-type="float">
            <text:p>0.3967</text:p>
          </table:table-cell>
          <table:table-cell table:style-name="ce14" office:value-type="float" office:value="0.418785" calcext:value-type="float">
            <text:p>0.4188</text:p>
          </table:table-cell>
          <table:table-cell table:style-name="ce14" office:value-type="float" office:value="0.410373" calcext:value-type="float">
            <text:p>0.4104</text:p>
          </table:table-cell>
        </table:table-row>
        <table:table-row table:style-name="ro1">
          <table:table-cell table:style-name="ce14" office:value-type="float" office:value="0.381877" calcext:value-type="float">
            <text:p>0.3819</text:p>
          </table:table-cell>
          <table:table-cell table:style-name="ce14" office:value-type="float" office:value="0.389256" calcext:value-type="float">
            <text:p>0.3893</text:p>
          </table:table-cell>
          <table:table-cell table:style-name="ce14" office:value-type="float" office:value="0.386288" calcext:value-type="float">
            <text:p>0.3863</text:p>
          </table:table-cell>
          <table:table-cell table:style-name="ce14" office:value-type="float" office:value="0.38817" calcext:value-type="float">
            <text:p>0.3882</text:p>
          </table:table-cell>
          <table:table-cell table:style-name="ce14" office:value-type="float" office:value="0.388671" calcext:value-type="float">
            <text:p>0.3887</text:p>
          </table:table-cell>
          <table:table-cell table:style-name="ce14" office:value-type="float" office:value="0.382757" calcext:value-type="float">
            <text:p>0.3828</text:p>
          </table:table-cell>
          <table:table-cell table:style-name="ce14" office:value-type="float" office:value="0.382826" calcext:value-type="float">
            <text:p>0.3828</text:p>
          </table:table-cell>
          <table:table-cell table:style-name="ce14" office:value-type="float" office:value="0.381901" calcext:value-type="float">
            <text:p>0.3819</text:p>
          </table:table-cell>
          <table:table-cell table:style-name="ce14" office:value-type="float" office:value="0.385325" calcext:value-type="float">
            <text:p>0.3853</text:p>
          </table:table-cell>
          <table:table-cell table:style-name="ce14" office:value-type="float" office:value="0.385825" calcext:value-type="float">
            <text:p>0.3858</text:p>
          </table:table-cell>
          <table:table-cell table:style-name="ce14" office:value-type="float" office:value="0.383915" calcext:value-type="float">
            <text:p>0.3839</text:p>
          </table:table-cell>
          <table:table-cell table:style-name="ce14" office:value-type="float" office:value="0.384388" calcext:value-type="float">
            <text:p>0.3844</text:p>
          </table:table-cell>
          <table:table-cell table:style-name="ce14" office:value-type="float" office:value="0.396037" calcext:value-type="float">
            <text:p>0.3960</text:p>
          </table:table-cell>
          <table:table-cell table:style-name="ce14" office:value-type="float" office:value="0.432324" calcext:value-type="float">
            <text:p>0.4323</text:p>
          </table:table-cell>
          <table:table-cell table:style-name="ce14" office:value-type="float" office:value="0.44074" calcext:value-type="float">
            <text:p>0.4407</text:p>
          </table:table-cell>
          <table:table-cell table:style-name="ce14" office:value-type="float" office:value="0.416352" calcext:value-type="float">
            <text:p>0.4164</text:p>
          </table:table-cell>
        </table:table-row>
        <table:table-row table:style-name="ro1">
          <table:table-cell table:style-name="ce14" office:value-type="float" office:value="0.383231" calcext:value-type="float">
            <text:p>0.3832</text:p>
          </table:table-cell>
          <table:table-cell table:style-name="ce14" office:value-type="float" office:value="0.385533" calcext:value-type="float">
            <text:p>0.3855</text:p>
          </table:table-cell>
          <table:table-cell table:style-name="ce14" office:value-type="float" office:value="0.387792" calcext:value-type="float">
            <text:p>0.3878</text:p>
          </table:table-cell>
          <table:table-cell table:style-name="ce14" office:value-type="float" office:value="0.390029" calcext:value-type="float">
            <text:p>0.3900</text:p>
          </table:table-cell>
          <table:table-cell table:style-name="ce14" office:value-type="float" office:value="0.38605" calcext:value-type="float">
            <text:p>0.3861</text:p>
          </table:table-cell>
          <table:table-cell table:style-name="ce14" office:value-type="float" office:value="0.389706" calcext:value-type="float">
            <text:p>0.3897</text:p>
          </table:table-cell>
          <table:table-cell table:style-name="ce14" office:value-type="float" office:value="0.384085" calcext:value-type="float">
            <text:p>0.3841</text:p>
          </table:table-cell>
          <table:table-cell table:style-name="ce14" office:value-type="float" office:value="0.383777" calcext:value-type="float">
            <text:p>0.3838</text:p>
          </table:table-cell>
          <table:table-cell table:style-name="ce14" office:value-type="float" office:value="0.387279" calcext:value-type="float">
            <text:p>0.3873</text:p>
          </table:table-cell>
          <table:table-cell table:style-name="ce14" office:value-type="float" office:value="0.387752" calcext:value-type="float">
            <text:p>0.3878</text:p>
          </table:table-cell>
          <table:table-cell table:style-name="ce14" office:value-type="float" office:value="0.390054" calcext:value-type="float">
            <text:p>0.3901</text:p>
          </table:table-cell>
          <table:table-cell table:style-name="ce14" office:value-type="float" office:value="0.409657" calcext:value-type="float">
            <text:p>0.4097</text:p>
          </table:table-cell>
          <table:table-cell table:style-name="ce14" office:value-type="float" office:value="0.43643" calcext:value-type="float">
            <text:p>0.4364</text:p>
          </table:table-cell>
          <table:table-cell table:style-name="ce14" office:value-type="float" office:value="0.427388" calcext:value-type="float">
            <text:p>0.4274</text:p>
          </table:table-cell>
          <table:table-cell table:style-name="ce14" office:value-type="float" office:value="0.397748" calcext:value-type="float">
            <text:p>0.3977</text:p>
          </table:table-cell>
          <table:table-cell table:style-name="ce14" office:value-type="float" office:value="0.386144" calcext:value-type="float">
            <text:p>0.3861</text:p>
          </table:table-cell>
        </table:table-row>
        <table:table-row table:style-name="ro1">
          <table:table-cell table:style-name="ce14" office:value-type="float" office:value="0.391517" calcext:value-type="float">
            <text:p>0.3915</text:p>
          </table:table-cell>
          <table:table-cell table:style-name="ce14" office:value-type="float" office:value="0.388531" calcext:value-type="float">
            <text:p>0.3885</text:p>
          </table:table-cell>
          <table:table-cell table:style-name="ce14" office:value-type="float" office:value="0.390603" calcext:value-type="float">
            <text:p>0.3906</text:p>
          </table:table-cell>
          <table:table-cell table:style-name="ce14" office:value-type="float" office:value="0.388332" calcext:value-type="float">
            <text:p>0.3883</text:p>
          </table:table-cell>
          <table:table-cell table:style-name="ce14" office:value-type="float" office:value="0.389316" calcext:value-type="float">
            <text:p>0.3893</text:p>
          </table:table-cell>
          <table:table-cell table:style-name="ce14" office:value-type="float" office:value="0.387696" calcext:value-type="float">
            <text:p>0.3877</text:p>
          </table:table-cell>
          <table:table-cell table:style-name="ce14" office:value-type="float" office:value="0.38756" calcext:value-type="float">
            <text:p>0.3876</text:p>
          </table:table-cell>
          <table:table-cell table:style-name="ce14" office:value-type="float" office:value="0.386791" calcext:value-type="float">
            <text:p>0.3868</text:p>
          </table:table-cell>
          <table:table-cell table:style-name="ce14" office:value-type="float" office:value="0.390234" calcext:value-type="float">
            <text:p>0.3902</text:p>
          </table:table-cell>
          <table:table-cell table:style-name="ce14" office:value-type="float" office:value="0.390568" calcext:value-type="float">
            <text:p>0.3906</text:p>
          </table:table-cell>
          <table:table-cell table:style-name="ce14" office:value-type="float" office:value="0.418708" calcext:value-type="float">
            <text:p>0.4187</text:p>
          </table:table-cell>
          <table:table-cell table:style-name="ce14" office:value-type="float" office:value="0.433095" calcext:value-type="float">
            <text:p>0.4331</text:p>
          </table:table-cell>
          <table:table-cell table:style-name="ce14" office:value-type="float" office:value="0.414612" calcext:value-type="float">
            <text:p>0.4146</text:p>
          </table:table-cell>
          <table:table-cell table:style-name="ce14" office:value-type="float" office:value="0.388788" calcext:value-type="float">
            <text:p>0.3888</text:p>
          </table:table-cell>
          <table:table-cell table:style-name="ce14" office:value-type="float" office:value="0.389983" calcext:value-type="float">
            <text:p>0.3900</text:p>
          </table:table-cell>
          <table:table-cell table:style-name="ce14" office:value-type="float" office:value="0.389185" calcext:value-type="float">
            <text:p>0.3892</text:p>
          </table:table-cell>
        </table:table-row>
        <table:table-row table:style-name="ro1">
          <table:table-cell table:style-name="ce14" office:value-type="float" office:value="0.39418" calcext:value-type="float">
            <text:p>0.3942</text:p>
          </table:table-cell>
          <table:table-cell table:style-name="ce14" office:value-type="float" office:value="0.397385" calcext:value-type="float">
            <text:p>0.3974</text:p>
          </table:table-cell>
          <table:table-cell table:style-name="ce14" office:value-type="float" office:value="0.39911" calcext:value-type="float">
            <text:p>0.3991</text:p>
          </table:table-cell>
          <table:table-cell table:style-name="ce14" office:value-type="float" office:value="0.397063" calcext:value-type="float">
            <text:p>0.3971</text:p>
          </table:table-cell>
          <table:table-cell table:style-name="ce14" office:value-type="float" office:value="0.398031" calcext:value-type="float">
            <text:p>0.3980</text:p>
          </table:table-cell>
          <table:table-cell table:style-name="ce14" office:value-type="float" office:value="0.395854" calcext:value-type="float">
            <text:p>0.3959</text:p>
          </table:table-cell>
          <table:table-cell table:style-name="ce14" office:value-type="float" office:value="0.396358" calcext:value-type="float">
            <text:p>0.3964</text:p>
          </table:table-cell>
          <table:table-cell table:style-name="ce14" office:value-type="float" office:value="0.395612" calcext:value-type="float">
            <text:p>0.3956</text:p>
          </table:table-cell>
          <table:table-cell table:style-name="ce14" office:value-type="float" office:value="0.398467" calcext:value-type="float">
            <text:p>0.3985</text:p>
          </table:table-cell>
          <table:table-cell table:style-name="ce14" office:value-type="float" office:value="0.403124" calcext:value-type="float">
            <text:p>0.4031</text:p>
          </table:table-cell>
          <table:table-cell table:style-name="ce14" office:value-type="float" office:value="0.397323" calcext:value-type="float">
            <text:p>0.3973</text:p>
          </table:table-cell>
          <table:table-cell table:style-name="ce14" office:value-type="float" office:value="0.415121" calcext:value-type="float">
            <text:p>0.4151</text:p>
          </table:table-cell>
          <table:table-cell table:style-name="ce14" office:value-type="float" office:value="0.39657" calcext:value-type="float">
            <text:p>0.3966</text:p>
          </table:table-cell>
          <table:table-cell table:style-name="ce14" office:value-type="float" office:value="0.397797" calcext:value-type="float">
            <text:p>0.3978</text:p>
          </table:table-cell>
          <table:table-cell table:style-name="ce14" office:value-type="float" office:value="0.398541" calcext:value-type="float">
            <text:p>0.3985</text:p>
          </table:table-cell>
          <table:table-cell table:style-name="ce14" office:value-type="float" office:value="0.397802" calcext:value-type="float">
            <text:p>0.3978</text:p>
          </table:table-cell>
        </table:table-row>
        <table:table-row table:style-name="ro1">
          <table:table-cell table:style-name="ce14" table:number-columns-repeated="10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6" table:number-columns-repeated="2"/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 table:number-rows-repeated="21">
          <table:table-cell table:style-name="ce14" table:number-columns-repeated="11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6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16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16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16" table:number-columns-repeated="2"/>
          <table:table-cell table:number-columns-repeated="14"/>
        </table:table-row>
      </table:table>
      <table:table table:name="23.9.21" table:style-name="ta1">
        <table:table-column table:style-name="co19" table:default-cell-style-name="ce14"/>
        <table:table-column table:style-name="co13" table:default-cell-style-name="ce14"/>
        <table:table-column table:style-name="co10" table:default-cell-style-name="ce14"/>
        <table:table-column table:style-name="co11" table:number-columns-repeated="3" table:default-cell-style-name="ce14"/>
        <table:table-column table:style-name="co9" table:default-cell-style-name="ce14"/>
        <table:table-column table:style-name="co19" table:default-cell-style-name="ce14"/>
        <table:table-column table:style-name="co27" table:default-cell-style-name="ce14"/>
        <table:table-column table:style-name="co5" table:default-cell-style-name="ce14"/>
        <table:table-column table:style-name="co27" table:default-cell-style-name="Default"/>
        <table:table-column table:style-name="co27" table:default-cell-style-name="ce14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3" office:value-type="float" office:value="2000" calcext:value-type="float">
            <text:p>2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3" office:value-type="float" office:value="500000" calcext:value-type="float">
            <text:p>500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3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3" office:value-type="float" office:value="64447" calcext:value-type="float">
            <text:p>64,447</text:p>
          </table:table-cell>
          <table:table-cell table:style-name="ce13" office:value-type="float" office:value="3248" calcext:value-type="float">
            <text:p>3,248</text:p>
          </table:table-cell>
          <table:table-cell table:style-name="ce33" table:formula="of:=([.C7]*[.B4])/([.B7]+[.C7])" office:value-type="float" office:value="383.83927911958" calcext:value-type="float">
            <text:p>383.84</text:p>
          </table:table-cell>
          <table:table-cell table:style-name="ce29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61872" calcext:value-type="float">
            <text:p>61,872</text:p>
          </table:table-cell>
          <table:table-cell table:style-name="ce13" office:value-type="float" office:value="6500" calcext:value-type="float">
            <text:p>6,500</text:p>
          </table:table-cell>
          <table:table-cell table:style-name="ce33" table:formula="of:=([.C8]*[.B4])/([.B8]+[.C8])" office:value-type="float" office:value="760.54525244252" calcext:value-type="float">
            <text:p>760.55</text:p>
          </table:table-cell>
          <table:table-cell table:style-name="ce29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3" office:value-type="float" office:value="58423" calcext:value-type="float">
            <text:p>58,423</text:p>
          </table:table-cell>
          <table:table-cell table:style-name="ce13" office:value-type="float" office:value="9979" calcext:value-type="float">
            <text:p>9,979</text:p>
          </table:table-cell>
          <table:table-cell table:style-name="ce33" table:formula="of:=([.C9]*[.B4])/([.B9]+[.C9])" office:value-type="float" office:value="1167.10037718195" calcext:value-type="float">
            <text:p>1167.10</text:p>
          </table:table-cell>
          <table:table-cell table:style-name="ce29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3" office:value-type="float" office:value="55367" calcext:value-type="float">
            <text:p>55,367</text:p>
          </table:table-cell>
          <table:table-cell table:style-name="ce13" office:value-type="float" office:value="13416" calcext:value-type="float">
            <text:p>13,416</text:p>
          </table:table-cell>
          <table:table-cell table:style-name="ce33" table:formula="of:=([.C10]*[.B4])/([.B10]+[.C10])" office:value-type="float" office:value="1560.38556038556" calcext:value-type="float">
            <text:p>1560.39</text:p>
          </table:table-cell>
          <table:table-cell table:style-name="ce29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3" office:value-type="float" office:value="51955" calcext:value-type="float">
            <text:p>51,955</text:p>
          </table:table-cell>
          <table:table-cell table:style-name="ce13" office:value-type="float" office:value="16933" calcext:value-type="float">
            <text:p>16,933</text:p>
          </table:table-cell>
          <table:table-cell table:style-name="ce33" table:formula="of:=([.C11]*[.B4])/([.B11]+[.C11])" office:value-type="float" office:value="1966.43827662292" calcext:value-type="float">
            <text:p>1966.44</text:p>
          </table:table-cell>
          <table:table-cell table:style-name="ce29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3" office:value-type="float" office:value="48656" calcext:value-type="float">
            <text:p>48,656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33" table:formula="of:=([.C12]*[.B4])/([.B12]+[.C12])" office:value-type="float" office:value="2366.39939792167" calcext:value-type="float">
            <text:p>2366.40</text:p>
          </table:table-cell>
          <table:table-cell table:style-name="ce29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500000" calcext:value-type="float">
            <text:p>500000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4"/>
          <table:table-cell/>
          <table:table-cell table:style-name="ce14" table:number-columns-repeated="4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4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table:style-name="ce14" office:value-type="float" office:value="0.395702" calcext:value-type="float">
            <text:p>0.3957</text:p>
          </table:table-cell>
          <table:table-cell table:style-name="ce14" office:value-type="float" office:value="0.399934" calcext:value-type="float">
            <text:p>0.3999</text:p>
          </table:table-cell>
          <table:table-cell table:style-name="ce14" office:value-type="float" office:value="0.400083" calcext:value-type="float">
            <text:p>0.4001</text:p>
          </table:table-cell>
          <table:table-cell table:style-name="ce14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4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table:style-name="ce14" office:value-type="float" office:value="0.395466" calcext:value-type="float">
            <text:p>0.3955</text:p>
          </table:table-cell>
          <table:table-cell table:style-name="ce14" office:value-type="float" office:value="0.399735" calcext:value-type="float">
            <text:p>0.3997</text:p>
          </table:table-cell>
          <table:table-cell table:style-name="ce14" office:value-type="float" office:value="0.399272" calcext:value-type="float">
            <text:p>0.3993</text:p>
          </table:table-cell>
          <table:table-cell table:style-name="ce14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4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table:style-name="ce14" office:value-type="float" office:value="0.390491" calcext:value-type="float">
            <text:p>0.3905</text:p>
          </table:table-cell>
          <table:table-cell table:style-name="ce14" office:value-type="float" office:value="0.394878" calcext:value-type="float">
            <text:p>0.3949</text:p>
          </table:table-cell>
          <table:table-cell table:style-name="ce14" office:value-type="float" office:value="0.394996" calcext:value-type="float">
            <text:p>0.3950</text:p>
          </table:table-cell>
          <table:table-cell table:style-name="ce14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4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table:style-name="ce14" office:value-type="float" office:value="0.392968" calcext:value-type="float">
            <text:p>0.3930</text:p>
          </table:table-cell>
          <table:table-cell table:style-name="ce14" office:value-type="float" office:value="0.397268" calcext:value-type="float">
            <text:p>0.3973</text:p>
          </table:table-cell>
          <table:table-cell table:style-name="ce14" office:value-type="float" office:value="0.396332" calcext:value-type="float">
            <text:p>0.3963</text:p>
          </table:table-cell>
          <table:table-cell table:style-name="ce14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4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table:style-name="ce14" office:value-type="float" office:value="0.392745" calcext:value-type="float">
            <text:p>0.3927</text:p>
          </table:table-cell>
          <table:table-cell table:style-name="ce14" office:value-type="float" office:value="0.397135" calcext:value-type="float">
            <text:p>0.3971</text:p>
          </table:table-cell>
          <table:table-cell table:style-name="ce14" office:value-type="float" office:value="0.399042" calcext:value-type="float">
            <text:p>0.3990</text:p>
          </table:table-cell>
          <table:table-cell table:style-name="ce14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4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table:style-name="ce14" office:value-type="float" office:value="0.385316" calcext:value-type="float">
            <text:p>0.3853</text:p>
          </table:table-cell>
          <table:table-cell table:style-name="ce14" office:value-type="float" office:value="0.400656" calcext:value-type="float">
            <text:p>0.4007</text:p>
          </table:table-cell>
          <table:table-cell table:style-name="ce14" office:value-type="float" office:value="0.44361" calcext:value-type="float">
            <text:p>0.4436</text:p>
          </table:table-cell>
          <table:table-cell table:style-name="ce14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4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table:style-name="ce14" office:value-type="float" office:value="0.40124" calcext:value-type="float">
            <text:p>0.4012</text:p>
          </table:table-cell>
          <table:table-cell table:style-name="ce14" office:value-type="float" office:value="0.435297" calcext:value-type="float">
            <text:p>0.4353</text:p>
          </table:table-cell>
          <table:table-cell table:style-name="ce14" office:value-type="float" office:value="0.424006" calcext:value-type="float">
            <text:p>0.4240</text:p>
          </table:table-cell>
          <table:table-cell table:style-name="ce14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4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table:style-name="ce14" office:value-type="float" office:value="0.431835" calcext:value-type="float">
            <text:p>0.4318</text:p>
          </table:table-cell>
          <table:table-cell table:style-name="ce14" office:value-type="float" office:value="0.424402" calcext:value-type="float">
            <text:p>0.4244</text:p>
          </table:table-cell>
          <table:table-cell table:style-name="ce14" office:value-type="float" office:value="0.387606" calcext:value-type="float">
            <text:p>0.3876</text:p>
          </table:table-cell>
          <table:table-cell table:style-name="ce14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4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table:style-name="ce14" office:value-type="float" office:value="0.409971" calcext:value-type="float">
            <text:p>0.4100</text:p>
          </table:table-cell>
          <table:table-cell table:style-name="ce14" office:value-type="float" office:value="0.389301" calcext:value-type="float">
            <text:p>0.3893</text:p>
          </table:table-cell>
          <table:table-cell table:style-name="ce14" office:value-type="float" office:value="0.393491" calcext:value-type="float">
            <text:p>0.3935</text:p>
          </table:table-cell>
          <table:table-cell table:style-name="ce14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4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table:style-name="ce14" office:value-type="float" office:value="0.388223" calcext:value-type="float">
            <text:p>0.3882</text:p>
          </table:table-cell>
          <table:table-cell table:style-name="ce14" office:value-type="float" office:value="0.38886" calcext:value-type="float">
            <text:p>0.3889</text:p>
          </table:table-cell>
          <table:table-cell table:style-name="ce14" office:value-type="float" office:value="0.388128" calcext:value-type="float">
            <text:p>0.3881</text:p>
          </table:table-cell>
          <table:table-cell table:style-name="ce14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4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10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0.388527" calcext:value-type="float">
            <text:p>0.3885</text:p>
          </table:table-cell>
          <table:table-cell table:style-name="ce31" office:value-type="float" office:value="0.364528" calcext:value-type="float">
            <text:p>0.3645</text:p>
          </table:table-cell>
          <table:table-cell table:style-name="ce31" office:value-type="float" office:value="0.454307" calcext:value-type="float">
            <text:p>0.4543</text:p>
          </table:table-cell>
          <table:table-cell table:style-name="ce31" office:value-type="float" office:value="0.353325" calcext:value-type="float">
            <text:p>0.3533</text:p>
          </table:table-cell>
          <table:table-cell table:style-name="ce31" office:value-type="float" office:value="0.351949" calcext:value-type="float">
            <text:p>0.3519</text:p>
          </table:table-cell>
          <table:table-cell table:style-name="ce31" office:value-type="float" office:value="0.359726" calcext:value-type="float">
            <text:p>0.3597</text:p>
          </table:table-cell>
          <table:table-cell table:style-name="ce31" office:value-type="float" office:value="0.43398" calcext:value-type="float">
            <text:p>0.4340</text:p>
          </table:table-cell>
          <table:table-cell table:style-name="ce31" office:value-type="float" office:value="0.396653" calcext:value-type="float">
            <text:p>0.3967</text:p>
          </table:table-cell>
          <table:table-cell table:style-name="ce31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34" office:value-type="float" office:value="0.391286" calcext:value-type="float">
            <text:p>0.3913</text:p>
          </table:table-cell>
          <table:table-cell office:value-type="float" office:value="0.392815" calcext:value-type="float">
            <text:p>0.3928</text:p>
          </table:table-cell>
          <table:table-cell table:style-name="ce14" office:value-type="float" office:value="0.393012" calcext:value-type="float">
            <text:p>0.3930</text:p>
          </table:table-cell>
          <table:table-cell table:style-name="ce14" office:value-type="float" office:value="0.392889" calcext:value-type="float">
            <text:p>0.3929</text:p>
          </table:table-cell>
          <table:table-cell table:style-name="ce14" office:value-type="float" office:value="0.393417" calcext:value-type="float">
            <text:p>0.3934</text:p>
          </table:table-cell>
          <table:table-cell table:style-name="ce35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34" office:value-type="float" office:value="0.388731" calcext:value-type="float">
            <text:p>0.3887</text:p>
          </table:table-cell>
          <table:table-cell office:value-type="float" office:value="0.389086" calcext:value-type="float">
            <text:p>0.3891</text:p>
          </table:table-cell>
          <table:table-cell table:style-name="ce14" office:value-type="float" office:value="0.390625" calcext:value-type="float">
            <text:p>0.3906</text:p>
          </table:table-cell>
          <table:table-cell table:style-name="ce14" office:value-type="float" office:value="0.392355" calcext:value-type="float">
            <text:p>0.3924</text:p>
          </table:table-cell>
          <table:table-cell table:style-name="ce14" office:value-type="float" office:value="0.405725" calcext:value-type="float">
            <text:p>0.4057</text:p>
          </table:table-cell>
          <table:table-cell table:style-name="ce35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34" office:value-type="float" office:value="0.387663" calcext:value-type="float">
            <text:p>0.3877</text:p>
          </table:table-cell>
          <table:table-cell office:value-type="float" office:value="0.389755" calcext:value-type="float">
            <text:p>0.3898</text:p>
          </table:table-cell>
          <table:table-cell table:style-name="ce14" office:value-type="float" office:value="0.389977" calcext:value-type="float">
            <text:p>0.3900</text:p>
          </table:table-cell>
          <table:table-cell table:style-name="ce14" office:value-type="float" office:value="0.389823" calcext:value-type="float">
            <text:p>0.3898</text:p>
          </table:table-cell>
          <table:table-cell table:style-name="ce14" office:value-type="float" office:value="0.389648" calcext:value-type="float">
            <text:p>0.3896</text:p>
          </table:table-cell>
          <table:table-cell table:style-name="ce35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34" office:value-type="float" office:value="0.391031" calcext:value-type="float">
            <text:p>0.3910</text:p>
          </table:table-cell>
          <table:table-cell office:value-type="float" office:value="0.391399" calcext:value-type="float">
            <text:p>0.3914</text:p>
          </table:table-cell>
          <table:table-cell table:style-name="ce14" office:value-type="float" office:value="0.39664" calcext:value-type="float">
            <text:p>0.3966</text:p>
          </table:table-cell>
          <table:table-cell table:style-name="ce14" office:value-type="float" office:value="0.394651" calcext:value-type="float">
            <text:p>0.3947</text:p>
          </table:table-cell>
          <table:table-cell table:style-name="ce14" office:value-type="float" office:value="0.395092" calcext:value-type="float">
            <text:p>0.3951</text:p>
          </table:table-cell>
          <table:table-cell table:style-name="ce35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34" office:value-type="float" office:value="0.377362" calcext:value-type="float">
            <text:p>0.3774</text:p>
          </table:table-cell>
          <table:table-cell office:value-type="float" office:value="0.379376" calcext:value-type="float">
            <text:p>0.3794</text:p>
          </table:table-cell>
          <table:table-cell table:style-name="ce14" office:value-type="float" office:value="0.402787" calcext:value-type="float">
            <text:p>0.4028</text:p>
          </table:table-cell>
          <table:table-cell table:style-name="ce14" office:value-type="float" office:value="0.447506" calcext:value-type="float">
            <text:p>0.4475</text:p>
          </table:table-cell>
          <table:table-cell table:style-name="ce14" office:value-type="float" office:value="0.454307" calcext:value-type="float">
            <text:p>0.4543</text:p>
          </table:table-cell>
          <table:table-cell table:style-name="ce35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34" office:value-type="float" office:value="0.397414" calcext:value-type="float">
            <text:p>0.3974</text:p>
          </table:table-cell>
          <table:table-cell office:value-type="float" office:value="0.431461" calcext:value-type="float">
            <text:p>0.4315</text:p>
          </table:table-cell>
          <table:table-cell table:style-name="ce14" office:value-type="float" office:value="0.442803" calcext:value-type="float">
            <text:p>0.4428</text:p>
          </table:table-cell>
          <table:table-cell table:style-name="ce14" office:value-type="float" office:value="0.424033" calcext:value-type="float">
            <text:p>0.4240</text:p>
          </table:table-cell>
          <table:table-cell table:style-name="ce14" office:value-type="float" office:value="0.404608" calcext:value-type="float">
            <text:p>0.4046</text:p>
          </table:table-cell>
          <table:table-cell table:style-name="ce35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34" office:value-type="float" office:value="0.439655" calcext:value-type="float">
            <text:p>0.4397</text:p>
          </table:table-cell>
          <table:table-cell office:value-type="float" office:value="0.419784" calcext:value-type="float">
            <text:p>0.4198</text:p>
          </table:table-cell>
          <table:table-cell table:style-name="ce14" office:value-type="float" office:value="0.383733" calcext:value-type="float">
            <text:p>0.3837</text:p>
          </table:table-cell>
          <table:table-cell table:style-name="ce14" office:value-type="float" office:value="0.369815" calcext:value-type="float">
            <text:p>0.3698</text:p>
          </table:table-cell>
          <table:table-cell table:style-name="ce14" office:value-type="float" office:value="0.369902" calcext:value-type="float">
            <text:p>0.3699</text:p>
          </table:table-cell>
          <table:table-cell table:style-name="ce35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34" office:value-type="float" office:value="0.380103" calcext:value-type="float">
            <text:p>0.3801</text:p>
          </table:table-cell>
          <table:table-cell office:value-type="float" office:value="0.370811" calcext:value-type="float">
            <text:p>0.3708</text:p>
          </table:table-cell>
          <table:table-cell table:style-name="ce14" office:value-type="float" office:value="0.37287" calcext:value-type="float">
            <text:p>0.3729</text:p>
          </table:table-cell>
          <table:table-cell table:style-name="ce14" office:value-type="float" office:value="0.374878" calcext:value-type="float">
            <text:p>0.3749</text:p>
          </table:table-cell>
          <table:table-cell table:style-name="ce14" office:value-type="float" office:value="0.375136" calcext:value-type="float">
            <text:p>0.3751</text:p>
          </table:table-cell>
          <table:table-cell table:style-name="ce35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34" office:value-type="float" office:value="0.36675" calcext:value-type="float">
            <text:p>0.3668</text:p>
          </table:table-cell>
          <table:table-cell office:value-type="float" office:value="0.369247" calcext:value-type="float">
            <text:p>0.3692</text:p>
          </table:table-cell>
          <table:table-cell table:style-name="ce14" office:value-type="float" office:value="0.369532" calcext:value-type="float">
            <text:p>0.3695</text:p>
          </table:table-cell>
          <table:table-cell table:style-name="ce14" office:value-type="float" office:value="0.369546" calcext:value-type="float">
            <text:p>0.3695</text:p>
          </table:table-cell>
          <table:table-cell table:style-name="ce14" office:value-type="float" office:value="0.369552" calcext:value-type="float">
            <text:p>0.3696</text:p>
          </table:table-cell>
          <table:table-cell table:style-name="ce35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34" office:value-type="float" office:value="0.370999" calcext:value-type="float">
            <text:p>0.3710</text:p>
          </table:table-cell>
          <table:table-cell office:value-type="float" office:value="0.377449" calcext:value-type="float">
            <text:p>0.3774</text:p>
          </table:table-cell>
          <table:table-cell table:style-name="ce14" office:value-type="float" office:value="0.37903" calcext:value-type="float">
            <text:p>0.3790</text:p>
          </table:table-cell>
          <table:table-cell table:style-name="ce14" office:value-type="float" office:value="0.375485" calcext:value-type="float">
            <text:p>0.3755</text:p>
          </table:table-cell>
          <table:table-cell table:style-name="ce14" office:value-type="float" office:value="0.375518" calcext:value-type="float">
            <text:p>0.3755</text:p>
          </table:table-cell>
          <table:table-cell table:style-name="ce35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4" office:value-type="float" office:value="0.450816" calcext:value-type="float">
            <text:p>0.4508</text:p>
          </table:table-cell>
          <table:table-cell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0.389423" calcext:value-type="float">
            <text:p>0.3894</text:p>
          </table:table-cell>
          <table:table-cell table:style-name="ce31" office:value-type="float" office:value="0.365667" calcext:value-type="float">
            <text:p>0.3657</text:p>
          </table:table-cell>
          <table:table-cell table:style-name="ce31" office:value-type="float" office:value="0.466901" calcext:value-type="float">
            <text:p>0.4669</text:p>
          </table:table-cell>
          <table:table-cell table:style-name="ce31" office:value-type="float" office:value="0.349096" calcext:value-type="float">
            <text:p>0.3491</text:p>
          </table:table-cell>
          <table:table-cell table:style-name="ce31" office:value-type="float" office:value="0.342379" calcext:value-type="float">
            <text:p>0.3424</text:p>
          </table:table-cell>
          <table:table-cell table:style-name="ce31" office:value-type="float" office:value="0.35866" calcext:value-type="float">
            <text:p>0.3587</text:p>
          </table:table-cell>
          <table:table-cell table:style-name="ce31" office:value-type="float" office:value="0.443938" calcext:value-type="float">
            <text:p>0.4439</text:p>
          </table:table-cell>
          <table:table-cell table:style-name="ce31" office:value-type="float" office:value="0.416319" calcext:value-type="float">
            <text:p>0.4163</text:p>
          </table:table-cell>
          <table:table-cell table:style-name="ce31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34" office:value-type="float" office:value="0.392148" calcext:value-type="float">
            <text:p>0.3921</text:p>
          </table:table-cell>
          <table:table-cell office:value-type="float" office:value="0.392836" calcext:value-type="float">
            <text:p>0.3928</text:p>
          </table:table-cell>
          <table:table-cell table:style-name="ce14" office:value-type="float" office:value="0.390605" calcext:value-type="float">
            <text:p>0.3906</text:p>
          </table:table-cell>
          <table:table-cell table:style-name="ce14" office:value-type="float" office:value="0.418354" calcext:value-type="float">
            <text:p>0.4184</text:p>
          </table:table-cell>
          <table:table-cell table:style-name="ce35" office:value-type="float" office:value="0.352022" calcext:value-type="float">
            <text:p>0.3520</text:p>
          </table:table-cell>
          <table:table-cell table:style-name="ce14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34" office:value-type="float" office:value="0.389083" calcext:value-type="float">
            <text:p>0.3891</text:p>
          </table:table-cell>
          <table:table-cell office:value-type="float" office:value="0.389275" calcext:value-type="float">
            <text:p>0.3893</text:p>
          </table:table-cell>
          <table:table-cell table:style-name="ce14" office:value-type="float" office:value="0.391105" calcext:value-type="float">
            <text:p>0.3911</text:p>
          </table:table-cell>
          <table:table-cell table:style-name="ce14" office:value-type="float" office:value="0.416291" calcext:value-type="float">
            <text:p>0.4163</text:p>
          </table:table-cell>
          <table:table-cell table:style-name="ce35" office:value-type="float" office:value="0.353423" calcext:value-type="float">
            <text:p>0.3534</text:p>
          </table:table-cell>
          <table:table-cell table:style-name="ce14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34" office:value-type="float" office:value="0.390686" calcext:value-type="float">
            <text:p>0.3907</text:p>
          </table:table-cell>
          <table:table-cell office:value-type="float" office:value="0.391498" calcext:value-type="float">
            <text:p>0.3915</text:p>
          </table:table-cell>
          <table:table-cell table:style-name="ce14" office:value-type="float" office:value="0.420458" calcext:value-type="float">
            <text:p>0.4205</text:p>
          </table:table-cell>
          <table:table-cell table:style-name="ce14" office:value-type="float" office:value="0.40159" calcext:value-type="float">
            <text:p>0.4016</text:p>
          </table:table-cell>
          <table:table-cell table:style-name="ce35" office:value-type="float" office:value="0.358468" calcext:value-type="float">
            <text:p>0.3585</text:p>
          </table:table-cell>
          <table:table-cell table:style-name="ce14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34" office:value-type="float" office:value="0.394091" calcext:value-type="float">
            <text:p>0.3941</text:p>
          </table:table-cell>
          <table:table-cell office:value-type="float" office:value="0.430492" calcext:value-type="float">
            <text:p>0.4305</text:p>
          </table:table-cell>
          <table:table-cell table:style-name="ce14" office:value-type="float" office:value="0.453596" calcext:value-type="float">
            <text:p>0.4536</text:p>
          </table:table-cell>
          <table:table-cell table:style-name="ce14" office:value-type="float" office:value="0.435529" calcext:value-type="float">
            <text:p>0.4355</text:p>
          </table:table-cell>
          <table:table-cell table:style-name="ce35" office:value-type="float" office:value="0.351824" calcext:value-type="float">
            <text:p>0.3518</text:p>
          </table:table-cell>
          <table:table-cell table:style-name="ce14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34" office:value-type="float" office:value="0.4489" calcext:value-type="float">
            <text:p>0.4489</text:p>
          </table:table-cell>
          <table:table-cell office:value-type="float" office:value="0.432871" calcext:value-type="float">
            <text:p>0.4329</text:p>
          </table:table-cell>
          <table:table-cell table:style-name="ce14" office:value-type="float" office:value="0.386656" calcext:value-type="float">
            <text:p>0.3867</text:p>
          </table:table-cell>
          <table:table-cell table:style-name="ce14" office:value-type="float" office:value="0.372043" calcext:value-type="float">
            <text:p>0.3720</text:p>
          </table:table-cell>
          <table:table-cell table:style-name="ce35" office:value-type="float" office:value="0.357902" calcext:value-type="float">
            <text:p>0.3579</text:p>
          </table:table-cell>
          <table:table-cell table:style-name="ce14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34" office:value-type="float" office:value="0.387124" calcext:value-type="float">
            <text:p>0.3871</text:p>
          </table:table-cell>
          <table:table-cell office:value-type="float" office:value="0.372801" calcext:value-type="float">
            <text:p>0.3728</text:p>
          </table:table-cell>
          <table:table-cell table:style-name="ce14" office:value-type="float" office:value="0.370733" calcext:value-type="float">
            <text:p>0.3707</text:p>
          </table:table-cell>
          <table:table-cell table:style-name="ce14" office:value-type="float" office:value="0.374339" calcext:value-type="float">
            <text:p>0.3743</text:p>
          </table:table-cell>
          <table:table-cell table:style-name="ce35" office:value-type="float" office:value="0.351521" calcext:value-type="float">
            <text:p>0.3515</text:p>
          </table:table-cell>
          <table:table-cell table:style-name="ce14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34" office:value-type="float" office:value="0.373347" calcext:value-type="float">
            <text:p>0.3733</text:p>
          </table:table-cell>
          <table:table-cell office:value-type="float" office:value="0.374294" calcext:value-type="float">
            <text:p>0.3743</text:p>
          </table:table-cell>
          <table:table-cell table:style-name="ce14" office:value-type="float" office:value="0.376734" calcext:value-type="float">
            <text:p>0.3767</text:p>
          </table:table-cell>
          <table:table-cell table:style-name="ce14" office:value-type="float" office:value="0.370025" calcext:value-type="float">
            <text:p>0.3700</text:p>
          </table:table-cell>
          <table:table-cell table:style-name="ce35" office:value-type="float" office:value="0.351591" calcext:value-type="float">
            <text:p>0.3516</text:p>
          </table:table-cell>
          <table:table-cell table:style-name="ce14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34" office:value-type="float" office:value="0.366064" calcext:value-type="float">
            <text:p>0.3661</text:p>
          </table:table-cell>
          <table:table-cell office:value-type="float" office:value="0.371365" calcext:value-type="float">
            <text:p>0.3714</text:p>
          </table:table-cell>
          <table:table-cell table:style-name="ce14" office:value-type="float" office:value="0.368718" calcext:value-type="float">
            <text:p>0.3687</text:p>
          </table:table-cell>
          <table:table-cell table:style-name="ce14" office:value-type="float" office:value="0.372453" calcext:value-type="float">
            <text:p>0.3725</text:p>
          </table:table-cell>
          <table:table-cell table:style-name="ce35" office:value-type="float" office:value="0.35866" calcext:value-type="float">
            <text:p>0.3587</text:p>
          </table:table-cell>
          <table:table-cell table:style-name="ce14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34" office:value-type="float" office:value="0.371997" calcext:value-type="float">
            <text:p>0.3720</text:p>
          </table:table-cell>
          <table:table-cell office:value-type="float" office:value="0.37286" calcext:value-type="float">
            <text:p>0.3729</text:p>
          </table:table-cell>
          <table:table-cell table:style-name="ce14" office:value-type="float" office:value="0.370451" calcext:value-type="float">
            <text:p>0.3705</text:p>
          </table:table-cell>
          <table:table-cell table:style-name="ce14" office:value-type="float" office:value="0.369165" calcext:value-type="float">
            <text:p>0.3692</text:p>
          </table:table-cell>
          <table:table-cell table:style-name="ce35" office:value-type="float" office:value="0.351619" calcext:value-type="float">
            <text:p>0.3516</text:p>
          </table:table-cell>
          <table:table-cell table:style-name="ce14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34" office:value-type="float" office:value="0.381" calcext:value-type="float">
            <text:p>0.3810</text:p>
          </table:table-cell>
          <table:table-cell office:value-type="float" office:value="0.381475" calcext:value-type="float">
            <text:p>0.3815</text:p>
          </table:table-cell>
          <table:table-cell table:style-name="ce14" office:value-type="float" office:value="0.382953" calcext:value-type="float">
            <text:p>0.3830</text:p>
          </table:table-cell>
          <table:table-cell table:style-name="ce14" office:value-type="float" office:value="0.386829" calcext:value-type="float">
            <text:p>0.3868</text:p>
          </table:table-cell>
          <table:table-cell table:style-name="ce35" office:value-type="float" office:value="0.351906" calcext:value-type="float">
            <text:p>0.3519</text:p>
          </table:table-cell>
          <table:table-cell table:style-name="ce14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4" office:value-type="float" office:value="0.454521" calcext:value-type="float">
            <text:p>0.4545</text:p>
          </table:table-cell>
          <table:table-cell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0.388798" calcext:value-type="float">
            <text:p>0.3888</text:p>
          </table:table-cell>
          <table:table-cell table:style-name="ce31" office:value-type="float" office:value="0.369897" calcext:value-type="float">
            <text:p>0.3699</text:p>
          </table:table-cell>
          <table:table-cell table:style-name="ce31" office:value-type="float" office:value="0.458928" calcext:value-type="float">
            <text:p>0.4589</text:p>
          </table:table-cell>
          <table:table-cell table:style-name="ce31" office:value-type="float" office:value="0.357693" calcext:value-type="float">
            <text:p>0.3577</text:p>
          </table:table-cell>
          <table:table-cell table:style-name="ce31" office:value-type="float" office:value="0.350217" calcext:value-type="float">
            <text:p>0.3502</text:p>
          </table:table-cell>
          <table:table-cell table:style-name="ce31" office:value-type="float" office:value="0.369994" calcext:value-type="float">
            <text:p>0.3700</text:p>
          </table:table-cell>
          <table:table-cell table:style-name="ce31" office:value-type="float" office:value="0.42213" calcext:value-type="float">
            <text:p>0.4221</text:p>
          </table:table-cell>
          <table:table-cell table:style-name="ce31" office:value-type="float" office:value="0.395266" calcext:value-type="float">
            <text:p>0.3953</text:p>
          </table:table-cell>
          <table:table-cell table:style-name="ce31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35" office:value-type="float" office:value="0.379847" calcext:value-type="float">
            <text:p>0.3798</text:p>
          </table:table-cell>
          <table:table-cell office:value-type="float" office:value="0.380652" calcext:value-type="float">
            <text:p>0.3807</text:p>
          </table:table-cell>
          <table:table-cell table:style-name="ce14" office:value-type="float" office:value="0.382813" calcext:value-type="float">
            <text:p>0.3828</text:p>
          </table:table-cell>
          <table:table-cell table:style-name="ce35" office:value-type="float" office:value="0.36155" calcext:value-type="float">
            <text:p>0.3616</text:p>
          </table:table-cell>
          <table:table-cell table:style-name="ce14" office:value-type="float" office:value="0.357962" calcext:value-type="float">
            <text:p>0.3580</text:p>
          </table:table-cell>
          <table:table-cell table:style-name="ce14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35" office:value-type="float" office:value="0.385257" calcext:value-type="float">
            <text:p>0.3853</text:p>
          </table:table-cell>
          <table:table-cell office:value-type="float" office:value="0.386529" calcext:value-type="float">
            <text:p>0.3865</text:p>
          </table:table-cell>
          <table:table-cell table:style-name="ce14" office:value-type="float" office:value="0.388268" calcext:value-type="float">
            <text:p>0.3883</text:p>
          </table:table-cell>
          <table:table-cell table:style-name="ce35" office:value-type="float" office:value="0.361619" calcext:value-type="float">
            <text:p>0.3616</text:p>
          </table:table-cell>
          <table:table-cell table:style-name="ce14" office:value-type="float" office:value="0.367086" calcext:value-type="float">
            <text:p>0.3671</text:p>
          </table:table-cell>
          <table:table-cell table:style-name="ce14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35" office:value-type="float" office:value="0.369897" calcext:value-type="float">
            <text:p>0.3699</text:p>
          </table:table-cell>
          <table:table-cell office:value-type="float" office:value="0.370876" calcext:value-type="float">
            <text:p>0.3709</text:p>
          </table:table-cell>
          <table:table-cell table:style-name="ce14" office:value-type="float" office:value="0.373133" calcext:value-type="float">
            <text:p>0.3731</text:p>
          </table:table-cell>
          <table:table-cell table:style-name="ce35" office:value-type="float" office:value="0.369994" calcext:value-type="float">
            <text:p>0.3700</text:p>
          </table:table-cell>
          <table:table-cell table:style-name="ce14" office:value-type="float" office:value="0.357874" calcext:value-type="float">
            <text:p>0.3579</text:p>
          </table:table-cell>
          <table:table-cell table:style-name="ce14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35" office:value-type="float" office:value="0.380259" calcext:value-type="float">
            <text:p>0.3803</text:p>
          </table:table-cell>
          <table:table-cell office:value-type="float" office:value="0.381887" calcext:value-type="float">
            <text:p>0.3819</text:p>
          </table:table-cell>
          <table:table-cell table:style-name="ce14" office:value-type="float" office:value="0.383899" calcext:value-type="float">
            <text:p>0.3839</text:p>
          </table:table-cell>
          <table:table-cell table:style-name="ce35" office:value-type="float" office:value="0.361304" calcext:value-type="float">
            <text:p>0.3613</text:p>
          </table:table-cell>
          <table:table-cell table:style-name="ce14" office:value-type="float" office:value="0.358464" calcext:value-type="float">
            <text:p>0.3585</text:p>
          </table:table-cell>
          <table:table-cell table:style-name="ce14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35" office:value-type="float" office:value="0.384851" calcext:value-type="float">
            <text:p>0.3849</text:p>
          </table:table-cell>
          <table:table-cell office:value-type="float" office:value="0.386297" calcext:value-type="float">
            <text:p>0.3863</text:p>
          </table:table-cell>
          <table:table-cell table:style-name="ce14" office:value-type="float" office:value="0.38833" calcext:value-type="float">
            <text:p>0.3883</text:p>
          </table:table-cell>
          <table:table-cell table:style-name="ce35" office:value-type="float" office:value="0.361505" calcext:value-type="float">
            <text:p>0.3615</text:p>
          </table:table-cell>
          <table:table-cell table:style-name="ce14" office:value-type="float" office:value="0.358058" calcext:value-type="float">
            <text:p>0.3581</text:p>
          </table:table-cell>
          <table:table-cell table:style-name="ce14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35" office:value-type="float" office:value="0.380074" calcext:value-type="float">
            <text:p>0.3801</text:p>
          </table:table-cell>
          <table:table-cell office:value-type="float" office:value="0.381138" calcext:value-type="float">
            <text:p>0.3811</text:p>
          </table:table-cell>
          <table:table-cell table:style-name="ce14" office:value-type="float" office:value="0.383164" calcext:value-type="float">
            <text:p>0.3832</text:p>
          </table:table-cell>
          <table:table-cell table:style-name="ce35" office:value-type="float" office:value="0.361643" calcext:value-type="float">
            <text:p>0.3616</text:p>
          </table:table-cell>
          <table:table-cell table:style-name="ce14" office:value-type="float" office:value="0.359248" calcext:value-type="float">
            <text:p>0.3592</text:p>
          </table:table-cell>
          <table:table-cell table:style-name="ce14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35" office:value-type="float" office:value="0.380276" calcext:value-type="float">
            <text:p>0.3803</text:p>
          </table:table-cell>
          <table:table-cell office:value-type="float" office:value="0.381844" calcext:value-type="float">
            <text:p>0.3818</text:p>
          </table:table-cell>
          <table:table-cell table:style-name="ce14" office:value-type="float" office:value="0.421453" calcext:value-type="float">
            <text:p>0.4215</text:p>
          </table:table-cell>
          <table:table-cell table:style-name="ce35" office:value-type="float" office:value="0.36147" calcext:value-type="float">
            <text:p>0.3615</text:p>
          </table:table-cell>
          <table:table-cell table:style-name="ce14" office:value-type="float" office:value="0.358144" calcext:value-type="float">
            <text:p>0.3581</text:p>
          </table:table-cell>
          <table:table-cell table:style-name="ce14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35" office:value-type="float" office:value="0.375444" calcext:value-type="float">
            <text:p>0.3754</text:p>
          </table:table-cell>
          <table:table-cell office:value-type="float" office:value="0.419863" calcext:value-type="float">
            <text:p>0.4199</text:p>
          </table:table-cell>
          <table:table-cell table:style-name="ce14" office:value-type="float" office:value="0.432997" calcext:value-type="float">
            <text:p>0.4330</text:p>
          </table:table-cell>
          <table:table-cell table:style-name="ce35" office:value-type="float" office:value="0.363035" calcext:value-type="float">
            <text:p>0.3630</text:p>
          </table:table-cell>
          <table:table-cell table:style-name="ce14" office:value-type="float" office:value="0.35796" calcext:value-type="float">
            <text:p>0.3580</text:p>
          </table:table-cell>
          <table:table-cell table:style-name="ce14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35" office:value-type="float" office:value="0.406669" calcext:value-type="float">
            <text:p>0.4067</text:p>
          </table:table-cell>
          <table:table-cell office:value-type="float" office:value="0.423128" calcext:value-type="float">
            <text:p>0.4231</text:p>
          </table:table-cell>
          <table:table-cell table:style-name="ce14" office:value-type="float" office:value="0.397618" calcext:value-type="float">
            <text:p>0.3976</text:p>
          </table:table-cell>
          <table:table-cell table:style-name="ce35" office:value-type="float" office:value="0.361364" calcext:value-type="float">
            <text:p>0.3614</text:p>
          </table:table-cell>
          <table:table-cell table:style-name="ce14" office:value-type="float" office:value="0.358303" calcext:value-type="float">
            <text:p>0.3583</text:p>
          </table:table-cell>
          <table:table-cell table:style-name="ce14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35" office:value-type="float" office:value="0.426471" calcext:value-type="float">
            <text:p>0.4265</text:p>
          </table:table-cell>
          <table:table-cell office:value-type="float" office:value="0.406157" calcext:value-type="float">
            <text:p>0.4062</text:p>
          </table:table-cell>
          <table:table-cell table:style-name="ce14" office:value-type="float" office:value="0.37683" calcext:value-type="float">
            <text:p>0.3768</text:p>
          </table:table-cell>
          <table:table-cell table:style-name="ce35" office:value-type="float" office:value="0.361436" calcext:value-type="float">
            <text:p>0.3614</text:p>
          </table:table-cell>
          <table:table-cell table:style-name="ce14" office:value-type="float" office:value="0.35786" calcext:value-type="float">
            <text:p>0.3579</text:p>
          </table:table-cell>
          <table:table-cell table:style-name="ce14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4" office:value-type="float" office:value="0.423165" calcext:value-type="float">
            <text:p>0.4232</text:p>
          </table:table-cell>
          <table:table-cell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1" office:value-type="float" office:value="0.393967" calcext:value-type="float">
            <text:p>0.3940</text:p>
          </table:table-cell>
          <table:table-cell table:style-name="ce31" office:value-type="float" office:value="0.367632" calcext:value-type="float">
            <text:p>0.3676</text:p>
          </table:table-cell>
          <table:table-cell table:style-name="ce31" office:value-type="float" office:value="0.491583" calcext:value-type="float">
            <text:p>0.4916</text:p>
          </table:table-cell>
          <table:table-cell table:style-name="ce31" office:value-type="float" office:value="0.356835" calcext:value-type="float">
            <text:p>0.3568</text:p>
          </table:table-cell>
          <table:table-cell table:style-name="ce31" office:value-type="float" office:value="0.349365" calcext:value-type="float">
            <text:p>0.3494</text:p>
          </table:table-cell>
          <table:table-cell table:style-name="ce31" office:value-type="float" office:value="0.367316" calcext:value-type="float">
            <text:p>0.3673</text:p>
          </table:table-cell>
          <table:table-cell table:style-name="ce31" office:value-type="float" office:value="0.434447" calcext:value-type="float">
            <text:p>0.4344</text:p>
          </table:table-cell>
          <table:table-cell table:style-name="ce31" office:value-type="float" office:value="0.398359" calcext:value-type="float">
            <text:p>0.3984</text:p>
          </table:table-cell>
          <table:table-cell table:style-name="ce31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34" office:value-type="float" office:value="0.388283" calcext:value-type="float">
            <text:p>0.3883</text:p>
          </table:table-cell>
          <table:table-cell office:value-type="float" office:value="0.393467" calcext:value-type="float">
            <text:p>0.3935</text:p>
          </table:table-cell>
          <table:table-cell table:style-name="ce35" office:value-type="float" office:value="0.360983" calcext:value-type="float">
            <text:p>0.3610</text:p>
          </table:table-cell>
          <table:table-cell table:style-name="ce14" office:value-type="float" office:value="0.356791" calcext:value-type="float">
            <text:p>0.3568</text:p>
          </table:table-cell>
          <table:table-cell table:style-name="ce14" office:value-type="float" office:value="0.357004" calcext:value-type="float">
            <text:p>0.3570</text:p>
          </table:table-cell>
          <table:table-cell table:style-name="ce14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34" office:value-type="float" office:value="0.386425" calcext:value-type="float">
            <text:p>0.3864</text:p>
          </table:table-cell>
          <table:table-cell office:value-type="float" office:value="0.399151" calcext:value-type="float">
            <text:p>0.3992</text:p>
          </table:table-cell>
          <table:table-cell table:style-name="ce35" office:value-type="float" office:value="0.360835" calcext:value-type="float">
            <text:p>0.3608</text:p>
          </table:table-cell>
          <table:table-cell table:style-name="ce14" office:value-type="float" office:value="0.356963" calcext:value-type="float">
            <text:p>0.3570</text:p>
          </table:table-cell>
          <table:table-cell table:style-name="ce14" office:value-type="float" office:value="0.357119" calcext:value-type="float">
            <text:p>0.3571</text:p>
          </table:table-cell>
          <table:table-cell table:style-name="ce14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34" office:value-type="float" office:value="0.375019" calcext:value-type="float">
            <text:p>0.3750</text:p>
          </table:table-cell>
          <table:table-cell office:value-type="float" office:value="0.380415" calcext:value-type="float">
            <text:p>0.3804</text:p>
          </table:table-cell>
          <table:table-cell table:style-name="ce35" office:value-type="float" office:value="0.367316" calcext:value-type="float">
            <text:p>0.3673</text:p>
          </table:table-cell>
          <table:table-cell table:style-name="ce14" office:value-type="float" office:value="0.364113" calcext:value-type="float">
            <text:p>0.3641</text:p>
          </table:table-cell>
          <table:table-cell table:style-name="ce14" office:value-type="float" office:value="0.364523" calcext:value-type="float">
            <text:p>0.3645</text:p>
          </table:table-cell>
          <table:table-cell table:style-name="ce14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34" office:value-type="float" office:value="0.37517" calcext:value-type="float">
            <text:p>0.3752</text:p>
          </table:table-cell>
          <table:table-cell office:value-type="float" office:value="0.378345" calcext:value-type="float">
            <text:p>0.3783</text:p>
          </table:table-cell>
          <table:table-cell table:style-name="ce35" office:value-type="float" office:value="0.360413" calcext:value-type="float">
            <text:p>0.3604</text:p>
          </table:table-cell>
          <table:table-cell table:style-name="ce14" office:value-type="float" office:value="0.356502" calcext:value-type="float">
            <text:p>0.3565</text:p>
          </table:table-cell>
          <table:table-cell table:style-name="ce14" office:value-type="float" office:value="0.356702" calcext:value-type="float">
            <text:p>0.3567</text:p>
          </table:table-cell>
          <table:table-cell table:style-name="ce14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34" office:value-type="float" office:value="0.375282" calcext:value-type="float">
            <text:p>0.3753</text:p>
          </table:table-cell>
          <table:table-cell office:value-type="float" office:value="0.380554" calcext:value-type="float">
            <text:p>0.3806</text:p>
          </table:table-cell>
          <table:table-cell table:style-name="ce35" office:value-type="float" office:value="0.359945" calcext:value-type="float">
            <text:p>0.3599</text:p>
          </table:table-cell>
          <table:table-cell table:style-name="ce14" office:value-type="float" office:value="0.356557" calcext:value-type="float">
            <text:p>0.3566</text:p>
          </table:table-cell>
          <table:table-cell table:style-name="ce14" office:value-type="float" office:value="0.356677" calcext:value-type="float">
            <text:p>0.3567</text:p>
          </table:table-cell>
          <table:table-cell table:style-name="ce14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34" office:value-type="float" office:value="0.391077" calcext:value-type="float">
            <text:p>0.3911</text:p>
          </table:table-cell>
          <table:table-cell office:value-type="float" office:value="0.399313" calcext:value-type="float">
            <text:p>0.3993</text:p>
          </table:table-cell>
          <table:table-cell table:style-name="ce35" office:value-type="float" office:value="0.360821" calcext:value-type="float">
            <text:p>0.3608</text:p>
          </table:table-cell>
          <table:table-cell table:style-name="ce14" office:value-type="float" office:value="0.356907" calcext:value-type="float">
            <text:p>0.3569</text:p>
          </table:table-cell>
          <table:table-cell table:style-name="ce14" office:value-type="float" office:value="0.357173" calcext:value-type="float">
            <text:p>0.3572</text:p>
          </table:table-cell>
          <table:table-cell table:style-name="ce14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34" office:value-type="float" office:value="0.393648" calcext:value-type="float">
            <text:p>0.3936</text:p>
          </table:table-cell>
          <table:table-cell office:value-type="float" office:value="0.398351" calcext:value-type="float">
            <text:p>0.3984</text:p>
          </table:table-cell>
          <table:table-cell table:style-name="ce35" office:value-type="float" office:value="0.360607" calcext:value-type="float">
            <text:p>0.3606</text:p>
          </table:table-cell>
          <table:table-cell table:style-name="ce14" office:value-type="float" office:value="0.356978" calcext:value-type="float">
            <text:p>0.3570</text:p>
          </table:table-cell>
          <table:table-cell table:style-name="ce14" office:value-type="float" office:value="0.363533" calcext:value-type="float">
            <text:p>0.3635</text:p>
          </table:table-cell>
          <table:table-cell table:style-name="ce14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34" office:value-type="float" office:value="0.388919" calcext:value-type="float">
            <text:p>0.3889</text:p>
          </table:table-cell>
          <table:table-cell office:value-type="float" office:value="0.396732" calcext:value-type="float">
            <text:p>0.3967</text:p>
          </table:table-cell>
          <table:table-cell table:style-name="ce35" office:value-type="float" office:value="0.360893" calcext:value-type="float">
            <text:p>0.3609</text:p>
          </table:table-cell>
          <table:table-cell table:style-name="ce14" office:value-type="float" office:value="0.356903" calcext:value-type="float">
            <text:p>0.3569</text:p>
          </table:table-cell>
          <table:table-cell table:style-name="ce14" office:value-type="float" office:value="0.357188" calcext:value-type="float">
            <text:p>0.3572</text:p>
          </table:table-cell>
          <table:table-cell table:style-name="ce14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34" office:value-type="float" office:value="0.393853" calcext:value-type="float">
            <text:p>0.3939</text:p>
          </table:table-cell>
          <table:table-cell office:value-type="float" office:value="0.398579" calcext:value-type="float">
            <text:p>0.3986</text:p>
          </table:table-cell>
          <table:table-cell table:style-name="ce35" office:value-type="float" office:value="0.36055" calcext:value-type="float">
            <text:p>0.3606</text:p>
          </table:table-cell>
          <table:table-cell table:style-name="ce14" office:value-type="float" office:value="0.356883" calcext:value-type="float">
            <text:p>0.3569</text:p>
          </table:table-cell>
          <table:table-cell table:style-name="ce14" office:value-type="float" office:value="0.356914" calcext:value-type="float">
            <text:p>0.3569</text:p>
          </table:table-cell>
          <table:table-cell table:style-name="ce14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34" office:value-type="float" office:value="0.389314" calcext:value-type="float">
            <text:p>0.3893</text:p>
          </table:table-cell>
          <table:table-cell office:value-type="float" office:value="0.429471" calcext:value-type="float">
            <text:p>0.4295</text:p>
          </table:table-cell>
          <table:table-cell table:style-name="ce35" office:value-type="float" office:value="0.360695" calcext:value-type="float">
            <text:p>0.3607</text:p>
          </table:table-cell>
          <table:table-cell table:style-name="ce14" office:value-type="float" office:value="0.357084" calcext:value-type="float">
            <text:p>0.3571</text:p>
          </table:table-cell>
          <table:table-cell table:style-name="ce14" office:value-type="float" office:value="0.357187" calcext:value-type="float">
            <text:p>0.3572</text:p>
          </table:table-cell>
          <table:table-cell table:style-name="ce14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4" office:value-type="float" office:value="0.398582" calcext:value-type="float">
            <text:p>0.3986</text:p>
          </table:table-cell>
          <table:table-cell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0.395781" calcext:value-type="float">
            <text:p>0.3958</text:p>
          </table:table-cell>
          <table:table-cell table:style-name="ce31" office:value-type="float" office:value="0.377952" calcext:value-type="float">
            <text:p>0.3780</text:p>
          </table:table-cell>
          <table:table-cell table:style-name="ce31" office:value-type="float" office:value="0.483735" calcext:value-type="float">
            <text:p>0.4837</text:p>
          </table:table-cell>
          <table:table-cell table:style-name="ce31" office:value-type="float" office:value="0.363997" calcext:value-type="float">
            <text:p>0.3640</text:p>
          </table:table-cell>
          <table:table-cell table:style-name="ce31" office:value-type="float" office:value="0.356632" calcext:value-type="float">
            <text:p>0.3566</text:p>
          </table:table-cell>
          <table:table-cell table:style-name="ce31" office:value-type="float" office:value="0.376323" calcext:value-type="float">
            <text:p>0.3763</text:p>
          </table:table-cell>
          <table:table-cell table:style-name="ce31" office:value-type="float" office:value="0.435325" calcext:value-type="float">
            <text:p>0.4353</text:p>
          </table:table-cell>
          <table:table-cell table:style-name="ce31" office:value-type="float" office:value="0.397818" calcext:value-type="float">
            <text:p>0.3978</text:p>
          </table:table-cell>
          <table:table-cell table:style-name="ce31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34" office:value-type="float" office:value="0.390632" calcext:value-type="float">
            <text:p>0.3906</text:p>
          </table:table-cell>
          <table:table-cell table:style-name="ce35" office:value-type="float" office:value="0.368663" calcext:value-type="float">
            <text:p>0.3687</text:p>
          </table:table-cell>
          <table:table-cell table:style-name="ce14" office:value-type="float" office:value="0.364245" calcext:value-type="float">
            <text:p>0.3642</text:p>
          </table:table-cell>
          <table:table-cell table:style-name="ce14" office:value-type="float" office:value="0.363989" calcext:value-type="float">
            <text:p>0.3640</text:p>
          </table:table-cell>
          <table:table-cell table:style-name="ce14" office:value-type="float" office:value="0.364084" calcext:value-type="float">
            <text:p>0.3641</text:p>
          </table:table-cell>
          <table:table-cell table:style-name="ce14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34" office:value-type="float" office:value="0.386314" calcext:value-type="float">
            <text:p>0.3863</text:p>
          </table:table-cell>
          <table:table-cell table:style-name="ce35" office:value-type="float" office:value="0.368332" calcext:value-type="float">
            <text:p>0.3683</text:p>
          </table:table-cell>
          <table:table-cell table:style-name="ce14" office:value-type="float" office:value="0.364025" calcext:value-type="float">
            <text:p>0.3640</text:p>
          </table:table-cell>
          <table:table-cell table:style-name="ce14" office:value-type="float" office:value="0.363948" calcext:value-type="float">
            <text:p>0.3639</text:p>
          </table:table-cell>
          <table:table-cell table:style-name="ce14" office:value-type="float" office:value="0.363857" calcext:value-type="float">
            <text:p>0.3639</text:p>
          </table:table-cell>
          <table:table-cell table:style-name="ce14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34" office:value-type="float" office:value="0.390498" calcext:value-type="float">
            <text:p>0.3905</text:p>
          </table:table-cell>
          <table:table-cell table:style-name="ce35" office:value-type="float" office:value="0.368605" calcext:value-type="float">
            <text:p>0.3686</text:p>
          </table:table-cell>
          <table:table-cell table:style-name="ce14" office:value-type="float" office:value="0.364246" calcext:value-type="float">
            <text:p>0.3642</text:p>
          </table:table-cell>
          <table:table-cell table:style-name="ce14" office:value-type="float" office:value="0.363994" calcext:value-type="float">
            <text:p>0.3640</text:p>
          </table:table-cell>
          <table:table-cell table:style-name="ce14" office:value-type="float" office:value="0.364158" calcext:value-type="float">
            <text:p>0.3642</text:p>
          </table:table-cell>
          <table:table-cell table:style-name="ce14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34" office:value-type="float" office:value="0.392131" calcext:value-type="float">
            <text:p>0.3921</text:p>
          </table:table-cell>
          <table:table-cell table:style-name="ce35" office:value-type="float" office:value="0.368726" calcext:value-type="float">
            <text:p>0.3687</text:p>
          </table:table-cell>
          <table:table-cell table:style-name="ce14" office:value-type="float" office:value="0.364355" calcext:value-type="float">
            <text:p>0.3644</text:p>
          </table:table-cell>
          <table:table-cell table:style-name="ce14" office:value-type="float" office:value="0.364082" calcext:value-type="float">
            <text:p>0.3641</text:p>
          </table:table-cell>
          <table:table-cell table:style-name="ce14" office:value-type="float" office:value="0.364107" calcext:value-type="float">
            <text:p>0.3641</text:p>
          </table:table-cell>
          <table:table-cell table:style-name="ce14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34" office:value-type="float" office:value="0.385949" calcext:value-type="float">
            <text:p>0.3859</text:p>
          </table:table-cell>
          <table:table-cell table:style-name="ce35" office:value-type="float" office:value="0.376323" calcext:value-type="float">
            <text:p>0.3763</text:p>
          </table:table-cell>
          <table:table-cell table:style-name="ce14" office:value-type="float" office:value="0.364115" calcext:value-type="float">
            <text:p>0.3641</text:p>
          </table:table-cell>
          <table:table-cell table:style-name="ce14" office:value-type="float" office:value="0.366348" calcext:value-type="float">
            <text:p>0.3663</text:p>
          </table:table-cell>
          <table:table-cell table:style-name="ce14" office:value-type="float" office:value="0.363874" calcext:value-type="float">
            <text:p>0.3639</text:p>
          </table:table-cell>
          <table:table-cell table:style-name="ce14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34" office:value-type="float" office:value="0.439104" calcext:value-type="float">
            <text:p>0.4391</text:p>
          </table:table-cell>
          <table:table-cell table:style-name="ce35" office:value-type="float" office:value="0.368434" calcext:value-type="float">
            <text:p>0.3684</text:p>
          </table:table-cell>
          <table:table-cell table:style-name="ce14" office:value-type="float" office:value="0.364267" calcext:value-type="float">
            <text:p>0.3643</text:p>
          </table:table-cell>
          <table:table-cell table:style-name="ce14" office:value-type="float" office:value="0.364082" calcext:value-type="float">
            <text:p>0.3641</text:p>
          </table:table-cell>
          <table:table-cell table:style-name="ce14" office:value-type="float" office:value="0.364039" calcext:value-type="float">
            <text:p>0.3640</text:p>
          </table:table-cell>
          <table:table-cell table:style-name="ce14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34" office:value-type="float" office:value="0.431619" calcext:value-type="float">
            <text:p>0.4316</text:p>
          </table:table-cell>
          <table:table-cell table:style-name="ce35" office:value-type="float" office:value="0.368559" calcext:value-type="float">
            <text:p>0.3686</text:p>
          </table:table-cell>
          <table:table-cell table:style-name="ce14" office:value-type="float" office:value="0.364187" calcext:value-type="float">
            <text:p>0.3642</text:p>
          </table:table-cell>
          <table:table-cell table:style-name="ce14" office:value-type="float" office:value="0.364054" calcext:value-type="float">
            <text:p>0.3641</text:p>
          </table:table-cell>
          <table:table-cell table:style-name="ce14" office:value-type="float" office:value="0.363989" calcext:value-type="float">
            <text:p>0.3640</text:p>
          </table:table-cell>
          <table:table-cell table:style-name="ce14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34" office:value-type="float" office:value="0.417292" calcext:value-type="float">
            <text:p>0.4173</text:p>
          </table:table-cell>
          <table:table-cell table:style-name="ce35" office:value-type="float" office:value="0.36981" calcext:value-type="float">
            <text:p>0.3698</text:p>
          </table:table-cell>
          <table:table-cell table:style-name="ce14" office:value-type="float" office:value="0.364167" calcext:value-type="float">
            <text:p>0.3642</text:p>
          </table:table-cell>
          <table:table-cell table:style-name="ce14" office:value-type="float" office:value="0.364015" calcext:value-type="float">
            <text:p>0.3640</text:p>
          </table:table-cell>
          <table:table-cell table:style-name="ce14" office:value-type="float" office:value="0.363942" calcext:value-type="float">
            <text:p>0.3639</text:p>
          </table:table-cell>
          <table:table-cell table:style-name="ce14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34" office:value-type="float" office:value="0.382229" calcext:value-type="float">
            <text:p>0.3822</text:p>
          </table:table-cell>
          <table:table-cell table:style-name="ce35" office:value-type="float" office:value="0.368402" calcext:value-type="float">
            <text:p>0.3684</text:p>
          </table:table-cell>
          <table:table-cell table:style-name="ce14" office:value-type="float" office:value="0.364037" calcext:value-type="float">
            <text:p>0.3640</text:p>
          </table:table-cell>
          <table:table-cell table:style-name="ce14" office:value-type="float" office:value="0.363876" calcext:value-type="float">
            <text:p>0.3639</text:p>
          </table:table-cell>
          <table:table-cell table:style-name="ce14" office:value-type="float" office:value="0.363858" calcext:value-type="float">
            <text:p>0.3639</text:p>
          </table:table-cell>
          <table:table-cell table:style-name="ce14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34" office:value-type="float" office:value="0.381372" calcext:value-type="float">
            <text:p>0.3814</text:p>
          </table:table-cell>
          <table:table-cell table:style-name="ce35" office:value-type="float" office:value="0.373742" calcext:value-type="float">
            <text:p>0.3737</text:p>
          </table:table-cell>
          <table:table-cell table:style-name="ce14" office:value-type="float" office:value="0.364232" calcext:value-type="float">
            <text:p>0.3642</text:p>
          </table:table-cell>
          <table:table-cell table:style-name="ce14" office:value-type="float" office:value="0.369449" calcext:value-type="float">
            <text:p>0.3694</text:p>
          </table:table-cell>
          <table:table-cell table:style-name="ce14" office:value-type="float" office:value="0.363965" calcext:value-type="float">
            <text:p>0.3640</text:p>
          </table:table-cell>
          <table:table-cell table:style-name="ce14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4" office:value-type="float" office:value="0.440141" calcext:value-type="float">
            <text:p>0.4401</text:p>
          </table:table-cell>
          <table:table-cell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0.404567" calcext:value-type="float">
            <text:p>0.4046</text:p>
          </table:table-cell>
          <table:table-cell table:style-name="ce31" office:value-type="float" office:value="0.375922" calcext:value-type="float">
            <text:p>0.3759</text:p>
          </table:table-cell>
          <table:table-cell table:style-name="ce31" office:value-type="float" office:value="0.493779" calcext:value-type="float">
            <text:p>0.4938</text:p>
          </table:table-cell>
          <table:table-cell table:style-name="ce31" office:value-type="float" office:value="0.363567" calcext:value-type="float">
            <text:p>0.3636</text:p>
          </table:table-cell>
          <table:table-cell table:style-name="ce31" office:value-type="float" office:value="0.355935" calcext:value-type="float">
            <text:p>0.3559</text:p>
          </table:table-cell>
          <table:table-cell table:style-name="ce31" office:value-type="float" office:value="0.371802" calcext:value-type="float">
            <text:p>0.3718</text:p>
          </table:table-cell>
          <table:table-cell table:style-name="ce31" office:value-type="float" office:value="0.458808" calcext:value-type="float">
            <text:p>0.4588</text:p>
          </table:table-cell>
          <table:table-cell table:style-name="ce31" office:value-type="float" office:value="0.41763" calcext:value-type="float">
            <text:p>0.4176</text:p>
          </table:table-cell>
          <table:table-cell table:style-name="ce31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35" office:value-type="float" office:value="0.366328" calcext:value-type="float">
            <text:p>0.3663</text:p>
          </table:table-cell>
          <table:table-cell office:value-type="float" office:value="0.36425" calcext:value-type="float">
            <text:p>0.3643</text:p>
          </table:table-cell>
          <table:table-cell table:style-name="ce14" office:value-type="float" office:value="0.363631" calcext:value-type="float">
            <text:p>0.3636</text:p>
          </table:table-cell>
          <table:table-cell table:style-name="ce14" office:value-type="float" office:value="0.363635" calcext:value-type="float">
            <text:p>0.3636</text:p>
          </table:table-cell>
          <table:table-cell table:style-name="ce14" office:value-type="float" office:value="0.363679" calcext:value-type="float">
            <text:p>0.3637</text:p>
          </table:table-cell>
          <table:table-cell table:style-name="ce14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35" office:value-type="float" office:value="0.366387" calcext:value-type="float">
            <text:p>0.3664</text:p>
          </table:table-cell>
          <table:table-cell office:value-type="float" office:value="0.364462" calcext:value-type="float">
            <text:p>0.3645</text:p>
          </table:table-cell>
          <table:table-cell table:style-name="ce14" office:value-type="float" office:value="0.363923" calcext:value-type="float">
            <text:p>0.3639</text:p>
          </table:table-cell>
          <table:table-cell table:style-name="ce14" office:value-type="float" office:value="0.363826" calcext:value-type="float">
            <text:p>0.3638</text:p>
          </table:table-cell>
          <table:table-cell table:style-name="ce14" office:value-type="float" office:value="0.363715" calcext:value-type="float">
            <text:p>0.3637</text:p>
          </table:table-cell>
          <table:table-cell table:style-name="ce14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35" office:value-type="float" office:value="0.366334" calcext:value-type="float">
            <text:p>0.3663</text:p>
          </table:table-cell>
          <table:table-cell office:value-type="float" office:value="0.363999" calcext:value-type="float">
            <text:p>0.3640</text:p>
          </table:table-cell>
          <table:table-cell table:style-name="ce14" office:value-type="float" office:value="0.363468" calcext:value-type="float">
            <text:p>0.3635</text:p>
          </table:table-cell>
          <table:table-cell table:style-name="ce14" office:value-type="float" office:value="0.363503" calcext:value-type="float">
            <text:p>0.3635</text:p>
          </table:table-cell>
          <table:table-cell table:style-name="ce14" office:value-type="float" office:value="0.363465" calcext:value-type="float">
            <text:p>0.3635</text:p>
          </table:table-cell>
          <table:table-cell table:style-name="ce14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35" office:value-type="float" office:value="0.366567" calcext:value-type="float">
            <text:p>0.3666</text:p>
          </table:table-cell>
          <table:table-cell office:value-type="float" office:value="0.365724" calcext:value-type="float">
            <text:p>0.3657</text:p>
          </table:table-cell>
          <table:table-cell table:style-name="ce14" office:value-type="float" office:value="0.36509" calcext:value-type="float">
            <text:p>0.3651</text:p>
          </table:table-cell>
          <table:table-cell table:style-name="ce14" office:value-type="float" office:value="0.366182" calcext:value-type="float">
            <text:p>0.3662</text:p>
          </table:table-cell>
          <table:table-cell table:style-name="ce14" office:value-type="float" office:value="0.364523" calcext:value-type="float">
            <text:p>0.3645</text:p>
          </table:table-cell>
          <table:table-cell table:style-name="ce14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35" office:value-type="float" office:value="0.366309" calcext:value-type="float">
            <text:p>0.3663</text:p>
          </table:table-cell>
          <table:table-cell office:value-type="float" office:value="0.364463" calcext:value-type="float">
            <text:p>0.3645</text:p>
          </table:table-cell>
          <table:table-cell table:style-name="ce14" office:value-type="float" office:value="0.363502" calcext:value-type="float">
            <text:p>0.3635</text:p>
          </table:table-cell>
          <table:table-cell table:style-name="ce14" office:value-type="float" office:value="0.363547" calcext:value-type="float">
            <text:p>0.3635</text:p>
          </table:table-cell>
          <table:table-cell table:style-name="ce14" office:value-type="float" office:value="0.363441" calcext:value-type="float">
            <text:p>0.3634</text:p>
          </table:table-cell>
          <table:table-cell table:style-name="ce14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35" office:value-type="float" office:value="0.371802" calcext:value-type="float">
            <text:p>0.3718</text:p>
          </table:table-cell>
          <table:table-cell office:value-type="float" office:value="0.363818" calcext:value-type="float">
            <text:p>0.3638</text:p>
          </table:table-cell>
          <table:table-cell table:style-name="ce14" office:value-type="float" office:value="0.36353" calcext:value-type="float">
            <text:p>0.3635</text:p>
          </table:table-cell>
          <table:table-cell table:style-name="ce14" office:value-type="float" office:value="0.363411" calcext:value-type="float">
            <text:p>0.3634</text:p>
          </table:table-cell>
          <table:table-cell table:style-name="ce14" office:value-type="float" office:value="0.363397" calcext:value-type="float">
            <text:p>0.3634</text:p>
          </table:table-cell>
          <table:table-cell table:style-name="ce14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35" office:value-type="float" office:value="0.368897" calcext:value-type="float">
            <text:p>0.3689</text:p>
          </table:table-cell>
          <table:table-cell office:value-type="float" office:value="0.364971" calcext:value-type="float">
            <text:p>0.3650</text:p>
          </table:table-cell>
          <table:table-cell table:style-name="ce14" office:value-type="float" office:value="0.363346" calcext:value-type="float">
            <text:p>0.3633</text:p>
          </table:table-cell>
          <table:table-cell table:style-name="ce14" office:value-type="float" office:value="0.363661" calcext:value-type="float">
            <text:p>0.3637</text:p>
          </table:table-cell>
          <table:table-cell table:style-name="ce14" office:value-type="float" office:value="0.365957" calcext:value-type="float">
            <text:p>0.3660</text:p>
          </table:table-cell>
          <table:table-cell table:style-name="ce14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35" office:value-type="float" office:value="0.366498" calcext:value-type="float">
            <text:p>0.3665</text:p>
          </table:table-cell>
          <table:table-cell office:value-type="float" office:value="0.364058" calcext:value-type="float">
            <text:p>0.3641</text:p>
          </table:table-cell>
          <table:table-cell table:style-name="ce14" office:value-type="float" office:value="0.36367" calcext:value-type="float">
            <text:p>0.3637</text:p>
          </table:table-cell>
          <table:table-cell table:style-name="ce14" office:value-type="float" office:value="0.363666" calcext:value-type="float">
            <text:p>0.3637</text:p>
          </table:table-cell>
          <table:table-cell table:style-name="ce14" office:value-type="float" office:value="0.370526" calcext:value-type="float">
            <text:p>0.3705</text:p>
          </table:table-cell>
          <table:table-cell table:style-name="ce14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35" office:value-type="float" office:value="0.366231" calcext:value-type="float">
            <text:p>0.3662</text:p>
          </table:table-cell>
          <table:table-cell office:value-type="float" office:value="0.364158" calcext:value-type="float">
            <text:p>0.3642</text:p>
          </table:table-cell>
          <table:table-cell table:style-name="ce14" office:value-type="float" office:value="0.363415" calcext:value-type="float">
            <text:p>0.3634</text:p>
          </table:table-cell>
          <table:table-cell table:style-name="ce14" office:value-type="float" office:value="0.363392" calcext:value-type="float">
            <text:p>0.3634</text:p>
          </table:table-cell>
          <table:table-cell table:style-name="ce14" office:value-type="float" office:value="0.363536" calcext:value-type="float">
            <text:p>0.3635</text:p>
          </table:table-cell>
          <table:table-cell table:style-name="ce14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35" office:value-type="float" office:value="0.366024" calcext:value-type="float">
            <text:p>0.3660</text:p>
          </table:table-cell>
          <table:table-cell office:value-type="float" office:value="0.364049" calcext:value-type="float">
            <text:p>0.3640</text:p>
          </table:table-cell>
          <table:table-cell table:style-name="ce14" office:value-type="float" office:value="0.36357" calcext:value-type="float">
            <text:p>0.3636</text:p>
          </table:table-cell>
          <table:table-cell table:style-name="ce14" office:value-type="float" office:value="0.363584" calcext:value-type="float">
            <text:p>0.3636</text:p>
          </table:table-cell>
          <table:table-cell table:style-name="ce14" office:value-type="float" office:value="0.363552" calcext:value-type="float">
            <text:p>0.3636</text:p>
          </table:table-cell>
          <table:table-cell table:style-name="ce14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4" office:value-type="float" office:value="0.474169" calcext:value-type="float">
            <text:p>0.4742</text:p>
          </table:table-cell>
          <table:table-cell office:value-type="float" office:value="0.445259" calcext:value-type="float">
            <text:p>0.4453</text:p>
          </table:table-cell>
          <table:table-cell table:number-columns-repeated="4"/>
        </table:table-row>
      </table:table>
      <table:table table:name="30.9.21" table:style-name="ta1">
        <table:shapes>
          <draw:frame draw:z-index="0" draw:style-name="gr1" draw:text-style-name="P1" svg:width="6.2988in" svg:height="3.5429in" svg:x="9.3429in" svg:y="8.6039in">
            <draw:object draw:notify-on-update-of-ranges="'30.9.21'.N34:'30.9.21'.N39 '30.9.21'.H34:'30.9.21'.H39 '30.9.21'.K34:'30.9.21'.K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7933in" svg:y="4.5154in">
            <draw:object draw:notify-on-update-of-ranges="'30.9.21'.M34:'30.9.21'.M39 '30.9.21'.G34:'30.9.21'.G39 '30.9.21'.J34:'30.9.21'.J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974in" svg:y="0.3634in">
            <draw:object draw:notify-on-update-of-ranges="'30.9.21'.L34:'30.9.21'.L39 '30.9.21'.F34:'30.9.21'.F39 '30.9.21'.I34:'30.9.21'.I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9" table:default-cell-style-name="ce14"/>
        <table:table-column table:style-name="co13" table:default-cell-style-name="ce14"/>
        <table:table-column table:style-name="co10" table:default-cell-style-name="ce14"/>
        <table:table-column table:style-name="co11" table:number-columns-repeated="3" table:default-cell-style-name="ce14"/>
        <table:table-column table:style-name="co9" table:default-cell-style-name="ce14"/>
        <table:table-column table:style-name="co19" table:default-cell-style-name="ce14"/>
        <table:table-column table:style-name="co27" table:default-cell-style-name="ce14"/>
        <table:table-column table:style-name="co5" table:default-cell-style-name="ce14"/>
        <table:table-column table:style-name="co27" table:number-columns-repeated="2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3" office:value-type="float" office:value="2000" calcext:value-type="float">
            <text:p>2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3" office:value-type="float" office:value="500000" calcext:value-type="float">
            <text:p>500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3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3" office:value-type="float" office:value="64447" calcext:value-type="float">
            <text:p>64,447</text:p>
          </table:table-cell>
          <table:table-cell table:style-name="ce13" office:value-type="float" office:value="3248" calcext:value-type="float">
            <text:p>3,248</text:p>
          </table:table-cell>
          <table:table-cell table:style-name="ce33" table:formula="of:=([.C7]*[.B4])/([.B7]+[.C7])" office:value-type="float" office:value="383.83927911958" calcext:value-type="float">
            <text:p>383.84</text:p>
          </table:table-cell>
          <table:table-cell table:style-name="ce29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61872" calcext:value-type="float">
            <text:p>61,872</text:p>
          </table:table-cell>
          <table:table-cell table:style-name="ce13" office:value-type="float" office:value="6500" calcext:value-type="float">
            <text:p>6,500</text:p>
          </table:table-cell>
          <table:table-cell table:style-name="ce33" table:formula="of:=([.C8]*[.B4])/([.B8]+[.C8])" office:value-type="float" office:value="760.54525244252" calcext:value-type="float">
            <text:p>760.55</text:p>
          </table:table-cell>
          <table:table-cell table:style-name="ce29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3" office:value-type="float" office:value="58423" calcext:value-type="float">
            <text:p>58,423</text:p>
          </table:table-cell>
          <table:table-cell table:style-name="ce13" office:value-type="float" office:value="9979" calcext:value-type="float">
            <text:p>9,979</text:p>
          </table:table-cell>
          <table:table-cell table:style-name="ce33" table:formula="of:=([.C9]*[.B4])/([.B9]+[.C9])" office:value-type="float" office:value="1167.10037718195" calcext:value-type="float">
            <text:p>1167.10</text:p>
          </table:table-cell>
          <table:table-cell table:style-name="ce29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3" office:value-type="float" office:value="55367" calcext:value-type="float">
            <text:p>55,367</text:p>
          </table:table-cell>
          <table:table-cell table:style-name="ce13" office:value-type="float" office:value="13416" calcext:value-type="float">
            <text:p>13,416</text:p>
          </table:table-cell>
          <table:table-cell table:style-name="ce33" table:formula="of:=([.C10]*[.B4])/([.B10]+[.C10])" office:value-type="float" office:value="1560.38556038556" calcext:value-type="float">
            <text:p>1560.39</text:p>
          </table:table-cell>
          <table:table-cell table:style-name="ce29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3" office:value-type="float" office:value="51955" calcext:value-type="float">
            <text:p>51,955</text:p>
          </table:table-cell>
          <table:table-cell table:style-name="ce13" office:value-type="float" office:value="16933" calcext:value-type="float">
            <text:p>16,933</text:p>
          </table:table-cell>
          <table:table-cell table:style-name="ce33" table:formula="of:=([.C11]*[.B4])/([.B11]+[.C11])" office:value-type="float" office:value="1966.43827662292" calcext:value-type="float">
            <text:p>1966.44</text:p>
          </table:table-cell>
          <table:table-cell table:style-name="ce29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3" office:value-type="float" office:value="48656" calcext:value-type="float">
            <text:p>48,656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33" table:formula="of:=([.C12]*[.B4])/([.B12]+[.C12])" office:value-type="float" office:value="2366.39939792167" calcext:value-type="float">
            <text:p>2366.40</text:p>
          </table:table-cell>
          <table:table-cell table:style-name="ce29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500000" calcext:value-type="float">
            <text:p>500000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4" table:number-columns-repeated="6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4" office:value-type="float" office:value="0.397988" calcext:value-type="float">
            <text:p>0.3980</text:p>
          </table:table-cell>
          <table:table-cell table:style-name="ce14" office:value-type="float" office:value="0.393371" calcext:value-type="float">
            <text:p>0.3934</text:p>
          </table:table-cell>
          <table:table-cell table:style-name="ce14" office:value-type="float" office:value="0.395702" calcext:value-type="float">
            <text:p>0.3957</text:p>
          </table:table-cell>
          <table:table-cell table:style-name="ce14" office:value-type="float" office:value="0.399934" calcext:value-type="float">
            <text:p>0.3999</text:p>
          </table:table-cell>
          <table:table-cell table:style-name="ce14" office:value-type="float" office:value="0.400083" calcext:value-type="float">
            <text:p>0.4001</text:p>
          </table:table-cell>
          <table:table-cell table:style-name="ce14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4" office:value-type="float" office:value="0.396471" calcext:value-type="float">
            <text:p>0.3965</text:p>
          </table:table-cell>
          <table:table-cell table:style-name="ce14" office:value-type="float" office:value="0.393549" calcext:value-type="float">
            <text:p>0.3935</text:p>
          </table:table-cell>
          <table:table-cell table:style-name="ce14" office:value-type="float" office:value="0.395466" calcext:value-type="float">
            <text:p>0.3955</text:p>
          </table:table-cell>
          <table:table-cell table:style-name="ce14" office:value-type="float" office:value="0.399735" calcext:value-type="float">
            <text:p>0.3997</text:p>
          </table:table-cell>
          <table:table-cell table:style-name="ce14" office:value-type="float" office:value="0.399272" calcext:value-type="float">
            <text:p>0.3993</text:p>
          </table:table-cell>
          <table:table-cell table:style-name="ce14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4" office:value-type="float" office:value="0.392887" calcext:value-type="float">
            <text:p>0.3929</text:p>
          </table:table-cell>
          <table:table-cell table:style-name="ce14" office:value-type="float" office:value="0.388084" calcext:value-type="float">
            <text:p>0.3881</text:p>
          </table:table-cell>
          <table:table-cell table:style-name="ce14" office:value-type="float" office:value="0.390491" calcext:value-type="float">
            <text:p>0.3905</text:p>
          </table:table-cell>
          <table:table-cell table:style-name="ce14" office:value-type="float" office:value="0.394878" calcext:value-type="float">
            <text:p>0.3949</text:p>
          </table:table-cell>
          <table:table-cell table:style-name="ce14" office:value-type="float" office:value="0.394996" calcext:value-type="float">
            <text:p>0.3950</text:p>
          </table:table-cell>
          <table:table-cell table:style-name="ce14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4" office:value-type="float" office:value="0.393787" calcext:value-type="float">
            <text:p>0.3938</text:p>
          </table:table-cell>
          <table:table-cell table:style-name="ce14" office:value-type="float" office:value="0.390507" calcext:value-type="float">
            <text:p>0.3905</text:p>
          </table:table-cell>
          <table:table-cell table:style-name="ce14" office:value-type="float" office:value="0.392968" calcext:value-type="float">
            <text:p>0.3930</text:p>
          </table:table-cell>
          <table:table-cell table:style-name="ce14" office:value-type="float" office:value="0.397268" calcext:value-type="float">
            <text:p>0.3973</text:p>
          </table:table-cell>
          <table:table-cell table:style-name="ce14" office:value-type="float" office:value="0.396332" calcext:value-type="float">
            <text:p>0.3963</text:p>
          </table:table-cell>
          <table:table-cell table:style-name="ce14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4" office:value-type="float" office:value="0.395287" calcext:value-type="float">
            <text:p>0.3953</text:p>
          </table:table-cell>
          <table:table-cell table:style-name="ce14" office:value-type="float" office:value="0.390696" calcext:value-type="float">
            <text:p>0.3907</text:p>
          </table:table-cell>
          <table:table-cell table:style-name="ce14" office:value-type="float" office:value="0.392745" calcext:value-type="float">
            <text:p>0.3927</text:p>
          </table:table-cell>
          <table:table-cell table:style-name="ce14" office:value-type="float" office:value="0.397135" calcext:value-type="float">
            <text:p>0.3971</text:p>
          </table:table-cell>
          <table:table-cell table:style-name="ce14" office:value-type="float" office:value="0.399042" calcext:value-type="float">
            <text:p>0.3990</text:p>
          </table:table-cell>
          <table:table-cell table:style-name="ce14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4" office:value-type="float" office:value="0.390003" calcext:value-type="float">
            <text:p>0.3900</text:p>
          </table:table-cell>
          <table:table-cell table:style-name="ce14" office:value-type="float" office:value="0.382987" calcext:value-type="float">
            <text:p>0.3830</text:p>
          </table:table-cell>
          <table:table-cell table:style-name="ce14" office:value-type="float" office:value="0.385316" calcext:value-type="float">
            <text:p>0.3853</text:p>
          </table:table-cell>
          <table:table-cell table:style-name="ce14" office:value-type="float" office:value="0.400656" calcext:value-type="float">
            <text:p>0.4007</text:p>
          </table:table-cell>
          <table:table-cell table:style-name="ce14" office:value-type="float" office:value="0.44361" calcext:value-type="float">
            <text:p>0.4436</text:p>
          </table:table-cell>
          <table:table-cell table:style-name="ce14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4" office:value-type="float" office:value="0.386887" calcext:value-type="float">
            <text:p>0.3869</text:p>
          </table:table-cell>
          <table:table-cell table:style-name="ce14" office:value-type="float" office:value="0.382191" calcext:value-type="float">
            <text:p>0.3822</text:p>
          </table:table-cell>
          <table:table-cell table:style-name="ce14" office:value-type="float" office:value="0.40124" calcext:value-type="float">
            <text:p>0.4012</text:p>
          </table:table-cell>
          <table:table-cell table:style-name="ce14" office:value-type="float" office:value="0.435297" calcext:value-type="float">
            <text:p>0.4353</text:p>
          </table:table-cell>
          <table:table-cell table:style-name="ce14" office:value-type="float" office:value="0.424006" calcext:value-type="float">
            <text:p>0.4240</text:p>
          </table:table-cell>
          <table:table-cell table:style-name="ce14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4" office:value-type="float" office:value="0.38446" calcext:value-type="float">
            <text:p>0.3845</text:p>
          </table:table-cell>
          <table:table-cell table:style-name="ce14" office:value-type="float" office:value="0.407394" calcext:value-type="float">
            <text:p>0.4074</text:p>
          </table:table-cell>
          <table:table-cell table:style-name="ce14" office:value-type="float" office:value="0.431835" calcext:value-type="float">
            <text:p>0.4318</text:p>
          </table:table-cell>
          <table:table-cell table:style-name="ce14" office:value-type="float" office:value="0.424402" calcext:value-type="float">
            <text:p>0.4244</text:p>
          </table:table-cell>
          <table:table-cell table:style-name="ce14" office:value-type="float" office:value="0.387606" calcext:value-type="float">
            <text:p>0.3876</text:p>
          </table:table-cell>
          <table:table-cell table:style-name="ce14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4" office:value-type="float" office:value="0.41047" calcext:value-type="float">
            <text:p>0.4105</text:p>
          </table:table-cell>
          <table:table-cell table:style-name="ce14" office:value-type="float" office:value="0.423939" calcext:value-type="float">
            <text:p>0.4239</text:p>
          </table:table-cell>
          <table:table-cell table:style-name="ce14" office:value-type="float" office:value="0.409971" calcext:value-type="float">
            <text:p>0.4100</text:p>
          </table:table-cell>
          <table:table-cell table:style-name="ce14" office:value-type="float" office:value="0.389301" calcext:value-type="float">
            <text:p>0.3893</text:p>
          </table:table-cell>
          <table:table-cell table:style-name="ce14" office:value-type="float" office:value="0.393491" calcext:value-type="float">
            <text:p>0.3935</text:p>
          </table:table-cell>
          <table:table-cell table:style-name="ce14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4" office:value-type="float" office:value="0.433488" calcext:value-type="float">
            <text:p>0.4335</text:p>
          </table:table-cell>
          <table:table-cell table:style-name="ce14" office:value-type="float" office:value="0.405883" calcext:value-type="float">
            <text:p>0.4059</text:p>
          </table:table-cell>
          <table:table-cell table:style-name="ce14" office:value-type="float" office:value="0.388223" calcext:value-type="float">
            <text:p>0.3882</text:p>
          </table:table-cell>
          <table:table-cell table:style-name="ce14" office:value-type="float" office:value="0.38886" calcext:value-type="float">
            <text:p>0.3889</text:p>
          </table:table-cell>
          <table:table-cell table:style-name="ce14" office:value-type="float" office:value="0.388128" calcext:value-type="float">
            <text:p>0.3881</text:p>
          </table:table-cell>
          <table:table-cell table:style-name="ce14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4" office:value-type="float" office:value="0.423972" calcext:value-type="float">
            <text:p>0.4240</text:p>
          </table:table-cell>
          <table:table-cell table:style-name="ce14"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4" office:value-type="float" office:value="0.388527" calcext:value-type="float">
            <text:p>0.3885</text:p>
          </table:table-cell>
          <table:table-cell table:style-name="ce34" office:value-type="float" office:value="0.364528" calcext:value-type="float">
            <text:p>0.3645</text:p>
          </table:table-cell>
          <table:table-cell table:style-name="ce34" office:value-type="float" office:value="0.454307" calcext:value-type="float">
            <text:p>0.4543</text:p>
          </table:table-cell>
          <table:table-cell table:style-name="ce34" office:value-type="float" office:value="0.353325" calcext:value-type="float">
            <text:p>0.3533</text:p>
          </table:table-cell>
          <table:table-cell table:style-name="ce34" office:value-type="float" office:value="0.351949" calcext:value-type="float">
            <text:p>0.3519</text:p>
          </table:table-cell>
          <table:table-cell table:style-name="ce34" office:value-type="float" office:value="0.359726" calcext:value-type="float">
            <text:p>0.3597</text:p>
          </table:table-cell>
          <table:table-cell table:style-name="ce34" office:value-type="float" office:value="0.43398" calcext:value-type="float">
            <text:p>0.4340</text:p>
          </table:table-cell>
          <table:table-cell table:style-name="ce34" office:value-type="float" office:value="0.396653" calcext:value-type="float">
            <text:p>0.3967</text:p>
          </table:table-cell>
          <table:table-cell table:style-name="ce34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34" office:value-type="float" office:value="0.389423" calcext:value-type="float">
            <text:p>0.3894</text:p>
          </table:table-cell>
          <table:table-cell table:style-name="ce34" office:value-type="float" office:value="0.365667" calcext:value-type="float">
            <text:p>0.3657</text:p>
          </table:table-cell>
          <table:table-cell table:style-name="ce34" office:value-type="float" office:value="0.466901" calcext:value-type="float">
            <text:p>0.4669</text:p>
          </table:table-cell>
          <table:table-cell table:style-name="ce34" office:value-type="float" office:value="0.349096" calcext:value-type="float">
            <text:p>0.3491</text:p>
          </table:table-cell>
          <table:table-cell table:style-name="ce34" office:value-type="float" office:value="0.342379" calcext:value-type="float">
            <text:p>0.3424</text:p>
          </table:table-cell>
          <table:table-cell table:style-name="ce34" office:value-type="float" office:value="0.35866" calcext:value-type="float">
            <text:p>0.3587</text:p>
          </table:table-cell>
          <table:table-cell table:style-name="ce34" office:value-type="float" office:value="0.443938" calcext:value-type="float">
            <text:p>0.4439</text:p>
          </table:table-cell>
          <table:table-cell table:style-name="ce34" office:value-type="float" office:value="0.416319" calcext:value-type="float">
            <text:p>0.4163</text:p>
          </table:table-cell>
          <table:table-cell table:style-name="ce34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4" office:value-type="float" office:value="0.388798" calcext:value-type="float">
            <text:p>0.3888</text:p>
          </table:table-cell>
          <table:table-cell table:style-name="ce34" office:value-type="float" office:value="0.369897" calcext:value-type="float">
            <text:p>0.3699</text:p>
          </table:table-cell>
          <table:table-cell table:style-name="ce34" office:value-type="float" office:value="0.458928" calcext:value-type="float">
            <text:p>0.4589</text:p>
          </table:table-cell>
          <table:table-cell table:style-name="ce34" office:value-type="float" office:value="0.357693" calcext:value-type="float">
            <text:p>0.3577</text:p>
          </table:table-cell>
          <table:table-cell table:style-name="ce34" office:value-type="float" office:value="0.350217" calcext:value-type="float">
            <text:p>0.3502</text:p>
          </table:table-cell>
          <table:table-cell table:style-name="ce34" office:value-type="float" office:value="0.369994" calcext:value-type="float">
            <text:p>0.3700</text:p>
          </table:table-cell>
          <table:table-cell table:style-name="ce34" office:value-type="float" office:value="0.42213" calcext:value-type="float">
            <text:p>0.4221</text:p>
          </table:table-cell>
          <table:table-cell table:style-name="ce34" office:value-type="float" office:value="0.395266" calcext:value-type="float">
            <text:p>0.3953</text:p>
          </table:table-cell>
          <table:table-cell table:style-name="ce34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4" office:value-type="float" office:value="0.393967" calcext:value-type="float">
            <text:p>0.3940</text:p>
          </table:table-cell>
          <table:table-cell table:style-name="ce34" office:value-type="float" office:value="0.367632" calcext:value-type="float">
            <text:p>0.3676</text:p>
          </table:table-cell>
          <table:table-cell table:style-name="ce34" office:value-type="float" office:value="0.491583" calcext:value-type="float">
            <text:p>0.4916</text:p>
          </table:table-cell>
          <table:table-cell table:style-name="ce34" office:value-type="float" office:value="0.356835" calcext:value-type="float">
            <text:p>0.3568</text:p>
          </table:table-cell>
          <table:table-cell table:style-name="ce34" office:value-type="float" office:value="0.349365" calcext:value-type="float">
            <text:p>0.3494</text:p>
          </table:table-cell>
          <table:table-cell table:style-name="ce34" office:value-type="float" office:value="0.367316" calcext:value-type="float">
            <text:p>0.3673</text:p>
          </table:table-cell>
          <table:table-cell table:style-name="ce34" office:value-type="float" office:value="0.434447" calcext:value-type="float">
            <text:p>0.4344</text:p>
          </table:table-cell>
          <table:table-cell table:style-name="ce34" office:value-type="float" office:value="0.398359" calcext:value-type="float">
            <text:p>0.3984</text:p>
          </table:table-cell>
          <table:table-cell table:style-name="ce34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4" office:value-type="float" office:value="0.395781" calcext:value-type="float">
            <text:p>0.3958</text:p>
          </table:table-cell>
          <table:table-cell table:style-name="ce34" office:value-type="float" office:value="0.377952" calcext:value-type="float">
            <text:p>0.3780</text:p>
          </table:table-cell>
          <table:table-cell table:style-name="ce34" office:value-type="float" office:value="0.483735" calcext:value-type="float">
            <text:p>0.4837</text:p>
          </table:table-cell>
          <table:table-cell table:style-name="ce34" office:value-type="float" office:value="0.363997" calcext:value-type="float">
            <text:p>0.3640</text:p>
          </table:table-cell>
          <table:table-cell table:style-name="ce34" office:value-type="float" office:value="0.356632" calcext:value-type="float">
            <text:p>0.3566</text:p>
          </table:table-cell>
          <table:table-cell table:style-name="ce34" office:value-type="float" office:value="0.376323" calcext:value-type="float">
            <text:p>0.3763</text:p>
          </table:table-cell>
          <table:table-cell table:style-name="ce34" office:value-type="float" office:value="0.435325" calcext:value-type="float">
            <text:p>0.4353</text:p>
          </table:table-cell>
          <table:table-cell table:style-name="ce34" office:value-type="float" office:value="0.397818" calcext:value-type="float">
            <text:p>0.3978</text:p>
          </table:table-cell>
          <table:table-cell table:style-name="ce34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34" office:value-type="float" office:value="0.404567" calcext:value-type="float">
            <text:p>0.4046</text:p>
          </table:table-cell>
          <table:table-cell table:style-name="ce34" office:value-type="float" office:value="0.375922" calcext:value-type="float">
            <text:p>0.3759</text:p>
          </table:table-cell>
          <table:table-cell table:style-name="ce34" office:value-type="float" office:value="0.493779" calcext:value-type="float">
            <text:p>0.4938</text:p>
          </table:table-cell>
          <table:table-cell table:style-name="ce34" office:value-type="float" office:value="0.363567" calcext:value-type="float">
            <text:p>0.3636</text:p>
          </table:table-cell>
          <table:table-cell table:style-name="ce34" office:value-type="float" office:value="0.355935" calcext:value-type="float">
            <text:p>0.3559</text:p>
          </table:table-cell>
          <table:table-cell table:style-name="ce34" office:value-type="float" office:value="0.371802" calcext:value-type="float">
            <text:p>0.3718</text:p>
          </table:table-cell>
          <table:table-cell table:style-name="ce34" office:value-type="float" office:value="0.458808" calcext:value-type="float">
            <text:p>0.4588</text:p>
          </table:table-cell>
          <table:table-cell table:style-name="ce34" office:value-type="float" office:value="0.41763" calcext:value-type="float">
            <text:p>0.4176</text:p>
          </table:table-cell>
          <table:table-cell table:style-name="ce34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 table:number-rows-repeated="18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0.388527" calcext:value-type="float">
            <text:p>0.3885</text:p>
          </table:table-cell>
          <table:table-cell table:style-name="ce31" office:value-type="float" office:value="0.364528" calcext:value-type="float">
            <text:p>0.3645</text:p>
          </table:table-cell>
          <table:table-cell table:style-name="ce31" office:value-type="float" office:value="0.454307" calcext:value-type="float">
            <text:p>0.4543</text:p>
          </table:table-cell>
          <table:table-cell table:style-name="ce31" office:value-type="float" office:value="0.353325" calcext:value-type="float">
            <text:p>0.3533</text:p>
          </table:table-cell>
          <table:table-cell table:style-name="ce31" office:value-type="float" office:value="0.351949" calcext:value-type="float">
            <text:p>0.3519</text:p>
          </table:table-cell>
          <table:table-cell table:style-name="ce31" office:value-type="float" office:value="0.359726" calcext:value-type="float">
            <text:p>0.3597</text:p>
          </table:table-cell>
          <table:table-cell table:style-name="ce31" office:value-type="float" office:value="0.43398" calcext:value-type="float">
            <text:p>0.4340</text:p>
          </table:table-cell>
          <table:table-cell table:style-name="ce31" office:value-type="float" office:value="0.396653" calcext:value-type="float">
            <text:p>0.3967</text:p>
          </table:table-cell>
          <table:table-cell table:style-name="ce31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34" office:value-type="float" office:value="0.391286" calcext:value-type="float">
            <text:p>0.3913</text:p>
          </table:table-cell>
          <table:table-cell table:style-name="ce14" office:value-type="float" office:value="0.392815" calcext:value-type="float">
            <text:p>0.3928</text:p>
          </table:table-cell>
          <table:table-cell table:style-name="ce14" office:value-type="float" office:value="0.393012" calcext:value-type="float">
            <text:p>0.3930</text:p>
          </table:table-cell>
          <table:table-cell table:style-name="ce14" office:value-type="float" office:value="0.392889" calcext:value-type="float">
            <text:p>0.3929</text:p>
          </table:table-cell>
          <table:table-cell table:style-name="ce14" office:value-type="float" office:value="0.393417" calcext:value-type="float">
            <text:p>0.3934</text:p>
          </table:table-cell>
          <table:table-cell table:style-name="ce35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34" office:value-type="float" office:value="0.388731" calcext:value-type="float">
            <text:p>0.3887</text:p>
          </table:table-cell>
          <table:table-cell table:style-name="ce14" office:value-type="float" office:value="0.389086" calcext:value-type="float">
            <text:p>0.3891</text:p>
          </table:table-cell>
          <table:table-cell table:style-name="ce14" office:value-type="float" office:value="0.390625" calcext:value-type="float">
            <text:p>0.3906</text:p>
          </table:table-cell>
          <table:table-cell table:style-name="ce14" office:value-type="float" office:value="0.392355" calcext:value-type="float">
            <text:p>0.3924</text:p>
          </table:table-cell>
          <table:table-cell table:style-name="ce14" office:value-type="float" office:value="0.405725" calcext:value-type="float">
            <text:p>0.4057</text:p>
          </table:table-cell>
          <table:table-cell table:style-name="ce35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34" office:value-type="float" office:value="0.387663" calcext:value-type="float">
            <text:p>0.3877</text:p>
          </table:table-cell>
          <table:table-cell table:style-name="ce14" office:value-type="float" office:value="0.389755" calcext:value-type="float">
            <text:p>0.3898</text:p>
          </table:table-cell>
          <table:table-cell table:style-name="ce14" office:value-type="float" office:value="0.389977" calcext:value-type="float">
            <text:p>0.3900</text:p>
          </table:table-cell>
          <table:table-cell table:style-name="ce14" office:value-type="float" office:value="0.389823" calcext:value-type="float">
            <text:p>0.3898</text:p>
          </table:table-cell>
          <table:table-cell table:style-name="ce14" office:value-type="float" office:value="0.389648" calcext:value-type="float">
            <text:p>0.3896</text:p>
          </table:table-cell>
          <table:table-cell table:style-name="ce35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34" office:value-type="float" office:value="0.391031" calcext:value-type="float">
            <text:p>0.3910</text:p>
          </table:table-cell>
          <table:table-cell table:style-name="ce14" office:value-type="float" office:value="0.391399" calcext:value-type="float">
            <text:p>0.3914</text:p>
          </table:table-cell>
          <table:table-cell table:style-name="ce14" office:value-type="float" office:value="0.39664" calcext:value-type="float">
            <text:p>0.3966</text:p>
          </table:table-cell>
          <table:table-cell table:style-name="ce14" office:value-type="float" office:value="0.394651" calcext:value-type="float">
            <text:p>0.3947</text:p>
          </table:table-cell>
          <table:table-cell table:style-name="ce14" office:value-type="float" office:value="0.395092" calcext:value-type="float">
            <text:p>0.3951</text:p>
          </table:table-cell>
          <table:table-cell table:style-name="ce35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34" office:value-type="float" office:value="0.377362" calcext:value-type="float">
            <text:p>0.3774</text:p>
          </table:table-cell>
          <table:table-cell table:style-name="ce14" office:value-type="float" office:value="0.379376" calcext:value-type="float">
            <text:p>0.3794</text:p>
          </table:table-cell>
          <table:table-cell table:style-name="ce14" office:value-type="float" office:value="0.402787" calcext:value-type="float">
            <text:p>0.4028</text:p>
          </table:table-cell>
          <table:table-cell table:style-name="ce14" office:value-type="float" office:value="0.447506" calcext:value-type="float">
            <text:p>0.4475</text:p>
          </table:table-cell>
          <table:table-cell table:style-name="ce14" office:value-type="float" office:value="0.454307" calcext:value-type="float">
            <text:p>0.4543</text:p>
          </table:table-cell>
          <table:table-cell table:style-name="ce35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34" office:value-type="float" office:value="0.397414" calcext:value-type="float">
            <text:p>0.3974</text:p>
          </table:table-cell>
          <table:table-cell table:style-name="ce14" office:value-type="float" office:value="0.431461" calcext:value-type="float">
            <text:p>0.4315</text:p>
          </table:table-cell>
          <table:table-cell table:style-name="ce14" office:value-type="float" office:value="0.442803" calcext:value-type="float">
            <text:p>0.4428</text:p>
          </table:table-cell>
          <table:table-cell table:style-name="ce14" office:value-type="float" office:value="0.424033" calcext:value-type="float">
            <text:p>0.4240</text:p>
          </table:table-cell>
          <table:table-cell table:style-name="ce14" office:value-type="float" office:value="0.404608" calcext:value-type="float">
            <text:p>0.4046</text:p>
          </table:table-cell>
          <table:table-cell table:style-name="ce35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34" office:value-type="float" office:value="0.439655" calcext:value-type="float">
            <text:p>0.4397</text:p>
          </table:table-cell>
          <table:table-cell table:style-name="ce14" office:value-type="float" office:value="0.419784" calcext:value-type="float">
            <text:p>0.4198</text:p>
          </table:table-cell>
          <table:table-cell table:style-name="ce14" office:value-type="float" office:value="0.383733" calcext:value-type="float">
            <text:p>0.3837</text:p>
          </table:table-cell>
          <table:table-cell table:style-name="ce14" office:value-type="float" office:value="0.369815" calcext:value-type="float">
            <text:p>0.3698</text:p>
          </table:table-cell>
          <table:table-cell table:style-name="ce14" office:value-type="float" office:value="0.369902" calcext:value-type="float">
            <text:p>0.3699</text:p>
          </table:table-cell>
          <table:table-cell table:style-name="ce35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34" office:value-type="float" office:value="0.380103" calcext:value-type="float">
            <text:p>0.3801</text:p>
          </table:table-cell>
          <table:table-cell table:style-name="ce14" office:value-type="float" office:value="0.370811" calcext:value-type="float">
            <text:p>0.3708</text:p>
          </table:table-cell>
          <table:table-cell table:style-name="ce14" office:value-type="float" office:value="0.37287" calcext:value-type="float">
            <text:p>0.3729</text:p>
          </table:table-cell>
          <table:table-cell table:style-name="ce14" office:value-type="float" office:value="0.374878" calcext:value-type="float">
            <text:p>0.3749</text:p>
          </table:table-cell>
          <table:table-cell table:style-name="ce14" office:value-type="float" office:value="0.375136" calcext:value-type="float">
            <text:p>0.3751</text:p>
          </table:table-cell>
          <table:table-cell table:style-name="ce35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34" office:value-type="float" office:value="0.36675" calcext:value-type="float">
            <text:p>0.3668</text:p>
          </table:table-cell>
          <table:table-cell table:style-name="ce14" office:value-type="float" office:value="0.369247" calcext:value-type="float">
            <text:p>0.3692</text:p>
          </table:table-cell>
          <table:table-cell table:style-name="ce14" office:value-type="float" office:value="0.369532" calcext:value-type="float">
            <text:p>0.3695</text:p>
          </table:table-cell>
          <table:table-cell table:style-name="ce14" office:value-type="float" office:value="0.369546" calcext:value-type="float">
            <text:p>0.3695</text:p>
          </table:table-cell>
          <table:table-cell table:style-name="ce14" office:value-type="float" office:value="0.369552" calcext:value-type="float">
            <text:p>0.3696</text:p>
          </table:table-cell>
          <table:table-cell table:style-name="ce35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34" office:value-type="float" office:value="0.370999" calcext:value-type="float">
            <text:p>0.3710</text:p>
          </table:table-cell>
          <table:table-cell table:style-name="ce14" office:value-type="float" office:value="0.377449" calcext:value-type="float">
            <text:p>0.3774</text:p>
          </table:table-cell>
          <table:table-cell table:style-name="ce14" office:value-type="float" office:value="0.37903" calcext:value-type="float">
            <text:p>0.3790</text:p>
          </table:table-cell>
          <table:table-cell table:style-name="ce14" office:value-type="float" office:value="0.375485" calcext:value-type="float">
            <text:p>0.3755</text:p>
          </table:table-cell>
          <table:table-cell table:style-name="ce14" office:value-type="float" office:value="0.375518" calcext:value-type="float">
            <text:p>0.3755</text:p>
          </table:table-cell>
          <table:table-cell table:style-name="ce35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4" office:value-type="float" office:value="0.450816" calcext:value-type="float">
            <text:p>0.4508</text:p>
          </table:table-cell>
          <table:table-cell table:style-name="ce14"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0.389423" calcext:value-type="float">
            <text:p>0.3894</text:p>
          </table:table-cell>
          <table:table-cell table:style-name="ce31" office:value-type="float" office:value="0.365667" calcext:value-type="float">
            <text:p>0.3657</text:p>
          </table:table-cell>
          <table:table-cell table:style-name="ce31" office:value-type="float" office:value="0.466901" calcext:value-type="float">
            <text:p>0.4669</text:p>
          </table:table-cell>
          <table:table-cell table:style-name="ce31" office:value-type="float" office:value="0.349096" calcext:value-type="float">
            <text:p>0.3491</text:p>
          </table:table-cell>
          <table:table-cell table:style-name="ce31" office:value-type="float" office:value="0.342379" calcext:value-type="float">
            <text:p>0.3424</text:p>
          </table:table-cell>
          <table:table-cell table:style-name="ce31" office:value-type="float" office:value="0.35866" calcext:value-type="float">
            <text:p>0.3587</text:p>
          </table:table-cell>
          <table:table-cell table:style-name="ce31" office:value-type="float" office:value="0.443938" calcext:value-type="float">
            <text:p>0.4439</text:p>
          </table:table-cell>
          <table:table-cell table:style-name="ce31" office:value-type="float" office:value="0.416319" calcext:value-type="float">
            <text:p>0.4163</text:p>
          </table:table-cell>
          <table:table-cell table:style-name="ce31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34" office:value-type="float" office:value="0.392148" calcext:value-type="float">
            <text:p>0.3921</text:p>
          </table:table-cell>
          <table:table-cell table:style-name="ce14" office:value-type="float" office:value="0.392836" calcext:value-type="float">
            <text:p>0.3928</text:p>
          </table:table-cell>
          <table:table-cell table:style-name="ce14" office:value-type="float" office:value="0.390605" calcext:value-type="float">
            <text:p>0.3906</text:p>
          </table:table-cell>
          <table:table-cell table:style-name="ce14" office:value-type="float" office:value="0.418354" calcext:value-type="float">
            <text:p>0.4184</text:p>
          </table:table-cell>
          <table:table-cell table:style-name="ce35" office:value-type="float" office:value="0.352022" calcext:value-type="float">
            <text:p>0.3520</text:p>
          </table:table-cell>
          <table:table-cell table:style-name="ce14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34" office:value-type="float" office:value="0.389083" calcext:value-type="float">
            <text:p>0.3891</text:p>
          </table:table-cell>
          <table:table-cell table:style-name="ce14" office:value-type="float" office:value="0.389275" calcext:value-type="float">
            <text:p>0.3893</text:p>
          </table:table-cell>
          <table:table-cell table:style-name="ce14" office:value-type="float" office:value="0.391105" calcext:value-type="float">
            <text:p>0.3911</text:p>
          </table:table-cell>
          <table:table-cell table:style-name="ce14" office:value-type="float" office:value="0.416291" calcext:value-type="float">
            <text:p>0.4163</text:p>
          </table:table-cell>
          <table:table-cell table:style-name="ce35" office:value-type="float" office:value="0.353423" calcext:value-type="float">
            <text:p>0.3534</text:p>
          </table:table-cell>
          <table:table-cell table:style-name="ce14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34" office:value-type="float" office:value="0.390686" calcext:value-type="float">
            <text:p>0.3907</text:p>
          </table:table-cell>
          <table:table-cell table:style-name="ce14" office:value-type="float" office:value="0.391498" calcext:value-type="float">
            <text:p>0.3915</text:p>
          </table:table-cell>
          <table:table-cell table:style-name="ce14" office:value-type="float" office:value="0.420458" calcext:value-type="float">
            <text:p>0.4205</text:p>
          </table:table-cell>
          <table:table-cell table:style-name="ce14" office:value-type="float" office:value="0.40159" calcext:value-type="float">
            <text:p>0.4016</text:p>
          </table:table-cell>
          <table:table-cell table:style-name="ce35" office:value-type="float" office:value="0.358468" calcext:value-type="float">
            <text:p>0.3585</text:p>
          </table:table-cell>
          <table:table-cell table:style-name="ce14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34" office:value-type="float" office:value="0.394091" calcext:value-type="float">
            <text:p>0.3941</text:p>
          </table:table-cell>
          <table:table-cell table:style-name="ce14" office:value-type="float" office:value="0.430492" calcext:value-type="float">
            <text:p>0.4305</text:p>
          </table:table-cell>
          <table:table-cell table:style-name="ce14" office:value-type="float" office:value="0.453596" calcext:value-type="float">
            <text:p>0.4536</text:p>
          </table:table-cell>
          <table:table-cell table:style-name="ce14" office:value-type="float" office:value="0.435529" calcext:value-type="float">
            <text:p>0.4355</text:p>
          </table:table-cell>
          <table:table-cell table:style-name="ce35" office:value-type="float" office:value="0.351824" calcext:value-type="float">
            <text:p>0.3518</text:p>
          </table:table-cell>
          <table:table-cell table:style-name="ce14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34" office:value-type="float" office:value="0.4489" calcext:value-type="float">
            <text:p>0.4489</text:p>
          </table:table-cell>
          <table:table-cell table:style-name="ce14" office:value-type="float" office:value="0.432871" calcext:value-type="float">
            <text:p>0.4329</text:p>
          </table:table-cell>
          <table:table-cell table:style-name="ce14" office:value-type="float" office:value="0.386656" calcext:value-type="float">
            <text:p>0.3867</text:p>
          </table:table-cell>
          <table:table-cell table:style-name="ce14" office:value-type="float" office:value="0.372043" calcext:value-type="float">
            <text:p>0.3720</text:p>
          </table:table-cell>
          <table:table-cell table:style-name="ce35" office:value-type="float" office:value="0.357902" calcext:value-type="float">
            <text:p>0.3579</text:p>
          </table:table-cell>
          <table:table-cell table:style-name="ce14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34" office:value-type="float" office:value="0.387124" calcext:value-type="float">
            <text:p>0.3871</text:p>
          </table:table-cell>
          <table:table-cell table:style-name="ce14" office:value-type="float" office:value="0.372801" calcext:value-type="float">
            <text:p>0.3728</text:p>
          </table:table-cell>
          <table:table-cell table:style-name="ce14" office:value-type="float" office:value="0.370733" calcext:value-type="float">
            <text:p>0.3707</text:p>
          </table:table-cell>
          <table:table-cell table:style-name="ce14" office:value-type="float" office:value="0.374339" calcext:value-type="float">
            <text:p>0.3743</text:p>
          </table:table-cell>
          <table:table-cell table:style-name="ce35" office:value-type="float" office:value="0.351521" calcext:value-type="float">
            <text:p>0.3515</text:p>
          </table:table-cell>
          <table:table-cell table:style-name="ce14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34" office:value-type="float" office:value="0.373347" calcext:value-type="float">
            <text:p>0.3733</text:p>
          </table:table-cell>
          <table:table-cell table:style-name="ce14" office:value-type="float" office:value="0.374294" calcext:value-type="float">
            <text:p>0.3743</text:p>
          </table:table-cell>
          <table:table-cell table:style-name="ce14" office:value-type="float" office:value="0.376734" calcext:value-type="float">
            <text:p>0.3767</text:p>
          </table:table-cell>
          <table:table-cell table:style-name="ce14" office:value-type="float" office:value="0.370025" calcext:value-type="float">
            <text:p>0.3700</text:p>
          </table:table-cell>
          <table:table-cell table:style-name="ce35" office:value-type="float" office:value="0.351591" calcext:value-type="float">
            <text:p>0.3516</text:p>
          </table:table-cell>
          <table:table-cell table:style-name="ce14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34" office:value-type="float" office:value="0.366064" calcext:value-type="float">
            <text:p>0.3661</text:p>
          </table:table-cell>
          <table:table-cell table:style-name="ce14" office:value-type="float" office:value="0.371365" calcext:value-type="float">
            <text:p>0.3714</text:p>
          </table:table-cell>
          <table:table-cell table:style-name="ce14" office:value-type="float" office:value="0.368718" calcext:value-type="float">
            <text:p>0.3687</text:p>
          </table:table-cell>
          <table:table-cell table:style-name="ce14" office:value-type="float" office:value="0.372453" calcext:value-type="float">
            <text:p>0.3725</text:p>
          </table:table-cell>
          <table:table-cell table:style-name="ce35" office:value-type="float" office:value="0.35866" calcext:value-type="float">
            <text:p>0.3587</text:p>
          </table:table-cell>
          <table:table-cell table:style-name="ce14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34" office:value-type="float" office:value="0.371997" calcext:value-type="float">
            <text:p>0.3720</text:p>
          </table:table-cell>
          <table:table-cell table:style-name="ce14" office:value-type="float" office:value="0.37286" calcext:value-type="float">
            <text:p>0.3729</text:p>
          </table:table-cell>
          <table:table-cell table:style-name="ce14" office:value-type="float" office:value="0.370451" calcext:value-type="float">
            <text:p>0.3705</text:p>
          </table:table-cell>
          <table:table-cell table:style-name="ce14" office:value-type="float" office:value="0.369165" calcext:value-type="float">
            <text:p>0.3692</text:p>
          </table:table-cell>
          <table:table-cell table:style-name="ce35" office:value-type="float" office:value="0.351619" calcext:value-type="float">
            <text:p>0.3516</text:p>
          </table:table-cell>
          <table:table-cell table:style-name="ce14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34" office:value-type="float" office:value="0.381" calcext:value-type="float">
            <text:p>0.3810</text:p>
          </table:table-cell>
          <table:table-cell table:style-name="ce14" office:value-type="float" office:value="0.381475" calcext:value-type="float">
            <text:p>0.3815</text:p>
          </table:table-cell>
          <table:table-cell table:style-name="ce14" office:value-type="float" office:value="0.382953" calcext:value-type="float">
            <text:p>0.3830</text:p>
          </table:table-cell>
          <table:table-cell table:style-name="ce14" office:value-type="float" office:value="0.386829" calcext:value-type="float">
            <text:p>0.3868</text:p>
          </table:table-cell>
          <table:table-cell table:style-name="ce35" office:value-type="float" office:value="0.351906" calcext:value-type="float">
            <text:p>0.3519</text:p>
          </table:table-cell>
          <table:table-cell table:style-name="ce14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4" office:value-type="float" office:value="0.454521" calcext:value-type="float">
            <text:p>0.4545</text:p>
          </table:table-cell>
          <table:table-cell table:style-name="ce14"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0.388798" calcext:value-type="float">
            <text:p>0.3888</text:p>
          </table:table-cell>
          <table:table-cell table:style-name="ce31" office:value-type="float" office:value="0.369897" calcext:value-type="float">
            <text:p>0.3699</text:p>
          </table:table-cell>
          <table:table-cell table:style-name="ce31" office:value-type="float" office:value="0.458928" calcext:value-type="float">
            <text:p>0.4589</text:p>
          </table:table-cell>
          <table:table-cell table:style-name="ce31" office:value-type="float" office:value="0.357693" calcext:value-type="float">
            <text:p>0.3577</text:p>
          </table:table-cell>
          <table:table-cell table:style-name="ce31" office:value-type="float" office:value="0.350217" calcext:value-type="float">
            <text:p>0.3502</text:p>
          </table:table-cell>
          <table:table-cell table:style-name="ce31" office:value-type="float" office:value="0.369994" calcext:value-type="float">
            <text:p>0.3700</text:p>
          </table:table-cell>
          <table:table-cell table:style-name="ce31" office:value-type="float" office:value="0.42213" calcext:value-type="float">
            <text:p>0.4221</text:p>
          </table:table-cell>
          <table:table-cell table:style-name="ce31" office:value-type="float" office:value="0.395266" calcext:value-type="float">
            <text:p>0.3953</text:p>
          </table:table-cell>
          <table:table-cell table:style-name="ce31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35" office:value-type="float" office:value="0.379847" calcext:value-type="float">
            <text:p>0.3798</text:p>
          </table:table-cell>
          <table:table-cell table:style-name="ce14" office:value-type="float" office:value="0.380652" calcext:value-type="float">
            <text:p>0.3807</text:p>
          </table:table-cell>
          <table:table-cell table:style-name="ce14" office:value-type="float" office:value="0.382813" calcext:value-type="float">
            <text:p>0.3828</text:p>
          </table:table-cell>
          <table:table-cell table:style-name="ce35" office:value-type="float" office:value="0.36155" calcext:value-type="float">
            <text:p>0.3616</text:p>
          </table:table-cell>
          <table:table-cell table:style-name="ce14" office:value-type="float" office:value="0.357962" calcext:value-type="float">
            <text:p>0.3580</text:p>
          </table:table-cell>
          <table:table-cell table:style-name="ce14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35" office:value-type="float" office:value="0.385257" calcext:value-type="float">
            <text:p>0.3853</text:p>
          </table:table-cell>
          <table:table-cell table:style-name="ce14" office:value-type="float" office:value="0.386529" calcext:value-type="float">
            <text:p>0.3865</text:p>
          </table:table-cell>
          <table:table-cell table:style-name="ce14" office:value-type="float" office:value="0.388268" calcext:value-type="float">
            <text:p>0.3883</text:p>
          </table:table-cell>
          <table:table-cell table:style-name="ce35" office:value-type="float" office:value="0.361619" calcext:value-type="float">
            <text:p>0.3616</text:p>
          </table:table-cell>
          <table:table-cell table:style-name="ce14" office:value-type="float" office:value="0.367086" calcext:value-type="float">
            <text:p>0.3671</text:p>
          </table:table-cell>
          <table:table-cell table:style-name="ce14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35" office:value-type="float" office:value="0.369897" calcext:value-type="float">
            <text:p>0.3699</text:p>
          </table:table-cell>
          <table:table-cell table:style-name="ce14" office:value-type="float" office:value="0.370876" calcext:value-type="float">
            <text:p>0.3709</text:p>
          </table:table-cell>
          <table:table-cell table:style-name="ce14" office:value-type="float" office:value="0.373133" calcext:value-type="float">
            <text:p>0.3731</text:p>
          </table:table-cell>
          <table:table-cell table:style-name="ce35" office:value-type="float" office:value="0.369994" calcext:value-type="float">
            <text:p>0.3700</text:p>
          </table:table-cell>
          <table:table-cell table:style-name="ce14" office:value-type="float" office:value="0.357874" calcext:value-type="float">
            <text:p>0.3579</text:p>
          </table:table-cell>
          <table:table-cell table:style-name="ce14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35" office:value-type="float" office:value="0.380259" calcext:value-type="float">
            <text:p>0.3803</text:p>
          </table:table-cell>
          <table:table-cell table:style-name="ce14" office:value-type="float" office:value="0.381887" calcext:value-type="float">
            <text:p>0.3819</text:p>
          </table:table-cell>
          <table:table-cell table:style-name="ce14" office:value-type="float" office:value="0.383899" calcext:value-type="float">
            <text:p>0.3839</text:p>
          </table:table-cell>
          <table:table-cell table:style-name="ce35" office:value-type="float" office:value="0.361304" calcext:value-type="float">
            <text:p>0.3613</text:p>
          </table:table-cell>
          <table:table-cell table:style-name="ce14" office:value-type="float" office:value="0.358464" calcext:value-type="float">
            <text:p>0.3585</text:p>
          </table:table-cell>
          <table:table-cell table:style-name="ce14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35" office:value-type="float" office:value="0.384851" calcext:value-type="float">
            <text:p>0.3849</text:p>
          </table:table-cell>
          <table:table-cell table:style-name="ce14" office:value-type="float" office:value="0.386297" calcext:value-type="float">
            <text:p>0.3863</text:p>
          </table:table-cell>
          <table:table-cell table:style-name="ce14" office:value-type="float" office:value="0.38833" calcext:value-type="float">
            <text:p>0.3883</text:p>
          </table:table-cell>
          <table:table-cell table:style-name="ce35" office:value-type="float" office:value="0.361505" calcext:value-type="float">
            <text:p>0.3615</text:p>
          </table:table-cell>
          <table:table-cell table:style-name="ce14" office:value-type="float" office:value="0.358058" calcext:value-type="float">
            <text:p>0.3581</text:p>
          </table:table-cell>
          <table:table-cell table:style-name="ce14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35" office:value-type="float" office:value="0.380074" calcext:value-type="float">
            <text:p>0.3801</text:p>
          </table:table-cell>
          <table:table-cell table:style-name="ce14" office:value-type="float" office:value="0.381138" calcext:value-type="float">
            <text:p>0.3811</text:p>
          </table:table-cell>
          <table:table-cell table:style-name="ce14" office:value-type="float" office:value="0.383164" calcext:value-type="float">
            <text:p>0.3832</text:p>
          </table:table-cell>
          <table:table-cell table:style-name="ce35" office:value-type="float" office:value="0.361643" calcext:value-type="float">
            <text:p>0.3616</text:p>
          </table:table-cell>
          <table:table-cell table:style-name="ce14" office:value-type="float" office:value="0.359248" calcext:value-type="float">
            <text:p>0.3592</text:p>
          </table:table-cell>
          <table:table-cell table:style-name="ce14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35" office:value-type="float" office:value="0.380276" calcext:value-type="float">
            <text:p>0.3803</text:p>
          </table:table-cell>
          <table:table-cell table:style-name="ce14" office:value-type="float" office:value="0.381844" calcext:value-type="float">
            <text:p>0.3818</text:p>
          </table:table-cell>
          <table:table-cell table:style-name="ce14" office:value-type="float" office:value="0.421453" calcext:value-type="float">
            <text:p>0.4215</text:p>
          </table:table-cell>
          <table:table-cell table:style-name="ce35" office:value-type="float" office:value="0.36147" calcext:value-type="float">
            <text:p>0.3615</text:p>
          </table:table-cell>
          <table:table-cell table:style-name="ce14" office:value-type="float" office:value="0.358144" calcext:value-type="float">
            <text:p>0.3581</text:p>
          </table:table-cell>
          <table:table-cell table:style-name="ce14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35" office:value-type="float" office:value="0.375444" calcext:value-type="float">
            <text:p>0.3754</text:p>
          </table:table-cell>
          <table:table-cell table:style-name="ce14" office:value-type="float" office:value="0.419863" calcext:value-type="float">
            <text:p>0.4199</text:p>
          </table:table-cell>
          <table:table-cell table:style-name="ce14" office:value-type="float" office:value="0.432997" calcext:value-type="float">
            <text:p>0.4330</text:p>
          </table:table-cell>
          <table:table-cell table:style-name="ce35" office:value-type="float" office:value="0.363035" calcext:value-type="float">
            <text:p>0.3630</text:p>
          </table:table-cell>
          <table:table-cell table:style-name="ce14" office:value-type="float" office:value="0.35796" calcext:value-type="float">
            <text:p>0.3580</text:p>
          </table:table-cell>
          <table:table-cell table:style-name="ce14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35" office:value-type="float" office:value="0.406669" calcext:value-type="float">
            <text:p>0.4067</text:p>
          </table:table-cell>
          <table:table-cell table:style-name="ce14" office:value-type="float" office:value="0.423128" calcext:value-type="float">
            <text:p>0.4231</text:p>
          </table:table-cell>
          <table:table-cell table:style-name="ce14" office:value-type="float" office:value="0.397618" calcext:value-type="float">
            <text:p>0.3976</text:p>
          </table:table-cell>
          <table:table-cell table:style-name="ce35" office:value-type="float" office:value="0.361364" calcext:value-type="float">
            <text:p>0.3614</text:p>
          </table:table-cell>
          <table:table-cell table:style-name="ce14" office:value-type="float" office:value="0.358303" calcext:value-type="float">
            <text:p>0.3583</text:p>
          </table:table-cell>
          <table:table-cell table:style-name="ce14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35" office:value-type="float" office:value="0.426471" calcext:value-type="float">
            <text:p>0.4265</text:p>
          </table:table-cell>
          <table:table-cell table:style-name="ce14" office:value-type="float" office:value="0.406157" calcext:value-type="float">
            <text:p>0.4062</text:p>
          </table:table-cell>
          <table:table-cell table:style-name="ce14" office:value-type="float" office:value="0.37683" calcext:value-type="float">
            <text:p>0.3768</text:p>
          </table:table-cell>
          <table:table-cell table:style-name="ce35" office:value-type="float" office:value="0.361436" calcext:value-type="float">
            <text:p>0.3614</text:p>
          </table:table-cell>
          <table:table-cell table:style-name="ce14" office:value-type="float" office:value="0.35786" calcext:value-type="float">
            <text:p>0.3579</text:p>
          </table:table-cell>
          <table:table-cell table:style-name="ce14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4" office:value-type="float" office:value="0.423165" calcext:value-type="float">
            <text:p>0.4232</text:p>
          </table:table-cell>
          <table:table-cell table:style-name="ce14"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1" office:value-type="float" office:value="0.393967" calcext:value-type="float">
            <text:p>0.3940</text:p>
          </table:table-cell>
          <table:table-cell table:style-name="ce31" office:value-type="float" office:value="0.367632" calcext:value-type="float">
            <text:p>0.3676</text:p>
          </table:table-cell>
          <table:table-cell table:style-name="ce31" office:value-type="float" office:value="0.491583" calcext:value-type="float">
            <text:p>0.4916</text:p>
          </table:table-cell>
          <table:table-cell table:style-name="ce31" office:value-type="float" office:value="0.356835" calcext:value-type="float">
            <text:p>0.3568</text:p>
          </table:table-cell>
          <table:table-cell table:style-name="ce31" office:value-type="float" office:value="0.349365" calcext:value-type="float">
            <text:p>0.3494</text:p>
          </table:table-cell>
          <table:table-cell table:style-name="ce31" office:value-type="float" office:value="0.367316" calcext:value-type="float">
            <text:p>0.3673</text:p>
          </table:table-cell>
          <table:table-cell table:style-name="ce31" office:value-type="float" office:value="0.434447" calcext:value-type="float">
            <text:p>0.4344</text:p>
          </table:table-cell>
          <table:table-cell table:style-name="ce31" office:value-type="float" office:value="0.398359" calcext:value-type="float">
            <text:p>0.3984</text:p>
          </table:table-cell>
          <table:table-cell table:style-name="ce31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34" office:value-type="float" office:value="0.388283" calcext:value-type="float">
            <text:p>0.3883</text:p>
          </table:table-cell>
          <table:table-cell table:style-name="ce14" office:value-type="float" office:value="0.393467" calcext:value-type="float">
            <text:p>0.3935</text:p>
          </table:table-cell>
          <table:table-cell table:style-name="ce35" office:value-type="float" office:value="0.360983" calcext:value-type="float">
            <text:p>0.3610</text:p>
          </table:table-cell>
          <table:table-cell table:style-name="ce14" office:value-type="float" office:value="0.356791" calcext:value-type="float">
            <text:p>0.3568</text:p>
          </table:table-cell>
          <table:table-cell table:style-name="ce14" office:value-type="float" office:value="0.357004" calcext:value-type="float">
            <text:p>0.3570</text:p>
          </table:table-cell>
          <table:table-cell table:style-name="ce14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34" office:value-type="float" office:value="0.386425" calcext:value-type="float">
            <text:p>0.3864</text:p>
          </table:table-cell>
          <table:table-cell table:style-name="ce14" office:value-type="float" office:value="0.399151" calcext:value-type="float">
            <text:p>0.3992</text:p>
          </table:table-cell>
          <table:table-cell table:style-name="ce35" office:value-type="float" office:value="0.360835" calcext:value-type="float">
            <text:p>0.3608</text:p>
          </table:table-cell>
          <table:table-cell table:style-name="ce14" office:value-type="float" office:value="0.356963" calcext:value-type="float">
            <text:p>0.3570</text:p>
          </table:table-cell>
          <table:table-cell table:style-name="ce14" office:value-type="float" office:value="0.357119" calcext:value-type="float">
            <text:p>0.3571</text:p>
          </table:table-cell>
          <table:table-cell table:style-name="ce14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34" office:value-type="float" office:value="0.375019" calcext:value-type="float">
            <text:p>0.3750</text:p>
          </table:table-cell>
          <table:table-cell table:style-name="ce14" office:value-type="float" office:value="0.380415" calcext:value-type="float">
            <text:p>0.3804</text:p>
          </table:table-cell>
          <table:table-cell table:style-name="ce35" office:value-type="float" office:value="0.367316" calcext:value-type="float">
            <text:p>0.3673</text:p>
          </table:table-cell>
          <table:table-cell table:style-name="ce14" office:value-type="float" office:value="0.364113" calcext:value-type="float">
            <text:p>0.3641</text:p>
          </table:table-cell>
          <table:table-cell table:style-name="ce14" office:value-type="float" office:value="0.364523" calcext:value-type="float">
            <text:p>0.3645</text:p>
          </table:table-cell>
          <table:table-cell table:style-name="ce14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34" office:value-type="float" office:value="0.37517" calcext:value-type="float">
            <text:p>0.3752</text:p>
          </table:table-cell>
          <table:table-cell table:style-name="ce14" office:value-type="float" office:value="0.378345" calcext:value-type="float">
            <text:p>0.3783</text:p>
          </table:table-cell>
          <table:table-cell table:style-name="ce35" office:value-type="float" office:value="0.360413" calcext:value-type="float">
            <text:p>0.3604</text:p>
          </table:table-cell>
          <table:table-cell table:style-name="ce14" office:value-type="float" office:value="0.356502" calcext:value-type="float">
            <text:p>0.3565</text:p>
          </table:table-cell>
          <table:table-cell table:style-name="ce14" office:value-type="float" office:value="0.356702" calcext:value-type="float">
            <text:p>0.3567</text:p>
          </table:table-cell>
          <table:table-cell table:style-name="ce14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34" office:value-type="float" office:value="0.375282" calcext:value-type="float">
            <text:p>0.3753</text:p>
          </table:table-cell>
          <table:table-cell table:style-name="ce14" office:value-type="float" office:value="0.380554" calcext:value-type="float">
            <text:p>0.3806</text:p>
          </table:table-cell>
          <table:table-cell table:style-name="ce35" office:value-type="float" office:value="0.359945" calcext:value-type="float">
            <text:p>0.3599</text:p>
          </table:table-cell>
          <table:table-cell table:style-name="ce14" office:value-type="float" office:value="0.356557" calcext:value-type="float">
            <text:p>0.3566</text:p>
          </table:table-cell>
          <table:table-cell table:style-name="ce14" office:value-type="float" office:value="0.356677" calcext:value-type="float">
            <text:p>0.3567</text:p>
          </table:table-cell>
          <table:table-cell table:style-name="ce14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34" office:value-type="float" office:value="0.391077" calcext:value-type="float">
            <text:p>0.3911</text:p>
          </table:table-cell>
          <table:table-cell table:style-name="ce14" office:value-type="float" office:value="0.399313" calcext:value-type="float">
            <text:p>0.3993</text:p>
          </table:table-cell>
          <table:table-cell table:style-name="ce35" office:value-type="float" office:value="0.360821" calcext:value-type="float">
            <text:p>0.3608</text:p>
          </table:table-cell>
          <table:table-cell table:style-name="ce14" office:value-type="float" office:value="0.356907" calcext:value-type="float">
            <text:p>0.3569</text:p>
          </table:table-cell>
          <table:table-cell table:style-name="ce14" office:value-type="float" office:value="0.357173" calcext:value-type="float">
            <text:p>0.3572</text:p>
          </table:table-cell>
          <table:table-cell table:style-name="ce14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34" office:value-type="float" office:value="0.393648" calcext:value-type="float">
            <text:p>0.3936</text:p>
          </table:table-cell>
          <table:table-cell table:style-name="ce14" office:value-type="float" office:value="0.398351" calcext:value-type="float">
            <text:p>0.3984</text:p>
          </table:table-cell>
          <table:table-cell table:style-name="ce35" office:value-type="float" office:value="0.360607" calcext:value-type="float">
            <text:p>0.3606</text:p>
          </table:table-cell>
          <table:table-cell table:style-name="ce14" office:value-type="float" office:value="0.356978" calcext:value-type="float">
            <text:p>0.3570</text:p>
          </table:table-cell>
          <table:table-cell table:style-name="ce14" office:value-type="float" office:value="0.363533" calcext:value-type="float">
            <text:p>0.3635</text:p>
          </table:table-cell>
          <table:table-cell table:style-name="ce14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34" office:value-type="float" office:value="0.388919" calcext:value-type="float">
            <text:p>0.3889</text:p>
          </table:table-cell>
          <table:table-cell table:style-name="ce14" office:value-type="float" office:value="0.396732" calcext:value-type="float">
            <text:p>0.3967</text:p>
          </table:table-cell>
          <table:table-cell table:style-name="ce35" office:value-type="float" office:value="0.360893" calcext:value-type="float">
            <text:p>0.3609</text:p>
          </table:table-cell>
          <table:table-cell table:style-name="ce14" office:value-type="float" office:value="0.356903" calcext:value-type="float">
            <text:p>0.3569</text:p>
          </table:table-cell>
          <table:table-cell table:style-name="ce14" office:value-type="float" office:value="0.357188" calcext:value-type="float">
            <text:p>0.3572</text:p>
          </table:table-cell>
          <table:table-cell table:style-name="ce14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34" office:value-type="float" office:value="0.393853" calcext:value-type="float">
            <text:p>0.3939</text:p>
          </table:table-cell>
          <table:table-cell table:style-name="ce14" office:value-type="float" office:value="0.398579" calcext:value-type="float">
            <text:p>0.3986</text:p>
          </table:table-cell>
          <table:table-cell table:style-name="ce35" office:value-type="float" office:value="0.36055" calcext:value-type="float">
            <text:p>0.3606</text:p>
          </table:table-cell>
          <table:table-cell table:style-name="ce14" office:value-type="float" office:value="0.356883" calcext:value-type="float">
            <text:p>0.3569</text:p>
          </table:table-cell>
          <table:table-cell table:style-name="ce14" office:value-type="float" office:value="0.356914" calcext:value-type="float">
            <text:p>0.3569</text:p>
          </table:table-cell>
          <table:table-cell table:style-name="ce14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34" office:value-type="float" office:value="0.389314" calcext:value-type="float">
            <text:p>0.3893</text:p>
          </table:table-cell>
          <table:table-cell table:style-name="ce14" office:value-type="float" office:value="0.429471" calcext:value-type="float">
            <text:p>0.4295</text:p>
          </table:table-cell>
          <table:table-cell table:style-name="ce35" office:value-type="float" office:value="0.360695" calcext:value-type="float">
            <text:p>0.3607</text:p>
          </table:table-cell>
          <table:table-cell table:style-name="ce14" office:value-type="float" office:value="0.357084" calcext:value-type="float">
            <text:p>0.3571</text:p>
          </table:table-cell>
          <table:table-cell table:style-name="ce14" office:value-type="float" office:value="0.357187" calcext:value-type="float">
            <text:p>0.3572</text:p>
          </table:table-cell>
          <table:table-cell table:style-name="ce14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4" office:value-type="float" office:value="0.398582" calcext:value-type="float">
            <text:p>0.3986</text:p>
          </table:table-cell>
          <table:table-cell table:style-name="ce14"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0.395781" calcext:value-type="float">
            <text:p>0.3958</text:p>
          </table:table-cell>
          <table:table-cell table:style-name="ce31" office:value-type="float" office:value="0.377952" calcext:value-type="float">
            <text:p>0.3780</text:p>
          </table:table-cell>
          <table:table-cell table:style-name="ce31" office:value-type="float" office:value="0.483735" calcext:value-type="float">
            <text:p>0.4837</text:p>
          </table:table-cell>
          <table:table-cell table:style-name="ce31" office:value-type="float" office:value="0.363997" calcext:value-type="float">
            <text:p>0.3640</text:p>
          </table:table-cell>
          <table:table-cell table:style-name="ce31" office:value-type="float" office:value="0.356632" calcext:value-type="float">
            <text:p>0.3566</text:p>
          </table:table-cell>
          <table:table-cell table:style-name="ce31" office:value-type="float" office:value="0.376323" calcext:value-type="float">
            <text:p>0.3763</text:p>
          </table:table-cell>
          <table:table-cell table:style-name="ce31" office:value-type="float" office:value="0.435325" calcext:value-type="float">
            <text:p>0.4353</text:p>
          </table:table-cell>
          <table:table-cell table:style-name="ce31" office:value-type="float" office:value="0.397818" calcext:value-type="float">
            <text:p>0.3978</text:p>
          </table:table-cell>
          <table:table-cell table:style-name="ce31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34" office:value-type="float" office:value="0.390632" calcext:value-type="float">
            <text:p>0.3906</text:p>
          </table:table-cell>
          <table:table-cell table:style-name="ce35" office:value-type="float" office:value="0.368663" calcext:value-type="float">
            <text:p>0.3687</text:p>
          </table:table-cell>
          <table:table-cell table:style-name="ce14" office:value-type="float" office:value="0.364245" calcext:value-type="float">
            <text:p>0.3642</text:p>
          </table:table-cell>
          <table:table-cell table:style-name="ce14" office:value-type="float" office:value="0.363989" calcext:value-type="float">
            <text:p>0.3640</text:p>
          </table:table-cell>
          <table:table-cell table:style-name="ce14" office:value-type="float" office:value="0.364084" calcext:value-type="float">
            <text:p>0.3641</text:p>
          </table:table-cell>
          <table:table-cell table:style-name="ce14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34" office:value-type="float" office:value="0.386314" calcext:value-type="float">
            <text:p>0.3863</text:p>
          </table:table-cell>
          <table:table-cell table:style-name="ce35" office:value-type="float" office:value="0.368332" calcext:value-type="float">
            <text:p>0.3683</text:p>
          </table:table-cell>
          <table:table-cell table:style-name="ce14" office:value-type="float" office:value="0.364025" calcext:value-type="float">
            <text:p>0.3640</text:p>
          </table:table-cell>
          <table:table-cell table:style-name="ce14" office:value-type="float" office:value="0.363948" calcext:value-type="float">
            <text:p>0.3639</text:p>
          </table:table-cell>
          <table:table-cell table:style-name="ce14" office:value-type="float" office:value="0.363857" calcext:value-type="float">
            <text:p>0.3639</text:p>
          </table:table-cell>
          <table:table-cell table:style-name="ce14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34" office:value-type="float" office:value="0.390498" calcext:value-type="float">
            <text:p>0.3905</text:p>
          </table:table-cell>
          <table:table-cell table:style-name="ce35" office:value-type="float" office:value="0.368605" calcext:value-type="float">
            <text:p>0.3686</text:p>
          </table:table-cell>
          <table:table-cell table:style-name="ce14" office:value-type="float" office:value="0.364246" calcext:value-type="float">
            <text:p>0.3642</text:p>
          </table:table-cell>
          <table:table-cell table:style-name="ce14" office:value-type="float" office:value="0.363994" calcext:value-type="float">
            <text:p>0.3640</text:p>
          </table:table-cell>
          <table:table-cell table:style-name="ce14" office:value-type="float" office:value="0.364158" calcext:value-type="float">
            <text:p>0.3642</text:p>
          </table:table-cell>
          <table:table-cell table:style-name="ce14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34" office:value-type="float" office:value="0.392131" calcext:value-type="float">
            <text:p>0.3921</text:p>
          </table:table-cell>
          <table:table-cell table:style-name="ce35" office:value-type="float" office:value="0.368726" calcext:value-type="float">
            <text:p>0.3687</text:p>
          </table:table-cell>
          <table:table-cell table:style-name="ce14" office:value-type="float" office:value="0.364355" calcext:value-type="float">
            <text:p>0.3644</text:p>
          </table:table-cell>
          <table:table-cell table:style-name="ce14" office:value-type="float" office:value="0.364082" calcext:value-type="float">
            <text:p>0.3641</text:p>
          </table:table-cell>
          <table:table-cell table:style-name="ce14" office:value-type="float" office:value="0.364107" calcext:value-type="float">
            <text:p>0.3641</text:p>
          </table:table-cell>
          <table:table-cell table:style-name="ce14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34" office:value-type="float" office:value="0.385949" calcext:value-type="float">
            <text:p>0.3859</text:p>
          </table:table-cell>
          <table:table-cell table:style-name="ce35" office:value-type="float" office:value="0.376323" calcext:value-type="float">
            <text:p>0.3763</text:p>
          </table:table-cell>
          <table:table-cell table:style-name="ce14" office:value-type="float" office:value="0.364115" calcext:value-type="float">
            <text:p>0.3641</text:p>
          </table:table-cell>
          <table:table-cell table:style-name="ce14" office:value-type="float" office:value="0.366348" calcext:value-type="float">
            <text:p>0.3663</text:p>
          </table:table-cell>
          <table:table-cell table:style-name="ce14" office:value-type="float" office:value="0.363874" calcext:value-type="float">
            <text:p>0.3639</text:p>
          </table:table-cell>
          <table:table-cell table:style-name="ce14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34" office:value-type="float" office:value="0.439104" calcext:value-type="float">
            <text:p>0.4391</text:p>
          </table:table-cell>
          <table:table-cell table:style-name="ce35" office:value-type="float" office:value="0.368434" calcext:value-type="float">
            <text:p>0.3684</text:p>
          </table:table-cell>
          <table:table-cell table:style-name="ce14" office:value-type="float" office:value="0.364267" calcext:value-type="float">
            <text:p>0.3643</text:p>
          </table:table-cell>
          <table:table-cell table:style-name="ce14" office:value-type="float" office:value="0.364082" calcext:value-type="float">
            <text:p>0.3641</text:p>
          </table:table-cell>
          <table:table-cell table:style-name="ce14" office:value-type="float" office:value="0.364039" calcext:value-type="float">
            <text:p>0.3640</text:p>
          </table:table-cell>
          <table:table-cell table:style-name="ce14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34" office:value-type="float" office:value="0.431619" calcext:value-type="float">
            <text:p>0.4316</text:p>
          </table:table-cell>
          <table:table-cell table:style-name="ce35" office:value-type="float" office:value="0.368559" calcext:value-type="float">
            <text:p>0.3686</text:p>
          </table:table-cell>
          <table:table-cell table:style-name="ce14" office:value-type="float" office:value="0.364187" calcext:value-type="float">
            <text:p>0.3642</text:p>
          </table:table-cell>
          <table:table-cell table:style-name="ce14" office:value-type="float" office:value="0.364054" calcext:value-type="float">
            <text:p>0.3641</text:p>
          </table:table-cell>
          <table:table-cell table:style-name="ce14" office:value-type="float" office:value="0.363989" calcext:value-type="float">
            <text:p>0.3640</text:p>
          </table:table-cell>
          <table:table-cell table:style-name="ce14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34" office:value-type="float" office:value="0.417292" calcext:value-type="float">
            <text:p>0.4173</text:p>
          </table:table-cell>
          <table:table-cell table:style-name="ce35" office:value-type="float" office:value="0.36981" calcext:value-type="float">
            <text:p>0.3698</text:p>
          </table:table-cell>
          <table:table-cell table:style-name="ce14" office:value-type="float" office:value="0.364167" calcext:value-type="float">
            <text:p>0.3642</text:p>
          </table:table-cell>
          <table:table-cell table:style-name="ce14" office:value-type="float" office:value="0.364015" calcext:value-type="float">
            <text:p>0.3640</text:p>
          </table:table-cell>
          <table:table-cell table:style-name="ce14" office:value-type="float" office:value="0.363942" calcext:value-type="float">
            <text:p>0.3639</text:p>
          </table:table-cell>
          <table:table-cell table:style-name="ce14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34" office:value-type="float" office:value="0.382229" calcext:value-type="float">
            <text:p>0.3822</text:p>
          </table:table-cell>
          <table:table-cell table:style-name="ce35" office:value-type="float" office:value="0.368402" calcext:value-type="float">
            <text:p>0.3684</text:p>
          </table:table-cell>
          <table:table-cell table:style-name="ce14" office:value-type="float" office:value="0.364037" calcext:value-type="float">
            <text:p>0.3640</text:p>
          </table:table-cell>
          <table:table-cell table:style-name="ce14" office:value-type="float" office:value="0.363876" calcext:value-type="float">
            <text:p>0.3639</text:p>
          </table:table-cell>
          <table:table-cell table:style-name="ce14" office:value-type="float" office:value="0.363858" calcext:value-type="float">
            <text:p>0.3639</text:p>
          </table:table-cell>
          <table:table-cell table:style-name="ce14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34" office:value-type="float" office:value="0.381372" calcext:value-type="float">
            <text:p>0.3814</text:p>
          </table:table-cell>
          <table:table-cell table:style-name="ce35" office:value-type="float" office:value="0.373742" calcext:value-type="float">
            <text:p>0.3737</text:p>
          </table:table-cell>
          <table:table-cell table:style-name="ce14" office:value-type="float" office:value="0.364232" calcext:value-type="float">
            <text:p>0.3642</text:p>
          </table:table-cell>
          <table:table-cell table:style-name="ce14" office:value-type="float" office:value="0.369449" calcext:value-type="float">
            <text:p>0.3694</text:p>
          </table:table-cell>
          <table:table-cell table:style-name="ce14" office:value-type="float" office:value="0.363965" calcext:value-type="float">
            <text:p>0.3640</text:p>
          </table:table-cell>
          <table:table-cell table:style-name="ce14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4" office:value-type="float" office:value="0.440141" calcext:value-type="float">
            <text:p>0.4401</text:p>
          </table:table-cell>
          <table:table-cell table:style-name="ce14"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0.404567" calcext:value-type="float">
            <text:p>0.4046</text:p>
          </table:table-cell>
          <table:table-cell table:style-name="ce31" office:value-type="float" office:value="0.375922" calcext:value-type="float">
            <text:p>0.3759</text:p>
          </table:table-cell>
          <table:table-cell table:style-name="ce31" office:value-type="float" office:value="0.493779" calcext:value-type="float">
            <text:p>0.4938</text:p>
          </table:table-cell>
          <table:table-cell table:style-name="ce31" office:value-type="float" office:value="0.363567" calcext:value-type="float">
            <text:p>0.3636</text:p>
          </table:table-cell>
          <table:table-cell table:style-name="ce31" office:value-type="float" office:value="0.355935" calcext:value-type="float">
            <text:p>0.3559</text:p>
          </table:table-cell>
          <table:table-cell table:style-name="ce31" office:value-type="float" office:value="0.371802" calcext:value-type="float">
            <text:p>0.3718</text:p>
          </table:table-cell>
          <table:table-cell table:style-name="ce31" office:value-type="float" office:value="0.458808" calcext:value-type="float">
            <text:p>0.4588</text:p>
          </table:table-cell>
          <table:table-cell table:style-name="ce31" office:value-type="float" office:value="0.41763" calcext:value-type="float">
            <text:p>0.4176</text:p>
          </table:table-cell>
          <table:table-cell table:style-name="ce31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35" office:value-type="float" office:value="0.366328" calcext:value-type="float">
            <text:p>0.3663</text:p>
          </table:table-cell>
          <table:table-cell table:style-name="ce14" office:value-type="float" office:value="0.36425" calcext:value-type="float">
            <text:p>0.3643</text:p>
          </table:table-cell>
          <table:table-cell table:style-name="ce14" office:value-type="float" office:value="0.363631" calcext:value-type="float">
            <text:p>0.3636</text:p>
          </table:table-cell>
          <table:table-cell table:style-name="ce14" office:value-type="float" office:value="0.363635" calcext:value-type="float">
            <text:p>0.3636</text:p>
          </table:table-cell>
          <table:table-cell table:style-name="ce14" office:value-type="float" office:value="0.363679" calcext:value-type="float">
            <text:p>0.3637</text:p>
          </table:table-cell>
          <table:table-cell table:style-name="ce14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35" office:value-type="float" office:value="0.366387" calcext:value-type="float">
            <text:p>0.3664</text:p>
          </table:table-cell>
          <table:table-cell table:style-name="ce14" office:value-type="float" office:value="0.364462" calcext:value-type="float">
            <text:p>0.3645</text:p>
          </table:table-cell>
          <table:table-cell table:style-name="ce14" office:value-type="float" office:value="0.363923" calcext:value-type="float">
            <text:p>0.3639</text:p>
          </table:table-cell>
          <table:table-cell table:style-name="ce14" office:value-type="float" office:value="0.363826" calcext:value-type="float">
            <text:p>0.3638</text:p>
          </table:table-cell>
          <table:table-cell table:style-name="ce14" office:value-type="float" office:value="0.363715" calcext:value-type="float">
            <text:p>0.3637</text:p>
          </table:table-cell>
          <table:table-cell table:style-name="ce14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35" office:value-type="float" office:value="0.366334" calcext:value-type="float">
            <text:p>0.3663</text:p>
          </table:table-cell>
          <table:table-cell table:style-name="ce14" office:value-type="float" office:value="0.363999" calcext:value-type="float">
            <text:p>0.3640</text:p>
          </table:table-cell>
          <table:table-cell table:style-name="ce14" office:value-type="float" office:value="0.363468" calcext:value-type="float">
            <text:p>0.3635</text:p>
          </table:table-cell>
          <table:table-cell table:style-name="ce14" office:value-type="float" office:value="0.363503" calcext:value-type="float">
            <text:p>0.3635</text:p>
          </table:table-cell>
          <table:table-cell table:style-name="ce14" office:value-type="float" office:value="0.363465" calcext:value-type="float">
            <text:p>0.3635</text:p>
          </table:table-cell>
          <table:table-cell table:style-name="ce14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35" office:value-type="float" office:value="0.366567" calcext:value-type="float">
            <text:p>0.3666</text:p>
          </table:table-cell>
          <table:table-cell table:style-name="ce14" office:value-type="float" office:value="0.365724" calcext:value-type="float">
            <text:p>0.3657</text:p>
          </table:table-cell>
          <table:table-cell table:style-name="ce14" office:value-type="float" office:value="0.36509" calcext:value-type="float">
            <text:p>0.3651</text:p>
          </table:table-cell>
          <table:table-cell table:style-name="ce14" office:value-type="float" office:value="0.366182" calcext:value-type="float">
            <text:p>0.3662</text:p>
          </table:table-cell>
          <table:table-cell table:style-name="ce14" office:value-type="float" office:value="0.364523" calcext:value-type="float">
            <text:p>0.3645</text:p>
          </table:table-cell>
          <table:table-cell table:style-name="ce14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35" office:value-type="float" office:value="0.366309" calcext:value-type="float">
            <text:p>0.3663</text:p>
          </table:table-cell>
          <table:table-cell table:style-name="ce14" office:value-type="float" office:value="0.364463" calcext:value-type="float">
            <text:p>0.3645</text:p>
          </table:table-cell>
          <table:table-cell table:style-name="ce14" office:value-type="float" office:value="0.363502" calcext:value-type="float">
            <text:p>0.3635</text:p>
          </table:table-cell>
          <table:table-cell table:style-name="ce14" office:value-type="float" office:value="0.363547" calcext:value-type="float">
            <text:p>0.3635</text:p>
          </table:table-cell>
          <table:table-cell table:style-name="ce14" office:value-type="float" office:value="0.363441" calcext:value-type="float">
            <text:p>0.3634</text:p>
          </table:table-cell>
          <table:table-cell table:style-name="ce14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35" office:value-type="float" office:value="0.371802" calcext:value-type="float">
            <text:p>0.3718</text:p>
          </table:table-cell>
          <table:table-cell table:style-name="ce14" office:value-type="float" office:value="0.363818" calcext:value-type="float">
            <text:p>0.3638</text:p>
          </table:table-cell>
          <table:table-cell table:style-name="ce14" office:value-type="float" office:value="0.36353" calcext:value-type="float">
            <text:p>0.3635</text:p>
          </table:table-cell>
          <table:table-cell table:style-name="ce14" office:value-type="float" office:value="0.363411" calcext:value-type="float">
            <text:p>0.3634</text:p>
          </table:table-cell>
          <table:table-cell table:style-name="ce14" office:value-type="float" office:value="0.363397" calcext:value-type="float">
            <text:p>0.3634</text:p>
          </table:table-cell>
          <table:table-cell table:style-name="ce14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35" office:value-type="float" office:value="0.368897" calcext:value-type="float">
            <text:p>0.3689</text:p>
          </table:table-cell>
          <table:table-cell table:style-name="ce14" office:value-type="float" office:value="0.364971" calcext:value-type="float">
            <text:p>0.3650</text:p>
          </table:table-cell>
          <table:table-cell table:style-name="ce14" office:value-type="float" office:value="0.363346" calcext:value-type="float">
            <text:p>0.3633</text:p>
          </table:table-cell>
          <table:table-cell table:style-name="ce14" office:value-type="float" office:value="0.363661" calcext:value-type="float">
            <text:p>0.3637</text:p>
          </table:table-cell>
          <table:table-cell table:style-name="ce14" office:value-type="float" office:value="0.365957" calcext:value-type="float">
            <text:p>0.3660</text:p>
          </table:table-cell>
          <table:table-cell table:style-name="ce14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35" office:value-type="float" office:value="0.366498" calcext:value-type="float">
            <text:p>0.3665</text:p>
          </table:table-cell>
          <table:table-cell table:style-name="ce14" office:value-type="float" office:value="0.364058" calcext:value-type="float">
            <text:p>0.3641</text:p>
          </table:table-cell>
          <table:table-cell table:style-name="ce14" office:value-type="float" office:value="0.36367" calcext:value-type="float">
            <text:p>0.3637</text:p>
          </table:table-cell>
          <table:table-cell table:style-name="ce14" office:value-type="float" office:value="0.363666" calcext:value-type="float">
            <text:p>0.3637</text:p>
          </table:table-cell>
          <table:table-cell table:style-name="ce14" office:value-type="float" office:value="0.370526" calcext:value-type="float">
            <text:p>0.3705</text:p>
          </table:table-cell>
          <table:table-cell table:style-name="ce14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35" office:value-type="float" office:value="0.366231" calcext:value-type="float">
            <text:p>0.3662</text:p>
          </table:table-cell>
          <table:table-cell table:style-name="ce14" office:value-type="float" office:value="0.364158" calcext:value-type="float">
            <text:p>0.3642</text:p>
          </table:table-cell>
          <table:table-cell table:style-name="ce14" office:value-type="float" office:value="0.363415" calcext:value-type="float">
            <text:p>0.3634</text:p>
          </table:table-cell>
          <table:table-cell table:style-name="ce14" office:value-type="float" office:value="0.363392" calcext:value-type="float">
            <text:p>0.3634</text:p>
          </table:table-cell>
          <table:table-cell table:style-name="ce14" office:value-type="float" office:value="0.363536" calcext:value-type="float">
            <text:p>0.3635</text:p>
          </table:table-cell>
          <table:table-cell table:style-name="ce14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35" office:value-type="float" office:value="0.366024" calcext:value-type="float">
            <text:p>0.3660</text:p>
          </table:table-cell>
          <table:table-cell table:style-name="ce14" office:value-type="float" office:value="0.364049" calcext:value-type="float">
            <text:p>0.3640</text:p>
          </table:table-cell>
          <table:table-cell table:style-name="ce14" office:value-type="float" office:value="0.36357" calcext:value-type="float">
            <text:p>0.3636</text:p>
          </table:table-cell>
          <table:table-cell table:style-name="ce14" office:value-type="float" office:value="0.363584" calcext:value-type="float">
            <text:p>0.3636</text:p>
          </table:table-cell>
          <table:table-cell table:style-name="ce14" office:value-type="float" office:value="0.363552" calcext:value-type="float">
            <text:p>0.3636</text:p>
          </table:table-cell>
          <table:table-cell table:style-name="ce14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4" office:value-type="float" office:value="0.474169" calcext:value-type="float">
            <text:p>0.4742</text:p>
          </table:table-cell>
          <table:table-cell table:style-name="ce14" office:value-type="float" office:value="0.445259" calcext:value-type="float">
            <text:p>0.4453</text:p>
          </table:table-cell>
          <table:table-cell table:number-columns-repeated="4"/>
        </table:table-row>
      </table:table>
      <table:table table:name="7.10.21" table:style-name="ta1">
        <table:shapes>
          <draw:frame draw:z-index="0" draw:style-name="gr1" draw:text-style-name="P1" svg:width="6.2988in" svg:height="3.5429in" svg:x="12.1457in" svg:y="0.4366in">
            <draw:object draw:notify-on-update-of-ranges="'7.10.21'.L34:'7.10.21'.L39 '7.10.21'.F34:'7.10.21'.F39 '7.10.21'.I34:'7.10.21'.I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12.1555in" svg:y="4.3898in">
            <draw:object draw:notify-on-update-of-ranges="'7.10.21'.N34:'7.10.21'.N39 '7.10.21'.H34:'7.10.21'.H39 '7.10.21'.K34:'7.10.21'.K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12.0252in" svg:y="8.2898in">
            <draw:object draw:notify-on-update-of-ranges="'7.10.21'.M34:'7.10.21'.M39 '7.10.21'.G34:'7.10.21'.G39 '7.10.21'.J34:'7.10.21'.J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9" table:default-cell-style-name="ce14"/>
        <table:table-column table:style-name="co29" table:default-cell-style-name="ce14"/>
        <table:table-column table:style-name="co10" table:default-cell-style-name="ce14"/>
        <table:table-column table:style-name="co11" table:number-columns-repeated="3" table:default-cell-style-name="ce14"/>
        <table:table-column table:style-name="co9" table:default-cell-style-name="ce14"/>
        <table:table-column table:style-name="co19" table:default-cell-style-name="ce14"/>
        <table:table-column table:style-name="co27" table:default-cell-style-name="ce14"/>
        <table:table-column table:style-name="co5" table:default-cell-style-name="ce14"/>
        <table:table-column table:style-name="co27" table:default-cell-style-name="ce34"/>
        <table:table-column table:style-name="co27" table:default-cell-style-name="ce14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3" office:value-type="float" office:value="2000" calcext:value-type="float">
            <text:p>2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3" office:value-type="float" office:value="500000" calcext:value-type="float">
            <text:p>500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3" table:formula="of:=[.B2]*[.B3]*(8/1000000)" office:value-type="float" office:value="8000" calcext:value-type="float">
            <text:p>8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3" office:value-type="float" office:value="64447" calcext:value-type="float">
            <text:p>64,447</text:p>
          </table:table-cell>
          <table:table-cell table:style-name="ce13" office:value-type="float" office:value="3248" calcext:value-type="float">
            <text:p>3,248</text:p>
          </table:table-cell>
          <table:table-cell table:style-name="ce33" table:formula="of:=([.C7]*[.B4])/([.B7]+[.C7])" office:value-type="float" office:value="383.83927911958" calcext:value-type="float">
            <text:p>383.84</text:p>
          </table:table-cell>
          <table:table-cell table:style-name="ce29" table:formula="of:=([.D7]*1000000)/([.B3]*2*8)" office:value-type="float" office:value="47.9799098899476" calcext:value-type="float">
            <text:p>48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61872" calcext:value-type="float">
            <text:p>61,872</text:p>
          </table:table-cell>
          <table:table-cell table:style-name="ce13" office:value-type="float" office:value="6500" calcext:value-type="float">
            <text:p>6,500</text:p>
          </table:table-cell>
          <table:table-cell table:style-name="ce33" table:formula="of:=([.C8]*[.B4])/([.B8]+[.C8])" office:value-type="float" office:value="760.54525244252" calcext:value-type="float">
            <text:p>760.55</text:p>
          </table:table-cell>
          <table:table-cell table:style-name="ce29" table:formula="of:=([.D8]*1000000)/([.B3]*2*8)" office:value-type="float" office:value="95.068156555315" calcext:value-type="float">
            <text:p>9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3" office:value-type="float" office:value="58423" calcext:value-type="float">
            <text:p>58,423</text:p>
          </table:table-cell>
          <table:table-cell table:style-name="ce13" office:value-type="float" office:value="9979" calcext:value-type="float">
            <text:p>9,979</text:p>
          </table:table-cell>
          <table:table-cell table:style-name="ce33" table:formula="of:=([.C9]*[.B4])/([.B9]+[.C9])" office:value-type="float" office:value="1167.10037718195" calcext:value-type="float">
            <text:p>1167.10</text:p>
          </table:table-cell>
          <table:table-cell table:style-name="ce29" table:formula="of:=([.D9]*1000000)/([.B3]*2*8)" office:value-type="float" office:value="145.887547147744" calcext:value-type="float">
            <text:p>14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3" office:value-type="float" office:value="55367" calcext:value-type="float">
            <text:p>55,367</text:p>
          </table:table-cell>
          <table:table-cell table:style-name="ce13" office:value-type="float" office:value="13416" calcext:value-type="float">
            <text:p>13,416</text:p>
          </table:table-cell>
          <table:table-cell table:style-name="ce33" table:formula="of:=([.C10]*[.B4])/([.B10]+[.C10])" office:value-type="float" office:value="1560.38556038556" calcext:value-type="float">
            <text:p>1560.39</text:p>
          </table:table-cell>
          <table:table-cell table:style-name="ce29" table:formula="of:=([.D10]*1000000)/([.B3]*2*8)" office:value-type="float" office:value="195.048195048195" calcext:value-type="float">
            <text:p>19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3" office:value-type="float" office:value="51955" calcext:value-type="float">
            <text:p>51,955</text:p>
          </table:table-cell>
          <table:table-cell table:style-name="ce13" office:value-type="float" office:value="16933" calcext:value-type="float">
            <text:p>16,933</text:p>
          </table:table-cell>
          <table:table-cell table:style-name="ce33" table:formula="of:=([.C11]*[.B4])/([.B11]+[.C11])" office:value-type="float" office:value="1966.43827662292" calcext:value-type="float">
            <text:p>1966.44</text:p>
          </table:table-cell>
          <table:table-cell table:style-name="ce29" table:formula="of:=([.D11]*1000000)/([.B3]*2*8)" office:value-type="float" office:value="245.804784577866" calcext:value-type="float">
            <text:p>24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3" office:value-type="float" office:value="48656" calcext:value-type="float">
            <text:p>48,656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33" table:formula="of:=([.C12]*[.B4])/([.B12]+[.C12])" office:value-type="float" office:value="2366.39939792167" calcext:value-type="float">
            <text:p>2366.40</text:p>
          </table:table-cell>
          <table:table-cell table:style-name="ce29" table:formula="of:=([.D12]*1000000)/([.B3]*2*8)" office:value-type="float" office:value="295.799924740209" calcext:value-type="float">
            <text:p>29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500000" calcext:value-type="float">
            <text:p>500000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4"/>
          <table:table-cell/>
          <table:table-cell table:style-name="ce14" table:number-columns-repeated="4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4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table:style-name="ce14" office:value-type="float" office:value="0.395702" calcext:value-type="float">
            <text:p>0.3957</text:p>
          </table:table-cell>
          <table:table-cell table:style-name="ce14" office:value-type="float" office:value="0.399934" calcext:value-type="float">
            <text:p>0.3999</text:p>
          </table:table-cell>
          <table:table-cell table:style-name="ce14" office:value-type="float" office:value="0.400083" calcext:value-type="float">
            <text:p>0.4001</text:p>
          </table:table-cell>
          <table:table-cell table:style-name="ce14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4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table:style-name="ce14" office:value-type="float" office:value="0.395466" calcext:value-type="float">
            <text:p>0.3955</text:p>
          </table:table-cell>
          <table:table-cell table:style-name="ce14" office:value-type="float" office:value="0.399735" calcext:value-type="float">
            <text:p>0.3997</text:p>
          </table:table-cell>
          <table:table-cell table:style-name="ce14" office:value-type="float" office:value="0.399272" calcext:value-type="float">
            <text:p>0.3993</text:p>
          </table:table-cell>
          <table:table-cell table:style-name="ce14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4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table:style-name="ce14" office:value-type="float" office:value="0.390491" calcext:value-type="float">
            <text:p>0.3905</text:p>
          </table:table-cell>
          <table:table-cell table:style-name="ce14" office:value-type="float" office:value="0.394878" calcext:value-type="float">
            <text:p>0.3949</text:p>
          </table:table-cell>
          <table:table-cell table:style-name="ce14" office:value-type="float" office:value="0.394996" calcext:value-type="float">
            <text:p>0.3950</text:p>
          </table:table-cell>
          <table:table-cell table:style-name="ce14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4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table:style-name="ce14" office:value-type="float" office:value="0.392968" calcext:value-type="float">
            <text:p>0.3930</text:p>
          </table:table-cell>
          <table:table-cell table:style-name="ce14" office:value-type="float" office:value="0.397268" calcext:value-type="float">
            <text:p>0.3973</text:p>
          </table:table-cell>
          <table:table-cell table:style-name="ce14" office:value-type="float" office:value="0.396332" calcext:value-type="float">
            <text:p>0.3963</text:p>
          </table:table-cell>
          <table:table-cell table:style-name="ce14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4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table:style-name="ce14" office:value-type="float" office:value="0.392745" calcext:value-type="float">
            <text:p>0.3927</text:p>
          </table:table-cell>
          <table:table-cell table:style-name="ce14" office:value-type="float" office:value="0.397135" calcext:value-type="float">
            <text:p>0.3971</text:p>
          </table:table-cell>
          <table:table-cell table:style-name="ce14" office:value-type="float" office:value="0.399042" calcext:value-type="float">
            <text:p>0.3990</text:p>
          </table:table-cell>
          <table:table-cell table:style-name="ce14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4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table:style-name="ce14" office:value-type="float" office:value="0.385316" calcext:value-type="float">
            <text:p>0.3853</text:p>
          </table:table-cell>
          <table:table-cell table:style-name="ce14" office:value-type="float" office:value="0.400656" calcext:value-type="float">
            <text:p>0.4007</text:p>
          </table:table-cell>
          <table:table-cell table:style-name="ce14" office:value-type="float" office:value="0.44361" calcext:value-type="float">
            <text:p>0.4436</text:p>
          </table:table-cell>
          <table:table-cell table:style-name="ce14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4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table:style-name="ce14" office:value-type="float" office:value="0.40124" calcext:value-type="float">
            <text:p>0.4012</text:p>
          </table:table-cell>
          <table:table-cell table:style-name="ce14" office:value-type="float" office:value="0.435297" calcext:value-type="float">
            <text:p>0.4353</text:p>
          </table:table-cell>
          <table:table-cell table:style-name="ce14" office:value-type="float" office:value="0.424006" calcext:value-type="float">
            <text:p>0.4240</text:p>
          </table:table-cell>
          <table:table-cell table:style-name="ce14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4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table:style-name="ce14" office:value-type="float" office:value="0.431835" calcext:value-type="float">
            <text:p>0.4318</text:p>
          </table:table-cell>
          <table:table-cell table:style-name="ce14" office:value-type="float" office:value="0.424402" calcext:value-type="float">
            <text:p>0.4244</text:p>
          </table:table-cell>
          <table:table-cell table:style-name="ce14" office:value-type="float" office:value="0.387606" calcext:value-type="float">
            <text:p>0.3876</text:p>
          </table:table-cell>
          <table:table-cell table:style-name="ce14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4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table:style-name="ce14" office:value-type="float" office:value="0.409971" calcext:value-type="float">
            <text:p>0.4100</text:p>
          </table:table-cell>
          <table:table-cell table:style-name="ce14" office:value-type="float" office:value="0.389301" calcext:value-type="float">
            <text:p>0.3893</text:p>
          </table:table-cell>
          <table:table-cell table:style-name="ce14" office:value-type="float" office:value="0.393491" calcext:value-type="float">
            <text:p>0.3935</text:p>
          </table:table-cell>
          <table:table-cell table:style-name="ce14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4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table:style-name="ce14" office:value-type="float" office:value="0.388223" calcext:value-type="float">
            <text:p>0.3882</text:p>
          </table:table-cell>
          <table:table-cell table:style-name="ce14" office:value-type="float" office:value="0.38886" calcext:value-type="float">
            <text:p>0.3889</text:p>
          </table:table-cell>
          <table:table-cell table:style-name="ce14" office:value-type="float" office:value="0.388128" calcext:value-type="float">
            <text:p>0.3881</text:p>
          </table:table-cell>
          <table:table-cell table:style-name="ce14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4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string" calcext:value-type="string">
            <text:p>Denne er linket til figurer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4" office:value-type="float" office:value="0.39277" calcext:value-type="float">
            <text:p>0.3928</text:p>
          </table:table-cell>
          <table:table-cell table:style-name="ce34" office:value-type="float" office:value="0.376754" calcext:value-type="float">
            <text:p>0.3768</text:p>
          </table:table-cell>
          <table:table-cell table:style-name="ce34" office:value-type="float" office:value="0.450685" calcext:value-type="float">
            <text:p>0.4507</text:p>
          </table:table-cell>
          <table:table-cell table:style-name="ce34" office:value-type="float" office:value="0.367676" calcext:value-type="float">
            <text:p>0.3677</text:p>
          </table:table-cell>
          <table:table-cell table:style-name="ce34" office:value-type="float" office:value="0.352785" calcext:value-type="float">
            <text:p>0.3528</text:p>
          </table:table-cell>
          <table:table-cell office:value-type="float" office:value="0.368817" calcext:value-type="float">
            <text:p>0.3688</text:p>
          </table:table-cell>
          <table:table-cell table:style-name="ce34" office:value-type="float" office:value="0.450076" calcext:value-type="float">
            <text:p>0.4501</text:p>
          </table:table-cell>
          <table:table-cell table:style-name="ce34" office:value-type="float" office:value="0.434421" calcext:value-type="float">
            <text:p>0.4344</text:p>
          </table:table-cell>
          <table:table-cell table:style-name="ce34" office:value-type="float" office:value="0.472045" calcext:value-type="float">
            <text:p>0.472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34" office:value-type="float" office:value="0.394872" calcext:value-type="float">
            <text:p>0.3949</text:p>
          </table:table-cell>
          <table:table-cell table:style-name="ce34" office:value-type="float" office:value="0.374771" calcext:value-type="float">
            <text:p>0.3748</text:p>
          </table:table-cell>
          <table:table-cell table:style-name="ce34" office:value-type="float" office:value="0.455613" calcext:value-type="float">
            <text:p>0.4556</text:p>
          </table:table-cell>
          <table:table-cell table:style-name="ce34" office:value-type="float" office:value="0.362535" calcext:value-type="float">
            <text:p>0.3625</text:p>
          </table:table-cell>
          <table:table-cell table:style-name="ce34" office:value-type="float" office:value="0.347116" calcext:value-type="float">
            <text:p>0.3471</text:p>
          </table:table-cell>
          <table:table-cell office:value-type="float" office:value="0.372676" calcext:value-type="float">
            <text:p>0.3727</text:p>
          </table:table-cell>
          <table:table-cell table:style-name="ce34" office:value-type="float" office:value="0.454498" calcext:value-type="float">
            <text:p>0.4545</text:p>
          </table:table-cell>
          <table:table-cell table:style-name="ce34" office:value-type="float" office:value="0.415078" calcext:value-type="float">
            <text:p>0.4151</text:p>
          </table:table-cell>
          <table:table-cell table:style-name="ce34" office:value-type="float" office:value="0.478426" calcext:value-type="float">
            <text:p>0.4784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4" office:value-type="float" office:value="0.398202" calcext:value-type="float">
            <text:p>0.3982</text:p>
          </table:table-cell>
          <table:table-cell table:style-name="ce34" office:value-type="float" office:value="0.376911" calcext:value-type="float">
            <text:p>0.3769</text:p>
          </table:table-cell>
          <table:table-cell table:style-name="ce34" office:value-type="float" office:value="0.429784" calcext:value-type="float">
            <text:p>0.4298</text:p>
          </table:table-cell>
          <table:table-cell table:style-name="ce34" office:value-type="float" office:value="0.390141" calcext:value-type="float">
            <text:p>0.3901</text:p>
          </table:table-cell>
          <table:table-cell table:style-name="ce34" office:value-type="float" office:value="0.368335" calcext:value-type="float">
            <text:p>0.3683</text:p>
          </table:table-cell>
          <table:table-cell office:value-type="float" office:value="0.462609" calcext:value-type="float">
            <text:p>0.4626</text:p>
          </table:table-cell>
          <table:table-cell table:style-name="ce34" office:value-type="float" office:value="0.438422" calcext:value-type="float">
            <text:p>0.4384</text:p>
          </table:table-cell>
          <table:table-cell table:style-name="ce34" office:value-type="float" office:value="0.410533" calcext:value-type="float">
            <text:p>0.4105</text:p>
          </table:table-cell>
          <table:table-cell table:style-name="ce34" office:value-type="float" office:value="0.524688" calcext:value-type="float">
            <text:p>0.5247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4" office:value-type="float" office:value="0.399692" calcext:value-type="float">
            <text:p>0.3997</text:p>
          </table:table-cell>
          <table:table-cell table:style-name="ce34" office:value-type="float" office:value="0.390984" calcext:value-type="float">
            <text:p>0.3910</text:p>
          </table:table-cell>
          <table:table-cell table:style-name="ce34" office:value-type="float" office:value="0.449989" calcext:value-type="float">
            <text:p>0.4500</text:p>
          </table:table-cell>
          <table:table-cell table:style-name="ce34" office:value-type="float" office:value="0.391305" calcext:value-type="float">
            <text:p>0.3913</text:p>
          </table:table-cell>
          <table:table-cell table:style-name="ce34" office:value-type="float" office:value="0.357295" calcext:value-type="float">
            <text:p>0.3573</text:p>
          </table:table-cell>
          <table:table-cell office:value-type="float" office:value="0.403514" calcext:value-type="float">
            <text:p>0.4035</text:p>
          </table:table-cell>
          <table:table-cell table:style-name="ce34" office:value-type="float" office:value="0.431093" calcext:value-type="float">
            <text:p>0.4311</text:p>
          </table:table-cell>
          <table:table-cell table:style-name="ce34" office:value-type="float" office:value="0.409696" calcext:value-type="float">
            <text:p>0.4097</text:p>
          </table:table-cell>
          <table:table-cell table:style-name="ce34" office:value-type="float" office:value="0.486025" calcext:value-type="float">
            <text:p>0.486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4" office:value-type="float" office:value="0.408946" calcext:value-type="float">
            <text:p>0.4089</text:p>
          </table:table-cell>
          <table:table-cell table:style-name="ce34" office:value-type="float" office:value="0.380015" calcext:value-type="float">
            <text:p>0.3800</text:p>
          </table:table-cell>
          <table:table-cell table:style-name="ce34" office:value-type="float" office:value="0.470492" calcext:value-type="float">
            <text:p>0.4705</text:p>
          </table:table-cell>
          <table:table-cell table:style-name="ce34" office:value-type="float" office:value="0.39019" calcext:value-type="float">
            <text:p>0.3902</text:p>
          </table:table-cell>
          <table:table-cell table:style-name="ce34" office:value-type="float" office:value="0.360309" calcext:value-type="float">
            <text:p>0.3603</text:p>
          </table:table-cell>
          <table:table-cell office:value-type="float" office:value="0.402914" calcext:value-type="float">
            <text:p>0.4029</text:p>
          </table:table-cell>
          <table:table-cell table:style-name="ce34" office:value-type="float" office:value="0.470516" calcext:value-type="float">
            <text:p>0.4705</text:p>
          </table:table-cell>
          <table:table-cell table:style-name="ce34" office:value-type="float" office:value="0.415317" calcext:value-type="float">
            <text:p>0.4153</text:p>
          </table:table-cell>
          <table:table-cell table:style-name="ce34" office:value-type="float" office:value="0.497161" calcext:value-type="float">
            <text:p>0.4972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34" office:value-type="float" office:value="0.419734" calcext:value-type="float">
            <text:p>0.4197</text:p>
          </table:table-cell>
          <table:table-cell table:style-name="ce34" office:value-type="float" office:value="0.377429" calcext:value-type="float">
            <text:p>0.3774</text:p>
          </table:table-cell>
          <table:table-cell table:style-name="ce34" office:value-type="float" office:value="0.449765" calcext:value-type="float">
            <text:p>0.4498</text:p>
          </table:table-cell>
          <table:table-cell table:style-name="ce34" office:value-type="float" office:value="0.402587" calcext:value-type="float">
            <text:p>0.4026</text:p>
          </table:table-cell>
          <table:table-cell table:style-name="ce34" office:value-type="float" office:value="0.361425" calcext:value-type="float">
            <text:p>0.3614</text:p>
          </table:table-cell>
          <table:table-cell office:value-type="float" office:value="0.422204" calcext:value-type="float">
            <text:p>0.4222</text:p>
          </table:table-cell>
          <table:table-cell table:style-name="ce34" office:value-type="float" office:value="0.455542" calcext:value-type="float">
            <text:p>0.4555</text:p>
          </table:table-cell>
          <table:table-cell table:style-name="ce34" office:value-type="float" office:value="0.433118" calcext:value-type="float">
            <text:p>0.4331</text:p>
          </table:table-cell>
          <table:table-cell table:style-name="ce34" office:value-type="float" office:value="0.503966" calcext:value-type="float">
            <text:p>0.504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95969" calcext:value-type="float">
            <text:p>0.395969</text:p>
          </table:table-cell>
          <table:table-cell table:style-name="Default" office:value-type="float" office:value="0.376565" calcext:value-type="float">
            <text:p>0.376565</text:p>
          </table:table-cell>
          <table:table-cell table:style-name="Default" office:value-type="float" office:value="0.448786" calcext:value-type="float">
            <text:p>0.448786</text:p>
          </table:table-cell>
          <table:table-cell table:style-name="Default" office:value-type="float" office:value="0.329225" calcext:value-type="float">
            <text:p>0.329225</text:p>
          </table:table-cell>
          <table:table-cell table:style-name="Default" office:value-type="float" office:value="0.328933" calcext:value-type="float">
            <text:p>0.328933</text:p>
          </table:table-cell>
          <table:table-cell table:style-name="Default" office:value-type="float" office:value="0.329684" calcext:value-type="float">
            <text:p>0.329684</text:p>
          </table:table-cell>
          <table:table-cell table:style-name="Default" office:value-type="float" office:value="0.4488" calcext:value-type="float">
            <text:p>0.4488</text:p>
          </table:table-cell>
          <table:table-cell office:value-type="float" office:value="0.406707" calcext:value-type="float">
            <text:p>0.406707</text:p>
          </table:table-cell>
          <table:table-cell office:value-type="float" office:value="0.467874" calcext:value-type="float">
            <text:p>0.467874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397942" calcext:value-type="float">
            <text:p>0.397942</text:p>
          </table:table-cell>
          <table:table-cell table:style-name="Default" office:value-type="float" office:value="0.375123" calcext:value-type="float">
            <text:p>0.375123</text:p>
          </table:table-cell>
          <table:table-cell table:style-name="Default" office:value-type="float" office:value="0.456815" calcext:value-type="float">
            <text:p>0.456815</text:p>
          </table:table-cell>
          <table:table-cell table:style-name="Default" office:value-type="float" office:value="0.360907" calcext:value-type="float">
            <text:p>0.360907</text:p>
          </table:table-cell>
          <table:table-cell table:style-name="Default" office:value-type="float" office:value="0.346045" calcext:value-type="float">
            <text:p>0.346045</text:p>
          </table:table-cell>
          <table:table-cell table:style-name="Default" office:value-type="float" office:value="0.3749" calcext:value-type="float">
            <text:p>0.3749</text:p>
          </table:table-cell>
          <table:table-cell table:style-name="Default" office:value-type="float" office:value="0.456837" calcext:value-type="float">
            <text:p>0.456837</text:p>
          </table:table-cell>
          <table:table-cell office:value-type="float" office:value="0.409829" calcext:value-type="float">
            <text:p>0.409829</text:p>
          </table:table-cell>
          <table:table-cell office:value-type="float" office:value="0.484783" calcext:value-type="float">
            <text:p>0.484783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04165" calcext:value-type="float">
            <text:p>0.404165</text:p>
          </table:table-cell>
          <table:table-cell table:style-name="Default" office:value-type="float" office:value="0.383845" calcext:value-type="float">
            <text:p>0.383845</text:p>
          </table:table-cell>
          <table:table-cell table:style-name="Default" office:value-type="float" office:value="0.475925" calcext:value-type="float">
            <text:p>0.475925</text:p>
          </table:table-cell>
          <table:table-cell table:style-name="Default" office:value-type="float" office:value="0.369226" calcext:value-type="float">
            <text:p>0.369226</text:p>
          </table:table-cell>
          <table:table-cell table:style-name="Default" office:value-type="float" office:value="0.343133" calcext:value-type="float">
            <text:p>0.343133</text:p>
          </table:table-cell>
          <table:table-cell table:style-name="Default" office:value-type="float" office:value="0.389258" calcext:value-type="float">
            <text:p>0.389258</text:p>
          </table:table-cell>
          <table:table-cell table:style-name="Default" office:value-type="float" office:value="0.475945" calcext:value-type="float">
            <text:p>0.475945</text:p>
          </table:table-cell>
          <table:table-cell office:value-type="float" office:value="0.462511" calcext:value-type="float">
            <text:p>0.462511</text:p>
          </table:table-cell>
          <table:table-cell office:value-type="float" office:value="0.486341" calcext:value-type="float">
            <text:p>0.486341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05748" calcext:value-type="float">
            <text:p>0.505748</text:p>
          </table:table-cell>
          <table:table-cell table:style-name="Default" office:value-type="float" office:value="0.450504" calcext:value-type="float">
            <text:p>0.450504</text:p>
          </table:table-cell>
          <table:table-cell table:style-name="Default" office:value-type="float" office:value="0.565771" calcext:value-type="float">
            <text:p>0.565771</text:p>
          </table:table-cell>
          <table:table-cell table:style-name="Default" office:value-type="float" office:value="0.507274" calcext:value-type="float">
            <text:p>0.507274</text:p>
          </table:table-cell>
          <table:table-cell table:style-name="Default" office:value-type="float" office:value="0.394002" calcext:value-type="float">
            <text:p>0.394002</text:p>
          </table:table-cell>
          <table:table-cell table:style-name="Default" office:value-type="float" office:value="0.534507" calcext:value-type="float">
            <text:p>0.534507</text:p>
          </table:table-cell>
          <table:table-cell table:style-name="Default" office:value-type="float" office:value="0.596051" calcext:value-type="float">
            <text:p>0.596051</text:p>
          </table:table-cell>
          <table:table-cell office:value-type="float" office:value="0.540785" calcext:value-type="float">
            <text:p>0.540785</text:p>
          </table:table-cell>
          <table:table-cell office:value-type="float" office:value="0.677536" calcext:value-type="float">
            <text:p>0.677536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178" calcext:value-type="float">
            <text:p>0.5178</text:p>
          </table:table-cell>
          <table:table-cell table:style-name="Default" office:value-type="float" office:value="0.46011" calcext:value-type="float">
            <text:p>0.46011</text:p>
          </table:table-cell>
          <table:table-cell table:style-name="Default" office:value-type="float" office:value="0.601286" calcext:value-type="float">
            <text:p>0.601286</text:p>
          </table:table-cell>
          <table:table-cell table:style-name="Default" office:value-type="float" office:value="0.491518" calcext:value-type="float">
            <text:p>0.491518</text:p>
          </table:table-cell>
          <table:table-cell table:style-name="Default" office:value-type="float" office:value="0.424756" calcext:value-type="float">
            <text:p>0.424756</text:p>
          </table:table-cell>
          <table:table-cell table:style-name="Default" office:value-type="float" office:value="0.540763" calcext:value-type="float">
            <text:p>0.540763</text:p>
          </table:table-cell>
          <table:table-cell table:style-name="Default" office:value-type="float" office:value="0.618893" calcext:value-type="float">
            <text:p>0.618893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68211" calcext:value-type="float">
            <text:p>0.68211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443973" calcext:value-type="float">
            <text:p>0.443973</text:p>
          </table:table-cell>
          <table:table-cell table:style-name="Default" office:value-type="float" office:value="0.407806" calcext:value-type="float">
            <text:p>0.407806</text:p>
          </table:table-cell>
          <table:table-cell table:style-name="Default" office:value-type="float" office:value="0.488037" calcext:value-type="float">
            <text:p>0.488037</text:p>
          </table:table-cell>
          <table:table-cell table:style-name="Default" office:value-type="float" office:value="0.477193" calcext:value-type="float">
            <text:p>0.477193</text:p>
          </table:table-cell>
          <table:table-cell table:style-name="Default" office:value-type="float" office:value="0.367844" calcext:value-type="float">
            <text:p>0.367844</text:p>
          </table:table-cell>
          <table:table-cell table:style-name="Default" office:value-type="float" office:value="0.572495" calcext:value-type="float">
            <text:p>0.572495</text:p>
          </table:table-cell>
          <table:table-cell table:style-name="Default" office:value-type="float" office:value="0.57729" calcext:value-type="float">
            <text:p>0.57729</text:p>
          </table:table-cell>
          <table:table-cell office:value-type="float" office:value="0.432917" calcext:value-type="float">
            <text:p>0.432917</text:p>
          </table:table-cell>
          <table:table-cell office:value-type="float" office:value="0.749623" calcext:value-type="float">
            <text:p>0.749623</text:p>
          </table:table-cell>
          <table:table-cell table:number-columns-repeated="2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4" office:value-type="float" office:value="0.39277" calcext:value-type="float">
            <text:p>0.3928</text:p>
          </table:table-cell>
          <table:table-cell table:style-name="ce34" office:value-type="float" office:value="0.376754" calcext:value-type="float">
            <text:p>0.3768</text:p>
          </table:table-cell>
          <table:table-cell table:style-name="ce34" office:value-type="float" office:value="0.450685" calcext:value-type="float">
            <text:p>0.4507</text:p>
          </table:table-cell>
          <table:table-cell table:style-name="ce34" office:value-type="float" office:value="0.367676" calcext:value-type="float">
            <text:p>0.3677</text:p>
          </table:table-cell>
          <table:table-cell table:style-name="ce34" office:value-type="float" office:value="0.352785" calcext:value-type="float">
            <text:p>0.3528</text:p>
          </table:table-cell>
          <table:table-cell office:value-type="float" office:value="0.368817" calcext:value-type="float">
            <text:p>0.3688</text:p>
          </table:table-cell>
          <table:table-cell table:style-name="ce34" office:value-type="float" office:value="0.450076" calcext:value-type="float">
            <text:p>0.4501</text:p>
          </table:table-cell>
          <table:table-cell table:style-name="ce34" office:value-type="float" office:value="0.434421" calcext:value-type="float">
            <text:p>0.4344</text:p>
          </table:table-cell>
          <table:table-cell table:style-name="ce34" office:value-type="float" office:value="0.472045" calcext:value-type="float">
            <text:p>0.472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34" office:value-type="float" office:value="0.394872" calcext:value-type="float">
            <text:p>0.3949</text:p>
          </table:table-cell>
          <table:table-cell table:style-name="ce34" office:value-type="float" office:value="0.374771" calcext:value-type="float">
            <text:p>0.3748</text:p>
          </table:table-cell>
          <table:table-cell table:style-name="ce34" office:value-type="float" office:value="0.455613" calcext:value-type="float">
            <text:p>0.4556</text:p>
          </table:table-cell>
          <table:table-cell table:style-name="ce34" office:value-type="float" office:value="0.362535" calcext:value-type="float">
            <text:p>0.3625</text:p>
          </table:table-cell>
          <table:table-cell table:style-name="ce34" office:value-type="float" office:value="0.347116" calcext:value-type="float">
            <text:p>0.3471</text:p>
          </table:table-cell>
          <table:table-cell office:value-type="float" office:value="0.372676" calcext:value-type="float">
            <text:p>0.3727</text:p>
          </table:table-cell>
          <table:table-cell table:style-name="ce34" office:value-type="float" office:value="0.454498" calcext:value-type="float">
            <text:p>0.4545</text:p>
          </table:table-cell>
          <table:table-cell table:style-name="ce34" office:value-type="float" office:value="0.415078" calcext:value-type="float">
            <text:p>0.4151</text:p>
          </table:table-cell>
          <table:table-cell table:style-name="ce34" office:value-type="float" office:value="0.478426" calcext:value-type="float">
            <text:p>0.4784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4" office:value-type="float" office:value="0.398202" calcext:value-type="float">
            <text:p>0.3982</text:p>
          </table:table-cell>
          <table:table-cell table:style-name="ce34" office:value-type="float" office:value="0.376911" calcext:value-type="float">
            <text:p>0.3769</text:p>
          </table:table-cell>
          <table:table-cell table:style-name="ce34" office:value-type="float" office:value="0.429784" calcext:value-type="float">
            <text:p>0.4298</text:p>
          </table:table-cell>
          <table:table-cell table:style-name="ce34" office:value-type="float" office:value="0.390141" calcext:value-type="float">
            <text:p>0.3901</text:p>
          </table:table-cell>
          <table:table-cell table:style-name="ce34" office:value-type="float" office:value="0.368335" calcext:value-type="float">
            <text:p>0.3683</text:p>
          </table:table-cell>
          <table:table-cell office:value-type="float" office:value="0.462609" calcext:value-type="float">
            <text:p>0.4626</text:p>
          </table:table-cell>
          <table:table-cell table:style-name="ce34" office:value-type="float" office:value="0.438422" calcext:value-type="float">
            <text:p>0.4384</text:p>
          </table:table-cell>
          <table:table-cell table:style-name="ce34" office:value-type="float" office:value="0.410533" calcext:value-type="float">
            <text:p>0.4105</text:p>
          </table:table-cell>
          <table:table-cell table:style-name="ce34" office:value-type="float" office:value="0.524688" calcext:value-type="float">
            <text:p>0.5247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4" office:value-type="float" office:value="0.399692" calcext:value-type="float">
            <text:p>0.3997</text:p>
          </table:table-cell>
          <table:table-cell table:style-name="ce34" office:value-type="float" office:value="0.390984" calcext:value-type="float">
            <text:p>0.3910</text:p>
          </table:table-cell>
          <table:table-cell table:style-name="ce34" office:value-type="float" office:value="0.449989" calcext:value-type="float">
            <text:p>0.4500</text:p>
          </table:table-cell>
          <table:table-cell table:style-name="ce34" office:value-type="float" office:value="0.391305" calcext:value-type="float">
            <text:p>0.3913</text:p>
          </table:table-cell>
          <table:table-cell table:style-name="ce34" office:value-type="float" office:value="0.357295" calcext:value-type="float">
            <text:p>0.3573</text:p>
          </table:table-cell>
          <table:table-cell office:value-type="float" office:value="0.403514" calcext:value-type="float">
            <text:p>0.4035</text:p>
          </table:table-cell>
          <table:table-cell table:style-name="ce34" office:value-type="float" office:value="0.431093" calcext:value-type="float">
            <text:p>0.4311</text:p>
          </table:table-cell>
          <table:table-cell table:style-name="ce34" office:value-type="float" office:value="0.409696" calcext:value-type="float">
            <text:p>0.4097</text:p>
          </table:table-cell>
          <table:table-cell table:style-name="ce34" office:value-type="float" office:value="0.486025" calcext:value-type="float">
            <text:p>0.486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4" office:value-type="float" office:value="0.408946" calcext:value-type="float">
            <text:p>0.4089</text:p>
          </table:table-cell>
          <table:table-cell table:style-name="ce34" office:value-type="float" office:value="0.380015" calcext:value-type="float">
            <text:p>0.3800</text:p>
          </table:table-cell>
          <table:table-cell table:style-name="ce34" office:value-type="float" office:value="0.470492" calcext:value-type="float">
            <text:p>0.4705</text:p>
          </table:table-cell>
          <table:table-cell table:style-name="ce34" office:value-type="float" office:value="0.39019" calcext:value-type="float">
            <text:p>0.3902</text:p>
          </table:table-cell>
          <table:table-cell table:style-name="ce34" office:value-type="float" office:value="0.360309" calcext:value-type="float">
            <text:p>0.3603</text:p>
          </table:table-cell>
          <table:table-cell office:value-type="float" office:value="0.402914" calcext:value-type="float">
            <text:p>0.4029</text:p>
          </table:table-cell>
          <table:table-cell table:style-name="ce34" office:value-type="float" office:value="0.470516" calcext:value-type="float">
            <text:p>0.4705</text:p>
          </table:table-cell>
          <table:table-cell table:style-name="ce34" office:value-type="float" office:value="0.415317" calcext:value-type="float">
            <text:p>0.4153</text:p>
          </table:table-cell>
          <table:table-cell table:style-name="ce34" office:value-type="float" office:value="0.497161" calcext:value-type="float">
            <text:p>0.4972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34" office:value-type="float" office:value="0.419734" calcext:value-type="float">
            <text:p>0.4197</text:p>
          </table:table-cell>
          <table:table-cell table:style-name="ce34" office:value-type="float" office:value="0.377429" calcext:value-type="float">
            <text:p>0.3774</text:p>
          </table:table-cell>
          <table:table-cell table:style-name="ce34" office:value-type="float" office:value="0.449765" calcext:value-type="float">
            <text:p>0.4498</text:p>
          </table:table-cell>
          <table:table-cell table:style-name="ce34" office:value-type="float" office:value="0.402587" calcext:value-type="float">
            <text:p>0.4026</text:p>
          </table:table-cell>
          <table:table-cell table:style-name="ce34" office:value-type="float" office:value="0.361425" calcext:value-type="float">
            <text:p>0.3614</text:p>
          </table:table-cell>
          <table:table-cell office:value-type="float" office:value="0.422204" calcext:value-type="float">
            <text:p>0.4222</text:p>
          </table:table-cell>
          <table:table-cell table:style-name="ce34" office:value-type="float" office:value="0.455542" calcext:value-type="float">
            <text:p>0.4555</text:p>
          </table:table-cell>
          <table:table-cell table:style-name="ce34" office:value-type="float" office:value="0.433118" calcext:value-type="float">
            <text:p>0.4331</text:p>
          </table:table-cell>
          <table:table-cell table:style-name="ce34" office:value-type="float" office:value="0.503966" calcext:value-type="float">
            <text:p>0.5040</text:p>
          </table:table-cell>
          <table:table-cell table:number-columns-repeated="2"/>
        </table:table-row>
        <table:table-row table:style-name="ro1" table:number-rows-repeated="5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6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34" table:number-columns-repeated="5"/>
          <table:table-cell/>
          <table:table-cell table:style-name="ce34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4" table:number-columns-repeated="3"/>
          <table:table-cell table:style-name="ce3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4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6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34" table:number-columns-repeated="5"/>
          <table:table-cell/>
          <table:table-cell table:style-name="ce34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4" table:number-columns-repeated="2"/>
          <table:table-cell table:style-name="ce34"/>
          <table:table-cell table:style-name="ce1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4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6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34" table:number-columns-repeated="5"/>
          <table:table-cell/>
          <table:table-cell table:style-name="ce34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4"/>
          <table:table-cell table:style-name="ce34"/>
          <table:table-cell table:style-name="ce14" table:number-columns-repeated="2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4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6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34" table:number-columns-repeated="5"/>
          <table:table-cell/>
          <table:table-cell table:style-name="ce34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34"/>
          <table:table-cell table:style-name="ce14" table:number-columns-repeated="3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4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6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34" table:number-columns-repeated="5"/>
          <table:table-cell/>
          <table:table-cell table:style-name="ce34" table:number-columns-repeated="3"/>
          <table:table-cell table:number-columns-repeated="2"/>
        </table:table-row>
        <table:table-row table:style-name="ro1" table:number-rows-repeated="10">
          <table:table-cell table:number-columns-repeated="11"/>
          <table:table-cell table:style-name="ce34"/>
          <table:table-cell table:style-name="ce14"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4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6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34" table:number-columns-repeated="5"/>
          <table:table-cell/>
          <table:table-cell table:style-name="ce34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4"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4"/>
          <table:table-cell table:number-columns-repeated="5"/>
        </table:table-row>
      </table:table>
      <table:table table:name="13.10.21" table:style-name="ta1">
        <table:shapes>
          <draw:frame draw:z-index="0" draw:style-name="gr1" draw:text-style-name="P1" svg:width="6.2988in" svg:height="3.5429in" svg:x="12.5874in" svg:y="4.1594in">
            <draw:object draw:notify-on-update-of-ranges="'13.10.21'.L34:'13.10.21'.L39 '13.10.21'.F34:'13.10.21'.F39 '13.10.21'.I34:'13.10.21'.I3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12.6417in" svg:y="11.7197in">
            <draw:object draw:notify-on-update-of-ranges="'13.10.21'.M34:'13.10.21'.M39 '13.10.21'.G34:'13.10.21'.G39 '13.10.21'.J34:'13.10.21'.J3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6.2988in" svg:height="3.5429in" svg:x="12.5709in" svg:y="8.039in">
            <draw:object draw:notify-on-update-of-ranges="'13.10.21'.N34:'13.10.21'.N39 '13.10.21'.H34:'13.10.21'.H39 '13.10.21'.K34:'13.10.21'.K3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5" table:default-cell-style-name="Default"/>
        <table:table-column table:style-name="co29" table:default-cell-style-name="ce14"/>
        <table:table-column table:style-name="co10" table:default-cell-style-name="ce14"/>
        <table:table-column table:style-name="co30" table:default-cell-style-name="ce14"/>
        <table:table-column table:style-name="co11" table:number-columns-repeated="2" table:default-cell-style-name="ce14"/>
        <table:table-column table:style-name="co9" table:default-cell-style-name="ce14"/>
        <table:table-column table:style-name="co19" table:default-cell-style-name="ce14"/>
        <table:table-column table:style-name="co27" table:default-cell-style-name="ce14"/>
        <table:table-column table:style-name="co5" table:default-cell-style-name="ce14"/>
        <table:table-column table:style-name="co27" table:default-cell-style-name="ce34"/>
        <table:table-column table:style-name="co27" table:default-cell-style-name="ce14"/>
        <table:table-column table:style-name="co10" table:default-cell-style-name="ce14"/>
        <table:table-column table:style-name="co27" table:default-cell-style-name="ce14"/>
        <table:table-column table:style-name="co7" table:default-cell-style-name="Default"/>
        <table:table-column table:style-name="co2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style-name="Default" table:number-columns-repeated="13"/>
          <table:table-cell table:number-columns-repeated="2"/>
          <table:table-cell office:value-type="string" calcext:value-type="string">
            <text:p>dram on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style-name="ce13" office:value-type="float" office:value="100000" calcext:value-type="float">
            <text:p>10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dram</text:p>
          </table:table-cell>
          <table:table-cell table:style-name="ce13" table:formula="of:=2*6800" office:value-type="float" office:value="13600" calcext:value-type="float">
            <text:p>13,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3" office:value-type="float" office:value="100000" calcext:value-type="float">
            <text:p>10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nvdimm</text:p>
          </table:table-cell>
          <table:table-cell table:style-name="ce13" office:value-type="float" office:value="40000" calcext:value-type="float">
            <text:p>4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3" table:formula="of:=[.B2]*[.B3]*(8/1000000)" office:value-type="float" office:value="80000" calcext:value-type="float">
            <text:p>8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total MB</text:p>
          </table:table-cell>
          <table:table-cell table:style-name="ce13" table:formula="of:=SUM([.FI182:.FI1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table:style-name="Default" table:number-columns-repeated="13"/>
          <table:table-cell table:number-columns-repeated="2"/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9"/>
          <table:table-cell table:number-columns-repeated="2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float" office:value="64447" calcext:value-type="float">
            <text:p>64,447</text:p>
          </table:table-cell>
          <table:table-cell table:style-name="ce13" office:value-type="float" office:value="3248" calcext:value-type="float">
            <text:p>3,248</text:p>
          </table:table-cell>
          <table:table-cell table:style-name="ce33" table:formula="of:=([.C7]*[.B4])/([.B7]+[.C7])" office:value-type="float" office:value="3838.3927911958" calcext:value-type="float">
            <text:p>3838.39</text:p>
          </table:table-cell>
          <table:table-cell table:style-name="ce29" table:formula="of:=([.D7]*1000000)/([.B3]*2*8)" office:value-type="float" office:value="2398.99549449738" calcext:value-type="float">
            <text:p>2399</text:p>
          </table:table-cell>
          <table:table-cell table:style-name="Default" table:number-columns-repeated="9"/>
          <table:table-cell table:number-columns-repeated="2"/>
          <table:table-cell office:value-type="float" office:value="1" calcext:value-type="float">
            <text:p>1</text:p>
          </table:table-cell>
          <table:table-cell table:style-name="ce13" office:value-type="float" office:value="64447" calcext:value-type="float">
            <text:p>64,447</text:p>
          </table:table-cell>
          <table:table-cell table:style-name="ce13" office:value-type="float" office:value="3248" calcext:value-type="float">
            <text:p>3,248</text:p>
          </table:table-cell>
          <table:table-cell table:style-name="ce33" table:formula="of:=[.FI182]/[.FI187]" office:value-type="string" office:string-value="" calcext:value-type="error">
            <text:p>#DIV/0!</text:p>
          </table:table-cell>
          <table:table-cell table:style-name="ce33" table:formula="of:=[.FI183]/[.FJ18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float" office:value="61872" calcext:value-type="float">
            <text:p>61,872</text:p>
          </table:table-cell>
          <table:table-cell table:style-name="ce13" office:value-type="float" office:value="6500" calcext:value-type="float">
            <text:p>6,500</text:p>
          </table:table-cell>
          <table:table-cell table:style-name="ce33" table:formula="of:=([.C8]*[.B4])/([.B8]+[.C8])" office:value-type="float" office:value="7605.4525244252" calcext:value-type="float">
            <text:p>7605.45</text:p>
          </table:table-cell>
          <table:table-cell table:style-name="ce29" table:formula="of:=([.D8]*1000000)/([.B3]*2*8)" office:value-type="float" office:value="4753.40782776575" calcext:value-type="float">
            <text:p>4753</text:p>
          </table:table-cell>
          <table:table-cell table:style-name="Default" table:number-columns-repeated="9"/>
          <table:table-cell table:number-columns-repeated="2"/>
          <table:table-cell office:value-type="float" office:value="2" calcext:value-type="float">
            <text:p>2</text:p>
          </table:table-cell>
          <table:table-cell table:style-name="ce13" office:value-type="float" office:value="61872" calcext:value-type="float">
            <text:p>61,872</text:p>
          </table:table-cell>
          <table:table-cell table:style-name="ce13" office:value-type="float" office:value="6500" calcext:value-type="float">
            <text:p>6,500</text:p>
          </table:table-cell>
          <table:table-cell table:style-name="ce33" table:formula="of:=[.FI182]/[.FI188]" office:value-type="string" office:string-value="" calcext:value-type="error">
            <text:p>#DIV/0!</text:p>
          </table:table-cell>
          <table:table-cell table:style-name="ce33" table:formula="of:=[.FI183]/[.FJ18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float" office:value="58423" calcext:value-type="float">
            <text:p>58,423</text:p>
          </table:table-cell>
          <table:table-cell table:style-name="ce13" office:value-type="float" office:value="9979" calcext:value-type="float">
            <text:p>9,979</text:p>
          </table:table-cell>
          <table:table-cell table:style-name="ce33" table:formula="of:=([.C9]*[.B4])/([.B9]+[.C9])" office:value-type="float" office:value="11671.0037718195" calcext:value-type="float">
            <text:p>11671.00</text:p>
          </table:table-cell>
          <table:table-cell table:style-name="ce29" table:formula="of:=([.D9]*1000000)/([.B3]*2*8)" office:value-type="float" office:value="7294.37735738721" calcext:value-type="float">
            <text:p>7294</text:p>
          </table:table-cell>
          <table:table-cell table:style-name="Default" table:number-columns-repeated="9"/>
          <table:table-cell table:number-columns-repeated="2"/>
          <table:table-cell office:value-type="float" office:value="3" calcext:value-type="float">
            <text:p>3</text:p>
          </table:table-cell>
          <table:table-cell table:style-name="ce13" office:value-type="float" office:value="58423" calcext:value-type="float">
            <text:p>58,423</text:p>
          </table:table-cell>
          <table:table-cell table:style-name="ce13" office:value-type="float" office:value="9979" calcext:value-type="float">
            <text:p>9,979</text:p>
          </table:table-cell>
          <table:table-cell table:style-name="ce33" table:formula="of:=[.FI182]/[.FI189]" office:value-type="string" office:string-value="" calcext:value-type="error">
            <text:p>#DIV/0!</text:p>
          </table:table-cell>
          <table:table-cell table:style-name="ce33" table:formula="of:=[.FI183]/[.FJ18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float" office:value="55367" calcext:value-type="float">
            <text:p>55,367</text:p>
          </table:table-cell>
          <table:table-cell table:style-name="ce13" office:value-type="float" office:value="13416" calcext:value-type="float">
            <text:p>13,416</text:p>
          </table:table-cell>
          <table:table-cell table:style-name="ce33" table:formula="of:=([.C10]*[.B4])/([.B10]+[.C10])" office:value-type="float" office:value="15603.8556038556" calcext:value-type="float">
            <text:p>15603.86</text:p>
          </table:table-cell>
          <table:table-cell table:style-name="ce29" table:formula="of:=([.D10]*1000000)/([.B3]*2*8)" office:value-type="float" office:value="9752.40975240975" calcext:value-type="float">
            <text:p>9752</text:p>
          </table:table-cell>
          <table:table-cell table:style-name="Default" table:number-columns-repeated="9"/>
          <table:table-cell table:number-columns-repeated="2"/>
          <table:table-cell office:value-type="float" office:value="4" calcext:value-type="float">
            <text:p>4</text:p>
          </table:table-cell>
          <table:table-cell table:style-name="ce13" office:value-type="float" office:value="55367" calcext:value-type="float">
            <text:p>55,367</text:p>
          </table:table-cell>
          <table:table-cell table:style-name="ce13" office:value-type="float" office:value="13416" calcext:value-type="float">
            <text:p>13,416</text:p>
          </table:table-cell>
          <table:table-cell table:style-name="ce33" table:formula="of:=[.FI182]/[.FI190]" office:value-type="string" office:string-value="" calcext:value-type="error">
            <text:p>#DIV/0!</text:p>
          </table:table-cell>
          <table:table-cell table:style-name="ce33" table:formula="of:=[.FI183]/[.FJ19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float" office:value="51955" calcext:value-type="float">
            <text:p>51,955</text:p>
          </table:table-cell>
          <table:table-cell table:style-name="ce13" office:value-type="float" office:value="16933" calcext:value-type="float">
            <text:p>16,933</text:p>
          </table:table-cell>
          <table:table-cell table:style-name="ce33" table:formula="of:=([.C11]*[.B4])/([.B11]+[.C11])" office:value-type="float" office:value="19664.3827662292" calcext:value-type="float">
            <text:p>19664.38</text:p>
          </table:table-cell>
          <table:table-cell table:style-name="ce29" table:formula="of:=([.D11]*1000000)/([.B3]*2*8)" office:value-type="float" office:value="12290.2392288933" calcext:value-type="float">
            <text:p>12290</text:p>
          </table:table-cell>
          <table:table-cell table:style-name="Default" table:number-columns-repeated="9"/>
          <table:table-cell table:number-columns-repeated="2"/>
          <table:table-cell office:value-type="float" office:value="5" calcext:value-type="float">
            <text:p>5</text:p>
          </table:table-cell>
          <table:table-cell table:style-name="ce13" office:value-type="float" office:value="51955" calcext:value-type="float">
            <text:p>51,955</text:p>
          </table:table-cell>
          <table:table-cell table:style-name="ce13" office:value-type="float" office:value="16933" calcext:value-type="float">
            <text:p>16,933</text:p>
          </table:table-cell>
          <table:table-cell table:style-name="ce33" table:formula="of:=[.FI182]/[.FI191]" office:value-type="string" office:string-value="" calcext:value-type="error">
            <text:p>#DIV/0!</text:p>
          </table:table-cell>
          <table:table-cell table:style-name="ce33" table:formula="of:=[.FI183]/[.FJ19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float" office:value="48656" calcext:value-type="float">
            <text:p>48,656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33" table:formula="of:=([.C12]*[.B4])/([.B12]+[.C12])" office:value-type="float" office:value="23663.9939792167" calcext:value-type="float">
            <text:p>23663.99</text:p>
          </table:table-cell>
          <table:table-cell table:style-name="ce29" table:formula="of:=([.D12]*1000000)/([.B3]*2*8)" office:value-type="float" office:value="14789.9962370105" calcext:value-type="float">
            <text:p>14790</text:p>
          </table:table-cell>
          <table:table-cell table:style-name="Default" table:number-columns-repeated="9"/>
          <table:table-cell table:number-columns-repeated="2"/>
          <table:table-cell office:value-type="float" office:value="6" calcext:value-type="float">
            <text:p>6</text:p>
          </table:table-cell>
          <table:table-cell table:style-name="ce13" office:value-type="float" office:value="48656" calcext:value-type="float">
            <text:p>48,656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33" table:formula="of:=[.FI182]/[.FI192]" office:value-type="string" office:string-value="" calcext:value-type="error">
            <text:p>#DIV/0!</text:p>
          </table:table-cell>
          <table:table-cell table:style-name="ce33" table:formula="of:=[.FI183]/[.FJ19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500000" calcext:value-type="float">
            <text:p>500000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4"/>
          <table:table-cell table:number-columns-repeated="3"/>
          <table:table-cell table:style-name="ce14" table:number-columns-repeated="2"/>
          <table:table-cell/>
          <table:table-cell table:formula="of:=8500*100000*8" office:value-type="float" office:value="6800000000" calcext:value-type="float">
            <text:p>6800000000</text:p>
          </table:table-cell>
          <table:table-cell table:number-columns-repeated="3"/>
        </table:table-row>
        <table:table-row table:style-name="ro1">
          <table:table-cell table:style-name="ce14"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4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office:value-type="float" office:value="0.395702" calcext:value-type="float">
            <text:p>0.3957</text:p>
          </table:table-cell>
          <table:table-cell office:value-type="float" office:value="0.399934" calcext:value-type="float">
            <text:p>0.3999</text:p>
          </table:table-cell>
          <table:table-cell table:style-name="ce14" office:value-type="float" office:value="0.400083" calcext:value-type="float">
            <text:p>0.4001</text:p>
          </table:table-cell>
          <table:table-cell table:style-name="ce14" office:value-type="float" office:value="0.394937" calcext:value-type="float">
            <text:p>0.3949</text:p>
          </table:table-cell>
          <table:table-cell/>
          <table:table-cell table:formula="of:=[.FI196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4"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4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office:value-type="float" office:value="0.395466" calcext:value-type="float">
            <text:p>0.3955</text:p>
          </table:table-cell>
          <table:table-cell office:value-type="float" office:value="0.399735" calcext:value-type="float">
            <text:p>0.3997</text:p>
          </table:table-cell>
          <table:table-cell table:style-name="ce14" office:value-type="float" office:value="0.399272" calcext:value-type="float">
            <text:p>0.3993</text:p>
          </table:table-cell>
          <table:table-cell table:style-name="ce14" office:value-type="float" office:value="0.393153" calcext:value-type="float">
            <text:p>0.3932</text:p>
          </table:table-cell>
          <table:table-cell table:number-columns-repeated="5"/>
        </table:table-row>
        <table:table-row table:style-name="ro1">
          <table:table-cell table:style-name="ce14"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4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office:value-type="float" office:value="0.390491" calcext:value-type="float">
            <text:p>0.3905</text:p>
          </table:table-cell>
          <table:table-cell office:value-type="float" office:value="0.394878" calcext:value-type="float">
            <text:p>0.3949</text:p>
          </table:table-cell>
          <table:table-cell table:style-name="ce14" office:value-type="float" office:value="0.394996" calcext:value-type="float">
            <text:p>0.3950</text:p>
          </table:table-cell>
          <table:table-cell table:style-name="ce14" office:value-type="float" office:value="0.389664" calcext:value-type="float">
            <text:p>0.3897</text:p>
          </table:table-cell>
          <table:table-cell table:number-columns-repeated="5"/>
        </table:table-row>
        <table:table-row table:style-name="ro1">
          <table:table-cell table:style-name="ce14"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4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office:value-type="float" office:value="0.392968" calcext:value-type="float">
            <text:p>0.3930</text:p>
          </table:table-cell>
          <table:table-cell office:value-type="float" office:value="0.397268" calcext:value-type="float">
            <text:p>0.3973</text:p>
          </table:table-cell>
          <table:table-cell table:style-name="ce14" office:value-type="float" office:value="0.396332" calcext:value-type="float">
            <text:p>0.3963</text:p>
          </table:table-cell>
          <table:table-cell table:style-name="ce14" office:value-type="float" office:value="0.425474" calcext:value-type="float">
            <text:p>0.4255</text:p>
          </table:table-cell>
          <table:table-cell table:number-columns-repeated="5"/>
        </table:table-row>
        <table:table-row table:style-name="ro1">
          <table:table-cell table:style-name="ce14"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4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office:value-type="float" office:value="0.392745" calcext:value-type="float">
            <text:p>0.3927</text:p>
          </table:table-cell>
          <table:table-cell office:value-type="float" office:value="0.397135" calcext:value-type="float">
            <text:p>0.3971</text:p>
          </table:table-cell>
          <table:table-cell table:style-name="ce14" office:value-type="float" office:value="0.399042" calcext:value-type="float">
            <text:p>0.3990</text:p>
          </table:table-cell>
          <table:table-cell table:style-name="ce14" office:value-type="float" office:value="0.409259" calcext:value-type="float">
            <text:p>0.4093</text:p>
          </table:table-cell>
          <table:table-cell table:number-columns-repeated="5"/>
        </table:table-row>
        <table:table-row table:style-name="ro1">
          <table:table-cell table:style-name="ce14"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4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office:value-type="float" office:value="0.385316" calcext:value-type="float">
            <text:p>0.3853</text:p>
          </table:table-cell>
          <table:table-cell office:value-type="float" office:value="0.400656" calcext:value-type="float">
            <text:p>0.4007</text:p>
          </table:table-cell>
          <table:table-cell table:style-name="ce14" office:value-type="float" office:value="0.44361" calcext:value-type="float">
            <text:p>0.4436</text:p>
          </table:table-cell>
          <table:table-cell table:style-name="ce14" office:value-type="float" office:value="0.421127" calcext:value-type="float">
            <text:p>0.4211</text:p>
          </table:table-cell>
          <table:table-cell table:number-columns-repeated="5"/>
        </table:table-row>
        <table:table-row table:style-name="ro1">
          <table:table-cell table:style-name="ce14"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4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office:value-type="float" office:value="0.40124" calcext:value-type="float">
            <text:p>0.4012</text:p>
          </table:table-cell>
          <table:table-cell office:value-type="float" office:value="0.435297" calcext:value-type="float">
            <text:p>0.4353</text:p>
          </table:table-cell>
          <table:table-cell table:style-name="ce14" office:value-type="float" office:value="0.424006" calcext:value-type="float">
            <text:p>0.4240</text:p>
          </table:table-cell>
          <table:table-cell table:style-name="ce14" office:value-type="float" office:value="0.384207" calcext:value-type="float">
            <text:p>0.3842</text:p>
          </table:table-cell>
          <table:table-cell table:number-columns-repeated="5"/>
        </table:table-row>
        <table:table-row table:style-name="ro1">
          <table:table-cell table:style-name="ce14"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4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24402" calcext:value-type="float">
            <text:p>0.4244</text:p>
          </table:table-cell>
          <table:table-cell table:style-name="ce14" office:value-type="float" office:value="0.387606" calcext:value-type="float">
            <text:p>0.3876</text:p>
          </table:table-cell>
          <table:table-cell table:style-name="ce14" office:value-type="float" office:value="0.380856" calcext:value-type="float">
            <text:p>0.3809</text:p>
          </table:table-cell>
          <table:table-cell table:number-columns-repeated="5"/>
        </table:table-row>
        <table:table-row table:style-name="ro1">
          <table:table-cell table:style-name="ce14"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4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office:value-type="float" office:value="0.409971" calcext:value-type="float">
            <text:p>0.4100</text:p>
          </table:table-cell>
          <table:table-cell office:value-type="float" office:value="0.389301" calcext:value-type="float">
            <text:p>0.3893</text:p>
          </table:table-cell>
          <table:table-cell table:style-name="ce14" office:value-type="float" office:value="0.393491" calcext:value-type="float">
            <text:p>0.3935</text:p>
          </table:table-cell>
          <table:table-cell table:style-name="ce14" office:value-type="float" office:value="0.388728" calcext:value-type="float">
            <text:p>0.3887</text:p>
          </table:table-cell>
          <table:table-cell table:number-columns-repeated="5"/>
        </table:table-row>
        <table:table-row table:style-name="ro1">
          <table:table-cell table:style-name="ce14"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4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office:value-type="float" office:value="0.388223" calcext:value-type="float">
            <text:p>0.3882</text:p>
          </table:table-cell>
          <table:table-cell office:value-type="float" office:value="0.38886" calcext:value-type="float">
            <text:p>0.3889</text:p>
          </table:table-cell>
          <table:table-cell table:style-name="ce14" office:value-type="float" office:value="0.388128" calcext:value-type="float">
            <text:p>0.3881</text:p>
          </table:table-cell>
          <table:table-cell table:style-name="ce14" office:value-type="float" office:value="0.38247" calcext:value-type="float">
            <text:p>0.382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4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2399" calcext:value-type="float">
            <text:p>239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4" office:value-type="float" office:value="3.689981" calcext:value-type="float">
            <text:p>3.6900</text:p>
          </table:table-cell>
          <table:table-cell table:style-name="ce34" office:value-type="float" office:value="3.609888" calcext:value-type="float">
            <text:p>3.6099</text:p>
          </table:table-cell>
          <table:table-cell table:style-name="ce34" office:value-type="float" office:value="4.172096" calcext:value-type="float">
            <text:p>4.1721</text:p>
          </table:table-cell>
          <table:table-cell table:number-columns-repeated="2" table:style-name="ce34" office:value-type="float" office:value="4.86093" calcext:value-type="float">
            <text:p>4.8609</text:p>
          </table:table-cell>
          <table:table-cell office:value-type="float" office:value="5.817548" calcext:value-type="float">
            <text:p>5.8175</text:p>
          </table:table-cell>
          <table:table-cell table:style-name="ce34" office:value-type="float" office:value="4.862739" calcext:value-type="float">
            <text:p>4.8627</text:p>
          </table:table-cell>
          <table:table-cell table:style-name="ce34" office:value-type="float" office:value="4.024504" calcext:value-type="float">
            <text:p>4.0245</text:p>
          </table:table-cell>
          <table:table-cell table:style-name="ce34" office:value-type="float" office:value="5.81757" calcext:value-type="float">
            <text:p>5.8176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4753" calcext:value-type="float">
            <text:p>475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34" office:value-type="float" office:value="3.699486" calcext:value-type="float">
            <text:p>3.6995</text:p>
          </table:table-cell>
          <table:table-cell table:style-name="ce34" office:value-type="float" office:value="3.603983" calcext:value-type="float">
            <text:p>3.6040</text:p>
          </table:table-cell>
          <table:table-cell table:style-name="ce34" office:value-type="float" office:value="3.91147" calcext:value-type="float">
            <text:p>3.9115</text:p>
          </table:table-cell>
          <table:table-cell table:style-name="ce34" office:value-type="float" office:value="5.074437" calcext:value-type="float">
            <text:p>5.0744</text:p>
          </table:table-cell>
          <table:table-cell table:style-name="ce34" office:value-type="float" office:value="4.629816" calcext:value-type="float">
            <text:p>4.6298</text:p>
          </table:table-cell>
          <table:table-cell office:value-type="float" office:value="6.300235" calcext:value-type="float">
            <text:p>6.3002</text:p>
          </table:table-cell>
          <table:table-cell table:style-name="ce34" office:value-type="float" office:value="5.513979" calcext:value-type="float">
            <text:p>5.5140</text:p>
          </table:table-cell>
          <table:table-cell table:style-name="ce34" office:value-type="float" office:value="3.810625" calcext:value-type="float">
            <text:p>3.8106</text:p>
          </table:table-cell>
          <table:table-cell table:style-name="ce34" office:value-type="float" office:value="6.715596" calcext:value-type="float">
            <text:p>6.7156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7294" calcext:value-type="float">
            <text:p>729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4" office:value-type="float" office:value="3.786078" calcext:value-type="float">
            <text:p>3.7861</text:p>
          </table:table-cell>
          <table:table-cell table:style-name="ce34" office:value-type="float" office:value="3.6831" calcext:value-type="float">
            <text:p>3.6831</text:p>
          </table:table-cell>
          <table:table-cell table:style-name="ce34" office:value-type="float" office:value="3.923727" calcext:value-type="float">
            <text:p>3.9237</text:p>
          </table:table-cell>
          <table:table-cell table:style-name="ce34" office:value-type="float" office:value="5.903495" calcext:value-type="float">
            <text:p>5.9035</text:p>
          </table:table-cell>
          <table:table-cell table:style-name="ce34" office:value-type="float" office:value="4.975215" calcext:value-type="float">
            <text:p>4.9752</text:p>
          </table:table-cell>
          <table:table-cell office:value-type="float" office:value="6.821659" calcext:value-type="float">
            <text:p>6.8217</text:p>
          </table:table-cell>
          <table:table-cell table:style-name="ce34" office:value-type="float" office:value="6.821715" calcext:value-type="float">
            <text:p>6.8217</text:p>
          </table:table-cell>
          <table:table-cell table:style-name="ce34" office:value-type="float" office:value="6.472463" calcext:value-type="float">
            <text:p>6.4725</text:p>
          </table:table-cell>
          <table:table-cell table:style-name="ce34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9752" calcext:value-type="float">
            <text:p>975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4" office:value-type="float" office:value="3.786331" calcext:value-type="float">
            <text:p>3.7863</text:p>
          </table:table-cell>
          <table:table-cell table:style-name="ce34" office:value-type="float" office:value="3.639309" calcext:value-type="float">
            <text:p>3.6393</text:p>
          </table:table-cell>
          <table:table-cell table:style-name="ce34" office:value-type="float" office:value="3.944112" calcext:value-type="float">
            <text:p>3.9441</text:p>
          </table:table-cell>
          <table:table-cell table:style-name="ce34" office:value-type="float" office:value="5.955066" calcext:value-type="float">
            <text:p>5.9551</text:p>
          </table:table-cell>
          <table:table-cell table:style-name="ce34" office:value-type="float" office:value="4.928506" calcext:value-type="float">
            <text:p>4.9285</text:p>
          </table:table-cell>
          <table:table-cell office:value-type="float" office:value="7.032991" calcext:value-type="float">
            <text:p>7.0330</text:p>
          </table:table-cell>
          <table:table-cell table:style-name="ce34" office:value-type="float" office:value="6.995784" calcext:value-type="float">
            <text:p>6.9958</text:p>
          </table:table-cell>
          <table:table-cell table:style-name="ce34" office:value-type="float" office:value="6.460638" calcext:value-type="float">
            <text:p>6.4606</text:p>
          </table:table-cell>
          <table:table-cell table:style-name="ce34" office:value-type="float" office:value="8.281379" calcext:value-type="float">
            <text:p>8.2814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12290" calcext:value-type="float">
            <text:p>1229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4" office:value-type="float" office:value="3.78509" calcext:value-type="float">
            <text:p>3.7851</text:p>
          </table:table-cell>
          <table:table-cell table:style-name="ce34" office:value-type="float" office:value="3.588735" calcext:value-type="float">
            <text:p>3.5887</text:p>
          </table:table-cell>
          <table:table-cell table:style-name="ce34" office:value-type="float" office:value="3.967966" calcext:value-type="float">
            <text:p>3.9680</text:p>
          </table:table-cell>
          <table:table-cell table:style-name="ce34" office:value-type="float" office:value="5.423828" calcext:value-type="float">
            <text:p>5.4238</text:p>
          </table:table-cell>
          <table:table-cell table:style-name="ce34" office:value-type="float" office:value="4.440735" calcext:value-type="float">
            <text:p>4.4407</text:p>
          </table:table-cell>
          <table:table-cell office:value-type="float" office:value="6.668957" calcext:value-type="float">
            <text:p>6.6690</text:p>
          </table:table-cell>
          <table:table-cell table:style-name="ce34" office:value-type="float" office:value="6.581677" calcext:value-type="float">
            <text:p>6.5817</text:p>
          </table:table-cell>
          <table:table-cell table:style-name="ce34" office:value-type="float" office:value="5.358205" calcext:value-type="float">
            <text:p>5.3582</text:p>
          </table:table-cell>
          <table:table-cell table:style-name="ce34" office:value-type="float" office:value="7.374679" calcext:value-type="float">
            <text:p>7.3747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14790" calcext:value-type="float">
            <text:p>147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34" office:value-type="float" office:value="3.829929" calcext:value-type="float">
            <text:p>3.8299</text:p>
          </table:table-cell>
          <table:table-cell table:style-name="ce34" office:value-type="float" office:value="3.519238" calcext:value-type="float">
            <text:p>3.5192</text:p>
          </table:table-cell>
          <table:table-cell table:style-name="ce34" office:value-type="float" office:value="4.056013" calcext:value-type="float">
            <text:p>4.0560</text:p>
          </table:table-cell>
          <table:table-cell table:style-name="ce34" office:value-type="float" office:value="5.168022" calcext:value-type="float">
            <text:p>5.1680</text:p>
          </table:table-cell>
          <table:table-cell table:style-name="ce34" office:value-type="float" office:value="3.912832" calcext:value-type="float">
            <text:p>3.9128</text:p>
          </table:table-cell>
          <table:table-cell office:value-type="float" office:value="6.795332" calcext:value-type="float">
            <text:p>6.7953</text:p>
          </table:table-cell>
          <table:table-cell table:style-name="ce34" office:value-type="float" office:value="6.750752" calcext:value-type="float">
            <text:p>6.7508</text:p>
          </table:table-cell>
          <table:table-cell table:style-name="ce34" office:value-type="float" office:value="5.674315" calcext:value-type="float">
            <text:p>5.6743</text:p>
          </table:table-cell>
          <table:table-cell table:style-name="ce34" office:value-type="float" office:value="7.927536" calcext:value-type="float">
            <text:p>7.927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2399" calcext:value-type="float">
            <text:p>239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689981" calcext:value-type="float">
            <text:p>3.689981</text:p>
          </table:table-cell>
          <table:table-cell table:style-name="Default" office:value-type="float" office:value="3.609888" calcext:value-type="float">
            <text:p>3.609888</text:p>
          </table:table-cell>
          <table:table-cell table:style-name="Default" office:value-type="float" office:value="4.172096" calcext:value-type="float">
            <text:p>4.172096</text:p>
          </table:table-cell>
          <table:table-cell table:number-columns-repeated="2" table:style-name="Default" office:value-type="float" office:value="4.86093" calcext:value-type="float">
            <text:p>4.86093</text:p>
          </table:table-cell>
          <table:table-cell table:style-name="Default" office:value-type="float" office:value="5.817548" calcext:value-type="float">
            <text:p>5.817548</text:p>
          </table:table-cell>
          <table:table-cell table:style-name="Default" office:value-type="float" office:value="4.862739" calcext:value-type="float">
            <text:p>4.862739</text:p>
          </table:table-cell>
          <table:table-cell table:style-name="Default" office:value-type="float" office:value="4.024504" calcext:value-type="float">
            <text:p>4.024504</text:p>
          </table:table-cell>
          <table:table-cell table:style-name="Default" office:value-type="float" office:value="5.81757" calcext:value-type="float">
            <text:p>5.81757</text:p>
          </table:table-cell>
          <table:table-cell table:number-columns-repeated="7"/>
        </table:table-row>
        <table:table-row table:style-name="ro1">
          <table:table-cell table:style-name="ce14" office:value-type="float" office:value="3.613982" calcext:value-type="float">
            <text:p>3.6140</text:p>
          </table:table-cell>
          <table:table-cell office:value-type="float" office:value="3.60157" calcext:value-type="float">
            <text:p>3.6016</text:p>
          </table:table-cell>
          <table:table-cell office:value-type="float" office:value="3.600702" calcext:value-type="float">
            <text:p>3.6007</text:p>
          </table:table-cell>
          <table:table-cell office:value-type="float" office:value="3.572784" calcext:value-type="float">
            <text:p>3.5728</text:p>
          </table:table-cell>
          <table:table-cell office:value-type="float" office:value="3.579642" calcext:value-type="float">
            <text:p>3.5796</text:p>
          </table:table-cell>
          <table:table-cell office:value-type="float" office:value="3.579399" calcext:value-type="float">
            <text:p>3.5794</text:p>
          </table:table-cell>
          <table:table-cell office:value-type="float" office:value="3.590586" calcext:value-type="float">
            <text:p>3.5906</text:p>
          </table:table-cell>
          <table:table-cell office:value-type="float" office:value="3.617343" calcext:value-type="float">
            <text:p>3.6173</text:p>
          </table:table-cell>
          <table:table-cell office:value-type="float" office:value="3.593032" calcext:value-type="float">
            <text:p>3.5930</text:p>
          </table:table-cell>
          <table:table-cell office:value-type="float" office:value="3.586735" calcext:value-type="float">
            <text:p>3.5867</text:p>
          </table:table-cell>
          <table:table-cell table:style-name="ce14" office:value-type="float" office:value="3.604621" calcext:value-type="float">
            <text:p>3.6046</text:p>
          </table:table-cell>
          <table:table-cell office:value-type="float" office:value="3.592668" calcext:value-type="float">
            <text:p>3.5927</text:p>
          </table:table-cell>
          <table:table-cell office:value-type="float" office:value="3.589377" calcext:value-type="float">
            <text:p>3.5894</text:p>
          </table:table-cell>
          <table:table-cell office:value-type="float" office:value="3.60585" calcext:value-type="float">
            <text:p>3.6059</text:p>
          </table:table-cell>
          <table:table-cell table:style-name="ce14" office:value-type="float" office:value="3.603744" calcext:value-type="float">
            <text:p>3.6037</text:p>
          </table:table-cell>
          <table:table-cell table:style-name="ce14" office:value-type="float" office:value="4.542539" calcext:value-type="float">
            <text:p>4.5425</text:p>
          </table:table-cell>
          <table:table-cell table:number-columns-repeated="5"/>
        </table:table-row>
        <table:table-row table:style-name="ro1">
          <table:table-cell table:style-name="ce14" office:value-type="float" office:value="4.172096" calcext:value-type="float">
            <text:p>4.1721</text:p>
          </table:table-cell>
          <table:table-cell office:value-type="float" office:value="3.718565" calcext:value-type="float">
            <text:p>3.7186</text:p>
          </table:table-cell>
          <table:table-cell office:value-type="float" office:value="3.765231" calcext:value-type="float">
            <text:p>3.7652</text:p>
          </table:table-cell>
          <table:table-cell office:value-type="float" office:value="3.728235" calcext:value-type="float">
            <text:p>3.7282</text:p>
          </table:table-cell>
          <table:table-cell office:value-type="float" office:value="3.738532" calcext:value-type="float">
            <text:p>3.7385</text:p>
          </table:table-cell>
          <table:table-cell office:value-type="float" office:value="3.753405" calcext:value-type="float">
            <text:p>3.7534</text:p>
          </table:table-cell>
          <table:table-cell office:value-type="float" office:value="3.757459" calcext:value-type="float">
            <text:p>3.7575</text:p>
          </table:table-cell>
          <table:table-cell office:value-type="float" office:value="3.754135" calcext:value-type="float">
            <text:p>3.7541</text:p>
          </table:table-cell>
          <table:table-cell office:value-type="float" office:value="3.733039" calcext:value-type="float">
            <text:p>3.7330</text:p>
          </table:table-cell>
          <table:table-cell office:value-type="float" office:value="3.733896" calcext:value-type="float">
            <text:p>3.7339</text:p>
          </table:table-cell>
          <table:table-cell table:style-name="ce14" office:value-type="float" office:value="3.723452" calcext:value-type="float">
            <text:p>3.7235</text:p>
          </table:table-cell>
          <table:table-cell office:value-type="float" office:value="3.742363" calcext:value-type="float">
            <text:p>3.7424</text:p>
          </table:table-cell>
          <table:table-cell office:value-type="float" office:value="3.745577" calcext:value-type="float">
            <text:p>3.7456</text:p>
          </table:table-cell>
          <table:table-cell office:value-type="float" office:value="3.738969" calcext:value-type="float">
            <text:p>3.7390</text:p>
          </table:table-cell>
          <table:table-cell table:style-name="ce14" office:value-type="float" office:value="3.739011" calcext:value-type="float">
            <text:p>3.7390</text:p>
          </table:table-cell>
          <table:table-cell table:style-name="ce14" office:value-type="float" office:value="5.817548" calcext:value-type="float">
            <text:p>5.8175</text:p>
          </table:table-cell>
          <table:table-cell table:number-columns-repeated="5"/>
        </table:table-row>
        <table:table-row table:style-name="ro1">
          <table:table-cell table:style-name="ce14" office:value-type="float" office:value="3.999927" calcext:value-type="float">
            <text:p>3.9999</text:p>
          </table:table-cell>
          <table:table-cell office:value-type="float" office:value="3.767784" calcext:value-type="float">
            <text:p>3.7678</text:p>
          </table:table-cell>
          <table:table-cell office:value-type="float" office:value="3.787171" calcext:value-type="float">
            <text:p>3.7872</text:p>
          </table:table-cell>
          <table:table-cell office:value-type="float" office:value="3.716636" calcext:value-type="float">
            <text:p>3.7166</text:p>
          </table:table-cell>
          <table:table-cell office:value-type="float" office:value="3.733424" calcext:value-type="float">
            <text:p>3.7334</text:p>
          </table:table-cell>
          <table:table-cell office:value-type="float" office:value="3.766492" calcext:value-type="float">
            <text:p>3.7665</text:p>
          </table:table-cell>
          <table:table-cell office:value-type="float" office:value="3.708448" calcext:value-type="float">
            <text:p>3.7084</text:p>
          </table:table-cell>
          <table:table-cell office:value-type="float" office:value="3.790576" calcext:value-type="float">
            <text:p>3.7906</text:p>
          </table:table-cell>
          <table:table-cell office:value-type="float" office:value="3.721022" calcext:value-type="float">
            <text:p>3.7210</text:p>
          </table:table-cell>
          <table:table-cell office:value-type="float" office:value="3.772212" calcext:value-type="float">
            <text:p>3.7722</text:p>
          </table:table-cell>
          <table:table-cell table:style-name="ce14" office:value-type="float" office:value="3.730317" calcext:value-type="float">
            <text:p>3.7303</text:p>
          </table:table-cell>
          <table:table-cell office:value-type="float" office:value="3.742819" calcext:value-type="float">
            <text:p>3.7428</text:p>
          </table:table-cell>
          <table:table-cell office:value-type="float" office:value="3.809029" calcext:value-type="float">
            <text:p>3.8090</text:p>
          </table:table-cell>
          <table:table-cell office:value-type="float" office:value="3.867308" calcext:value-type="float">
            <text:p>3.8673</text:p>
          </table:table-cell>
          <table:table-cell table:style-name="ce14" office:value-type="float" office:value="3.755125" calcext:value-type="float">
            <text:p>3.7551</text:p>
          </table:table-cell>
          <table:table-cell table:style-name="ce14" office:value-type="float" office:value="5.489823" calcext:value-type="float">
            <text:p>5.4898</text:p>
          </table:table-cell>
          <table:table-cell table:number-columns-repeated="5"/>
        </table:table-row>
        <table:table-row table:style-name="ro1">
          <table:table-cell table:style-name="ce14" office:value-type="float" office:value="3.60934" calcext:value-type="float">
            <text:p>3.6093</text:p>
          </table:table-cell>
          <table:table-cell office:value-type="float" office:value="3.614333" calcext:value-type="float">
            <text:p>3.6143</text:p>
          </table:table-cell>
          <table:table-cell office:value-type="float" office:value="3.549572" calcext:value-type="float">
            <text:p>3.5496</text:p>
          </table:table-cell>
          <table:table-cell office:value-type="float" office:value="3.607154" calcext:value-type="float">
            <text:p>3.6072</text:p>
          </table:table-cell>
          <table:table-cell office:value-type="float" office:value="3.618229" calcext:value-type="float">
            <text:p>3.6182</text:p>
          </table:table-cell>
          <table:table-cell office:value-type="float" office:value="3.538777" calcext:value-type="float">
            <text:p>3.5388</text:p>
          </table:table-cell>
          <table:table-cell office:value-type="float" office:value="3.626513" calcext:value-type="float">
            <text:p>3.6265</text:p>
          </table:table-cell>
          <table:table-cell office:value-type="float" office:value="3.53609" calcext:value-type="float">
            <text:p>3.5361</text:p>
          </table:table-cell>
          <table:table-cell office:value-type="float" office:value="3.584346" calcext:value-type="float">
            <text:p>3.5843</text:p>
          </table:table-cell>
          <table:table-cell office:value-type="float" office:value="3.591351" calcext:value-type="float">
            <text:p>3.5914</text:p>
          </table:table-cell>
          <table:table-cell table:style-name="ce14" office:value-type="float" office:value="3.577062" calcext:value-type="float">
            <text:p>3.5771</text:p>
          </table:table-cell>
          <table:table-cell office:value-type="float" office:value="3.623573" calcext:value-type="float">
            <text:p>3.6236</text:p>
          </table:table-cell>
          <table:table-cell office:value-type="float" office:value="3.574818" calcext:value-type="float">
            <text:p>3.5748</text:p>
          </table:table-cell>
          <table:table-cell office:value-type="float" office:value="3.590247" calcext:value-type="float">
            <text:p>3.5902</text:p>
          </table:table-cell>
          <table:table-cell table:style-name="ce14" office:value-type="float" office:value="3.541623" calcext:value-type="float">
            <text:p>3.5416</text:p>
          </table:table-cell>
          <table:table-cell table:style-name="ce14" office:value-type="float" office:value="4.845662" calcext:value-type="float">
            <text:p>4.8457</text:p>
          </table:table-cell>
          <table:table-cell table:number-columns-repeated="5"/>
        </table:table-row>
        <table:table-row table:style-name="ro1">
          <table:table-cell table:style-name="ce14" office:value-type="float" office:value="3.584963" calcext:value-type="float">
            <text:p>3.5850</text:p>
          </table:table-cell>
          <table:table-cell office:value-type="float" office:value="3.625319" calcext:value-type="float">
            <text:p>3.6253</text:p>
          </table:table-cell>
          <table:table-cell office:value-type="float" office:value="3.62674" calcext:value-type="float">
            <text:p>3.6267</text:p>
          </table:table-cell>
          <table:table-cell office:value-type="float" office:value="3.573283" calcext:value-type="float">
            <text:p>3.5733</text:p>
          </table:table-cell>
          <table:table-cell office:value-type="float" office:value="3.616946" calcext:value-type="float">
            <text:p>3.6169</text:p>
          </table:table-cell>
          <table:table-cell office:value-type="float" office:value="3.579292" calcext:value-type="float">
            <text:p>3.5793</text:p>
          </table:table-cell>
          <table:table-cell office:value-type="float" office:value="3.599736" calcext:value-type="float">
            <text:p>3.5997</text:p>
          </table:table-cell>
          <table:table-cell office:value-type="float" office:value="3.633601" calcext:value-type="float">
            <text:p>3.6336</text:p>
          </table:table-cell>
          <table:table-cell office:value-type="float" office:value="3.553587" calcext:value-type="float">
            <text:p>3.5536</text:p>
          </table:table-cell>
          <table:table-cell office:value-type="float" office:value="3.627777" calcext:value-type="float">
            <text:p>3.6278</text:p>
          </table:table-cell>
          <table:table-cell table:style-name="ce14" office:value-type="float" office:value="3.597436" calcext:value-type="float">
            <text:p>3.5974</text:p>
          </table:table-cell>
          <table:table-cell office:value-type="float" office:value="3.557761" calcext:value-type="float">
            <text:p>3.5578</text:p>
          </table:table-cell>
          <table:table-cell office:value-type="float" office:value="3.581053" calcext:value-type="float">
            <text:p>3.5811</text:p>
          </table:table-cell>
          <table:table-cell office:value-type="float" office:value="3.61098" calcext:value-type="float">
            <text:p>3.6110</text:p>
          </table:table-cell>
          <table:table-cell table:style-name="ce14" office:value-type="float" office:value="3.641868" calcext:value-type="float">
            <text:p>3.6419</text:p>
          </table:table-cell>
          <table:table-cell table:style-name="ce14" office:value-type="float" office:value="4.627871" calcext:value-type="float">
            <text:p>4.6279</text:p>
          </table:table-cell>
          <table:table-cell table:number-columns-repeated="5"/>
        </table:table-row>
        <table:table-row table:style-name="ro1">
          <table:table-cell table:style-name="ce34" office:value-type="float" office:value="3.691139" calcext:value-type="float">
            <text:p>3.6911</text:p>
          </table:table-cell>
          <table:table-cell table:style-name="ce34" office:value-type="float" office:value="3.694046" calcext:value-type="float">
            <text:p>3.6940</text:p>
          </table:table-cell>
          <table:table-cell table:style-name="ce34" office:value-type="float" office:value="3.733073" calcext:value-type="float">
            <text:p>3.7331</text:p>
          </table:table-cell>
          <table:table-cell table:style-name="ce34" office:value-type="float" office:value="3.655986" calcext:value-type="float">
            <text:p>3.6560</text:p>
          </table:table-cell>
          <table:table-cell table:style-name="ce34" office:value-type="float" office:value="3.759408" calcext:value-type="float">
            <text:p>3.7594</text:p>
          </table:table-cell>
          <table:table-cell table:style-name="ce34" office:value-type="float" office:value="3.692849" calcext:value-type="float">
            <text:p>3.6928</text:p>
          </table:table-cell>
          <table:table-cell table:style-name="ce34" office:value-type="float" office:value="3.764323" calcext:value-type="float">
            <text:p>3.7643</text:p>
          </table:table-cell>
          <table:table-cell table:style-name="ce34" office:value-type="float" office:value="3.692387" calcext:value-type="float">
            <text:p>3.6924</text:p>
          </table:table-cell>
          <table:table-cell table:style-name="ce34" office:value-type="float" office:value="3.814209" calcext:value-type="float">
            <text:p>3.8142</text:p>
          </table:table-cell>
          <table:table-cell table:style-name="ce34" office:value-type="float" office:value="3.73242" calcext:value-type="float">
            <text:p>3.7324</text:p>
          </table:table-cell>
          <table:table-cell office:value-type="float" office:value="3.731519" calcext:value-type="float">
            <text:p>3.7315</text:p>
          </table:table-cell>
          <table:table-cell table:style-name="ce34" office:value-type="float" office:value="3.682516" calcext:value-type="float">
            <text:p>3.6825</text:p>
          </table:table-cell>
          <table:table-cell table:style-name="ce34" office:value-type="float" office:value="3.760469" calcext:value-type="float">
            <text:p>3.7605</text:p>
          </table:table-cell>
          <table:table-cell table:style-name="ce34" office:value-type="float" office:value="3.713112" calcext:value-type="float">
            <text:p>3.7131</text:p>
          </table:table-cell>
          <table:table-cell table:style-name="ce14" office:value-type="float" office:value="3.751688" calcext:value-type="float">
            <text:p>3.7517</text:p>
          </table:table-cell>
          <table:table-cell table:style-name="ce14" office:value-type="float" office:value="4.590417" calcext:value-type="float">
            <text:p>4.5904</text:p>
          </table:table-cell>
          <table:table-cell table:number-columns-repeated="5"/>
        </table:table-row>
        <table:table-row table:style-name="ro1">
          <table:table-cell table:style-name="ce34" office:value-type="float" office:value="3.751661" calcext:value-type="float">
            <text:p>3.7517</text:p>
          </table:table-cell>
          <table:table-cell table:style-name="ce34" office:value-type="float" office:value="3.770063" calcext:value-type="float">
            <text:p>3.7701</text:p>
          </table:table-cell>
          <table:table-cell table:style-name="ce34" office:value-type="float" office:value="3.814949" calcext:value-type="float">
            <text:p>3.8149</text:p>
          </table:table-cell>
          <table:table-cell table:style-name="ce34" office:value-type="float" office:value="3.842076" calcext:value-type="float">
            <text:p>3.8421</text:p>
          </table:table-cell>
          <table:table-cell table:style-name="ce34" office:value-type="float" office:value="3.734064" calcext:value-type="float">
            <text:p>3.7341</text:p>
          </table:table-cell>
          <table:table-cell table:style-name="ce34" office:value-type="float" office:value="3.785045" calcext:value-type="float">
            <text:p>3.7850</text:p>
          </table:table-cell>
          <table:table-cell table:style-name="ce34" office:value-type="float" office:value="3.756871" calcext:value-type="float">
            <text:p>3.7569</text:p>
          </table:table-cell>
          <table:table-cell table:style-name="ce34" office:value-type="float" office:value="3.796555" calcext:value-type="float">
            <text:p>3.7966</text:p>
          </table:table-cell>
          <table:table-cell table:style-name="ce34" office:value-type="float" office:value="3.885837" calcext:value-type="float">
            <text:p>3.8858</text:p>
          </table:table-cell>
          <table:table-cell table:style-name="ce34" office:value-type="float" office:value="3.668946" calcext:value-type="float">
            <text:p>3.6689</text:p>
          </table:table-cell>
          <table:table-cell office:value-type="float" office:value="3.883654" calcext:value-type="float">
            <text:p>3.8837</text:p>
          </table:table-cell>
          <table:table-cell table:style-name="ce34" office:value-type="float" office:value="3.780432" calcext:value-type="float">
            <text:p>3.7804</text:p>
          </table:table-cell>
          <table:table-cell table:style-name="ce34" office:value-type="float" office:value="3.725313" calcext:value-type="float">
            <text:p>3.7253</text:p>
          </table:table-cell>
          <table:table-cell table:style-name="ce34" office:value-type="float" office:value="3.783982" calcext:value-type="float">
            <text:p>3.7840</text:p>
          </table:table-cell>
          <table:table-cell table:style-name="ce14" office:value-type="float" office:value="3.759446" calcext:value-type="float">
            <text:p>3.7594</text:p>
          </table:table-cell>
          <table:table-cell table:style-name="ce14" office:value-type="float" office:value="4.932948" calcext:value-type="float">
            <text:p>4.9329</text:p>
          </table:table-cell>
          <table:table-cell table:number-columns-repeated="5"/>
        </table:table-row>
        <table:table-row table:style-name="ro1">
          <table:table-cell table:style-name="ce34" office:value-type="float" office:value="3.72281" calcext:value-type="float">
            <text:p>3.7228</text:p>
          </table:table-cell>
          <table:table-cell table:style-name="ce34" office:value-type="float" office:value="3.796486" calcext:value-type="float">
            <text:p>3.7965</text:p>
          </table:table-cell>
          <table:table-cell table:style-name="ce34" office:value-type="float" office:value="3.638683" calcext:value-type="float">
            <text:p>3.6387</text:p>
          </table:table-cell>
          <table:table-cell table:style-name="ce34" office:value-type="float" office:value="3.750815" calcext:value-type="float">
            <text:p>3.7508</text:p>
          </table:table-cell>
          <table:table-cell table:style-name="ce34" office:value-type="float" office:value="3.748678" calcext:value-type="float">
            <text:p>3.7487</text:p>
          </table:table-cell>
          <table:table-cell table:style-name="ce34" office:value-type="float" office:value="3.727983" calcext:value-type="float">
            <text:p>3.7280</text:p>
          </table:table-cell>
          <table:table-cell table:style-name="ce34" office:value-type="float" office:value="3.775357" calcext:value-type="float">
            <text:p>3.7754</text:p>
          </table:table-cell>
          <table:table-cell table:style-name="ce34" office:value-type="float" office:value="3.771941" calcext:value-type="float">
            <text:p>3.7719</text:p>
          </table:table-cell>
          <table:table-cell table:style-name="ce34" office:value-type="float" office:value="3.747192" calcext:value-type="float">
            <text:p>3.7472</text:p>
          </table:table-cell>
          <table:table-cell table:style-name="ce34" office:value-type="float" office:value="3.702732" calcext:value-type="float">
            <text:p>3.7027</text:p>
          </table:table-cell>
          <table:table-cell office:value-type="float" office:value="3.704838" calcext:value-type="float">
            <text:p>3.7048</text:p>
          </table:table-cell>
          <table:table-cell table:style-name="ce34" office:value-type="float" office:value="3.542489" calcext:value-type="float">
            <text:p>3.5425</text:p>
          </table:table-cell>
          <table:table-cell table:style-name="ce34" office:value-type="float" office:value="3.748476" calcext:value-type="float">
            <text:p>3.7485</text:p>
          </table:table-cell>
          <table:table-cell table:style-name="ce34" office:value-type="float" office:value="3.730108" calcext:value-type="float">
            <text:p>3.7301</text:p>
          </table:table-cell>
          <table:table-cell table:style-name="ce14" office:value-type="float" office:value="3.645287" calcext:value-type="float">
            <text:p>3.6453</text:p>
          </table:table-cell>
          <table:table-cell table:style-name="ce14" office:value-type="float" office:value="4.629424" calcext:value-type="float">
            <text:p>4.6294</text:p>
          </table:table-cell>
          <table:table-cell table:number-columns-repeated="5"/>
        </table:table-row>
        <table:table-row table:style-name="ro1">
          <table:table-cell table:style-name="ce34" office:value-type="float" office:value="3.623184" calcext:value-type="float">
            <text:p>3.6232</text:p>
          </table:table-cell>
          <table:table-cell table:style-name="ce34" office:value-type="float" office:value="3.57921" calcext:value-type="float">
            <text:p>3.5792</text:p>
          </table:table-cell>
          <table:table-cell table:style-name="ce34" office:value-type="float" office:value="3.632758" calcext:value-type="float">
            <text:p>3.6328</text:p>
          </table:table-cell>
          <table:table-cell table:style-name="ce34" office:value-type="float" office:value="3.599641" calcext:value-type="float">
            <text:p>3.5996</text:p>
          </table:table-cell>
          <table:table-cell table:style-name="ce34" office:value-type="float" office:value="3.662576" calcext:value-type="float">
            <text:p>3.6626</text:p>
          </table:table-cell>
          <table:table-cell table:style-name="ce34" office:value-type="float" office:value="3.556838" calcext:value-type="float">
            <text:p>3.5568</text:p>
          </table:table-cell>
          <table:table-cell table:style-name="ce34" office:value-type="float" office:value="3.618695" calcext:value-type="float">
            <text:p>3.6187</text:p>
          </table:table-cell>
          <table:table-cell table:style-name="ce34" office:value-type="float" office:value="3.552364" calcext:value-type="float">
            <text:p>3.5524</text:p>
          </table:table-cell>
          <table:table-cell table:style-name="ce34" office:value-type="float" office:value="3.589097" calcext:value-type="float">
            <text:p>3.5891</text:p>
          </table:table-cell>
          <table:table-cell table:style-name="ce34" office:value-type="float" office:value="3.581414" calcext:value-type="float">
            <text:p>3.5814</text:p>
          </table:table-cell>
          <table:table-cell office:value-type="float" office:value="3.554563" calcext:value-type="float">
            <text:p>3.5546</text:p>
          </table:table-cell>
          <table:table-cell table:style-name="ce34" office:value-type="float" office:value="3.550386" calcext:value-type="float">
            <text:p>3.5504</text:p>
          </table:table-cell>
          <table:table-cell table:style-name="ce34" office:value-type="float" office:value="3.623769" calcext:value-type="float">
            <text:p>3.6238</text:p>
          </table:table-cell>
          <table:table-cell table:style-name="ce34" office:value-type="float" office:value="3.614426" calcext:value-type="float">
            <text:p>3.6144</text:p>
          </table:table-cell>
          <table:table-cell table:style-name="ce14" office:value-type="float" office:value="3.595692" calcext:value-type="float">
            <text:p>3.5957</text:p>
          </table:table-cell>
          <table:table-cell table:style-name="ce14" office:value-type="float" office:value="4.790203" calcext:value-type="float">
            <text:p>4.7902</text:p>
          </table:table-cell>
          <table:table-cell table:number-columns-repeated="5"/>
        </table:table-row>
        <table:table-row table:style-name="ro1">
          <table:table-cell table:style-name="ce34" office:value-type="float" office:value="3.642389" calcext:value-type="float">
            <text:p>3.6424</text:p>
          </table:table-cell>
          <table:table-cell table:style-name="ce34" office:value-type="float" office:value="3.649371" calcext:value-type="float">
            <text:p>3.6494</text:p>
          </table:table-cell>
          <table:table-cell table:style-name="ce34" office:value-type="float" office:value="3.641654" calcext:value-type="float">
            <text:p>3.6417</text:p>
          </table:table-cell>
          <table:table-cell table:style-name="ce34" office:value-type="float" office:value="3.656309" calcext:value-type="float">
            <text:p>3.6563</text:p>
          </table:table-cell>
          <table:table-cell table:style-name="ce34" office:value-type="float" office:value="3.63016" calcext:value-type="float">
            <text:p>3.6302</text:p>
          </table:table-cell>
          <table:table-cell table:style-name="ce34" office:value-type="float" office:value="3.606971" calcext:value-type="float">
            <text:p>3.6070</text:p>
          </table:table-cell>
          <table:table-cell table:style-name="ce34" office:value-type="float" office:value="3.744499" calcext:value-type="float">
            <text:p>3.7445</text:p>
          </table:table-cell>
          <table:table-cell table:style-name="ce34" office:value-type="float" office:value="3.757929" calcext:value-type="float">
            <text:p>3.7579</text:p>
          </table:table-cell>
          <table:table-cell table:style-name="ce34" office:value-type="float" office:value="3.689094" calcext:value-type="float">
            <text:p>3.6891</text:p>
          </table:table-cell>
          <table:table-cell table:style-name="ce34" office:value-type="float" office:value="3.681361" calcext:value-type="float">
            <text:p>3.6814</text:p>
          </table:table-cell>
          <table:table-cell office:value-type="float" office:value="3.634736" calcext:value-type="float">
            <text:p>3.6347</text:p>
          </table:table-cell>
          <table:table-cell table:style-name="ce34" office:value-type="float" office:value="3.587665" calcext:value-type="float">
            <text:p>3.5877</text:p>
          </table:table-cell>
          <table:table-cell table:style-name="ce34" office:value-type="float" office:value="3.692066" calcext:value-type="float">
            <text:p>3.6921</text:p>
          </table:table-cell>
          <table:table-cell table:style-name="ce34" office:value-type="float" office:value="3.554494" calcext:value-type="float">
            <text:p>3.5545</text:p>
          </table:table-cell>
          <table:table-cell table:style-name="ce14" office:value-type="float" office:value="3.676651" calcext:value-type="float">
            <text:p>3.6767</text:p>
          </table:table-cell>
          <table:table-cell table:style-name="ce14" office:value-type="float" office:value="4.02447" calcext:value-type="float">
            <text:p>4.0245</text:p>
          </table:table-cell>
          <table:table-cell table:number-columns-repeated="5"/>
        </table:table-row>
        <table:table-row table:style-name="ro1">
          <table:table-cell table:style-name="ce11" table:number-columns-repeated="2"/>
          <table:table-cell table:style-name="ce12" table:number-columns-repeated="3"/>
          <table:table-cell table:style-name="ce34" table:number-columns-repeated="5"/>
          <table:table-cell/>
          <table:table-cell table:style-name="ce34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542677" calcext:value-type="float">
            <text:p>4.542677</text:p>
          </table:table-cell>
          <table:table-cell table:style-name="Default" office:value-type="float" office:value="5.81757" calcext:value-type="float">
            <text:p>5.81757</text:p>
          </table:table-cell>
          <table:table-cell table:style-name="Default" office:value-type="float" office:value="5.489846" calcext:value-type="float">
            <text:p>5.489846</text:p>
          </table:table-cell>
          <table:table-cell table:style-name="Default" office:value-type="float" office:value="4.845682" calcext:value-type="float">
            <text:p>4.845682</text:p>
          </table:table-cell>
          <table:table-cell table:style-name="Default" office:value-type="float" office:value="4.627896" calcext:value-type="float">
            <text:p>4.627896</text:p>
          </table:table-cell>
          <table:table-cell table:style-name="Default" office:value-type="float" office:value="4.606465" calcext:value-type="float">
            <text:p>4.606465</text:p>
          </table:table-cell>
          <table:table-cell table:style-name="Default" office:value-type="float" office:value="4.932975" calcext:value-type="float">
            <text:p>4.932975</text:p>
          </table:table-cell>
          <table:table-cell table:style-name="Default" office:value-type="float" office:value="4.629454" calcext:value-type="float">
            <text:p>4.629454</text:p>
          </table:table-cell>
          <table:table-cell table:style-name="Default" office:value-type="float" office:value="4.790255" calcext:value-type="float">
            <text:p>4.790255</text:p>
          </table:table-cell>
          <table:table-cell table:style-name="Default" office:value-type="float" office:value="4.024504" calcext:value-type="float">
            <text:p>4.02450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Default" office:value-type="float" office:value="4753" calcext:value-type="float">
            <text:p>475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699486" calcext:value-type="float">
            <text:p>3.699486</text:p>
          </table:table-cell>
          <table:table-cell table:style-name="Default" office:value-type="float" office:value="3.603983" calcext:value-type="float">
            <text:p>3.603983</text:p>
          </table:table-cell>
          <table:table-cell table:style-name="Default" office:value-type="float" office:value="3.91147" calcext:value-type="float">
            <text:p>3.91147</text:p>
          </table:table-cell>
          <table:table-cell table:style-name="Default" office:value-type="float" office:value="5.074437" calcext:value-type="float">
            <text:p>5.074437</text:p>
          </table:table-cell>
          <table:table-cell table:style-name="Default" office:value-type="float" office:value="4.629816" calcext:value-type="float">
            <text:p>4.629816</text:p>
          </table:table-cell>
          <table:table-cell table:style-name="Default" office:value-type="float" office:value="6.300235" calcext:value-type="float">
            <text:p>6.300235</text:p>
          </table:table-cell>
          <table:table-cell table:style-name="Default" office:value-type="float" office:value="5.513979" calcext:value-type="float">
            <text:p>5.513979</text:p>
          </table:table-cell>
          <table:table-cell table:style-name="Default" office:value-type="float" office:value="3.810625" calcext:value-type="float">
            <text:p>3.810625</text:p>
          </table:table-cell>
          <table:table-cell table:style-name="Default" office:value-type="float" office:value="6.715596" calcext:value-type="float">
            <text:p>6.715596</text:p>
          </table:table-cell>
          <table:table-cell table:number-columns-repeated="7"/>
        </table:table-row>
        <table:table-row table:style-name="ro1">
          <table:table-cell table:style-name="ce14" office:value-type="float" office:value="3.713996" calcext:value-type="float">
            <text:p>3.7140</text:p>
          </table:table-cell>
          <table:table-cell table:style-name="ce34" office:value-type="float" office:value="3.690796" calcext:value-type="float">
            <text:p>3.6908</text:p>
          </table:table-cell>
          <table:table-cell table:style-name="ce34" office:value-type="float" office:value="3.68545" calcext:value-type="float">
            <text:p>3.6855</text:p>
          </table:table-cell>
          <table:table-cell table:style-name="ce34" office:value-type="float" office:value="3.721727" calcext:value-type="float">
            <text:p>3.7217</text:p>
          </table:table-cell>
          <table:table-cell table:style-name="ce34" office:value-type="float" office:value="3.740639" calcext:value-type="float">
            <text:p>3.7406</text:p>
          </table:table-cell>
          <table:table-cell table:style-name="ce34" office:value-type="float" office:value="3.735849" calcext:value-type="float">
            <text:p>3.7358</text:p>
          </table:table-cell>
          <table:table-cell table:style-name="ce34" office:value-type="float" office:value="4.21324" calcext:value-type="float">
            <text:p>4.2132</text:p>
          </table:table-cell>
          <table:table-cell table:style-name="ce34" office:value-type="float" office:value="3.723411" calcext:value-type="float">
            <text:p>3.7234</text:p>
          </table:table-cell>
          <table:table-cell table:style-name="ce34" office:value-type="float" office:value="3.705198" calcext:value-type="float">
            <text:p>3.7052</text:p>
          </table:table-cell>
          <table:table-cell table:style-name="ce34" office:value-type="float" office:value="3.755757" calcext:value-type="float">
            <text:p>3.7558</text:p>
          </table:table-cell>
          <table:table-cell office:value-type="float" office:value="3.679334" calcext:value-type="float">
            <text:p>3.6793</text:p>
          </table:table-cell>
          <table:table-cell table:style-name="ce34" office:value-type="float" office:value="3.686979" calcext:value-type="float">
            <text:p>3.6870</text:p>
          </table:table-cell>
          <table:table-cell table:style-name="ce34" office:value-type="float" office:value="3.707454" calcext:value-type="float">
            <text:p>3.7075</text:p>
          </table:table-cell>
          <table:table-cell table:style-name="ce34" office:value-type="float" office:value="3.677391" calcext:value-type="float">
            <text:p>3.6774</text:p>
          </table:table-cell>
          <table:table-cell table:style-name="ce14" office:value-type="float" office:value="5.835377" calcext:value-type="float">
            <text:p>5.8354</text:p>
          </table:table-cell>
          <table:table-cell table:style-name="ce14" office:value-type="float" office:value="5.572056" calcext:value-type="float">
            <text:p>5.5721</text:p>
          </table:table-cell>
          <table:table-cell table:number-columns-repeated="5"/>
        </table:table-row>
        <table:table-row table:style-name="ro1">
          <table:table-cell table:style-name="ce14" office:value-type="float" office:value="3.701439" calcext:value-type="float">
            <text:p>3.7014</text:p>
          </table:table-cell>
          <table:table-cell office:value-type="float" office:value="3.771683" calcext:value-type="float">
            <text:p>3.7717</text:p>
          </table:table-cell>
          <table:table-cell office:value-type="float" office:value="3.741317" calcext:value-type="float">
            <text:p>3.7413</text:p>
          </table:table-cell>
          <table:table-cell office:value-type="float" office:value="3.740579" calcext:value-type="float">
            <text:p>3.7406</text:p>
          </table:table-cell>
          <table:table-cell office:value-type="float" office:value="3.760493" calcext:value-type="float">
            <text:p>3.7605</text:p>
          </table:table-cell>
          <table:table-cell office:value-type="float" office:value="3.744067" calcext:value-type="float">
            <text:p>3.7441</text:p>
          </table:table-cell>
          <table:table-cell office:value-type="float" office:value="3.823477" calcext:value-type="float">
            <text:p>3.8235</text:p>
          </table:table-cell>
          <table:table-cell office:value-type="float" office:value="3.780608" calcext:value-type="float">
            <text:p>3.7806</text:p>
          </table:table-cell>
          <table:table-cell office:value-type="float" office:value="3.768248" calcext:value-type="float">
            <text:p>3.7682</text:p>
          </table:table-cell>
          <table:table-cell office:value-type="float" office:value="4.140844" calcext:value-type="float">
            <text:p>4.1408</text:p>
          </table:table-cell>
          <table:table-cell office:value-type="float" office:value="3.703652" calcext:value-type="float">
            <text:p>3.7037</text:p>
          </table:table-cell>
          <table:table-cell office:value-type="float" office:value="3.783377" calcext:value-type="float">
            <text:p>3.7834</text:p>
          </table:table-cell>
          <table:table-cell office:value-type="float" office:value="3.793489" calcext:value-type="float">
            <text:p>3.7935</text:p>
          </table:table-cell>
          <table:table-cell office:value-type="float" office:value="3.692012" calcext:value-type="float">
            <text:p>3.6920</text:p>
          </table:table-cell>
          <table:table-cell table:style-name="ce14" office:value-type="float" office:value="6.241373" calcext:value-type="float">
            <text:p>6.2414</text:p>
          </table:table-cell>
          <table:table-cell table:style-name="ce34" office:value-type="float" office:value="5.666291" calcext:value-type="float">
            <text:p>5.6663</text:p>
          </table:table-cell>
          <table:table-cell table:number-columns-repeated="5"/>
        </table:table-row>
        <table:table-row table:style-name="ro1">
          <table:table-cell table:style-name="ce14" office:value-type="float" office:value="3.703733" calcext:value-type="float">
            <text:p>3.7037</text:p>
          </table:table-cell>
          <table:table-cell office:value-type="float" office:value="4.146819" calcext:value-type="float">
            <text:p>4.1468</text:p>
          </table:table-cell>
          <table:table-cell office:value-type="float" office:value="3.70133" calcext:value-type="float">
            <text:p>3.7013</text:p>
          </table:table-cell>
          <table:table-cell office:value-type="float" office:value="3.727208" calcext:value-type="float">
            <text:p>3.7272</text:p>
          </table:table-cell>
          <table:table-cell office:value-type="float" office:value="3.699885" calcext:value-type="float">
            <text:p>3.6999</text:p>
          </table:table-cell>
          <table:table-cell office:value-type="float" office:value="3.728881" calcext:value-type="float">
            <text:p>3.7289</text:p>
          </table:table-cell>
          <table:table-cell office:value-type="float" office:value="3.733289" calcext:value-type="float">
            <text:p>3.7333</text:p>
          </table:table-cell>
          <table:table-cell office:value-type="float" office:value="3.709362" calcext:value-type="float">
            <text:p>3.7094</text:p>
          </table:table-cell>
          <table:table-cell office:value-type="float" office:value="3.695696" calcext:value-type="float">
            <text:p>3.6957</text:p>
          </table:table-cell>
          <table:table-cell office:value-type="float" office:value="3.691739" calcext:value-type="float">
            <text:p>3.6917</text:p>
          </table:table-cell>
          <table:table-cell office:value-type="float" office:value="3.679016" calcext:value-type="float">
            <text:p>3.6790</text:p>
          </table:table-cell>
          <table:table-cell office:value-type="float" office:value="3.660986" calcext:value-type="float">
            <text:p>3.6610</text:p>
          </table:table-cell>
          <table:table-cell office:value-type="float" office:value="3.692438" calcext:value-type="float">
            <text:p>3.6924</text:p>
          </table:table-cell>
          <table:table-cell office:value-type="float" office:value="3.672462" calcext:value-type="float">
            <text:p>3.6725</text:p>
          </table:table-cell>
          <table:table-cell table:style-name="ce14" office:value-type="float" office:value="6.300977" calcext:value-type="float">
            <text:p>6.3010</text:p>
          </table:table-cell>
          <table:table-cell table:style-name="ce34" office:value-type="float" office:value="5.618001" calcext:value-type="float">
            <text:p>5.6180</text:p>
          </table:table-cell>
          <table:table-cell table:number-columns-repeated="5"/>
        </table:table-row>
        <table:table-row table:style-name="ro1">
          <table:table-cell table:style-name="ce14" office:value-type="float" office:value="3.874399" calcext:value-type="float">
            <text:p>3.8744</text:p>
          </table:table-cell>
          <table:table-cell office:value-type="float" office:value="3.867727" calcext:value-type="float">
            <text:p>3.8677</text:p>
          </table:table-cell>
          <table:table-cell office:value-type="float" office:value="3.844638" calcext:value-type="float">
            <text:p>3.8446</text:p>
          </table:table-cell>
          <table:table-cell office:value-type="float" office:value="3.875938" calcext:value-type="float">
            <text:p>3.8759</text:p>
          </table:table-cell>
          <table:table-cell office:value-type="float" office:value="3.800895" calcext:value-type="float">
            <text:p>3.8009</text:p>
          </table:table-cell>
          <table:table-cell office:value-type="float" office:value="3.782215" calcext:value-type="float">
            <text:p>3.7822</text:p>
          </table:table-cell>
          <table:table-cell office:value-type="float" office:value="3.780656" calcext:value-type="float">
            <text:p>3.7807</text:p>
          </table:table-cell>
          <table:table-cell office:value-type="float" office:value="3.773988" calcext:value-type="float">
            <text:p>3.7740</text:p>
          </table:table-cell>
          <table:table-cell office:value-type="float" office:value="3.79748" calcext:value-type="float">
            <text:p>3.7975</text:p>
          </table:table-cell>
          <table:table-cell office:value-type="float" office:value="3.755085" calcext:value-type="float">
            <text:p>3.7551</text:p>
          </table:table-cell>
          <table:table-cell office:value-type="float" office:value="3.869597" calcext:value-type="float">
            <text:p>3.8696</text:p>
          </table:table-cell>
          <table:table-cell office:value-type="float" office:value="3.787926" calcext:value-type="float">
            <text:p>3.7879</text:p>
          </table:table-cell>
          <table:table-cell office:value-type="float" office:value="3.841394" calcext:value-type="float">
            <text:p>3.8414</text:p>
          </table:table-cell>
          <table:table-cell office:value-type="float" office:value="3.981817" calcext:value-type="float">
            <text:p>3.9818</text:p>
          </table:table-cell>
          <table:table-cell table:style-name="ce14" office:value-type="float" office:value="6.711522" calcext:value-type="float">
            <text:p>6.7115</text:p>
          </table:table-cell>
          <table:table-cell table:style-name="ce34" office:value-type="float" office:value="6.315499" calcext:value-type="float">
            <text:p>6.3155</text:p>
          </table:table-cell>
          <table:table-cell table:number-columns-repeated="5"/>
        </table:table-row>
        <table:table-row table:style-name="ro1">
          <table:table-cell table:style-name="ce14" office:value-type="float" office:value="3.533275" calcext:value-type="float">
            <text:p>3.5333</text:p>
          </table:table-cell>
          <table:table-cell office:value-type="float" office:value="3.488584" calcext:value-type="float">
            <text:p>3.4886</text:p>
          </table:table-cell>
          <table:table-cell office:value-type="float" office:value="3.502531" calcext:value-type="float">
            <text:p>3.5025</text:p>
          </table:table-cell>
          <table:table-cell office:value-type="float" office:value="3.542673" calcext:value-type="float">
            <text:p>3.5427</text:p>
          </table:table-cell>
          <table:table-cell office:value-type="float" office:value="3.557736" calcext:value-type="float">
            <text:p>3.5577</text:p>
          </table:table-cell>
          <table:table-cell office:value-type="float" office:value="3.579366" calcext:value-type="float">
            <text:p>3.5794</text:p>
          </table:table-cell>
          <table:table-cell office:value-type="float" office:value="3.601824" calcext:value-type="float">
            <text:p>3.6018</text:p>
          </table:table-cell>
          <table:table-cell office:value-type="float" office:value="3.504045" calcext:value-type="float">
            <text:p>3.5040</text:p>
          </table:table-cell>
          <table:table-cell office:value-type="float" office:value="3.56122" calcext:value-type="float">
            <text:p>3.5612</text:p>
          </table:table-cell>
          <table:table-cell office:value-type="float" office:value="3.516503" calcext:value-type="float">
            <text:p>3.5165</text:p>
          </table:table-cell>
          <table:table-cell office:value-type="float" office:value="3.511353" calcext:value-type="float">
            <text:p>3.5114</text:p>
          </table:table-cell>
          <table:table-cell office:value-type="float" office:value="3.476126" calcext:value-type="float">
            <text:p>3.4761</text:p>
          </table:table-cell>
          <table:table-cell office:value-type="float" office:value="3.552389" calcext:value-type="float">
            <text:p>3.5524</text:p>
          </table:table-cell>
          <table:table-cell office:value-type="float" office:value="3.570757" calcext:value-type="float">
            <text:p>3.5708</text:p>
          </table:table-cell>
          <table:table-cell table:style-name="ce14" office:value-type="float" office:value="5.301054" calcext:value-type="float">
            <text:p>5.3011</text:p>
          </table:table-cell>
          <table:table-cell table:style-name="ce34" office:value-type="float" office:value="4.836" calcext:value-type="float">
            <text:p>4.8360</text:p>
          </table:table-cell>
          <table:table-cell table:number-columns-repeated="5"/>
        </table:table-row>
        <table:table-row table:style-name="ro1">
          <table:table-cell table:style-name="ce14" office:value-type="float" office:value="3.551203" calcext:value-type="float">
            <text:p>3.5512</text:p>
          </table:table-cell>
          <table:table-cell office:value-type="float" office:value="3.583893" calcext:value-type="float">
            <text:p>3.5839</text:p>
          </table:table-cell>
          <table:table-cell office:value-type="float" office:value="3.540269" calcext:value-type="float">
            <text:p>3.5403</text:p>
          </table:table-cell>
          <table:table-cell office:value-type="float" office:value="3.587028" calcext:value-type="float">
            <text:p>3.5870</text:p>
          </table:table-cell>
          <table:table-cell office:value-type="float" office:value="3.515946" calcext:value-type="float">
            <text:p>3.5159</text:p>
          </table:table-cell>
          <table:table-cell office:value-type="float" office:value="3.532463" calcext:value-type="float">
            <text:p>3.5325</text:p>
          </table:table-cell>
          <table:table-cell office:value-type="float" office:value="3.540164" calcext:value-type="float">
            <text:p>3.5402</text:p>
          </table:table-cell>
          <table:table-cell office:value-type="float" office:value="3.555064" calcext:value-type="float">
            <text:p>3.5551</text:p>
          </table:table-cell>
          <table:table-cell office:value-type="float" office:value="3.585574" calcext:value-type="float">
            <text:p>3.5856</text:p>
          </table:table-cell>
          <table:table-cell office:value-type="float" office:value="3.567739" calcext:value-type="float">
            <text:p>3.5677</text:p>
          </table:table-cell>
          <table:table-cell office:value-type="float" office:value="3.563482" calcext:value-type="float">
            <text:p>3.5635</text:p>
          </table:table-cell>
          <table:table-cell office:value-type="float" office:value="3.559646" calcext:value-type="float">
            <text:p>3.5596</text:p>
          </table:table-cell>
          <table:table-cell office:value-type="float" office:value="3.58206" calcext:value-type="float">
            <text:p>3.5821</text:p>
          </table:table-cell>
          <table:table-cell office:value-type="float" office:value="3.526498" calcext:value-type="float">
            <text:p>3.5265</text:p>
          </table:table-cell>
          <table:table-cell table:style-name="ce14" office:value-type="float" office:value="5.250876" calcext:value-type="float">
            <text:p>5.2509</text:p>
          </table:table-cell>
          <table:table-cell table:style-name="ce34" office:value-type="float" office:value="4.983121" calcext:value-type="float">
            <text:p>4.9831</text:p>
          </table:table-cell>
          <table:table-cell table:number-columns-repeated="5"/>
        </table:table-row>
        <table:table-row table:style-name="ro1">
          <table:table-cell table:style-name="ce14" office:value-type="float" office:value="3.613408" calcext:value-type="float">
            <text:p>3.6134</text:p>
          </table:table-cell>
          <table:table-cell office:value-type="float" office:value="3.539078" calcext:value-type="float">
            <text:p>3.5391</text:p>
          </table:table-cell>
          <table:table-cell office:value-type="float" office:value="3.594975" calcext:value-type="float">
            <text:p>3.5950</text:p>
          </table:table-cell>
          <table:table-cell office:value-type="float" office:value="3.589265" calcext:value-type="float">
            <text:p>3.5893</text:p>
          </table:table-cell>
          <table:table-cell office:value-type="float" office:value="3.643655" calcext:value-type="float">
            <text:p>3.6437</text:p>
          </table:table-cell>
          <table:table-cell office:value-type="float" office:value="3.516467" calcext:value-type="float">
            <text:p>3.5165</text:p>
          </table:table-cell>
          <table:table-cell office:value-type="float" office:value="3.623372" calcext:value-type="float">
            <text:p>3.6234</text:p>
          </table:table-cell>
          <table:table-cell office:value-type="float" office:value="3.586908" calcext:value-type="float">
            <text:p>3.5869</text:p>
          </table:table-cell>
          <table:table-cell office:value-type="float" office:value="3.66719" calcext:value-type="float">
            <text:p>3.6672</text:p>
          </table:table-cell>
          <table:table-cell office:value-type="float" office:value="3.623218" calcext:value-type="float">
            <text:p>3.6232</text:p>
          </table:table-cell>
          <table:table-cell office:value-type="float" office:value="3.638939" calcext:value-type="float">
            <text:p>3.6389</text:p>
          </table:table-cell>
          <table:table-cell office:value-type="float" office:value="3.568036" calcext:value-type="float">
            <text:p>3.5680</text:p>
          </table:table-cell>
          <table:table-cell office:value-type="float" office:value="3.604196" calcext:value-type="float">
            <text:p>3.6042</text:p>
          </table:table-cell>
          <table:table-cell office:value-type="float" office:value="3.52739" calcext:value-type="float">
            <text:p>3.5274</text:p>
          </table:table-cell>
          <table:table-cell table:style-name="ce14" office:value-type="float" office:value="3.810601" calcext:value-type="float">
            <text:p>3.8106</text:p>
          </table:table-cell>
          <table:table-cell table:style-name="ce34" office:value-type="float" office:value="3.144604" calcext:value-type="float">
            <text:p>3.1446</text:p>
          </table:table-cell>
          <table:table-cell table:number-columns-repeated="5"/>
        </table:table-row>
        <table:table-row table:style-name="ro1">
          <table:table-cell table:style-name="ce14" office:value-type="float" office:value="3.904353" calcext:value-type="float">
            <text:p>3.9044</text:p>
          </table:table-cell>
          <table:table-cell office:value-type="float" office:value="4.030447" calcext:value-type="float">
            <text:p>4.0304</text:p>
          </table:table-cell>
          <table:table-cell office:value-type="float" office:value="3.795228" calcext:value-type="float">
            <text:p>3.7952</text:p>
          </table:table-cell>
          <table:table-cell office:value-type="float" office:value="3.792974" calcext:value-type="float">
            <text:p>3.7930</text:p>
          </table:table-cell>
          <table:table-cell office:value-type="float" office:value="3.700655" calcext:value-type="float">
            <text:p>3.7007</text:p>
          </table:table-cell>
          <table:table-cell office:value-type="float" office:value="3.801535" calcext:value-type="float">
            <text:p>3.8015</text:p>
          </table:table-cell>
          <table:table-cell office:value-type="float" office:value="3.784634" calcext:value-type="float">
            <text:p>3.7846</text:p>
          </table:table-cell>
          <table:table-cell office:value-type="float" office:value="3.917137" calcext:value-type="float">
            <text:p>3.9171</text:p>
          </table:table-cell>
          <table:table-cell office:value-type="float" office:value="3.838493" calcext:value-type="float">
            <text:p>3.8385</text:p>
          </table:table-cell>
          <table:table-cell office:value-type="float" office:value="3.868759" calcext:value-type="float">
            <text:p>3.8688</text:p>
          </table:table-cell>
          <table:table-cell office:value-type="float" office:value="3.765499" calcext:value-type="float">
            <text:p>3.7655</text:p>
          </table:table-cell>
          <table:table-cell office:value-type="float" office:value="3.940672" calcext:value-type="float">
            <text:p>3.9407</text:p>
          </table:table-cell>
          <table:table-cell office:value-type="float" office:value="3.895839" calcext:value-type="float">
            <text:p>3.8958</text:p>
          </table:table-cell>
          <table:table-cell office:value-type="float" office:value="3.770813" calcext:value-type="float">
            <text:p>3.7708</text:p>
          </table:table-cell>
          <table:table-cell table:style-name="ce14" office:value-type="float" office:value="5.844669" calcext:value-type="float">
            <text:p>5.8447</text:p>
          </table:table-cell>
          <table:table-cell table:style-name="ce34" office:value-type="float" office:value="3.639965" calcext:value-type="float">
            <text:p>3.6400</text:p>
          </table:table-cell>
          <table:table-cell table:number-columns-repeated="5"/>
        </table:table-row>
        <table:table-row table:style-name="ro1">
          <table:table-cell table:style-name="ce14" office:value-type="float" office:value="3.799831" calcext:value-type="float">
            <text:p>3.7998</text:p>
          </table:table-cell>
          <table:table-cell office:value-type="float" office:value="4.000349" calcext:value-type="float">
            <text:p>4.0003</text:p>
          </table:table-cell>
          <table:table-cell office:value-type="float" office:value="3.823378" calcext:value-type="float">
            <text:p>3.8234</text:p>
          </table:table-cell>
          <table:table-cell office:value-type="float" office:value="4.095422" calcext:value-type="float">
            <text:p>4.0954</text:p>
          </table:table-cell>
          <table:table-cell office:value-type="float" office:value="3.881286" calcext:value-type="float">
            <text:p>3.8813</text:p>
          </table:table-cell>
          <table:table-cell office:value-type="float" office:value="3.785392" calcext:value-type="float">
            <text:p>3.7854</text:p>
          </table:table-cell>
          <table:table-cell office:value-type="float" office:value="3.832017" calcext:value-type="float">
            <text:p>3.8320</text:p>
          </table:table-cell>
          <table:table-cell office:value-type="float" office:value="3.881225" calcext:value-type="float">
            <text:p>3.8812</text:p>
          </table:table-cell>
          <table:table-cell office:value-type="float" office:value="3.866109" calcext:value-type="float">
            <text:p>3.8661</text:p>
          </table:table-cell>
          <table:table-cell office:value-type="float" office:value="3.943959" calcext:value-type="float">
            <text:p>3.9440</text:p>
          </table:table-cell>
          <table:table-cell office:value-type="float" office:value="3.762794" calcext:value-type="float">
            <text:p>3.7628</text:p>
          </table:table-cell>
          <table:table-cell office:value-type="float" office:value="3.744367" calcext:value-type="float">
            <text:p>3.7444</text:p>
          </table:table-cell>
          <table:table-cell office:value-type="float" office:value="3.865531" calcext:value-type="float">
            <text:p>3.8655</text:p>
          </table:table-cell>
          <table:table-cell office:value-type="float" office:value="3.840307" calcext:value-type="float">
            <text:p>3.8403</text:p>
          </table:table-cell>
          <table:table-cell table:style-name="ce14" office:value-type="float" office:value="5.773093" calcext:value-type="float">
            <text:p>5.7731</text:p>
          </table:table-cell>
          <table:table-cell table:style-name="ce34" office:value-type="float" office:value="3.655336" calcext:value-type="float">
            <text:p>3.6553</text:p>
          </table:table-cell>
          <table:table-cell table:number-columns-repeated="5"/>
        </table:table-row>
        <table:table-row table:style-name="ro1">
          <table:table-cell table:style-name="ce14" office:value-type="float" office:value="3.613231" calcext:value-type="float">
            <text:p>3.6132</text:p>
          </table:table-cell>
          <table:table-cell office:value-type="float" office:value="3.52509" calcext:value-type="float">
            <text:p>3.5251</text:p>
          </table:table-cell>
          <table:table-cell office:value-type="float" office:value="3.596882" calcext:value-type="float">
            <text:p>3.5969</text:p>
          </table:table-cell>
          <table:table-cell office:value-type="float" office:value="3.532886" calcext:value-type="float">
            <text:p>3.5329</text:p>
          </table:table-cell>
          <table:table-cell office:value-type="float" office:value="3.535111" calcext:value-type="float">
            <text:p>3.5351</text:p>
          </table:table-cell>
          <table:table-cell office:value-type="float" office:value="3.470775" calcext:value-type="float">
            <text:p>3.4708</text:p>
          </table:table-cell>
          <table:table-cell office:value-type="float" office:value="3.534233" calcext:value-type="float">
            <text:p>3.5342</text:p>
          </table:table-cell>
          <table:table-cell office:value-type="float" office:value="3.493762" calcext:value-type="float">
            <text:p>3.4938</text:p>
          </table:table-cell>
          <table:table-cell office:value-type="float" office:value="3.588745" calcext:value-type="float">
            <text:p>3.5887</text:p>
          </table:table-cell>
          <table:table-cell office:value-type="float" office:value="3.573465" calcext:value-type="float">
            <text:p>3.5735</text:p>
          </table:table-cell>
          <table:table-cell office:value-type="float" office:value="3.703561" calcext:value-type="float">
            <text:p>3.7036</text:p>
          </table:table-cell>
          <table:table-cell office:value-type="float" office:value="3.504949" calcext:value-type="float">
            <text:p>3.5049</text:p>
          </table:table-cell>
          <table:table-cell office:value-type="float" office:value="3.582764" calcext:value-type="float">
            <text:p>3.5828</text:p>
          </table:table-cell>
          <table:table-cell office:value-type="float" office:value="3.50333" calcext:value-type="float">
            <text:p>3.5033</text:p>
          </table:table-cell>
          <table:table-cell table:style-name="ce14" office:value-type="float" office:value="3.883656" calcext:value-type="float">
            <text:p>3.8837</text:p>
          </table:table-cell>
          <table:table-cell table:style-name="ce34" office:value-type="float" office:value="4.363228" calcext:value-type="float">
            <text:p>4.3632</text:p>
          </table:table-cell>
          <table:table-cell table:number-columns-repeated="5"/>
        </table:table-row>
        <table:table-row table:style-name="ro1">
          <table:table-cell table:style-name="ce14"/>
          <table:table-cell table:number-columns-repeated="13"/>
          <table:table-cell table:style-name="ce14"/>
          <table:table-cell table:style-name="ce34"/>
          <table:table-cell table:number-columns-repeated="5"/>
        </table:table-row>
        <table:table-row table:style-name="ro1">
          <table:table-cell/>
          <table:table-cell table:style-name="ce11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3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/>
          <table:table-cell table:style-name="ce12" office:value-type="float" office:value="5.850957" calcext:value-type="float">
            <text:p>5.850957</text:p>
          </table:table-cell>
          <table:table-cell table:style-name="ce12" office:value-type="float" office:value="6.257423" calcext:value-type="float">
            <text:p>6.257423</text:p>
          </table:table-cell>
          <table:table-cell table:style-name="ce12" office:value-type="float" office:value="6.308996" calcext:value-type="float">
            <text:p>6.308996</text:p>
          </table:table-cell>
          <table:table-cell table:style-name="ce34" office:value-type="float" office:value="6.715596" calcext:value-type="float">
            <text:p>6.7156</text:p>
          </table:table-cell>
          <table:table-cell table:style-name="ce34" office:value-type="float" office:value="5.301093" calcext:value-type="float">
            <text:p>5.3011</text:p>
          </table:table-cell>
          <table:table-cell table:style-name="ce34" office:value-type="float" office:value="5.250927" calcext:value-type="float">
            <text:p>5.2509</text:p>
          </table:table-cell>
          <table:table-cell table:style-name="ce34" office:value-type="float" office:value="3.810625" calcext:value-type="float">
            <text:p>3.8106</text:p>
          </table:table-cell>
          <table:table-cell table:style-name="ce34" office:value-type="float" office:value="5.844715" calcext:value-type="float">
            <text:p>5.8447</text:p>
          </table:table-cell>
          <table:table-cell office:value-type="float" office:value="5.773158" calcext:value-type="float">
            <text:p>5.7732</text:p>
          </table:table-cell>
          <table:table-cell table:style-name="ce34" office:value-type="float" office:value="4.363279" calcext:value-type="float">
            <text:p>4.3633</text:p>
          </table:table-cell>
          <table:table-cell table:style-name="ce34" table:number-columns-repeated="2"/>
          <table:table-cell table:number-columns-repeated="7"/>
        </table:table-row>
        <table:table-row table:style-name="ro1">
          <table:table-cell/>
          <table:table-cell table:style-name="ce11"/>
          <table:table-cell table:style-name="ce12" table:number-columns-repeated="3"/>
          <table:table-cell table:style-name="ce34" table:number-columns-repeated="5"/>
          <table:table-cell/>
          <table:table-cell table:style-name="ce34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float" office:value="7294" calcext:value-type="float">
            <text:p>729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4" office:value-type="float" office:value="3.786078" calcext:value-type="float">
            <text:p>3.7861</text:p>
          </table:table-cell>
          <table:table-cell table:style-name="ce34" office:value-type="float" office:value="3.6831" calcext:value-type="float">
            <text:p>3.6831</text:p>
          </table:table-cell>
          <table:table-cell table:style-name="ce34" office:value-type="float" office:value="3.923727" calcext:value-type="float">
            <text:p>3.9237</text:p>
          </table:table-cell>
          <table:table-cell table:style-name="ce34" office:value-type="float" office:value="5.903495" calcext:value-type="float">
            <text:p>5.9035</text:p>
          </table:table-cell>
          <table:table-cell table:style-name="ce34" office:value-type="float" office:value="4.975215" calcext:value-type="float">
            <text:p>4.9752</text:p>
          </table:table-cell>
          <table:table-cell office:value-type="float" office:value="6.821659" calcext:value-type="float">
            <text:p>6.8217</text:p>
          </table:table-cell>
          <table:table-cell table:style-name="ce34" office:value-type="float" office:value="6.821715" calcext:value-type="float">
            <text:p>6.8217</text:p>
          </table:table-cell>
          <table:table-cell table:style-name="ce34" office:value-type="float" office:value="6.472463" calcext:value-type="float">
            <text:p>6.4725</text:p>
          </table:table-cell>
          <table:table-cell table:style-name="ce34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office:value-type="float" office:value="3.78638" calcext:value-type="float">
            <text:p>3.78638</text:p>
          </table:table-cell>
          <table:table-cell table:style-name="ce12" office:value-type="float" office:value="3.762201" calcext:value-type="float">
            <text:p>3.762201</text:p>
          </table:table-cell>
          <table:table-cell table:style-name="ce12" office:value-type="float" office:value="3.801056" calcext:value-type="float">
            <text:p>3.801056</text:p>
          </table:table-cell>
          <table:table-cell table:style-name="ce12" office:value-type="float" office:value="3.822624" calcext:value-type="float">
            <text:p>3.822624</text:p>
          </table:table-cell>
          <table:table-cell table:style-name="ce12" office:value-type="float" office:value="3.839887" calcext:value-type="float">
            <text:p>3.839887</text:p>
          </table:table-cell>
          <table:table-cell table:style-name="ce34" office:value-type="float" office:value="4.270833" calcext:value-type="float">
            <text:p>4.2708</text:p>
          </table:table-cell>
          <table:table-cell table:style-name="ce34" office:value-type="float" office:value="3.806332" calcext:value-type="float">
            <text:p>3.8063</text:p>
          </table:table-cell>
          <table:table-cell table:style-name="ce34" office:value-type="float" office:value="3.789095" calcext:value-type="float">
            <text:p>3.7891</text:p>
          </table:table-cell>
          <table:table-cell table:style-name="ce34" office:value-type="float" office:value="3.805802" calcext:value-type="float">
            <text:p>3.8058</text:p>
          </table:table-cell>
          <table:table-cell table:style-name="ce34" office:value-type="float" office:value="3.757532" calcext:value-type="float">
            <text:p>3.7575</text:p>
          </table:table-cell>
          <table:table-cell office:value-type="float" office:value="3.7736" calcext:value-type="float">
            <text:p>3.7736</text:p>
          </table:table-cell>
          <table:table-cell table:style-name="ce34" office:value-type="float" office:value="3.793015" calcext:value-type="float">
            <text:p>3.7930</text:p>
          </table:table-cell>
          <table:table-cell table:style-name="ce34" office:value-type="float" office:value="3.786848" calcext:value-type="float">
            <text:p>3.7868</text:p>
          </table:table-cell>
          <table:table-cell table:style-name="ce34" office:value-type="float" office:value="4.292825" calcext:value-type="float">
            <text:p>4.2928</text:p>
          </table:table-cell>
          <table:table-cell office:value-type="float" office:value="3.667632" calcext:value-type="float">
            <text:p>3.667632</text:p>
          </table:table-cell>
          <table:table-cell office:value-type="float" office:value="3.625334" calcext:value-type="float">
            <text:p>3.625334</text:p>
          </table:table-cell>
          <table:table-cell table:number-columns-repeated="5"/>
        </table:table-row>
        <table:table-row table:style-name="ro1">
          <table:table-cell office:value-type="float" office:value="3.684931" calcext:value-type="float">
            <text:p>3.684931</text:p>
          </table:table-cell>
          <table:table-cell office:value-type="float" office:value="3.6695" calcext:value-type="float">
            <text:p>3.6695</text:p>
          </table:table-cell>
          <table:table-cell office:value-type="float" office:value="3.700304" calcext:value-type="float">
            <text:p>3.7003</text:p>
          </table:table-cell>
          <table:table-cell office:value-type="float" office:value="3.707839" calcext:value-type="float">
            <text:p>3.7078</text:p>
          </table:table-cell>
          <table:table-cell office:value-type="float" office:value="3.700333" calcext:value-type="float">
            <text:p>3.7003</text:p>
          </table:table-cell>
          <table:table-cell office:value-type="float" office:value="3.709172" calcext:value-type="float">
            <text:p>3.7092</text:p>
          </table:table-cell>
          <table:table-cell office:value-type="float" office:value="3.687145" calcext:value-type="float">
            <text:p>3.6871</text:p>
          </table:table-cell>
          <table:table-cell office:value-type="float" office:value="3.668451" calcext:value-type="float">
            <text:p>3.6685</text:p>
          </table:table-cell>
          <table:table-cell office:value-type="float" office:value="3.688897" calcext:value-type="float">
            <text:p>3.6889</text:p>
          </table:table-cell>
          <table:table-cell office:value-type="float" office:value="3.680638" calcext:value-type="float">
            <text:p>3.6806</text:p>
          </table:table-cell>
          <table:table-cell office:value-type="float" office:value="3.710707" calcext:value-type="float">
            <text:p>3.7107</text:p>
          </table:table-cell>
          <table:table-cell office:value-type="float" office:value="3.717921" calcext:value-type="float">
            <text:p>3.7179</text:p>
          </table:table-cell>
          <table:table-cell office:value-type="float" office:value="3.697838" calcext:value-type="float">
            <text:p>3.6978</text:p>
          </table:table-cell>
          <table:table-cell office:value-type="float" office:value="6.155215" calcext:value-type="float">
            <text:p>6.1552</text:p>
          </table:table-cell>
          <table:table-cell table:style-name="ce34" office:value-type="float" office:value="6.554525" calcext:value-type="float">
            <text:p>6.5545</text:p>
          </table:table-cell>
          <table:table-cell table:style-name="ce14" office:value-type="float" office:value="5.729676" calcext:value-type="float">
            <text:p>5.7297</text:p>
          </table:table-cell>
          <table:table-cell table:number-columns-repeated="5"/>
        </table:table-row>
        <table:table-row table:style-name="ro1">
          <table:table-cell office:value-type="float" office:value="3.774894" calcext:value-type="float">
            <text:p>3.774894</text:p>
          </table:table-cell>
          <table:table-cell office:value-type="float" office:value="3.796734" calcext:value-type="float">
            <text:p>3.7967</text:p>
          </table:table-cell>
          <table:table-cell office:value-type="float" office:value="3.869662" calcext:value-type="float">
            <text:p>3.8697</text:p>
          </table:table-cell>
          <table:table-cell office:value-type="float" office:value="3.876594" calcext:value-type="float">
            <text:p>3.8766</text:p>
          </table:table-cell>
          <table:table-cell office:value-type="float" office:value="3.859706" calcext:value-type="float">
            <text:p>3.8597</text:p>
          </table:table-cell>
          <table:table-cell office:value-type="float" office:value="3.825882" calcext:value-type="float">
            <text:p>3.8259</text:p>
          </table:table-cell>
          <table:table-cell office:value-type="float" office:value="3.817068" calcext:value-type="float">
            <text:p>3.8171</text:p>
          </table:table-cell>
          <table:table-cell office:value-type="float" office:value="3.80315" calcext:value-type="float">
            <text:p>3.8032</text:p>
          </table:table-cell>
          <table:table-cell office:value-type="float" office:value="3.827552" calcext:value-type="float">
            <text:p>3.8276</text:p>
          </table:table-cell>
          <table:table-cell office:value-type="float" office:value="3.771753" calcext:value-type="float">
            <text:p>3.7718</text:p>
          </table:table-cell>
          <table:table-cell office:value-type="float" office:value="3.83937" calcext:value-type="float">
            <text:p>3.8394</text:p>
          </table:table-cell>
          <table:table-cell office:value-type="float" office:value="3.829944" calcext:value-type="float">
            <text:p>3.8299</text:p>
          </table:table-cell>
          <table:table-cell office:value-type="float" office:value="3.832438" calcext:value-type="float">
            <text:p>3.8324</text:p>
          </table:table-cell>
          <table:table-cell office:value-type="float" office:value="7.982402" calcext:value-type="float">
            <text:p>7.9824</text:p>
          </table:table-cell>
          <table:table-cell table:style-name="ce34" office:value-type="float" office:value="5.710065" calcext:value-type="float">
            <text:p>5.7101</text:p>
          </table:table-cell>
          <table:table-cell table:style-name="ce14" office:value-type="float" office:value="3.6516" calcext:value-type="float">
            <text:p>3.6516</text:p>
          </table:table-cell>
          <table:table-cell table:number-columns-repeated="5"/>
        </table:table-row>
        <table:table-row table:style-name="ro1">
          <table:table-cell office:value-type="float" office:value="3.699081" calcext:value-type="float">
            <text:p>3.699081</text:p>
          </table:table-cell>
          <table:table-cell office:value-type="float" office:value="3.715843" calcext:value-type="float">
            <text:p>3.7158</text:p>
          </table:table-cell>
          <table:table-cell office:value-type="float" office:value="3.754263" calcext:value-type="float">
            <text:p>3.7543</text:p>
          </table:table-cell>
          <table:table-cell office:value-type="float" office:value="3.755856" calcext:value-type="float">
            <text:p>3.7559</text:p>
          </table:table-cell>
          <table:table-cell office:value-type="float" office:value="3.75391" calcext:value-type="float">
            <text:p>3.7539</text:p>
          </table:table-cell>
          <table:table-cell office:value-type="float" office:value="3.71619" calcext:value-type="float">
            <text:p>3.7162</text:p>
          </table:table-cell>
          <table:table-cell office:value-type="float" office:value="3.709854" calcext:value-type="float">
            <text:p>3.7099</text:p>
          </table:table-cell>
          <table:table-cell office:value-type="float" office:value="3.693554" calcext:value-type="float">
            <text:p>3.6936</text:p>
          </table:table-cell>
          <table:table-cell office:value-type="float" office:value="3.740979" calcext:value-type="float">
            <text:p>3.7410</text:p>
          </table:table-cell>
          <table:table-cell office:value-type="float" office:value="3.722321" calcext:value-type="float">
            <text:p>3.7223</text:p>
          </table:table-cell>
          <table:table-cell office:value-type="float" office:value="4.175937" calcext:value-type="float">
            <text:p>4.1759</text:p>
          </table:table-cell>
          <table:table-cell office:value-type="float" office:value="3.774805" calcext:value-type="float">
            <text:p>3.7748</text:p>
          </table:table-cell>
          <table:table-cell office:value-type="float" office:value="3.770984" calcext:value-type="float">
            <text:p>3.7710</text:p>
          </table:table-cell>
          <table:table-cell office:value-type="float" office:value="6.530588" calcext:value-type="float">
            <text:p>6.5306</text:p>
          </table:table-cell>
          <table:table-cell table:style-name="ce34" office:value-type="float" office:value="5.941821" calcext:value-type="float">
            <text:p>5.9418</text:p>
          </table:table-cell>
          <table:table-cell table:style-name="ce14" office:value-type="float" office:value="3.597823" calcext:value-type="float">
            <text:p>3.5978</text:p>
          </table:table-cell>
          <table:table-cell table:number-columns-repeated="5"/>
        </table:table-row>
        <table:table-row table:style-name="ro1">
          <table:table-cell table:style-name="ce14" office:value-type="float" office:value="3.796638" calcext:value-type="float">
            <text:p>3.7966</text:p>
          </table:table-cell>
          <table:table-cell office:value-type="float" office:value="3.787541" calcext:value-type="float">
            <text:p>3.7875</text:p>
          </table:table-cell>
          <table:table-cell office:value-type="float" office:value="3.790505" calcext:value-type="float">
            <text:p>3.7905</text:p>
          </table:table-cell>
          <table:table-cell office:value-type="float" office:value="3.766827" calcext:value-type="float">
            <text:p>3.7668</text:p>
          </table:table-cell>
          <table:table-cell office:value-type="float" office:value="4.139674" calcext:value-type="float">
            <text:p>4.1397</text:p>
          </table:table-cell>
          <table:table-cell office:value-type="float" office:value="3.750743" calcext:value-type="float">
            <text:p>3.7507</text:p>
          </table:table-cell>
          <table:table-cell office:value-type="float" office:value="3.791513" calcext:value-type="float">
            <text:p>3.7915</text:p>
          </table:table-cell>
          <table:table-cell office:value-type="float" office:value="3.735321" calcext:value-type="float">
            <text:p>3.7353</text:p>
          </table:table-cell>
          <table:table-cell office:value-type="float" office:value="3.751349" calcext:value-type="float">
            <text:p>3.7513</text:p>
          </table:table-cell>
          <table:table-cell office:value-type="float" office:value="3.703519" calcext:value-type="float">
            <text:p>3.7035</text:p>
          </table:table-cell>
          <table:table-cell office:value-type="float" office:value="3.784924" calcext:value-type="float">
            <text:p>3.7849</text:p>
          </table:table-cell>
          <table:table-cell office:value-type="float" office:value="3.75179" calcext:value-type="float">
            <text:p>3.7518</text:p>
          </table:table-cell>
          <table:table-cell office:value-type="float" office:value="3.710779" calcext:value-type="float">
            <text:p>3.7108</text:p>
          </table:table-cell>
          <table:table-cell office:value-type="float" office:value="6.554278" calcext:value-type="float">
            <text:p>6.5543</text:p>
          </table:table-cell>
          <table:table-cell table:style-name="ce34" office:value-type="float" office:value="6.189288" calcext:value-type="float">
            <text:p>6.1893</text:p>
          </table:table-cell>
          <table:table-cell table:style-name="ce14" office:value-type="float" office:value="5.920651" calcext:value-type="float">
            <text:p>5.9207</text:p>
          </table:table-cell>
          <table:table-cell table:number-columns-repeated="5"/>
        </table:table-row>
        <table:table-row table:style-name="ro1">
          <table:table-cell table:style-name="ce14" office:value-type="float" office:value="3.877265" calcext:value-type="float">
            <text:p>3.8773</text:p>
          </table:table-cell>
          <table:table-cell office:value-type="float" office:value="3.814709" calcext:value-type="float">
            <text:p>3.8147</text:p>
          </table:table-cell>
          <table:table-cell office:value-type="float" office:value="3.789336" calcext:value-type="float">
            <text:p>3.7893</text:p>
          </table:table-cell>
          <table:table-cell office:value-type="float" office:value="3.771605" calcext:value-type="float">
            <text:p>3.7716</text:p>
          </table:table-cell>
          <table:table-cell office:value-type="float" office:value="3.767882" calcext:value-type="float">
            <text:p>3.7679</text:p>
          </table:table-cell>
          <table:table-cell office:value-type="float" office:value="3.803115" calcext:value-type="float">
            <text:p>3.8031</text:p>
          </table:table-cell>
          <table:table-cell office:value-type="float" office:value="3.88253" calcext:value-type="float">
            <text:p>3.8825</text:p>
          </table:table-cell>
          <table:table-cell office:value-type="float" office:value="3.776017" calcext:value-type="float">
            <text:p>3.7760</text:p>
          </table:table-cell>
          <table:table-cell office:value-type="float" office:value="3.785219" calcext:value-type="float">
            <text:p>3.7852</text:p>
          </table:table-cell>
          <table:table-cell office:value-type="float" office:value="3.787257" calcext:value-type="float">
            <text:p>3.7873</text:p>
          </table:table-cell>
          <table:table-cell office:value-type="float" office:value="3.816823" calcext:value-type="float">
            <text:p>3.8168</text:p>
          </table:table-cell>
          <table:table-cell office:value-type="float" office:value="3.802266" calcext:value-type="float">
            <text:p>3.8023</text:p>
          </table:table-cell>
          <table:table-cell office:value-type="float" office:value="3.776513" calcext:value-type="float">
            <text:p>3.7765</text:p>
          </table:table-cell>
          <table:table-cell office:value-type="float" office:value="6.523628" calcext:value-type="float">
            <text:p>6.5236</text:p>
          </table:table-cell>
          <table:table-cell table:style-name="ce34" office:value-type="float" office:value="6.046228" calcext:value-type="float">
            <text:p>6.0462</text:p>
          </table:table-cell>
          <table:table-cell table:style-name="ce14" office:value-type="float" office:value="5.945441" calcext:value-type="float">
            <text:p>5.9454</text:p>
          </table:table-cell>
          <table:table-cell table:number-columns-repeated="5"/>
        </table:table-row>
        <table:table-row table:style-name="ro1">
          <table:table-cell table:style-name="ce14" office:value-type="float" office:value="3.877556" calcext:value-type="float">
            <text:p>3.8776</text:p>
          </table:table-cell>
          <table:table-cell office:value-type="float" office:value="3.837458" calcext:value-type="float">
            <text:p>3.8375</text:p>
          </table:table-cell>
          <table:table-cell office:value-type="float" office:value="3.81815" calcext:value-type="float">
            <text:p>3.8182</text:p>
          </table:table-cell>
          <table:table-cell office:value-type="float" office:value="3.805024" calcext:value-type="float">
            <text:p>3.8050</text:p>
          </table:table-cell>
          <table:table-cell office:value-type="float" office:value="3.806669" calcext:value-type="float">
            <text:p>3.8067</text:p>
          </table:table-cell>
          <table:table-cell office:value-type="float" office:value="3.845692" calcext:value-type="float">
            <text:p>3.8457</text:p>
          </table:table-cell>
          <table:table-cell office:value-type="float" office:value="3.847313" calcext:value-type="float">
            <text:p>3.8473</text:p>
          </table:table-cell>
          <table:table-cell office:value-type="float" office:value="3.797898" calcext:value-type="float">
            <text:p>3.7979</text:p>
          </table:table-cell>
          <table:table-cell office:value-type="float" office:value="3.807393" calcext:value-type="float">
            <text:p>3.8074</text:p>
          </table:table-cell>
          <table:table-cell office:value-type="float" office:value="3.775853" calcext:value-type="float">
            <text:p>3.7759</text:p>
          </table:table-cell>
          <table:table-cell office:value-type="float" office:value="3.776802" calcext:value-type="float">
            <text:p>3.7768</text:p>
          </table:table-cell>
          <table:table-cell office:value-type="float" office:value="3.831531" calcext:value-type="float">
            <text:p>3.8315</text:p>
          </table:table-cell>
          <table:table-cell office:value-type="float" office:value="3.803895" calcext:value-type="float">
            <text:p>3.8039</text:p>
          </table:table-cell>
          <table:table-cell office:value-type="float" office:value="6.472395" calcext:value-type="float">
            <text:p>6.4724</text:p>
          </table:table-cell>
          <table:table-cell table:style-name="ce34" office:value-type="float" office:value="5.221304" calcext:value-type="float">
            <text:p>5.2213</text:p>
          </table:table-cell>
          <table:table-cell table:style-name="ce14" office:value-type="float" office:value="5.669402" calcext:value-type="float">
            <text:p>5.6694</text:p>
          </table:table-cell>
          <table:table-cell table:number-columns-repeated="5"/>
        </table:table-row>
        <table:table-row table:style-name="ro1">
          <table:table-cell table:style-name="ce14" office:value-type="float" office:value="3.798692" calcext:value-type="float">
            <text:p>3.7987</text:p>
          </table:table-cell>
          <table:table-cell office:value-type="float" office:value="3.81323" calcext:value-type="float">
            <text:p>3.8132</text:p>
          </table:table-cell>
          <table:table-cell office:value-type="float" office:value="3.788933" calcext:value-type="float">
            <text:p>3.7889</text:p>
          </table:table-cell>
          <table:table-cell office:value-type="float" office:value="3.805597" calcext:value-type="float">
            <text:p>3.8056</text:p>
          </table:table-cell>
          <table:table-cell office:value-type="float" office:value="3.784756" calcext:value-type="float">
            <text:p>3.7848</text:p>
          </table:table-cell>
          <table:table-cell office:value-type="float" office:value="3.803593" calcext:value-type="float">
            <text:p>3.8036</text:p>
          </table:table-cell>
          <table:table-cell office:value-type="float" office:value="3.818208" calcext:value-type="float">
            <text:p>3.8182</text:p>
          </table:table-cell>
          <table:table-cell office:value-type="float" office:value="3.779612" calcext:value-type="float">
            <text:p>3.7796</text:p>
          </table:table-cell>
          <table:table-cell office:value-type="float" office:value="3.785847" calcext:value-type="float">
            <text:p>3.7858</text:p>
          </table:table-cell>
          <table:table-cell office:value-type="float" office:value="3.801468" calcext:value-type="float">
            <text:p>3.8015</text:p>
          </table:table-cell>
          <table:table-cell office:value-type="float" office:value="3.800435" calcext:value-type="float">
            <text:p>3.8004</text:p>
          </table:table-cell>
          <table:table-cell office:value-type="float" office:value="3.84054" calcext:value-type="float">
            <text:p>3.8405</text:p>
          </table:table-cell>
          <table:table-cell office:value-type="float" office:value="3.846005" calcext:value-type="float">
            <text:p>3.8460</text:p>
          </table:table-cell>
          <table:table-cell office:value-type="float" office:value="4.420309" calcext:value-type="float">
            <text:p>4.4203</text:p>
          </table:table-cell>
          <table:table-cell table:style-name="ce34" office:value-type="float" office:value="5.086045" calcext:value-type="float">
            <text:p>5.0860</text:p>
          </table:table-cell>
          <table:table-cell table:style-name="ce14" office:value-type="float" office:value="6.93873" calcext:value-type="float">
            <text:p>6.9387</text:p>
          </table:table-cell>
          <table:table-cell table:number-columns-repeated="5"/>
        </table:table-row>
        <table:table-row table:style-name="ro1">
          <table:table-cell table:style-name="ce14" office:value-type="float" office:value="3.735781" calcext:value-type="float">
            <text:p>3.7358</text:p>
          </table:table-cell>
          <table:table-cell office:value-type="float" office:value="3.810833" calcext:value-type="float">
            <text:p>3.8108</text:p>
          </table:table-cell>
          <table:table-cell office:value-type="float" office:value="3.799671" calcext:value-type="float">
            <text:p>3.7997</text:p>
          </table:table-cell>
          <table:table-cell office:value-type="float" office:value="3.850853" calcext:value-type="float">
            <text:p>3.8509</text:p>
          </table:table-cell>
          <table:table-cell office:value-type="float" office:value="3.824264" calcext:value-type="float">
            <text:p>3.8243</text:p>
          </table:table-cell>
          <table:table-cell office:value-type="float" office:value="3.810138" calcext:value-type="float">
            <text:p>3.8101</text:p>
          </table:table-cell>
          <table:table-cell office:value-type="float" office:value="3.878203" calcext:value-type="float">
            <text:p>3.8782</text:p>
          </table:table-cell>
          <table:table-cell office:value-type="float" office:value="3.801129" calcext:value-type="float">
            <text:p>3.8011</text:p>
          </table:table-cell>
          <table:table-cell office:value-type="float" office:value="3.796196" calcext:value-type="float">
            <text:p>3.7962</text:p>
          </table:table-cell>
          <table:table-cell office:value-type="float" office:value="3.761487" calcext:value-type="float">
            <text:p>3.7615</text:p>
          </table:table-cell>
          <table:table-cell office:value-type="float" office:value="3.803319" calcext:value-type="float">
            <text:p>3.8033</text:p>
          </table:table-cell>
          <table:table-cell office:value-type="float" office:value="3.808983" calcext:value-type="float">
            <text:p>3.8090</text:p>
          </table:table-cell>
          <table:table-cell office:value-type="float" office:value="3.784255" calcext:value-type="float">
            <text:p>3.7843</text:p>
          </table:table-cell>
          <table:table-cell office:value-type="float" office:value="4.433354" calcext:value-type="float">
            <text:p>4.4334</text:p>
          </table:table-cell>
          <table:table-cell table:style-name="ce34" office:value-type="float" office:value="7.105258" calcext:value-type="float">
            <text:p>7.1053</text:p>
          </table:table-cell>
          <table:table-cell table:style-name="ce14" office:value-type="float" office:value="5.853139" calcext:value-type="float">
            <text:p>5.8531</text:p>
          </table:table-cell>
          <table:table-cell table:number-columns-repeated="5"/>
        </table:table-row>
        <table:table-row table:style-name="ro1">
          <table:table-cell table:style-name="ce14" office:value-type="float" office:value="3.7131" calcext:value-type="float">
            <text:p>3.7131</text:p>
          </table:table-cell>
          <table:table-cell office:value-type="float" office:value="3.767426" calcext:value-type="float">
            <text:p>3.7674</text:p>
          </table:table-cell>
          <table:table-cell office:value-type="float" office:value="3.771002" calcext:value-type="float">
            <text:p>3.7710</text:p>
          </table:table-cell>
          <table:table-cell office:value-type="float" office:value="3.756613" calcext:value-type="float">
            <text:p>3.7566</text:p>
          </table:table-cell>
          <table:table-cell office:value-type="float" office:value="3.735291" calcext:value-type="float">
            <text:p>3.7353</text:p>
          </table:table-cell>
          <table:table-cell office:value-type="float" office:value="3.739983" calcext:value-type="float">
            <text:p>3.7400</text:p>
          </table:table-cell>
          <table:table-cell office:value-type="float" office:value="3.77524" calcext:value-type="float">
            <text:p>3.7752</text:p>
          </table:table-cell>
          <table:table-cell office:value-type="float" office:value="3.91912" calcext:value-type="float">
            <text:p>3.9191</text:p>
          </table:table-cell>
          <table:table-cell office:value-type="float" office:value="3.771592" calcext:value-type="float">
            <text:p>3.7716</text:p>
          </table:table-cell>
          <table:table-cell office:value-type="float" office:value="3.720329" calcext:value-type="float">
            <text:p>3.7203</text:p>
          </table:table-cell>
          <table:table-cell office:value-type="float" office:value="3.785948" calcext:value-type="float">
            <text:p>3.7859</text:p>
          </table:table-cell>
          <table:table-cell office:value-type="float" office:value="3.763352" calcext:value-type="float">
            <text:p>3.7634</text:p>
          </table:table-cell>
          <table:table-cell office:value-type="float" office:value="3.74521" calcext:value-type="float">
            <text:p>3.7452</text:p>
          </table:table-cell>
          <table:table-cell office:value-type="float" office:value="6.571299" calcext:value-type="float">
            <text:p>6.5713</text:p>
          </table:table-cell>
          <table:table-cell table:style-name="ce34" office:value-type="float" office:value="5.856773" calcext:value-type="float">
            <text:p>5.8568</text:p>
          </table:table-cell>
          <table:table-cell table:style-name="ce14" office:value-type="float" office:value="6.733124" calcext:value-type="float">
            <text:p>6.7331</text:p>
          </table:table-cell>
          <table:table-cell table:number-columns-repeated="5"/>
        </table:table-row>
        <table:table-row table:style-name="ro1">
          <table:table-cell table:style-name="ce14"/>
          <table:table-cell table:number-columns-repeated="13"/>
          <table:table-cell table:style-name="ce34"/>
          <table:table-cell table:style-name="ce14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300417" calcext:value-type="float">
            <text:p>4.300417</text:p>
          </table:table-cell>
          <table:table-cell table:style-name="Default" office:value-type="float" office:value="6.55458" calcext:value-type="float">
            <text:p>6.55458</text:p>
          </table:table-cell>
          <table:table-cell table:style-name="Default" office:value-type="float" office:value="7.982469" calcext:value-type="float">
            <text:p>7.982469</text:p>
          </table:table-cell>
          <table:table-cell table:style-name="Default" office:value-type="float" office:value="6.530655" calcext:value-type="float">
            <text:p>6.530655</text:p>
          </table:table-cell>
          <table:table-cell table:style-name="Default" office:value-type="float" office:value="6.554349" calcext:value-type="float">
            <text:p>6.554349</text:p>
          </table:table-cell>
          <table:table-cell table:style-name="Default" office:value-type="float" office:value="6.523665" calcext:value-type="float">
            <text:p>6.523665</text:p>
          </table:table-cell>
          <table:table-cell table:style-name="Default" office:value-type="float" office:value="6.472463" calcext:value-type="float">
            <text:p>6.472463</text:p>
          </table:table-cell>
          <table:table-cell table:style-name="Default" office:value-type="float" office:value="6.93878" calcext:value-type="float">
            <text:p>6.93878</text:p>
          </table:table-cell>
          <table:table-cell table:style-name="Default" office:value-type="float" office:value="7.105323" calcext:value-type="float">
            <text:p>7.105323</text:p>
          </table:table-cell>
          <table:table-cell table:style-name="Default" office:value-type="float" office:value="6.733152" calcext:value-type="float">
            <text:p>6.73315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6" office:value-type="float" office:value="100000" calcext:value-type="float">
            <text:p>100000</text:p>
          </table:table-cell>
          <table:table-cell table:style-name="Default" office:value-type="float" office:value="9752" calcext:value-type="float">
            <text:p>975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786331" calcext:value-type="float">
            <text:p>3.786331</text:p>
          </table:table-cell>
          <table:table-cell table:style-name="Default" office:value-type="float" office:value="3.639309" calcext:value-type="float">
            <text:p>3.639309</text:p>
          </table:table-cell>
          <table:table-cell table:style-name="Default" office:value-type="float" office:value="3.944112" calcext:value-type="float">
            <text:p>3.944112</text:p>
          </table:table-cell>
          <table:table-cell table:style-name="Default" office:value-type="float" office:value="5.955066" calcext:value-type="float">
            <text:p>5.955066</text:p>
          </table:table-cell>
          <table:table-cell table:style-name="Default" office:value-type="float" office:value="4.928506" calcext:value-type="float">
            <text:p>4.928506</text:p>
          </table:table-cell>
          <table:table-cell table:style-name="Default" office:value-type="float" office:value="7.032991" calcext:value-type="float">
            <text:p>7.032991</text:p>
          </table:table-cell>
          <table:table-cell table:style-name="Default" office:value-type="float" office:value="6.995784" calcext:value-type="float">
            <text:p>6.995784</text:p>
          </table:table-cell>
          <table:table-cell table:style-name="Default" office:value-type="float" office:value="6.460638" calcext:value-type="float">
            <text:p>6.460638</text:p>
          </table:table-cell>
          <table:table-cell table:style-name="Default" office:value-type="float" office:value="8.281379" calcext:value-type="float">
            <text:p>8.281379</text:p>
          </table:table-cell>
          <table:table-cell table:number-columns-repeated="7"/>
        </table:table-row>
        <table:table-row table:style-name="ro1">
          <table:table-cell office:value-type="float" office:value="3.914915" calcext:value-type="float">
            <text:p>3.914915</text:p>
          </table:table-cell>
          <table:table-cell table:style-name="ce12" office:value-type="float" office:value="4.018636" calcext:value-type="float">
            <text:p>4.018636</text:p>
          </table:table-cell>
          <table:table-cell table:style-name="ce12" office:value-type="float" office:value="3.929677" calcext:value-type="float">
            <text:p>3.929677</text:p>
          </table:table-cell>
          <table:table-cell table:style-name="ce12" office:value-type="float" office:value="3.913051" calcext:value-type="float">
            <text:p>3.913051</text:p>
          </table:table-cell>
          <table:table-cell table:style-name="ce12" office:value-type="float" office:value="3.941225" calcext:value-type="float">
            <text:p>3.941225</text:p>
          </table:table-cell>
          <table:table-cell table:style-name="ce34" office:value-type="float" office:value="3.93364" calcext:value-type="float">
            <text:p>3.9336</text:p>
          </table:table-cell>
          <table:table-cell table:style-name="ce34" office:value-type="float" office:value="3.974393" calcext:value-type="float">
            <text:p>3.9744</text:p>
          </table:table-cell>
          <table:table-cell table:style-name="ce34" office:value-type="float" office:value="4.028574" calcext:value-type="float">
            <text:p>4.0286</text:p>
          </table:table-cell>
          <table:table-cell table:style-name="ce34" office:value-type="float" office:value="3.864574" calcext:value-type="float">
            <text:p>3.8646</text:p>
          </table:table-cell>
          <table:table-cell table:style-name="ce34" office:value-type="float" office:value="3.989716" calcext:value-type="float">
            <text:p>3.9897</text:p>
          </table:table-cell>
          <table:table-cell office:value-type="float" office:value="4.041457" calcext:value-type="float">
            <text:p>4.0415</text:p>
          </table:table-cell>
          <table:table-cell table:style-name="ce34" office:value-type="float" office:value="4.106501" calcext:value-type="float">
            <text:p>4.1065</text:p>
          </table:table-cell>
          <table:table-cell table:style-name="ce34" office:value-type="float" office:value="4.849077" calcext:value-type="float">
            <text:p>4.8491</text:p>
          </table:table-cell>
          <table:table-cell table:style-name="ce34" office:value-type="float" office:value="4.592937" calcext:value-type="float">
            <text:p>4.5929</text:p>
          </table:table-cell>
          <table:table-cell office:value-type="float" office:value="3.82965" calcext:value-type="float">
            <text:p>3.82965</text:p>
          </table:table-cell>
          <table:table-cell office:value-type="float" office:value="4.282068" calcext:value-type="float">
            <text:p>4.282068</text:p>
          </table:table-cell>
          <table:table-cell table:number-columns-repeated="5"/>
        </table:table-row>
        <table:table-row table:style-name="ro1">
          <table:table-cell office:value-type="float" office:value="3.647489" calcext:value-type="float">
            <text:p>3.647489</text:p>
          </table:table-cell>
          <table:table-cell office:value-type="float" office:value="3.66705" calcext:value-type="float">
            <text:p>3.6671</text:p>
          </table:table-cell>
          <table:table-cell office:value-type="float" office:value="3.873292" calcext:value-type="float">
            <text:p>3.8733</text:p>
          </table:table-cell>
          <table:table-cell office:value-type="float" office:value="3.584845" calcext:value-type="float">
            <text:p>3.5848</text:p>
          </table:table-cell>
          <table:table-cell office:value-type="float" office:value="3.694293" calcext:value-type="float">
            <text:p>3.6943</text:p>
          </table:table-cell>
          <table:table-cell office:value-type="float" office:value="3.904205" calcext:value-type="float">
            <text:p>3.9042</text:p>
          </table:table-cell>
          <table:table-cell office:value-type="float" office:value="3.61245" calcext:value-type="float">
            <text:p>3.6125</text:p>
          </table:table-cell>
          <table:table-cell office:value-type="float" office:value="3.833362" calcext:value-type="float">
            <text:p>3.8334</text:p>
          </table:table-cell>
          <table:table-cell office:value-type="float" office:value="3.888507" calcext:value-type="float">
            <text:p>3.8885</text:p>
          </table:table-cell>
          <table:table-cell office:value-type="float" office:value="3.605172" calcext:value-type="float">
            <text:p>3.6052</text:p>
          </table:table-cell>
          <table:table-cell office:value-type="float" office:value="3.96285" calcext:value-type="float">
            <text:p>3.9629</text:p>
          </table:table-cell>
          <table:table-cell office:value-type="float" office:value="3.615275" calcext:value-type="float">
            <text:p>3.6153</text:p>
          </table:table-cell>
          <table:table-cell office:value-type="float" office:value="6.658729" calcext:value-type="float">
            <text:p>6.6587</text:p>
          </table:table-cell>
          <table:table-cell table:style-name="ce34" office:value-type="float" office:value="6.16359" calcext:value-type="float">
            <text:p>6.1636</text:p>
          </table:table-cell>
          <table:table-cell table:style-name="ce14" office:value-type="float" office:value="6.125381" calcext:value-type="float">
            <text:p>6.1254</text:p>
          </table:table-cell>
          <table:table-cell table:style-name="ce14" office:value-type="float" office:value="6.166831" calcext:value-type="float">
            <text:p>6.1668</text:p>
          </table:table-cell>
          <table:table-cell table:number-columns-repeated="5"/>
        </table:table-row>
        <table:table-row table:style-name="ro1">
          <table:table-cell office:value-type="float" office:value="3.731337" calcext:value-type="float">
            <text:p>3.731337</text:p>
          </table:table-cell>
          <table:table-cell office:value-type="float" office:value="3.908881" calcext:value-type="float">
            <text:p>3.9089</text:p>
          </table:table-cell>
          <table:table-cell office:value-type="float" office:value="3.742433" calcext:value-type="float">
            <text:p>3.7424</text:p>
          </table:table-cell>
          <table:table-cell office:value-type="float" office:value="3.734876" calcext:value-type="float">
            <text:p>3.7349</text:p>
          </table:table-cell>
          <table:table-cell office:value-type="float" office:value="3.733979" calcext:value-type="float">
            <text:p>3.7340</text:p>
          </table:table-cell>
          <table:table-cell office:value-type="float" office:value="3.704555" calcext:value-type="float">
            <text:p>3.7046</text:p>
          </table:table-cell>
          <table:table-cell office:value-type="float" office:value="3.764805" calcext:value-type="float">
            <text:p>3.7648</text:p>
          </table:table-cell>
          <table:table-cell office:value-type="float" office:value="3.723359" calcext:value-type="float">
            <text:p>3.7234</text:p>
          </table:table-cell>
          <table:table-cell office:value-type="float" office:value="3.714389" calcext:value-type="float">
            <text:p>3.7144</text:p>
          </table:table-cell>
          <table:table-cell office:value-type="float" office:value="3.720548" calcext:value-type="float">
            <text:p>3.7205</text:p>
          </table:table-cell>
          <table:table-cell office:value-type="float" office:value="3.718396" calcext:value-type="float">
            <text:p>3.7184</text:p>
          </table:table-cell>
          <table:table-cell office:value-type="float" office:value="3.716912" calcext:value-type="float">
            <text:p>3.7169</text:p>
          </table:table-cell>
          <table:table-cell office:value-type="float" office:value="6.700391" calcext:value-type="float">
            <text:p>6.7004</text:p>
          </table:table-cell>
          <table:table-cell table:style-name="ce34" office:value-type="float" office:value="6.12306" calcext:value-type="float">
            <text:p>6.1231</text:p>
          </table:table-cell>
          <table:table-cell table:style-name="ce14" office:value-type="float" office:value="6.07798" calcext:value-type="float">
            <text:p>6.0780</text:p>
          </table:table-cell>
          <table:table-cell table:style-name="ce14" office:value-type="float" office:value="7.046403" calcext:value-type="float">
            <text:p>7.0464</text:p>
          </table:table-cell>
          <table:table-cell table:number-columns-repeated="5"/>
        </table:table-row>
        <table:table-row table:style-name="ro1">
          <table:table-cell office:value-type="float" office:value="3.854555" calcext:value-type="float">
            <text:p>3.854555</text:p>
          </table:table-cell>
          <table:table-cell office:value-type="float" office:value="3.834265" calcext:value-type="float">
            <text:p>3.8343</text:p>
          </table:table-cell>
          <table:table-cell office:value-type="float" office:value="3.798843" calcext:value-type="float">
            <text:p>3.7988</text:p>
          </table:table-cell>
          <table:table-cell office:value-type="float" office:value="3.795295" calcext:value-type="float">
            <text:p>3.7953</text:p>
          </table:table-cell>
          <table:table-cell office:value-type="float" office:value="3.800362" calcext:value-type="float">
            <text:p>3.8004</text:p>
          </table:table-cell>
          <table:table-cell office:value-type="float" office:value="3.777488" calcext:value-type="float">
            <text:p>3.7775</text:p>
          </table:table-cell>
          <table:table-cell office:value-type="float" office:value="3.838166" calcext:value-type="float">
            <text:p>3.8382</text:p>
          </table:table-cell>
          <table:table-cell office:value-type="float" office:value="3.811599" calcext:value-type="float">
            <text:p>3.8116</text:p>
          </table:table-cell>
          <table:table-cell office:value-type="float" office:value="3.798071" calcext:value-type="float">
            <text:p>3.7981</text:p>
          </table:table-cell>
          <table:table-cell office:value-type="float" office:value="3.800039" calcext:value-type="float">
            <text:p>3.8000</text:p>
          </table:table-cell>
          <table:table-cell office:value-type="float" office:value="3.793566" calcext:value-type="float">
            <text:p>3.7936</text:p>
          </table:table-cell>
          <table:table-cell office:value-type="float" office:value="3.77459" calcext:value-type="float">
            <text:p>3.7746</text:p>
          </table:table-cell>
          <table:table-cell office:value-type="float" office:value="8.281338" calcext:value-type="float">
            <text:p>8.2813</text:p>
          </table:table-cell>
          <table:table-cell table:style-name="ce34" office:value-type="float" office:value="5.901566" calcext:value-type="float">
            <text:p>5.9016</text:p>
          </table:table-cell>
          <table:table-cell table:style-name="ce14" office:value-type="float" office:value="3.693831" calcext:value-type="float">
            <text:p>3.6938</text:p>
          </table:table-cell>
          <table:table-cell table:style-name="ce14" office:value-type="float" office:value="3.75194" calcext:value-type="float">
            <text:p>3.7519</text:p>
          </table:table-cell>
          <table:table-cell table:number-columns-repeated="5"/>
        </table:table-row>
        <table:table-row table:style-name="ro1">
          <table:table-cell table:style-name="ce14" office:value-type="float" office:value="3.843476" calcext:value-type="float">
            <text:p>3.8435</text:p>
          </table:table-cell>
          <table:table-cell office:value-type="float" office:value="3.834266" calcext:value-type="float">
            <text:p>3.8343</text:p>
          </table:table-cell>
          <table:table-cell office:value-type="float" office:value="3.822414" calcext:value-type="float">
            <text:p>3.8224</text:p>
          </table:table-cell>
          <table:table-cell office:value-type="float" office:value="3.817326" calcext:value-type="float">
            <text:p>3.8173</text:p>
          </table:table-cell>
          <table:table-cell office:value-type="float" office:value="3.825568" calcext:value-type="float">
            <text:p>3.8256</text:p>
          </table:table-cell>
          <table:table-cell office:value-type="float" office:value="3.806358" calcext:value-type="float">
            <text:p>3.8064</text:p>
          </table:table-cell>
          <table:table-cell office:value-type="float" office:value="3.860276" calcext:value-type="float">
            <text:p>3.8603</text:p>
          </table:table-cell>
          <table:table-cell office:value-type="float" office:value="3.830054" calcext:value-type="float">
            <text:p>3.8301</text:p>
          </table:table-cell>
          <table:table-cell office:value-type="float" office:value="3.81815" calcext:value-type="float">
            <text:p>3.8182</text:p>
          </table:table-cell>
          <table:table-cell office:value-type="float" office:value="3.815817" calcext:value-type="float">
            <text:p>3.8158</text:p>
          </table:table-cell>
          <table:table-cell office:value-type="float" office:value="3.817145" calcext:value-type="float">
            <text:p>3.8171</text:p>
          </table:table-cell>
          <table:table-cell office:value-type="float" office:value="3.818552" calcext:value-type="float">
            <text:p>3.8186</text:p>
          </table:table-cell>
          <table:table-cell office:value-type="float" office:value="6.642442" calcext:value-type="float">
            <text:p>6.6424</text:p>
          </table:table-cell>
          <table:table-cell table:style-name="ce34" office:value-type="float" office:value="7.170154" calcext:value-type="float">
            <text:p>7.1702</text:p>
          </table:table-cell>
          <table:table-cell table:style-name="ce14" office:value-type="float" office:value="3.668413" calcext:value-type="float">
            <text:p>3.6684</text:p>
          </table:table-cell>
          <table:table-cell table:style-name="ce14" office:value-type="float" office:value="3.745439" calcext:value-type="float">
            <text:p>3.7454</text:p>
          </table:table-cell>
          <table:table-cell table:number-columns-repeated="5"/>
        </table:table-row>
        <table:table-row table:style-name="ro1">
          <table:table-cell table:style-name="ce14" office:value-type="float" office:value="3.867854" calcext:value-type="float">
            <text:p>3.8679</text:p>
          </table:table-cell>
          <table:table-cell office:value-type="float" office:value="3.904245" calcext:value-type="float">
            <text:p>3.9042</text:p>
          </table:table-cell>
          <table:table-cell office:value-type="float" office:value="3.639216" calcext:value-type="float">
            <text:p>3.6392</text:p>
          </table:table-cell>
          <table:table-cell office:value-type="float" office:value="3.91199" calcext:value-type="float">
            <text:p>3.9120</text:p>
          </table:table-cell>
          <table:table-cell office:value-type="float" office:value="3.809915" calcext:value-type="float">
            <text:p>3.8099</text:p>
          </table:table-cell>
          <table:table-cell office:value-type="float" office:value="3.70462" calcext:value-type="float">
            <text:p>3.7046</text:p>
          </table:table-cell>
          <table:table-cell office:value-type="float" office:value="4.046715" calcext:value-type="float">
            <text:p>4.0467</text:p>
          </table:table-cell>
          <table:table-cell office:value-type="float" office:value="3.772132" calcext:value-type="float">
            <text:p>3.7721</text:p>
          </table:table-cell>
          <table:table-cell office:value-type="float" office:value="3.810415" calcext:value-type="float">
            <text:p>3.8104</text:p>
          </table:table-cell>
          <table:table-cell office:value-type="float" office:value="3.754835" calcext:value-type="float">
            <text:p>3.7548</text:p>
          </table:table-cell>
          <table:table-cell office:value-type="float" office:value="3.708125" calcext:value-type="float">
            <text:p>3.7081</text:p>
          </table:table-cell>
          <table:table-cell office:value-type="float" office:value="3.732647" calcext:value-type="float">
            <text:p>3.7326</text:p>
          </table:table-cell>
          <table:table-cell office:value-type="float" office:value="7.405495" calcext:value-type="float">
            <text:p>7.4055</text:p>
          </table:table-cell>
          <table:table-cell table:style-name="ce34" office:value-type="float" office:value="3.934195" calcext:value-type="float">
            <text:p>3.9342</text:p>
          </table:table-cell>
          <table:table-cell table:style-name="ce14" office:value-type="float" office:value="6.058582" calcext:value-type="float">
            <text:p>6.0586</text:p>
          </table:table-cell>
          <table:table-cell table:style-name="ce14" office:value-type="float" office:value="6.522037" calcext:value-type="float">
            <text:p>6.5220</text:p>
          </table:table-cell>
          <table:table-cell table:number-columns-repeated="5"/>
        </table:table-row>
        <table:table-row table:style-name="ro1">
          <table:table-cell table:style-name="ce14" office:value-type="float" office:value="4.002247" calcext:value-type="float">
            <text:p>4.0022</text:p>
          </table:table-cell>
          <table:table-cell office:value-type="float" office:value="3.900815" calcext:value-type="float">
            <text:p>3.9008</text:p>
          </table:table-cell>
          <table:table-cell office:value-type="float" office:value="3.696248" calcext:value-type="float">
            <text:p>3.6962</text:p>
          </table:table-cell>
          <table:table-cell office:value-type="float" office:value="3.644782" calcext:value-type="float">
            <text:p>3.6448</text:p>
          </table:table-cell>
          <table:table-cell office:value-type="float" office:value="3.725649" calcext:value-type="float">
            <text:p>3.7256</text:p>
          </table:table-cell>
          <table:table-cell office:value-type="float" office:value="3.687097" calcext:value-type="float">
            <text:p>3.6871</text:p>
          </table:table-cell>
          <table:table-cell office:value-type="float" office:value="3.683321" calcext:value-type="float">
            <text:p>3.6833</text:p>
          </table:table-cell>
          <table:table-cell office:value-type="float" office:value="3.756082" calcext:value-type="float">
            <text:p>3.7561</text:p>
          </table:table-cell>
          <table:table-cell office:value-type="float" office:value="4.179826" calcext:value-type="float">
            <text:p>4.1798</text:p>
          </table:table-cell>
          <table:table-cell office:value-type="float" office:value="3.677642" calcext:value-type="float">
            <text:p>3.6776</text:p>
          </table:table-cell>
          <table:table-cell office:value-type="float" office:value="3.827645" calcext:value-type="float">
            <text:p>3.8276</text:p>
          </table:table-cell>
          <table:table-cell office:value-type="float" office:value="3.668968" calcext:value-type="float">
            <text:p>3.6690</text:p>
          </table:table-cell>
          <table:table-cell office:value-type="float" office:value="4.96623" calcext:value-type="float">
            <text:p>4.9662</text:p>
          </table:table-cell>
          <table:table-cell table:style-name="ce34" office:value-type="float" office:value="4.283515" calcext:value-type="float">
            <text:p>4.2835</text:p>
          </table:table-cell>
          <table:table-cell table:style-name="ce14" office:value-type="float" office:value="6.304297" calcext:value-type="float">
            <text:p>6.3043</text:p>
          </table:table-cell>
          <table:table-cell table:style-name="ce14" office:value-type="float" office:value="6.513591" calcext:value-type="float">
            <text:p>6.5136</text:p>
          </table:table-cell>
          <table:table-cell table:number-columns-repeated="5"/>
        </table:table-row>
        <table:table-row table:style-name="ro1">
          <table:table-cell table:style-name="ce14" office:value-type="float" office:value="3.69313" calcext:value-type="float">
            <text:p>3.6931</text:p>
          </table:table-cell>
          <table:table-cell office:value-type="float" office:value="3.74779" calcext:value-type="float">
            <text:p>3.7478</text:p>
          </table:table-cell>
          <table:table-cell office:value-type="float" office:value="3.744893" calcext:value-type="float">
            <text:p>3.7449</text:p>
          </table:table-cell>
          <table:table-cell office:value-type="float" office:value="3.696558" calcext:value-type="float">
            <text:p>3.6966</text:p>
          </table:table-cell>
          <table:table-cell office:value-type="float" office:value="3.790444" calcext:value-type="float">
            <text:p>3.7904</text:p>
          </table:table-cell>
          <table:table-cell office:value-type="float" office:value="3.959851" calcext:value-type="float">
            <text:p>3.9599</text:p>
          </table:table-cell>
          <table:table-cell office:value-type="float" office:value="3.910832" calcext:value-type="float">
            <text:p>3.9108</text:p>
          </table:table-cell>
          <table:table-cell office:value-type="float" office:value="3.929912" calcext:value-type="float">
            <text:p>3.9299</text:p>
          </table:table-cell>
          <table:table-cell office:value-type="float" office:value="3.794254" calcext:value-type="float">
            <text:p>3.7943</text:p>
          </table:table-cell>
          <table:table-cell office:value-type="float" office:value="3.828542" calcext:value-type="float">
            <text:p>3.8285</text:p>
          </table:table-cell>
          <table:table-cell office:value-type="float" office:value="3.76065" calcext:value-type="float">
            <text:p>3.7607</text:p>
          </table:table-cell>
          <table:table-cell office:value-type="float" office:value="3.74592" calcext:value-type="float">
            <text:p>3.7459</text:p>
          </table:table-cell>
          <table:table-cell office:value-type="float" office:value="4.792034" calcext:value-type="float">
            <text:p>4.7920</text:p>
          </table:table-cell>
          <table:table-cell table:style-name="ce34" office:value-type="float" office:value="6.649862" calcext:value-type="float">
            <text:p>6.6499</text:p>
          </table:table-cell>
          <table:table-cell table:style-name="ce14" office:value-type="float" office:value="6.349979" calcext:value-type="float">
            <text:p>6.3500</text:p>
          </table:table-cell>
          <table:table-cell table:style-name="ce14" office:value-type="float" office:value="6.681261" calcext:value-type="float">
            <text:p>6.6813</text:p>
          </table:table-cell>
          <table:table-cell table:number-columns-repeated="5"/>
        </table:table-row>
        <table:table-row table:style-name="ro1">
          <table:table-cell table:style-name="ce14" office:value-type="float" office:value="3.728238" calcext:value-type="float">
            <text:p>3.7282</text:p>
          </table:table-cell>
          <table:table-cell office:value-type="float" office:value="3.907864" calcext:value-type="float">
            <text:p>3.9079</text:p>
          </table:table-cell>
          <table:table-cell office:value-type="float" office:value="3.826764" calcext:value-type="float">
            <text:p>3.8268</text:p>
          </table:table-cell>
          <table:table-cell office:value-type="float" office:value="3.765945" calcext:value-type="float">
            <text:p>3.7659</text:p>
          </table:table-cell>
          <table:table-cell office:value-type="float" office:value="3.711925" calcext:value-type="float">
            <text:p>3.7119</text:p>
          </table:table-cell>
          <table:table-cell office:value-type="float" office:value="3.832966" calcext:value-type="float">
            <text:p>3.8330</text:p>
          </table:table-cell>
          <table:table-cell office:value-type="float" office:value="3.752096" calcext:value-type="float">
            <text:p>3.7521</text:p>
          </table:table-cell>
          <table:table-cell office:value-type="float" office:value="3.813435" calcext:value-type="float">
            <text:p>3.8134</text:p>
          </table:table-cell>
          <table:table-cell office:value-type="float" office:value="3.932615" calcext:value-type="float">
            <text:p>3.9326</text:p>
          </table:table-cell>
          <table:table-cell office:value-type="float" office:value="3.807808" calcext:value-type="float">
            <text:p>3.8078</text:p>
          </table:table-cell>
          <table:table-cell office:value-type="float" office:value="3.887254" calcext:value-type="float">
            <text:p>3.8873</text:p>
          </table:table-cell>
          <table:table-cell office:value-type="float" office:value="3.70372" calcext:value-type="float">
            <text:p>3.7037</text:p>
          </table:table-cell>
          <table:table-cell office:value-type="float" office:value="6.736079" calcext:value-type="float">
            <text:p>6.7361</text:p>
          </table:table-cell>
          <table:table-cell table:style-name="ce34" office:value-type="float" office:value="6.432688" calcext:value-type="float">
            <text:p>6.4327</text:p>
          </table:table-cell>
          <table:table-cell table:style-name="ce14" office:value-type="float" office:value="6.166354" calcext:value-type="float">
            <text:p>6.1664</text:p>
          </table:table-cell>
          <table:table-cell table:style-name="ce14" office:value-type="float" office:value="6.703454" calcext:value-type="float">
            <text:p>6.7035</text:p>
          </table:table-cell>
          <table:table-cell table:number-columns-repeated="5"/>
        </table:table-row>
        <table:table-row table:style-name="ro1">
          <table:table-cell table:style-name="ce14" office:value-type="float" office:value="3.770564" calcext:value-type="float">
            <text:p>3.7706</text:p>
          </table:table-cell>
          <table:table-cell office:value-type="float" office:value="3.791439" calcext:value-type="float">
            <text:p>3.7914</text:p>
          </table:table-cell>
          <table:table-cell office:value-type="float" office:value="3.764845" calcext:value-type="float">
            <text:p>3.7648</text:p>
          </table:table-cell>
          <table:table-cell office:value-type="float" office:value="3.770094" calcext:value-type="float">
            <text:p>3.7701</text:p>
          </table:table-cell>
          <table:table-cell office:value-type="float" office:value="3.763728" calcext:value-type="float">
            <text:p>3.7637</text:p>
          </table:table-cell>
          <table:table-cell office:value-type="float" office:value="3.754116" calcext:value-type="float">
            <text:p>3.7541</text:p>
          </table:table-cell>
          <table:table-cell office:value-type="float" office:value="3.769266" calcext:value-type="float">
            <text:p>3.7693</text:p>
          </table:table-cell>
          <table:table-cell office:value-type="float" office:value="3.767833" calcext:value-type="float">
            <text:p>3.7678</text:p>
          </table:table-cell>
          <table:table-cell office:value-type="float" office:value="3.778003" calcext:value-type="float">
            <text:p>3.7780</text:p>
          </table:table-cell>
          <table:table-cell office:value-type="float" office:value="3.752681" calcext:value-type="float">
            <text:p>3.7527</text:p>
          </table:table-cell>
          <table:table-cell office:value-type="float" office:value="3.759531" calcext:value-type="float">
            <text:p>3.7595</text:p>
          </table:table-cell>
          <table:table-cell office:value-type="float" office:value="3.705718" calcext:value-type="float">
            <text:p>3.7057</text:p>
          </table:table-cell>
          <table:table-cell office:value-type="float" office:value="6.460559" calcext:value-type="float">
            <text:p>6.4606</text:p>
          </table:table-cell>
          <table:table-cell table:style-name="ce34" office:value-type="float" office:value="5.932307" calcext:value-type="float">
            <text:p>5.9323</text:p>
          </table:table-cell>
          <table:table-cell table:style-name="ce14" office:value-type="float" office:value="5.95752" calcext:value-type="float">
            <text:p>5.9575</text:p>
          </table:table-cell>
          <table:table-cell table:style-name="ce14" office:value-type="float" office:value="5.614854" calcext:value-type="float">
            <text:p>5.6149</text:p>
          </table:table-cell>
          <table:table-cell table:number-columns-repeated="5"/>
        </table:table-row>
        <table:table-row table:style-name="ro1">
          <table:table-cell table:style-name="ce14"/>
          <table:table-cell table:number-columns-repeated="12"/>
          <table:table-cell table:style-name="ce34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849235" calcext:value-type="float">
            <text:p>4.849235</text:p>
          </table:table-cell>
          <table:table-cell table:style-name="Default" office:value-type="float" office:value="6.658785" calcext:value-type="float">
            <text:p>6.658785</text:p>
          </table:table-cell>
          <table:table-cell table:style-name="Default" office:value-type="float" office:value="7.046433" calcext:value-type="float">
            <text:p>7.046433</text:p>
          </table:table-cell>
          <table:table-cell table:style-name="Default" office:value-type="float" office:value="8.281379" calcext:value-type="float">
            <text:p>8.281379</text:p>
          </table:table-cell>
          <table:table-cell table:style-name="Default" office:value-type="float" office:value="7.170197" calcext:value-type="float">
            <text:p>7.170197</text:p>
          </table:table-cell>
          <table:table-cell table:style-name="Default" office:value-type="float" office:value="7.405552" calcext:value-type="float">
            <text:p>7.405552</text:p>
          </table:table-cell>
          <table:table-cell table:style-name="Default" office:value-type="float" office:value="6.513665" calcext:value-type="float">
            <text:p>6.513665</text:p>
          </table:table-cell>
          <table:table-cell table:style-name="Default" office:value-type="float" office:value="6.689296" calcext:value-type="float">
            <text:p>6.689296</text:p>
          </table:table-cell>
          <table:table-cell table:style-name="Default" office:value-type="float" office:value="6.736112" calcext:value-type="float">
            <text:p>6.736112</text:p>
          </table:table-cell>
          <table:table-cell table:style-name="Default" office:value-type="float" office:value="6.460638" calcext:value-type="float">
            <text:p>6.46063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6" office:value-type="float" office:value="100000" calcext:value-type="float">
            <text:p>100000</text:p>
          </table:table-cell>
          <table:table-cell table:style-name="Default" office:value-type="float" office:value="12290" calcext:value-type="float">
            <text:p>1229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78509" calcext:value-type="float">
            <text:p>3.78509</text:p>
          </table:table-cell>
          <table:table-cell table:style-name="Default" office:value-type="float" office:value="3.588735" calcext:value-type="float">
            <text:p>3.588735</text:p>
          </table:table-cell>
          <table:table-cell table:style-name="Default" office:value-type="float" office:value="3.967966" calcext:value-type="float">
            <text:p>3.967966</text:p>
          </table:table-cell>
          <table:table-cell table:style-name="Default" office:value-type="float" office:value="5.423828" calcext:value-type="float">
            <text:p>5.423828</text:p>
          </table:table-cell>
          <table:table-cell table:style-name="Default" office:value-type="float" office:value="4.440735" calcext:value-type="float">
            <text:p>4.440735</text:p>
          </table:table-cell>
          <table:table-cell table:style-name="Default" office:value-type="float" office:value="6.668957" calcext:value-type="float">
            <text:p>6.668957</text:p>
          </table:table-cell>
          <table:table-cell table:style-name="Default" office:value-type="float" office:value="6.581677" calcext:value-type="float">
            <text:p>6.581677</text:p>
          </table:table-cell>
          <table:table-cell table:style-name="Default" office:value-type="float" office:value="5.358205" calcext:value-type="float">
            <text:p>5.358205</text:p>
          </table:table-cell>
          <table:table-cell table:style-name="Default" office:value-type="float" office:value="7.374679" calcext:value-type="float">
            <text:p>7.374679</text:p>
          </table:table-cell>
          <table:table-cell table:number-columns-repeated="7"/>
        </table:table-row>
        <table:table-row table:style-name="ro1">
          <table:table-cell table:style-name="ce14" office:value-type="float" office:value="4.01532" calcext:value-type="float">
            <text:p>4.0153</text:p>
          </table:table-cell>
          <table:table-cell table:style-name="ce34" office:value-type="float" office:value="4.015385" calcext:value-type="float">
            <text:p>4.0154</text:p>
          </table:table-cell>
          <table:table-cell table:style-name="ce34" office:value-type="float" office:value="4.026698" calcext:value-type="float">
            <text:p>4.0267</text:p>
          </table:table-cell>
          <table:table-cell table:style-name="ce34" office:value-type="float" office:value="4.423089" calcext:value-type="float">
            <text:p>4.4231</text:p>
          </table:table-cell>
          <table:table-cell table:style-name="ce34" office:value-type="float" office:value="4.181232" calcext:value-type="float">
            <text:p>4.1812</text:p>
          </table:table-cell>
          <table:table-cell table:style-name="ce34" office:value-type="float" office:value="4.059119" calcext:value-type="float">
            <text:p>4.0591</text:p>
          </table:table-cell>
          <table:table-cell table:style-name="ce34" office:value-type="float" office:value="4.023339" calcext:value-type="float">
            <text:p>4.0233</text:p>
          </table:table-cell>
          <table:table-cell table:style-name="ce34" office:value-type="float" office:value="4.022676" calcext:value-type="float">
            <text:p>4.0227</text:p>
          </table:table-cell>
          <table:table-cell table:style-name="ce34" office:value-type="float" office:value="4.097446" calcext:value-type="float">
            <text:p>4.0974</text:p>
          </table:table-cell>
          <table:table-cell table:style-name="ce34" office:value-type="float" office:value="3.979452" calcext:value-type="float">
            <text:p>3.9795</text:p>
          </table:table-cell>
          <table:table-cell office:value-type="float" office:value="4.123586" calcext:value-type="float">
            <text:p>4.1236</text:p>
          </table:table-cell>
          <table:table-cell table:style-name="ce34" office:value-type="float" office:value="5.197188" calcext:value-type="float">
            <text:p>5.1972</text:p>
          </table:table-cell>
          <table:table-cell table:style-name="ce34" office:value-type="float" office:value="4.194803" calcext:value-type="float">
            <text:p>4.1948</text:p>
          </table:table-cell>
          <table:table-cell table:style-name="ce34" office:value-type="float" office:value="3.970091" calcext:value-type="float">
            <text:p>3.9701</text:p>
          </table:table-cell>
          <table:table-cell table:style-name="ce14" office:value-type="float" office:value="4.16534" calcext:value-type="float">
            <text:p>4.1653</text:p>
          </table:table-cell>
          <table:table-cell table:style-name="ce14" office:value-type="float" office:value="4.055278" calcext:value-type="float">
            <text:p>4.0553</text:p>
          </table:table-cell>
          <table:table-cell table:number-columns-repeated="5"/>
        </table:table-row>
        <table:table-row table:style-name="ro1">
          <table:table-cell table:style-name="ce14" office:value-type="float" office:value="3.593545" calcext:value-type="float">
            <text:p>3.5935</text:p>
          </table:table-cell>
          <table:table-cell office:value-type="float" office:value="4.277501" calcext:value-type="float">
            <text:p>4.2775</text:p>
          </table:table-cell>
          <table:table-cell office:value-type="float" office:value="3.593234" calcext:value-type="float">
            <text:p>3.5932</text:p>
          </table:table-cell>
          <table:table-cell office:value-type="float" office:value="3.600663" calcext:value-type="float">
            <text:p>3.6007</text:p>
          </table:table-cell>
          <table:table-cell office:value-type="float" office:value="3.565737" calcext:value-type="float">
            <text:p>3.5657</text:p>
          </table:table-cell>
          <table:table-cell office:value-type="float" office:value="3.589098" calcext:value-type="float">
            <text:p>3.5891</text:p>
          </table:table-cell>
          <table:table-cell office:value-type="float" office:value="3.576847" calcext:value-type="float">
            <text:p>3.5768</text:p>
          </table:table-cell>
          <table:table-cell office:value-type="float" office:value="3.585584" calcext:value-type="float">
            <text:p>3.5856</text:p>
          </table:table-cell>
          <table:table-cell office:value-type="float" office:value="3.610282" calcext:value-type="float">
            <text:p>3.6103</text:p>
          </table:table-cell>
          <table:table-cell office:value-type="float" office:value="3.627905" calcext:value-type="float">
            <text:p>3.6279</text:p>
          </table:table-cell>
          <table:table-cell office:value-type="float" office:value="3.550255" calcext:value-type="float">
            <text:p>3.5503</text:p>
          </table:table-cell>
          <table:table-cell office:value-type="float" office:value="6.105053" calcext:value-type="float">
            <text:p>6.1051</text:p>
          </table:table-cell>
          <table:table-cell table:style-name="ce34" office:value-type="float" office:value="5.895365" calcext:value-type="float">
            <text:p>5.8954</text:p>
          </table:table-cell>
          <table:table-cell office:value-type="float" office:value="6.256986" calcext:value-type="float">
            <text:p>6.2570</text:p>
          </table:table-cell>
          <table:table-cell table:style-name="ce14" office:value-type="float" office:value="6.337212" calcext:value-type="float">
            <text:p>6.3372</text:p>
          </table:table-cell>
          <table:table-cell table:style-name="ce14" office:value-type="float" office:value="6.31997" calcext:value-type="float">
            <text:p>6.3200</text:p>
          </table:table-cell>
          <table:table-cell table:number-columns-repeated="5"/>
        </table:table-row>
        <table:table-row table:style-name="ro1">
          <table:table-cell table:style-name="ce14" office:value-type="float" office:value="3.800646" calcext:value-type="float">
            <text:p>3.8006</text:p>
          </table:table-cell>
          <table:table-cell office:value-type="float" office:value="3.807491" calcext:value-type="float">
            <text:p>3.8075</text:p>
          </table:table-cell>
          <table:table-cell office:value-type="float" office:value="3.847482" calcext:value-type="float">
            <text:p>3.8475</text:p>
          </table:table-cell>
          <table:table-cell office:value-type="float" office:value="3.841465" calcext:value-type="float">
            <text:p>3.8415</text:p>
          </table:table-cell>
          <table:table-cell office:value-type="float" office:value="3.808232" calcext:value-type="float">
            <text:p>3.8082</text:p>
          </table:table-cell>
          <table:table-cell office:value-type="float" office:value="3.826294" calcext:value-type="float">
            <text:p>3.8263</text:p>
          </table:table-cell>
          <table:table-cell office:value-type="float" office:value="3.819387" calcext:value-type="float">
            <text:p>3.8194</text:p>
          </table:table-cell>
          <table:table-cell office:value-type="float" office:value="3.825871" calcext:value-type="float">
            <text:p>3.8259</text:p>
          </table:table-cell>
          <table:table-cell office:value-type="float" office:value="3.79666" calcext:value-type="float">
            <text:p>3.7967</text:p>
          </table:table-cell>
          <table:table-cell office:value-type="float" office:value="3.82457" calcext:value-type="float">
            <text:p>3.8246</text:p>
          </table:table-cell>
          <table:table-cell office:value-type="float" office:value="3.785112" calcext:value-type="float">
            <text:p>3.7851</text:p>
          </table:table-cell>
          <table:table-cell office:value-type="float" office:value="6.593068" calcext:value-type="float">
            <text:p>6.5931</text:p>
          </table:table-cell>
          <table:table-cell table:style-name="ce34" office:value-type="float" office:value="5.951411" calcext:value-type="float">
            <text:p>5.9514</text:p>
          </table:table-cell>
          <table:table-cell office:value-type="float" office:value="6.678871" calcext:value-type="float">
            <text:p>6.6789</text:p>
          </table:table-cell>
          <table:table-cell table:style-name="ce14" office:value-type="float" office:value="3.755653" calcext:value-type="float">
            <text:p>3.7557</text:p>
          </table:table-cell>
          <table:table-cell table:style-name="ce14" office:value-type="float" office:value="3.742633" calcext:value-type="float">
            <text:p>3.7426</text:p>
          </table:table-cell>
          <table:table-cell table:number-columns-repeated="5"/>
        </table:table-row>
        <table:table-row table:style-name="ro1">
          <table:table-cell table:style-name="ce14" office:value-type="float" office:value="3.935794" calcext:value-type="float">
            <text:p>3.9358</text:p>
          </table:table-cell>
          <table:table-cell office:value-type="float" office:value="3.931971" calcext:value-type="float">
            <text:p>3.9320</text:p>
          </table:table-cell>
          <table:table-cell office:value-type="float" office:value="3.949748" calcext:value-type="float">
            <text:p>3.9497</text:p>
          </table:table-cell>
          <table:table-cell office:value-type="float" office:value="3.938897" calcext:value-type="float">
            <text:p>3.9389</text:p>
          </table:table-cell>
          <table:table-cell office:value-type="float" office:value="3.906253" calcext:value-type="float">
            <text:p>3.9063</text:p>
          </table:table-cell>
          <table:table-cell office:value-type="float" office:value="3.927257" calcext:value-type="float">
            <text:p>3.9273</text:p>
          </table:table-cell>
          <table:table-cell office:value-type="float" office:value="3.889874" calcext:value-type="float">
            <text:p>3.8899</text:p>
          </table:table-cell>
          <table:table-cell office:value-type="float" office:value="3.935409" calcext:value-type="float">
            <text:p>3.9354</text:p>
          </table:table-cell>
          <table:table-cell office:value-type="float" office:value="3.942177" calcext:value-type="float">
            <text:p>3.9422</text:p>
          </table:table-cell>
          <table:table-cell office:value-type="float" office:value="3.972654" calcext:value-type="float">
            <text:p>3.9727</text:p>
          </table:table-cell>
          <table:table-cell office:value-type="float" office:value="3.905844" calcext:value-type="float">
            <text:p>3.9058</text:p>
          </table:table-cell>
          <table:table-cell office:value-type="float" office:value="7.359141" calcext:value-type="float">
            <text:p>7.3591</text:p>
          </table:table-cell>
          <table:table-cell table:style-name="ce34" office:value-type="float" office:value="3.76311" calcext:value-type="float">
            <text:p>3.7631</text:p>
          </table:table-cell>
          <table:table-cell office:value-type="float" office:value="3.775153" calcext:value-type="float">
            <text:p>3.7752</text:p>
          </table:table-cell>
          <table:table-cell table:style-name="ce14" office:value-type="float" office:value="3.789226" calcext:value-type="float">
            <text:p>3.7892</text:p>
          </table:table-cell>
          <table:table-cell table:style-name="ce14" office:value-type="float" office:value="3.749077" calcext:value-type="float">
            <text:p>3.7491</text:p>
          </table:table-cell>
          <table:table-cell table:number-columns-repeated="5"/>
        </table:table-row>
        <table:table-row table:style-name="ro1">
          <table:table-cell table:style-name="ce14" office:value-type="float" office:value="3.674946" calcext:value-type="float">
            <text:p>3.6749</text:p>
          </table:table-cell>
          <table:table-cell office:value-type="float" office:value="3.696163" calcext:value-type="float">
            <text:p>3.6962</text:p>
          </table:table-cell>
          <table:table-cell office:value-type="float" office:value="3.744163" calcext:value-type="float">
            <text:p>3.7442</text:p>
          </table:table-cell>
          <table:table-cell office:value-type="float" office:value="3.736837" calcext:value-type="float">
            <text:p>3.7368</text:p>
          </table:table-cell>
          <table:table-cell office:value-type="float" office:value="3.705759" calcext:value-type="float">
            <text:p>3.7058</text:p>
          </table:table-cell>
          <table:table-cell office:value-type="float" office:value="3.727262" calcext:value-type="float">
            <text:p>3.7273</text:p>
          </table:table-cell>
          <table:table-cell office:value-type="float" office:value="3.671191" calcext:value-type="float">
            <text:p>3.6712</text:p>
          </table:table-cell>
          <table:table-cell office:value-type="float" office:value="3.712978" calcext:value-type="float">
            <text:p>3.7130</text:p>
          </table:table-cell>
          <table:table-cell office:value-type="float" office:value="3.689691" calcext:value-type="float">
            <text:p>3.6897</text:p>
          </table:table-cell>
          <table:table-cell office:value-type="float" office:value="4.361113" calcext:value-type="float">
            <text:p>4.3611</text:p>
          </table:table-cell>
          <table:table-cell office:value-type="float" office:value="3.67043" calcext:value-type="float">
            <text:p>3.6704</text:p>
          </table:table-cell>
          <table:table-cell office:value-type="float" office:value="4.419892" calcext:value-type="float">
            <text:p>4.4199</text:p>
          </table:table-cell>
          <table:table-cell table:style-name="ce34" office:value-type="float" office:value="3.656493" calcext:value-type="float">
            <text:p>3.6565</text:p>
          </table:table-cell>
          <table:table-cell office:value-type="float" office:value="4.421364" calcext:value-type="float">
            <text:p>4.4214</text:p>
          </table:table-cell>
          <table:table-cell table:style-name="ce14" office:value-type="float" office:value="6.05772" calcext:value-type="float">
            <text:p>6.0577</text:p>
          </table:table-cell>
          <table:table-cell table:style-name="ce14" office:value-type="float" office:value="6.00346" calcext:value-type="float">
            <text:p>6.0035</text:p>
          </table:table-cell>
          <table:table-cell table:number-columns-repeated="5"/>
        </table:table-row>
        <table:table-row table:style-name="ro1">
          <table:table-cell table:style-name="ce14" office:value-type="float" office:value="3.680442" calcext:value-type="float">
            <text:p>3.6804</text:p>
          </table:table-cell>
          <table:table-cell office:value-type="float" office:value="3.668051" calcext:value-type="float">
            <text:p>3.6681</text:p>
          </table:table-cell>
          <table:table-cell office:value-type="float" office:value="3.698376" calcext:value-type="float">
            <text:p>3.6984</text:p>
          </table:table-cell>
          <table:table-cell office:value-type="float" office:value="3.687024" calcext:value-type="float">
            <text:p>3.6870</text:p>
          </table:table-cell>
          <table:table-cell office:value-type="float" office:value="3.649266" calcext:value-type="float">
            <text:p>3.6493</text:p>
          </table:table-cell>
          <table:table-cell office:value-type="float" office:value="3.672723" calcext:value-type="float">
            <text:p>3.6727</text:p>
          </table:table-cell>
          <table:table-cell office:value-type="float" office:value="3.635607" calcext:value-type="float">
            <text:p>3.6356</text:p>
          </table:table-cell>
          <table:table-cell office:value-type="float" office:value="3.676161" calcext:value-type="float">
            <text:p>3.6762</text:p>
          </table:table-cell>
          <table:table-cell office:value-type="float" office:value="3.868697" calcext:value-type="float">
            <text:p>3.8687</text:p>
          </table:table-cell>
          <table:table-cell office:value-type="float" office:value="3.722647" calcext:value-type="float">
            <text:p>3.7226</text:p>
          </table:table-cell>
          <table:table-cell office:value-type="float" office:value="3.648813" calcext:value-type="float">
            <text:p>3.6488</text:p>
          </table:table-cell>
          <table:table-cell office:value-type="float" office:value="5.61864" calcext:value-type="float">
            <text:p>5.6186</text:p>
          </table:table-cell>
          <table:table-cell table:style-name="ce34" office:value-type="float" office:value="6.199793" calcext:value-type="float">
            <text:p>6.1998</text:p>
          </table:table-cell>
          <table:table-cell office:value-type="float" office:value="6.223006" calcext:value-type="float">
            <text:p>6.2230</text:p>
          </table:table-cell>
          <table:table-cell table:style-name="ce14" office:value-type="float" office:value="6.260808" calcext:value-type="float">
            <text:p>6.2608</text:p>
          </table:table-cell>
          <table:table-cell table:style-name="ce14" office:value-type="float" office:value="7.054126" calcext:value-type="float">
            <text:p>7.0541</text:p>
          </table:table-cell>
          <table:table-cell table:number-columns-repeated="5"/>
        </table:table-row>
        <table:table-row table:style-name="ro1">
          <table:table-cell table:style-name="ce14" office:value-type="float" office:value="3.77067" calcext:value-type="float">
            <text:p>3.7707</text:p>
          </table:table-cell>
          <table:table-cell office:value-type="float" office:value="3.787448" calcext:value-type="float">
            <text:p>3.7874</text:p>
          </table:table-cell>
          <table:table-cell office:value-type="float" office:value="3.831828" calcext:value-type="float">
            <text:p>3.8318</text:p>
          </table:table-cell>
          <table:table-cell office:value-type="float" office:value="3.821381" calcext:value-type="float">
            <text:p>3.8214</text:p>
          </table:table-cell>
          <table:table-cell office:value-type="float" office:value="3.784618" calcext:value-type="float">
            <text:p>3.7846</text:p>
          </table:table-cell>
          <table:table-cell office:value-type="float" office:value="3.80911" calcext:value-type="float">
            <text:p>3.8091</text:p>
          </table:table-cell>
          <table:table-cell office:value-type="float" office:value="3.7527" calcext:value-type="float">
            <text:p>3.7527</text:p>
          </table:table-cell>
          <table:table-cell office:value-type="float" office:value="3.795865" calcext:value-type="float">
            <text:p>3.7959</text:p>
          </table:table-cell>
          <table:table-cell office:value-type="float" office:value="3.769741" calcext:value-type="float">
            <text:p>3.7697</text:p>
          </table:table-cell>
          <table:table-cell office:value-type="float" office:value="3.808579" calcext:value-type="float">
            <text:p>3.8086</text:p>
          </table:table-cell>
          <table:table-cell office:value-type="float" office:value="3.773563" calcext:value-type="float">
            <text:p>3.7736</text:p>
          </table:table-cell>
          <table:table-cell office:value-type="float" office:value="6.539316" calcext:value-type="float">
            <text:p>6.5393</text:p>
          </table:table-cell>
          <table:table-cell table:style-name="ce34" office:value-type="float" office:value="5.979961" calcext:value-type="float">
            <text:p>5.9800</text:p>
          </table:table-cell>
          <table:table-cell office:value-type="float" office:value="5.956524" calcext:value-type="float">
            <text:p>5.9565</text:p>
          </table:table-cell>
          <table:table-cell table:style-name="ce14" office:value-type="float" office:value="5.502053" calcext:value-type="float">
            <text:p>5.5021</text:p>
          </table:table-cell>
          <table:table-cell table:style-name="ce14" office:value-type="float" office:value="3.740189" calcext:value-type="float">
            <text:p>3.7402</text:p>
          </table:table-cell>
          <table:table-cell table:number-columns-repeated="5"/>
        </table:table-row>
        <table:table-row table:style-name="ro1">
          <table:table-cell table:style-name="ce14" office:value-type="float" office:value="3.916854" calcext:value-type="float">
            <text:p>3.9169</text:p>
          </table:table-cell>
          <table:table-cell office:value-type="float" office:value="3.902801" calcext:value-type="float">
            <text:p>3.9028</text:p>
          </table:table-cell>
          <table:table-cell office:value-type="float" office:value="3.931502" calcext:value-type="float">
            <text:p>3.9315</text:p>
          </table:table-cell>
          <table:table-cell office:value-type="float" office:value="3.920454" calcext:value-type="float">
            <text:p>3.9205</text:p>
          </table:table-cell>
          <table:table-cell office:value-type="float" office:value="3.883641" calcext:value-type="float">
            <text:p>3.8836</text:p>
          </table:table-cell>
          <table:table-cell office:value-type="float" office:value="3.904406" calcext:value-type="float">
            <text:p>3.9044</text:p>
          </table:table-cell>
          <table:table-cell office:value-type="float" office:value="3.869331" calcext:value-type="float">
            <text:p>3.8693</text:p>
          </table:table-cell>
          <table:table-cell office:value-type="float" office:value="3.911541" calcext:value-type="float">
            <text:p>3.9115</text:p>
          </table:table-cell>
          <table:table-cell office:value-type="float" office:value="3.918189" calcext:value-type="float">
            <text:p>3.9182</text:p>
          </table:table-cell>
          <table:table-cell office:value-type="float" office:value="3.958846" calcext:value-type="float">
            <text:p>3.9588</text:p>
          </table:table-cell>
          <table:table-cell office:value-type="float" office:value="3.891378" calcext:value-type="float">
            <text:p>3.8914</text:p>
          </table:table-cell>
          <table:table-cell office:value-type="float" office:value="4.632264" calcext:value-type="float">
            <text:p>4.6323</text:p>
          </table:table-cell>
          <table:table-cell table:style-name="ce34" office:value-type="float" office:value="5.35814" calcext:value-type="float">
            <text:p>5.3581</text:p>
          </table:table-cell>
          <table:table-cell office:value-type="float" office:value="3.728971" calcext:value-type="float">
            <text:p>3.7290</text:p>
          </table:table-cell>
          <table:table-cell table:style-name="ce14" office:value-type="float" office:value="3.753932" calcext:value-type="float">
            <text:p>3.7539</text:p>
          </table:table-cell>
          <table:table-cell table:style-name="ce14" office:value-type="float" office:value="3.754383" calcext:value-type="float">
            <text:p>3.7544</text:p>
          </table:table-cell>
          <table:table-cell table:number-columns-repeated="5"/>
        </table:table-row>
        <table:table-row table:style-name="ro1">
          <table:table-cell table:style-name="ce14" office:value-type="float" office:value="3.804114" calcext:value-type="float">
            <text:p>3.8041</text:p>
          </table:table-cell>
          <table:table-cell office:value-type="float" office:value="3.819245" calcext:value-type="float">
            <text:p>3.8192</text:p>
          </table:table-cell>
          <table:table-cell office:value-type="float" office:value="3.87359" calcext:value-type="float">
            <text:p>3.8736</text:p>
          </table:table-cell>
          <table:table-cell office:value-type="float" office:value="3.865948" calcext:value-type="float">
            <text:p>3.8659</text:p>
          </table:table-cell>
          <table:table-cell office:value-type="float" office:value="3.812539" calcext:value-type="float">
            <text:p>3.8125</text:p>
          </table:table-cell>
          <table:table-cell office:value-type="float" office:value="3.835459" calcext:value-type="float">
            <text:p>3.8355</text:p>
          </table:table-cell>
          <table:table-cell office:value-type="float" office:value="3.796132" calcext:value-type="float">
            <text:p>3.7961</text:p>
          </table:table-cell>
          <table:table-cell office:value-type="float" office:value="3.839542" calcext:value-type="float">
            <text:p>3.8395</text:p>
          </table:table-cell>
          <table:table-cell office:value-type="float" office:value="3.804092" calcext:value-type="float">
            <text:p>3.8041</text:p>
          </table:table-cell>
          <table:table-cell office:value-type="float" office:value="3.795854" calcext:value-type="float">
            <text:p>3.7959</text:p>
          </table:table-cell>
          <table:table-cell office:value-type="float" office:value="3.808808" calcext:value-type="float">
            <text:p>3.8088</text:p>
          </table:table-cell>
          <table:table-cell office:value-type="float" office:value="6.46721" calcext:value-type="float">
            <text:p>6.4672</text:p>
          </table:table-cell>
          <table:table-cell table:style-name="ce34" office:value-type="float" office:value="3.730197" calcext:value-type="float">
            <text:p>3.7302</text:p>
          </table:table-cell>
          <table:table-cell office:value-type="float" office:value="3.734159" calcext:value-type="float">
            <text:p>3.7342</text:p>
          </table:table-cell>
          <table:table-cell table:style-name="ce14" office:value-type="float" office:value="6.060176" calcext:value-type="float">
            <text:p>6.0602</text:p>
          </table:table-cell>
          <table:table-cell table:style-name="ce14" office:value-type="float" office:value="6.157275" calcext:value-type="float">
            <text:p>6.1573</text:p>
          </table:table-cell>
          <table:table-cell table:number-columns-repeated="5"/>
        </table:table-row>
        <table:table-row table:style-name="ro1">
          <table:table-cell table:style-name="ce14" office:value-type="float" office:value="3.695122" calcext:value-type="float">
            <text:p>3.6951</text:p>
          </table:table-cell>
          <table:table-cell office:value-type="float" office:value="3.68424" calcext:value-type="float">
            <text:p>3.6842</text:p>
          </table:table-cell>
          <table:table-cell office:value-type="float" office:value="3.719985" calcext:value-type="float">
            <text:p>3.7200</text:p>
          </table:table-cell>
          <table:table-cell office:value-type="float" office:value="3.705616" calcext:value-type="float">
            <text:p>3.7056</text:p>
          </table:table-cell>
          <table:table-cell office:value-type="float" office:value="3.658388" calcext:value-type="float">
            <text:p>3.6584</text:p>
          </table:table-cell>
          <table:table-cell office:value-type="float" office:value="3.682634" calcext:value-type="float">
            <text:p>3.6826</text:p>
          </table:table-cell>
          <table:table-cell office:value-type="float" office:value="3.659447" calcext:value-type="float">
            <text:p>3.6594</text:p>
          </table:table-cell>
          <table:table-cell office:value-type="float" office:value="3.709944" calcext:value-type="float">
            <text:p>3.7099</text:p>
          </table:table-cell>
          <table:table-cell office:value-type="float" office:value="3.695891" calcext:value-type="float">
            <text:p>3.6959</text:p>
          </table:table-cell>
          <table:table-cell office:value-type="float" office:value="3.680477" calcext:value-type="float">
            <text:p>3.6805</text:p>
          </table:table-cell>
          <table:table-cell office:value-type="float" office:value="3.674286" calcext:value-type="float">
            <text:p>3.6743</text:p>
          </table:table-cell>
          <table:table-cell office:value-type="float" office:value="6.76599" calcext:value-type="float">
            <text:p>6.7660</text:p>
          </table:table-cell>
          <table:table-cell table:style-name="ce34" office:value-type="float" office:value="6.268147" calcext:value-type="float">
            <text:p>6.2681</text:p>
          </table:table-cell>
          <table:table-cell office:value-type="float" office:value="6.294543" calcext:value-type="float">
            <text:p>6.2945</text:p>
          </table:table-cell>
          <table:table-cell table:style-name="ce14" office:value-type="float" office:value="6.286952" calcext:value-type="float">
            <text:p>6.2870</text:p>
          </table:table-cell>
          <table:table-cell table:style-name="ce14" office:value-type="float" office:value="7.374635" calcext:value-type="float">
            <text:p>7.3746</text:p>
          </table:table-cell>
          <table:table-cell table:number-columns-repeated="5"/>
        </table:table-row>
        <table:table-row table:style-name="ro1">
          <table:table-cell table:style-name="ce14"/>
          <table:table-cell table:number-columns-repeated="11"/>
          <table:table-cell table:style-name="ce34"/>
          <table:table-cell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5.2112" calcext:value-type="float">
            <text:p>5.2112</text:p>
          </table:table-cell>
          <table:table-cell table:style-name="Default" office:value-type="float" office:value="6.345535" calcext:value-type="float">
            <text:p>6.345535</text:p>
          </table:table-cell>
          <table:table-cell table:style-name="Default" office:value-type="float" office:value="6.678922" calcext:value-type="float">
            <text:p>6.678922</text:p>
          </table:table-cell>
          <table:table-cell table:style-name="Default" office:value-type="float" office:value="7.359209" calcext:value-type="float">
            <text:p>7.359209</text:p>
          </table:table-cell>
          <table:table-cell table:style-name="Default" office:value-type="float" office:value="6.057789" calcext:value-type="float">
            <text:p>6.057789</text:p>
          </table:table-cell>
          <table:table-cell table:style-name="Default" office:value-type="float" office:value="7.054153" calcext:value-type="float">
            <text:p>7.054153</text:p>
          </table:table-cell>
          <table:table-cell table:style-name="Default" office:value-type="float" office:value="6.539348" calcext:value-type="float">
            <text:p>6.539348</text:p>
          </table:table-cell>
          <table:table-cell table:style-name="Default" office:value-type="float" office:value="5.358205" calcext:value-type="float">
            <text:p>5.358205</text:p>
          </table:table-cell>
          <table:table-cell table:style-name="Default" office:value-type="float" office:value="6.467256" calcext:value-type="float">
            <text:p>6.467256</text:p>
          </table:table-cell>
          <table:table-cell table:style-name="Default" office:value-type="float" office:value="7.374679" calcext:value-type="float">
            <text:p>7.37467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6" office:value-type="float" office:value="100000" calcext:value-type="float">
            <text:p>100000</text:p>
          </table:table-cell>
          <table:table-cell table:style-name="Default" office:value-type="float" office:value="14790" calcext:value-type="float">
            <text:p>1479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829929" calcext:value-type="float">
            <text:p>3.829929</text:p>
          </table:table-cell>
          <table:table-cell table:style-name="Default" office:value-type="float" office:value="3.519238" calcext:value-type="float">
            <text:p>3.519238</text:p>
          </table:table-cell>
          <table:table-cell table:style-name="Default" office:value-type="float" office:value="4.056013" calcext:value-type="float">
            <text:p>4.056013</text:p>
          </table:table-cell>
          <table:table-cell table:style-name="Default" office:value-type="float" office:value="5.168022" calcext:value-type="float">
            <text:p>5.168022</text:p>
          </table:table-cell>
          <table:table-cell table:style-name="Default" office:value-type="float" office:value="3.912832" calcext:value-type="float">
            <text:p>3.912832</text:p>
          </table:table-cell>
          <table:table-cell table:style-name="Default" office:value-type="float" office:value="6.795332" calcext:value-type="float">
            <text:p>6.795332</text:p>
          </table:table-cell>
          <table:table-cell table:style-name="Default" office:value-type="float" office:value="6.750752" calcext:value-type="float">
            <text:p>6.750752</text:p>
          </table:table-cell>
          <table:table-cell table:style-name="Default" office:value-type="float" office:value="5.674315" calcext:value-type="float">
            <text:p>5.674315</text:p>
          </table:table-cell>
          <table:table-cell table:style-name="Default" office:value-type="float" office:value="7.927536" calcext:value-type="float">
            <text:p>7.927536</text:p>
          </table:table-cell>
          <table:table-cell table:number-columns-repeated="7"/>
        </table:table-row>
        <table:table-row table:style-name="ro1">
          <table:table-cell table:style-name="ce14" office:value-type="float" office:value="4.675718" calcext:value-type="float">
            <text:p>4.6757</text:p>
          </table:table-cell>
          <table:table-cell table:style-name="ce34" office:value-type="float" office:value="3.926295" calcext:value-type="float">
            <text:p>3.9263</text:p>
          </table:table-cell>
          <table:table-cell table:style-name="ce34" office:value-type="float" office:value="3.851309" calcext:value-type="float">
            <text:p>3.8513</text:p>
          </table:table-cell>
          <table:table-cell table:style-name="ce34" office:value-type="float" office:value="3.875912" calcext:value-type="float">
            <text:p>3.8759</text:p>
          </table:table-cell>
          <table:table-cell table:style-name="ce34" office:value-type="float" office:value="3.858972" calcext:value-type="float">
            <text:p>3.8590</text:p>
          </table:table-cell>
          <table:table-cell table:style-name="ce34" office:value-type="float" office:value="3.882685" calcext:value-type="float">
            <text:p>3.8827</text:p>
          </table:table-cell>
          <table:table-cell table:style-name="ce34" office:value-type="float" office:value="3.928942" calcext:value-type="float">
            <text:p>3.9289</text:p>
          </table:table-cell>
          <table:table-cell table:style-name="ce34" office:value-type="float" office:value="3.83248" calcext:value-type="float">
            <text:p>3.8325</text:p>
          </table:table-cell>
          <table:table-cell table:style-name="ce34" office:value-type="float" office:value="3.815224" calcext:value-type="float">
            <text:p>3.8152</text:p>
          </table:table-cell>
          <table:table-cell table:style-name="ce34" office:value-type="float" office:value="3.781098" calcext:value-type="float">
            <text:p>3.7811</text:p>
          </table:table-cell>
          <table:table-cell office:value-type="float" office:value="4.530191" calcext:value-type="float">
            <text:p>4.5302</text:p>
          </table:table-cell>
          <table:table-cell table:style-name="ce34" office:value-type="float" office:value="3.804675" calcext:value-type="float">
            <text:p>3.8047</text:p>
          </table:table-cell>
          <table:table-cell table:style-name="ce34" office:value-type="float" office:value="3.713756" calcext:value-type="float">
            <text:p>3.7138</text:p>
          </table:table-cell>
          <table:table-cell table:style-name="ce34" office:value-type="float" office:value="3.747234" calcext:value-type="float">
            <text:p>3.7472</text:p>
          </table:table-cell>
          <table:table-cell table:style-name="ce14" office:value-type="float" office:value="3.683172" calcext:value-type="float">
            <text:p>3.6832</text:p>
          </table:table-cell>
          <table:table-cell table:style-name="ce14" office:value-type="float" office:value="3.662003" calcext:value-type="float">
            <text:p>3.6620</text:p>
          </table:table-cell>
          <table:table-cell table:number-columns-repeated="5"/>
        </table:table-row>
        <table:table-row table:style-name="ro1">
          <table:table-cell table:style-name="ce14" office:value-type="float" office:value="3.522126" calcext:value-type="float">
            <text:p>3.5221</text:p>
          </table:table-cell>
          <table:table-cell office:value-type="float" office:value="3.637601" calcext:value-type="float">
            <text:p>3.6376</text:p>
          </table:table-cell>
          <table:table-cell office:value-type="float" office:value="3.588425" calcext:value-type="float">
            <text:p>3.5884</text:p>
          </table:table-cell>
          <table:table-cell office:value-type="float" office:value="3.58299" calcext:value-type="float">
            <text:p>3.5830</text:p>
          </table:table-cell>
          <table:table-cell office:value-type="float" office:value="3.584576" calcext:value-type="float">
            <text:p>3.5846</text:p>
          </table:table-cell>
          <table:table-cell office:value-type="float" office:value="3.598476" calcext:value-type="float">
            <text:p>3.5985</text:p>
          </table:table-cell>
          <table:table-cell office:value-type="float" office:value="3.628355" calcext:value-type="float">
            <text:p>3.6284</text:p>
          </table:table-cell>
          <table:table-cell office:value-type="float" office:value="4.180924" calcext:value-type="float">
            <text:p>4.1809</text:p>
          </table:table-cell>
          <table:table-cell office:value-type="float" office:value="3.559137" calcext:value-type="float">
            <text:p>3.5591</text:p>
          </table:table-cell>
          <table:table-cell office:value-type="float" office:value="3.496136" calcext:value-type="float">
            <text:p>3.4961</text:p>
          </table:table-cell>
          <table:table-cell office:value-type="float" office:value="6.099895" calcext:value-type="float">
            <text:p>6.0999</text:p>
          </table:table-cell>
          <table:table-cell table:style-name="ce34" office:value-type="float" office:value="5.358322" calcext:value-type="float">
            <text:p>5.3583</text:p>
          </table:table-cell>
          <table:table-cell office:value-type="float" office:value="5.656832" calcext:value-type="float">
            <text:p>5.6568</text:p>
          </table:table-cell>
          <table:table-cell office:value-type="float" office:value="6.073395" calcext:value-type="float">
            <text:p>6.0734</text:p>
          </table:table-cell>
          <table:table-cell table:style-name="ce14" office:value-type="float" office:value="6.304925" calcext:value-type="float">
            <text:p>6.3049</text:p>
          </table:table-cell>
          <table:table-cell table:style-name="ce14" office:value-type="float" office:value="6.317478" calcext:value-type="float">
            <text:p>6.3175</text:p>
          </table:table-cell>
          <table:table-cell table:number-columns-repeated="5"/>
        </table:table-row>
        <table:table-row table:style-name="ro1">
          <table:table-cell table:style-name="ce14" office:value-type="float" office:value="3.742033" calcext:value-type="float">
            <text:p>3.7420</text:p>
          </table:table-cell>
          <table:table-cell office:value-type="float" office:value="3.901577" calcext:value-type="float">
            <text:p>3.9016</text:p>
          </table:table-cell>
          <table:table-cell office:value-type="float" office:value="3.864938" calcext:value-type="float">
            <text:p>3.8649</text:p>
          </table:table-cell>
          <table:table-cell office:value-type="float" office:value="3.879358" calcext:value-type="float">
            <text:p>3.8794</text:p>
          </table:table-cell>
          <table:table-cell office:value-type="float" office:value="3.85994" calcext:value-type="float">
            <text:p>3.8599</text:p>
          </table:table-cell>
          <table:table-cell office:value-type="float" office:value="3.867771" calcext:value-type="float">
            <text:p>3.8678</text:p>
          </table:table-cell>
          <table:table-cell office:value-type="float" office:value="3.899016" calcext:value-type="float">
            <text:p>3.8990</text:p>
          </table:table-cell>
          <table:table-cell office:value-type="float" office:value="3.885258" calcext:value-type="float">
            <text:p>3.8853</text:p>
          </table:table-cell>
          <table:table-cell office:value-type="float" office:value="3.806885" calcext:value-type="float">
            <text:p>3.8069</text:p>
          </table:table-cell>
          <table:table-cell office:value-type="float" office:value="3.765886" calcext:value-type="float">
            <text:p>3.7659</text:p>
          </table:table-cell>
          <table:table-cell office:value-type="float" office:value="6.592082" calcext:value-type="float">
            <text:p>6.5921</text:p>
          </table:table-cell>
          <table:table-cell table:style-name="ce34" office:value-type="float" office:value="7.195679" calcext:value-type="float">
            <text:p>7.1957</text:p>
          </table:table-cell>
          <table:table-cell office:value-type="float" office:value="5.896899" calcext:value-type="float">
            <text:p>5.8969</text:p>
          </table:table-cell>
          <table:table-cell office:value-type="float" office:value="3.812353" calcext:value-type="float">
            <text:p>3.8124</text:p>
          </table:table-cell>
          <table:table-cell table:style-name="ce14" office:value-type="float" office:value="3.711051" calcext:value-type="float">
            <text:p>3.7111</text:p>
          </table:table-cell>
          <table:table-cell table:style-name="ce14" office:value-type="float" office:value="3.738269" calcext:value-type="float">
            <text:p>3.7383</text:p>
          </table:table-cell>
          <table:table-cell table:number-columns-repeated="5"/>
        </table:table-row>
        <table:table-row table:style-name="ro1">
          <table:table-cell table:style-name="ce14" office:value-type="float" office:value="3.939962" calcext:value-type="float">
            <text:p>3.9400</text:p>
          </table:table-cell>
          <table:table-cell office:value-type="float" office:value="4.00948" calcext:value-type="float">
            <text:p>4.0095</text:p>
          </table:table-cell>
          <table:table-cell office:value-type="float" office:value="3.968279" calcext:value-type="float">
            <text:p>3.9683</text:p>
          </table:table-cell>
          <table:table-cell office:value-type="float" office:value="3.97166" calcext:value-type="float">
            <text:p>3.9717</text:p>
          </table:table-cell>
          <table:table-cell office:value-type="float" office:value="3.977598" calcext:value-type="float">
            <text:p>3.9776</text:p>
          </table:table-cell>
          <table:table-cell office:value-type="float" office:value="3.99729" calcext:value-type="float">
            <text:p>3.9973</text:p>
          </table:table-cell>
          <table:table-cell office:value-type="float" office:value="4.022133" calcext:value-type="float">
            <text:p>4.0221</text:p>
          </table:table-cell>
          <table:table-cell office:value-type="float" office:value="3.998237" calcext:value-type="float">
            <text:p>3.9982</text:p>
          </table:table-cell>
          <table:table-cell office:value-type="float" office:value="3.940818" calcext:value-type="float">
            <text:p>3.9408</text:p>
          </table:table-cell>
          <table:table-cell office:value-type="float" office:value="3.873693" calcext:value-type="float">
            <text:p>3.8737</text:p>
          </table:table-cell>
          <table:table-cell office:value-type="float" office:value="7.116455" calcext:value-type="float">
            <text:p>7.1165</text:p>
          </table:table-cell>
          <table:table-cell table:style-name="ce34" office:value-type="float" office:value="3.750322" calcext:value-type="float">
            <text:p>3.7503</text:p>
          </table:table-cell>
          <table:table-cell office:value-type="float" office:value="3.763564" calcext:value-type="float">
            <text:p>3.7636</text:p>
          </table:table-cell>
          <table:table-cell office:value-type="float" office:value="3.844622" calcext:value-type="float">
            <text:p>3.8446</text:p>
          </table:table-cell>
          <table:table-cell table:style-name="ce14" office:value-type="float" office:value="3.751909" calcext:value-type="float">
            <text:p>3.7519</text:p>
          </table:table-cell>
          <table:table-cell table:style-name="ce14" office:value-type="float" office:value="3.77911" calcext:value-type="float">
            <text:p>3.7791</text:p>
          </table:table-cell>
          <table:table-cell table:number-columns-repeated="5"/>
        </table:table-row>
        <table:table-row table:style-name="ro1">
          <table:table-cell table:style-name="ce14" office:value-type="float" office:value="3.728622" calcext:value-type="float">
            <text:p>3.7286</text:p>
          </table:table-cell>
          <table:table-cell office:value-type="float" office:value="3.778709" calcext:value-type="float">
            <text:p>3.7787</text:p>
          </table:table-cell>
          <table:table-cell office:value-type="float" office:value="3.722698" calcext:value-type="float">
            <text:p>3.7227</text:p>
          </table:table-cell>
          <table:table-cell office:value-type="float" office:value="3.736443" calcext:value-type="float">
            <text:p>3.7364</text:p>
          </table:table-cell>
          <table:table-cell office:value-type="float" office:value="3.732616" calcext:value-type="float">
            <text:p>3.7326</text:p>
          </table:table-cell>
          <table:table-cell office:value-type="float" office:value="3.747258" calcext:value-type="float">
            <text:p>3.7473</text:p>
          </table:table-cell>
          <table:table-cell office:value-type="float" office:value="4.393272" calcext:value-type="float">
            <text:p>4.3933</text:p>
          </table:table-cell>
          <table:table-cell office:value-type="float" office:value="3.745895" calcext:value-type="float">
            <text:p>3.7459</text:p>
          </table:table-cell>
          <table:table-cell office:value-type="float" office:value="3.687245" calcext:value-type="float">
            <text:p>3.6872</text:p>
          </table:table-cell>
          <table:table-cell office:value-type="float" office:value="3.634697" calcext:value-type="float">
            <text:p>3.6347</text:p>
          </table:table-cell>
          <table:table-cell office:value-type="float" office:value="4.416998" calcext:value-type="float">
            <text:p>4.4170</text:p>
          </table:table-cell>
          <table:table-cell table:style-name="ce34" office:value-type="float" office:value="3.648855" calcext:value-type="float">
            <text:p>3.6489</text:p>
          </table:table-cell>
          <table:table-cell office:value-type="float" office:value="3.65829" calcext:value-type="float">
            <text:p>3.6583</text:p>
          </table:table-cell>
          <table:table-cell office:value-type="float" office:value="6.036378" calcext:value-type="float">
            <text:p>6.0364</text:p>
          </table:table-cell>
          <table:table-cell table:style-name="ce14" office:value-type="float" office:value="6.14333" calcext:value-type="float">
            <text:p>6.1433</text:p>
          </table:table-cell>
          <table:table-cell table:style-name="ce14" office:value-type="float" office:value="6.013805" calcext:value-type="float">
            <text:p>6.0138</text:p>
          </table:table-cell>
          <table:table-cell table:number-columns-repeated="5"/>
        </table:table-row>
        <table:table-row table:style-name="ro1">
          <table:table-cell table:style-name="ce14" office:value-type="float" office:value="3.771171" calcext:value-type="float">
            <text:p>3.7712</text:p>
          </table:table-cell>
          <table:table-cell office:value-type="float" office:value="3.760481" calcext:value-type="float">
            <text:p>3.7605</text:p>
          </table:table-cell>
          <table:table-cell office:value-type="float" office:value="3.718577" calcext:value-type="float">
            <text:p>3.7186</text:p>
          </table:table-cell>
          <table:table-cell office:value-type="float" office:value="3.714886" calcext:value-type="float">
            <text:p>3.7149</text:p>
          </table:table-cell>
          <table:table-cell office:value-type="float" office:value="3.726644" calcext:value-type="float">
            <text:p>3.7266</text:p>
          </table:table-cell>
          <table:table-cell office:value-type="float" office:value="3.732708" calcext:value-type="float">
            <text:p>3.7327</text:p>
          </table:table-cell>
          <table:table-cell office:value-type="float" office:value="3.667246" calcext:value-type="float">
            <text:p>3.6672</text:p>
          </table:table-cell>
          <table:table-cell office:value-type="float" office:value="3.758096" calcext:value-type="float">
            <text:p>3.7581</text:p>
          </table:table-cell>
          <table:table-cell office:value-type="float" office:value="3.720106" calcext:value-type="float">
            <text:p>3.7201</text:p>
          </table:table-cell>
          <table:table-cell office:value-type="float" office:value="3.650101" calcext:value-type="float">
            <text:p>3.6501</text:p>
          </table:table-cell>
          <table:table-cell office:value-type="float" office:value="5.887175" calcext:value-type="float">
            <text:p>5.8872</text:p>
          </table:table-cell>
          <table:table-cell table:style-name="ce34" office:value-type="float" office:value="6.196957" calcext:value-type="float">
            <text:p>6.1970</text:p>
          </table:table-cell>
          <table:table-cell office:value-type="float" office:value="6.214954" calcext:value-type="float">
            <text:p>6.2150</text:p>
          </table:table-cell>
          <table:table-cell office:value-type="float" office:value="7.266141" calcext:value-type="float">
            <text:p>7.2661</text:p>
          </table:table-cell>
          <table:table-cell table:style-name="ce14" office:value-type="float" office:value="6.219496" calcext:value-type="float">
            <text:p>6.2195</text:p>
          </table:table-cell>
          <table:table-cell table:style-name="ce14" office:value-type="float" office:value="3.773893" calcext:value-type="float">
            <text:p>3.7739</text:p>
          </table:table-cell>
          <table:table-cell table:number-columns-repeated="5"/>
        </table:table-row>
        <table:table-row table:style-name="ro1">
          <table:table-cell table:style-name="ce14" office:value-type="float" office:value="3.871487" calcext:value-type="float">
            <text:p>3.8715</text:p>
          </table:table-cell>
          <table:table-cell office:value-type="float" office:value="3.921821" calcext:value-type="float">
            <text:p>3.9218</text:p>
          </table:table-cell>
          <table:table-cell office:value-type="float" office:value="3.875763" calcext:value-type="float">
            <text:p>3.8758</text:p>
          </table:table-cell>
          <table:table-cell office:value-type="float" office:value="3.998525" calcext:value-type="float">
            <text:p>3.9985</text:p>
          </table:table-cell>
          <table:table-cell office:value-type="float" office:value="3.884141" calcext:value-type="float">
            <text:p>3.8841</text:p>
          </table:table-cell>
          <table:table-cell office:value-type="float" office:value="3.890022" calcext:value-type="float">
            <text:p>3.8900</text:p>
          </table:table-cell>
          <table:table-cell office:value-type="float" office:value="3.849585" calcext:value-type="float">
            <text:p>3.8496</text:p>
          </table:table-cell>
          <table:table-cell office:value-type="float" office:value="3.901648" calcext:value-type="float">
            <text:p>3.9016</text:p>
          </table:table-cell>
          <table:table-cell office:value-type="float" office:value="3.833547" calcext:value-type="float">
            <text:p>3.8335</text:p>
          </table:table-cell>
          <table:table-cell office:value-type="float" office:value="3.794153" calcext:value-type="float">
            <text:p>3.7942</text:p>
          </table:table-cell>
          <table:table-cell office:value-type="float" office:value="6.650987" calcext:value-type="float">
            <text:p>6.6510</text:p>
          </table:table-cell>
          <table:table-cell table:style-name="ce34" office:value-type="float" office:value="5.952863" calcext:value-type="float">
            <text:p>5.9529</text:p>
          </table:table-cell>
          <table:table-cell office:value-type="float" office:value="3.715358" calcext:value-type="float">
            <text:p>3.7154</text:p>
          </table:table-cell>
          <table:table-cell office:value-type="float" office:value="3.702217" calcext:value-type="float">
            <text:p>3.7022</text:p>
          </table:table-cell>
          <table:table-cell table:style-name="ce14" office:value-type="float" office:value="5.14018" calcext:value-type="float">
            <text:p>5.1402</text:p>
          </table:table-cell>
          <table:table-cell table:style-name="ce14" office:value-type="float" office:value="3.8036" calcext:value-type="float">
            <text:p>3.8036</text:p>
          </table:table-cell>
          <table:table-cell table:number-columns-repeated="5"/>
        </table:table-row>
        <table:table-row table:style-name="ro1">
          <table:table-cell table:style-name="ce14" office:value-type="float" office:value="3.887277" calcext:value-type="float">
            <text:p>3.8873</text:p>
          </table:table-cell>
          <table:table-cell office:value-type="float" office:value="3.872079" calcext:value-type="float">
            <text:p>3.8721</text:p>
          </table:table-cell>
          <table:table-cell office:value-type="float" office:value="4.403592" calcext:value-type="float">
            <text:p>4.4036</text:p>
          </table:table-cell>
          <table:table-cell office:value-type="float" office:value="3.881307" calcext:value-type="float">
            <text:p>3.8813</text:p>
          </table:table-cell>
          <table:table-cell office:value-type="float" office:value="3.885616" calcext:value-type="float">
            <text:p>3.8856</text:p>
          </table:table-cell>
          <table:table-cell office:value-type="float" office:value="3.928973" calcext:value-type="float">
            <text:p>3.9290</text:p>
          </table:table-cell>
          <table:table-cell office:value-type="float" office:value="3.925735" calcext:value-type="float">
            <text:p>3.9257</text:p>
          </table:table-cell>
          <table:table-cell office:value-type="float" office:value="3.883172" calcext:value-type="float">
            <text:p>3.8832</text:p>
          </table:table-cell>
          <table:table-cell office:value-type="float" office:value="3.859457" calcext:value-type="float">
            <text:p>3.8595</text:p>
          </table:table-cell>
          <table:table-cell office:value-type="float" office:value="3.881242" calcext:value-type="float">
            <text:p>3.8812</text:p>
          </table:table-cell>
          <table:table-cell office:value-type="float" office:value="4.550098" calcext:value-type="float">
            <text:p>4.5501</text:p>
          </table:table-cell>
          <table:table-cell table:style-name="ce34" office:value-type="float" office:value="3.746721" calcext:value-type="float">
            <text:p>3.7467</text:p>
          </table:table-cell>
          <table:table-cell office:value-type="float" office:value="3.740107" calcext:value-type="float">
            <text:p>3.7401</text:p>
          </table:table-cell>
          <table:table-cell office:value-type="float" office:value="3.809132" calcext:value-type="float">
            <text:p>3.8091</text:p>
          </table:table-cell>
          <table:table-cell table:style-name="ce14" office:value-type="float" office:value="3.73202" calcext:value-type="float">
            <text:p>3.7320</text:p>
          </table:table-cell>
          <table:table-cell table:style-name="ce14" office:value-type="float" office:value="5.658287" calcext:value-type="float">
            <text:p>5.6583</text:p>
          </table:table-cell>
          <table:table-cell table:number-columns-repeated="5"/>
        </table:table-row>
        <table:table-row table:style-name="ro1">
          <table:table-cell table:style-name="ce14" office:value-type="float" office:value="3.727675" calcext:value-type="float">
            <text:p>3.7277</text:p>
          </table:table-cell>
          <table:table-cell office:value-type="float" office:value="3.783225" calcext:value-type="float">
            <text:p>3.7832</text:p>
          </table:table-cell>
          <table:table-cell office:value-type="float" office:value="3.793926" calcext:value-type="float">
            <text:p>3.7939</text:p>
          </table:table-cell>
          <table:table-cell office:value-type="float" office:value="3.800313" calcext:value-type="float">
            <text:p>3.8003</text:p>
          </table:table-cell>
          <table:table-cell office:value-type="float" office:value="3.793523" calcext:value-type="float">
            <text:p>3.7935</text:p>
          </table:table-cell>
          <table:table-cell office:value-type="float" office:value="3.773917" calcext:value-type="float">
            <text:p>3.7739</text:p>
          </table:table-cell>
          <table:table-cell office:value-type="float" office:value="3.805581" calcext:value-type="float">
            <text:p>3.8056</text:p>
          </table:table-cell>
          <table:table-cell office:value-type="float" office:value="3.771134" calcext:value-type="float">
            <text:p>3.7711</text:p>
          </table:table-cell>
          <table:table-cell office:value-type="float" office:value="3.756952" calcext:value-type="float">
            <text:p>3.7570</text:p>
          </table:table-cell>
          <table:table-cell office:value-type="float" office:value="3.783391" calcext:value-type="float">
            <text:p>3.7834</text:p>
          </table:table-cell>
          <table:table-cell office:value-type="float" office:value="6.448563" calcext:value-type="float">
            <text:p>6.4486</text:p>
          </table:table-cell>
          <table:table-cell table:style-name="ce34" office:value-type="float" office:value="3.740982" calcext:value-type="float">
            <text:p>3.7410</text:p>
          </table:table-cell>
          <table:table-cell office:value-type="float" office:value="6.179623" calcext:value-type="float">
            <text:p>6.1796</text:p>
          </table:table-cell>
          <table:table-cell office:value-type="float" office:value="6.211293" calcext:value-type="float">
            <text:p>6.2113</text:p>
          </table:table-cell>
          <table:table-cell table:style-name="ce14" office:value-type="float" office:value="6.134862" calcext:value-type="float">
            <text:p>6.1349</text:p>
          </table:table-cell>
          <table:table-cell table:style-name="ce14" office:value-type="float" office:value="6.228947" calcext:value-type="float">
            <text:p>6.2289</text:p>
          </table:table-cell>
          <table:table-cell table:number-columns-repeated="5"/>
        </table:table-row>
        <table:table-row table:style-name="ro1">
          <table:table-cell table:style-name="ce14" office:value-type="float" office:value="3.889266" calcext:value-type="float">
            <text:p>3.8893</text:p>
          </table:table-cell>
          <table:table-cell office:value-type="float" office:value="3.945212" calcext:value-type="float">
            <text:p>3.9452</text:p>
          </table:table-cell>
          <table:table-cell office:value-type="float" office:value="3.856793" calcext:value-type="float">
            <text:p>3.8568</text:p>
          </table:table-cell>
          <table:table-cell office:value-type="float" office:value="3.883007" calcext:value-type="float">
            <text:p>3.8830</text:p>
          </table:table-cell>
          <table:table-cell office:value-type="float" office:value="3.846175" calcext:value-type="float">
            <text:p>3.8462</text:p>
          </table:table-cell>
          <table:table-cell office:value-type="float" office:value="3.911773" calcext:value-type="float">
            <text:p>3.9118</text:p>
          </table:table-cell>
          <table:table-cell office:value-type="float" office:value="3.926327" calcext:value-type="float">
            <text:p>3.9263</text:p>
          </table:table-cell>
          <table:table-cell office:value-type="float" office:value="3.832928" calcext:value-type="float">
            <text:p>3.8329</text:p>
          </table:table-cell>
          <table:table-cell office:value-type="float" office:value="4.027342" calcext:value-type="float">
            <text:p>4.0273</text:p>
          </table:table-cell>
          <table:table-cell office:value-type="float" office:value="3.877952" calcext:value-type="float">
            <text:p>3.8780</text:p>
          </table:table-cell>
          <table:table-cell office:value-type="float" office:value="7.919456" calcext:value-type="float">
            <text:p>7.9195</text:p>
          </table:table-cell>
          <table:table-cell table:style-name="ce34" office:value-type="float" office:value="6.025809" calcext:value-type="float">
            <text:p>6.0258</text:p>
          </table:table-cell>
          <table:table-cell office:value-type="float" office:value="6.111548" calcext:value-type="float">
            <text:p>6.1115</text:p>
          </table:table-cell>
          <table:table-cell office:value-type="float" office:value="3.966642" calcext:value-type="float">
            <text:p>3.9666</text:p>
          </table:table-cell>
          <table:table-cell table:style-name="ce14" office:value-type="float" office:value="3.797829" calcext:value-type="float">
            <text:p>3.7978</text:p>
          </table:table-cell>
          <table:table-cell table:style-name="ce14" office:value-type="float" office:value="3.866617" calcext:value-type="float">
            <text:p>3.8666</text:p>
          </table:table-cell>
          <table:table-cell table:number-columns-repeated="5"/>
        </table:table-row>
        <table:table-row table:style-name="ro1">
          <table:table-cell table:style-name="ce14"/>
          <table:table-cell table:number-columns-repeated="10"/>
          <table:table-cell table:style-name="ce34"/>
          <table:table-cell table:number-columns-repeated="2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695133" calcext:value-type="float">
            <text:p>4.695133</text:p>
          </table:table-cell>
          <table:table-cell table:style-name="Default" office:value-type="float" office:value="6.317482" calcext:value-type="float">
            <text:p>6.317482</text:p>
          </table:table-cell>
          <table:table-cell table:style-name="Default" office:value-type="float" office:value="7.211699" calcext:value-type="float">
            <text:p>7.211699</text:p>
          </table:table-cell>
          <table:table-cell table:style-name="Default" office:value-type="float" office:value="7.116481" calcext:value-type="float">
            <text:p>7.116481</text:p>
          </table:table-cell>
          <table:table-cell table:style-name="Default" office:value-type="float" office:value="6.143367" calcext:value-type="float">
            <text:p>6.143367</text:p>
          </table:table-cell>
          <table:table-cell table:style-name="Default" office:value-type="float" office:value="7.266224" calcext:value-type="float">
            <text:p>7.266224</text:p>
          </table:table-cell>
          <table:table-cell table:style-name="Default" office:value-type="float" office:value="6.65102" calcext:value-type="float">
            <text:p>6.65102</text:p>
          </table:table-cell>
          <table:table-cell table:style-name="Default" office:value-type="float" office:value="5.674315" calcext:value-type="float">
            <text:p>5.674315</text:p>
          </table:table-cell>
          <table:table-cell table:style-name="Default" office:value-type="float" office:value="6.448645" calcext:value-type="float">
            <text:p>6.448645</text:p>
          </table:table-cell>
          <table:table-cell table:style-name="Default" office:value-type="float" office:value="7.927536" calcext:value-type="float">
            <text:p>7.92753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4"/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ce16"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ce12" table:number-columns-repeated="4"/>
          <table:table-cell table:style-name="ce34" table:number-columns-repeated="5"/>
          <table:table-cell/>
          <table:table-cell table:style-name="ce34" table:number-columns-repeated="3"/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ce14" table:number-columns-repeated="2"/>
          <table:table-cell table:number-columns-repeated="5"/>
        </table:table-row>
        <table:table-row table:style-name="ro1" table:number-rows-repeated="7">
          <table:table-cell table:style-name="ce14"/>
          <table:table-cell table:number-columns-repeated="13"/>
          <table:table-cell table:style-name="ce14" table:number-columns-repeated="2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4"/>
          <table:table-cell/>
          <table:table-cell table:style-name="Default" table:number-columns-repeated="2"/>
          <table:table-cell table:number-columns-repeated="7"/>
        </table:table-row>
      </table:table>
      <table:table table:name="20.10.21" table:style-name="ta1">
        <table:shapes>
          <draw:frame draw:z-index="0" draw:style-name="gr1" draw:text-style-name="P1" svg:width="6.2988in" svg:height="3.5429in" svg:x="6.6579in" svg:y="10.8315in">
            <draw:object draw:notify-on-update-of-ranges="'20.10.21'.N25:'20.10.21'.N30 '20.10.21'.H25:'20.10.21'.H30 '20.10.21'.K25:'20.10.21'.K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88in" svg:height="3.5429in" svg:x="13.2406in" svg:y="10.8213in">
            <draw:object draw:notify-on-update-of-ranges="'20.10.21'.N32:'20.10.21'.N37 '20.10.21'.H32:'20.10.21'.H37 '20.10.21'.K32:'20.10.21'.K3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6.2988in" svg:height="3.5429in" svg:x="0.213in" svg:y="14.5965in">
            <draw:object draw:notify-on-update-of-ranges="'20.10.21'.N39:'20.10.21'.N44 '20.10.21'.H39:'20.10.21'.H44 '20.10.21'.K39:'20.10.21'.K4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6.2988in" svg:height="3.5429in" svg:x="0.1732in" svg:y="10.8213in">
            <draw:object draw:notify-on-update-of-ranges="'20.10.21'.N18:'20.10.21'.N23 '20.10.21'.H18:'20.10.21'.H23 '20.10.21'.K18:'20.10.21'.K2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2988in" svg:height="3.5429in" svg:x="6.7728in" svg:y="14.5965in">
            <draw:object draw:notify-on-update-of-ranges="'20.10.21'.N46:'20.10.21'.N51 '20.10.21'.H46:'20.10.21'.H51 '20.10.21'.K46:'20.10.21'.K5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25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7" table:number-columns-repeated="2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number-columns-repeated="15"/>
          <table:table-cell office:value-type="string" calcext:value-type="string">
            <text:p>dram onl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table:style-name="ce29" office:value-type="float" office:value="100000" calcext:value-type="float">
            <text:p>100000</text:p>
          </table:table-cell>
          <table:table-cell table:number-columns-repeated="14"/>
          <table:table-cell office:value-type="string" calcext:value-type="string">
            <text:p>dram</text:p>
          </table:table-cell>
          <table:table-cell table:style-name="ce13" table:formula="of:=2*6800" office:value-type="float" office:value="13600" calcext:value-type="float">
            <text:p>13,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table:style-name="ce29" office:value-type="float" office:value="100000" calcext:value-type="float">
            <text:p>100000</text:p>
          </table:table-cell>
          <table:table-cell table:number-columns-repeated="14"/>
          <table:table-cell office:value-type="string" calcext:value-type="string">
            <text:p>nvdimm</text:p>
          </table:table-cell>
          <table:table-cell table:style-name="ce13" office:value-type="float" office:value="40000" calcext:value-type="float">
            <text:p>40,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3" table:formula="of:=[.B2]*[.B3]*(8/1000000)" office:value-type="float" office:value="80000" calcext:value-type="float">
            <text:p>80,000</text:p>
          </table:table-cell>
          <table:table-cell table:number-columns-repeated="14"/>
          <table:table-cell office:value-type="string" calcext:value-type="string">
            <text:p>total MB</text:p>
          </table:table-cell>
          <table:table-cell table:style-name="ce13" table:formula="of:=SUM([.FI58:.FI5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  <table:table-cell office:value-type="string" calcext:value-type="string">
            <text:p>spe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3" office:value-type="float" office:value="63003" calcext:value-type="float">
            <text:p>63003.00</text:p>
          </table:table-cell>
          <table:table-cell table:style-name="ce33" office:value-type="float" office:value="3036.044" calcext:value-type="float">
            <text:p>3036.04</text:p>
          </table:table-cell>
          <table:table-cell table:style-name="ce33" table:formula="of:=([.C7]*[.B4])/([.B7]+[.C7])" office:value-type="float" office:value="3677.87759011169" calcext:value-type="float">
            <text:p>3677.88</text:p>
          </table:table-cell>
          <table:table-cell table:style-name="ce29" table:formula="of:=([.D7]*1000000)/([.B3]*2*8)" office:value-type="float" office:value="2298.67349381981" calcext:value-type="float">
            <text:p>229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style-name="ce13" office:value-type="float" office:value="64447" calcext:value-type="float">
            <text:p>64,447</text:p>
          </table:table-cell>
          <table:table-cell table:style-name="ce13" office:value-type="float" office:value="3248" calcext:value-type="float">
            <text:p>3,248</text:p>
          </table:table-cell>
          <table:table-cell table:style-name="ce33" table:formula="of:=[.FI58]/[.FI63]" office:value-type="string" office:string-value="" calcext:value-type="error">
            <text:p>#DIV/0!</text:p>
          </table:table-cell>
          <table:table-cell table:style-name="ce33" table:formula="of:=[.FI59]/[.FJ6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3" office:value-type="float" office:value="60302.949" calcext:value-type="float">
            <text:p>60302.95</text:p>
          </table:table-cell>
          <table:table-cell table:style-name="ce33" office:value-type="float" office:value="6032.1835" calcext:value-type="float">
            <text:p>6032.18</text:p>
          </table:table-cell>
          <table:table-cell table:style-name="ce33" table:formula="of:=([.C8]*[.B4])/([.B8]+[.C8])" office:value-type="float" office:value="7274.79786069622" calcext:value-type="float">
            <text:p>7274.80</text:p>
          </table:table-cell>
          <table:table-cell table:style-name="ce29" table:formula="of:=([.D8]*1000000)/([.B3]*2*8)" office:value-type="float" office:value="4546.74866293514" calcext:value-type="float">
            <text:p>454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style-name="ce13" office:value-type="float" office:value="61872" calcext:value-type="float">
            <text:p>61,872</text:p>
          </table:table-cell>
          <table:table-cell table:style-name="ce13" office:value-type="float" office:value="6500" calcext:value-type="float">
            <text:p>6,500</text:p>
          </table:table-cell>
          <table:table-cell table:style-name="ce33" table:formula="of:=[.FI58]/[.FI64]" office:value-type="string" office:string-value="" calcext:value-type="error">
            <text:p>#DIV/0!</text:p>
          </table:table-cell>
          <table:table-cell table:style-name="ce33" table:formula="of:=[.FI59]/[.FJ6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3" office:value-type="float" office:value="58967.557" calcext:value-type="float">
            <text:p>58967.56</text:p>
          </table:table-cell>
          <table:table-cell table:style-name="ce33" office:value-type="float" office:value="8404.242" calcext:value-type="float">
            <text:p>8404.24</text:p>
          </table:table-cell>
          <table:table-cell table:style-name="ce33" table:formula="of:=([.C9]*[.B4])/([.B9]+[.C9])" office:value-type="float" office:value="9979.53698698175" calcext:value-type="float">
            <text:p>9979.54</text:p>
          </table:table-cell>
          <table:table-cell table:style-name="ce29" table:formula="of:=([.D9]*1000000)/([.B3]*2*8)" office:value-type="float" office:value="6237.21061686359" calcext:value-type="float">
            <text:p>6237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style-name="ce13" office:value-type="float" office:value="58423" calcext:value-type="float">
            <text:p>58,423</text:p>
          </table:table-cell>
          <table:table-cell table:style-name="ce13" office:value-type="float" office:value="9979" calcext:value-type="float">
            <text:p>9,979</text:p>
          </table:table-cell>
          <table:table-cell table:style-name="ce33" table:formula="of:=[.FI58]/[.FI65]" office:value-type="string" office:string-value="" calcext:value-type="error">
            <text:p>#DIV/0!</text:p>
          </table:table-cell>
          <table:table-cell table:style-name="ce33" table:formula="of:=[.FI59]/[.FJ6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3" office:value-type="float" office:value="54617.411" calcext:value-type="float">
            <text:p>54617.41</text:p>
          </table:table-cell>
          <table:table-cell table:style-name="ce33" office:value-type="float" office:value="10551.9655" calcext:value-type="float">
            <text:p>10551.97</text:p>
          </table:table-cell>
          <table:table-cell table:style-name="ce33" table:formula="of:=([.C10]*[.B4])/([.B10]+[.C10])" office:value-type="float" office:value="12953.2809018052" calcext:value-type="float">
            <text:p>12953.28</text:p>
          </table:table-cell>
          <table:table-cell table:style-name="ce29" table:formula="of:=([.D10]*1000000)/([.B3]*2*8)" office:value-type="float" office:value="8095.80056362823" calcext:value-type="float">
            <text:p>8096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ce13" office:value-type="float" office:value="55367" calcext:value-type="float">
            <text:p>55,367</text:p>
          </table:table-cell>
          <table:table-cell table:style-name="ce13" office:value-type="float" office:value="13416" calcext:value-type="float">
            <text:p>13,416</text:p>
          </table:table-cell>
          <table:table-cell table:style-name="ce33" table:formula="of:=[.FI58]/[.FI66]" office:value-type="string" office:string-value="" calcext:value-type="error">
            <text:p>#DIV/0!</text:p>
          </table:table-cell>
          <table:table-cell table:style-name="ce33" table:formula="of:=[.FI59]/[.FJ6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3" office:value-type="float" office:value="55545.8115" calcext:value-type="float">
            <text:p>55545.81</text:p>
          </table:table-cell>
          <table:table-cell table:style-name="ce33" office:value-type="float" office:value="13330.6505" calcext:value-type="float">
            <text:p>13330.65</text:p>
          </table:table-cell>
          <table:table-cell table:style-name="ce33" table:formula="of:=([.C11]*[.B4])/([.B11]+[.C11])" office:value-type="float" office:value="15483.5485016638" calcext:value-type="float">
            <text:p>15483.55</text:p>
          </table:table-cell>
          <table:table-cell table:style-name="ce29" table:formula="of:=([.D11]*1000000)/([.B3]*2*8)" office:value-type="float" office:value="9677.21781353984" calcext:value-type="float">
            <text:p>967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style-name="ce13" office:value-type="float" office:value="51955" calcext:value-type="float">
            <text:p>51,955</text:p>
          </table:table-cell>
          <table:table-cell table:style-name="ce13" office:value-type="float" office:value="16933" calcext:value-type="float">
            <text:p>16,933</text:p>
          </table:table-cell>
          <table:table-cell table:style-name="ce33" table:formula="of:=[.FI58]/[.FI67]" office:value-type="string" office:string-value="" calcext:value-type="error">
            <text:p>#DIV/0!</text:p>
          </table:table-cell>
          <table:table-cell table:style-name="ce33" table:formula="of:=[.FI59]/[.FJ6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3" office:value-type="float" office:value="52102.337" calcext:value-type="float">
            <text:p>52102.34</text:p>
          </table:table-cell>
          <table:table-cell table:style-name="ce33" office:value-type="float" office:value="18159.7765" calcext:value-type="float">
            <text:p>18159.78</text:p>
          </table:table-cell>
          <table:table-cell table:style-name="ce33" table:formula="of:=([.C12]*[.B4])/([.B12]+[.C12])" office:value-type="float" office:value="20676.6071732243" calcext:value-type="float">
            <text:p>20676.61</text:p>
          </table:table-cell>
          <table:table-cell table:style-name="ce29" table:formula="of:=([.D12]*1000000)/([.B3]*2*8)" office:value-type="float" office:value="12922.8794832652" calcext:value-type="float">
            <text:p>1292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style-name="ce13" office:value-type="float" office:value="48656" calcext:value-type="float">
            <text:p>48,656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33" table:formula="of:=[.FI58]/[.FI68]" office:value-type="string" office:string-value="" calcext:value-type="error">
            <text:p>#DIV/0!</text:p>
          </table:table-cell>
          <table:table-cell table:style-name="ce33" table:formula="of:=[.FI59]/[.FJ6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number-columns-repeated="24"/>
        </table:table-row>
        <table:table-row table:style-name="ro1">
          <table:table-cell table:number-columns-repeated="16"/>
          <table:table-cell office:value-type="string" calcext:value-type="string">
            <text:p>Prediction</text:p>
          </table:table-cell>
          <table:table-cell office:value-type="string" calcext:value-type="string">
            <text:p>First vers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4" office:value-type="string" calcext:value-type="string">
            <text:p>NVDIMM</text:p>
          </table:table-cell>
          <table:table-cell table:style-name="ce15" office:value-type="string" calcext:value-type="string">
            <text:p>Size of n </text:p>
          </table:table-cell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Thre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ize MB</text:p>
          </table:table-cell>
          <table:table-cell office:value-type="string" calcext:value-type="string">
            <text:p>Pred.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art MB</text:p>
          </table:table-cell>
          <table:table-cell office:value-type="string" calcext:value-type="string">
            <text:p>Pred. Time</text:p>
          </table:table-cell>
          <table:table-cell office:value-type="string" calcext:value-type="string">
            <text:p>Time</text:p>
          </table:table-cell>
          <table:table-cell table:style-name="ce15" office:value-type="string" calcext:value-type="string">
            <text:p>in MB</text:p>
          </table:table-cell>
        </table:table-row>
        <table:table-row table:style-name="ro1">
          <table:table-cell table:number-columns-repeated="2" table:style-name="ce29" office:value-type="float" office:value="31620" calcext:value-type="float">
            <text:p>31620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0.265759" calcext:value-type="float">
            <text:p>0.2658</text:p>
          </table:table-cell>
          <table:table-cell table:style-name="ce14" office:value-type="float" office:value="0.261135" calcext:value-type="float">
            <text:p>0.2611</text:p>
          </table:table-cell>
          <table:table-cell table:style-name="ce14" office:value-type="float" office:value="0.271735" calcext:value-type="float">
            <text:p>0.2717</text:p>
          </table:table-cell>
          <table:table-cell table:style-name="ce14" office:value-type="float" office:value="0.338724" calcext:value-type="float">
            <text:p>0.3387</text:p>
          </table:table-cell>
          <table:table-cell table:style-name="ce14" office:value-type="float" office:value="0.338639" calcext:value-type="float">
            <text:p>0.3386</text:p>
          </table:table-cell>
          <table:table-cell table:style-name="ce14" office:value-type="float" office:value="0.338877" calcext:value-type="float">
            <text:p>0.3389</text:p>
          </table:table-cell>
          <table:table-cell table:style-name="ce14" office:value-type="float" office:value="0.338757" calcext:value-type="float">
            <text:p>0.3388</text:p>
          </table:table-cell>
          <table:table-cell table:style-name="ce14" office:value-type="float" office:value="0.338252" calcext:value-type="float">
            <text:p>0.3383</text:p>
          </table:table-cell>
          <table:table-cell table:style-name="ce14" office:value-type="float" office:value="0.339195" calcext:value-type="float">
            <text:p>0.339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float" office:value="61568.859" calcext:value-type="float">
            <text:p>61568.86</text:p>
          </table:table-cell>
          <table:table-cell table:style-name="ce33" table:formula="of:=((([.A18]-[.C18])*[.B18])*8)/1000000" office:value-type="float" office:value="7814.69328" calcext:value-type="float">
            <text:p>7814.69</text:p>
          </table:table-cell>
          <table:table-cell table:style-name="ce14" table:formula="of:=([.R18]*2)/[.Q18]" office:value-type="float" office:value="0.253852139114678" calcext:value-type="float">
            <text:p>0.2539</text:p>
          </table:table-cell>
          <table:table-cell table:style-name="ce14" table:formula="of:=[.H18]" office:value-type="float" office:value="0.271735" calcext:value-type="float">
            <text:p>0.2717</text:p>
          </table:table-cell>
          <table:table-cell table:style-name="ce33" office:value-type="float" office:value="1433.865" calcext:value-type="float">
            <text:p>1433.87</text:p>
          </table:table-cell>
          <table:table-cell table:style-name="ce33" table:formula="of:=(([.C18]*[.B18])*8)/1000000" office:value-type="float" office:value="183.90192" calcext:value-type="float">
            <text:p>183.90</text:p>
          </table:table-cell>
          <table:table-cell table:style-name="ce14" table:formula="of:=([.V18]*2)/[.U18]" office:value-type="float" office:value="0.256512182109194" calcext:value-type="float">
            <text:p>0.2565</text:p>
          </table:table-cell>
          <table:table-cell table:style-name="ce14" table:formula="of:=[.K18]" office:value-type="float" office:value="0.338877" calcext:value-type="float">
            <text:p>0.3389</text:p>
          </table:table-cell>
          <table:table-cell table:style-name="ce14" table:formula="of:=([.B18]*8)/1000000" office:value-type="float" office:value="0.25296" calcext:value-type="float">
            <text:p>0.2530</text:p>
          </table:table-cell>
        </table:table-row>
        <table:table-row table:style-name="ro1">
          <table:table-cell table:number-columns-repeated="2" table:style-name="ce29" office:value-type="float" office:value="31620" calcext:value-type="float">
            <text:p>31620</text:p>
          </table:table-cell>
          <table:table-cell table:style-name="ce29" office:value-type="float" office:value="1438" calcext:value-type="float">
            <text:p>1438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0.267909" calcext:value-type="float">
            <text:p>0.2679</text:p>
          </table:table-cell>
          <table:table-cell table:style-name="ce14" office:value-type="float" office:value="0.263061" calcext:value-type="float">
            <text:p>0.2631</text:p>
          </table:table-cell>
          <table:table-cell table:style-name="ce14" office:value-type="float" office:value="0.274209" calcext:value-type="float">
            <text:p>0.2742</text:p>
          </table:table-cell>
          <table:table-cell table:style-name="ce14" office:value-type="float" office:value="0.314422" calcext:value-type="float">
            <text:p>0.3144</text:p>
          </table:table-cell>
          <table:table-cell table:style-name="ce14" office:value-type="float" office:value="0.289365" calcext:value-type="float">
            <text:p>0.2894</text:p>
          </table:table-cell>
          <table:table-cell table:style-name="ce14" office:value-type="float" office:value="0.339693" calcext:value-type="float">
            <text:p>0.3397</text:p>
          </table:table-cell>
          <table:table-cell table:style-name="ce14" office:value-type="float" office:value="0.339513" calcext:value-type="float">
            <text:p>0.3395</text:p>
          </table:table-cell>
          <table:table-cell table:style-name="ce14" office:value-type="float" office:value="0.337471" calcext:value-type="float">
            <text:p>0.3375</text:p>
          </table:table-cell>
          <table:table-cell table:style-name="ce14" office:value-type="float" office:value="0.342207" calcext:value-type="float">
            <text:p>0.34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float" office:value="58704.29" calcext:value-type="float">
            <text:p>58704.29</text:p>
          </table:table-cell>
          <table:table-cell table:style-name="ce33" table:formula="of:=((([.A19]-[.C19])*[.B19])*8)/1000000" office:value-type="float" office:value="7634.83872" calcext:value-type="float">
            <text:p>7634.84</text:p>
          </table:table-cell>
          <table:table-cell table:style-name="ce14" table:formula="of:=([.R19]*2)/[.Q19]" office:value-type="float" office:value="0.260111781268456" calcext:value-type="float">
            <text:p>0.2601</text:p>
          </table:table-cell>
          <table:table-cell table:style-name="ce14" table:formula="of:=[.H19]" office:value-type="float" office:value="0.274209" calcext:value-type="float">
            <text:p>0.2742</text:p>
          </table:table-cell>
          <table:table-cell table:style-name="ce33" office:value-type="float" office:value="5264.154" calcext:value-type="float">
            <text:p>5264.15</text:p>
          </table:table-cell>
          <table:table-cell table:style-name="ce33" table:formula="of:=(([.C19]*[.B19])*8)/1000000" office:value-type="float" office:value="363.75648" calcext:value-type="float">
            <text:p>363.76</text:p>
          </table:table-cell>
          <table:table-cell table:style-name="ce14" table:formula="of:=([.V19]*2)/[.U19]" office:value-type="float" office:value="0.138201306420747" calcext:value-type="float">
            <text:p>0.1382</text:p>
          </table:table-cell>
          <table:table-cell table:style-name="ce14" table:formula="of:=[.K19]" office:value-type="float" office:value="0.339693" calcext:value-type="float">
            <text:p>0.3397</text:p>
          </table:table-cell>
          <table:table-cell table:style-name="ce14" table:formula="of:=([.B19]*8)/1000000" office:value-type="float" office:value="0.25296" calcext:value-type="float">
            <text:p>0.2530</text:p>
          </table:table-cell>
        </table:table-row>
        <table:table-row table:style-name="ro1">
          <table:table-cell table:number-columns-repeated="2" table:style-name="ce29" office:value-type="float" office:value="31620" calcext:value-type="float">
            <text:p>31620</text:p>
          </table:table-cell>
          <table:table-cell table:style-name="ce29" office:value-type="float" office:value="1972" calcext:value-type="float">
            <text:p>197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0.272931" calcext:value-type="float">
            <text:p>0.2729</text:p>
          </table:table-cell>
          <table:table-cell table:style-name="ce14" office:value-type="float" office:value="0.269074" calcext:value-type="float">
            <text:p>0.2691</text:p>
          </table:table-cell>
          <table:table-cell table:style-name="ce14" office:value-type="float" office:value="0.277987" calcext:value-type="float">
            <text:p>0.2780</text:p>
          </table:table-cell>
          <table:table-cell table:style-name="ce14" office:value-type="float" office:value="0.28144" calcext:value-type="float">
            <text:p>0.2814</text:p>
          </table:table-cell>
          <table:table-cell table:style-name="ce14" office:value-type="float" office:value="0.265344" calcext:value-type="float">
            <text:p>0.2653</text:p>
          </table:table-cell>
          <table:table-cell table:style-name="ce14" office:value-type="float" office:value="0.313161" calcext:value-type="float">
            <text:p>0.3132</text:p>
          </table:table-cell>
          <table:table-cell table:style-name="ce14" office:value-type="float" office:value="0.313158" calcext:value-type="float">
            <text:p>0.3132</text:p>
          </table:table-cell>
          <table:table-cell table:style-name="ce14" office:value-type="float" office:value="0.312764" calcext:value-type="float">
            <text:p>0.3128</text:p>
          </table:table-cell>
          <table:table-cell table:style-name="ce14" office:value-type="float" office:value="0.313442" calcext:value-type="float">
            <text:p>0.3134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float" office:value="55454.721" calcext:value-type="float">
            <text:p>55454.72</text:p>
          </table:table-cell>
          <table:table-cell table:style-name="ce33" table:formula="of:=((([.A20]-[.C20])*[.B20])*8)/1000000" office:value-type="float" office:value="7499.75808" calcext:value-type="float">
            <text:p>7499.76</text:p>
          </table:table-cell>
          <table:table-cell table:style-name="ce14" table:formula="of:=([.R20]*2)/[.Q20]" office:value-type="float" office:value="0.270482222063654" calcext:value-type="float">
            <text:p>0.2705</text:p>
          </table:table-cell>
          <table:table-cell table:style-name="ce14" table:formula="of:=[.H20]" office:value-type="float" office:value="0.277987" calcext:value-type="float">
            <text:p>0.2780</text:p>
          </table:table-cell>
          <table:table-cell table:style-name="ce33" office:value-type="float" office:value="7421.89" calcext:value-type="float">
            <text:p>7421.89</text:p>
          </table:table-cell>
          <table:table-cell table:style-name="ce33" table:formula="of:=(([.C20]*[.B20])*8)/1000000" office:value-type="float" office:value="498.83712" calcext:value-type="float">
            <text:p>498.84</text:p>
          </table:table-cell>
          <table:table-cell table:style-name="ce14" table:formula="of:=([.V20]*2)/[.U20]" office:value-type="float" office:value="0.134423204870996" calcext:value-type="float">
            <text:p>0.1344</text:p>
          </table:table-cell>
          <table:table-cell table:style-name="ce14" table:formula="of:=[.K20]" office:value-type="float" office:value="0.313161" calcext:value-type="float">
            <text:p>0.3132</text:p>
          </table:table-cell>
          <table:table-cell table:style-name="ce14" table:formula="of:=([.B20]*8)/1000000" office:value-type="float" office:value="0.25296" calcext:value-type="float">
            <text:p>0.2530</text:p>
          </table:table-cell>
        </table:table-row>
        <table:table-row table:style-name="ro1">
          <table:table-cell table:style-name="ce29" office:value-type="float" office:value="31620" calcext:value-type="float">
            <text:p>31620</text:p>
          </table:table-cell>
          <table:table-cell table:style-name="ce28" office:value-type="float" office:value="31620" calcext:value-type="float">
            <text:p>31620</text:p>
          </table:table-cell>
          <table:table-cell table:style-name="ce29" office:value-type="float" office:value="2560" calcext:value-type="float">
            <text:p>256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0.2785" calcext:value-type="float">
            <text:p>0.2785</text:p>
          </table:table-cell>
          <table:table-cell table:style-name="ce14" office:value-type="float" office:value="0.273793" calcext:value-type="float">
            <text:p>0.2738</text:p>
          </table:table-cell>
          <table:table-cell table:style-name="ce14" office:value-type="float" office:value="0.284881" calcext:value-type="float">
            <text:p>0.2849</text:p>
          </table:table-cell>
          <table:table-cell table:style-name="ce14" office:value-type="float" office:value="0.269656" calcext:value-type="float">
            <text:p>0.2697</text:p>
          </table:table-cell>
          <table:table-cell table:style-name="ce14" office:value-type="float" office:value="0.254952" calcext:value-type="float">
            <text:p>0.2550</text:p>
          </table:table-cell>
          <table:table-cell table:style-name="ce14" office:value-type="float" office:value="0.308105" calcext:value-type="float">
            <text:p>0.3081</text:p>
          </table:table-cell>
          <table:table-cell table:style-name="ce14" office:value-type="float" office:value="0.307945" calcext:value-type="float">
            <text:p>0.3079</text:p>
          </table:table-cell>
          <table:table-cell table:style-name="ce14" office:value-type="float" office:value="0.307744" calcext:value-type="float">
            <text:p>0.3077</text:p>
          </table:table-cell>
          <table:table-cell table:style-name="ce14" office:value-type="float" office:value="0.308145" calcext:value-type="float">
            <text:p>0.30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float" office:value="52112.786" calcext:value-type="float">
            <text:p>52112.79</text:p>
          </table:table-cell>
          <table:table-cell table:style-name="ce33" table:formula="of:=((([.A21]-[.C21])*[.B21])*8)/1000000" office:value-type="float" office:value="7351.0176" calcext:value-type="float">
            <text:p>7351.02</text:p>
          </table:table-cell>
          <table:table-cell table:style-name="ce14" table:formula="of:=([.R21]*2)/[.Q21]" office:value-type="float" office:value="0.282119539722939" calcext:value-type="float">
            <text:p>0.2821</text:p>
          </table:table-cell>
          <table:table-cell table:style-name="ce14" table:formula="of:=[.H21]" office:value-type="float" office:value="0.284881" calcext:value-type="float">
            <text:p>0.2849</text:p>
          </table:table-cell>
          <table:table-cell table:style-name="ce33" office:value-type="float" office:value="10193.128" calcext:value-type="float">
            <text:p>10193.13</text:p>
          </table:table-cell>
          <table:table-cell table:style-name="ce33" table:formula="of:=(([.C21]*[.B21])*8)/1000000" office:value-type="float" office:value="647.5776" calcext:value-type="float">
            <text:p>647.58</text:p>
          </table:table-cell>
          <table:table-cell table:style-name="ce14" table:formula="of:=([.V21]*2)/[.U21]" office:value-type="float" office:value="0.127061604641872" calcext:value-type="float">
            <text:p>0.1271</text:p>
          </table:table-cell>
          <table:table-cell table:style-name="ce14" table:formula="of:=[.K21]" office:value-type="float" office:value="0.308105" calcext:value-type="float">
            <text:p>0.3081</text:p>
          </table:table-cell>
          <table:table-cell table:style-name="ce14" table:formula="of:=([.B21]*8)/1000000" office:value-type="float" office:value="0.25296" calcext:value-type="float">
            <text:p>0.2530</text:p>
          </table:table-cell>
        </table:table-row>
        <table:table-row table:style-name="ro1">
          <table:table-cell table:style-name="ce29" office:value-type="float" office:value="31620" calcext:value-type="float">
            <text:p>31620</text:p>
          </table:table-cell>
          <table:table-cell table:style-name="ce27" office:value-type="float" office:value="31620" calcext:value-type="float">
            <text:p>31620</text:p>
          </table:table-cell>
          <table:table-cell table:style-name="ce27" office:value-type="float" office:value="3060" calcext:value-type="float">
            <text:p>306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34" office:value-type="float" office:value="0.286423" calcext:value-type="float">
            <text:p>0.2864</text:p>
          </table:table-cell>
          <table:table-cell table:style-name="ce34" office:value-type="float" office:value="0.280726" calcext:value-type="float">
            <text:p>0.2807</text:p>
          </table:table-cell>
          <table:table-cell table:style-name="ce34" office:value-type="float" office:value="0.292979" calcext:value-type="float">
            <text:p>0.2930</text:p>
          </table:table-cell>
          <table:table-cell table:style-name="ce34" office:value-type="float" office:value="0.256998" calcext:value-type="float">
            <text:p>0.2570</text:p>
          </table:table-cell>
          <table:table-cell table:style-name="ce34" office:value-type="float" office:value="0.244544" calcext:value-type="float">
            <text:p>0.2445</text:p>
          </table:table-cell>
          <table:table-cell table:style-name="ce34" office:value-type="float" office:value="0.299865" calcext:value-type="float">
            <text:p>0.2999</text:p>
          </table:table-cell>
          <table:table-cell table:style-name="ce34" office:value-type="float" office:value="0.299696" calcext:value-type="float">
            <text:p>0.2997</text:p>
          </table:table-cell>
          <table:table-cell table:style-name="ce34" office:value-type="float" office:value="0.298401" calcext:value-type="float">
            <text:p>0.2984</text:p>
          </table:table-cell>
          <table:table-cell table:style-name="ce34" office:value-type="float" office:value="0.300987" calcext:value-type="float">
            <text:p>0.301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float" office:value="48564.564" calcext:value-type="float">
            <text:p>48564.56</text:p>
          </table:table-cell>
          <table:table-cell table:style-name="ce33" table:formula="of:=((([.A22]-[.C22])*[.B22])*8)/1000000" office:value-type="float" office:value="7224.5376" calcext:value-type="float">
            <text:p>7224.54</text:p>
          </table:table-cell>
          <table:table-cell table:style-name="ce14" table:formula="of:=([.R22]*2)/[.Q22]" office:value-type="float" office:value="0.297523008751813" calcext:value-type="float">
            <text:p>0.2975</text:p>
          </table:table-cell>
          <table:table-cell table:style-name="ce14" table:formula="of:=[.H22]" office:value-type="float" office:value="0.292979" calcext:value-type="float">
            <text:p>0.2930</text:p>
          </table:table-cell>
          <table:table-cell table:style-name="ce33" office:value-type="float" office:value="13010.169" calcext:value-type="float">
            <text:p>13010.17</text:p>
          </table:table-cell>
          <table:table-cell table:style-name="ce33" table:formula="of:=(([.C22]*[.B22])*8)/1000000" office:value-type="float" office:value="774.0576" calcext:value-type="float">
            <text:p>774.06</text:p>
          </table:table-cell>
          <table:table-cell table:style-name="ce14" table:formula="of:=([.V22]*2)/[.U22]" office:value-type="float" office:value="0.118992704860329" calcext:value-type="float">
            <text:p>0.1190</text:p>
          </table:table-cell>
          <table:table-cell table:style-name="ce14" table:formula="of:=[.K22]" office:value-type="float" office:value="0.299865" calcext:value-type="float">
            <text:p>0.2999</text:p>
          </table:table-cell>
          <table:table-cell table:style-name="ce14" table:formula="of:=([.B22]*8)/1000000" office:value-type="float" office:value="0.25296" calcext:value-type="float">
            <text:p>0.2530</text:p>
          </table:table-cell>
        </table:table-row>
        <table:table-row table:style-name="ro1">
          <table:table-cell table:number-columns-repeated="2" table:style-name="ce29" office:value-type="float" office:value="31620" calcext:value-type="float">
            <text:p>31620</text:p>
          </table:table-cell>
          <table:table-cell table:style-name="ce29" office:value-type="float" office:value="4086" calcext:value-type="float">
            <text:p>408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0.295482" calcext:value-type="float">
            <text:p>0.2955</text:p>
          </table:table-cell>
          <table:table-cell table:style-name="ce14" office:value-type="float" office:value="0.289614" calcext:value-type="float">
            <text:p>0.2896</text:p>
          </table:table-cell>
          <table:table-cell table:style-name="ce14" office:value-type="float" office:value="0.301285" calcext:value-type="float">
            <text:p>0.3013</text:p>
          </table:table-cell>
          <table:table-cell table:style-name="ce14" office:value-type="float" office:value="0.280498" calcext:value-type="float">
            <text:p>0.2805</text:p>
          </table:table-cell>
          <table:table-cell table:style-name="ce14" office:value-type="float" office:value="0.27068" calcext:value-type="float">
            <text:p>0.2707</text:p>
          </table:table-cell>
          <table:table-cell table:style-name="ce34" office:value-type="float" office:value="0.326082" calcext:value-type="float">
            <text:p>0.3261</text:p>
          </table:table-cell>
          <table:table-cell table:style-name="ce14" office:value-type="float" office:value="0.326073" calcext:value-type="float">
            <text:p>0.3261</text:p>
          </table:table-cell>
          <table:table-cell table:style-name="ce14" office:value-type="float" office:value="0.325651" calcext:value-type="float">
            <text:p>0.3257</text:p>
          </table:table-cell>
          <table:table-cell table:style-name="ce14" office:value-type="float" office:value="0.326743" calcext:value-type="float">
            <text:p>0.3267</text:p>
          </table:table-cell>
          <table:table-cell table:style-name="ce14"/>
          <table:table-cell table:style-name="ce29" office:value-type="float" office:value="6" calcext:value-type="float">
            <text:p>6</text:p>
          </table:table-cell>
          <table:table-cell table:style-name="ce33" office:value-type="float" office:value="45866.159" calcext:value-type="float">
            <text:p>45866.16</text:p>
          </table:table-cell>
          <table:table-cell table:style-name="ce33" table:formula="of:=((([.A23]-[.C23])*[.B23])*8)/1000000" office:value-type="float" office:value="6965.00064" calcext:value-type="float">
            <text:p>6965.00</text:p>
          </table:table-cell>
          <table:table-cell table:style-name="ce14" table:formula="of:=([.R23]*2)/[.Q23]" office:value-type="float" office:value="0.303709784811063" calcext:value-type="float">
            <text:p>0.3037</text:p>
          </table:table-cell>
          <table:table-cell table:style-name="ce14" table:formula="of:=[.H23]" office:value-type="float" office:value="0.301285" calcext:value-type="float">
            <text:p>0.3013</text:p>
          </table:table-cell>
          <table:table-cell table:style-name="ce33" office:value-type="float" office:value="16101.65" calcext:value-type="float">
            <text:p>16101.65</text:p>
          </table:table-cell>
          <table:table-cell table:style-name="ce33" table:formula="of:=(([.C23]*[.B23])*8)/1000000" office:value-type="float" office:value="1033.59456" calcext:value-type="float">
            <text:p>1033.59</text:p>
          </table:table-cell>
          <table:table-cell table:style-name="ce14" table:formula="of:=([.V23]*2)/[.U23]" office:value-type="float" office:value="0.12838368241764" calcext:value-type="float">
            <text:p>0.1284</text:p>
          </table:table-cell>
          <table:table-cell table:style-name="ce14" table:formula="of:=[.K23]" office:value-type="float" office:value="0.326082" calcext:value-type="float">
            <text:p>0.3261</text:p>
          </table:table-cell>
          <table:table-cell table:style-name="ce14" table:formula="of:=([.B23]*8)/1000000" office:value-type="float" office:value="0.25296" calcext:value-type="float">
            <text:p>0.2530</text:p>
          </table:table-cell>
        </table:table-row>
        <table:table-row table:style-name="ro1">
          <table:table-cell table:style-name="ce29" table:number-columns-repeated="5"/>
          <table:table-cell table:style-name="ce14" table:number-columns-repeated="5"/>
          <table:table-cell table:style-name="ce34"/>
          <table:table-cell table:style-name="ce14" table:number-columns-repeated="5"/>
          <table:table-cell table:number-columns-repeated="3"/>
          <table:table-cell table:style-name="ce14"/>
          <table:table-cell table:number-columns-repeated="3"/>
          <table:table-cell table:style-name="ce14" table:number-columns-repeated="2"/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1080" calcext:value-type="float">
            <text:p>108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0.557316" calcext:value-type="float">
            <text:p>0.5573</text:p>
          </table:table-cell>
          <table:table-cell table:style-name="ce14" office:value-type="float" office:value="0.531871" calcext:value-type="float">
            <text:p>0.5319</text:p>
          </table:table-cell>
          <table:table-cell table:style-name="ce14" office:value-type="float" office:value="0.600374" calcext:value-type="float">
            <text:p>0.6004</text:p>
          </table:table-cell>
          <table:table-cell table:style-name="ce14" office:value-type="float" office:value="0.77088" calcext:value-type="float">
            <text:p>0.7709</text:p>
          </table:table-cell>
          <table:table-cell table:style-name="ce14" office:value-type="float" office:value="0.705741" calcext:value-type="float">
            <text:p>0.7057</text:p>
          </table:table-cell>
          <table:table-cell table:style-name="ce34" office:value-type="float" office:value="0.771143" calcext:value-type="float">
            <text:p>0.7711</text:p>
          </table:table-cell>
          <table:table-cell table:style-name="ce14" office:value-type="float" office:value="0.771804" calcext:value-type="float">
            <text:p>0.7718</text:p>
          </table:table-cell>
          <table:table-cell table:style-name="ce14" office:value-type="float" office:value="0.703664" calcext:value-type="float">
            <text:p>0.7037</text:p>
          </table:table-cell>
          <table:table-cell table:style-name="ce14" office:value-type="float" office:value="0.959792" calcext:value-type="float">
            <text:p>0.9598</text:p>
          </table:table-cell>
          <table:table-cell table:style-name="ce14"/>
          <table:table-cell table:style-name="ce29" office:value-type="float" office:value="1" calcext:value-type="float">
            <text:p>1</text:p>
          </table:table-cell>
          <table:table-cell table:style-name="ce33" office:value-type="float" office:value="61568.859" calcext:value-type="float">
            <text:p>61568.86</text:p>
          </table:table-cell>
          <table:table-cell table:style-name="ce33" table:formula="of:=((([.A25]-[.C25])*[.B25])*8)/1000000" office:value-type="float" office:value="15612.6464" calcext:value-type="float">
            <text:p>15612.65</text:p>
          </table:table-cell>
          <table:table-cell table:style-name="ce14" table:formula="of:=([.R25]*2)/[.Q25]" office:value-type="float" office:value="0.507160491637501" calcext:value-type="float">
            <text:p>0.5072</text:p>
          </table:table-cell>
          <table:table-cell table:style-name="ce14" table:formula="of:=[.H25]" office:value-type="float" office:value="0.600374" calcext:value-type="float">
            <text:p>0.6004</text:p>
          </table:table-cell>
          <table:table-cell table:style-name="ce33" office:value-type="float" office:value="1433.865" calcext:value-type="float">
            <text:p>1433.87</text:p>
          </table:table-cell>
          <table:table-cell table:style-name="ce33" table:formula="of:=(([.C25]*[.B25])*8)/1000000" office:value-type="float" office:value="386.3808" calcext:value-type="float">
            <text:p>386.38</text:p>
          </table:table-cell>
          <table:table-cell table:style-name="ce14" table:formula="of:=([.V25]*2)/[.U25]" office:value-type="float" office:value="0.538936092309946" calcext:value-type="float">
            <text:p>0.5389</text:p>
          </table:table-cell>
          <table:table-cell table:style-name="ce14" table:formula="of:=[.K25]" office:value-type="float" office:value="0.771143" calcext:value-type="float">
            <text:p>0.7711</text:p>
          </table:table-cell>
          <table:table-cell table:style-name="ce14" table:formula="of:=([.B25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2033" calcext:value-type="float">
            <text:p>203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0.554903" calcext:value-type="float">
            <text:p>0.5549</text:p>
          </table:table-cell>
          <table:table-cell table:style-name="ce14" office:value-type="float" office:value="0.527909" calcext:value-type="float">
            <text:p>0.5279</text:p>
          </table:table-cell>
          <table:table-cell table:style-name="ce14" office:value-type="float" office:value="0.586246" calcext:value-type="float">
            <text:p>0.5862</text:p>
          </table:table-cell>
          <table:table-cell table:style-name="ce14" office:value-type="float" office:value="0.693613" calcext:value-type="float">
            <text:p>0.6936</text:p>
          </table:table-cell>
          <table:table-cell table:style-name="ce14" office:value-type="float" office:value="0.597424" calcext:value-type="float">
            <text:p>0.5974</text:p>
          </table:table-cell>
          <table:table-cell table:style-name="ce34" office:value-type="float" office:value="0.745369" calcext:value-type="float">
            <text:p>0.7454</text:p>
          </table:table-cell>
          <table:table-cell table:style-name="ce14" office:value-type="float" office:value="0.745398" calcext:value-type="float">
            <text:p>0.7454</text:p>
          </table:table-cell>
          <table:table-cell table:style-name="ce14" office:value-type="float" office:value="0.672452" calcext:value-type="float">
            <text:p>0.6725</text:p>
          </table:table-cell>
          <table:table-cell table:style-name="ce14" office:value-type="float" office:value="1.000995" calcext:value-type="float">
            <text:p>1.0010</text:p>
          </table:table-cell>
          <table:table-cell table:style-name="ce14"/>
          <table:table-cell table:style-name="ce29" office:value-type="float" office:value="2" calcext:value-type="float">
            <text:p>2</text:p>
          </table:table-cell>
          <table:table-cell table:style-name="ce33" office:value-type="float" office:value="58704.29" calcext:value-type="float">
            <text:p>58704.29</text:p>
          </table:table-cell>
          <table:table-cell table:style-name="ce33" table:formula="of:=((([.A26]-[.C26])*[.B26])*8)/1000000" office:value-type="float" office:value="15271.70112" calcext:value-type="float">
            <text:p>15271.70</text:p>
          </table:table-cell>
          <table:table-cell table:style-name="ce14" table:formula="of:=([.R26]*2)/[.Q26]" office:value-type="float" office:value="0.520292507413002" calcext:value-type="float">
            <text:p>0.5203</text:p>
          </table:table-cell>
          <table:table-cell table:style-name="ce14" table:formula="of:=[.H26]" office:value-type="float" office:value="0.586246" calcext:value-type="float">
            <text:p>0.5862</text:p>
          </table:table-cell>
          <table:table-cell table:style-name="ce33" office:value-type="float" office:value="5264.154" calcext:value-type="float">
            <text:p>5264.15</text:p>
          </table:table-cell>
          <table:table-cell table:style-name="ce33" table:formula="of:=(([.C26]*[.B26])*8)/1000000" office:value-type="float" office:value="727.32608" calcext:value-type="float">
            <text:p>727.33</text:p>
          </table:table-cell>
          <table:table-cell table:style-name="ce14" table:formula="of:=([.V26]*2)/[.U26]" office:value-type="float" office:value="0.276331611879136" calcext:value-type="float">
            <text:p>0.2763</text:p>
          </table:table-cell>
          <table:table-cell table:style-name="ce14" table:formula="of:=[.K26]" office:value-type="float" office:value="0.745369" calcext:value-type="float">
            <text:p>0.7454</text:p>
          </table:table-cell>
          <table:table-cell table:style-name="ce14" table:formula="of:=([.B26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2789" calcext:value-type="float">
            <text:p>278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0.56651" calcext:value-type="float">
            <text:p>0.5665</text:p>
          </table:table-cell>
          <table:table-cell table:style-name="ce14" office:value-type="float" office:value="0.529975" calcext:value-type="float">
            <text:p>0.5300</text:p>
          </table:table-cell>
          <table:table-cell table:style-name="ce14" office:value-type="float" office:value="0.61903" calcext:value-type="float">
            <text:p>0.6190</text:p>
          </table:table-cell>
          <table:table-cell table:style-name="ce14" office:value-type="float" office:value="0.61136" calcext:value-type="float">
            <text:p>0.6114</text:p>
          </table:table-cell>
          <table:table-cell table:style-name="ce14" office:value-type="float" office:value="0.562028" calcext:value-type="float">
            <text:p>0.5620</text:p>
          </table:table-cell>
          <table:table-cell table:style-name="ce34" office:value-type="float" office:value="0.695382" calcext:value-type="float">
            <text:p>0.6954</text:p>
          </table:table-cell>
          <table:table-cell table:style-name="ce14" office:value-type="float" office:value="0.695416" calcext:value-type="float">
            <text:p>0.6954</text:p>
          </table:table-cell>
          <table:table-cell table:style-name="ce14" office:value-type="float" office:value="0.631721" calcext:value-type="float">
            <text:p>0.6317</text:p>
          </table:table-cell>
          <table:table-cell table:style-name="ce14" office:value-type="float" office:value="0.930884" calcext:value-type="float">
            <text:p>0.9309</text:p>
          </table:table-cell>
          <table:table-cell table:style-name="ce14"/>
          <table:table-cell table:style-name="ce29" office:value-type="float" office:value="3" calcext:value-type="float">
            <text:p>3</text:p>
          </table:table-cell>
          <table:table-cell table:style-name="ce33" office:value-type="float" office:value="55454.721" calcext:value-type="float">
            <text:p>55454.72</text:p>
          </table:table-cell>
          <table:table-cell table:style-name="ce33" table:formula="of:=((([.A27]-[.C27])*[.B27])*8)/1000000" office:value-type="float" office:value="15001.23456" calcext:value-type="float">
            <text:p>15001.23</text:p>
          </table:table-cell>
          <table:table-cell table:style-name="ce14" table:formula="of:=([.R27]*2)/[.Q27]" office:value-type="float" office:value="0.54102641901309" calcext:value-type="float">
            <text:p>0.5410</text:p>
          </table:table-cell>
          <table:table-cell table:style-name="ce14" table:formula="of:=[.H27]" office:value-type="float" office:value="0.61903" calcext:value-type="float">
            <text:p>0.6190</text:p>
          </table:table-cell>
          <table:table-cell table:style-name="ce33" office:value-type="float" office:value="7421.89" calcext:value-type="float">
            <text:p>7421.89</text:p>
          </table:table-cell>
          <table:table-cell table:style-name="ce33" table:formula="of:=(([.C27]*[.B27])*8)/1000000" office:value-type="float" office:value="997.79264" calcext:value-type="float">
            <text:p>997.79</text:p>
          </table:table-cell>
          <table:table-cell table:style-name="ce14" table:formula="of:=([.V27]*2)/[.U27]" office:value-type="float" office:value="0.26887831536172" calcext:value-type="float">
            <text:p>0.2689</text:p>
          </table:table-cell>
          <table:table-cell table:style-name="ce14" table:formula="of:=[.K27]" office:value-type="float" office:value="0.695382" calcext:value-type="float">
            <text:p>0.6954</text:p>
          </table:table-cell>
          <table:table-cell table:style-name="ce14" table:formula="of:=([.B27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3620" calcext:value-type="float">
            <text:p>362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0.575526" calcext:value-type="float">
            <text:p>0.5755</text:p>
          </table:table-cell>
          <table:table-cell table:style-name="ce14" office:value-type="float" office:value="0.536061" calcext:value-type="float">
            <text:p>0.5361</text:p>
          </table:table-cell>
          <table:table-cell table:style-name="ce14" office:value-type="float" office:value="0.615899" calcext:value-type="float">
            <text:p>0.6159</text:p>
          </table:table-cell>
          <table:table-cell table:style-name="ce14" office:value-type="float" office:value="0.580475" calcext:value-type="float">
            <text:p>0.5805</text:p>
          </table:table-cell>
          <table:table-cell table:style-name="ce14" office:value-type="float" office:value="0.53129" calcext:value-type="float">
            <text:p>0.5313</text:p>
          </table:table-cell>
          <table:table-cell table:style-name="ce34" office:value-type="float" office:value="0.67891" calcext:value-type="float">
            <text:p>0.6789</text:p>
          </table:table-cell>
          <table:table-cell table:style-name="ce14" office:value-type="float" office:value="0.675768" calcext:value-type="float">
            <text:p>0.6758</text:p>
          </table:table-cell>
          <table:table-cell table:style-name="ce14" office:value-type="float" office:value="0.613055" calcext:value-type="float">
            <text:p>0.6131</text:p>
          </table:table-cell>
          <table:table-cell table:style-name="ce14" office:value-type="float" office:value="0.967224" calcext:value-type="float">
            <text:p>0.9672</text:p>
          </table:table-cell>
          <table:table-cell table:style-name="ce14"/>
          <table:table-cell table:style-name="ce29" office:value-type="float" office:value="4" calcext:value-type="float">
            <text:p>4</text:p>
          </table:table-cell>
          <table:table-cell table:style-name="ce33" office:value-type="float" office:value="52112.786" calcext:value-type="float">
            <text:p>52112.79</text:p>
          </table:table-cell>
          <table:table-cell table:style-name="ce33" table:formula="of:=((([.A28]-[.C28])*[.B28])*8)/1000000" office:value-type="float" office:value="14703.936" calcext:value-type="float">
            <text:p>14703.94</text:p>
          </table:table-cell>
          <table:table-cell table:style-name="ce14" table:formula="of:=([.R28]*2)/[.Q28]" office:value-type="float" office:value="0.564312028913595" calcext:value-type="float">
            <text:p>0.5643</text:p>
          </table:table-cell>
          <table:table-cell table:style-name="ce14" table:formula="of:=[.H28]" office:value-type="float" office:value="0.615899" calcext:value-type="float">
            <text:p>0.6159</text:p>
          </table:table-cell>
          <table:table-cell table:style-name="ce33" office:value-type="float" office:value="10193.128" calcext:value-type="float">
            <text:p>10193.13</text:p>
          </table:table-cell>
          <table:table-cell table:style-name="ce33" table:formula="of:=(([.C28]*[.B28])*8)/1000000" office:value-type="float" office:value="1295.0912" calcext:value-type="float">
            <text:p>1295.09</text:p>
          </table:table-cell>
          <table:table-cell table:style-name="ce14" table:formula="of:=([.V28]*2)/[.U28]" office:value-type="float" office:value="0.254110651803843" calcext:value-type="float">
            <text:p>0.2541</text:p>
          </table:table-cell>
          <table:table-cell table:style-name="ce14" table:formula="of:=[.K28]" office:value-type="float" office:value="0.67891" calcext:value-type="float">
            <text:p>0.6789</text:p>
          </table:table-cell>
          <table:table-cell table:style-name="ce14" table:formula="of:=([.B28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4328" calcext:value-type="float">
            <text:p>4328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14" office:value-type="float" office:value="0.583366" calcext:value-type="float">
            <text:p>0.5834</text:p>
          </table:table-cell>
          <table:table-cell table:style-name="ce14" office:value-type="float" office:value="0.541732" calcext:value-type="float">
            <text:p>0.5417</text:p>
          </table:table-cell>
          <table:table-cell table:style-name="ce14" office:value-type="float" office:value="0.612761" calcext:value-type="float">
            <text:p>0.6128</text:p>
          </table:table-cell>
          <table:table-cell table:style-name="ce14" office:value-type="float" office:value="0.544642" calcext:value-type="float">
            <text:p>0.5446</text:p>
          </table:table-cell>
          <table:table-cell table:style-name="ce14" office:value-type="float" office:value="0.500754" calcext:value-type="float">
            <text:p>0.5008</text:p>
          </table:table-cell>
          <table:table-cell table:style-name="ce34" office:value-type="float" office:value="0.665287" calcext:value-type="float">
            <text:p>0.6653</text:p>
          </table:table-cell>
          <table:table-cell table:style-name="ce14" office:value-type="float" office:value="0.668551" calcext:value-type="float">
            <text:p>0.6686</text:p>
          </table:table-cell>
          <table:table-cell table:style-name="ce14" office:value-type="float" office:value="0.59807" calcext:value-type="float">
            <text:p>0.5981</text:p>
          </table:table-cell>
          <table:table-cell table:style-name="ce14" office:value-type="float" office:value="0.961252" calcext:value-type="float">
            <text:p>0.9613</text:p>
          </table:table-cell>
          <table:table-cell table:style-name="ce14"/>
          <table:table-cell table:style-name="ce29" office:value-type="float" office:value="5" calcext:value-type="float">
            <text:p>5</text:p>
          </table:table-cell>
          <table:table-cell table:style-name="ce33" office:value-type="float" office:value="48564.564" calcext:value-type="float">
            <text:p>48564.56</text:p>
          </table:table-cell>
          <table:table-cell table:style-name="ce33" table:formula="of:=((([.A29]-[.C29])*[.B29])*8)/1000000" office:value-type="float" office:value="14450.64192" calcext:value-type="float">
            <text:p>14450.64</text:p>
          </table:table-cell>
          <table:table-cell table:style-name="ce14" table:formula="of:=([.R29]*2)/[.Q29]" office:value-type="float" office:value="0.595110538622359" calcext:value-type="float">
            <text:p>0.5951</text:p>
          </table:table-cell>
          <table:table-cell table:style-name="ce14" table:formula="of:=[.H29]" office:value-type="float" office:value="0.612761" calcext:value-type="float">
            <text:p>0.6128</text:p>
          </table:table-cell>
          <table:table-cell table:style-name="ce33" office:value-type="float" office:value="13010.169" calcext:value-type="float">
            <text:p>13010.17</text:p>
          </table:table-cell>
          <table:table-cell table:style-name="ce33" table:formula="of:=(([.C29]*[.B29])*8)/1000000" office:value-type="float" office:value="1548.38528" calcext:value-type="float">
            <text:p>1548.39</text:p>
          </table:table-cell>
          <table:table-cell table:style-name="ce14" table:formula="of:=([.V29]*2)/[.U29]" office:value-type="float" office:value="0.238026928013003" calcext:value-type="float">
            <text:p>0.2380</text:p>
          </table:table-cell>
          <table:table-cell table:style-name="ce14" table:formula="of:=[.K29]" office:value-type="float" office:value="0.665287" calcext:value-type="float">
            <text:p>0.6653</text:p>
          </table:table-cell>
          <table:table-cell table:style-name="ce14" table:formula="of:=([.B29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5779" calcext:value-type="float">
            <text:p>577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0.599466" calcext:value-type="float">
            <text:p>0.5995</text:p>
          </table:table-cell>
          <table:table-cell table:style-name="ce14" office:value-type="float" office:value="0.545359" calcext:value-type="float">
            <text:p>0.5454</text:p>
          </table:table-cell>
          <table:table-cell table:style-name="ce14" office:value-type="float" office:value="0.65622" calcext:value-type="float">
            <text:p>0.6562</text:p>
          </table:table-cell>
          <table:table-cell table:style-name="ce14" office:value-type="float" office:value="0.593002" calcext:value-type="float">
            <text:p>0.5930</text:p>
          </table:table-cell>
          <table:table-cell table:style-name="ce14" office:value-type="float" office:value="0.558382" calcext:value-type="float">
            <text:p>0.5584</text:p>
          </table:table-cell>
          <table:table-cell table:style-name="ce34" office:value-type="float" office:value="0.71086" calcext:value-type="float">
            <text:p>0.7109</text:p>
          </table:table-cell>
          <table:table-cell table:style-name="ce14" office:value-type="float" office:value="0.720595" calcext:value-type="float">
            <text:p>0.7206</text:p>
          </table:table-cell>
          <table:table-cell table:style-name="ce14" office:value-type="float" office:value="0.649697" calcext:value-type="float">
            <text:p>0.6497</text:p>
          </table:table-cell>
          <table:table-cell table:style-name="ce14" office:value-type="float" office:value="0.927911" calcext:value-type="float">
            <text:p>0.9279</text:p>
          </table:table-cell>
          <table:table-cell table:style-name="ce14"/>
          <table:table-cell table:style-name="ce29" office:value-type="float" office:value="6" calcext:value-type="float">
            <text:p>6</text:p>
          </table:table-cell>
          <table:table-cell table:style-name="ce33" office:value-type="float" office:value="45866.159" calcext:value-type="float">
            <text:p>45866.16</text:p>
          </table:table-cell>
          <table:table-cell table:style-name="ce33" table:formula="of:=((([.A30]-[.C30])*[.B30])*8)/1000000" office:value-type="float" office:value="13931.53216" calcext:value-type="float">
            <text:p>13931.53</text:p>
          </table:table-cell>
          <table:table-cell table:style-name="ce14" table:formula="of:=([.R30]*2)/[.Q30]" office:value-type="float" office:value="0.607486323849355" calcext:value-type="float">
            <text:p>0.6075</text:p>
          </table:table-cell>
          <table:table-cell table:style-name="ce14" table:formula="of:=[.H30]" office:value-type="float" office:value="0.65622" calcext:value-type="float">
            <text:p>0.6562</text:p>
          </table:table-cell>
          <table:table-cell table:style-name="ce33" office:value-type="float" office:value="16101.65" calcext:value-type="float">
            <text:p>16101.65</text:p>
          </table:table-cell>
          <table:table-cell table:style-name="ce33" table:formula="of:=(([.C30]*[.B30])*8)/1000000" office:value-type="float" office:value="2067.49504" calcext:value-type="float">
            <text:p>2067.50</text:p>
          </table:table-cell>
          <table:table-cell table:style-name="ce14" table:formula="of:=([.V30]*2)/[.U30]" office:value-type="float" office:value="0.256805363425487" calcext:value-type="float">
            <text:p>0.2568</text:p>
          </table:table-cell>
          <table:table-cell table:style-name="ce14" table:formula="of:=[.K30]" office:value-type="float" office:value="0.71086" calcext:value-type="float">
            <text:p>0.7109</text:p>
          </table:table-cell>
          <table:table-cell table:style-name="ce14" table:formula="of:=([.B30]*8)/1000000" office:value-type="float" office:value="0.35776" calcext:value-type="float">
            <text:p>0.3578</text:p>
          </table:table-cell>
        </table:table-row>
        <table:table-row table:style-name="ro1">
          <table:table-cell table:style-name="ce29" table:number-columns-repeated="5"/>
          <table:table-cell table:style-name="ce14" table:number-columns-repeated="5"/>
          <table:table-cell table:style-name="ce34"/>
          <table:table-cell table:style-name="ce14" table:number-columns-repeated="5"/>
          <table:table-cell table:number-columns-repeated="3"/>
          <table:table-cell table:style-name="ce14"/>
          <table:table-cell table:number-columns-repeated="3"/>
          <table:table-cell table:style-name="ce14" table:number-columns-repeated="2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1454" calcext:value-type="float">
            <text:p>14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5251" calcext:value-type="float">
            <text:p>1.25251</text:p>
          </table:table-cell>
          <table:table-cell office:value-type="float" office:value="1.229626" calcext:value-type="float">
            <text:p>1.229626</text:p>
          </table:table-cell>
          <table:table-cell office:value-type="float" office:value="1.333406" calcext:value-type="float">
            <text:p>1.333406</text:p>
          </table:table-cell>
          <table:table-cell office:value-type="float" office:value="1.58732" calcext:value-type="float">
            <text:p>1.58732</text:p>
          </table:table-cell>
          <table:table-cell office:value-type="float" office:value="1.42011" calcext:value-type="float">
            <text:p>1.42011</text:p>
          </table:table-cell>
          <table:table-cell office:value-type="float" office:value="1.58732" calcext:value-type="float">
            <text:p>1.58732</text:p>
          </table:table-cell>
          <table:table-cell office:value-type="float" office:value="1.587342" calcext:value-type="float">
            <text:p>1.587342</text:p>
          </table:table-cell>
          <table:table-cell office:value-type="float" office:value="1.420132" calcext:value-type="float">
            <text:p>1.420132</text:p>
          </table:table-cell>
          <table:table-cell office:value-type="float" office:value="1.903764" calcext:value-type="float">
            <text:p>1.903764</text:p>
          </table:table-cell>
          <table:table-cell table:style-name="ce14"/>
          <table:table-cell table:style-name="ce29" office:value-type="float" office:value="1" calcext:value-type="float">
            <text:p>1</text:p>
          </table:table-cell>
          <table:table-cell table:style-name="ce33" office:value-type="float" office:value="61568.859" calcext:value-type="float">
            <text:p>61568.86</text:p>
          </table:table-cell>
          <table:table-cell table:style-name="ce33" table:formula="of:=((([.A32]-[.C32])*[.B32])*8)/1000000" office:value-type="float" office:value="31268.776" calcext:value-type="float">
            <text:p>31268.78</text:p>
          </table:table-cell>
          <table:table-cell table:style-name="ce14" table:formula="of:=([.R32]*2/[.Q32])" office:value-type="float" office:value="1.01573348955517" calcext:value-type="float">
            <text:p>1.0157</text:p>
          </table:table-cell>
          <table:table-cell table:style-name="ce14" table:formula="of:=[.H32]" office:value-type="float" office:value="1.333406" calcext:value-type="float">
            <text:p>1.3334</text:p>
          </table:table-cell>
          <table:table-cell table:style-name="ce33" office:value-type="float" office:value="1433.865" calcext:value-type="float">
            <text:p>1433.87</text:p>
          </table:table-cell>
          <table:table-cell table:style-name="ce33" table:formula="of:=(([.C32]*[.B32])*8)/1000000" office:value-type="float" office:value="735.724" calcext:value-type="float">
            <text:p>735.72</text:p>
          </table:table-cell>
          <table:table-cell table:style-name="ce14" table:formula="of:=([.V32]*2)/[.U32]" office:value-type="float" office:value="1.02621097523128" calcext:value-type="float">
            <text:p>1.0262</text:p>
          </table:table-cell>
          <table:table-cell table:style-name="ce14" table:formula="of:=[.K32]" office:value-type="float" office:value="1.58732" calcext:value-type="float">
            <text:p>1.5873</text:p>
          </table:table-cell>
          <table:table-cell table:style-name="ce14" table:formula="of:=([.B32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2876" calcext:value-type="float">
            <text:p>28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256966" calcext:value-type="float">
            <text:p>1.256966</text:p>
          </table:table-cell>
          <table:table-cell office:value-type="float" office:value="1.228268" calcext:value-type="float">
            <text:p>1.228268</text:p>
          </table:table-cell>
          <table:table-cell office:value-type="float" office:value="1.358444" calcext:value-type="float">
            <text:p>1.358444</text:p>
          </table:table-cell>
          <table:table-cell office:value-type="float" office:value="1.506596" calcext:value-type="float">
            <text:p>1.506596</text:p>
          </table:table-cell>
          <table:table-cell office:value-type="float" office:value="1.257028" calcext:value-type="float">
            <text:p>1.257028</text:p>
          </table:table-cell>
          <table:table-cell office:value-type="float" office:value="1.642282" calcext:value-type="float">
            <text:p>1.642282</text:p>
          </table:table-cell>
          <table:table-cell office:value-type="float" office:value="1.642722" calcext:value-type="float">
            <text:p>1.642722</text:p>
          </table:table-cell>
          <table:table-cell office:value-type="float" office:value="1.394848" calcext:value-type="float">
            <text:p>1.394848</text:p>
          </table:table-cell>
          <table:table-cell office:value-type="float" office:value="2.153931" calcext:value-type="float">
            <text:p>2.1539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float" office:value="58704.29" calcext:value-type="float">
            <text:p>58704.29</text:p>
          </table:table-cell>
          <table:table-cell table:style-name="ce33" table:formula="of:=((([.A33]-[.C33])*[.B33])*8)/1000000" office:value-type="float" office:value="30549.244" calcext:value-type="float">
            <text:p>30549.24</text:p>
          </table:table-cell>
          <table:table-cell table:style-name="ce14" table:formula="of:=([.R33]*2)/[.Q33]" office:value-type="float" office:value="1.04078403810011" calcext:value-type="float">
            <text:p>1.0408</text:p>
          </table:table-cell>
          <table:table-cell table:style-name="ce14" table:formula="of:=[.H33]" office:value-type="float" office:value="1.358444" calcext:value-type="float">
            <text:p>1.3584</text:p>
          </table:table-cell>
          <table:table-cell table:style-name="ce33" office:value-type="float" office:value="5264.154" calcext:value-type="float">
            <text:p>5264.15</text:p>
          </table:table-cell>
          <table:table-cell table:style-name="ce33" table:formula="of:=(([.C33]*[.B33])*8)/1000000" office:value-type="float" office:value="1455.256" calcext:value-type="float">
            <text:p>1455.26</text:p>
          </table:table-cell>
          <table:table-cell table:style-name="ce14" table:formula="of:=([.V33]*2)/[.U33]" office:value-type="float" office:value="0.552892639539041" calcext:value-type="float">
            <text:p>0.5529</text:p>
          </table:table-cell>
          <table:table-cell table:style-name="ce14" table:formula="of:=[.K33]" office:value-type="float" office:value="1.642282" calcext:value-type="float">
            <text:p>1.6423</text:p>
          </table:table-cell>
          <table:table-cell table:style-name="ce14" table:formula="of:=([.B33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3945" calcext:value-type="float">
            <text:p>39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.263835" calcext:value-type="float">
            <text:p>1.263835</text:p>
          </table:table-cell>
          <table:table-cell office:value-type="float" office:value="1.23511" calcext:value-type="float">
            <text:p>1.23511</text:p>
          </table:table-cell>
          <table:table-cell office:value-type="float" office:value="1.404304" calcext:value-type="float">
            <text:p>1.404304</text:p>
          </table:table-cell>
          <table:table-cell office:value-type="float" office:value="1.408301" calcext:value-type="float">
            <text:p>1.408301</text:p>
          </table:table-cell>
          <table:table-cell office:value-type="float" office:value="1.174835" calcext:value-type="float">
            <text:p>1.174835</text:p>
          </table:table-cell>
          <table:table-cell office:value-type="float" office:value="1.638619" calcext:value-type="float">
            <text:p>1.638619</text:p>
          </table:table-cell>
          <table:table-cell office:value-type="float" office:value="1.600137" calcext:value-type="float">
            <text:p>1.600137</text:p>
          </table:table-cell>
          <table:table-cell office:value-type="float" office:value="1.290958" calcext:value-type="float">
            <text:p>1.290958</text:p>
          </table:table-cell>
          <table:table-cell office:value-type="float" office:value="2.374194" calcext:value-type="float">
            <text:p>2.374194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float" office:value="55454.721" calcext:value-type="float">
            <text:p>55454.72</text:p>
          </table:table-cell>
          <table:table-cell table:style-name="ce33" table:formula="of:=((([.A34]-[.C34])*[.B34])*8)/1000000" office:value-type="float" office:value="30008.33" calcext:value-type="float">
            <text:p>30008.33</text:p>
          </table:table-cell>
          <table:table-cell table:style-name="ce14" table:formula="of:=([.R34]*2)/[.Q34]" office:value-type="float" office:value="1.08226421335706" calcext:value-type="float">
            <text:p>1.0823</text:p>
          </table:table-cell>
          <table:table-cell table:style-name="ce14" table:formula="of:=[.H34]" office:value-type="float" office:value="1.404304" calcext:value-type="float">
            <text:p>1.4043</text:p>
          </table:table-cell>
          <table:table-cell table:style-name="ce33" office:value-type="float" office:value="7421.89" calcext:value-type="float">
            <text:p>7421.89</text:p>
          </table:table-cell>
          <table:table-cell table:style-name="ce33" table:formula="of:=(([.C34]*[.B34])*8)/1000000" office:value-type="float" office:value="1996.17" calcext:value-type="float">
            <text:p>1996.17</text:p>
          </table:table-cell>
          <table:table-cell table:style-name="ce14" table:formula="of:=([.V34]*2)/[.U34]" office:value-type="float" office:value="0.537914197057623" calcext:value-type="float">
            <text:p>0.5379</text:p>
          </table:table-cell>
          <table:table-cell table:style-name="ce14" table:formula="of:=[.K34]" office:value-type="float" office:value="1.638619" calcext:value-type="float">
            <text:p>1.6386</text:p>
          </table:table-cell>
          <table:table-cell table:style-name="ce14" table:formula="of:=([.B34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5121" calcext:value-type="float">
            <text:p>51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274309" calcext:value-type="float">
            <text:p>1.274309</text:p>
          </table:table-cell>
          <table:table-cell office:value-type="float" office:value="1.244724" calcext:value-type="float">
            <text:p>1.244724</text:p>
          </table:table-cell>
          <table:table-cell office:value-type="float" office:value="1.462163" calcext:value-type="float">
            <text:p>1.462163</text:p>
          </table:table-cell>
          <table:table-cell office:value-type="float" office:value="1.369546" calcext:value-type="float">
            <text:p>1.369546</text:p>
          </table:table-cell>
          <table:table-cell office:value-type="float" office:value="1.144891" calcext:value-type="float">
            <text:p>1.144891</text:p>
          </table:table-cell>
          <table:table-cell office:value-type="float" office:value="1.677466" calcext:value-type="float">
            <text:p>1.677466</text:p>
          </table:table-cell>
          <table:table-cell office:value-type="float" office:value="1.635367" calcext:value-type="float">
            <text:p>1.635367</text:p>
          </table:table-cell>
          <table:table-cell office:value-type="float" office:value="1.279405" calcext:value-type="float">
            <text:p>1.279405</text:p>
          </table:table-cell>
          <table:table-cell office:value-type="float" office:value="2.267724" calcext:value-type="float">
            <text:p>2.267724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float" office:value="52112.786" calcext:value-type="float">
            <text:p>52112.79</text:p>
          </table:table-cell>
          <table:table-cell table:style-name="ce33" table:formula="of:=((([.A35]-[.C35])*[.B35])*8)/1000000" office:value-type="float" office:value="29413.274" calcext:value-type="float">
            <text:p>29413.27</text:p>
          </table:table-cell>
          <table:table-cell table:style-name="ce14" table:formula="of:=([.R35]*2)/[.Q35]" office:value-type="float" office:value="1.1288313773898" calcext:value-type="float">
            <text:p>1.1288</text:p>
          </table:table-cell>
          <table:table-cell table:style-name="ce14" table:formula="of:=[.H35]" office:value-type="float" office:value="1.462163" calcext:value-type="float">
            <text:p>1.4622</text:p>
          </table:table-cell>
          <table:table-cell table:style-name="ce33" office:value-type="float" office:value="10193.128" calcext:value-type="float">
            <text:p>10193.13</text:p>
          </table:table-cell>
          <table:table-cell table:style-name="ce33" table:formula="of:=(([.C35]*[.B35])*8)/1000000" office:value-type="float" office:value="2591.226" calcext:value-type="float">
            <text:p>2591.23</text:p>
          </table:table-cell>
          <table:table-cell table:style-name="ce14" table:formula="of:=([.V35]*2)/[.U35]" office:value-type="float" office:value="0.50842606901434" calcext:value-type="float">
            <text:p>0.5084</text:p>
          </table:table-cell>
          <table:table-cell table:style-name="ce14" table:formula="of:=[.K35]" office:value-type="float" office:value="1.677466" calcext:value-type="float">
            <text:p>1.6775</text:p>
          </table:table-cell>
          <table:table-cell table:style-name="ce14" table:formula="of:=([.B35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6121" calcext:value-type="float">
            <text:p>61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16681" calcext:value-type="float">
            <text:p>1.316681</text:p>
          </table:table-cell>
          <table:table-cell office:value-type="float" office:value="1.266201" calcext:value-type="float">
            <text:p>1.266201</text:p>
          </table:table-cell>
          <table:table-cell office:value-type="float" office:value="1.570388" calcext:value-type="float">
            <text:p>1.570388</text:p>
          </table:table-cell>
          <table:table-cell office:value-type="float" office:value="1.269964" calcext:value-type="float">
            <text:p>1.269964</text:p>
          </table:table-cell>
          <table:table-cell office:value-type="float" office:value="1.090731" calcext:value-type="float">
            <text:p>1.090731</text:p>
          </table:table-cell>
          <table:table-cell office:value-type="float" office:value="1.613774" calcext:value-type="float">
            <text:p>1.613774</text:p>
          </table:table-cell>
          <table:table-cell office:value-type="float" office:value="1.680483" calcext:value-type="float">
            <text:p>1.680483</text:p>
          </table:table-cell>
          <table:table-cell office:value-type="float" office:value="1.301156" calcext:value-type="float">
            <text:p>1.301156</text:p>
          </table:table-cell>
          <table:table-cell office:value-type="float" office:value="2.101849" calcext:value-type="float">
            <text:p>2.101849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float" office:value="48564.564" calcext:value-type="float">
            <text:p>48564.56</text:p>
          </table:table-cell>
          <table:table-cell table:style-name="ce33" table:formula="of:=((([.A36]-[.C36])*[.B36])*8)/1000000" office:value-type="float" office:value="28907.274" calcext:value-type="float">
            <text:p>28907.27</text:p>
          </table:table-cell>
          <table:table-cell table:style-name="ce14" table:formula="of:=([.R36]*2)/[.Q36]" office:value-type="float" office:value="1.19046776575612" calcext:value-type="float">
            <text:p>1.1905</text:p>
          </table:table-cell>
          <table:table-cell table:style-name="ce14" table:formula="of:=[.H36]" office:value-type="float" office:value="1.570388" calcext:value-type="float">
            <text:p>1.5704</text:p>
          </table:table-cell>
          <table:table-cell table:style-name="ce33" office:value-type="float" office:value="13010.169" calcext:value-type="float">
            <text:p>13010.17</text:p>
          </table:table-cell>
          <table:table-cell table:style-name="ce33" table:formula="of:=(([.C36]*[.B36])*8)/1000000" office:value-type="float" office:value="3097.226" calcext:value-type="float">
            <text:p>3097.23</text:p>
          </table:table-cell>
          <table:table-cell table:style-name="ce14" table:formula="of:=([.V36]*2)/[.U36]" office:value-type="float" office:value="0.476123868952048" calcext:value-type="float">
            <text:p>0.4761</text:p>
          </table:table-cell>
          <table:table-cell table:style-name="ce14" table:formula="of:=[.K36]" office:value-type="float" office:value="1.613774" calcext:value-type="float">
            <text:p>1.6138</text:p>
          </table:table-cell>
          <table:table-cell table:style-name="ce14" table:formula="of:=([.B36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8174" calcext:value-type="float">
            <text:p>817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321231" calcext:value-type="float">
            <text:p>1.321231</text:p>
          </table:table-cell>
          <table:table-cell office:value-type="float" office:value="1.261017" calcext:value-type="float">
            <text:p>1.261017</text:p>
          </table:table-cell>
          <table:table-cell office:value-type="float" office:value="1.56223" calcext:value-type="float">
            <text:p>1.56223</text:p>
          </table:table-cell>
          <table:table-cell office:value-type="float" office:value="1.487537" calcext:value-type="float">
            <text:p>1.487537</text:p>
          </table:table-cell>
          <table:table-cell office:value-type="float" office:value="1.216666" calcext:value-type="float">
            <text:p>1.216666</text:p>
          </table:table-cell>
          <table:table-cell office:value-type="float" office:value="2.312697" calcext:value-type="float">
            <text:p>2.312697</text:p>
          </table:table-cell>
          <table:table-cell office:value-type="float" office:value="1.842329" calcext:value-type="float">
            <text:p>1.842329</text:p>
          </table:table-cell>
          <table:table-cell office:value-type="float" office:value="1.327004" calcext:value-type="float">
            <text:p>1.327004</text:p>
          </table:table-cell>
          <table:table-cell office:value-type="float" office:value="2.709646" calcext:value-type="float">
            <text:p>2.709646</text:p>
          </table:table-cell>
          <table:table-cell/>
          <table:table-cell office:value-type="float" office:value="6" calcext:value-type="float">
            <text:p>6</text:p>
          </table:table-cell>
          <table:table-cell table:style-name="ce33" office:value-type="float" office:value="45866.159" calcext:value-type="float">
            <text:p>45866.16</text:p>
          </table:table-cell>
          <table:table-cell table:style-name="ce33" table:formula="of:=((([.A37]-[.C37])*[.B37])*8)/1000000" office:value-type="float" office:value="27868.456" calcext:value-type="float">
            <text:p>27868.46</text:p>
          </table:table-cell>
          <table:table-cell table:style-name="ce14" table:formula="of:=([.R37]*2)/[.Q37]" office:value-type="float" office:value="1.21520775262651" calcext:value-type="float">
            <text:p>1.2152</text:p>
          </table:table-cell>
          <table:table-cell table:style-name="ce14" table:formula="of:=[.H37]" office:value-type="float" office:value="1.56223" calcext:value-type="float">
            <text:p>1.5622</text:p>
          </table:table-cell>
          <table:table-cell table:style-name="ce33" office:value-type="float" office:value="16101.65" calcext:value-type="float">
            <text:p>16101.65</text:p>
          </table:table-cell>
          <table:table-cell table:style-name="ce33" table:formula="of:=(([.C37]*[.B37])*8)/1000000" office:value-type="float" office:value="4136.044" calcext:value-type="float">
            <text:p>4136.04</text:p>
          </table:table-cell>
          <table:table-cell table:style-name="ce14" table:formula="of:=([.V37]*2)/[.U37]" office:value-type="float" office:value="0.513741635174035" calcext:value-type="float">
            <text:p>0.5137</text:p>
          </table:table-cell>
          <table:table-cell table:style-name="ce14" table:formula="of:=[.K37]" office:value-type="float" office:value="2.312697" calcext:value-type="float">
            <text:p>2.3127</text:p>
          </table:table-cell>
          <table:table-cell table:style-name="ce14" table:formula="of:=([.B37]*8)/1000000" office:value-type="float" office:value="0.506" calcext:value-type="float">
            <text:p>0.5060</text:p>
          </table:table-cell>
        </table:table-row>
        <table:table-row table:style-name="ro1">
          <table:table-cell table:style-name="ce29" table:number-columns-repeated="5"/>
          <table:table-cell table:number-columns-repeated="14"/>
          <table:table-cell table:style-name="ce14"/>
          <table:table-cell table:number-columns-repeated="3"/>
          <table:table-cell table:style-name="ce14" table:number-columns-repeated="2"/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2056" calcext:value-type="float">
            <text:p>205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.828316" calcext:value-type="float">
            <text:p>2.8283</text:p>
          </table:table-cell>
          <table:table-cell table:style-name="ce14" office:value-type="float" office:value="2.80241" calcext:value-type="float">
            <text:p>2.8024</text:p>
          </table:table-cell>
          <table:table-cell table:style-name="ce14" office:value-type="float" office:value="2.934029" calcext:value-type="float">
            <text:p>2.9340</text:p>
          </table:table-cell>
          <table:table-cell table:number-columns-repeated="2" table:style-name="ce14" office:value-type="float" office:value="3.195165" calcext:value-type="float">
            <text:p>3.1952</text:p>
          </table:table-cell>
          <table:table-cell table:style-name="ce14" office:value-type="float" office:value="4.124921" calcext:value-type="float">
            <text:p>4.1249</text:p>
          </table:table-cell>
          <table:table-cell table:style-name="ce14" office:value-type="float" office:value="3.195188" calcext:value-type="float">
            <text:p>3.1952</text:p>
          </table:table-cell>
          <table:table-cell table:style-name="ce14" office:value-type="float" office:value="2.886003" calcext:value-type="float">
            <text:p>2.8860</text:p>
          </table:table-cell>
          <table:table-cell table:style-name="ce14" office:value-type="float" office:value="4.124944" calcext:value-type="float">
            <text:p>4.12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float" office:value="61568.859" calcext:value-type="float">
            <text:p>61568.86</text:p>
          </table:table-cell>
          <table:table-cell table:style-name="ce33" table:formula="of:=((([.A39]-[.C39])*[.B39])*8)/1000000" office:value-type="float" office:value="62539.1464" calcext:value-type="float">
            <text:p>62539.15</text:p>
          </table:table-cell>
          <table:table-cell table:style-name="ce14" table:formula="of:=([.R39]*3)/[.Q39]" office:value-type="float" office:value="3.04727815729052" calcext:value-type="float">
            <text:p>3.0473</text:p>
          </table:table-cell>
          <table:table-cell table:style-name="ce14" table:formula="of:=[.H39]" office:value-type="float" office:value="2.934029" calcext:value-type="float">
            <text:p>2.9340</text:p>
          </table:table-cell>
          <table:table-cell table:style-name="ce33" office:value-type="float" office:value="1433.865" calcext:value-type="float">
            <text:p>1433.87</text:p>
          </table:table-cell>
          <table:table-cell table:style-name="ce33" table:formula="of:=(([.C39]*[.B39])*8)/1000000" office:value-type="float" office:value="1471.2736" calcext:value-type="float">
            <text:p>1471.27</text:p>
          </table:table-cell>
          <table:table-cell table:style-name="ce14" table:formula="of:=([.V39]*3)/[.U39]" office:value-type="float" office:value="3.07826803778598" calcext:value-type="float">
            <text:p>3.0783</text:p>
          </table:table-cell>
          <table:table-cell table:style-name="ce14" table:formula="of:=[.K39]" office:value-type="float" office:value="4.124921" calcext:value-type="float">
            <text:p>4.1249</text:p>
          </table:table-cell>
          <table:table-cell table:style-name="ce14" table:formula="of:=([.B39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4067" calcext:value-type="float">
            <text:p>406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.931383" calcext:value-type="float">
            <text:p>2.9314</text:p>
          </table:table-cell>
          <table:table-cell table:style-name="ce14" office:value-type="float" office:value="2.781785" calcext:value-type="float">
            <text:p>2.7818</text:p>
          </table:table-cell>
          <table:table-cell table:style-name="ce14" office:value-type="float" office:value="3.06711" calcext:value-type="float">
            <text:p>3.0671</text:p>
          </table:table-cell>
          <table:table-cell table:style-name="ce14" office:value-type="float" office:value="4.345397" calcext:value-type="float">
            <text:p>4.3454</text:p>
          </table:table-cell>
          <table:table-cell table:style-name="ce14" office:value-type="float" office:value="3.298614" calcext:value-type="float">
            <text:p>3.2986</text:p>
          </table:table-cell>
          <table:table-cell table:style-name="ce14" office:value-type="float" office:value="4.578979" calcext:value-type="float">
            <text:p>4.5790</text:p>
          </table:table-cell>
          <table:table-cell table:style-name="ce14" office:value-type="float" office:value="4.559027" calcext:value-type="float">
            <text:p>4.5590</text:p>
          </table:table-cell>
          <table:table-cell table:style-name="ce14" office:value-type="float" office:value="3.326602" calcext:value-type="float">
            <text:p>3.3266</text:p>
          </table:table-cell>
          <table:table-cell table:style-name="ce14" office:value-type="float" office:value="5.217002" calcext:value-type="float">
            <text:p>5.217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float" office:value="58704.29" calcext:value-type="float">
            <text:p>58704.29</text:p>
          </table:table-cell>
          <table:table-cell table:style-name="ce33" table:formula="of:=((([.A40]-[.C40])*[.B40])*8)/1000000" office:value-type="float" office:value="61100.0748" calcext:value-type="float">
            <text:p>61100.07</text:p>
          </table:table-cell>
          <table:table-cell table:style-name="ce14" table:formula="of:=([.R40]*3)/[.Q40]" office:value-type="float" office:value="3.12243320547783" calcext:value-type="float">
            <text:p>3.1224</text:p>
          </table:table-cell>
          <table:table-cell table:style-name="ce14" table:formula="of:=[.H40]" office:value-type="float" office:value="3.06711" calcext:value-type="float">
            <text:p>3.0671</text:p>
          </table:table-cell>
          <table:table-cell table:style-name="ce33" office:value-type="float" office:value="5264.154" calcext:value-type="float">
            <text:p>5264.15</text:p>
          </table:table-cell>
          <table:table-cell table:style-name="ce33" table:formula="of:=(([.C40]*[.B40])*8)/1000000" office:value-type="float" office:value="2910.3452" calcext:value-type="float">
            <text:p>2910.35</text:p>
          </table:table-cell>
          <table:table-cell table:style-name="ce14" table:formula="of:=([.V40]*3)/[.U40]" office:value-type="float" office:value="1.6585828606078" calcext:value-type="float">
            <text:p>1.6586</text:p>
          </table:table-cell>
          <table:table-cell table:style-name="ce14" table:formula="of:=[.K40]" office:value-type="float" office:value="4.578979" calcext:value-type="float">
            <text:p>4.5790</text:p>
          </table:table-cell>
          <table:table-cell table:style-name="ce14" table:formula="of:=([.B40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5579" calcext:value-type="float">
            <text:p>557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.912622" calcext:value-type="float">
            <text:p>2.9126</text:p>
          </table:table-cell>
          <table:table-cell table:style-name="ce14" office:value-type="float" office:value="2.76349" calcext:value-type="float">
            <text:p>2.7635</text:p>
          </table:table-cell>
          <table:table-cell table:style-name="ce14" office:value-type="float" office:value="3.047704" calcext:value-type="float">
            <text:p>3.0477</text:p>
          </table:table-cell>
          <table:table-cell table:style-name="ce14" office:value-type="float" office:value="2.929579" calcext:value-type="float">
            <text:p>2.9296</text:p>
          </table:table-cell>
          <table:table-cell table:style-name="ce14" office:value-type="float" office:value="2.366588" calcext:value-type="float">
            <text:p>2.3666</text:p>
          </table:table-cell>
          <table:table-cell table:style-name="ce14" office:value-type="float" office:value="3.612486" calcext:value-type="float">
            <text:p>3.6125</text:p>
          </table:table-cell>
          <table:table-cell table:style-name="ce14" office:value-type="float" office:value="3.630202" calcext:value-type="float">
            <text:p>3.6302</text:p>
          </table:table-cell>
          <table:table-cell table:style-name="ce14" office:value-type="float" office:value="2.834892" calcext:value-type="float">
            <text:p>2.8349</text:p>
          </table:table-cell>
          <table:table-cell table:style-name="ce14" office:value-type="float" office:value="5.560996" calcext:value-type="float">
            <text:p>5.561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float" office:value="55454.721" calcext:value-type="float">
            <text:p>55454.72</text:p>
          </table:table-cell>
          <table:table-cell table:style-name="ce33" table:formula="of:=((([.A41]-[.C41])*[.B41])*8)/1000000" office:value-type="float" office:value="60018.0876" calcext:value-type="float">
            <text:p>60018.09</text:p>
          </table:table-cell>
          <table:table-cell table:style-name="ce14" table:formula="of:=([.R41]*3)/[.Q41]" office:value-type="float" office:value="3.24686987064636" calcext:value-type="float">
            <text:p>3.2469</text:p>
          </table:table-cell>
          <table:table-cell table:style-name="ce14" table:formula="of:=[.H41]" office:value-type="float" office:value="3.047704" calcext:value-type="float">
            <text:p>3.0477</text:p>
          </table:table-cell>
          <table:table-cell table:style-name="ce33" office:value-type="float" office:value="7421.89" calcext:value-type="float">
            <text:p>7421.89</text:p>
          </table:table-cell>
          <table:table-cell table:style-name="ce33" table:formula="of:=(([.C41]*[.B41])*8)/1000000" office:value-type="float" office:value="3992.3324" calcext:value-type="float">
            <text:p>3992.33</text:p>
          </table:table-cell>
          <table:table-cell table:style-name="ce14" table:formula="of:=([.V41]*3)/[.U41]" office:value-type="float" office:value="1.61373951917908" calcext:value-type="float">
            <text:p>1.6137</text:p>
          </table:table-cell>
          <table:table-cell table:style-name="ce14" table:formula="of:=[.K41]" office:value-type="float" office:value="3.612486" calcext:value-type="float">
            <text:p>3.6125</text:p>
          </table:table-cell>
          <table:table-cell table:style-name="ce14" table:formula="of:=([.B41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7242" calcext:value-type="float">
            <text:p>724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3.009522" calcext:value-type="float">
            <text:p>3.0095</text:p>
          </table:table-cell>
          <table:table-cell table:style-name="ce14" office:value-type="float" office:value="2.843249" calcext:value-type="float">
            <text:p>2.8432</text:p>
          </table:table-cell>
          <table:table-cell table:style-name="ce14" office:value-type="float" office:value="3.297655" calcext:value-type="float">
            <text:p>3.2977</text:p>
          </table:table-cell>
          <table:table-cell table:style-name="ce14" office:value-type="float" office:value="3.636384" calcext:value-type="float">
            <text:p>3.6364</text:p>
          </table:table-cell>
          <table:table-cell table:style-name="ce14" office:value-type="float" office:value="2.865111" calcext:value-type="float">
            <text:p>2.8651</text:p>
          </table:table-cell>
          <table:table-cell table:style-name="ce14" office:value-type="float" office:value="4.569882" calcext:value-type="float">
            <text:p>4.5699</text:p>
          </table:table-cell>
          <table:table-cell table:style-name="ce14" office:value-type="float" office:value="4.339752" calcext:value-type="float">
            <text:p>4.3398</text:p>
          </table:table-cell>
          <table:table-cell table:style-name="ce14" office:value-type="float" office:value="3.768736" calcext:value-type="float">
            <text:p>3.7687</text:p>
          </table:table-cell>
          <table:table-cell table:style-name="ce14" office:value-type="float" office:value="4.847795" calcext:value-type="float">
            <text:p>4.8478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float" office:value="52112.786" calcext:value-type="float">
            <text:p>52112.79</text:p>
          </table:table-cell>
          <table:table-cell table:style-name="ce33" table:formula="of:=((([.A42]-[.C42])*[.B42])*8)/1000000" office:value-type="float" office:value="58828.0448" calcext:value-type="float">
            <text:p>58828.04</text:p>
          </table:table-cell>
          <table:table-cell table:style-name="ce14" table:formula="of:=([.R42]*3)/[.Q42]" office:value-type="float" office:value="3.38658029912275" calcext:value-type="float">
            <text:p>3.3866</text:p>
          </table:table-cell>
          <table:table-cell table:style-name="ce14" table:formula="of:=[.H42]" office:value-type="float" office:value="3.297655" calcext:value-type="float">
            <text:p>3.2977</text:p>
          </table:table-cell>
          <table:table-cell table:style-name="ce33" office:value-type="float" office:value="10193.128" calcext:value-type="float">
            <text:p>10193.13</text:p>
          </table:table-cell>
          <table:table-cell table:style-name="ce33" table:formula="of:=(([.C42]*[.B42])*8)/1000000" office:value-type="float" office:value="5182.3752" calcext:value-type="float">
            <text:p>5182.38</text:p>
          </table:table-cell>
          <table:table-cell table:style-name="ce14" table:formula="of:=([.V42]*3)/[.U42]" office:value-type="float" office:value="1.5252556035792" calcext:value-type="float">
            <text:p>1.5253</text:p>
          </table:table-cell>
          <table:table-cell table:style-name="ce14" table:formula="of:=[.K42]" office:value-type="float" office:value="4.569882" calcext:value-type="float">
            <text:p>4.5699</text:p>
          </table:table-cell>
          <table:table-cell table:style-name="ce14" table:formula="of:=([.B42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8656" calcext:value-type="float">
            <text:p>865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14" office:value-type="float" office:value="3.052861" calcext:value-type="float">
            <text:p>3.0529</text:p>
          </table:table-cell>
          <table:table-cell table:style-name="ce14" office:value-type="float" office:value="2.87164" calcext:value-type="float">
            <text:p>2.8716</text:p>
          </table:table-cell>
          <table:table-cell table:style-name="ce14" office:value-type="float" office:value="3.25309" calcext:value-type="float">
            <text:p>3.2531</text:p>
          </table:table-cell>
          <table:table-cell table:style-name="ce14" office:value-type="float" office:value="3.55203" calcext:value-type="float">
            <text:p>3.5520</text:p>
          </table:table-cell>
          <table:table-cell table:style-name="ce14" office:value-type="float" office:value="2.653059" calcext:value-type="float">
            <text:p>2.6531</text:p>
          </table:table-cell>
          <table:table-cell table:style-name="ce14" office:value-type="float" office:value="4.818621" calcext:value-type="float">
            <text:p>4.8186</text:p>
          </table:table-cell>
          <table:table-cell table:style-name="ce14" office:value-type="float" office:value="4.503229" calcext:value-type="float">
            <text:p>4.5032</text:p>
          </table:table-cell>
          <table:table-cell table:style-name="ce14" office:value-type="float" office:value="3.558054" calcext:value-type="float">
            <text:p>3.5581</text:p>
          </table:table-cell>
          <table:table-cell table:style-name="ce14" office:value-type="float" office:value="5.169421" calcext:value-type="float">
            <text:p>5.1694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float" office:value="48564.564" calcext:value-type="float">
            <text:p>48564.56</text:p>
          </table:table-cell>
          <table:table-cell table:style-name="ce33" table:formula="of:=((([.A43]-[.C43])*[.B43])*8)/1000000" office:value-type="float" office:value="57816.1864" calcext:value-type="float">
            <text:p>57816.19</text:p>
          </table:table-cell>
          <table:table-cell table:style-name="ce14" table:formula="of:=([.R43]*3)/[.Q43]" office:value-type="float" office:value="3.57150450686636" calcext:value-type="float">
            <text:p>3.5715</text:p>
          </table:table-cell>
          <table:table-cell table:style-name="ce14" table:formula="of:=[.H43]" office:value-type="float" office:value="3.25309" calcext:value-type="float">
            <text:p>3.2531</text:p>
          </table:table-cell>
          <table:table-cell table:style-name="ce33" office:value-type="float" office:value="13010.169" calcext:value-type="float">
            <text:p>13010.17</text:p>
          </table:table-cell>
          <table:table-cell table:style-name="ce33" table:formula="of:=(([.C43]*[.B43])*8)/1000000" office:value-type="float" office:value="6194.2336" calcext:value-type="float">
            <text:p>6194.23</text:p>
          </table:table-cell>
          <table:table-cell table:style-name="ce14" table:formula="of:=([.V43]*3)/[.U43]" office:value-type="float" office:value="1.42832124624976" calcext:value-type="float">
            <text:p>1.4283</text:p>
          </table:table-cell>
          <table:table-cell table:style-name="ce14" table:formula="of:=[.K43]" office:value-type="float" office:value="4.818621" calcext:value-type="float">
            <text:p>4.8186</text:p>
          </table:table-cell>
          <table:table-cell table:style-name="ce14" table:formula="of:=([.B43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11560" calcext:value-type="float">
            <text:p>1156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3.044626" calcext:value-type="float">
            <text:p>3.0446</text:p>
          </table:table-cell>
          <table:table-cell table:style-name="ce14" office:value-type="float" office:value="2.945572" calcext:value-type="float">
            <text:p>2.9456</text:p>
          </table:table-cell>
          <table:table-cell table:style-name="ce14" office:value-type="float" office:value="3.188337" calcext:value-type="float">
            <text:p>3.1883</text:p>
          </table:table-cell>
          <table:table-cell table:style-name="ce14" office:value-type="float" office:value="3.706716" calcext:value-type="float">
            <text:p>3.7067</text:p>
          </table:table-cell>
          <table:table-cell table:style-name="ce14" office:value-type="float" office:value="2.888835" calcext:value-type="float">
            <text:p>2.8888</text:p>
          </table:table-cell>
          <table:table-cell table:style-name="ce14" office:value-type="float" office:value="5.368897" calcext:value-type="float">
            <text:p>5.3689</text:p>
          </table:table-cell>
          <table:table-cell table:style-name="ce14" office:value-type="float" office:value="4.601658" calcext:value-type="float">
            <text:p>4.6017</text:p>
          </table:table-cell>
          <table:table-cell table:style-name="ce14" office:value-type="float" office:value="3.502197" calcext:value-type="float">
            <text:p>3.5022</text:p>
          </table:table-cell>
          <table:table-cell table:style-name="ce14" office:value-type="float" office:value="5.744253" calcext:value-type="float">
            <text:p>5.7443</text:p>
          </table:table-cell>
          <table:table-cell/>
          <table:table-cell office:value-type="float" office:value="6" calcext:value-type="float">
            <text:p>6</text:p>
          </table:table-cell>
          <table:table-cell table:style-name="ce33" office:value-type="float" office:value="45866.159" calcext:value-type="float">
            <text:p>45866.16</text:p>
          </table:table-cell>
          <table:table-cell table:style-name="ce33" table:formula="of:=((([.A44]-[.C44])*[.B44])*8)/1000000" office:value-type="float" office:value="55738.084" calcext:value-type="float">
            <text:p>55738.08</text:p>
          </table:table-cell>
          <table:table-cell table:style-name="ce14" table:formula="of:=([.R44]*3)/[.Q44]" office:value-type="float" office:value="3.64569991570474" calcext:value-type="float">
            <text:p>3.6457</text:p>
          </table:table-cell>
          <table:table-cell table:style-name="ce14" table:formula="of:=[.H44]" office:value-type="float" office:value="3.188337" calcext:value-type="float">
            <text:p>3.1883</text:p>
          </table:table-cell>
          <table:table-cell table:style-name="ce33" office:value-type="float" office:value="16101.65" calcext:value-type="float">
            <text:p>16101.65</text:p>
          </table:table-cell>
          <table:table-cell table:style-name="ce33" table:formula="of:=(([.C44]*[.B44])*8)/1000000" office:value-type="float" office:value="8272.336" calcext:value-type="float">
            <text:p>8272.34</text:p>
          </table:table-cell>
          <table:table-cell table:style-name="ce14" table:formula="of:=([.V44]*3)/[.U44]" office:value-type="float" office:value="1.54127111196679" calcext:value-type="float">
            <text:p>1.5413</text:p>
          </table:table-cell>
          <table:table-cell table:style-name="ce14" table:formula="of:=[.K44]" office:value-type="float" office:value="5.368897" calcext:value-type="float">
            <text:p>5.3689</text:p>
          </table:table-cell>
          <table:table-cell table:style-name="ce14" table:formula="of:=([.B44]*8)/1000000" office:value-type="float" office:value="0.7156" calcext:value-type="float">
            <text:p>0.7156</text:p>
          </table:table-cell>
        </table:table-row>
        <table:table-row table:style-name="ro1">
          <table:table-cell table:style-name="ce29" table:number-columns-repeated="5"/>
          <table:table-cell table:style-name="ce14" table:number-columns-repeated="9"/>
          <table:table-cell table:number-columns-repeated="4"/>
          <table:table-cell table:style-name="ce14" table:number-columns-repeated="2"/>
          <table:table-cell table:number-columns-repeated="2"/>
          <table:table-cell table:style-name="ce14" table:number-columns-repeated="3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2299" calcext:value-type="float">
            <text:p>229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float" office:value="3.729385" calcext:value-type="float">
            <text:p>3.7294</text:p>
          </table:table-cell>
          <table:table-cell table:style-name="ce34" office:value-type="float" office:value="3.690435" calcext:value-type="float">
            <text:p>3.6904</text:p>
          </table:table-cell>
          <table:table-cell table:style-name="ce34" office:value-type="float" office:value="3.923954" calcext:value-type="float">
            <text:p>3.9240</text:p>
          </table:table-cell>
          <table:table-cell table:style-name="ce34" office:value-type="float" office:value="4.574835" calcext:value-type="float">
            <text:p>4.5748</text:p>
          </table:table-cell>
          <table:table-cell table:style-name="ce34" office:value-type="float" office:value="4.279446" calcext:value-type="float">
            <text:p>4.2794</text:p>
          </table:table-cell>
          <table:table-cell table:style-name="ce34" office:value-type="float" office:value="4.942445" calcext:value-type="float">
            <text:p>4.9424</text:p>
          </table:table-cell>
          <table:table-cell table:style-name="ce34" office:value-type="float" office:value="4.59566" calcext:value-type="float">
            <text:p>4.5957</text:p>
          </table:table-cell>
          <table:table-cell table:style-name="ce34" office:value-type="float" office:value="3.668043" calcext:value-type="float">
            <text:p>3.6680</text:p>
          </table:table-cell>
          <table:table-cell table:style-name="ce34" office:value-type="float" office:value="5.956193" calcext:value-type="float">
            <text:p>5.95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float" office:value="61568.859" calcext:value-type="float">
            <text:p>61568.86</text:p>
          </table:table-cell>
          <table:table-cell table:style-name="ce33" table:formula="of:=((([.A46]-[.C46])*[.B46])*8)/1000000" office:value-type="float" office:value="78160.8" calcext:value-type="float">
            <text:p>78160.80</text:p>
          </table:table-cell>
          <table:table-cell table:style-name="ce14" table:formula="of:=([.R46]*3)/[.Q46]" office:value-type="float" office:value="3.80845777895608" calcext:value-type="float">
            <text:p>3.8085</text:p>
          </table:table-cell>
          <table:table-cell table:style-name="ce14" table:formula="of:=[.H46]" office:value-type="float" office:value="3.923954" calcext:value-type="float">
            <text:p>3.9240</text:p>
          </table:table-cell>
          <table:table-cell table:style-name="ce33" office:value-type="float" office:value="1433.865" calcext:value-type="float">
            <text:p>1433.87</text:p>
          </table:table-cell>
          <table:table-cell table:style-name="ce33" table:formula="of:=(([.C46]*[.B46])*8)/1000000" office:value-type="float" office:value="1839.2" calcext:value-type="float">
            <text:p>1839.20</text:p>
          </table:table-cell>
          <table:table-cell table:style-name="ce14" table:formula="of:=([.V46]*3)/[.U46]" office:value-type="float" office:value="3.84806100992771" calcext:value-type="float">
            <text:p>3.8481</text:p>
          </table:table-cell>
          <table:table-cell table:style-name="ce14" table:formula="of:=[.K46]" office:value-type="float" office:value="4.942445" calcext:value-type="float">
            <text:p>4.9424</text:p>
          </table:table-cell>
          <table:table-cell table:style-name="ce14" table:formula="of:=([.B46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4547" calcext:value-type="float">
            <text:p>454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float" office:value="3.816255" calcext:value-type="float">
            <text:p>3.8163</text:p>
          </table:table-cell>
          <table:table-cell table:style-name="ce34" office:value-type="float" office:value="3.737724" calcext:value-type="float">
            <text:p>3.7377</text:p>
          </table:table-cell>
          <table:table-cell table:style-name="ce34" office:value-type="float" office:value="4.060575" calcext:value-type="float">
            <text:p>4.0606</text:p>
          </table:table-cell>
          <table:table-cell table:style-name="ce34" office:value-type="float" office:value="5.263759" calcext:value-type="float">
            <text:p>5.2638</text:p>
          </table:table-cell>
          <table:table-cell table:style-name="ce34" office:value-type="float" office:value="4.526721" calcext:value-type="float">
            <text:p>4.5267</text:p>
          </table:table-cell>
          <table:table-cell table:style-name="ce34" office:value-type="float" office:value="7.778045" calcext:value-type="float">
            <text:p>7.7780</text:p>
          </table:table-cell>
          <table:table-cell table:style-name="ce34" office:value-type="float" office:value="6.003392" calcext:value-type="float">
            <text:p>6.0034</text:p>
          </table:table-cell>
          <table:table-cell table:style-name="ce34" office:value-type="float" office:value="3.832042" calcext:value-type="float">
            <text:p>3.8320</text:p>
          </table:table-cell>
          <table:table-cell table:style-name="ce34" office:value-type="float" office:value="7.778069" calcext:value-type="float">
            <text:p>7.778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float" office:value="58704.29" calcext:value-type="float">
            <text:p>58704.29</text:p>
          </table:table-cell>
          <table:table-cell table:style-name="ce33" table:formula="of:=((([.A47]-[.C47])*[.B47])*8)/1000000" office:value-type="float" office:value="76362.4" calcext:value-type="float">
            <text:p>76362.40</text:p>
          </table:table-cell>
          <table:table-cell table:style-name="ce14" table:formula="of:=([.R47]*3)/[.Q47]" office:value-type="float" office:value="3.90239282342057" calcext:value-type="float">
            <text:p>3.9024</text:p>
          </table:table-cell>
          <table:table-cell table:style-name="ce14" table:formula="of:=[.H47]" office:value-type="float" office:value="4.060575" calcext:value-type="float">
            <text:p>4.0606</text:p>
          </table:table-cell>
          <table:table-cell table:style-name="ce33" office:value-type="float" office:value="5264.154" calcext:value-type="float">
            <text:p>5264.15</text:p>
          </table:table-cell>
          <table:table-cell table:style-name="ce33" table:formula="of:=(([.C47]*[.B47])*8)/1000000" office:value-type="float" office:value="3637.6" calcext:value-type="float">
            <text:p>3637.60</text:p>
          </table:table-cell>
          <table:table-cell table:style-name="ce14" table:formula="of:=([.V47]*3)/[.U47]" office:value-type="float" office:value="2.07303965651461" calcext:value-type="float">
            <text:p>2.0730</text:p>
          </table:table-cell>
          <table:table-cell table:style-name="ce14" table:formula="of:=[.K47]" office:value-type="float" office:value="7.778045" calcext:value-type="float">
            <text:p>7.7780</text:p>
          </table:table-cell>
          <table:table-cell table:style-name="ce14" table:formula="of:=([.B47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6237" calcext:value-type="float">
            <text:p>6237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float" office:value="3.860036" calcext:value-type="float">
            <text:p>3.8600</text:p>
          </table:table-cell>
          <table:table-cell table:style-name="ce34" office:value-type="float" office:value="3.793627" calcext:value-type="float">
            <text:p>3.7936</text:p>
          </table:table-cell>
          <table:table-cell table:style-name="ce34" office:value-type="float" office:value="4.035011" calcext:value-type="float">
            <text:p>4.0350</text:p>
          </table:table-cell>
          <table:table-cell table:style-name="ce34" office:value-type="float" office:value="4.315172" calcext:value-type="float">
            <text:p>4.3152</text:p>
          </table:table-cell>
          <table:table-cell table:style-name="ce34" office:value-type="float" office:value="3.31767" calcext:value-type="float">
            <text:p>3.3177</text:p>
          </table:table-cell>
          <table:table-cell table:style-name="ce34" office:value-type="float" office:value="5.504132" calcext:value-type="float">
            <text:p>5.5041</text:p>
          </table:table-cell>
          <table:table-cell table:style-name="ce34" office:value-type="float" office:value="5.184947" calcext:value-type="float">
            <text:p>5.1849</text:p>
          </table:table-cell>
          <table:table-cell table:style-name="ce34" office:value-type="float" office:value="3.896307" calcext:value-type="float">
            <text:p>3.8963</text:p>
          </table:table-cell>
          <table:table-cell table:style-name="ce34" office:value-type="float" office:value="6.549331" calcext:value-type="float">
            <text:p>6.5493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float" office:value="55454.721" calcext:value-type="float">
            <text:p>55454.72</text:p>
          </table:table-cell>
          <table:table-cell table:style-name="ce33" table:formula="of:=((([.A48]-[.C48])*[.B48])*8)/1000000" office:value-type="float" office:value="75010.4" calcext:value-type="float">
            <text:p>75010.40</text:p>
          </table:table-cell>
          <table:table-cell table:style-name="ce14" table:formula="of:=([.R48]*3)/[.Q48]" office:value-type="float" office:value="4.05792682646442" calcext:value-type="float">
            <text:p>4.0579</text:p>
          </table:table-cell>
          <table:table-cell table:style-name="ce14" table:formula="of:=[.H48]" office:value-type="float" office:value="4.035011" calcext:value-type="float">
            <text:p>4.0350</text:p>
          </table:table-cell>
          <table:table-cell table:style-name="ce33" office:value-type="float" office:value="7421.89" calcext:value-type="float">
            <text:p>7421.89</text:p>
          </table:table-cell>
          <table:table-cell table:style-name="ce33" table:formula="of:=(([.C48]*[.B48])*8)/1000000" office:value-type="float" office:value="4989.6" calcext:value-type="float">
            <text:p>4989.60</text:p>
          </table:table-cell>
          <table:table-cell table:style-name="ce14" table:formula="of:=([.V48]*3)/[.U48]" office:value-type="float" office:value="2.01684476595584" calcext:value-type="float">
            <text:p>2.0168</text:p>
          </table:table-cell>
          <table:table-cell table:style-name="ce14" table:formula="of:=[.K48]" office:value-type="float" office:value="5.504132" calcext:value-type="float">
            <text:p>5.5041</text:p>
          </table:table-cell>
          <table:table-cell table:style-name="ce14" table:formula="of:=([.B48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8096" calcext:value-type="float">
            <text:p>809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float" office:value="3.852756" calcext:value-type="float">
            <text:p>3.8528</text:p>
          </table:table-cell>
          <table:table-cell table:style-name="ce34" office:value-type="float" office:value="3.800377" calcext:value-type="float">
            <text:p>3.8004</text:p>
          </table:table-cell>
          <table:table-cell table:style-name="ce34" office:value-type="float" office:value="4.284743" calcext:value-type="float">
            <text:p>4.2847</text:p>
          </table:table-cell>
          <table:table-cell table:style-name="ce34" office:value-type="float" office:value="4.75408" calcext:value-type="float">
            <text:p>4.7541</text:p>
          </table:table-cell>
          <table:table-cell table:style-name="ce34" office:value-type="float" office:value="3.491458" calcext:value-type="float">
            <text:p>3.4915</text:p>
          </table:table-cell>
          <table:table-cell table:style-name="ce34" office:value-type="float" office:value="6.029948" calcext:value-type="float">
            <text:p>6.0299</text:p>
          </table:table-cell>
          <table:table-cell table:style-name="ce34" office:value-type="float" office:value="6.033136" calcext:value-type="float">
            <text:p>6.0331</text:p>
          </table:table-cell>
          <table:table-cell table:style-name="ce34" office:value-type="float" office:value="5.062495" calcext:value-type="float">
            <text:p>5.0625</text:p>
          </table:table-cell>
          <table:table-cell table:style-name="ce34" office:value-type="float" office:value="6.940206" calcext:value-type="float">
            <text:p>6.94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float" office:value="52112.786" calcext:value-type="float">
            <text:p>52112.79</text:p>
          </table:table-cell>
          <table:table-cell table:style-name="ce33" table:formula="of:=((([.A49]-[.C49])*[.B49])*8)/1000000" office:value-type="float" office:value="73523.2" calcext:value-type="float">
            <text:p>73523.20</text:p>
          </table:table-cell>
          <table:table-cell table:style-name="ce14" table:formula="of:=([.R49]*3)/[.Q49]" office:value-type="float" office:value="4.23254285426229" calcext:value-type="float">
            <text:p>4.2325</text:p>
          </table:table-cell>
          <table:table-cell table:style-name="ce14" table:formula="of:=[.H49]" office:value-type="float" office:value="4.284743" calcext:value-type="float">
            <text:p>4.2847</text:p>
          </table:table-cell>
          <table:table-cell table:style-name="ce33" office:value-type="float" office:value="10193.128" calcext:value-type="float">
            <text:p>10193.13</text:p>
          </table:table-cell>
          <table:table-cell table:style-name="ce33" table:formula="of:=(([.C49]*[.B49])*8)/1000000" office:value-type="float" office:value="6476.8" calcext:value-type="float">
            <text:p>6476.80</text:p>
          </table:table-cell>
          <table:table-cell table:style-name="ce14" table:formula="of:=([.V49]*3)/[.U49]" office:value-type="float" office:value="1.90622544914574" calcext:value-type="float">
            <text:p>1.9062</text:p>
          </table:table-cell>
          <table:table-cell table:style-name="ce14" table:formula="of:=[.K49]" office:value-type="float" office:value="6.029948" calcext:value-type="float">
            <text:p>6.0299</text:p>
          </table:table-cell>
          <table:table-cell table:style-name="ce14" table:formula="of:=([.B49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9677" calcext:value-type="float">
            <text:p>967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34" office:value-type="float" office:value="3.976015" calcext:value-type="float">
            <text:p>3.9760</text:p>
          </table:table-cell>
          <table:table-cell table:style-name="ce34" office:value-type="float" office:value="3.760099" calcext:value-type="float">
            <text:p>3.7601</text:p>
          </table:table-cell>
          <table:table-cell table:style-name="ce34" office:value-type="float" office:value="4.228237" calcext:value-type="float">
            <text:p>4.2282</text:p>
          </table:table-cell>
          <table:table-cell table:style-name="ce34" office:value-type="float" office:value="3.918633" calcext:value-type="float">
            <text:p>3.9186</text:p>
          </table:table-cell>
          <table:table-cell table:style-name="ce34" office:value-type="float" office:value="3.056947" calcext:value-type="float">
            <text:p>3.0569</text:p>
          </table:table-cell>
          <table:table-cell table:style-name="ce34" office:value-type="float" office:value="5.308639" calcext:value-type="float">
            <text:p>5.3086</text:p>
          </table:table-cell>
          <table:table-cell table:style-name="ce34" office:value-type="float" office:value="4.903857" calcext:value-type="float">
            <text:p>4.9039</text:p>
          </table:table-cell>
          <table:table-cell table:style-name="ce34" office:value-type="float" office:value="4.238148" calcext:value-type="float">
            <text:p>4.2381</text:p>
          </table:table-cell>
          <table:table-cell table:style-name="ce34" office:value-type="float" office:value="5.524334" calcext:value-type="float">
            <text:p>5.5243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float" office:value="48564.564" calcext:value-type="float">
            <text:p>48564.56</text:p>
          </table:table-cell>
          <table:table-cell table:style-name="ce33" table:formula="of:=((([.A50]-[.C50])*[.B50])*8)/1000000" office:value-type="float" office:value="72258.4" calcext:value-type="float">
            <text:p>72258.40</text:p>
          </table:table-cell>
          <table:table-cell table:style-name="ce14" table:formula="of:=([.R50]*3)/[.Q50]" office:value-type="float" office:value="4.46364966851139" calcext:value-type="float">
            <text:p>4.4636</text:p>
          </table:table-cell>
          <table:table-cell table:style-name="ce14" table:formula="of:=[.H50]" office:value-type="float" office:value="4.228237" calcext:value-type="float">
            <text:p>4.2282</text:p>
          </table:table-cell>
          <table:table-cell table:style-name="ce33" office:value-type="float" office:value="13010.169" calcext:value-type="float">
            <text:p>13010.17</text:p>
          </table:table-cell>
          <table:table-cell table:style-name="ce33" table:formula="of:=(([.C50]*[.B50])*8)/1000000" office:value-type="float" office:value="7741.6" calcext:value-type="float">
            <text:p>7741.60</text:p>
          </table:table-cell>
          <table:table-cell table:style-name="ce14" table:formula="of:=([.V50]*3)/[.U50]" office:value-type="float" office:value="1.78512669589457" calcext:value-type="float">
            <text:p>1.7851</text:p>
          </table:table-cell>
          <table:table-cell table:style-name="ce14" table:formula="of:=[.K50]" office:value-type="float" office:value="5.308639" calcext:value-type="float">
            <text:p>5.3086</text:p>
          </table:table-cell>
          <table:table-cell table:style-name="ce14" table:formula="of:=([.B50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12923" calcext:value-type="float">
            <text:p>1292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float" office:value="3.930963" calcext:value-type="float">
            <text:p>3.9310</text:p>
          </table:table-cell>
          <table:table-cell table:style-name="ce34" office:value-type="float" office:value="3.66503" calcext:value-type="float">
            <text:p>3.6650</text:p>
          </table:table-cell>
          <table:table-cell table:style-name="ce34" office:value-type="float" office:value="4.287643" calcext:value-type="float">
            <text:p>4.2876</text:p>
          </table:table-cell>
          <table:table-cell table:style-name="ce34" office:value-type="float" office:value="4.450122" calcext:value-type="float">
            <text:p>4.4501</text:p>
          </table:table-cell>
          <table:table-cell table:style-name="ce34" office:value-type="float" office:value="3.442937" calcext:value-type="float">
            <text:p>3.4429</text:p>
          </table:table-cell>
          <table:table-cell table:style-name="ce34" office:value-type="float" office:value="5.547182" calcext:value-type="float">
            <text:p>5.5472</text:p>
          </table:table-cell>
          <table:table-cell table:style-name="ce34" office:value-type="float" office:value="5.468776" calcext:value-type="float">
            <text:p>5.4688</text:p>
          </table:table-cell>
          <table:table-cell table:style-name="ce34" office:value-type="float" office:value="4.341324" calcext:value-type="float">
            <text:p>4.3413</text:p>
          </table:table-cell>
          <table:table-cell table:style-name="ce34" office:value-type="float" office:value="6.022505" calcext:value-type="float">
            <text:p>6.022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3" office:value-type="float" office:value="45866.159" calcext:value-type="float">
            <text:p>45866.16</text:p>
          </table:table-cell>
          <table:table-cell table:style-name="ce33" table:formula="of:=((([.A51]-[.C51])*[.B51])*8)/1000000" office:value-type="float" office:value="69661.6" calcext:value-type="float">
            <text:p>69661.60</text:p>
          </table:table-cell>
          <table:table-cell table:style-name="ce14" table:formula="of:=([.R51]*3)/[.Q51]" office:value-type="float" office:value="4.55640508288475" calcext:value-type="float">
            <text:p>4.5564</text:p>
          </table:table-cell>
          <table:table-cell table:style-name="ce14" table:formula="of:=[.H51]" office:value-type="float" office:value="4.287643" calcext:value-type="float">
            <text:p>4.2876</text:p>
          </table:table-cell>
          <table:table-cell table:style-name="ce33" office:value-type="float" office:value="16101.65" calcext:value-type="float">
            <text:p>16101.65</text:p>
          </table:table-cell>
          <table:table-cell table:style-name="ce33" table:formula="of:=(([.C51]*[.B51])*8)/1000000" office:value-type="float" office:value="10338.4" calcext:value-type="float">
            <text:p>10338.40</text:p>
          </table:table-cell>
          <table:table-cell table:style-name="ce14" table:formula="of:=([.V51]*3)/[.U51]" office:value-type="float" office:value="1.9262125310139" calcext:value-type="float">
            <text:p>1.9262</text:p>
          </table:table-cell>
          <table:table-cell table:style-name="ce14" table:formula="of:=[.K51]" office:value-type="float" office:value="5.547182" calcext:value-type="float">
            <text:p>5.5472</text:p>
          </table:table-cell>
          <table:table-cell table:style-name="ce14" table:formula="of:=([.B51]*8)/1000000" office:value-type="float" office:value="0.8" calcext:value-type="float">
            <text:p>0.8000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727" calcext:value-type="float">
            <text:p>7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61484" calcext:value-type="float">
            <text:p>0.261484</text:p>
          </table:table-cell>
          <table:table-cell office:value-type="float" office:value="0.255723" calcext:value-type="float">
            <text:p>0.255723</text:p>
          </table:table-cell>
          <table:table-cell office:value-type="float" office:value="0.268568" calcext:value-type="float">
            <text:p>0.268568</text:p>
          </table:table-cell>
          <table:table-cell office:value-type="float" office:value="0.359554" calcext:value-type="float">
            <text:p>0.359554</text:p>
          </table:table-cell>
          <table:table-cell office:value-type="float" office:value="0.359541" calcext:value-type="float">
            <text:p>0.359541</text:p>
          </table:table-cell>
          <table:table-cell office:value-type="float" office:value="0.426526" calcext:value-type="float">
            <text:p>0.426526</text:p>
          </table:table-cell>
          <table:table-cell office:value-type="float" office:value="0.359597" calcext:value-type="float">
            <text:p>0.359597</text:p>
          </table:table-cell>
          <table:table-cell office:value-type="float" office:value="0.339494" calcext:value-type="float">
            <text:p>0.339494</text:p>
          </table:table-cell>
          <table:table-cell office:value-type="float" office:value="0.426676" calcext:value-type="float">
            <text:p>0.42667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7848" calcext:value-type="float">
            <text:p>0.267848</text:p>
          </table:table-cell>
          <table:table-cell office:value-type="float" office:value="0.261124" calcext:value-type="float">
            <text:p>0.261124</text:p>
          </table:table-cell>
          <table:table-cell office:value-type="float" office:value="0.292518" calcext:value-type="float">
            <text:p>0.292518</text:p>
          </table:table-cell>
          <table:table-cell office:value-type="float" office:value="0.378263" calcext:value-type="float">
            <text:p>0.378263</text:p>
          </table:table-cell>
          <table:table-cell office:value-type="float" office:value="0.346243" calcext:value-type="float">
            <text:p>0.346243</text:p>
          </table:table-cell>
          <table:table-cell office:value-type="float" office:value="0.553042" calcext:value-type="float">
            <text:p>0.553042</text:p>
          </table:table-cell>
          <table:table-cell office:value-type="float" office:value="0.41031" calcext:value-type="float">
            <text:p>0.41031</text:p>
          </table:table-cell>
          <table:table-cell office:value-type="float" office:value="0.338377" calcext:value-type="float">
            <text:p>0.338377</text:p>
          </table:table-cell>
          <table:table-cell office:value-type="float" office:value="0.594299" calcext:value-type="float">
            <text:p>0.59429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972" calcext:value-type="float">
            <text:p>19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67892" calcext:value-type="float">
            <text:p>0.267892</text:p>
          </table:table-cell>
          <table:table-cell office:value-type="float" office:value="0.263661" calcext:value-type="float">
            <text:p>0.263661</text:p>
          </table:table-cell>
          <table:table-cell office:value-type="float" office:value="0.276331" calcext:value-type="float">
            <text:p>0.276331</text:p>
          </table:table-cell>
          <table:table-cell office:value-type="float" office:value="0.286946" calcext:value-type="float">
            <text:p>0.286946</text:p>
          </table:table-cell>
          <table:table-cell office:value-type="float" office:value="0.272284" calcext:value-type="float">
            <text:p>0.272284</text:p>
          </table:table-cell>
          <table:table-cell office:value-type="float" office:value="0.314643" calcext:value-type="float">
            <text:p>0.314643</text:p>
          </table:table-cell>
          <table:table-cell office:value-type="float" office:value="0.314673" calcext:value-type="float">
            <text:p>0.314673</text:p>
          </table:table-cell>
          <table:table-cell office:value-type="float" office:value="0.314275" calcext:value-type="float">
            <text:p>0.314275</text:p>
          </table:table-cell>
          <table:table-cell office:value-type="float" office:value="0.315334" calcext:value-type="float">
            <text:p>0.3153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2560" calcext:value-type="float">
            <text:p>25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36114" calcext:value-type="float">
            <text:p>0.336114</text:p>
          </table:table-cell>
          <table:table-cell office:value-type="float" office:value="0.296992" calcext:value-type="float">
            <text:p>0.296992</text:p>
          </table:table-cell>
          <table:table-cell office:value-type="float" office:value="0.398184" calcext:value-type="float">
            <text:p>0.398184</text:p>
          </table:table-cell>
          <table:table-cell office:value-type="float" office:value="0.471695" calcext:value-type="float">
            <text:p>0.471695</text:p>
          </table:table-cell>
          <table:table-cell office:value-type="float" office:value="0.401138" calcext:value-type="float">
            <text:p>0.401138</text:p>
          </table:table-cell>
          <table:table-cell office:value-type="float" office:value="0.553646" calcext:value-type="float">
            <text:p>0.553646</text:p>
          </table:table-cell>
          <table:table-cell office:value-type="float" office:value="0.556848" calcext:value-type="float">
            <text:p>0.556848</text:p>
          </table:table-cell>
          <table:table-cell office:value-type="float" office:value="0.502372" calcext:value-type="float">
            <text:p>0.502372</text:p>
          </table:table-cell>
          <table:table-cell office:value-type="float" office:value="0.613286" calcext:value-type="float">
            <text:p>0.61328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3060" calcext:value-type="float">
            <text:p>306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280262" calcext:value-type="float">
            <text:p>0.280262</text:p>
          </table:table-cell>
          <table:table-cell office:value-type="float" office:value="0.276728" calcext:value-type="float">
            <text:p>0.276728</text:p>
          </table:table-cell>
          <table:table-cell office:value-type="float" office:value="0.284613" calcext:value-type="float">
            <text:p>0.284613</text:p>
          </table:table-cell>
          <table:table-cell office:value-type="float" office:value="0.254863" calcext:value-type="float">
            <text:p>0.254863</text:p>
          </table:table-cell>
          <table:table-cell office:value-type="float" office:value="0.24348" calcext:value-type="float">
            <text:p>0.24348</text:p>
          </table:table-cell>
          <table:table-cell office:value-type="float" office:value="0.29992" calcext:value-type="float">
            <text:p>0.29992</text:p>
          </table:table-cell>
          <table:table-cell office:value-type="float" office:value="0.29876" calcext:value-type="float">
            <text:p>0.29876</text:p>
          </table:table-cell>
          <table:table-cell office:value-type="float" office:value="0.298217" calcext:value-type="float">
            <text:p>0.298217</text:p>
          </table:table-cell>
          <table:table-cell office:value-type="float" office:value="0.299934" calcext:value-type="float">
            <text:p>0.2999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4086" calcext:value-type="float">
            <text:p>408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87561" calcext:value-type="float">
            <text:p>0.287561</text:p>
          </table:table-cell>
          <table:table-cell office:value-type="float" office:value="0.285175" calcext:value-type="float">
            <text:p>0.285175</text:p>
          </table:table-cell>
          <table:table-cell office:value-type="float" office:value="0.292174" calcext:value-type="float">
            <text:p>0.292174</text:p>
          </table:table-cell>
          <table:table-cell office:value-type="float" office:value="0.280746" calcext:value-type="float">
            <text:p>0.280746</text:p>
          </table:table-cell>
          <table:table-cell office:value-type="float" office:value="0.270993" calcext:value-type="float">
            <text:p>0.270993</text:p>
          </table:table-cell>
          <table:table-cell office:value-type="float" office:value="0.328719" calcext:value-type="float">
            <text:p>0.328719</text:p>
          </table:table-cell>
          <table:table-cell office:value-type="float" office:value="0.325845" calcext:value-type="float">
            <text:p>0.325845</text:p>
          </table:table-cell>
          <table:table-cell office:value-type="float" office:value="0.324165" calcext:value-type="float">
            <text:p>0.324165</text:p>
          </table:table-cell>
          <table:table-cell office:value-type="float" office:value="0.328731" calcext:value-type="float">
            <text:p>0.328731</text:p>
          </table:table-cell>
          <table:table-cell table:number-columns-repeated="11"/>
        </table:table-row>
        <table:table-row table:style-name="ro1" table:number-rows-repeated="66">
          <table:table-cell table:number-columns-repeated="25"/>
        </table:table-row>
        <table:table-row table:style-name="ro1">
          <table:table-cell office:value-type="string" calcext:value-type="string">
            <text:p>gammelt</text:p>
          </table:table-cell>
          <table:table-cell table:number-columns-repeated="24"/>
        </table:table-row>
        <table:table-row table:style-name="ro1">
          <table:table-cell table:number-columns-repeated="2" table:style-name="ce29" office:value-type="float" office:value="31620" calcext:value-type="float">
            <text:p>31620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0.256488" calcext:value-type="float">
            <text:p>0.2565</text:p>
          </table:table-cell>
          <table:table-cell table:style-name="ce14" office:value-type="float" office:value="0.24927" calcext:value-type="float">
            <text:p>0.2493</text:p>
          </table:table-cell>
          <table:table-cell table:style-name="ce14" office:value-type="float" office:value="0.276023" calcext:value-type="float">
            <text:p>0.2760</text:p>
          </table:table-cell>
          <table:table-cell table:style-name="ce14" office:value-type="float" office:value="0.370028" calcext:value-type="float">
            <text:p>0.3700</text:p>
          </table:table-cell>
          <table:table-cell table:style-name="ce14" office:value-type="float" office:value="0.3684" calcext:value-type="float">
            <text:p>0.3684</text:p>
          </table:table-cell>
          <table:table-cell table:style-name="ce14" office:value-type="float" office:value="0.370766" calcext:value-type="float">
            <text:p>0.3708</text:p>
          </table:table-cell>
          <table:table-cell table:style-name="ce14" office:value-type="float" office:value="0.370048" calcext:value-type="float">
            <text:p>0.3700</text:p>
          </table:table-cell>
          <table:table-cell table:style-name="ce14" office:value-type="float" office:value="0.36274" calcext:value-type="float">
            <text:p>0.3627</text:p>
          </table:table-cell>
          <table:table-cell table:style-name="ce14" office:value-type="float" office:value="0.375776" calcext:value-type="float">
            <text:p>0.3758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31620" calcext:value-type="float">
            <text:p>31620</text:p>
          </table:table-cell>
          <table:table-cell table:style-name="ce29" office:value-type="float" office:value="1503" calcext:value-type="float">
            <text:p>150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0.258181" calcext:value-type="float">
            <text:p>0.2582</text:p>
          </table:table-cell>
          <table:table-cell table:style-name="ce14" office:value-type="float" office:value="0.252279" calcext:value-type="float">
            <text:p>0.2523</text:p>
          </table:table-cell>
          <table:table-cell table:style-name="ce14" office:value-type="float" office:value="0.274511" calcext:value-type="float">
            <text:p>0.2745</text:p>
          </table:table-cell>
          <table:table-cell table:style-name="ce14" office:value-type="float" office:value="0.333109" calcext:value-type="float">
            <text:p>0.3331</text:p>
          </table:table-cell>
          <table:table-cell table:style-name="ce14" office:value-type="float" office:value="0.301431" calcext:value-type="float">
            <text:p>0.3014</text:p>
          </table:table-cell>
          <table:table-cell table:style-name="ce14" office:value-type="float" office:value="0.365853" calcext:value-type="float">
            <text:p>0.3659</text:p>
          </table:table-cell>
          <table:table-cell table:style-name="ce14" office:value-type="float" office:value="0.364812" calcext:value-type="float">
            <text:p>0.3648</text:p>
          </table:table-cell>
          <table:table-cell table:style-name="ce14" office:value-type="float" office:value="0.359841" calcext:value-type="float">
            <text:p>0.3598</text:p>
          </table:table-cell>
          <table:table-cell table:style-name="ce14" office:value-type="float" office:value="0.369749" calcext:value-type="float">
            <text:p>0.3697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31620" calcext:value-type="float">
            <text:p>31620</text:p>
          </table:table-cell>
          <table:table-cell table:style-name="ce29" office:value-type="float" office:value="2306" calcext:value-type="float">
            <text:p>2306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0.261941" calcext:value-type="float">
            <text:p>0.2619</text:p>
          </table:table-cell>
          <table:table-cell table:style-name="ce14" office:value-type="float" office:value="0.255739" calcext:value-type="float">
            <text:p>0.2557</text:p>
          </table:table-cell>
          <table:table-cell table:style-name="ce14" office:value-type="float" office:value="0.283259" calcext:value-type="float">
            <text:p>0.2833</text:p>
          </table:table-cell>
          <table:table-cell table:style-name="ce14" office:value-type="float" office:value="0.331249" calcext:value-type="float">
            <text:p>0.3312</text:p>
          </table:table-cell>
          <table:table-cell table:style-name="ce14" office:value-type="float" office:value="0.309047" calcext:value-type="float">
            <text:p>0.3090</text:p>
          </table:table-cell>
          <table:table-cell table:style-name="ce14" office:value-type="float" office:value="0.375665" calcext:value-type="float">
            <text:p>0.3757</text:p>
          </table:table-cell>
          <table:table-cell table:style-name="ce14" office:value-type="float" office:value="0.374775" calcext:value-type="float">
            <text:p>0.3748</text:p>
          </table:table-cell>
          <table:table-cell table:style-name="ce14" office:value-type="float" office:value="0.369526" calcext:value-type="float">
            <text:p>0.3695</text:p>
          </table:table-cell>
          <table:table-cell table:style-name="ce14" office:value-type="float" office:value="0.379119" calcext:value-type="float">
            <text:p>0.3791</text:p>
          </table:table-cell>
          <table:table-cell table:number-columns-repeated="11"/>
        </table:table-row>
        <table:table-row table:style-name="ro1">
          <table:table-cell table:style-name="ce29" office:value-type="float" office:value="31620" calcext:value-type="float">
            <text:p>31620</text:p>
          </table:table-cell>
          <table:table-cell table:style-name="ce28" office:value-type="float" office:value="31620" calcext:value-type="float">
            <text:p>31620</text:p>
          </table:table-cell>
          <table:table-cell table:style-name="ce29" office:value-type="float" office:value="3084" calcext:value-type="float">
            <text:p>308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0.266469" calcext:value-type="float">
            <text:p>0.2665</text:p>
          </table:table-cell>
          <table:table-cell table:style-name="ce14" office:value-type="float" office:value="0.259841" calcext:value-type="float">
            <text:p>0.2598</text:p>
          </table:table-cell>
          <table:table-cell table:style-name="ce14" office:value-type="float" office:value="0.285035" calcext:value-type="float">
            <text:p>0.2850</text:p>
          </table:table-cell>
          <table:table-cell table:style-name="ce14" office:value-type="float" office:value="0.325459" calcext:value-type="float">
            <text:p>0.3255</text:p>
          </table:table-cell>
          <table:table-cell table:style-name="ce14" office:value-type="float" office:value="0.307288" calcext:value-type="float">
            <text:p>0.3073</text:p>
          </table:table-cell>
          <table:table-cell table:style-name="ce14" office:value-type="float" office:value="0.376609" calcext:value-type="float">
            <text:p>0.3766</text:p>
          </table:table-cell>
          <table:table-cell table:style-name="ce14" office:value-type="float" office:value="0.375594" calcext:value-type="float">
            <text:p>0.3756</text:p>
          </table:table-cell>
          <table:table-cell table:style-name="ce14" office:value-type="float" office:value="0.370228" calcext:value-type="float">
            <text:p>0.3702</text:p>
          </table:table-cell>
          <table:table-cell table:style-name="ce14" office:value-type="float" office:value="0.381631" calcext:value-type="float">
            <text:p>0.3816</text:p>
          </table:table-cell>
          <table:table-cell table:number-columns-repeated="11"/>
        </table:table-row>
        <table:table-row table:style-name="ro1">
          <table:table-cell table:style-name="ce29" office:value-type="float" office:value="31620" calcext:value-type="float">
            <text:p>31620</text:p>
          </table:table-cell>
          <table:table-cell table:style-name="ce27" office:value-type="float" office:value="31620" calcext:value-type="float">
            <text:p>31620</text:p>
          </table:table-cell>
          <table:table-cell table:style-name="ce27" office:value-type="float" office:value="3886" calcext:value-type="float">
            <text:p>388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34" office:value-type="float" office:value="0.271819" calcext:value-type="float">
            <text:p>0.2718</text:p>
          </table:table-cell>
          <table:table-cell table:style-name="ce34" office:value-type="float" office:value="0.267276" calcext:value-type="float">
            <text:p>0.2673</text:p>
          </table:table-cell>
          <table:table-cell table:style-name="ce34" office:value-type="float" office:value="0.276583" calcext:value-type="float">
            <text:p>0.2766</text:p>
          </table:table-cell>
          <table:table-cell table:style-name="ce34" office:value-type="float" office:value="0.332626" calcext:value-type="float">
            <text:p>0.3326</text:p>
          </table:table-cell>
          <table:table-cell table:style-name="ce34" office:value-type="float" office:value="0.310293" calcext:value-type="float">
            <text:p>0.3103</text:p>
          </table:table-cell>
          <table:table-cell table:style-name="ce34" office:value-type="float" office:value="0.4122" calcext:value-type="float">
            <text:p>0.4122</text:p>
          </table:table-cell>
          <table:table-cell table:style-name="ce34" office:value-type="float" office:value="0.412223" calcext:value-type="float">
            <text:p>0.4122</text:p>
          </table:table-cell>
          <table:table-cell table:style-name="ce34" office:value-type="float" office:value="0.380689" calcext:value-type="float">
            <text:p>0.3807</text:p>
          </table:table-cell>
          <table:table-cell table:style-name="ce34" office:value-type="float" office:value="0.425371" calcext:value-type="float">
            <text:p>0.4254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31620" calcext:value-type="float">
            <text:p>31620</text:p>
          </table:table-cell>
          <table:table-cell table:style-name="ce29" office:value-type="float" office:value="4677" calcext:value-type="float">
            <text:p>467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0.283288" calcext:value-type="float">
            <text:p>0.2833</text:p>
          </table:table-cell>
          <table:table-cell table:style-name="ce14" office:value-type="float" office:value="0.277399" calcext:value-type="float">
            <text:p>0.2774</text:p>
          </table:table-cell>
          <table:table-cell table:style-name="ce14" office:value-type="float" office:value="0.294608" calcext:value-type="float">
            <text:p>0.2946</text:p>
          </table:table-cell>
          <table:table-cell table:style-name="ce14" office:value-type="float" office:value="0.327903" calcext:value-type="float">
            <text:p>0.3279</text:p>
          </table:table-cell>
          <table:table-cell table:style-name="ce14" office:value-type="float" office:value="0.311241" calcext:value-type="float">
            <text:p>0.3112</text:p>
          </table:table-cell>
          <table:table-cell table:style-name="ce34" office:value-type="float" office:value="0.380115" calcext:value-type="float">
            <text:p>0.3801</text:p>
          </table:table-cell>
          <table:table-cell table:style-name="ce14" office:value-type="float" office:value="0.379758" calcext:value-type="float">
            <text:p>0.3798</text:p>
          </table:table-cell>
          <table:table-cell table:style-name="ce14" office:value-type="float" office:value="0.375052" calcext:value-type="float">
            <text:p>0.3751</text:p>
          </table:table-cell>
          <table:table-cell table:style-name="ce14" office:value-type="float" office:value="0.383529" calcext:value-type="float">
            <text:p>0.3835</text:p>
          </table:table-cell>
          <table:table-cell table:number-columns-repeated="11"/>
        </table:table-row>
        <table:table-row table:style-name="ro1">
          <table:table-cell table:style-name="ce29" table:number-columns-repeated="5"/>
          <table:table-cell table:style-name="ce14" table:number-columns-repeated="5"/>
          <table:table-cell table:style-name="ce34"/>
          <table:table-cell table:style-name="ce14" table:number-columns-repeated="3"/>
          <table:table-cell table:number-columns-repeated="11"/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1073" calcext:value-type="float">
            <text:p>107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0.551453" calcext:value-type="float">
            <text:p>0.5515</text:p>
          </table:table-cell>
          <table:table-cell table:style-name="ce14" office:value-type="float" office:value="0.523822" calcext:value-type="float">
            <text:p>0.5238</text:p>
          </table:table-cell>
          <table:table-cell table:style-name="ce14" office:value-type="float" office:value="0.602943" calcext:value-type="float">
            <text:p>0.6029</text:p>
          </table:table-cell>
          <table:table-cell table:style-name="ce14" office:value-type="float" office:value="0.808124" calcext:value-type="float">
            <text:p>0.8081</text:p>
          </table:table-cell>
          <table:table-cell table:style-name="ce14" office:value-type="float" office:value="0.723755" calcext:value-type="float">
            <text:p>0.7238</text:p>
          </table:table-cell>
          <table:table-cell table:style-name="ce34" office:value-type="float" office:value="0.808477" calcext:value-type="float">
            <text:p>0.8085</text:p>
          </table:table-cell>
          <table:table-cell table:style-name="ce14" office:value-type="float" office:value="0.809037" calcext:value-type="float">
            <text:p>0.8090</text:p>
          </table:table-cell>
          <table:table-cell table:style-name="ce14" office:value-type="float" office:value="0.720956" calcext:value-type="float">
            <text:p>0.7210</text:p>
          </table:table-cell>
          <table:table-cell table:style-name="ce14" office:value-type="float" office:value="1.030583" calcext:value-type="float">
            <text:p>1.0306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2126" calcext:value-type="float">
            <text:p>2126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0.551184" calcext:value-type="float">
            <text:p>0.5512</text:p>
          </table:table-cell>
          <table:table-cell table:style-name="ce14" office:value-type="float" office:value="0.521858" calcext:value-type="float">
            <text:p>0.5219</text:p>
          </table:table-cell>
          <table:table-cell table:style-name="ce14" office:value-type="float" office:value="0.600036" calcext:value-type="float">
            <text:p>0.6000</text:p>
          </table:table-cell>
          <table:table-cell table:style-name="ce14" office:value-type="float" office:value="0.742926" calcext:value-type="float">
            <text:p>0.7429</text:p>
          </table:table-cell>
          <table:table-cell table:style-name="ce14" office:value-type="float" office:value="0.647636" calcext:value-type="float">
            <text:p>0.6476</text:p>
          </table:table-cell>
          <table:table-cell table:style-name="ce34" office:value-type="float" office:value="0.812861" calcext:value-type="float">
            <text:p>0.8129</text:p>
          </table:table-cell>
          <table:table-cell table:style-name="ce14" office:value-type="float" office:value="0.811192" calcext:value-type="float">
            <text:p>0.8112</text:p>
          </table:table-cell>
          <table:table-cell table:style-name="ce14" office:value-type="float" office:value="0.72326" calcext:value-type="float">
            <text:p>0.7233</text:p>
          </table:table-cell>
          <table:table-cell table:style-name="ce14" office:value-type="float" office:value="1.066427" calcext:value-type="float">
            <text:p>1.0664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3262" calcext:value-type="float">
            <text:p>326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0.542293" calcext:value-type="float">
            <text:p>0.5423</text:p>
          </table:table-cell>
          <table:table-cell table:style-name="ce14" office:value-type="float" office:value="0.512789" calcext:value-type="float">
            <text:p>0.5128</text:p>
          </table:table-cell>
          <table:table-cell table:style-name="ce14" office:value-type="float" office:value="0.566345" calcext:value-type="float">
            <text:p>0.5663</text:p>
          </table:table-cell>
          <table:table-cell table:style-name="ce14" office:value-type="float" office:value="0.657941" calcext:value-type="float">
            <text:p>0.6579</text:p>
          </table:table-cell>
          <table:table-cell table:style-name="ce14" office:value-type="float" office:value="0.613534" calcext:value-type="float">
            <text:p>0.6135</text:p>
          </table:table-cell>
          <table:table-cell table:style-name="ce34" office:value-type="float" office:value="0.730653" calcext:value-type="float">
            <text:p>0.7307</text:p>
          </table:table-cell>
          <table:table-cell table:style-name="ce14" office:value-type="float" office:value="0.72584" calcext:value-type="float">
            <text:p>0.7258</text:p>
          </table:table-cell>
          <table:table-cell table:style-name="ce14" office:value-type="float" office:value="0.718665" calcext:value-type="float">
            <text:p>0.7187</text:p>
          </table:table-cell>
          <table:table-cell table:style-name="ce14" office:value-type="float" office:value="0.730922" calcext:value-type="float">
            <text:p>0.7309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4361" calcext:value-type="float">
            <text:p>436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0.559915" calcext:value-type="float">
            <text:p>0.5599</text:p>
          </table:table-cell>
          <table:table-cell table:style-name="ce14" office:value-type="float" office:value="0.522293" calcext:value-type="float">
            <text:p>0.5223</text:p>
          </table:table-cell>
          <table:table-cell table:style-name="ce14" office:value-type="float" office:value="0.614854" calcext:value-type="float">
            <text:p>0.6149</text:p>
          </table:table-cell>
          <table:table-cell table:style-name="ce14" office:value-type="float" office:value="0.691936" calcext:value-type="float">
            <text:p>0.6919</text:p>
          </table:table-cell>
          <table:table-cell table:style-name="ce14" office:value-type="float" office:value="0.634121" calcext:value-type="float">
            <text:p>0.6341</text:p>
          </table:table-cell>
          <table:table-cell table:style-name="ce34" office:value-type="float" office:value="0.791243" calcext:value-type="float">
            <text:p>0.7912</text:p>
          </table:table-cell>
          <table:table-cell table:style-name="ce14" office:value-type="float" office:value="0.793049" calcext:value-type="float">
            <text:p>0.7930</text:p>
          </table:table-cell>
          <table:table-cell table:style-name="ce14" office:value-type="float" office:value="0.724035" calcext:value-type="float">
            <text:p>0.7240</text:p>
          </table:table-cell>
          <table:table-cell table:style-name="ce14" office:value-type="float" office:value="0.986455" calcext:value-type="float">
            <text:p>0.9865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5496" calcext:value-type="float">
            <text:p>549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14" office:value-type="float" office:value="0.558211" calcext:value-type="float">
            <text:p>0.5582</text:p>
          </table:table-cell>
          <table:table-cell table:style-name="ce14" office:value-type="float" office:value="0.516575" calcext:value-type="float">
            <text:p>0.5166</text:p>
          </table:table-cell>
          <table:table-cell table:style-name="ce14" office:value-type="float" office:value="0.597883" calcext:value-type="float">
            <text:p>0.5979</text:p>
          </table:table-cell>
          <table:table-cell table:style-name="ce14" office:value-type="float" office:value="0.64624" calcext:value-type="float">
            <text:p>0.6462</text:p>
          </table:table-cell>
          <table:table-cell table:style-name="ce14" office:value-type="float" office:value="0.616439" calcext:value-type="float">
            <text:p>0.6164</text:p>
          </table:table-cell>
          <table:table-cell table:style-name="ce34" office:value-type="float" office:value="0.73671" calcext:value-type="float">
            <text:p>0.7367</text:p>
          </table:table-cell>
          <table:table-cell table:style-name="ce14" office:value-type="float" office:value="0.736234" calcext:value-type="float">
            <text:p>0.7362</text:p>
          </table:table-cell>
          <table:table-cell table:style-name="ce14" office:value-type="float" office:value="0.726865" calcext:value-type="float">
            <text:p>0.7269</text:p>
          </table:table-cell>
          <table:table-cell table:style-name="ce14" office:value-type="float" office:value="0.743323" calcext:value-type="float">
            <text:p>0.7433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6614" calcext:value-type="float">
            <text:p>661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0.594934" calcext:value-type="float">
            <text:p>0.5949</text:p>
          </table:table-cell>
          <table:table-cell table:style-name="ce14" office:value-type="float" office:value="0.533014" calcext:value-type="float">
            <text:p>0.5330</text:p>
          </table:table-cell>
          <table:table-cell table:style-name="ce14" office:value-type="float" office:value="0.64759" calcext:value-type="float">
            <text:p>0.6476</text:p>
          </table:table-cell>
          <table:table-cell table:style-name="ce14" office:value-type="float" office:value="0.682248" calcext:value-type="float">
            <text:p>0.6822</text:p>
          </table:table-cell>
          <table:table-cell table:style-name="ce14" office:value-type="float" office:value="0.645561" calcext:value-type="float">
            <text:p>0.6456</text:p>
          </table:table-cell>
          <table:table-cell table:style-name="ce34" office:value-type="float" office:value="0.805217" calcext:value-type="float">
            <text:p>0.8052</text:p>
          </table:table-cell>
          <table:table-cell table:style-name="ce14" office:value-type="float" office:value="0.804049" calcext:value-type="float">
            <text:p>0.8040</text:p>
          </table:table-cell>
          <table:table-cell table:style-name="ce14" office:value-type="float" office:value="0.726825" calcext:value-type="float">
            <text:p>0.7268</text:p>
          </table:table-cell>
          <table:table-cell table:style-name="ce14" office:value-type="float" office:value="1.154636" calcext:value-type="float">
            <text:p>1.1546</text:p>
          </table:table-cell>
          <table:table-cell table:number-columns-repeated="11"/>
        </table:table-row>
        <table:table-row table:style-name="ro1">
          <table:table-cell table:style-name="ce29" table:number-columns-repeated="5"/>
          <table:table-cell table:style-name="ce14" table:number-columns-repeated="2"/>
          <table:table-cell table:style-name="ce14" office:value-type="string" calcext:value-type="string">
            <text:p>dm</text:p>
          </table:table-cell>
          <table:table-cell table:style-name="ce14" table:number-columns-repeated="2"/>
          <table:table-cell table:style-name="ce34" office:value-type="string" calcext:value-type="string">
            <text:p>nm</text:p>
          </table:table-cell>
          <table:table-cell table:style-name="ce14" table:number-columns-repeated="2"/>
          <table:table-cell table:style-name="ce14" office:value-type="string" calcext:value-type="string">
            <text:p>tm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63250" calcext:value-type="float">
            <text:p>63250</text:p>
          </table:table-cell>
          <table:table-cell table:style-name="ce29" office:value-type="float" office:value="1517" calcext:value-type="float">
            <text:p>1517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1.235473" calcext:value-type="float">
            <text:p>1.2355</text:p>
          </table:table-cell>
          <table:table-cell table:style-name="ce14" office:value-type="float" office:value="1.220008" calcext:value-type="float">
            <text:p>1.2200</text:p>
          </table:table-cell>
          <table:table-cell table:style-name="ce14" office:value-type="float" office:value="1.300236" calcext:value-type="float">
            <text:p>1.3002</text:p>
          </table:table-cell>
          <table:table-cell table:style-name="ce14" office:value-type="float" office:value="1.589923" calcext:value-type="float">
            <text:p>1.5899</text:p>
          </table:table-cell>
          <table:table-cell table:style-name="ce14" office:value-type="float" office:value="1.447124" calcext:value-type="float">
            <text:p>1.4471</text:p>
          </table:table-cell>
          <table:table-cell table:style-name="ce34" office:value-type="float" office:value="1.593767" calcext:value-type="float">
            <text:p>1.5938</text:p>
          </table:table-cell>
          <table:table-cell table:style-name="ce14" office:value-type="float" office:value="1.590619" calcext:value-type="float">
            <text:p>1.5906</text:p>
          </table:table-cell>
          <table:table-cell table:style-name="ce14" office:value-type="float" office:value="1.431129" calcext:value-type="float">
            <text:p>1.4311</text:p>
          </table:table-cell>
          <table:table-cell table:style-name="ce14" office:value-type="float" office:value="1.916969" calcext:value-type="float">
            <text:p>1.9170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63250" calcext:value-type="float">
            <text:p>63250</text:p>
          </table:table-cell>
          <table:table-cell table:style-name="ce29" office:value-type="float" office:value="3007" calcext:value-type="float">
            <text:p>300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1.249929" calcext:value-type="float">
            <text:p>1.2499</text:p>
          </table:table-cell>
          <table:table-cell table:style-name="ce14" office:value-type="float" office:value="1.222578" calcext:value-type="float">
            <text:p>1.2226</text:p>
          </table:table-cell>
          <table:table-cell table:style-name="ce14" office:value-type="float" office:value="1.360594" calcext:value-type="float">
            <text:p>1.3606</text:p>
          </table:table-cell>
          <table:table-cell table:style-name="ce14" office:value-type="float" office:value="1.577882" calcext:value-type="float">
            <text:p>1.5779</text:p>
          </table:table-cell>
          <table:table-cell table:style-name="ce14" office:value-type="float" office:value="1.350522" calcext:value-type="float">
            <text:p>1.3505</text:p>
          </table:table-cell>
          <table:table-cell table:style-name="ce14" office:value-type="float" office:value="1.711609" calcext:value-type="float">
            <text:p>1.7116</text:p>
          </table:table-cell>
          <table:table-cell table:style-name="ce14" office:value-type="float" office:value="1.71045" calcext:value-type="float">
            <text:p>1.7105</text:p>
          </table:table-cell>
          <table:table-cell table:style-name="ce14" office:value-type="float" office:value="1.447849" calcext:value-type="float">
            <text:p>1.4478</text:p>
          </table:table-cell>
          <table:table-cell table:style-name="ce14" office:value-type="float" office:value="2.14681" calcext:value-type="float">
            <text:p>2.1468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63250" calcext:value-type="float">
            <text:p>63250</text:p>
          </table:table-cell>
          <table:table-cell table:style-name="ce29" office:value-type="float" office:value="4614" calcext:value-type="float">
            <text:p>4614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1.248993" calcext:value-type="float">
            <text:p>1.2490</text:p>
          </table:table-cell>
          <table:table-cell table:style-name="ce14" office:value-type="float" office:value="1.218465" calcext:value-type="float">
            <text:p>1.2185</text:p>
          </table:table-cell>
          <table:table-cell table:style-name="ce14" office:value-type="float" office:value="1.387676" calcext:value-type="float">
            <text:p>1.3877</text:p>
          </table:table-cell>
          <table:table-cell table:style-name="ce14" office:value-type="float" office:value="1.612037" calcext:value-type="float">
            <text:p>1.6120</text:p>
          </table:table-cell>
          <table:table-cell table:style-name="ce14" office:value-type="float" office:value="1.412926" calcext:value-type="float">
            <text:p>1.4129</text:p>
          </table:table-cell>
          <table:table-cell table:style-name="ce14" office:value-type="float" office:value="1.916033" calcext:value-type="float">
            <text:p>1.9160</text:p>
          </table:table-cell>
          <table:table-cell table:style-name="ce14" office:value-type="float" office:value="1.826014" calcext:value-type="float">
            <text:p>1.8260</text:p>
          </table:table-cell>
          <table:table-cell table:style-name="ce14" office:value-type="float" office:value="1.46234" calcext:value-type="float">
            <text:p>1.4623</text:p>
          </table:table-cell>
          <table:table-cell table:style-name="ce14" office:value-type="float" office:value="2.508232" calcext:value-type="float">
            <text:p>2.5082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63250" calcext:value-type="float">
            <text:p>63250</text:p>
          </table:table-cell>
          <table:table-cell table:style-name="ce29" office:value-type="float" office:value="6168" calcext:value-type="float">
            <text:p>6168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1.25614" calcext:value-type="float">
            <text:p>1.2561</text:p>
          </table:table-cell>
          <table:table-cell table:style-name="ce14" office:value-type="float" office:value="1.21658" calcext:value-type="float">
            <text:p>1.2166</text:p>
          </table:table-cell>
          <table:table-cell table:style-name="ce14" office:value-type="float" office:value="1.445315" calcext:value-type="float">
            <text:p>1.4453</text:p>
          </table:table-cell>
          <table:table-cell table:style-name="ce14" office:value-type="float" office:value="1.59516" calcext:value-type="float">
            <text:p>1.5952</text:p>
          </table:table-cell>
          <table:table-cell table:style-name="ce14" office:value-type="float" office:value="1.359923" calcext:value-type="float">
            <text:p>1.3599</text:p>
          </table:table-cell>
          <table:table-cell table:style-name="ce14" office:value-type="float" office:value="1.937636" calcext:value-type="float">
            <text:p>1.9376</text:p>
          </table:table-cell>
          <table:table-cell table:style-name="ce14" office:value-type="float" office:value="1.867764" calcext:value-type="float">
            <text:p>1.8678</text:p>
          </table:table-cell>
          <table:table-cell table:style-name="ce14" office:value-type="float" office:value="1.461154" calcext:value-type="float">
            <text:p>1.4612</text:p>
          </table:table-cell>
          <table:table-cell table:style-name="ce14" office:value-type="float" office:value="2.638735" calcext:value-type="float">
            <text:p>2.6387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63250" calcext:value-type="float">
            <text:p>63250</text:p>
          </table:table-cell>
          <table:table-cell table:style-name="ce29" office:value-type="float" office:value="7774" calcext:value-type="float">
            <text:p>7774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14" office:value-type="float" office:value="1.323827" calcext:value-type="float">
            <text:p>1.3238</text:p>
          </table:table-cell>
          <table:table-cell table:style-name="ce14" office:value-type="float" office:value="1.265374" calcext:value-type="float">
            <text:p>1.2654</text:p>
          </table:table-cell>
          <table:table-cell table:style-name="ce14" office:value-type="float" office:value="1.613685" calcext:value-type="float">
            <text:p>1.6137</text:p>
          </table:table-cell>
          <table:table-cell table:style-name="ce14" office:value-type="float" office:value="1.664716" calcext:value-type="float">
            <text:p>1.6647</text:p>
          </table:table-cell>
          <table:table-cell table:style-name="ce14" office:value-type="float" office:value="1.436681" calcext:value-type="float">
            <text:p>1.4367</text:p>
          </table:table-cell>
          <table:table-cell table:style-name="ce14" office:value-type="float" office:value="2.0628" calcext:value-type="float">
            <text:p>2.0628</text:p>
          </table:table-cell>
          <table:table-cell table:style-name="ce14" office:value-type="float" office:value="2.014272" calcext:value-type="float">
            <text:p>2.0143</text:p>
          </table:table-cell>
          <table:table-cell table:style-name="ce14" office:value-type="float" office:value="1.514304" calcext:value-type="float">
            <text:p>1.5143</text:p>
          </table:table-cell>
          <table:table-cell table:style-name="ce14" office:value-type="float" office:value="2.84897" calcext:value-type="float">
            <text:p>2.8490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63250" calcext:value-type="float">
            <text:p>63250</text:p>
          </table:table-cell>
          <table:table-cell table:style-name="ce29" office:value-type="float" office:value="9355" calcext:value-type="float">
            <text:p>935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1.300981" calcext:value-type="float">
            <text:p>1.3010</text:p>
          </table:table-cell>
          <table:table-cell table:style-name="ce14" office:value-type="float" office:value="1.246772" calcext:value-type="float">
            <text:p>1.2468</text:p>
          </table:table-cell>
          <table:table-cell table:style-name="ce14" office:value-type="float" office:value="1.448998" calcext:value-type="float">
            <text:p>1.4490</text:p>
          </table:table-cell>
          <table:table-cell table:style-name="ce14" office:value-type="float" office:value="1.652019" calcext:value-type="float">
            <text:p>1.6520</text:p>
          </table:table-cell>
          <table:table-cell table:style-name="ce14" office:value-type="float" office:value="1.385072" calcext:value-type="float">
            <text:p>1.3851</text:p>
          </table:table-cell>
          <table:table-cell table:style-name="ce14" office:value-type="float" office:value="2.30573" calcext:value-type="float">
            <text:p>2.3057</text:p>
          </table:table-cell>
          <table:table-cell table:style-name="ce14" office:value-type="float" office:value="2.120288" calcext:value-type="float">
            <text:p>2.1203</text:p>
          </table:table-cell>
          <table:table-cell table:style-name="ce14" office:value-type="float" office:value="1.497679" calcext:value-type="float">
            <text:p>1.4977</text:p>
          </table:table-cell>
          <table:table-cell table:style-name="ce14" office:value-type="float" office:value="2.984054" calcext:value-type="float">
            <text:p>2.9841</text:p>
          </table:table-cell>
          <table:table-cell table:number-columns-repeated="11"/>
        </table:table-row>
        <table:table-row table:style-name="ro1">
          <table:table-cell table:style-name="ce29" table:number-columns-repeated="5"/>
          <table:table-cell table:number-columns-repeated="20"/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2146" calcext:value-type="float">
            <text:p>214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.860852" calcext:value-type="float">
            <text:p>2.8609</text:p>
          </table:table-cell>
          <table:table-cell table:style-name="ce14" office:value-type="float" office:value="2.785197" calcext:value-type="float">
            <text:p>2.7852</text:p>
          </table:table-cell>
          <table:table-cell table:style-name="ce14" office:value-type="float" office:value="2.978763" calcext:value-type="float">
            <text:p>2.9788</text:p>
          </table:table-cell>
          <table:table-cell table:style-name="ce14" office:value-type="float" office:value="3.601697" calcext:value-type="float">
            <text:p>3.6017</text:p>
          </table:table-cell>
          <table:table-cell table:style-name="ce14" office:value-type="float" office:value="3.293386" calcext:value-type="float">
            <text:p>3.2934</text:p>
          </table:table-cell>
          <table:table-cell table:style-name="ce14" office:value-type="float" office:value="3.7399" calcext:value-type="float">
            <text:p>3.7399</text:p>
          </table:table-cell>
          <table:table-cell table:style-name="ce14" office:value-type="float" office:value="3.601721" calcext:value-type="float">
            <text:p>3.6017</text:p>
          </table:table-cell>
          <table:table-cell table:style-name="ce14" office:value-type="float" office:value="3.000405" calcext:value-type="float">
            <text:p>3.0004</text:p>
          </table:table-cell>
          <table:table-cell table:style-name="ce14" office:value-type="float" office:value="4.979158" calcext:value-type="float">
            <text:p>4.9792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4252" calcext:value-type="float">
            <text:p>425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.881951" calcext:value-type="float">
            <text:p>2.8820</text:p>
          </table:table-cell>
          <table:table-cell table:style-name="ce14" office:value-type="float" office:value="2.780516" calcext:value-type="float">
            <text:p>2.7805</text:p>
          </table:table-cell>
          <table:table-cell table:style-name="ce14" office:value-type="float" office:value="3.10669" calcext:value-type="float">
            <text:p>3.1067</text:p>
          </table:table-cell>
          <table:table-cell table:style-name="ce14" office:value-type="float" office:value="3.57801" calcext:value-type="float">
            <text:p>3.5780</text:p>
          </table:table-cell>
          <table:table-cell table:style-name="ce14" office:value-type="float" office:value="2.98042" calcext:value-type="float">
            <text:p>2.9804</text:p>
          </table:table-cell>
          <table:table-cell table:style-name="ce14" office:value-type="float" office:value="4.027569" calcext:value-type="float">
            <text:p>4.0276</text:p>
          </table:table-cell>
          <table:table-cell table:style-name="ce14" office:value-type="float" office:value="3.883851" calcext:value-type="float">
            <text:p>3.8839</text:p>
          </table:table-cell>
          <table:table-cell table:style-name="ce14" office:value-type="float" office:value="2.998334" calcext:value-type="float">
            <text:p>2.9983</text:p>
          </table:table-cell>
          <table:table-cell table:style-name="ce14" office:value-type="float" office:value="5.400847" calcext:value-type="float">
            <text:p>5.4008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6525" calcext:value-type="float">
            <text:p>6525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.894522" calcext:value-type="float">
            <text:p>2.8945</text:p>
          </table:table-cell>
          <table:table-cell table:style-name="ce14" office:value-type="float" office:value="2.817583" calcext:value-type="float">
            <text:p>2.8176</text:p>
          </table:table-cell>
          <table:table-cell table:style-name="ce14" office:value-type="float" office:value="3.104976" calcext:value-type="float">
            <text:p>3.1050</text:p>
          </table:table-cell>
          <table:table-cell table:style-name="ce14" office:value-type="float" office:value="3.621979" calcext:value-type="float">
            <text:p>3.6220</text:p>
          </table:table-cell>
          <table:table-cell table:style-name="ce14" office:value-type="float" office:value="3.130643" calcext:value-type="float">
            <text:p>3.1306</text:p>
          </table:table-cell>
          <table:table-cell table:style-name="ce14" office:value-type="float" office:value="4.889982" calcext:value-type="float">
            <text:p>4.8900</text:p>
          </table:table-cell>
          <table:table-cell table:style-name="ce14" office:value-type="float" office:value="4.232349" calcext:value-type="float">
            <text:p>4.2323</text:p>
          </table:table-cell>
          <table:table-cell table:style-name="ce14" office:value-type="float" office:value="3.033043" calcext:value-type="float">
            <text:p>3.0330</text:p>
          </table:table-cell>
          <table:table-cell table:style-name="ce14" office:value-type="float" office:value="5.2107" calcext:value-type="float">
            <text:p>5.2107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8724" calcext:value-type="float">
            <text:p>872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2.878745" calcext:value-type="float">
            <text:p>2.8787</text:p>
          </table:table-cell>
          <table:table-cell table:style-name="ce14" office:value-type="float" office:value="2.727667" calcext:value-type="float">
            <text:p>2.7277</text:p>
          </table:table-cell>
          <table:table-cell table:style-name="ce14" office:value-type="float" office:value="3.017213" calcext:value-type="float">
            <text:p>3.0172</text:p>
          </table:table-cell>
          <table:table-cell table:style-name="ce14" office:value-type="float" office:value="3.850631" calcext:value-type="float">
            <text:p>3.8506</text:p>
          </table:table-cell>
          <table:table-cell table:style-name="ce14" office:value-type="float" office:value="2.868904" calcext:value-type="float">
            <text:p>2.8689</text:p>
          </table:table-cell>
          <table:table-cell table:style-name="ce14" office:value-type="float" office:value="5.371105" calcext:value-type="float">
            <text:p>5.3711</text:p>
          </table:table-cell>
          <table:table-cell table:style-name="ce14" office:value-type="float" office:value="4.687133" calcext:value-type="float">
            <text:p>4.6871</text:p>
          </table:table-cell>
          <table:table-cell table:style-name="ce14" office:value-type="float" office:value="2.996224" calcext:value-type="float">
            <text:p>2.9962</text:p>
          </table:table-cell>
          <table:table-cell table:style-name="ce14" office:value-type="float" office:value="5.397095" calcext:value-type="float">
            <text:p>5.3971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10994" calcext:value-type="float">
            <text:p>10994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14" office:value-type="float" office:value="2.954884" calcext:value-type="float">
            <text:p>2.9549</text:p>
          </table:table-cell>
          <table:table-cell table:style-name="ce14" office:value-type="float" office:value="2.892815" calcext:value-type="float">
            <text:p>2.8928</text:p>
          </table:table-cell>
          <table:table-cell table:style-name="ce14" office:value-type="float" office:value="3.135257" calcext:value-type="float">
            <text:p>3.1353</text:p>
          </table:table-cell>
          <table:table-cell table:style-name="ce14" office:value-type="float" office:value="4.29628" calcext:value-type="float">
            <text:p>4.2963</text:p>
          </table:table-cell>
          <table:table-cell table:style-name="ce14" office:value-type="float" office:value="3.308949" calcext:value-type="float">
            <text:p>3.3089</text:p>
          </table:table-cell>
          <table:table-cell table:style-name="ce14" office:value-type="float" office:value="5.260805" calcext:value-type="float">
            <text:p>5.2608</text:p>
          </table:table-cell>
          <table:table-cell table:style-name="ce14" office:value-type="float" office:value="5.261726" calcext:value-type="float">
            <text:p>5.2617</text:p>
          </table:table-cell>
          <table:table-cell table:style-name="ce14" office:value-type="float" office:value="4.159327" calcext:value-type="float">
            <text:p>4.1593</text:p>
          </table:table-cell>
          <table:table-cell table:style-name="ce14" office:value-type="float" office:value="6.214622" calcext:value-type="float">
            <text:p>6.2146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13230" calcext:value-type="float">
            <text:p>1323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2.984276" calcext:value-type="float">
            <text:p>2.9843</text:p>
          </table:table-cell>
          <table:table-cell table:style-name="ce14" office:value-type="float" office:value="2.807376" calcext:value-type="float">
            <text:p>2.8074</text:p>
          </table:table-cell>
          <table:table-cell table:style-name="ce14" office:value-type="float" office:value="3.255697" calcext:value-type="float">
            <text:p>3.2557</text:p>
          </table:table-cell>
          <table:table-cell table:style-name="ce14" office:value-type="float" office:value="4.057946" calcext:value-type="float">
            <text:p>4.0579</text:p>
          </table:table-cell>
          <table:table-cell table:style-name="ce14" office:value-type="float" office:value="3.256762" calcext:value-type="float">
            <text:p>3.2568</text:p>
          </table:table-cell>
          <table:table-cell table:style-name="ce14" office:value-type="float" office:value="5.437339" calcext:value-type="float">
            <text:p>5.4373</text:p>
          </table:table-cell>
          <table:table-cell table:style-name="ce14" office:value-type="float" office:value="5.149996" calcext:value-type="float">
            <text:p>5.1500</text:p>
          </table:table-cell>
          <table:table-cell table:style-name="ce14" office:value-type="float" office:value="3.96831" calcext:value-type="float">
            <text:p>3.9683</text:p>
          </table:table-cell>
          <table:table-cell table:style-name="ce14" office:value-type="float" office:value="6.52761" calcext:value-type="float">
            <text:p>6.5276</text:p>
          </table:table-cell>
          <table:table-cell table:number-columns-repeated="11"/>
        </table:table-row>
        <table:table-row table:style-name="ro1">
          <table:table-cell table:style-name="ce29" table:number-columns-repeated="5"/>
          <table:table-cell table:style-name="ce14" table:number-columns-repeated="9"/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2399" calcext:value-type="float">
            <text:p>239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float" office:value="3.689981" calcext:value-type="float">
            <text:p>3.6900</text:p>
          </table:table-cell>
          <table:table-cell table:style-name="ce34" office:value-type="float" office:value="3.609888" calcext:value-type="float">
            <text:p>3.6099</text:p>
          </table:table-cell>
          <table:table-cell table:style-name="ce34" office:value-type="float" office:value="4.172096" calcext:value-type="float">
            <text:p>4.1721</text:p>
          </table:table-cell>
          <table:table-cell table:number-columns-repeated="2" table:style-name="ce34" office:value-type="float" office:value="4.86093" calcext:value-type="float">
            <text:p>4.8609</text:p>
          </table:table-cell>
          <table:table-cell table:style-name="ce34" office:value-type="float" office:value="5.817548" calcext:value-type="float">
            <text:p>5.8175</text:p>
          </table:table-cell>
          <table:table-cell table:style-name="ce34" office:value-type="float" office:value="4.862739" calcext:value-type="float">
            <text:p>4.8627</text:p>
          </table:table-cell>
          <table:table-cell table:style-name="ce34" office:value-type="float" office:value="4.024504" calcext:value-type="float">
            <text:p>4.0245</text:p>
          </table:table-cell>
          <table:table-cell table:style-name="ce34" office:value-type="float" office:value="5.81757" calcext:value-type="float">
            <text:p>5.8176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4753" calcext:value-type="float">
            <text:p>475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float" office:value="3.699486" calcext:value-type="float">
            <text:p>3.6995</text:p>
          </table:table-cell>
          <table:table-cell table:style-name="ce34" office:value-type="float" office:value="3.603983" calcext:value-type="float">
            <text:p>3.6040</text:p>
          </table:table-cell>
          <table:table-cell table:style-name="ce34" office:value-type="float" office:value="3.91147" calcext:value-type="float">
            <text:p>3.9115</text:p>
          </table:table-cell>
          <table:table-cell table:style-name="ce34" office:value-type="float" office:value="5.074437" calcext:value-type="float">
            <text:p>5.0744</text:p>
          </table:table-cell>
          <table:table-cell table:style-name="ce34" office:value-type="float" office:value="4.629816" calcext:value-type="float">
            <text:p>4.6298</text:p>
          </table:table-cell>
          <table:table-cell table:style-name="ce34" office:value-type="float" office:value="6.300235" calcext:value-type="float">
            <text:p>6.3002</text:p>
          </table:table-cell>
          <table:table-cell table:style-name="ce34" office:value-type="float" office:value="5.513979" calcext:value-type="float">
            <text:p>5.5140</text:p>
          </table:table-cell>
          <table:table-cell table:style-name="ce34" office:value-type="float" office:value="3.810625" calcext:value-type="float">
            <text:p>3.8106</text:p>
          </table:table-cell>
          <table:table-cell table:style-name="ce34" office:value-type="float" office:value="6.715596" calcext:value-type="float">
            <text:p>6.7156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7294" calcext:value-type="float">
            <text:p>729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float" office:value="3.786078" calcext:value-type="float">
            <text:p>3.7861</text:p>
          </table:table-cell>
          <table:table-cell table:style-name="ce34" office:value-type="float" office:value="3.6831" calcext:value-type="float">
            <text:p>3.6831</text:p>
          </table:table-cell>
          <table:table-cell table:style-name="ce34" office:value-type="float" office:value="3.923727" calcext:value-type="float">
            <text:p>3.9237</text:p>
          </table:table-cell>
          <table:table-cell table:style-name="ce34" office:value-type="float" office:value="5.903495" calcext:value-type="float">
            <text:p>5.9035</text:p>
          </table:table-cell>
          <table:table-cell table:style-name="ce34" office:value-type="float" office:value="4.975215" calcext:value-type="float">
            <text:p>4.9752</text:p>
          </table:table-cell>
          <table:table-cell table:style-name="ce34" office:value-type="float" office:value="6.821659" calcext:value-type="float">
            <text:p>6.8217</text:p>
          </table:table-cell>
          <table:table-cell table:style-name="ce34" office:value-type="float" office:value="6.821715" calcext:value-type="float">
            <text:p>6.8217</text:p>
          </table:table-cell>
          <table:table-cell table:style-name="ce34" office:value-type="float" office:value="6.472463" calcext:value-type="float">
            <text:p>6.4725</text:p>
          </table:table-cell>
          <table:table-cell table:style-name="ce34" office:value-type="float" office:value="7.982469" calcext:value-type="float">
            <text:p>7.9825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9752" calcext:value-type="float">
            <text:p>975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float" office:value="3.786331" calcext:value-type="float">
            <text:p>3.7863</text:p>
          </table:table-cell>
          <table:table-cell table:style-name="ce34" office:value-type="float" office:value="3.639309" calcext:value-type="float">
            <text:p>3.6393</text:p>
          </table:table-cell>
          <table:table-cell table:style-name="ce34" office:value-type="float" office:value="3.944112" calcext:value-type="float">
            <text:p>3.9441</text:p>
          </table:table-cell>
          <table:table-cell table:style-name="ce34" office:value-type="float" office:value="5.955066" calcext:value-type="float">
            <text:p>5.9551</text:p>
          </table:table-cell>
          <table:table-cell table:style-name="ce34" office:value-type="float" office:value="4.928506" calcext:value-type="float">
            <text:p>4.9285</text:p>
          </table:table-cell>
          <table:table-cell table:style-name="ce34" office:value-type="float" office:value="7.032991" calcext:value-type="float">
            <text:p>7.0330</text:p>
          </table:table-cell>
          <table:table-cell table:style-name="ce34" office:value-type="float" office:value="6.995784" calcext:value-type="float">
            <text:p>6.9958</text:p>
          </table:table-cell>
          <table:table-cell table:style-name="ce34" office:value-type="float" office:value="6.460638" calcext:value-type="float">
            <text:p>6.4606</text:p>
          </table:table-cell>
          <table:table-cell table:style-name="ce34" office:value-type="float" office:value="8.281379" calcext:value-type="float">
            <text:p>8.2814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12290" calcext:value-type="float">
            <text:p>1229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34" office:value-type="float" office:value="3.78509" calcext:value-type="float">
            <text:p>3.7851</text:p>
          </table:table-cell>
          <table:table-cell table:style-name="ce34" office:value-type="float" office:value="3.588735" calcext:value-type="float">
            <text:p>3.5887</text:p>
          </table:table-cell>
          <table:table-cell table:style-name="ce34" office:value-type="float" office:value="3.967966" calcext:value-type="float">
            <text:p>3.9680</text:p>
          </table:table-cell>
          <table:table-cell table:style-name="ce34" office:value-type="float" office:value="5.423828" calcext:value-type="float">
            <text:p>5.4238</text:p>
          </table:table-cell>
          <table:table-cell table:style-name="ce34" office:value-type="float" office:value="4.440735" calcext:value-type="float">
            <text:p>4.4407</text:p>
          </table:table-cell>
          <table:table-cell table:style-name="ce34" office:value-type="float" office:value="6.668957" calcext:value-type="float">
            <text:p>6.6690</text:p>
          </table:table-cell>
          <table:table-cell table:style-name="ce34" office:value-type="float" office:value="6.581677" calcext:value-type="float">
            <text:p>6.5817</text:p>
          </table:table-cell>
          <table:table-cell table:style-name="ce34" office:value-type="float" office:value="5.358205" calcext:value-type="float">
            <text:p>5.3582</text:p>
          </table:table-cell>
          <table:table-cell table:style-name="ce34" office:value-type="float" office:value="7.374679" calcext:value-type="float">
            <text:p>7.3747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14790" calcext:value-type="float">
            <text:p>1479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float" office:value="3.829929" calcext:value-type="float">
            <text:p>3.8299</text:p>
          </table:table-cell>
          <table:table-cell table:style-name="ce34" office:value-type="float" office:value="3.519238" calcext:value-type="float">
            <text:p>3.5192</text:p>
          </table:table-cell>
          <table:table-cell table:style-name="ce34" office:value-type="float" office:value="4.056013" calcext:value-type="float">
            <text:p>4.0560</text:p>
          </table:table-cell>
          <table:table-cell table:style-name="ce34" office:value-type="float" office:value="5.168022" calcext:value-type="float">
            <text:p>5.1680</text:p>
          </table:table-cell>
          <table:table-cell table:style-name="ce34" office:value-type="float" office:value="3.912832" calcext:value-type="float">
            <text:p>3.9128</text:p>
          </table:table-cell>
          <table:table-cell table:style-name="ce34" office:value-type="float" office:value="6.795332" calcext:value-type="float">
            <text:p>6.7953</text:p>
          </table:table-cell>
          <table:table-cell table:style-name="ce34" office:value-type="float" office:value="6.750752" calcext:value-type="float">
            <text:p>6.7508</text:p>
          </table:table-cell>
          <table:table-cell table:style-name="ce34" office:value-type="float" office:value="5.674315" calcext:value-type="float">
            <text:p>5.6743</text:p>
          </table:table-cell>
          <table:table-cell table:style-name="ce34" office:value-type="float" office:value="7.927536" calcext:value-type="float">
            <text:p>7.927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3" number:min-decimal-places="3" number:min-integer-digits="1" number:grouping="true"/>
    </number:number-style>
    <number:number-style style:name="N136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7:33:36.907642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11-01T17:36:59.009940062</dc:date>
    <meta:editing-duration>P2DT21H32M1S</meta:editing-duration>
    <meta:editing-cycles>54</meta:editing-cycles>
    <meta:generator>LibreOffice/7.0.6.2$Linux_X86_64 LibreOffice_project/00$Build-2</meta:generator>
    <meta:document-statistic meta:table-count="10" meta:cell-count="9541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Max time</text:p>
        </chart:title>
        <chart:legend chart:legend-position="top" svg:x="5.436cm" svg:y="1.28cm" style:legend-expansion="wide" chart:style-name="ch3"/>
        <chart:plot-area chart:style-name="ch4" table:cell-range-address="'30.9.21'.N34:'30.9.21'.N39 '30.9.21'.H34:'30.9.21'.H39 '30.9.21'.K34:'30.9.21'.K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N34:'30.9.21'.N39" loext:label-string="total_time" chart:class="chart:bar">
            <chart:data-point chart:repeated="6"/>
          </chart:series>
          <chart:series chart:style-name="ch11" chart:values-cell-range-address="'30.9.21'.H34:'30.9.21'.H39" loext:label-string="dram" chart:class="chart:bar">
            <chart:data-point chart:repeated="6"/>
          </chart:series>
          <chart:series chart:style-name="ch12" chart:values-cell-range-address="'30.9.21'.K34:'30.9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432">
                <text:p>0.45432</text:p>
                <draw:g>
                  <svg:desc>'30.9.21'.N34:'30.9.21'.N39</svg:desc>
                </draw:g>
              </table:table-cell>
              <table:table-cell office:value-type="float" office:value="0.454307">
                <text:p>0.454307</text:p>
                <draw:g>
                  <svg:desc>'30.9.21'.H34:'30.9.21'.H39</svg:desc>
                </draw:g>
              </table:table-cell>
              <table:table-cell office:value-type="float" office:value="0.359726">
                <text:p>0.359726</text:p>
                <draw:g>
                  <svg:desc>'30.9.21'.K34:'30.9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6947">
                <text:p>0.466947</text:p>
              </table:table-cell>
              <table:table-cell office:value-type="float" office:value="0.466901">
                <text:p>0.466901</text:p>
              </table:table-cell>
              <table:table-cell office:value-type="float" office:value="0.35866">
                <text:p>0.3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8951">
                <text:p>0.458951</text:p>
              </table:table-cell>
              <table:table-cell office:value-type="float" office:value="0.458928">
                <text:p>0.458928</text:p>
              </table:table-cell>
              <table:table-cell office:value-type="float" office:value="0.369994">
                <text:p>0.369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1604">
                <text:p>0.491604</text:p>
              </table:table-cell>
              <table:table-cell office:value-type="float" office:value="0.491583">
                <text:p>0.491583</text:p>
              </table:table-cell>
              <table:table-cell office:value-type="float" office:value="0.367316">
                <text:p>0.367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3768">
                <text:p>0.483768</text:p>
              </table:table-cell>
              <table:table-cell office:value-type="float" office:value="0.483735">
                <text:p>0.483735</text:p>
              </table:table-cell>
              <table:table-cell office:value-type="float" office:value="0.376323">
                <text:p>0.376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3807">
                <text:p>0.493807</text:p>
              </table:table-cell>
              <table:table-cell office:value-type="float" office:value="0.493779">
                <text:p>0.493779</text:p>
              </table:table-cell>
              <table:table-cell office:value-type="float" office:value="0.371802">
                <text:p>0.371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21cm" svg:y="0.316cm" chart:style-name="ch2">
          <text:p>Max Time, 8 GB array</text:p>
        </chart:title>
        <chart:subtitle svg:x="6.263cm" svg:y="1.275cm" chart:style-name="ch3">
          <text:p>m=31620, n=31620</text:p>
        </chart:subtitle>
        <chart:legend chart:legend-position="top" svg:x="5.436cm" svg:y="2.143cm" style:legend-expansion="wide" chart:style-name="ch4"/>
        <chart:plot-area chart:style-name="ch5" table:cell-range-address="'20.10.21'.N18:'20.10.21'.N23 '20.10.21'.H18:'20.10.21'.H23 '20.10.21'.K18:'20.10.21'.K23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18:'20.10.21'.N23" loext:label-string="total_time" chart:class="chart:bar">
            <chart:data-point chart:repeated="6"/>
          </chart:series>
          <chart:series chart:style-name="ch12" chart:values-cell-range-address="'20.10.21'.H18:'20.10.21'.H23" loext:label-string="dram" chart:class="chart:bar">
            <chart:data-point chart:repeated="6"/>
          </chart:series>
          <chart:series chart:style-name="ch13" chart:values-cell-range-address="'20.10.21'.K18:'20.10.21'.K23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9195">
                <text:p>0.339195</text:p>
                <draw:g>
                  <svg:desc>'20.10.21'.N18:'20.10.21'.N23</svg:desc>
                </draw:g>
              </table:table-cell>
              <table:table-cell office:value-type="float" office:value="0.271735">
                <text:p>0.271735</text:p>
                <draw:g>
                  <svg:desc>'20.10.21'.H18:'20.10.21'.H23</svg:desc>
                </draw:g>
              </table:table-cell>
              <table:table-cell office:value-type="float" office:value="0.338877">
                <text:p>0.338877</text:p>
                <draw:g>
                  <svg:desc>'20.10.21'.K18:'20.10.21'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2207">
                <text:p>0.342207</text:p>
              </table:table-cell>
              <table:table-cell office:value-type="float" office:value="0.274209">
                <text:p>0.274209</text:p>
              </table:table-cell>
              <table:table-cell office:value-type="float" office:value="0.339693">
                <text:p>0.339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3442">
                <text:p>0.313442</text:p>
              </table:table-cell>
              <table:table-cell office:value-type="float" office:value="0.277987">
                <text:p>0.277987</text:p>
              </table:table-cell>
              <table:table-cell office:value-type="float" office:value="0.313161">
                <text:p>0.313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8145">
                <text:p>0.308145</text:p>
              </table:table-cell>
              <table:table-cell office:value-type="float" office:value="0.284881">
                <text:p>0.284881</text:p>
              </table:table-cell>
              <table:table-cell office:value-type="float" office:value="0.308105">
                <text:p>0.308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0987">
                <text:p>0.300987</text:p>
              </table:table-cell>
              <table:table-cell office:value-type="float" office:value="0.292979">
                <text:p>0.292979</text:p>
              </table:table-cell>
              <table:table-cell office:value-type="float" office:value="0.299865">
                <text:p>0.299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6743">
                <text:p>0.326743</text:p>
              </table:table-cell>
              <table:table-cell office:value-type="float" office:value="0.301285">
                <text:p>0.301285</text:p>
              </table:table-cell>
              <table:table-cell office:value-type="float" office:value="0.326082">
                <text:p>0.3260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7cm" svg:y="0.319cm" chart:style-name="ch2">
          <text:p>Max Time, 16 GB array</text:p>
        </chart:title>
        <chart:subtitle svg:x="6.263cm" svg:y="1.275cm" chart:style-name="ch3">
          <text:p>m=44720, n=44720</text:p>
        </chart:subtitle>
        <chart:legend chart:legend-position="top" svg:x="5.436cm" svg:y="2.143cm" style:legend-expansion="wide" chart:style-name="ch4"/>
        <chart:plot-area chart:style-name="ch5" table:cell-range-address="'20.10.21'.N25:'20.10.21'.N30 '20.10.21'.H25:'20.10.21'.H30 '20.10.21'.K25:'20.10.21'.K30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25:'20.10.21'.N30" loext:label-string="total_time" chart:class="chart:bar">
            <chart:data-point chart:repeated="6"/>
          </chart:series>
          <chart:series chart:style-name="ch12" chart:values-cell-range-address="'20.10.21'.H25:'20.10.21'.H30" loext:label-string="dram" chart:class="chart:bar">
            <chart:data-point chart:repeated="6"/>
          </chart:series>
          <chart:series chart:style-name="ch13" chart:values-cell-range-address="'20.10.21'.K25:'20.10.21'.K30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9792">
                <text:p>0.959792</text:p>
                <draw:g>
                  <svg:desc>'20.10.21'.N25:'20.10.21'.N30</svg:desc>
                </draw:g>
              </table:table-cell>
              <table:table-cell office:value-type="float" office:value="0.600374">
                <text:p>0.600374</text:p>
                <draw:g>
                  <svg:desc>'20.10.21'.H25:'20.10.21'.H30</svg:desc>
                </draw:g>
              </table:table-cell>
              <table:table-cell office:value-type="float" office:value="0.771143">
                <text:p>0.771143</text:p>
                <draw:g>
                  <svg:desc>'20.10.21'.K25:'20.10.21'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995">
                <text:p>1.000995</text:p>
              </table:table-cell>
              <table:table-cell office:value-type="float" office:value="0.586246">
                <text:p>0.586246</text:p>
              </table:table-cell>
              <table:table-cell office:value-type="float" office:value="0.745369">
                <text:p>0.7453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0884">
                <text:p>0.930884</text:p>
              </table:table-cell>
              <table:table-cell office:value-type="float" office:value="0.61903">
                <text:p>0.61903</text:p>
              </table:table-cell>
              <table:table-cell office:value-type="float" office:value="0.695382">
                <text:p>0.695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7224">
                <text:p>0.967224</text:p>
              </table:table-cell>
              <table:table-cell office:value-type="float" office:value="0.615899">
                <text:p>0.615899</text:p>
              </table:table-cell>
              <table:table-cell office:value-type="float" office:value="0.67891">
                <text:p>0.67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1252">
                <text:p>0.961252</text:p>
              </table:table-cell>
              <table:table-cell office:value-type="float" office:value="0.612761">
                <text:p>0.612761</text:p>
              </table:table-cell>
              <table:table-cell office:value-type="float" office:value="0.665287">
                <text:p>0.665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7911">
                <text:p>0.927911</text:p>
              </table:table-cell>
              <table:table-cell office:value-type="float" office:value="0.65622">
                <text:p>0.65622</text:p>
              </table:table-cell>
              <table:table-cell office:value-type="float" office:value="0.71086">
                <text:p>0.7108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Max Time, 32 GB array</text:p>
        </chart:title>
        <chart:subtitle svg:x="6.263cm" svg:y="1.275cm" chart:style-name="ch3">
          <text:p>m=63250, n=63250</text:p>
        </chart:subtitle>
        <chart:legend chart:legend-position="top" svg:x="5.436cm" svg:y="2.143cm" style:legend-expansion="wide" chart:style-name="ch4"/>
        <chart:plot-area chart:style-name="ch5" table:cell-range-address="'20.10.21'.N32:'20.10.21'.N37 '20.10.21'.H32:'20.10.21'.H37 '20.10.21'.K32:'20.10.21'.K37" chart:data-source-has-labels="row" svg:x="1.331cm" svg:y="2.921cm" svg:width="14.349cm" svg:height="4.918cm">
          <chart:coordinate-region svg:x="2.058cm" svg:y="3.12cm" svg:width="13.622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32:'20.10.21'.N37" loext:label-string="total_time" chart:class="chart:bar">
            <chart:data-point chart:repeated="6"/>
          </chart:series>
          <chart:series chart:style-name="ch12" chart:values-cell-range-address="'20.10.21'.H32:'20.10.21'.H37" loext:label-string="dram" chart:class="chart:bar">
            <chart:data-point chart:repeated="6"/>
          </chart:series>
          <chart:series chart:style-name="ch13" chart:values-cell-range-address="'20.10.21'.K32:'20.10.21'.K37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03764">
                <text:p>1.903764</text:p>
                <draw:g>
                  <svg:desc>'20.10.21'.N32:'20.10.21'.N37</svg:desc>
                </draw:g>
              </table:table-cell>
              <table:table-cell office:value-type="float" office:value="1.333406">
                <text:p>1.333406</text:p>
                <draw:g>
                  <svg:desc>'20.10.21'.H32:'20.10.21'.H37</svg:desc>
                </draw:g>
              </table:table-cell>
              <table:table-cell office:value-type="float" office:value="1.58732">
                <text:p>1.58732</text:p>
                <draw:g>
                  <svg:desc>'20.10.21'.K32:'20.10.21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53931">
                <text:p>2.153931</text:p>
              </table:table-cell>
              <table:table-cell office:value-type="float" office:value="1.358444">
                <text:p>1.358444</text:p>
              </table:table-cell>
              <table:table-cell office:value-type="float" office:value="1.642282">
                <text:p>1.642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74194">
                <text:p>2.374194</text:p>
              </table:table-cell>
              <table:table-cell office:value-type="float" office:value="1.404304">
                <text:p>1.404304</text:p>
              </table:table-cell>
              <table:table-cell office:value-type="float" office:value="1.638619">
                <text:p>1.638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67724">
                <text:p>2.267724</text:p>
              </table:table-cell>
              <table:table-cell office:value-type="float" office:value="1.462163">
                <text:p>1.462163</text:p>
              </table:table-cell>
              <table:table-cell office:value-type="float" office:value="1.677466">
                <text:p>1.677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1849">
                <text:p>2.101849</text:p>
              </table:table-cell>
              <table:table-cell office:value-type="float" office:value="1.570388">
                <text:p>1.570388</text:p>
              </table:table-cell>
              <table:table-cell office:value-type="float" office:value="1.613774">
                <text:p>1.613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09646">
                <text:p>2.709646</text:p>
              </table:table-cell>
              <table:table-cell office:value-type="float" office:value="1.56223">
                <text:p>1.56223</text:p>
              </table:table-cell>
              <table:table-cell office:value-type="float" office:value="2.312697">
                <text:p>2.3126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Max Time, 64 GB array</text:p>
        </chart:title>
        <chart:subtitle svg:x="6.263cm" svg:y="1.275cm" chart:style-name="ch3">
          <text:p>m=89450, n=89450</text:p>
        </chart:subtitle>
        <chart:legend chart:legend-position="top" svg:x="5.436cm" svg:y="2.143cm" style:legend-expansion="wide" chart:style-name="ch4"/>
        <chart:plot-area chart:style-name="ch5" table:cell-range-address="'20.10.21'.N39:'20.10.21'.N44 '20.10.21'.H39:'20.10.21'.H44 '20.10.21'.K39:'20.10.21'.K44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39:'20.10.21'.N44" loext:label-string="total_time" chart:class="chart:bar">
            <chart:data-point chart:repeated="6"/>
          </chart:series>
          <chart:series chart:style-name="ch12" chart:values-cell-range-address="'20.10.21'.H39:'20.10.21'.H44" loext:label-string="dram" chart:class="chart:bar">
            <chart:data-point chart:repeated="6"/>
          </chart:series>
          <chart:series chart:style-name="ch13" chart:values-cell-range-address="'20.10.21'.K39:'20.10.21'.K44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24944">
                <text:p>4.124944</text:p>
                <draw:g>
                  <svg:desc>'20.10.21'.N39:'20.10.21'.N44</svg:desc>
                </draw:g>
              </table:table-cell>
              <table:table-cell office:value-type="float" office:value="2.934029">
                <text:p>2.934029</text:p>
                <draw:g>
                  <svg:desc>'20.10.21'.H39:'20.10.21'.H44</svg:desc>
                </draw:g>
              </table:table-cell>
              <table:table-cell office:value-type="float" office:value="4.124921">
                <text:p>4.124921</text:p>
                <draw:g>
                  <svg:desc>'20.10.21'.K39:'20.10.21'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17002">
                <text:p>5.217002</text:p>
              </table:table-cell>
              <table:table-cell office:value-type="float" office:value="3.06711">
                <text:p>3.06711</text:p>
              </table:table-cell>
              <table:table-cell office:value-type="float" office:value="4.578979">
                <text:p>4.578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60996">
                <text:p>5.560996</text:p>
              </table:table-cell>
              <table:table-cell office:value-type="float" office:value="3.047704">
                <text:p>3.047704</text:p>
              </table:table-cell>
              <table:table-cell office:value-type="float" office:value="3.612486">
                <text:p>3.612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47795">
                <text:p>4.847795</text:p>
              </table:table-cell>
              <table:table-cell office:value-type="float" office:value="3.297655">
                <text:p>3.297655</text:p>
              </table:table-cell>
              <table:table-cell office:value-type="float" office:value="4.569882">
                <text:p>4.569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69421">
                <text:p>5.169421</text:p>
              </table:table-cell>
              <table:table-cell office:value-type="float" office:value="3.25309">
                <text:p>3.25309</text:p>
              </table:table-cell>
              <table:table-cell office:value-type="float" office:value="4.818621">
                <text:p>4.818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44253">
                <text:p>5.744253</text:p>
              </table:table-cell>
              <table:table-cell office:value-type="float" office:value="3.188337">
                <text:p>3.188337</text:p>
              </table:table-cell>
              <table:table-cell office:value-type="float" office:value="5.368897">
                <text:p>5.36889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Max Time, 80 GB array</text:p>
        </chart:title>
        <chart:subtitle svg:x="6.051cm" svg:y="1.275cm" chart:style-name="ch3">
          <text:p>m=100000, n=100000</text:p>
        </chart:subtitle>
        <chart:legend chart:legend-position="top" svg:x="5.436cm" svg:y="2.143cm" style:legend-expansion="wide" chart:style-name="ch4"/>
        <chart:plot-area chart:style-name="ch5" table:cell-range-address="'20.10.21'.N46:'20.10.21'.N51 '20.10.21'.H46:'20.10.21'.H51 '20.10.21'.K46:'20.10.21'.K51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46:'20.10.21'.N51" loext:label-string="total_time" chart:class="chart:bar">
            <chart:data-point chart:repeated="6"/>
          </chart:series>
          <chart:series chart:style-name="ch12" chart:values-cell-range-address="'20.10.21'.H46:'20.10.21'.H51" loext:label-string="dram" chart:class="chart:bar">
            <chart:data-point chart:repeated="6"/>
          </chart:series>
          <chart:series chart:style-name="ch13" chart:values-cell-range-address="'20.10.21'.K46:'20.10.21'.K51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56193">
                <text:p>5.956193</text:p>
                <draw:g>
                  <svg:desc>'20.10.21'.N46:'20.10.21'.N51</svg:desc>
                </draw:g>
              </table:table-cell>
              <table:table-cell office:value-type="float" office:value="3.923954">
                <text:p>3.923954</text:p>
                <draw:g>
                  <svg:desc>'20.10.21'.H46:'20.10.21'.H51</svg:desc>
                </draw:g>
              </table:table-cell>
              <table:table-cell office:value-type="float" office:value="4.942445">
                <text:p>4.942445</text:p>
                <draw:g>
                  <svg:desc>'20.10.21'.K46:'20.10.21'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778069">
                <text:p>7.778069</text:p>
              </table:table-cell>
              <table:table-cell office:value-type="float" office:value="4.060575">
                <text:p>4.060575</text:p>
              </table:table-cell>
              <table:table-cell office:value-type="float" office:value="7.778045">
                <text:p>7.778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49331">
                <text:p>6.549331</text:p>
              </table:table-cell>
              <table:table-cell office:value-type="float" office:value="4.035011">
                <text:p>4.035011</text:p>
              </table:table-cell>
              <table:table-cell office:value-type="float" office:value="5.504132">
                <text:p>5.504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40206">
                <text:p>6.940206</text:p>
              </table:table-cell>
              <table:table-cell office:value-type="float" office:value="4.284743">
                <text:p>4.284743</text:p>
              </table:table-cell>
              <table:table-cell office:value-type="float" office:value="6.029948">
                <text:p>6.029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24334">
                <text:p>5.524334</text:p>
              </table:table-cell>
              <table:table-cell office:value-type="float" office:value="4.228237">
                <text:p>4.228237</text:p>
              </table:table-cell>
              <table:table-cell office:value-type="float" office:value="5.308639">
                <text:p>5.308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22505">
                <text:p>6.022505</text:p>
              </table:table-cell>
              <table:table-cell office:value-type="float" office:value="4.287643">
                <text:p>4.287643</text:p>
              </table:table-cell>
              <table:table-cell office:value-type="float" office:value="5.547182">
                <text:p>5.5471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09cm" svg:y="0.316cm" chart:style-name="ch2">
          <text:p>Minimum times</text:p>
        </chart:title>
        <chart:legend chart:legend-position="top" svg:x="5.436cm" svg:y="1.28cm" style:legend-expansion="wide" chart:style-name="ch3"/>
        <chart:plot-area chart:style-name="ch4" table:cell-range-address="'30.9.21'.M34:'30.9.21'.M39 '30.9.21'.G34:'30.9.21'.G39 '30.9.21'.J34:'30.9.21'.J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M34:'30.9.21'.M39" loext:label-string="total_time" chart:class="chart:bar">
            <chart:data-point chart:repeated="6"/>
          </chart:series>
          <chart:series chart:style-name="ch11" chart:values-cell-range-address="'30.9.21'.G34:'30.9.21'.G39" loext:label-string="dram" chart:class="chart:bar">
            <chart:data-point chart:repeated="6"/>
          </chart:series>
          <chart:series chart:style-name="ch12" chart:values-cell-range-address="'30.9.21'.J34:'30.9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6653">
                <text:p>0.396653</text:p>
                <draw:g>
                  <svg:desc>'30.9.21'.M34:'30.9.21'.M39</svg:desc>
                </draw:g>
              </table:table-cell>
              <table:table-cell office:value-type="float" office:value="0.364528">
                <text:p>0.364528</text:p>
                <draw:g>
                  <svg:desc>'30.9.21'.G34:'30.9.21'.G39</svg:desc>
                </draw:g>
              </table:table-cell>
              <table:table-cell office:value-type="float" office:value="0.351949">
                <text:p>0.351949</text:p>
                <draw:g>
                  <svg:desc>'30.9.21'.J34:'30.9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6319">
                <text:p>0.416319</text:p>
              </table:table-cell>
              <table:table-cell office:value-type="float" office:value="0.365667">
                <text:p>0.365667</text:p>
              </table:table-cell>
              <table:table-cell office:value-type="float" office:value="0.342379">
                <text:p>0.342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5266">
                <text:p>0.395266</text:p>
              </table:table-cell>
              <table:table-cell office:value-type="float" office:value="0.369897">
                <text:p>0.369897</text:p>
              </table:table-cell>
              <table:table-cell office:value-type="float" office:value="0.350217">
                <text:p>0.350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8359">
                <text:p>0.398359</text:p>
              </table:table-cell>
              <table:table-cell office:value-type="float" office:value="0.367632">
                <text:p>0.367632</text:p>
              </table:table-cell>
              <table:table-cell office:value-type="float" office:value="0.349365">
                <text:p>0.349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7818">
                <text:p>0.397818</text:p>
              </table:table-cell>
              <table:table-cell office:value-type="float" office:value="0.377952">
                <text:p>0.377952</text:p>
              </table:table-cell>
              <table:table-cell office:value-type="float" office:value="0.356632">
                <text:p>0.356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763">
                <text:p>0.41763</text:p>
              </table:table-cell>
              <table:table-cell office:value-type="float" office:value="0.375922">
                <text:p>0.375922</text:p>
              </table:table-cell>
              <table:table-cell office:value-type="float" office:value="0.355935">
                <text:p>0.3559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30.9.21'.L34:'30.9.21'.L39 '30.9.21'.F34:'30.9.21'.F39 '30.9.21'.I34:'30.9.21'.I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L34:'30.9.21'.L39" loext:label-string="total_time" chart:class="chart:bar">
            <chart:data-point chart:repeated="6"/>
          </chart:series>
          <chart:series chart:style-name="ch11" chart:values-cell-range-address="'30.9.21'.F34:'30.9.21'.F39" loext:label-string="dram" chart:class="chart:bar">
            <chart:data-point chart:repeated="6"/>
          </chart:series>
          <chart:series chart:style-name="ch12" chart:values-cell-range-address="'30.9.21'.I34:'30.9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398">
                <text:p>0.43398</text:p>
                <draw:g>
                  <svg:desc>'30.9.21'.L34:'30.9.21'.L39</svg:desc>
                </draw:g>
              </table:table-cell>
              <table:table-cell office:value-type="float" office:value="0.388527">
                <text:p>0.388527</text:p>
                <draw:g>
                  <svg:desc>'30.9.21'.F34:'30.9.21'.F39</svg:desc>
                </draw:g>
              </table:table-cell>
              <table:table-cell office:value-type="float" office:value="0.353325">
                <text:p>0.353325</text:p>
                <draw:g>
                  <svg:desc>'30.9.21'.I34:'30.9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3938">
                <text:p>0.443938</text:p>
              </table:table-cell>
              <table:table-cell office:value-type="float" office:value="0.389423">
                <text:p>0.389423</text:p>
              </table:table-cell>
              <table:table-cell office:value-type="float" office:value="0.349096">
                <text:p>0.349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213">
                <text:p>0.42213</text:p>
              </table:table-cell>
              <table:table-cell office:value-type="float" office:value="0.388798">
                <text:p>0.388798</text:p>
              </table:table-cell>
              <table:table-cell office:value-type="float" office:value="0.357693">
                <text:p>0.357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4447">
                <text:p>0.434447</text:p>
              </table:table-cell>
              <table:table-cell office:value-type="float" office:value="0.393967">
                <text:p>0.393967</text:p>
              </table:table-cell>
              <table:table-cell office:value-type="float" office:value="0.356835">
                <text:p>0.356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5325">
                <text:p>0.435325</text:p>
              </table:table-cell>
              <table:table-cell office:value-type="float" office:value="0.395781">
                <text:p>0.395781</text:p>
              </table:table-cell>
              <table:table-cell office:value-type="float" office:value="0.363997">
                <text:p>0.363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8808">
                <text:p>0.458808</text:p>
              </table:table-cell>
              <table:table-cell office:value-type="float" office:value="0.404567">
                <text:p>0.404567</text:p>
              </table:table-cell>
              <table:table-cell office:value-type="float" office:value="0.363567">
                <text:p>0.3635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8cm" svg:y="0.316cm" chart:style-name="ch2">
          <text:p>Minimum time</text:p>
        </chart:title>
        <chart:legend chart:legend-position="top" svg:x="5.436cm" svg:y="1.28cm" style:legend-expansion="wide" chart:style-name="ch3"/>
        <chart:plot-area chart:style-name="ch4" table:cell-range-address="'7.10.21'.M34:'7.10.21'.M39 '7.10.21'.G34:'7.10.21'.G39 '7.10.21'.J34:'7.10.21'.J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M34:'7.10.21'.M39" loext:label-string="total_time" chart:class="chart:bar">
            <chart:data-point chart:repeated="6"/>
          </chart:series>
          <chart:series chart:style-name="ch11" chart:values-cell-range-address="'7.10.21'.G34:'7.10.21'.G39" loext:label-string="dram" chart:class="chart:bar">
            <chart:data-point chart:repeated="6"/>
          </chart:series>
          <chart:series chart:style-name="ch12" chart:values-cell-range-address="'7.10.21'.J34:'7.10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4421">
                <text:p>0.434421</text:p>
                <draw:g>
                  <svg:desc>'7.10.21'.M34:'7.10.21'.M39</svg:desc>
                </draw:g>
              </table:table-cell>
              <table:table-cell office:value-type="float" office:value="0.376754">
                <text:p>0.376754</text:p>
                <draw:g>
                  <svg:desc>'7.10.21'.G34:'7.10.21'.G39</svg:desc>
                </draw:g>
              </table:table-cell>
              <table:table-cell office:value-type="float" office:value="0.352785">
                <text:p>0.352785</text:p>
                <draw:g>
                  <svg:desc>'7.10.21'.J34:'7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5078">
                <text:p>0.415078</text:p>
              </table:table-cell>
              <table:table-cell office:value-type="float" office:value="0.374771">
                <text:p>0.374771</text:p>
              </table:table-cell>
              <table:table-cell office:value-type="float" office:value="0.347116">
                <text:p>0.347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0533">
                <text:p>0.410533</text:p>
              </table:table-cell>
              <table:table-cell office:value-type="float" office:value="0.376911">
                <text:p>0.376911</text:p>
              </table:table-cell>
              <table:table-cell office:value-type="float" office:value="0.368335">
                <text:p>0.368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9696">
                <text:p>0.409696</text:p>
              </table:table-cell>
              <table:table-cell office:value-type="float" office:value="0.390984">
                <text:p>0.390984</text:p>
              </table:table-cell>
              <table:table-cell office:value-type="float" office:value="0.357295">
                <text:p>0.357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317">
                <text:p>0.415317</text:p>
              </table:table-cell>
              <table:table-cell office:value-type="float" office:value="0.380015">
                <text:p>0.380015</text:p>
              </table:table-cell>
              <table:table-cell office:value-type="float" office:value="0.360309">
                <text:p>0.360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3118">
                <text:p>0.433118</text:p>
              </table:table-cell>
              <table:table-cell office:value-type="float" office:value="0.377429">
                <text:p>0.377429</text:p>
              </table:table-cell>
              <table:table-cell office:value-type="float" office:value="0.361425">
                <text:p>0.3614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Max time</text:p>
        </chart:title>
        <chart:legend chart:legend-position="top" svg:x="5.436cm" svg:y="1.28cm" style:legend-expansion="wide" chart:style-name="ch3"/>
        <chart:plot-area chart:style-name="ch4" table:cell-range-address="'7.10.21'.N34:'7.10.21'.N39 '7.10.21'.H34:'7.10.21'.H39 '7.10.21'.K34:'7.10.21'.K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N34:'7.10.21'.N39" loext:label-string="total_time" chart:class="chart:bar">
            <chart:data-point chart:repeated="6"/>
          </chart:series>
          <chart:series chart:style-name="ch11" chart:values-cell-range-address="'7.10.21'.H34:'7.10.21'.H39" loext:label-string="dram" chart:class="chart:bar">
            <chart:data-point chart:repeated="6"/>
          </chart:series>
          <chart:series chart:style-name="ch12" chart:values-cell-range-address="'7.10.21'.K34:'7.10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2045">
                <text:p>0.472045</text:p>
                <draw:g>
                  <svg:desc>'7.10.21'.N34:'7.10.21'.N39</svg:desc>
                </draw:g>
              </table:table-cell>
              <table:table-cell office:value-type="float" office:value="0.450685">
                <text:p>0.450685</text:p>
                <draw:g>
                  <svg:desc>'7.10.21'.H34:'7.10.21'.H39</svg:desc>
                </draw:g>
              </table:table-cell>
              <table:table-cell office:value-type="float" office:value="0.368817">
                <text:p>0.368817</text:p>
                <draw:g>
                  <svg:desc>'7.10.21'.K34:'7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8426">
                <text:p>0.478426</text:p>
              </table:table-cell>
              <table:table-cell office:value-type="float" office:value="0.455613">
                <text:p>0.455613</text:p>
              </table:table-cell>
              <table:table-cell office:value-type="float" office:value="0.372676">
                <text:p>0.372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4688">
                <text:p>0.524688</text:p>
              </table:table-cell>
              <table:table-cell office:value-type="float" office:value="0.429784">
                <text:p>0.429784</text:p>
              </table:table-cell>
              <table:table-cell office:value-type="float" office:value="0.462609">
                <text:p>0.462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6025">
                <text:p>0.486025</text:p>
              </table:table-cell>
              <table:table-cell office:value-type="float" office:value="0.449989">
                <text:p>0.449989</text:p>
              </table:table-cell>
              <table:table-cell office:value-type="float" office:value="0.403514">
                <text:p>0.403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161">
                <text:p>0.497161</text:p>
              </table:table-cell>
              <table:table-cell office:value-type="float" office:value="0.470492">
                <text:p>0.470492</text:p>
              </table:table-cell>
              <table:table-cell office:value-type="float" office:value="0.402914">
                <text:p>0.402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3966">
                <text:p>0.503966</text:p>
              </table:table-cell>
              <table:table-cell office:value-type="float" office:value="0.449765">
                <text:p>0.449765</text:p>
              </table:table-cell>
              <table:table-cell office:value-type="float" office:value="0.422204">
                <text:p>0.4222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7.10.21'.L34:'7.10.21'.L39 '7.10.21'.F34:'7.10.21'.F39 '7.10.21'.I34:'7.10.21'.I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L34:'7.10.21'.L39" loext:label-string="total_time" chart:class="chart:bar">
            <chart:data-point chart:repeated="6"/>
          </chart:series>
          <chart:series chart:style-name="ch11" chart:values-cell-range-address="'7.10.21'.F34:'7.10.21'.F39" loext:label-string="dram" chart:class="chart:bar">
            <chart:data-point chart:repeated="6"/>
          </chart:series>
          <chart:series chart:style-name="ch12" chart:values-cell-range-address="'7.10.21'.I34:'7.10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0076">
                <text:p>0.450076</text:p>
                <draw:g>
                  <svg:desc>'7.10.21'.L34:'7.10.21'.L39</svg:desc>
                </draw:g>
              </table:table-cell>
              <table:table-cell office:value-type="float" office:value="0.39277">
                <text:p>0.39277</text:p>
                <draw:g>
                  <svg:desc>'7.10.21'.F34:'7.10.21'.F39</svg:desc>
                </draw:g>
              </table:table-cell>
              <table:table-cell office:value-type="float" office:value="0.367676">
                <text:p>0.367676</text:p>
                <draw:g>
                  <svg:desc>'7.10.21'.I34:'7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4498">
                <text:p>0.454498</text:p>
              </table:table-cell>
              <table:table-cell office:value-type="float" office:value="0.394872">
                <text:p>0.394872</text:p>
              </table:table-cell>
              <table:table-cell office:value-type="float" office:value="0.362535">
                <text:p>0.362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8422">
                <text:p>0.438422</text:p>
              </table:table-cell>
              <table:table-cell office:value-type="float" office:value="0.398202">
                <text:p>0.398202</text:p>
              </table:table-cell>
              <table:table-cell office:value-type="float" office:value="0.390141">
                <text:p>0.390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093">
                <text:p>0.431093</text:p>
              </table:table-cell>
              <table:table-cell office:value-type="float" office:value="0.399692">
                <text:p>0.399692</text:p>
              </table:table-cell>
              <table:table-cell office:value-type="float" office:value="0.391305">
                <text:p>0.391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0516">
                <text:p>0.470516</text:p>
              </table:table-cell>
              <table:table-cell office:value-type="float" office:value="0.408946">
                <text:p>0.408946</text:p>
              </table:table-cell>
              <table:table-cell office:value-type="float" office:value="0.39019">
                <text:p>0.39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5542">
                <text:p>0.455542</text:p>
              </table:table-cell>
              <table:table-cell office:value-type="float" office:value="0.419734">
                <text:p>0.419734</text:p>
              </table:table-cell>
              <table:table-cell office:value-type="float" office:value="0.402587">
                <text:p>0.4025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607cm" svg:y="0.316cm" chart:style-name="ch2">
          <text:p>Average time</text:p>
        </chart:title>
        <chart:legend chart:legend-position="top" svg:x="5.026cm" svg:y="1.28cm" style:legend-expansion="wide" chart:style-name="ch3"/>
        <chart:plot-area chart:style-name="ch4" table:cell-range-address="'13.10.21'.L34:'13.10.21'.L39 '13.10.21'.F34:'13.10.21'.F39 '13.10.21'.I34:'13.10.21'.I39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L34:'13.10.21'.L39" chart:class="chart:bar">
            <chart:data-point chart:repeated="6"/>
          </chart:series>
          <chart:series chart:style-name="ch11" chart:values-cell-range-address="'13.10.21'.F34:'13.10.21'.F39" chart:class="chart:bar">
            <chart:data-point chart:repeated="6"/>
          </chart:series>
          <chart:series chart:style-name="ch12" chart:values-cell-range-address="'13.10.21'.I34:'13.10.21'.I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62739">
                <text:p>4.862739</text:p>
                <draw:g>
                  <svg:desc>'13.10.21'.L34:'13.10.21'.L39</svg:desc>
                </draw:g>
              </table:table-cell>
              <table:table-cell office:value-type="float" office:value="3.689981">
                <text:p>3.689981</text:p>
                <draw:g>
                  <svg:desc>'13.10.21'.F34:'13.10.21'.F39</svg:desc>
                </draw:g>
              </table:table-cell>
              <table:table-cell office:value-type="float" office:value="4.86093">
                <text:p>4.86093</text:p>
                <draw:g>
                  <svg:desc>'13.10.21'.I34:'13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13979">
                <text:p>5.513979</text:p>
              </table:table-cell>
              <table:table-cell office:value-type="float" office:value="3.699486">
                <text:p>3.699486</text:p>
              </table:table-cell>
              <table:table-cell office:value-type="float" office:value="5.074437">
                <text:p>5.074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821715">
                <text:p>6.821715</text:p>
              </table:table-cell>
              <table:table-cell office:value-type="float" office:value="3.786078">
                <text:p>3.786078</text:p>
              </table:table-cell>
              <table:table-cell office:value-type="float" office:value="5.903495">
                <text:p>5.903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95784">
                <text:p>6.995784</text:p>
              </table:table-cell>
              <table:table-cell office:value-type="float" office:value="3.786331">
                <text:p>3.786331</text:p>
              </table:table-cell>
              <table:table-cell office:value-type="float" office:value="5.955066">
                <text:p>5.955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81677">
                <text:p>6.581677</text:p>
              </table:table-cell>
              <table:table-cell office:value-type="float" office:value="3.78509">
                <text:p>3.78509</text:p>
              </table:table-cell>
              <table:table-cell office:value-type="float" office:value="5.423828">
                <text:p>5.423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50752">
                <text:p>6.750752</text:p>
              </table:table-cell>
              <table:table-cell office:value-type="float" office:value="3.829929">
                <text:p>3.829929</text:p>
              </table:table-cell>
              <table:table-cell office:value-type="float" office:value="5.168022">
                <text:p>5.1680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Benchmark, first version</text:p>
        </chart:title>
        <chart:subtitle svg:x="7.043cm" svg:y="1.275cm" chart:style-name="ch3">
          <text:p>Max times</text:p>
        </chart:subtitle>
        <chart:legend chart:legend-position="top" svg:x="5.344cm" svg:y="2.143cm" style:legend-expansion="wide" chart:style-name="ch4"/>
        <chart:plot-area chart:style-name="ch5" table:cell-range-address="'13.10.21'.N34:'13.10.21'.N39 '13.10.21'.H34:'13.10.21'.H39 '13.10.21'.K34:'13.10.21'.K39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13.10.21'.N34:'13.10.21'.N39" loext:label-string="total_times" chart:class="chart:bar">
            <chart:data-point chart:repeated="6"/>
          </chart:series>
          <chart:series chart:style-name="ch12" chart:values-cell-range-address="'13.10.21'.H34:'13.10.21'.H39" loext:label-string="dram" chart:class="chart:bar">
            <chart:data-point chart:repeated="6"/>
          </chart:series>
          <chart:series chart:style-name="ch13" chart:values-cell-range-address="'13.10.21'.K34:'13.10.21'.K39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s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81757">
                <text:p>5.81757</text:p>
                <draw:g>
                  <svg:desc>'13.10.21'.N34:'13.10.21'.N39</svg:desc>
                </draw:g>
              </table:table-cell>
              <table:table-cell office:value-type="float" office:value="4.172096">
                <text:p>4.172096</text:p>
                <draw:g>
                  <svg:desc>'13.10.21'.H34:'13.10.21'.H39</svg:desc>
                </draw:g>
              </table:table-cell>
              <table:table-cell office:value-type="float" office:value="5.817548">
                <text:p>5.817548</text:p>
                <draw:g>
                  <svg:desc>'13.10.21'.K34:'13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715596">
                <text:p>6.715596</text:p>
              </table:table-cell>
              <table:table-cell office:value-type="float" office:value="3.91147">
                <text:p>3.91147</text:p>
              </table:table-cell>
              <table:table-cell office:value-type="float" office:value="6.300235">
                <text:p>6.300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82469">
                <text:p>7.982469</text:p>
              </table:table-cell>
              <table:table-cell office:value-type="float" office:value="3.923727">
                <text:p>3.923727</text:p>
              </table:table-cell>
              <table:table-cell office:value-type="float" office:value="6.821659">
                <text:p>6.821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81379">
                <text:p>8.281379</text:p>
              </table:table-cell>
              <table:table-cell office:value-type="float" office:value="3.944112">
                <text:p>3.944112</text:p>
              </table:table-cell>
              <table:table-cell office:value-type="float" office:value="7.032991">
                <text:p>7.032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74679">
                <text:p>7.374679</text:p>
              </table:table-cell>
              <table:table-cell office:value-type="float" office:value="3.967966">
                <text:p>3.967966</text:p>
              </table:table-cell>
              <table:table-cell office:value-type="float" office:value="6.668957">
                <text:p>6.668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27536">
                <text:p>7.927536</text:p>
              </table:table-cell>
              <table:table-cell office:value-type="float" office:value="4.056013">
                <text:p>4.056013</text:p>
              </table:table-cell>
              <table:table-cell office:value-type="float" office:value="6.795332">
                <text:p>6.7953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528cm" svg:y="0.316cm" chart:style-name="ch2">
          <text:p>Minimum time</text:p>
        </chart:title>
        <chart:legend chart:legend-position="top" svg:x="4.907cm" svg:y="1.28cm" style:legend-expansion="wide" chart:style-name="ch3"/>
        <chart:plot-area chart:style-name="ch4" table:cell-range-address="'13.10.21'.M34:'13.10.21'.M39 '13.10.21'.G34:'13.10.21'.G39 '13.10.21'.J34:'13.10.21'.J39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M34:'13.10.21'.M39" chart:class="chart:bar">
            <chart:data-point chart:repeated="6"/>
          </chart:series>
          <chart:series chart:style-name="ch11" chart:values-cell-range-address="'13.10.21'.G34:'13.10.21'.G39" chart:class="chart:bar">
            <chart:data-point chart:repeated="6"/>
          </chart:series>
          <chart:series chart:style-name="ch12" chart:values-cell-range-address="'13.10.21'.J34:'13.10.21'.J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24504">
                <text:p>4.024504</text:p>
                <draw:g>
                  <svg:desc>'13.10.21'.M34:'13.10.21'.M39</svg:desc>
                </draw:g>
              </table:table-cell>
              <table:table-cell office:value-type="float" office:value="3.609888">
                <text:p>3.609888</text:p>
                <draw:g>
                  <svg:desc>'13.10.21'.G34:'13.10.21'.G39</svg:desc>
                </draw:g>
              </table:table-cell>
              <table:table-cell office:value-type="float" office:value="4.86093">
                <text:p>4.86093</text:p>
                <draw:g>
                  <svg:desc>'13.10.21'.J34:'13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10625">
                <text:p>3.810625</text:p>
              </table:table-cell>
              <table:table-cell office:value-type="float" office:value="3.603983">
                <text:p>3.603983</text:p>
              </table:table-cell>
              <table:table-cell office:value-type="float" office:value="4.629816">
                <text:p>4.629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72463">
                <text:p>6.472463</text:p>
              </table:table-cell>
              <table:table-cell office:value-type="float" office:value="3.6831">
                <text:p>3.6831</text:p>
              </table:table-cell>
              <table:table-cell office:value-type="float" office:value="4.975215">
                <text:p>4.975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60638">
                <text:p>6.460638</text:p>
              </table:table-cell>
              <table:table-cell office:value-type="float" office:value="3.639309">
                <text:p>3.639309</text:p>
              </table:table-cell>
              <table:table-cell office:value-type="float" office:value="4.928506">
                <text:p>4.928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58205">
                <text:p>5.358205</text:p>
              </table:table-cell>
              <table:table-cell office:value-type="float" office:value="3.588735">
                <text:p>3.588735</text:p>
              </table:table-cell>
              <table:table-cell office:value-type="float" office:value="4.440735">
                <text:p>4.440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74315">
                <text:p>5.674315</text:p>
              </table:table-cell>
              <table:table-cell office:value-type="float" office:value="3.519238">
                <text:p>3.519238</text:p>
              </table:table-cell>
              <table:table-cell office:value-type="float" office:value="3.912832">
                <text:p>3.9128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